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Pictures/2000000D000000FD000000FDEDDD9018.svm" manifest:media-type=""/>
  <manifest:file-entry manifest:full-path="Object 1/Pictures/20000011000000DD000000DDAC1C8ECE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00D000000FD000000FDEDDD9018.svm" manifest:media-type=""/>
  <manifest:file-entry manifest:full-path="Object 2/Pictures/20000011000000DD000000DDAC1C8ECE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D000000FD000000FDEDDD9018.svm" manifest:media-type=""/>
  <manifest:file-entry manifest:full-path="Object 3/Pictures/20000011000000DD000000DDAC1C8ECE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2000000D000000FD000000FDEDDD9018.svm" manifest:media-type=""/>
  <manifest:file-entry manifest:full-path="Object 4/Pictures/20000011000000DD000000DDAC1C8ECE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0D000000FD000000FDEDDD9018.svm" manifest:media-type=""/>
  <manifest:file-entry manifest:full-path="Object 5/Pictures/20000011000000DD000000DDAC1C8ECE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0D000000FD000000FDEDDD9018.svm" manifest:media-type=""/>
  <manifest:file-entry manifest:full-path="Object 6/Pictures/20000011000000DD000000DDAC1C8ECE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4x4" table:style-name="ta1">
        <table:shapes>
          <draw:frame draw:z-index="0" draw:style-name="gr1" svg:width="6.8323in" svg:height="7.3386in" svg:x="2.6665in" svg:y="7.2374in">
            <draw:object draw:notify-on-update-of-ranges="4x4.M2:4x4.M42 4x4.W1:4x4.W1 4x4.W2:4x4.W42 4x4.M2:4x4.M42 4x4.X1:4x4.X1 4x4.X2:4x4.X42 4x4.M2:4x4.M42 4x4.N1:4x4.N1 4x4.N2:4x4.N42 4x4.M2:4x4.M42 4x4.O1:4x4.O1 4x4.O2:4x4.O42 4x4.M2:4x4.M42 4x4.P1:4x4.P1 4x4.P2:4x4.P42 4x4.M2:4x4.M42 4x4.Q1:4x4.Q1 4x4.Q2:4x4.Q42 4x4.M2:4x4.M42 4x4.R1:4x4.R1 4x4.R2:4x4.R42 4x4.M2:4x4.M42 4x4.S1:4x4.S1 4x4.S2:4x4.S42 4x4.M2:4x4.M42 4x4.T1:4x4.T1 4x4.T2:4x4.T42 4x4.M2:4x4.M42 4x4.U1:4x4.U1 4x4.U2:4x4.U42 4x4.M2:4x4.M42 4x4.V1:4x4.V1 4x4.V2:4x4.V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65630216148604">
            <text:p>-1.66E-001</text:p>
          </table:table-cell>
          <table:table-cell office:value-type="float" office:value="-0.000000000000151589701528028">
            <text:p>-1.52E-013</text:p>
          </table:table-cell>
          <table:table-cell office:value-type="float" office:value="0.00809793660769973">
            <text:p>8.10E-003</text:p>
          </table:table-cell>
          <table:table-cell office:value-type="float" office:value="9.58146125396804">
            <text:p>9.58E+000</text:p>
          </table:table-cell>
          <table:table-cell office:value-type="float" office:value="9.94384779086438">
            <text:p>9.94E+000</text:p>
          </table:table-cell>
          <table:table-cell office:value-type="float" office:value="9.94384779086451">
            <text:p>9.94E+000</text:p>
          </table:table-cell>
          <table:table-cell office:value-type="float" office:value="10.0199484782594">
            <text:p>1.00E+001</text:p>
          </table:table-cell>
          <table:table-cell office:value-type="float" office:value="19.7896074906309">
            <text:p>1.98E+001</text:p>
          </table:table-cell>
          <table:table-cell office:value-type="float" office:value="20.1770311894918">
            <text:p>2.02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">
            <text:p>Err:502</text:p>
          </table:table-cell>
          <table:table-cell table:formula="of:=SQRT([.E2])" office:value-type="float" office:value="0.0899885359793109">
            <text:p>0.0900</text:p>
          </table:table-cell>
          <table:table-cell table:formula="of:=SQRT([.F2])" office:value-type="float" office:value="3.09539355397146">
            <text:p>3.0954</text:p>
          </table:table-cell>
          <table:table-cell table:formula="of:=SQRT([.G2])" office:value-type="float" office:value="3.15338671762034">
            <text:p>3.1534</text:p>
          </table:table-cell>
          <table:table-cell table:formula="of:=SQRT([.H2])" office:value-type="float" office:value="3.15338671762036">
            <text:p>3.1534</text:p>
          </table:table-cell>
          <table:table-cell table:formula="of:=SQRT([.I2])" office:value-type="float" office:value="3.16543022009005">
            <text:p>3.1654</text:p>
          </table:table-cell>
          <table:table-cell table:formula="of:=SQRT([.J2])" office:value-type="float" office:value="4.44855116758602">
            <text:p>4.4486</text:p>
          </table:table-cell>
          <table:table-cell table:formula="of:=SQRT([.K2])" office:value-type="float" office:value="4.49188503743048">
            <text:p>4.4919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63658996649373">
            <text:p>-1.64E-001</text:p>
          </table:table-cell>
          <table:table-cell office:value-type="float" office:value="0.00615926846643219">
            <text:p>6.16E-003</text:p>
          </table:table-cell>
          <table:table-cell office:value-type="float" office:value="0.0169246434765061">
            <text:p>1.69E-002</text:p>
          </table:table-cell>
          <table:table-cell office:value-type="float" office:value="9.46820220940734">
            <text:p>9.47E+000</text:p>
          </table:table-cell>
          <table:table-cell office:value-type="float" office:value="9.9453848657534">
            <text:p>9.95E+000</text:p>
          </table:table-cell>
          <table:table-cell office:value-type="float" office:value="9.94543556337046">
            <text:p>9.95E+000</text:p>
          </table:table-cell>
          <table:table-cell office:value-type="float" office:value="10.1365875452441">
            <text:p>1.01E+001</text:p>
          </table:table-cell>
          <table:table-cell office:value-type="float" office:value="19.6729966572941">
            <text:p>1.97E+001</text:p>
          </table:table-cell>
          <table:table-cell office:value-type="float" office:value="19.9470348235175">
            <text:p>1.99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70426737">
            <text:p>0.0785</text:p>
          </table:table-cell>
          <table:table-cell table:formula="of:=SQRT([.E3])" office:value-type="float" office:value="0.130094748074264">
            <text:p>0.1301</text:p>
          </table:table-cell>
          <table:table-cell table:formula="of:=SQRT([.F3])" office:value-type="float" office:value="3.07704439509854">
            <text:p>3.0770</text:p>
          </table:table-cell>
          <table:table-cell table:formula="of:=SQRT([.G3])" office:value-type="float" office:value="3.15363042631083">
            <text:p>3.1536</text:p>
          </table:table-cell>
          <table:table-cell table:formula="of:=SQRT([.H3])" office:value-type="float" office:value="3.15363846427749">
            <text:p>3.1536</text:p>
          </table:table-cell>
          <table:table-cell table:formula="of:=SQRT([.I3])" office:value-type="float" office:value="3.18380080175317">
            <text:p>3.1838</text:p>
          </table:table-cell>
          <table:table-cell table:formula="of:=SQRT([.J3])" office:value-type="float" office:value="4.43542519464528">
            <text:p>4.4354</text:p>
          </table:table-cell>
          <table:table-cell table:formula="of:=SQRT([.K3])" office:value-type="float" office:value="4.46621034250711">
            <text:p>4.4662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5793422656038">
            <text:p>-1.58E-001</text:p>
          </table:table-cell>
          <table:table-cell office:value-type="float" office:value="0.0246370739420398">
            <text:p>2.46E-002</text:p>
          </table:table-cell>
          <table:table-cell office:value-type="float" office:value="0.0435936176742261">
            <text:p>4.36E-002</text:p>
          </table:table-cell>
          <table:table-cell office:value-type="float" office:value="9.25744119737821">
            <text:p>9.26E+000</text:p>
          </table:table-cell>
          <table:table-cell office:value-type="float" office:value="9.94994546307144">
            <text:p>9.95E+000</text:p>
          </table:table-cell>
          <table:table-cell office:value-type="float" office:value="9.95019845016903">
            <text:p>9.95E+000</text:p>
          </table:table-cell>
          <table:table-cell office:value-type="float" office:value="10.3575395512452">
            <text:p>1.04E+001</text:p>
          </table:table-cell>
          <table:table-cell office:value-type="float" office:value="19.4552333573099">
            <text:p>1.95E+001</text:p>
          </table:table-cell>
          <table:table-cell office:value-type="float" office:value="19.6897479921926">
            <text:p>1.97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28435">
            <text:p>0.1570</text:p>
          </table:table-cell>
          <table:table-cell table:formula="of:=SQRT([.E4])" office:value-type="float" office:value="0.208790846720411">
            <text:p>0.2088</text:p>
          </table:table-cell>
          <table:table-cell table:formula="of:=SQRT([.F4])" office:value-type="float" office:value="3.04260434453417">
            <text:p>3.0426</text:p>
          </table:table-cell>
          <table:table-cell table:formula="of:=SQRT([.G4])" office:value-type="float" office:value="3.15435341442132">
            <text:p>3.1544</text:p>
          </table:table-cell>
          <table:table-cell table:formula="of:=SQRT([.H4])" office:value-type="float" office:value="3.15439351542718">
            <text:p>3.1544</text:p>
          </table:table-cell>
          <table:table-cell table:formula="of:=SQRT([.I4])" office:value-type="float" office:value="3.2183131530734">
            <text:p>3.2183</text:p>
          </table:table-cell>
          <table:table-cell table:formula="of:=SQRT([.J4])" office:value-type="float" office:value="4.41080869652152">
            <text:p>4.4108</text:p>
          </table:table-cell>
          <table:table-cell table:formula="of:=SQRT([.K4])" office:value-type="float" office:value="4.43731315011603">
            <text:p>4.4373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8854536798221">
            <text:p>-1.49E-001</text:p>
          </table:table-cell>
          <table:table-cell office:value-type="float" office:value="0.0554334171133266">
            <text:p>5.54E-002</text:p>
          </table:table-cell>
          <table:table-cell office:value-type="float" office:value="0.088503385357441">
            <text:p>8.85E-002</text:p>
          </table:table-cell>
          <table:table-cell office:value-type="float" office:value="9.02813651119419">
            <text:p>9.03E+000</text:p>
          </table:table-cell>
          <table:table-cell office:value-type="float" office:value="9.95753888268676">
            <text:p>9.96E+000</text:p>
          </table:table-cell>
          <table:table-cell office:value-type="float" office:value="9.95813642279972">
            <text:p>9.96E+000</text:p>
          </table:table-cell>
          <table:table-cell office:value-type="float" office:value="10.6038364936892">
            <text:p>1.06E+001</text:p>
          </table:table-cell>
          <table:table-cell office:value-type="float" office:value="19.2182309475016">
            <text:p>1.92E+001</text:p>
          </table:table-cell>
          <table:table-cell office:value-type="float" office:value="19.4354496609771">
            <text:p>1.94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3072094">
            <text:p>0.2354</text:p>
          </table:table-cell>
          <table:table-cell table:formula="of:=SQRT([.E5])" office:value-type="float" office:value="0.297495185435733">
            <text:p>0.2975</text:p>
          </table:table-cell>
          <table:table-cell table:formula="of:=SQRT([.F5])" office:value-type="float" office:value="3.00468575914257">
            <text:p>3.0047</text:p>
          </table:table-cell>
          <table:table-cell table:formula="of:=SQRT([.G5])" office:value-type="float" office:value="3.15555682609056">
            <text:p>3.1556</text:p>
          </table:table-cell>
          <table:table-cell table:formula="of:=SQRT([.H5])" office:value-type="float" office:value="3.15565150528377">
            <text:p>3.1557</text:p>
          </table:table-cell>
          <table:table-cell table:formula="of:=SQRT([.I5])" office:value-type="float" office:value="3.25635325075294">
            <text:p>3.2564</text:p>
          </table:table-cell>
          <table:table-cell table:formula="of:=SQRT([.J5])" office:value-type="float" office:value="4.38386027919477">
            <text:p>4.3839</text:p>
          </table:table-cell>
          <table:table-cell table:formula="of:=SQRT([.K5])" office:value-type="float" office:value="4.40856548788573">
            <text:p>4.4086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6749646015919">
            <text:p>-1.37E-001</text:p>
          </table:table-cell>
          <table:table-cell office:value-type="float" office:value="0.0985483006491285">
            <text:p>9.85E-002</text:p>
          </table:table-cell>
          <table:table-cell office:value-type="float" office:value="0.15198348953783">
            <text:p>1.52E-001</text:p>
          </table:table-cell>
          <table:table-cell office:value-type="float" office:value="8.79531193681627">
            <text:p>8.80E+000</text:p>
          </table:table-cell>
          <table:table-cell office:value-type="float" office:value="9.96816873132137">
            <text:p>9.97E+000</text:p>
          </table:table-cell>
          <table:table-cell office:value-type="float" office:value="9.96924923799816">
            <text:p>9.97E+000</text:p>
          </table:table-cell>
          <table:table-cell office:value-type="float" office:value="10.8604503410874">
            <text:p>1.09E+001</text:p>
          </table:table-cell>
          <table:table-cell office:value-type="float" office:value="18.9778041093395">
            <text:p>1.90E+001</text:p>
          </table:table-cell>
          <table:table-cell office:value-type="float" office:value="19.1847259898808">
            <text:p>1.92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430995">
            <text:p>0.3139</text:p>
          </table:table-cell>
          <table:table-cell table:formula="of:=SQRT([.E6])" office:value-type="float" office:value="0.389850598996372">
            <text:p>0.3899</text:p>
          </table:table-cell>
          <table:table-cell table:formula="of:=SQRT([.F6])" office:value-type="float" office:value="2.96568911668372">
            <text:p>2.9657</text:p>
          </table:table-cell>
          <table:table-cell table:formula="of:=SQRT([.G6])" office:value-type="float" office:value="3.15724068314745">
            <text:p>3.1572</text:p>
          </table:table-cell>
          <table:table-cell table:formula="of:=SQRT([.H6])" office:value-type="float" office:value="3.15741179417544">
            <text:p>3.1574</text:p>
          </table:table-cell>
          <table:table-cell table:formula="of:=SQRT([.I6])" office:value-type="float" office:value="3.29551973762674">
            <text:p>3.2955</text:p>
          </table:table-cell>
          <table:table-cell table:formula="of:=SQRT([.J6])" office:value-type="float" office:value="4.35635215625867">
            <text:p>4.3564</text:p>
          </table:table-cell>
          <table:table-cell table:formula="of:=SQRT([.K6])" office:value-type="float" office:value="4.38003721329863">
            <text:p>4.3800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21774857888676">
            <text:p>-1.22E-001</text:p>
          </table:table-cell>
          <table:table-cell office:value-type="float" office:value="0.153981731486528">
            <text:p>1.54E-001</text:p>
          </table:table-cell>
          <table:table-cell office:value-type="float" office:value="0.234188985483948">
            <text:p>2.34E-001</text:p>
          </table:table-cell>
          <table:table-cell office:value-type="float" office:value="8.56289856917665">
            <text:p>8.56E+000</text:p>
          </table:table-cell>
          <table:table-cell office:value-type="float" office:value="9.98183609419903">
            <text:p>9.98E+000</text:p>
          </table:table-cell>
          <table:table-cell office:value-type="float" office:value="9.98353655556693">
            <text:p>9.98E+000</text:p>
          </table:table-cell>
          <table:table-cell office:value-type="float" office:value="11.1234476746069">
            <text:p>1.11E+001</text:p>
          </table:table-cell>
          <table:table-cell office:value-type="float" office:value="18.738101499128">
            <text:p>1.87E+001</text:p>
          </table:table-cell>
          <table:table-cell office:value-type="float" office:value="18.9376731438887">
            <text:p>1.89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60475177">
            <text:p>0.3924</text:p>
          </table:table-cell>
          <table:table-cell table:formula="of:=SQRT([.E7])" office:value-type="float" office:value="0.483930765176123">
            <text:p>0.4839</text:p>
          </table:table-cell>
          <table:table-cell table:formula="of:=SQRT([.F7])" office:value-type="float" office:value="2.92624308101303">
            <text:p>2.9262</text:p>
          </table:table-cell>
          <table:table-cell table:formula="of:=SQRT([.G7])" office:value-type="float" office:value="3.15940438915297">
            <text:p>3.1594</text:p>
          </table:table-cell>
          <table:table-cell table:formula="of:=SQRT([.H7])" office:value-type="float" office:value="3.15967348875907">
            <text:p>3.1597</text:p>
          </table:table-cell>
          <table:table-cell table:formula="of:=SQRT([.I7])" office:value-type="float" office:value="3.33518330449871">
            <text:p>3.3352</text:p>
          </table:table-cell>
          <table:table-cell table:formula="of:=SQRT([.J7])" office:value-type="float" office:value="4.3287528803488">
            <text:p>4.3288</text:p>
          </table:table-cell>
          <table:table-cell table:formula="of:=SQRT([.K7])" office:value-type="float" office:value="4.35174369004985">
            <text:p>4.3517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103958283933801">
            <text:p>-1.04E-001</text:p>
          </table:table-cell>
          <table:table-cell office:value-type="float" office:value="0.221733724025831">
            <text:p>2.22E-001</text:p>
          </table:table-cell>
          <table:table-cell office:value-type="float" office:value="0.335147660335844">
            <text:p>3.35E-001</text:p>
          </table:table-cell>
          <table:table-cell office:value-type="float" office:value="8.3323149329801">
            <text:p>8.33E+000</text:p>
          </table:table-cell>
          <table:table-cell office:value-type="float" office:value="9.99854176464511">
            <text:p>1.00E+001</text:p>
          </table:table-cell>
          <table:table-cell office:value-type="float" office:value="10.0009979448669">
            <text:p>1.00E+001</text:p>
          </table:table-cell>
          <table:table-cell office:value-type="float" office:value="11.3914069231403">
            <text:p>1.14E+001</text:p>
          </table:table-cell>
          <table:table-cell office:value-type="float" office:value="18.5006165160527">
            <text:p>1.85E+001</text:p>
          </table:table-cell>
          <table:table-cell office:value-type="float" office:value="18.6943037673563">
            <text:p>1.87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152648">
            <text:p>0.4709</text:p>
          </table:table-cell>
          <table:table-cell table:formula="of:=SQRT([.E8])" office:value-type="float" office:value="0.578919390188171">
            <text:p>0.5789</text:p>
          </table:table-cell>
          <table:table-cell table:formula="of:=SQRT([.F8])" office:value-type="float" office:value="2.88657494844324">
            <text:p>2.8866</text:p>
          </table:table-cell>
          <table:table-cell table:formula="of:=SQRT([.G8])" office:value-type="float" office:value="3.16204708450793">
            <text:p>3.1620</text:p>
          </table:table-cell>
          <table:table-cell table:formula="of:=SQRT([.H8])" office:value-type="float" office:value="3.1624354451699">
            <text:p>3.1624</text:p>
          </table:table-cell>
          <table:table-cell table:formula="of:=SQRT([.I8])" office:value-type="float" office:value="3.3751158384773">
            <text:p>3.3751</text:p>
          </table:table-cell>
          <table:table-cell table:formula="of:=SQRT([.J8])" office:value-type="float" office:value="4.30123430145961">
            <text:p>4.3012</text:p>
          </table:table-cell>
          <table:table-cell table:formula="of:=SQRT([.K8])" office:value-type="float" office:value="4.32369098888395">
            <text:p>4.3237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832721866845766">
            <text:p>-8.33E-002</text:p>
          </table:table-cell>
          <table:table-cell office:value-type="float" office:value="0.301804304235989">
            <text:p>3.02E-001</text:p>
          </table:table-cell>
          <table:table-cell office:value-type="float" office:value="0.454831370940579">
            <text:p>4.55E-001</text:p>
          </table:table-cell>
          <table:table-cell office:value-type="float" office:value="8.10418667468473">
            <text:p>8.10E+000</text:p>
          </table:table-cell>
          <table:table-cell office:value-type="float" office:value="10.0182865693551">
            <text:p>1.00E+001</text:p>
          </table:table-cell>
          <table:table-cell office:value-type="float" office:value="10.0216328903432">
            <text:p>1.00E+001</text:p>
          </table:table-cell>
          <table:table-cell office:value-type="float" office:value="11.6636977059687">
            <text:p>1.17E+001</text:p>
          </table:table-cell>
          <table:table-cell office:value-type="float" office:value="18.2660052928362">
            <text:p>1.83E+001</text:p>
          </table:table-cell>
          <table:table-cell office:value-type="float" office:value="18.4546070874726">
            <text:p>1.85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255898">
            <text:p>0.5494</text:p>
          </table:table-cell>
          <table:table-cell table:formula="of:=SQRT([.E9])" office:value-type="float" office:value="0.674411870403079">
            <text:p>0.6744</text:p>
          </table:table-cell>
          <table:table-cell table:formula="of:=SQRT([.F9])" office:value-type="float" office:value="2.84678532290103">
            <text:p>2.8468</text:p>
          </table:table-cell>
          <table:table-cell table:formula="of:=SQRT([.G9])" office:value-type="float" office:value="3.16516770003662">
            <text:p>3.1652</text:p>
          </table:table-cell>
          <table:table-cell table:formula="of:=SQRT([.H9])" office:value-type="float" office:value="3.16569627259837">
            <text:p>3.1657</text:p>
          </table:table-cell>
          <table:table-cell table:formula="of:=SQRT([.I9])" office:value-type="float" office:value="3.41521561632186">
            <text:p>3.4152</text:p>
          </table:table-cell>
          <table:table-cell table:formula="of:=SQRT([.J9])" office:value-type="float" office:value="4.27387473995627">
            <text:p>4.2739</text:p>
          </table:table-cell>
          <table:table-cell table:formula="of:=SQRT([.K9])" office:value-type="float" office:value="4.29588257375276">
            <text:p>4.2959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96753837229448">
            <text:p>-5.97E-002</text:p>
          </table:table-cell>
          <table:table-cell office:value-type="float" office:value="0.394193514656726">
            <text:p>3.94E-001</text:p>
          </table:table-cell>
          <table:table-cell office:value-type="float" office:value="0.593198439347208">
            <text:p>5.93E-001</text:p>
          </table:table-cell>
          <table:table-cell office:value-type="float" office:value="7.87882829434212">
            <text:p>7.88E+000</text:p>
          </table:table-cell>
          <table:table-cell office:value-type="float" office:value="10.041071438377">
            <text:p>1.00E+001</text:p>
          </table:table-cell>
          <table:table-cell office:value-type="float" office:value="10.0454407979702">
            <text:p>1.00E+001</text:p>
          </table:table-cell>
          <table:table-cell office:value-type="float" office:value="11.9399980407005">
            <text:p>1.19E+001</text:p>
          </table:table-cell>
          <table:table-cell office:value-type="float" office:value="18.0345979502976">
            <text:p>1.80E+001</text:p>
          </table:table-cell>
          <table:table-cell office:value-type="float" office:value="18.2185641506955">
            <text:p>1.82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1377644">
            <text:p>0.6278</text:p>
          </table:table-cell>
          <table:table-cell table:formula="of:=SQRT([.E10])" office:value-type="float" office:value="0.770193767403507">
            <text:p>0.7702</text:p>
          </table:table-cell>
          <table:table-cell table:formula="of:=SQRT([.F10])" office:value-type="float" office:value="2.80692506033598">
            <text:p>2.8069</text:p>
          </table:table-cell>
          <table:table-cell table:formula="of:=SQRT([.G10])" office:value-type="float" office:value="3.16876497051722">
            <text:p>3.1688</text:p>
          </table:table-cell>
          <table:table-cell table:formula="of:=SQRT([.H10])" office:value-type="float" office:value="3.16945433757456">
            <text:p>3.1695</text:p>
          </table:table-cell>
          <table:table-cell table:formula="of:=SQRT([.I10])" office:value-type="float" office:value="3.45543022512399">
            <text:p>3.4554</text:p>
          </table:table-cell>
          <table:table-cell table:formula="of:=SQRT([.J10])" office:value-type="float" office:value="4.24671613724035">
            <text:p>4.2467</text:p>
          </table:table-cell>
          <table:table-cell table:formula="of:=SQRT([.K10])" office:value-type="float" office:value="4.26832099902239">
            <text:p>4.2683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31301727378814">
            <text:p>-3.31E-002</text:p>
          </table:table-cell>
          <table:table-cell office:value-type="float" office:value="0.498901420302756">
            <text:p>4.99E-001</text:p>
          </table:table-cell>
          <table:table-cell office:value-type="float" office:value="0.750210564321933">
            <text:p>7.50E-001</text:p>
          </table:table-cell>
          <table:table-cell office:value-type="float" office:value="7.65641265722157">
            <text:p>7.66E+000</text:p>
          </table:table-cell>
          <table:table-cell office:value-type="float" office:value="10.0668974241558">
            <text:p>1.01E+001</text:p>
          </table:table-cell>
          <table:table-cell office:value-type="float" office:value="10.0724210027341">
            <text:p>1.01E+001</text:p>
          </table:table-cell>
          <table:table-cell office:value-type="float" office:value="12.2201232571392">
            <text:p>1.22E+001</text:p>
          </table:table-cell>
          <table:table-cell office:value-type="float" office:value="17.8065798815564">
            <text:p>1.78E+001</text:p>
          </table:table-cell>
          <table:table-cell office:value-type="float" office:value="17.986152933257">
            <text:p>1.80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29540867969">
            <text:p>0.7063</text:p>
          </table:table-cell>
          <table:table-cell table:formula="of:=SQRT([.E11])" office:value-type="float" office:value="0.866146964620862">
            <text:p>0.8661</text:p>
          </table:table-cell>
          <table:table-cell table:formula="of:=SQRT([.F11])" office:value-type="float" office:value="2.76702234490825">
            <text:p>2.7670</text:p>
          </table:table-cell>
          <table:table-cell table:formula="of:=SQRT([.G11])" office:value-type="float" office:value="3.17283744054998">
            <text:p>3.1728</text:p>
          </table:table-cell>
          <table:table-cell table:formula="of:=SQRT([.H11])" office:value-type="float" office:value="3.17370776895638">
            <text:p>3.1737</text:p>
          </table:table-cell>
          <table:table-cell table:formula="of:=SQRT([.I11])" office:value-type="float" office:value="3.4957292883087">
            <text:p>3.4957</text:p>
          </table:table-cell>
          <table:table-cell table:formula="of:=SQRT([.J11])" office:value-type="float" office:value="4.21978434064543">
            <text:p>4.2198</text:p>
          </table:table-cell>
          <table:table-cell table:formula="of:=SQRT([.K11])" office:value-type="float" office:value="4.24100848068675">
            <text:p>4.2410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360669560544903">
            <text:p>-3.61E-003</text:p>
          </table:table-cell>
          <table:table-cell office:value-type="float" office:value="0.615928115455642">
            <text:p>6.16E-001</text:p>
          </table:table-cell>
          <table:table-cell office:value-type="float" office:value="0.925837164090162">
            <text:p>9.26E-001</text:p>
          </table:table-cell>
          <table:table-cell office:value-type="float" office:value="7.43704092516431">
            <text:p>7.44E+000</text:p>
          </table:table-cell>
          <table:table-cell office:value-type="float" office:value="10.0957657067991">
            <text:p>1.01E+001</text:p>
          </table:table-cell>
          <table:table-cell office:value-type="float" office:value="10.1025727771202">
            <text:p>1.01E+001</text:p>
          </table:table-cell>
          <table:table-cell office:value-type="float" office:value="12.5039535504058">
            <text:p>1.25E+001</text:p>
          </table:table-cell>
          <table:table-cell office:value-type="float" office:value="17.5820684278244">
            <text:p>1.76E+001</text:p>
          </table:table-cell>
          <table:table-cell office:value-type="float" office:value="17.7573503877161">
            <text:p>1.78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78481087878268">
            <text:p>0.7848</text:p>
          </table:table-cell>
          <table:table-cell table:formula="of:=SQRT([.E12])" office:value-type="float" office:value="0.962204325541183">
            <text:p>0.9622</text:p>
          </table:table-cell>
          <table:table-cell table:formula="of:=SQRT([.F12])" office:value-type="float" office:value="2.72709386071773">
            <text:p>2.7271</text:p>
          </table:table-cell>
          <table:table-cell table:formula="of:=SQRT([.G12])" office:value-type="float" office:value="3.17738346864194">
            <text:p>3.1774</text:p>
          </table:table-cell>
          <table:table-cell table:formula="of:=SQRT([.H12])" office:value-type="float" office:value="3.17845446359079">
            <text:p>3.1785</text:p>
          </table:table-cell>
          <table:table-cell table:formula="of:=SQRT([.I12])" office:value-type="float" office:value="3.53609297819017">
            <text:p>3.5361</text:p>
          </table:table-cell>
          <table:table-cell table:formula="of:=SQRT([.J12])" office:value-type="float" office:value="4.19309771264926">
            <text:p>4.1931</text:p>
          </table:table-cell>
          <table:table-cell table:formula="of:=SQRT([.K12])" office:value-type="float" office:value="4.21394712682968">
            <text:p>4.2139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289173258236868">
            <text:p>2.89E-002</text:p>
          </table:table-cell>
          <table:table-cell office:value-type="float" office:value="0.745273731338996">
            <text:p>7.45E-001</text:p>
          </table:table-cell>
          <table:table-cell office:value-type="float" office:value="1.12005507845244">
            <text:p>1.12E+000</text:p>
          </table:table-cell>
          <table:table-cell office:value-type="float" office:value="7.22077499127281">
            <text:p>7.22E+000</text:p>
          </table:table-cell>
          <table:table-cell office:value-type="float" office:value="10.1276775945542">
            <text:p>1.01E+001</text:p>
          </table:table-cell>
          <table:table-cell office:value-type="float" office:value="10.1358953405564">
            <text:p>1.01E+001</text:p>
          </table:table-cell>
          <table:table-cell office:value-type="float" office:value="12.7913973432031">
            <text:p>1.28E+001</text:p>
          </table:table-cell>
          <table:table-cell office:value-type="float" office:value="17.3611514610487">
            <text:p>1.74E+001</text:p>
          </table:table-cell>
          <table:table-cell office:value-type="float" office:value="17.5321333721559">
            <text:p>1.75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70050950669753">
            <text:p>0.1701</text:p>
          </table:table-cell>
          <table:table-cell table:formula="of:=SQRT([.D13])" office:value-type="float" office:value="0.863292378825966">
            <text:p>0.8633</text:p>
          </table:table-cell>
          <table:table-cell table:formula="of:=SQRT([.E13])" office:value-type="float" office:value="1.05832654622873">
            <text:p>1.0583</text:p>
          </table:table-cell>
          <table:table-cell table:formula="of:=SQRT([.F13])" office:value-type="float" office:value="2.68714997558246">
            <text:p>2.6871</text:p>
          </table:table-cell>
          <table:table-cell table:formula="of:=SQRT([.G13])" office:value-type="float" office:value="3.18240123091891">
            <text:p>3.1824</text:p>
          </table:table-cell>
          <table:table-cell table:formula="of:=SQRT([.H13])" office:value-type="float" office:value="3.18369209261141">
            <text:p>3.1837</text:p>
          </table:table-cell>
          <table:table-cell table:formula="of:=SQRT([.I13])" office:value-type="float" office:value="3.57650630409106">
            <text:p>3.5765</text:p>
          </table:table-cell>
          <table:table-cell table:formula="of:=SQRT([.J13])" office:value-type="float" office:value="4.16667150865636">
            <text:p>4.1667</text:p>
          </table:table-cell>
          <table:table-cell table:formula="of:=SQRT([.K13])" office:value-type="float" office:value="4.18713904380496">
            <text:p>4.1871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44580659476692">
            <text:p>6.45E-002</text:p>
          </table:table-cell>
          <table:table-cell office:value-type="float" office:value="0.886938444665717">
            <text:p>8.87E-001</text:p>
          </table:table-cell>
          <table:table-cell office:value-type="float" office:value="1.33284703891619">
            <text:p>1.33E+000</text:p>
          </table:table-cell>
          <table:table-cell office:value-type="float" office:value="7.00765395327409">
            <text:p>7.01E+000</text:p>
          </table:table-cell>
          <table:table-cell office:value-type="float" office:value="10.1626345220632">
            <text:p>1.02E+001</text:p>
          </table:table-cell>
          <table:table-cell office:value-type="float" office:value="10.1723878697604">
            <text:p>1.02E+001</text:p>
          </table:table-cell>
          <table:table-cell office:value-type="float" office:value="13.0823674436569">
            <text:p>1.31E+001</text:p>
          </table:table-cell>
          <table:table-cell office:value-type="float" office:value="17.1439121804612">
            <text:p>1.71E+001</text:p>
          </table:table-cell>
          <table:table-cell office:value-type="float" office:value="17.3104791188396">
            <text:p>1.73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3885930976234">
            <text:p>0.2539</text:p>
          </table:table-cell>
          <table:table-cell table:formula="of:=SQRT([.D14])" office:value-type="float" office:value="0.941774094284673">
            <text:p>0.9418</text:p>
          </table:table-cell>
          <table:table-cell table:formula="of:=SQRT([.E14])" office:value-type="float" office:value="1.1544899475163">
            <text:p>1.1545</text:p>
          </table:table-cell>
          <table:table-cell table:formula="of:=SQRT([.F14])" office:value-type="float" office:value="2.64719737709036">
            <text:p>2.6472</text:p>
          </table:table-cell>
          <table:table-cell table:formula="of:=SQRT([.G14])" office:value-type="float" office:value="3.18788872485587">
            <text:p>3.1879</text:p>
          </table:table-cell>
          <table:table-cell table:formula="of:=SQRT([.H14])" office:value-type="float" office:value="3.18941810833268">
            <text:p>3.1894</text:p>
          </table:table-cell>
          <table:table-cell table:formula="of:=SQRT([.I14])" office:value-type="float" office:value="3.61695554902972">
            <text:p>3.6170</text:p>
          </table:table-cell>
          <table:table-cell table:formula="of:=SQRT([.J14])" office:value-type="float" office:value="4.14052076198891">
            <text:p>4.1405</text:p>
          </table:table-cell>
          <table:table-cell table:formula="of:=SQRT([.K14])" office:value-type="float" office:value="4.16058639122415">
            <text:p>4.1606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3027090492455">
            <text:p>1.03E-001</text:p>
          </table:table-cell>
          <table:table-cell office:value-type="float" office:value="1.04092248705308">
            <text:p>1.04E+000</text:p>
          </table:table-cell>
          <table:table-cell office:value-type="float" office:value="1.5642000864897">
            <text:p>1.56E+000</text:p>
          </table:table-cell>
          <table:table-cell office:value-type="float" office:value="6.79770313160678">
            <text:p>6.80E+000</text:p>
          </table:table-cell>
          <table:table-cell office:value-type="float" office:value="10.2006380471939">
            <text:p>1.02E+001</text:p>
          </table:table-cell>
          <table:table-cell office:value-type="float" office:value="10.2120495099239">
            <text:p>1.02E+001</text:p>
          </table:table-cell>
          <table:table-cell office:value-type="float" office:value="13.3767583345214">
            <text:p>1.34E+001</text:p>
          </table:table-cell>
          <table:table-cell office:value-type="float" office:value="16.930452294285">
            <text:p>1.69E+001</text:p>
          </table:table-cell>
          <table:table-cell office:value-type="float" office:value="17.092365504011">
            <text:p>1.71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20978333369177">
            <text:p>0.3210</text:p>
          </table:table-cell>
          <table:table-cell table:formula="of:=SQRT([.D15])" office:value-type="float" office:value="1.02025608895663">
            <text:p>1.0203</text:p>
          </table:table-cell>
          <table:table-cell table:formula="of:=SQRT([.E15])" office:value-type="float" office:value="1.25067984971762">
            <text:p>1.2507</text:p>
          </table:table-cell>
          <table:table-cell table:formula="of:=SQRT([.F15])" office:value-type="float" office:value="2.60724052047501">
            <text:p>2.6072</text:p>
          </table:table-cell>
          <table:table-cell table:formula="of:=SQRT([.G15])" office:value-type="float" office:value="3.19384377313511">
            <text:p>3.1938</text:p>
          </table:table-cell>
          <table:table-cell table:formula="of:=SQRT([.H15])" office:value-type="float" office:value="3.19562975169589">
            <text:p>3.1956</text:p>
          </table:table-cell>
          <table:table-cell table:formula="of:=SQRT([.I15])" office:value-type="float" office:value="3.65742509622841">
            <text:p>3.6574</text:p>
          </table:table-cell>
          <table:table-cell table:formula="of:=SQRT([.J15])" office:value-type="float" office:value="4.11466308393348">
            <text:p>4.1147</text:p>
          </table:table-cell>
          <table:table-cell table:formula="of:=SQRT([.K15])" office:value-type="float" office:value="4.13429141498407">
            <text:p>4.1343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4632553387747">
            <text:p>1.45E-001</text:p>
          </table:table-cell>
          <table:table-cell office:value-type="float" office:value="1.20722615529059">
            <text:p>1.21E+000</text:p>
          </table:table-cell>
          <table:table-cell office:value-type="float" office:value="1.81410422918553">
            <text:p>1.81E+000</text:p>
          </table:table-cell>
          <table:table-cell office:value-type="float" office:value="6.59093936076903">
            <text:p>6.59E+000</text:p>
          </table:table-cell>
          <table:table-cell office:value-type="float" office:value="10.2416898466019">
            <text:p>1.02E+001</text:p>
          </table:table-cell>
          <table:table-cell office:value-type="float" office:value="10.2548793866616">
            <text:p>1.03E+001</text:p>
          </table:table-cell>
          <table:table-cell office:value-type="float" office:value="13.6744135256462">
            <text:p>1.37E+001</text:p>
          </table:table-cell>
          <table:table-cell office:value-type="float" office:value="16.7209248581559">
            <text:p>1.67E+001</text:p>
          </table:table-cell>
          <table:table-cell office:value-type="float" office:value="16.8777712500464">
            <text:p>1.69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80305868200515">
            <text:p>0.3803</text:p>
          </table:table-cell>
          <table:table-cell table:formula="of:=SQRT([.D16])" office:value-type="float" office:value="1.09873843806913">
            <text:p>1.0987</text:p>
          </table:table-cell>
          <table:table-cell table:formula="of:=SQRT([.E16])" office:value-type="float" office:value="1.34688686577067">
            <text:p>1.3469</text:p>
          </table:table-cell>
          <table:table-cell table:formula="of:=SQRT([.F16])" office:value-type="float" office:value="2.56728248558062">
            <text:p>2.5673</text:p>
          </table:table-cell>
          <table:table-cell table:formula="of:=SQRT([.G16])" office:value-type="float" office:value="3.20026402763926">
            <text:p>3.2003</text:p>
          </table:table-cell>
          <table:table-cell table:formula="of:=SQRT([.H16])" office:value-type="float" office:value="3.20232406021963">
            <text:p>3.2023</text:p>
          </table:table-cell>
          <table:table-cell table:formula="of:=SQRT([.I16])" office:value-type="float" office:value="3.69789311982461">
            <text:p>3.6979</text:p>
          </table:table-cell>
          <table:table-cell table:formula="of:=SQRT([.J16])" office:value-type="float" office:value="4.08912274921601">
            <text:p>4.0891</text:p>
          </table:table-cell>
          <table:table-cell table:formula="of:=SQRT([.K16])" office:value-type="float" office:value="4.10825647325558">
            <text:p>4.1083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89280073759088">
            <text:p>1.89E-001</text:p>
          </table:table-cell>
          <table:table-cell office:value-type="float" office:value="1.38584982244889">
            <text:p>1.39E+000</text:p>
          </table:table-cell>
          <table:table-cell office:value-type="float" office:value="2.08255131150086">
            <text:p>2.08E+000</text:p>
          </table:table-cell>
          <table:table-cell office:value-type="float" office:value="6.38737435344391">
            <text:p>6.39E+000</text:p>
          </table:table-cell>
          <table:table-cell office:value-type="float" office:value="10.2857917099171">
            <text:p>1.03E+001</text:p>
          </table:table-cell>
          <table:table-cell office:value-type="float" office:value="10.3008766186632">
            <text:p>1.03E+001</text:p>
          </table:table-cell>
          <table:table-cell office:value-type="float" office:value="13.9750622336077">
            <text:p>1.40E+001</text:p>
          </table:table-cell>
          <table:table-cell office:value-type="float" office:value="16.5155975518482">
            <text:p>1.65E+001</text:p>
          </table:table-cell>
          <table:table-cell office:value-type="float" office:value="16.6666761720313">
            <text:p>1.67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5063298565953">
            <text:p>0.4351</text:p>
          </table:table-cell>
          <table:table-cell table:formula="of:=SQRT([.D17])" office:value-type="float" office:value="1.17722122918714">
            <text:p>1.1772</text:p>
          </table:table-cell>
          <table:table-cell table:formula="of:=SQRT([.E17])" office:value-type="float" office:value="1.443104747238">
            <text:p>1.4431</text:p>
          </table:table-cell>
          <table:table-cell table:formula="of:=SQRT([.F17])" office:value-type="float" office:value="2.52732553373005">
            <text:p>2.5273</text:p>
          </table:table-cell>
          <table:table-cell table:formula="of:=SQRT([.G17])" office:value-type="float" office:value="3.20714697354473">
            <text:p>3.2071</text:p>
          </table:table-cell>
          <table:table-cell table:formula="of:=SQRT([.H17])" office:value-type="float" office:value="3.20949787640733">
            <text:p>3.2095</text:p>
          </table:table-cell>
          <table:table-cell table:formula="of:=SQRT([.I17])" office:value-type="float" office:value="3.73832345224536">
            <text:p>3.7383</text:p>
          </table:table-cell>
          <table:table-cell table:formula="of:=SQRT([.J17])" office:value-type="float" office:value="4.06393867471548">
            <text:p>4.0639</text:p>
          </table:table-cell>
          <table:table-cell table:formula="of:=SQRT([.K17])" office:value-type="float" office:value="4.08248406880313">
            <text:p>4.0825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6973349905489">
            <text:p>2.37E-001</text:p>
          </table:table-cell>
          <table:table-cell office:value-type="float" office:value="1.57679394982189">
            <text:p>1.58E+000</text:p>
          </table:table-cell>
          <table:table-cell office:value-type="float" office:value="2.36953393402513">
            <text:p>2.37E+000</text:p>
          </table:table-cell>
          <table:table-cell office:value-type="float" office:value="6.18701712558654">
            <text:p>6.19E+000</text:p>
          </table:table-cell>
          <table:table-cell office:value-type="float" office:value="10.3329455322698">
            <text:p>1.03E+001</text:p>
          </table:table-cell>
          <table:table-cell office:value-type="float" office:value="10.3500403309643">
            <text:p>1.04E+001</text:p>
          </table:table-cell>
          <table:table-cell office:value-type="float" office:value="14.2781684431829">
            <text:p>1.43E+001</text:p>
          </table:table-cell>
          <table:table-cell office:value-type="float" office:value="16.3150031994547">
            <text:p>1.63E+001</text:p>
          </table:table-cell>
          <table:table-cell office:value-type="float" office:value="16.459061687605">
            <text:p>1.65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6799085768953">
            <text:p>0.4868</text:p>
          </table:table-cell>
          <table:table-cell table:formula="of:=SQRT([.D18])" office:value-type="float" office:value="1.25570456311264">
            <text:p>1.2557</text:p>
          </table:table-cell>
          <table:table-cell table:formula="of:=SQRT([.E18])" office:value-type="float" office:value="1.53932905319984">
            <text:p>1.5393</text:p>
          </table:table-cell>
          <table:table-cell table:formula="of:=SQRT([.F18])" office:value-type="float" office:value="2.48737152946369">
            <text:p>2.4874</text:p>
          </table:table-cell>
          <table:table-cell table:formula="of:=SQRT([.G18])" office:value-type="float" office:value="3.21448993345287">
            <text:p>3.2145</text:p>
          </table:table-cell>
          <table:table-cell table:formula="of:=SQRT([.H18])" office:value-type="float" office:value="3.21714785655933">
            <text:p>3.2171</text:p>
          </table:table-cell>
          <table:table-cell table:formula="of:=SQRT([.I18])" office:value-type="float" office:value="3.77864637710158">
            <text:p>3.7786</text:p>
          </table:table-cell>
          <table:table-cell table:formula="of:=SQRT([.J18])" office:value-type="float" office:value="4.03918348177633">
            <text:p>4.0392</text:p>
          </table:table-cell>
          <table:table-cell table:formula="of:=SQRT([.K18])" office:value-type="float" office:value="4.05697691484744">
            <text:p>4.0570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7714573894985">
            <text:p>2.88E-001</text:p>
          </table:table-cell>
          <table:table-cell office:value-type="float" office:value="1.78005909968778">
            <text:p>1.78E+000</text:p>
          </table:table-cell>
          <table:table-cell office:value-type="float" office:value="2.6750441157597">
            <text:p>2.68E+000</text:p>
          </table:table-cell>
          <table:table-cell office:value-type="float" office:value="5.98987619718676">
            <text:p>5.99E+000</text:p>
          </table:table-cell>
          <table:table-cell office:value-type="float" office:value="10.3831533047093">
            <text:p>1.04E+001</text:p>
          </table:table-cell>
          <table:table-cell office:value-type="float" office:value="10.4023696687682">
            <text:p>1.04E+001</text:p>
          </table:table-cell>
          <table:table-cell office:value-type="float" office:value="14.5824928499153">
            <text:p>1.46E+001</text:p>
          </table:table-cell>
          <table:table-cell office:value-type="float" office:value="16.1203762963676">
            <text:p>1.61E+001</text:p>
          </table:table-cell>
          <table:table-cell office:value-type="float" office:value="16.2549123683219">
            <text:p>1.63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6390318606689">
            <text:p>0.5364</text:p>
          </table:table-cell>
          <table:table-cell table:formula="of:=SQRT([.D19])" office:value-type="float" office:value="1.33418855477319">
            <text:p>1.3342</text:p>
          </table:table-cell>
          <table:table-cell table:formula="of:=SQRT([.E19])" office:value-type="float" office:value="1.63555620990527">
            <text:p>1.6356</text:p>
          </table:table-cell>
          <table:table-cell table:formula="of:=SQRT([.F19])" office:value-type="float" office:value="2.44742235774432">
            <text:p>2.4474</text:p>
          </table:table-cell>
          <table:table-cell table:formula="of:=SQRT([.G19])" office:value-type="float" office:value="3.22229007147235">
            <text:p>3.2223</text:p>
          </table:table-cell>
          <table:table-cell table:formula="of:=SQRT([.H19])" office:value-type="float" office:value="3.22527047993935">
            <text:p>3.2253</text:p>
          </table:table-cell>
          <table:table-cell table:formula="of:=SQRT([.I19])" office:value-type="float" office:value="3.8187030324333">
            <text:p>3.8187</text:p>
          </table:table-cell>
          <table:table-cell table:formula="of:=SQRT([.J19])" office:value-type="float" office:value="4.01501884134652">
            <text:p>4.0150</text:p>
          </table:table-cell>
          <table:table-cell table:formula="of:=SQRT([.K19])" office:value-type="float" office:value="4.03173813240913">
            <text:p>4.0317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1504697493882">
            <text:p>3.42E-001</text:p>
          </table:table-cell>
          <table:table-cell office:value-type="float" office:value="1.99564594887047">
            <text:p>2.00E+000</text:p>
          </table:table-cell>
          <table:table-cell office:value-type="float" office:value="2.99907101504817">
            <text:p>3.00E+000</text:p>
          </table:table-cell>
          <table:table-cell office:value-type="float" office:value="5.79596246504184">
            <text:p>5.80E+000</text:p>
          </table:table-cell>
          <table:table-cell office:value-type="float" office:value="10.4364171019011">
            <text:p>1.04E+001</text:p>
          </table:table-cell>
          <table:table-cell office:value-type="float" office:value="10.45786381173">
            <text:p>1.05E+001</text:p>
          </table:table-cell>
          <table:table-cell office:value-type="float" office:value="14.8844465479251">
            <text:p>1.49E+001</text:p>
          </table:table-cell>
          <table:table-cell office:value-type="float" office:value="15.9352923457169">
            <text:p>1.59E+001</text:p>
          </table:table-cell>
          <table:table-cell office:value-type="float" office:value="16.0542228870643">
            <text:p>1.61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4384032545279">
            <text:p>0.5844</text:p>
          </table:table-cell>
          <table:table-cell table:formula="of:=SQRT([.D20])" office:value-type="float" office:value="1.41267333409762">
            <text:p>1.4127</text:p>
          </table:table-cell>
          <table:table-cell table:formula="of:=SQRT([.E20])" office:value-type="float" office:value="1.73178261194879">
            <text:p>1.7318</text:p>
          </table:table-cell>
          <table:table-cell table:formula="of:=SQRT([.F20])" office:value-type="float" office:value="2.40748052225596">
            <text:p>2.4075</text:p>
          </table:table-cell>
          <table:table-cell table:formula="of:=SQRT([.G20])" office:value-type="float" office:value="3.23054439714131">
            <text:p>3.2305</text:p>
          </table:table-cell>
          <table:table-cell table:formula="of:=SQRT([.H20])" office:value-type="float" office:value="3.2338620582409">
            <text:p>3.2339</text:p>
          </table:table-cell>
          <table:table-cell table:formula="of:=SQRT([.I20])" office:value-type="float" office:value="3.85803661827167">
            <text:p>3.8580</text:p>
          </table:table-cell>
          <table:table-cell table:formula="of:=SQRT([.J20])" office:value-type="float" office:value="3.99190334874442">
            <text:p>3.9919</text:p>
          </table:table-cell>
          <table:table-cell table:formula="of:=SQRT([.K20])" office:value-type="float" office:value="4.00677212816805">
            <text:p>4.0068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834358473971">
            <text:p>3.98E-001</text:p>
          </table:table-cell>
          <table:table-cell office:value-type="float" office:value="2.22355530309484">
            <text:p>2.22E+000</text:p>
          </table:table-cell>
          <table:table-cell office:value-type="float" office:value="3.34159576841953">
            <text:p>3.34E+000</text:p>
          </table:table-cell>
          <table:table-cell office:value-type="float" office:value="5.60529480573757">
            <text:p>5.61E+000</text:p>
          </table:table-cell>
          <table:table-cell office:value-type="float" office:value="10.4927390662349">
            <text:p>1.05E+001</text:p>
          </table:table-cell>
          <table:table-cell office:value-type="float" office:value="10.5165219886321">
            <text:p>1.05E+001</text:p>
          </table:table-cell>
          <table:table-cell office:value-type="float" office:value="15.1689075957">
            <text:p>1.52E+001</text:p>
          </table:table-cell>
          <table:table-cell office:value-type="float" office:value="15.7747854762992">
            <text:p>1.58E+001</text:p>
          </table:table-cell>
          <table:table-cell office:value-type="float" office:value="15.8570637670906">
            <text:p>1.59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1144662292022">
            <text:p>0.6311</text:p>
          </table:table-cell>
          <table:table-cell table:formula="of:=SQRT([.D21])" office:value-type="float" office:value="1.49115904688093">
            <text:p>1.4912</text:p>
          </table:table-cell>
          <table:table-cell table:formula="of:=SQRT([.E21])" office:value-type="float" office:value="1.8280032189303">
            <text:p>1.8280</text:p>
          </table:table-cell>
          <table:table-cell table:formula="of:=SQRT([.F21])" office:value-type="float" office:value="2.36755038082351">
            <text:p>2.3676</text:p>
          </table:table-cell>
          <table:table-cell table:formula="of:=SQRT([.G21])" office:value-type="float" office:value="3.23924976904143">
            <text:p>3.2392</text:p>
          </table:table-cell>
          <table:table-cell table:formula="of:=SQRT([.H21])" office:value-type="float" office:value="3.24291874530216">
            <text:p>3.2429</text:p>
          </table:table-cell>
          <table:table-cell table:formula="of:=SQRT([.I21])" office:value-type="float" office:value="3.89472817995043">
            <text:p>3.8947</text:p>
          </table:table-cell>
          <table:table-cell table:formula="of:=SQRT([.J21])" office:value-type="float" office:value="3.97174841553429">
            <text:p>3.9717</text:p>
          </table:table-cell>
          <table:table-cell table:formula="of:=SQRT([.K21])" office:value-type="float" office:value="3.98209288780292">
            <text:p>3.9821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8230072836382">
            <text:p>4.58E-001</text:p>
          </table:table-cell>
          <table:table-cell office:value-type="float" office:value="2.46378811211332">
            <text:p>2.46E+000</text:p>
          </table:table-cell>
          <table:table-cell office:value-type="float" office:value="3.70257639139127">
            <text:p>3.70E+000</text:p>
          </table:table-cell>
          <table:table-cell office:value-type="float" office:value="5.41791553468841">
            <text:p>5.42E+000</text:p>
          </table:table-cell>
          <table:table-cell office:value-type="float" office:value="10.5521213871439">
            <text:p>1.06E+001</text:p>
          </table:table-cell>
          <table:table-cell office:value-type="float" office:value="10.5783434923616">
            <text:p>1.06E+001</text:p>
          </table:table-cell>
          <table:table-cell office:value-type="float" office:value="15.3408130508105">
            <text:p>1.53E+001</text:p>
          </table:table-cell>
          <table:table-cell office:value-type="float" office:value="15.6623075994598">
            <text:p>1.57E+001</text:p>
          </table:table-cell>
          <table:table-cell office:value-type="float" office:value="15.735030087657">
            <text:p>1.57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6926933159246">
            <text:p>0.6769</text:p>
          </table:table-cell>
          <table:table-cell table:formula="of:=SQRT([.D22])" office:value-type="float" office:value="1.56964585563538">
            <text:p>1.5696</text:p>
          </table:table-cell>
          <table:table-cell table:formula="of:=SQRT([.E22])" office:value-type="float" office:value="1.92420799067857">
            <text:p>1.9242</text:p>
          </table:table-cell>
          <table:table-cell table:formula="of:=SQRT([.F22])" office:value-type="float" office:value="2.32764162505494">
            <text:p>2.3276</text:p>
          </table:table-cell>
          <table:table-cell table:formula="of:=SQRT([.G22])" office:value-type="float" office:value="3.24840289790905">
            <text:p>3.2484</text:p>
          </table:table-cell>
          <table:table-cell table:formula="of:=SQRT([.H22])" office:value-type="float" office:value="3.25243654701542">
            <text:p>3.2524</text:p>
          </table:table-cell>
          <table:table-cell table:formula="of:=SQRT([.I22])" office:value-type="float" office:value="3.91673499879817">
            <text:p>3.9167</text:p>
          </table:table-cell>
          <table:table-cell table:formula="of:=SQRT([.J22])" office:value-type="float" office:value="3.95756334118101">
            <text:p>3.9576</text:p>
          </table:table-cell>
          <table:table-cell table:formula="of:=SQRT([.K22])" office:value-type="float" office:value="3.96674048655278">
            <text:p>3.9667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1161951742218">
            <text:p>5.21E-001</text:p>
          </table:table-cell>
          <table:table-cell office:value-type="float" office:value="2.71634548559422">
            <text:p>2.72E+000</text:p>
          </table:table-cell>
          <table:table-cell office:value-type="float" office:value="4.08188711442534">
            <text:p>4.08E+000</text:p>
          </table:table-cell>
          <table:table-cell office:value-type="float" office:value="5.23395139424238">
            <text:p>5.23E+000</text:p>
          </table:table-cell>
          <table:table-cell office:value-type="float" office:value="10.6145662740025">
            <text:p>1.06E+001</text:p>
          </table:table-cell>
          <table:table-cell office:value-type="float" office:value="10.6433276951077">
            <text:p>1.06E+001</text:p>
          </table:table-cell>
          <table:table-cell office:value-type="float" office:value="15.2647143557964">
            <text:p>1.53E+001</text:p>
          </table:table-cell>
          <table:table-cell office:value-type="float" office:value="15.4722551221162">
            <text:p>1.55E+001</text:p>
          </table:table-cell>
          <table:table-cell office:value-type="float" office:value="15.9491592447533">
            <text:p>1.59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1915474098054">
            <text:p>0.7219</text:p>
          </table:table-cell>
          <table:table-cell table:formula="of:=SQRT([.D23])" office:value-type="float" office:value="1.64813394042906">
            <text:p>1.6481</text:p>
          </table:table-cell>
          <table:table-cell table:formula="of:=SQRT([.E23])" office:value-type="float" office:value="2.02036806409756">
            <text:p>2.0204</text:p>
          </table:table-cell>
          <table:table-cell table:formula="of:=SQRT([.F23])" office:value-type="float" office:value="2.28778307412272">
            <text:p>2.2878</text:p>
          </table:table-cell>
          <table:table-cell table:formula="of:=SQRT([.G23])" office:value-type="float" office:value="3.25800034898747">
            <text:p>3.2580</text:p>
          </table:table-cell>
          <table:table-cell table:formula="of:=SQRT([.H23])" office:value-type="float" office:value="3.26241133137864">
            <text:p>3.2624</text:p>
          </table:table-cell>
          <table:table-cell table:formula="of:=SQRT([.I23])" office:value-type="float" office:value="3.9070083639271">
            <text:p>3.9070</text:p>
          </table:table-cell>
          <table:table-cell table:formula="of:=SQRT([.J23])" office:value-type="float" office:value="3.93347875577283">
            <text:p>3.9335</text:p>
          </table:table-cell>
          <table:table-cell table:formula="of:=SQRT([.K23])" office:value-type="float" office:value="3.99363984915432">
            <text:p>3.9936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7135862579084">
            <text:p>5.87E-001</text:p>
          </table:table-cell>
          <table:table-cell office:value-type="float" office:value="2.98122870974849">
            <text:p>2.98E+000</text:p>
          </table:table-cell>
          <table:table-cell office:value-type="float" office:value="4.47888310910263">
            <text:p>4.48E+000</text:p>
          </table:table-cell>
          <table:table-cell office:value-type="float" office:value="5.05404915080959">
            <text:p>5.05E+000</text:p>
          </table:table-cell>
          <table:table-cell office:value-type="float" office:value="10.6800759202741">
            <text:p>1.07E+001</text:p>
          </table:table-cell>
          <table:table-cell office:value-type="float" office:value="10.7114740636929">
            <text:p>1.07E+001</text:p>
          </table:table-cell>
          <table:table-cell office:value-type="float" office:value="15.1077244847154">
            <text:p>1.51E+001</text:p>
          </table:table-cell>
          <table:table-cell office:value-type="float" office:value="15.2851721183787">
            <text:p>1.53E+001</text:p>
          </table:table-cell>
          <table:table-cell office:value-type="float" office:value="16.2517804476162">
            <text:p>1.63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6247911957405">
            <text:p>0.7662</text:p>
          </table:table-cell>
          <table:table-cell table:formula="of:=SQRT([.D24])" office:value-type="float" office:value="1.72662349970933">
            <text:p>1.7266</text:p>
          </table:table-cell>
          <table:table-cell table:formula="of:=SQRT([.E24])" office:value-type="float" office:value="2.11633719173071">
            <text:p>2.1163</text:p>
          </table:table-cell>
          <table:table-cell table:formula="of:=SQRT([.F24])" office:value-type="float" office:value="2.2481212491344">
            <text:p>2.2481</text:p>
          </table:table-cell>
          <table:table-cell table:formula="of:=SQRT([.G24])" office:value-type="float" office:value="3.26803854326629">
            <text:p>3.2680</text:p>
          </table:table-cell>
          <table:table-cell table:formula="of:=SQRT([.H24])" office:value-type="float" office:value="3.27283883863732">
            <text:p>3.2728</text:p>
          </table:table-cell>
          <table:table-cell table:formula="of:=SQRT([.I24])" office:value-type="float" office:value="3.88686563759483">
            <text:p>3.8869</text:p>
          </table:table-cell>
          <table:table-cell table:formula="of:=SQRT([.J24])" office:value-type="float" office:value="3.90962557265766">
            <text:p>3.9096</text:p>
          </table:table-cell>
          <table:table-cell table:formula="of:=SQRT([.K24])" office:value-type="float" office:value="4.03134970544807">
            <text:p>4.0313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6147104583716">
            <text:p>6.56E-001</text:p>
          </table:table-cell>
          <table:table-cell office:value-type="float" office:value="3.25843926468542">
            <text:p>3.26E+000</text:p>
          </table:table-cell>
          <table:table-cell office:value-type="float" office:value="4.84595821510198">
            <text:p>4.85E+000</text:p>
          </table:table-cell>
          <table:table-cell office:value-type="float" office:value="4.92581822254651">
            <text:p>4.93E+000</text:p>
          </table:table-cell>
          <table:table-cell office:value-type="float" office:value="10.7486524556779">
            <text:p>1.07E+001</text:p>
          </table:table-cell>
          <table:table-cell office:value-type="float" office:value="10.782782174952">
            <text:p>1.08E+001</text:p>
          </table:table-cell>
          <table:table-cell office:value-type="float" office:value="14.9380126019359">
            <text:p>1.49E+001</text:p>
          </table:table-cell>
          <table:table-cell office:value-type="float" office:value="15.1014099440636">
            <text:p>1.51E+001</text:p>
          </table:table-cell>
          <table:table-cell office:value-type="float" office:value="16.5743602009912">
            <text:p>1.66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10029076381654">
            <text:p>0.8100</text:p>
          </table:table-cell>
          <table:table-cell table:formula="of:=SQRT([.D25])" office:value-type="float" office:value="1.80511475111291">
            <text:p>1.8051</text:p>
          </table:table-cell>
          <table:table-cell table:formula="of:=SQRT([.E25])" office:value-type="float" office:value="2.20135372330345">
            <text:p>2.2014</text:p>
          </table:table-cell>
          <table:table-cell table:formula="of:=SQRT([.F25])" office:value-type="float" office:value="2.21941844241831">
            <text:p>2.2194</text:p>
          </table:table-cell>
          <table:table-cell table:formula="of:=SQRT([.G25])" office:value-type="float" office:value="3.27851375712805">
            <text:p>3.2785</text:p>
          </table:table-cell>
          <table:table-cell table:formula="of:=SQRT([.H25])" office:value-type="float" office:value="3.28371469146636">
            <text:p>3.2837</text:p>
          </table:table-cell>
          <table:table-cell table:formula="of:=SQRT([.I25])" office:value-type="float" office:value="3.86497252279184">
            <text:p>3.8650</text:p>
          </table:table-cell>
          <table:table-cell table:formula="of:=SQRT([.J25])" office:value-type="float" office:value="3.88605326057989">
            <text:p>3.8861</text:p>
          </table:table-cell>
          <table:table-cell table:formula="of:=SQRT([.K25])" office:value-type="float" office:value="4.07116202097033">
            <text:p>4.0712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8189327735126">
            <text:p>7.28E-001</text:p>
          </table:table-cell>
          <table:table-cell office:value-type="float" office:value="3.54797884247334">
            <text:p>3.55E+000</text:p>
          </table:table-cell>
          <table:table-cell office:value-type="float" office:value="4.69656432526199">
            <text:p>4.70E+000</text:p>
          </table:table-cell>
          <table:table-cell office:value-type="float" office:value="5.33581171569231">
            <text:p>5.34E+000</text:p>
          </table:table-cell>
          <table:table-cell office:value-type="float" office:value="10.8202978817602">
            <text:p>1.08E+001</text:p>
          </table:table-cell>
          <table:table-cell office:value-type="float" office:value="10.8572517310757">
            <text:p>1.09E+001</text:p>
          </table:table-cell>
          <table:table-cell office:value-type="float" office:value="14.766626033006">
            <text:p>1.48E+001</text:p>
          </table:table-cell>
          <table:table-cell office:value-type="float" office:value="14.9209799169201">
            <text:p>1.49E+001</text:p>
          </table:table-cell>
          <table:table-cell office:value-type="float" office:value="16.9058273262107">
            <text:p>1.69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3340100859632">
            <text:p>0.8533</text:p>
          </table:table-cell>
          <table:table-cell table:formula="of:=SQRT([.D26])" office:value-type="float" office:value="1.88360793226015">
            <text:p>1.8836</text:p>
          </table:table-cell>
          <table:table-cell table:formula="of:=SQRT([.E26])" office:value-type="float" office:value="2.16715581471707">
            <text:p>2.1672</text:p>
          </table:table-cell>
          <table:table-cell table:formula="of:=SQRT([.F26])" office:value-type="float" office:value="2.3099375999564">
            <text:p>2.3099</text:p>
          </table:table-cell>
          <table:table-cell table:formula="of:=SQRT([.G26])" office:value-type="float" office:value="3.28942211972867">
            <text:p>3.2894</text:p>
          </table:table-cell>
          <table:table-cell table:formula="of:=SQRT([.H26])" office:value-type="float" office:value="3.29503440514294">
            <text:p>3.2950</text:p>
          </table:table-cell>
          <table:table-cell table:formula="of:=SQRT([.I26])" office:value-type="float" office:value="3.84273678945176">
            <text:p>3.8427</text:p>
          </table:table-cell>
          <table:table-cell table:formula="of:=SQRT([.J26])" office:value-type="float" office:value="3.86276842652004">
            <text:p>3.8628</text:p>
          </table:table-cell>
          <table:table-cell table:formula="of:=SQRT([.K26])" office:value-type="float" office:value="4.1116696518824">
            <text:p>4.1117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3254070726256">
            <text:p>8.03E-001</text:p>
          </table:table-cell>
          <table:table-cell office:value-type="float" office:value="3.84984936588721">
            <text:p>3.85E+000</text:p>
          </table:table-cell>
          <table:table-cell office:value-type="float" office:value="4.52616209812169">
            <text:p>4.53E+000</text:p>
          </table:table-cell>
          <table:table-cell office:value-type="float" office:value="5.78857624539883">
            <text:p>5.79E+000</text:p>
          </table:table-cell>
          <table:table-cell office:value-type="float" office:value="10.8950139843502">
            <text:p>1.09E+001</text:p>
          </table:table-cell>
          <table:table-cell office:value-type="float" office:value="10.9348825748606">
            <text:p>1.09E+001</text:p>
          </table:table-cell>
          <table:table-cell office:value-type="float" office:value="14.5964254358606">
            <text:p>1.46E+001</text:p>
          </table:table-cell>
          <table:table-cell office:value-type="float" office:value="14.7438748208176">
            <text:p>1.47E+001</text:p>
          </table:table-cell>
          <table:table-cell office:value-type="float" office:value="17.2433158330239">
            <text:p>1.72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6244425771372">
            <text:p>0.8962</text:p>
          </table:table-cell>
          <table:table-cell table:formula="of:=SQRT([.D27])" office:value-type="float" office:value="1.96210330153313">
            <text:p>1.9621</text:p>
          </table:table-cell>
          <table:table-cell table:formula="of:=SQRT([.E27])" office:value-type="float" office:value="2.12747787253397">
            <text:p>2.1275</text:p>
          </table:table-cell>
          <table:table-cell table:formula="of:=SQRT([.F27])" office:value-type="float" office:value="2.405946018804">
            <text:p>2.4059</text:p>
          </table:table-cell>
          <table:table-cell table:formula="of:=SQRT([.G27])" office:value-type="float" office:value="3.30075960717381">
            <text:p>3.3008</text:p>
          </table:table-cell>
          <table:table-cell table:formula="of:=SQRT([.H27])" office:value-type="float" office:value="3.30679339766799">
            <text:p>3.3068</text:p>
          </table:table-cell>
          <table:table-cell table:formula="of:=SQRT([.I27])" office:value-type="float" office:value="3.82052685317883">
            <text:p>3.8205</text:p>
          </table:table-cell>
          <table:table-cell table:formula="of:=SQRT([.J27])" office:value-type="float" office:value="3.83977536072328">
            <text:p>3.8398</text:p>
          </table:table-cell>
          <table:table-cell table:formula="of:=SQRT([.K27])" office:value-type="float" office:value="4.15250717434948">
            <text:p>4.1525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1330077425384">
            <text:p>8.81E-001</text:p>
          </table:table-cell>
          <table:table-cell office:value-type="float" office:value="4.16405300783222">
            <text:p>4.16E+000</text:p>
          </table:table-cell>
          <table:table-cell office:value-type="float" office:value="4.35825209850018">
            <text:p>4.36E+000</text:p>
          </table:table-cell>
          <table:table-cell office:value-type="float" office:value="6.26062150428968">
            <text:p>6.26E+000</text:p>
          </table:table-cell>
          <table:table-cell office:value-type="float" office:value="10.9728022137195">
            <text:p>1.10E+001</text:p>
          </table:table-cell>
          <table:table-cell office:value-type="float" office:value="11.0156747048492">
            <text:p>1.10E+001</text:p>
          </table:table-cell>
          <table:table-cell office:value-type="float" office:value="14.4284488513947">
            <text:p>1.44E+001</text:p>
          </table:table-cell>
          <table:table-cell office:value-type="float" office:value="14.5700841662361">
            <text:p>1.46E+001</text:p>
          </table:table-cell>
          <table:table-cell office:value-type="float" office:value="17.5857849570749">
            <text:p>1.76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8791817936961">
            <text:p>0.9388</text:p>
          </table:table-cell>
          <table:table-cell table:formula="of:=SQRT([.D28])" office:value-type="float" office:value="2.04060113883929">
            <text:p>2.0406</text:p>
          </table:table-cell>
          <table:table-cell table:formula="of:=SQRT([.E28])" office:value-type="float" office:value="2.08764271332529">
            <text:p>2.0876</text:p>
          </table:table-cell>
          <table:table-cell table:formula="of:=SQRT([.F28])" office:value-type="float" office:value="2.50212339909319">
            <text:p>2.5021</text:p>
          </table:table-cell>
          <table:table-cell table:formula="of:=SQRT([.G28])" office:value-type="float" office:value="3.31252203218627">
            <text:p>3.3125</text:p>
          </table:table-cell>
          <table:table-cell table:formula="of:=SQRT([.H28])" office:value-type="float" office:value="3.31898699980118">
            <text:p>3.3190</text:p>
          </table:table-cell>
          <table:table-cell table:formula="of:=SQRT([.I28])" office:value-type="float" office:value="3.79847980794879">
            <text:p>3.7985</text:p>
          </table:table-cell>
          <table:table-cell table:formula="of:=SQRT([.J28])" office:value-type="float" office:value="3.81707796177077">
            <text:p>3.8171</text:p>
          </table:table-cell>
          <table:table-cell table:formula="of:=SQRT([.K28])" office:value-type="float" office:value="4.19354086150056">
            <text:p>4.1935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2402281769876">
            <text:p>9.62E-001</text:p>
          </table:table-cell>
          <table:table-cell office:value-type="float" office:value="4.19339169617824">
            <text:p>4.19E+000</text:p>
          </table:table-cell>
          <table:table-cell office:value-type="float" office:value="4.49059221141152">
            <text:p>4.49E+000</text:p>
          </table:table-cell>
          <table:table-cell office:value-type="float" office:value="6.75140434417919">
            <text:p>6.75E+000</text:p>
          </table:table-cell>
          <table:table-cell office:value-type="float" office:value="11.0536635199149">
            <text:p>1.11E+001</text:p>
          </table:table-cell>
          <table:table-cell office:value-type="float" office:value="11.0996282905086">
            <text:p>1.11E+001</text:p>
          </table:table-cell>
          <table:table-cell office:value-type="float" office:value="14.2631572744478">
            <text:p>1.43E+001</text:p>
          </table:table-cell>
          <table:table-cell office:value-type="float" office:value="14.3995968939932">
            <text:p>1.44E+001</text:p>
          </table:table-cell>
          <table:table-cell office:value-type="float" office:value="17.3280846662067">
            <text:p>1.73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1021040431792">
            <text:p>0.9810</text:p>
          </table:table-cell>
          <table:table-cell table:formula="of:=SQRT([.D29])" office:value-type="float" office:value="2.04777725746191">
            <text:p>2.0478</text:p>
          </table:table-cell>
          <table:table-cell table:formula="of:=SQRT([.E29])" office:value-type="float" office:value="2.11910174635658">
            <text:p>2.1191</text:p>
          </table:table-cell>
          <table:table-cell table:formula="of:=SQRT([.F29])" office:value-type="float" office:value="2.59834646346079">
            <text:p>2.5983</text:p>
          </table:table-cell>
          <table:table-cell table:formula="of:=SQRT([.G29])" office:value-type="float" office:value="3.32470502750468">
            <text:p>3.3247</text:p>
          </table:table-cell>
          <table:table-cell table:formula="of:=SQRT([.H29])" office:value-type="float" office:value="3.33161046500166">
            <text:p>3.3316</text:p>
          </table:table-cell>
          <table:table-cell table:formula="of:=SQRT([.I29])" office:value-type="float" office:value="3.77665953912287">
            <text:p>3.7767</text:p>
          </table:table-cell>
          <table:table-cell table:formula="of:=SQRT([.J29])" office:value-type="float" office:value="3.79468007795035">
            <text:p>3.7947</text:p>
          </table:table-cell>
          <table:table-cell table:formula="of:=SQRT([.K29])" office:value-type="float" office:value="4.16270160667404">
            <text:p>4.1627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645027716909">
            <text:p>1.05E+000</text:p>
          </table:table-cell>
          <table:table-cell office:value-type="float" office:value="4.03171172826311">
            <text:p>4.03E+000</text:p>
          </table:table-cell>
          <table:table-cell office:value-type="float" office:value="4.82946971063025">
            <text:p>4.83E+000</text:p>
          </table:table-cell>
          <table:table-cell office:value-type="float" office:value="7.2608135135961">
            <text:p>7.26E+000</text:p>
          </table:table-cell>
          <table:table-cell office:value-type="float" office:value="11.1375981277302">
            <text:p>1.11E+001</text:p>
          </table:table-cell>
          <table:table-cell office:value-type="float" office:value="11.1867436879848">
            <text:p>1.12E+001</text:p>
          </table:table-cell>
          <table:table-cell office:value-type="float" office:value="14.1007847459804">
            <text:p>1.41E+001</text:p>
          </table:table-cell>
          <table:table-cell office:value-type="float" office:value="14.2324021208164">
            <text:p>1.42E+001</text:p>
          </table:table-cell>
          <table:table-cell office:value-type="float" office:value="16.6785239801715">
            <text:p>1.67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296152281945">
            <text:p>1.0230</text:p>
          </table:table-cell>
          <table:table-cell table:formula="of:=SQRT([.D30])" office:value-type="float" office:value="2.00791228101805">
            <text:p>2.0079</text:p>
          </table:table-cell>
          <table:table-cell table:formula="of:=SQRT([.E30])" office:value-type="float" office:value="2.19760544926296">
            <text:p>2.1976</text:p>
          </table:table-cell>
          <table:table-cell table:formula="of:=SQRT([.F30])" office:value-type="float" office:value="2.69458967443952">
            <text:p>2.6946</text:p>
          </table:table-cell>
          <table:table-cell table:formula="of:=SQRT([.G30])" office:value-type="float" office:value="3.33730402087227">
            <text:p>3.3373</text:p>
          </table:table-cell>
          <table:table-cell table:formula="of:=SQRT([.H30])" office:value-type="float" office:value="3.34465897932581">
            <text:p>3.3447</text:p>
          </table:table-cell>
          <table:table-cell table:formula="of:=SQRT([.I30])" office:value-type="float" office:value="3.75510116321524">
            <text:p>3.7551</text:p>
          </table:table-cell>
          <table:table-cell table:formula="of:=SQRT([.J30])" office:value-type="float" office:value="3.7725856015227">
            <text:p>3.7726</text:p>
          </table:table-cell>
          <table:table-cell table:formula="of:=SQRT([.K30])" office:value-type="float" office:value="4.08393486482969">
            <text:p>4.0839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344595483386">
            <text:p>1.13E+000</text:p>
          </table:table-cell>
          <table:table-cell office:value-type="float" office:value="3.87327585437186">
            <text:p>3.87E+000</text:p>
          </table:table-cell>
          <table:table-cell office:value-type="float" office:value="5.18068855170616">
            <text:p>5.18E+000</text:p>
          </table:table-cell>
          <table:table-cell office:value-type="float" office:value="7.78881235643117">
            <text:p>7.79E+000</text:p>
          </table:table-cell>
          <table:table-cell office:value-type="float" office:value="11.2246052378092">
            <text:p>1.12E+001</text:p>
          </table:table-cell>
          <table:table-cell office:value-type="float" office:value="11.2770214581147">
            <text:p>1.13E+001</text:p>
          </table:table-cell>
          <table:table-cell office:value-type="float" office:value="13.9414627552356">
            <text:p>1.39E+001</text:p>
          </table:table-cell>
          <table:table-cell office:value-type="float" office:value="14.0684894076513">
            <text:p>1.41E+001</text:p>
          </table:table-cell>
          <table:table-cell office:value-type="float" office:value="16.0415354536335">
            <text:p>1.60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463418827025">
            <text:p>1.0646</text:p>
          </table:table-cell>
          <table:table-cell table:formula="of:=SQRT([.D31])" office:value-type="float" office:value="1.96806398635102">
            <text:p>1.9681</text:p>
          </table:table-cell>
          <table:table-cell table:formula="of:=SQRT([.E31])" office:value-type="float" office:value="2.27611259644732">
            <text:p>2.2761</text:p>
          </table:table-cell>
          <table:table-cell table:formula="of:=SQRT([.F31])" office:value-type="float" office:value="2.79084438054707">
            <text:p>2.7908</text:p>
          </table:table-cell>
          <table:table-cell table:formula="of:=SQRT([.G31])" office:value-type="float" office:value="3.35031419986383">
            <text:p>3.3503</text:p>
          </table:table-cell>
          <table:table-cell table:formula="of:=SQRT([.H31])" office:value-type="float" office:value="3.35812767150308">
            <text:p>3.3581</text:p>
          </table:table-cell>
          <table:table-cell table:formula="of:=SQRT([.I31])" office:value-type="float" office:value="3.73382682448391">
            <text:p>3.7338</text:p>
          </table:table-cell>
          <table:table-cell table:formula="of:=SQRT([.J31])" office:value-type="float" office:value="3.75079850267264">
            <text:p>3.7508</text:p>
          </table:table-cell>
          <table:table-cell table:formula="of:=SQRT([.K31])" office:value-type="float" office:value="4.00518856655134">
            <text:p>4.0052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334974981771">
            <text:p>1.22E+000</text:p>
          </table:table-cell>
          <table:table-cell office:value-type="float" office:value="3.71813754483767">
            <text:p>3.72E+000</text:p>
          </table:table-cell>
          <table:table-cell office:value-type="float" office:value="5.54425211497597">
            <text:p>5.54E+000</text:p>
          </table:table-cell>
          <table:table-cell office:value-type="float" office:value="8.33538490018153">
            <text:p>8.34E+000</text:p>
          </table:table-cell>
          <table:table-cell office:value-type="float" office:value="11.3146826666315">
            <text:p>1.13E+001</text:p>
          </table:table-cell>
          <table:table-cell office:value-type="float" office:value="11.3704623916509">
            <text:p>1.14E+001</text:p>
          </table:table-cell>
          <table:table-cell office:value-type="float" office:value="13.7852726139853">
            <text:p>1.38E+001</text:p>
          </table:table-cell>
          <table:table-cell office:value-type="float" office:value="13.9078488860823">
            <text:p>1.39E+001</text:p>
          </table:table-cell>
          <table:table-cell office:value-type="float" office:value="15.4171009403108">
            <text:p>1.54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605142277279">
            <text:p>1.1061</text:p>
          </table:table-cell>
          <table:table-cell table:formula="of:=SQRT([.D32])" office:value-type="float" office:value="1.92824727274218">
            <text:p>1.9282</text:p>
          </table:table-cell>
          <table:table-cell table:formula="of:=SQRT([.E32])" office:value-type="float" office:value="2.35462356120378">
            <text:p>2.3546</text:p>
          </table:table-cell>
          <table:table-cell table:formula="of:=SQRT([.F32])" office:value-type="float" office:value="2.88710666588222">
            <text:p>2.8871</text:p>
          </table:table-cell>
          <table:table-cell table:formula="of:=SQRT([.G32])" office:value-type="float" office:value="3.36373046878485">
            <text:p>3.3637</text:p>
          </table:table-cell>
          <table:table-cell table:formula="of:=SQRT([.H32])" office:value-type="float" office:value="3.37201162389025">
            <text:p>3.3720</text:p>
          </table:table-cell>
          <table:table-cell table:formula="of:=SQRT([.I32])" office:value-type="float" office:value="3.71285235553278">
            <text:p>3.7129</text:p>
          </table:table-cell>
          <table:table-cell table:formula="of:=SQRT([.J32])" office:value-type="float" office:value="3.7293228455153">
            <text:p>3.7293</text:p>
          </table:table-cell>
          <table:table-cell table:formula="of:=SQRT([.K32])" office:value-type="float" office:value="3.92646163107585">
            <text:p>3.9265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610445314448">
            <text:p>1.32E+000</text:p>
          </table:table-cell>
          <table:table-cell office:value-type="float" office:value="3.56635983151714">
            <text:p>3.57E+000</text:p>
          </table:table-cell>
          <table:table-cell office:value-type="float" office:value="5.92016413736637">
            <text:p>5.92E+000</text:p>
          </table:table-cell>
          <table:table-cell office:value-type="float" office:value="8.90052074435918">
            <text:p>8.90E+000</text:p>
          </table:table-cell>
          <table:table-cell office:value-type="float" office:value="11.4078265663939">
            <text:p>1.14E+001</text:p>
          </table:table-cell>
          <table:table-cell office:value-type="float" office:value="11.4670675570933">
            <text:p>1.15E+001</text:p>
          </table:table-cell>
          <table:table-cell office:value-type="float" office:value="13.6322711278843">
            <text:p>1.36E+001</text:p>
          </table:table-cell>
          <table:table-cell office:value-type="float" office:value="13.7504713510686">
            <text:p>1.38E+001</text:p>
          </table:table-cell>
          <table:table-cell office:value-type="float" office:value="14.8052032449459">
            <text:p>1.48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72159575008">
            <text:p>1.1472</text:p>
          </table:table-cell>
          <table:table-cell table:formula="of:=SQRT([.D33])" office:value-type="float" office:value="1.88848082635677">
            <text:p>1.8885</text:p>
          </table:table-cell>
          <table:table-cell table:formula="of:=SQRT([.E33])" office:value-type="float" office:value="2.4331387419065">
            <text:p>2.4331</text:p>
          </table:table-cell>
          <table:table-cell table:formula="of:=SQRT([.F33])" office:value-type="float" office:value="2.98337405371153">
            <text:p>2.9834</text:p>
          </table:table-cell>
          <table:table-cell table:formula="of:=SQRT([.G33])" office:value-type="float" office:value="3.37754741882241">
            <text:p>3.3775</text:p>
          </table:table-cell>
          <table:table-cell table:formula="of:=SQRT([.H33])" office:value-type="float" office:value="3.38630588652197">
            <text:p>3.3863</text:p>
          </table:table-cell>
          <table:table-cell table:formula="of:=SQRT([.I33])" office:value-type="float" office:value="3.69219055953025">
            <text:p>3.6922</text:p>
          </table:table-cell>
          <table:table-cell table:formula="of:=SQRT([.J33])" office:value-type="float" office:value="3.70816279996828">
            <text:p>3.7082</text:p>
          </table:table-cell>
          <table:table-cell table:formula="of:=SQRT([.K33])" office:value-type="float" office:value="3.84775301246662">
            <text:p>3.8478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162455537913">
            <text:p>1.41E+000</text:p>
          </table:table-cell>
          <table:table-cell office:value-type="float" office:value="3.41803054352198">
            <text:p>3.42E+000</text:p>
          </table:table-cell>
          <table:table-cell office:value-type="float" office:value="6.30842873541655">
            <text:p>6.31E+000</text:p>
          </table:table-cell>
          <table:table-cell office:value-type="float" office:value="9.48420655653641">
            <text:p>9.48E+000</text:p>
          </table:table-cell>
          <table:table-cell office:value-type="float" office:value="11.5040319442522">
            <text:p>1.15E+001</text:p>
          </table:table-cell>
          <table:table-cell office:value-type="float" office:value="11.5668384239146">
            <text:p>1.16E+001</text:p>
          </table:table-cell>
          <table:table-cell office:value-type="float" office:value="13.4825059481456">
            <text:p>1.35E+001</text:p>
          </table:table-cell>
          <table:table-cell office:value-type="float" office:value="13.5963483809253">
            <text:p>1.36E+001</text:p>
          </table:table-cell>
          <table:table-cell office:value-type="float" office:value="14.2058260938481">
            <text:p>1.42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811807299575">
            <text:p>1.1881</text:p>
          </table:table-cell>
          <table:table-cell table:formula="of:=SQRT([.D34])" office:value-type="float" office:value="1.84879164416166">
            <text:p>1.8488</text:p>
          </table:table-cell>
          <table:table-cell table:formula="of:=SQRT([.E34])" office:value-type="float" office:value="2.51165856266662">
            <text:p>2.5117</text:p>
          </table:table-cell>
          <table:table-cell table:formula="of:=SQRT([.F34])" office:value-type="float" office:value="3.07964390093017">
            <text:p>3.0796</text:p>
          </table:table-cell>
          <table:table-cell table:formula="of:=SQRT([.G34])" office:value-type="float" office:value="3.39175941721287">
            <text:p>3.3918</text:p>
          </table:table-cell>
          <table:table-cell table:formula="of:=SQRT([.H34])" office:value-type="float" office:value="3.40100550189419">
            <text:p>3.4010</text:p>
          </table:table-cell>
          <table:table-cell table:formula="of:=SQRT([.I34])" office:value-type="float" office:value="3.67185320351258">
            <text:p>3.6719</text:p>
          </table:table-cell>
          <table:table-cell table:formula="of:=SQRT([.J34])" office:value-type="float" office:value="3.68732265755593">
            <text:p>3.6873</text:p>
          </table:table-cell>
          <table:table-cell table:formula="of:=SQRT([.K34])" office:value-type="float" office:value="3.76906169939524">
            <text:p>3.7691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0977689930925">
            <text:p>1.51E+000</text:p>
          </table:table-cell>
          <table:table-cell office:value-type="float" office:value="3.27328350682814">
            <text:p>3.27E+000</text:p>
          </table:table-cell>
          <table:table-cell office:value-type="float" office:value="6.7090504288287">
            <text:p>6.71E+000</text:p>
          </table:table-cell>
          <table:table-cell office:value-type="float" office:value="10.0864123693368">
            <text:p>1.01E+001</text:p>
          </table:table-cell>
          <table:table-cell office:value-type="float" office:value="11.6032975948521">
            <text:p>1.16E+001</text:p>
          </table:table-cell>
          <table:table-cell office:value-type="float" office:value="11.6697772754998">
            <text:p>1.17E+001</text:p>
          </table:table-cell>
          <table:table-cell office:value-type="float" office:value="13.3360284633338">
            <text:p>1.33E+001</text:p>
          </table:table-cell>
          <table:table-cell office:value-type="float" office:value="13.4454725680638">
            <text:p>1.34E+001</text:p>
          </table:table-cell>
          <table:table-cell office:value-type="float" office:value="13.6189541055165">
            <text:p>1.36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872979100746">
            <text:p>1.2287</text:p>
          </table:table-cell>
          <table:table-cell table:formula="of:=SQRT([.D35])" office:value-type="float" office:value="1.80922179591894">
            <text:p>1.8092</text:p>
          </table:table-cell>
          <table:table-cell table:formula="of:=SQRT([.E35])" office:value-type="float" office:value="2.59018347397027">
            <text:p>2.5902</text:p>
          </table:table-cell>
          <table:table-cell table:formula="of:=SQRT([.F35])" office:value-type="float" office:value="3.1759112659734">
            <text:p>3.1759</text:p>
          </table:table-cell>
          <table:table-cell table:formula="of:=SQRT([.G35])" office:value-type="float" office:value="3.40636134237871">
            <text:p>3.4064</text:p>
          </table:table-cell>
          <table:table-cell table:formula="of:=SQRT([.H35])" office:value-type="float" office:value="3.41610557148046">
            <text:p>3.4161</text:p>
          </table:table-cell>
          <table:table-cell table:formula="of:=SQRT([.I35])" office:value-type="float" office:value="3.65185274392791">
            <text:p>3.6519</text:p>
          </table:table-cell>
          <table:table-cell table:formula="of:=SQRT([.J35])" office:value-type="float" office:value="3.66680686266182">
            <text:p>3.6668</text:p>
          </table:table-cell>
          <table:table-cell table:formula="of:=SQRT([.K35])" office:value-type="float" office:value="3.69038671490083">
            <text:p>3.6904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1034322018579">
            <text:p>1.61E+000</text:p>
          </table:table-cell>
          <table:table-cell office:value-type="float" office:value="3.13233685541891">
            <text:p>3.13E+000</text:p>
          </table:table-cell>
          <table:table-cell office:value-type="float" office:value="7.12203416452293">
            <text:p>7.12E+000</text:p>
          </table:table-cell>
          <table:table-cell office:value-type="float" office:value="10.7070425025711">
            <text:p>1.07E+001</text:p>
          </table:table-cell>
          <table:table-cell office:value-type="float" office:value="11.7056580250339">
            <text:p>1.17E+001</text:p>
          </table:table-cell>
          <table:table-cell office:value-type="float" office:value="11.7758890689812">
            <text:p>1.18E+001</text:p>
          </table:table-cell>
          <table:table-cell office:value-type="float" office:value="13.0445727613693">
            <text:p>1.30E+001</text:p>
          </table:table-cell>
          <table:table-cell office:value-type="float" office:value="13.19291143585">
            <text:p>1.32E+001</text:p>
          </table:table-cell>
          <table:table-cell office:value-type="float" office:value="13.2978380812197">
            <text:p>1.33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899299453771">
            <text:p>1.2690</text:p>
          </table:table-cell>
          <table:table-cell table:formula="of:=SQRT([.D36])" office:value-type="float" office:value="1.76984091246047">
            <text:p>1.7698</text:p>
          </table:table-cell>
          <table:table-cell table:formula="of:=SQRT([.E36])" office:value-type="float" office:value="2.66871395329715">
            <text:p>2.6687</text:p>
          </table:table-cell>
          <table:table-cell table:formula="of:=SQRT([.F36])" office:value-type="float" office:value="3.27216174761748">
            <text:p>3.2722</text:p>
          </table:table-cell>
          <table:table-cell table:formula="of:=SQRT([.G36])" office:value-type="float" office:value="3.42135324470215">
            <text:p>3.4214</text:p>
          </table:table-cell>
          <table:table-cell table:formula="of:=SQRT([.H36])" office:value-type="float" office:value="3.43160153120685">
            <text:p>3.4316</text:p>
          </table:table-cell>
          <table:table-cell table:formula="of:=SQRT([.I36])" office:value-type="float" office:value="3.61172711612732">
            <text:p>3.6117</text:p>
          </table:table-cell>
          <table:table-cell table:formula="of:=SQRT([.J36])" office:value-type="float" office:value="3.63220476237918">
            <text:p>3.6322</text:p>
          </table:table-cell>
          <table:table-cell table:formula="of:=SQRT([.K36])" office:value-type="float" office:value="3.6466200900587">
            <text:p>3.6466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294162180603">
            <text:p>1.71E+000</text:p>
          </table:table-cell>
          <table:table-cell office:value-type="float" office:value="2.99557198581658">
            <text:p>3.00E+000</text:p>
          </table:table-cell>
          <table:table-cell office:value-type="float" office:value="7.54738534117602">
            <text:p>7.55E+000</text:p>
          </table:table-cell>
          <table:table-cell office:value-type="float" office:value="11.3455681043324">
            <text:p>1.13E+001</text:p>
          </table:table-cell>
          <table:table-cell office:value-type="float" office:value="11.8114969985329">
            <text:p>1.18E+001</text:p>
          </table:table-cell>
          <table:table-cell office:value-type="float" office:value="11.8851958544635">
            <text:p>1.19E+001</text:p>
          </table:table-cell>
          <table:table-cell office:value-type="float" office:value="12.482668376601">
            <text:p>1.25E+001</text:p>
          </table:table-cell>
          <table:table-cell office:value-type="float" office:value="13.0532884579467">
            <text:p>1.31E+001</text:p>
          </table:table-cell>
          <table:table-cell office:value-type="float" office:value="13.1534424300455">
            <text:p>1.32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879395697185">
            <text:p>1.3088</text:p>
          </table:table-cell>
          <table:table-cell table:formula="of:=SQRT([.D37])" office:value-type="float" office:value="1.73077207795151">
            <text:p>1.7308</text:p>
          </table:table-cell>
          <table:table-cell table:formula="of:=SQRT([.E37])" office:value-type="float" office:value="2.74725050571949">
            <text:p>2.7473</text:p>
          </table:table-cell>
          <table:table-cell table:formula="of:=SQRT([.F37])" office:value-type="float" office:value="3.36831829023512">
            <text:p>3.3683</text:p>
          </table:table-cell>
          <table:table-cell table:formula="of:=SQRT([.G37])" office:value-type="float" office:value="3.43678585287662">
            <text:p>3.4368</text:p>
          </table:table-cell>
          <table:table-cell table:formula="of:=SQRT([.H37])" office:value-type="float" office:value="3.44749124066523">
            <text:p>3.4475</text:p>
          </table:table-cell>
          <table:table-cell table:formula="of:=SQRT([.I37])" office:value-type="float" office:value="3.53308199403878">
            <text:p>3.5331</text:p>
          </table:table-cell>
          <table:table-cell table:formula="of:=SQRT([.J37])" office:value-type="float" office:value="3.61293349758153">
            <text:p>3.6129</text:p>
          </table:table-cell>
          <table:table-cell table:formula="of:=SQRT([.K37])" office:value-type="float" office:value="3.62676749048591">
            <text:p>3.6268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68447496136">
            <text:p>1.82E+000</text:p>
          </table:table-cell>
          <table:table-cell office:value-type="float" office:value="2.86371561832456">
            <text:p>2.86E+000</text:p>
          </table:table-cell>
          <table:table-cell office:value-type="float" office:value="7.98510983422484">
            <text:p>7.99E+000</text:p>
          </table:table-cell>
          <table:table-cell office:value-type="float" office:value="11.9095923778921">
            <text:p>1.19E+001</text:p>
          </table:table-cell>
          <table:table-cell office:value-type="float" office:value="11.9332280711905">
            <text:p>1.19E+001</text:p>
          </table:table-cell>
          <table:table-cell office:value-type="float" office:value="11.99519975847">
            <text:p>1.20E+001</text:p>
          </table:table-cell>
          <table:table-cell office:value-type="float" office:value="12.0153551432238">
            <text:p>1.20E+001</text:p>
          </table:table-cell>
          <table:table-cell office:value-type="float" office:value="12.9175102317625">
            <text:p>1.29E+001</text:p>
          </table:table-cell>
          <table:table-cell office:value-type="float" office:value="13.0122952719627">
            <text:p>1.30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790383544732">
            <text:p>1.3479</text:p>
          </table:table-cell>
          <table:table-cell table:formula="of:=SQRT([.D38])" office:value-type="float" office:value="1.69225164154879">
            <text:p>1.6923</text:p>
          </table:table-cell>
          <table:table-cell table:formula="of:=SQRT([.E38])" office:value-type="float" office:value="2.82579366448169">
            <text:p>2.8258</text:p>
          </table:table-cell>
          <table:table-cell table:formula="of:=SQRT([.F38])" office:value-type="float" office:value="3.45102772777793">
            <text:p>3.4510</text:p>
          </table:table-cell>
          <table:table-cell table:formula="of:=SQRT([.G38])" office:value-type="float" office:value="3.45445047311298">
            <text:p>3.4545</text:p>
          </table:table-cell>
          <table:table-cell table:formula="of:=SQRT([.H38])" office:value-type="float" office:value="3.46340869065">
            <text:p>3.4634</text:p>
          </table:table-cell>
          <table:table-cell table:formula="of:=SQRT([.I38])" office:value-type="float" office:value="3.46631723061">
            <text:p>3.4663</text:p>
          </table:table-cell>
          <table:table-cell table:formula="of:=SQRT([.J38])" office:value-type="float" office:value="3.59409379840906">
            <text:p>3.5941</text:p>
          </table:table-cell>
          <table:table-cell table:formula="of:=SQRT([.K38])" office:value-type="float" office:value="3.60725591994285">
            <text:p>3.6073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2050247939797">
            <text:p>1.92E+000</text:p>
          </table:table-cell>
          <table:table-cell office:value-type="float" office:value="2.73831724319205">
            <text:p>2.74E+000</text:p>
          </table:table-cell>
          <table:table-cell office:value-type="float" office:value="8.43521402130848">
            <text:p>8.44E+000</text:p>
          </table:table-cell>
          <table:table-cell office:value-type="float" office:value="11.3962397410798">
            <text:p>1.14E+001</text:p>
          </table:table-cell>
          <table:table-cell office:value-type="float" office:value="12.0262966511232">
            <text:p>1.20E+001</text:p>
          </table:table-cell>
          <table:table-cell office:value-type="float" office:value="12.1130400076429">
            <text:p>1.21E+001</text:p>
          </table:table-cell>
          <table:table-cell office:value-type="float" office:value="12.6772262095366">
            <text:p>1.27E+001</text:p>
          </table:table-cell>
          <table:table-cell office:value-type="float" office:value="12.791029456883">
            <text:p>1.28E+001</text:p>
          </table:table-cell>
          <table:table-cell office:value-type="float" office:value="12.8746343460852">
            <text:p>1.29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582195082845">
            <text:p>1.3858</text:p>
          </table:table-cell>
          <table:table-cell table:formula="of:=SQRT([.D39])" office:value-type="float" office:value="1.65478616237629">
            <text:p>1.6548</text:p>
          </table:table-cell>
          <table:table-cell table:formula="of:=SQRT([.E39])" office:value-type="float" office:value="2.90434399155962">
            <text:p>2.9043</text:p>
          </table:table-cell>
          <table:table-cell table:formula="of:=SQRT([.F39])" office:value-type="float" office:value="3.37583171101283">
            <text:p>3.3758</text:p>
          </table:table-cell>
          <table:table-cell table:formula="of:=SQRT([.G39])" office:value-type="float" office:value="3.46789513265947">
            <text:p>3.4679</text:p>
          </table:table-cell>
          <table:table-cell table:formula="of:=SQRT([.H39])" office:value-type="float" office:value="3.48037929077319">
            <text:p>3.4804</text:p>
          </table:table-cell>
          <table:table-cell table:formula="of:=SQRT([.I39])" office:value-type="float" office:value="3.56050926266688">
            <text:p>3.5605</text:p>
          </table:table-cell>
          <table:table-cell table:formula="of:=SQRT([.J39])" office:value-type="float" office:value="3.5764548727592">
            <text:p>3.5765</text:p>
          </table:table-cell>
          <table:table-cell table:formula="of:=SQRT([.K39])" office:value-type="float" office:value="3.58812407060921">
            <text:p>3.5881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2008369359108">
            <text:p>2.02E+000</text:p>
          </table:table-cell>
          <table:table-cell office:value-type="float" office:value="2.62320742491777">
            <text:p>2.62E+000</text:p>
          </table:table-cell>
          <table:table-cell office:value-type="float" office:value="8.89770480812829">
            <text:p>8.90E+000</text:p>
          </table:table-cell>
          <table:table-cell office:value-type="float" office:value="10.8716920295526">
            <text:p>1.09E+001</text:p>
          </table:table-cell>
          <table:table-cell office:value-type="float" office:value="12.1377944868493">
            <text:p>1.21E+001</text:p>
          </table:table-cell>
          <table:table-cell office:value-type="float" office:value="12.2317905895327">
            <text:p>1.22E+001</text:p>
          </table:table-cell>
          <table:table-cell office:value-type="float" office:value="12.6569064259005">
            <text:p>1.27E+001</text:p>
          </table:table-cell>
          <table:table-cell office:value-type="float" office:value="12.7395149548312">
            <text:p>1.27E+001</text:p>
          </table:table-cell>
          <table:table-cell office:value-type="float" office:value="13.37980939724">
            <text:p>1.34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129648335282">
            <text:p>1.4213</text:p>
          </table:table-cell>
          <table:table-cell table:formula="of:=SQRT([.D40])" office:value-type="float" office:value="1.619631879446">
            <text:p>1.6196</text:p>
          </table:table-cell>
          <table:table-cell table:formula="of:=SQRT([.E40])" office:value-type="float" office:value="2.98290207819973">
            <text:p>2.9829</text:p>
          </table:table-cell>
          <table:table-cell table:formula="of:=SQRT([.F40])" office:value-type="float" office:value="3.29722489823678">
            <text:p>3.2972</text:p>
          </table:table-cell>
          <table:table-cell table:formula="of:=SQRT([.G40])" office:value-type="float" office:value="3.48393376613984">
            <text:p>3.4839</text:p>
          </table:table-cell>
          <table:table-cell table:formula="of:=SQRT([.H40])" office:value-type="float" office:value="3.49739768821515">
            <text:p>3.4974</text:p>
          </table:table-cell>
          <table:table-cell table:formula="of:=SQRT([.I40])" office:value-type="float" office:value="3.55765462431368">
            <text:p>3.5577</text:p>
          </table:table-cell>
          <table:table-cell table:formula="of:=SQRT([.J40])" office:value-type="float" office:value="3.56924571230831">
            <text:p>3.5692</text:p>
          </table:table-cell>
          <table:table-cell table:formula="of:=SQRT([.K40])" office:value-type="float" office:value="3.65784217773812">
            <text:p>3.6578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442583040924">
            <text:p>2.10E+000</text:p>
          </table:table-cell>
          <table:table-cell office:value-type="float" office:value="2.52954830209389">
            <text:p>2.53E+000</text:p>
          </table:table-cell>
          <table:table-cell office:value-type="float" office:value="9.37258965470608">
            <text:p>9.37E+000</text:p>
          </table:table-cell>
          <table:table-cell office:value-type="float" office:value="10.3595742988261">
            <text:p>1.04E+001</text:p>
          </table:table-cell>
          <table:table-cell office:value-type="float" office:value="12.2448447880542">
            <text:p>1.22E+001</text:p>
          </table:table-cell>
          <table:table-cell office:value-type="float" office:value="12.3534909374511">
            <text:p>1.24E+001</text:p>
          </table:table-cell>
          <table:table-cell office:value-type="float" office:value="12.5409956505653">
            <text:p>1.25E+001</text:p>
          </table:table-cell>
          <table:table-cell office:value-type="float" office:value="12.6082983756221">
            <text:p>1.26E+001</text:p>
          </table:table-cell>
          <table:table-cell office:value-type="float" office:value="14.0930874994027">
            <text:p>1.41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066392745158">
            <text:p>1.4507</text:p>
          </table:table-cell>
          <table:table-cell table:formula="of:=SQRT([.D41])" office:value-type="float" office:value="1.59045537570027">
            <text:p>1.5905</text:p>
          </table:table-cell>
          <table:table-cell table:formula="of:=SQRT([.E41])" office:value-type="float" office:value="3.06146854543797">
            <text:p>3.0615</text:p>
          </table:table-cell>
          <table:table-cell table:formula="of:=SQRT([.F41])" office:value-type="float" office:value="3.21862925774717">
            <text:p>3.2186</text:p>
          </table:table-cell>
          <table:table-cell table:formula="of:=SQRT([.G41])" office:value-type="float" office:value="3.49926346365263">
            <text:p>3.4993</text:p>
          </table:table-cell>
          <table:table-cell table:formula="of:=SQRT([.H41])" office:value-type="float" office:value="3.51475332526353">
            <text:p>3.5148</text:p>
          </table:table-cell>
          <table:table-cell table:formula="of:=SQRT([.I41])" office:value-type="float" office:value="3.54132682063733">
            <text:p>3.5413</text:p>
          </table:table-cell>
          <table:table-cell table:formula="of:=SQRT([.J41])" office:value-type="float" office:value="3.55081657870722">
            <text:p>3.5508</text:p>
          </table:table-cell>
          <table:table-cell table:formula="of:=SQRT([.K41])" office:value-type="float" office:value="3.75407611795535">
            <text:p>3.7541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243075758382">
            <text:p>2.14E+000</text:p>
          </table:table-cell>
          <table:table-cell office:value-type="float" office:value="2.48843774281148">
            <text:p>2.49E+000</text:p>
          </table:table-cell>
          <table:table-cell office:value-type="float" office:value="9.85987660188592">
            <text:p>9.86E+000</text:p>
          </table:table-cell>
          <table:table-cell office:value-type="float" office:value="9.85987660201421">
            <text:p>9.86E+000</text:p>
          </table:table-cell>
          <table:table-cell office:value-type="float" office:value="12.3091893526313">
            <text:p>1.23E+001</text:p>
          </table:table-cell>
          <table:table-cell office:value-type="float" office:value="12.4667913269522">
            <text:p>1.25E+001</text:p>
          </table:table-cell>
          <table:table-cell office:value-type="float" office:value="12.4735127100872">
            <text:p>1.25E+001</text:p>
          </table:table-cell>
          <table:table-cell office:value-type="float" office:value="12.4919142196842">
            <text:p>1.25E+001</text:p>
          </table:table-cell>
          <table:table-cell office:value-type="float" office:value="14.8242017343973">
            <text:p>1.48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370446388054">
            <text:p>1.4637</text:p>
          </table:table-cell>
          <table:table-cell table:formula="of:=SQRT([.D42])" office:value-type="float" office:value="1.57747828600317">
            <text:p>1.5775</text:p>
          </table:table-cell>
          <table:table-cell table:formula="of:=SQRT([.E42])" office:value-type="float" office:value="3.14004404457739">
            <text:p>3.1400</text:p>
          </table:table-cell>
          <table:table-cell table:formula="of:=SQRT([.F42])" office:value-type="float" office:value="3.14004404459782">
            <text:p>3.1400</text:p>
          </table:table-cell>
          <table:table-cell table:formula="of:=SQRT([.G42])" office:value-type="float" office:value="3.50844543247167">
            <text:p>3.5084</text:p>
          </table:table-cell>
          <table:table-cell table:formula="of:=SQRT([.H42])" office:value-type="float" office:value="3.53083436696657">
            <text:p>3.5308</text:p>
          </table:table-cell>
          <table:table-cell table:formula="of:=SQRT([.I42])" office:value-type="float" office:value="3.53178605100694">
            <text:p>3.5318</text:p>
          </table:table-cell>
          <table:table-cell table:formula="of:=SQRT([.J42])" office:value-type="float" office:value="3.53439021893229">
            <text:p>3.5344</text:p>
          </table:table-cell>
          <table:table-cell table:formula="of:=SQRT([.K42])" office:value-type="float" office:value="3.8502209981243">
            <text:p>3.8502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2">
            <text:p>2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001">
            <text:p>1.00E-007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2" table:style-name="ta1">
        <table:shapes>
          <draw:frame draw:z-index="0" draw:style-name="gr1" svg:width="6.8323in" svg:height="7.3386in" svg:x="2.6665in" svg:y="7.2374in">
            <draw:object draw:notify-on-update-of-ranges="4x4_2.M2:4x4_2.M42 4x4_2.W1:4x4_2.W1 4x4_2.W2:4x4_2.W42 4x4_2.M2:4x4_2.M42 4x4_2.X1:4x4_2.X1 4x4_2.X2:4x4_2.X42 4x4_2.M2:4x4_2.M42 4x4_2.N1:4x4_2.N1 4x4_2.N2:4x4_2.N42 4x4_2.M2:4x4_2.M42 4x4_2.O1:4x4_2.O1 4x4_2.O2:4x4_2.O42 4x4_2.M2:4x4_2.M42 4x4_2.P1:4x4_2.P1 4x4_2.P2:4x4_2.P42 4x4_2.M2:4x4_2.M42 4x4_2.Q1:4x4_2.Q1 4x4_2.Q2:4x4_2.Q42 4x4_2.M2:4x4_2.M42 4x4_2.R1:4x4_2.R1 4x4_2.R2:4x4_2.R42 4x4_2.M2:4x4_2.M42 4x4_2.S1:4x4_2.S1 4x4_2.S2:4x4_2.S42 4x4_2.M2:4x4_2.M42 4x4_2.T1:4x4_2.T1 4x4_2.T2:4x4_2.T42 4x4_2.M2:4x4_2.M42 4x4_2.U1:4x4_2.U1 4x4_2.U2:4x4_2.U42 4x4_2.M2:4x4_2.M42 4x4_2.V1:4x4_2.V1 4x4_2.V2:4x4_2.V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65623000289456">
            <text:p>-1.66E-001</text:p>
          </table:table-cell>
          <table:table-cell office:value-type="float" office:value="-0.000000000000147520572900701">
            <text:p>-1.48E-013</text:p>
          </table:table-cell>
          <table:table-cell office:value-type="float" office:value="0.00820989030550849">
            <text:p>8.21E-003</text:p>
          </table:table-cell>
          <table:table-cell office:value-type="float" office:value="9.58156005890815">
            <text:p>9.58E+000</text:p>
          </table:table-cell>
          <table:table-cell office:value-type="float" office:value="9.94394623470961">
            <text:p>9.94E+000</text:p>
          </table:table-cell>
          <table:table-cell office:value-type="float" office:value="9.94394623470965">
            <text:p>9.94E+000</text:p>
          </table:table-cell>
          <table:table-cell office:value-type="float" office:value="10.0200469164308">
            <text:p>1.00E+001</text:p>
          </table:table-cell>
          <table:table-cell office:value-type="float" office:value="19.7898045353354">
            <text:p>1.98E+001</text:p>
          </table:table-cell>
          <table:table-cell office:value-type="float" office:value="20.1772283965292">
            <text:p>2.02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">
            <text:p>Err:502</text:p>
          </table:table-cell>
          <table:table-cell table:formula="of:=SQRT([.E2])" office:value-type="float" office:value="0.090608445001051">
            <text:p>0.0906</text:p>
          </table:table-cell>
          <table:table-cell table:formula="of:=SQRT([.F2])" office:value-type="float" office:value="3.09540951392673">
            <text:p>3.0954</text:p>
          </table:table-cell>
          <table:table-cell table:formula="of:=SQRT([.G2])" office:value-type="float" office:value="3.15340232680665">
            <text:p>3.1534</text:p>
          </table:table-cell>
          <table:table-cell table:formula="of:=SQRT([.H2])" office:value-type="float" office:value="3.15340232680666">
            <text:p>3.1534</text:p>
          </table:table-cell>
          <table:table-cell table:formula="of:=SQRT([.I2])" office:value-type="float" office:value="3.16544576899223">
            <text:p>3.1654</text:p>
          </table:table-cell>
          <table:table-cell table:formula="of:=SQRT([.J2])" office:value-type="float" office:value="4.44857331459597">
            <text:p>4.4486</text:p>
          </table:table-cell>
          <table:table-cell table:formula="of:=SQRT([.K2])" office:value-type="float" office:value="4.49190698885553">
            <text:p>4.4919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6365231589237">
            <text:p>-1.64E-001</text:p>
          </table:table-cell>
          <table:table-cell office:value-type="float" office:value="0.00615926846653392">
            <text:p>6.16E-003</text:p>
          </table:table-cell>
          <table:table-cell office:value-type="float" office:value="0.0170371475897218">
            <text:p>1.70E-002</text:p>
          </table:table-cell>
          <table:table-cell office:value-type="float" office:value="9.46829908275801">
            <text:p>9.47E+000</text:p>
          </table:table-cell>
          <table:table-cell office:value-type="float" office:value="9.94548332195642">
            <text:p>9.95E+000</text:p>
          </table:table-cell>
          <table:table-cell office:value-type="float" office:value="9.94553402235639">
            <text:p>9.95E+000</text:p>
          </table:table-cell>
          <table:table-cell office:value-type="float" office:value="10.1366879517556">
            <text:p>1.01E+001</text:p>
          </table:table-cell>
          <table:table-cell office:value-type="float" office:value="19.6731918351038">
            <text:p>1.97E+001</text:p>
          </table:table-cell>
          <table:table-cell office:value-type="float" office:value="19.9472295061782">
            <text:p>1.99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70433217">
            <text:p>0.0785</text:p>
          </table:table-cell>
          <table:table-cell table:formula="of:=SQRT([.E3])" office:value-type="float" office:value="0.130526424871448">
            <text:p>0.1305</text:p>
          </table:table-cell>
          <table:table-cell table:formula="of:=SQRT([.F3])" office:value-type="float" office:value="3.0770601363571">
            <text:p>3.0771</text:p>
          </table:table-cell>
          <table:table-cell table:formula="of:=SQRT([.G3])" office:value-type="float" office:value="3.15364603625017">
            <text:p>3.1536</text:p>
          </table:table-cell>
          <table:table-cell table:formula="of:=SQRT([.H3])" office:value-type="float" office:value="3.15365407461827">
            <text:p>3.1537</text:p>
          </table:table-cell>
          <table:table-cell table:formula="of:=SQRT([.I3])" office:value-type="float" office:value="3.18381657005482">
            <text:p>3.1838</text:p>
          </table:table-cell>
          <table:table-cell table:formula="of:=SQRT([.J3])" office:value-type="float" office:value="4.43544719674396">
            <text:p>4.4354</text:p>
          </table:table-cell>
          <table:table-cell table:formula="of:=SQRT([.K3])" office:value-type="float" office:value="4.46623213751572">
            <text:p>4.4662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57928823949202">
            <text:p>-1.58E-001</text:p>
          </table:table-cell>
          <table:table-cell office:value-type="float" office:value="0.024637073942304">
            <text:p>2.46E-002</text:p>
          </table:table-cell>
          <table:table-cell office:value-type="float" office:value="0.0437074458725069">
            <text:p>4.37E-002</text:p>
          </table:table-cell>
          <table:table-cell office:value-type="float" office:value="9.25753537679739">
            <text:p>9.26E+000</text:p>
          </table:table-cell>
          <table:table-cell office:value-type="float" office:value="9.95004396397435">
            <text:p>9.95E+000</text:p>
          </table:table-cell>
          <table:table-cell office:value-type="float" office:value="9.95029695462673">
            <text:p>9.95E+000</text:p>
          </table:table-cell>
          <table:table-cell office:value-type="float" office:value="10.3576427542788">
            <text:p>1.04E+001</text:p>
          </table:table-cell>
          <table:table-cell office:value-type="float" office:value="19.4554258703857">
            <text:p>1.95E+001</text:p>
          </table:table-cell>
          <table:table-cell office:value-type="float" office:value="19.6899401890355">
            <text:p>1.97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29277">
            <text:p>0.1570</text:p>
          </table:table-cell>
          <table:table-cell table:formula="of:=SQRT([.E4])" office:value-type="float" office:value="0.209063258064412">
            <text:p>0.2091</text:p>
          </table:table-cell>
          <table:table-cell table:formula="of:=SQRT([.F4])" office:value-type="float" office:value="3.04261982127202">
            <text:p>3.0426</text:p>
          </table:table-cell>
          <table:table-cell table:formula="of:=SQRT([.G4])" office:value-type="float" office:value="3.15436902786823">
            <text:p>3.1544</text:p>
          </table:table-cell>
          <table:table-cell table:formula="of:=SQRT([.H4])" office:value-type="float" office:value="3.15440912923906">
            <text:p>3.1544</text:p>
          </table:table-cell>
          <table:table-cell table:formula="of:=SQRT([.I4])" office:value-type="float" office:value="3.21832918674873">
            <text:p>3.2183</text:p>
          </table:table-cell>
          <table:table-cell table:formula="of:=SQRT([.J4])" office:value-type="float" office:value="4.41083051934505">
            <text:p>4.4108</text:p>
          </table:table-cell>
          <table:table-cell table:formula="of:=SQRT([.K4])" office:value-type="float" office:value="4.43733480695739">
            <text:p>4.4373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885052524465">
            <text:p>-1.49E-001</text:p>
          </table:table-cell>
          <table:table-cell office:value-type="float" office:value="0.0554334171131045">
            <text:p>5.54E-002</text:p>
          </table:table-cell>
          <table:table-cell office:value-type="float" office:value="0.0886186811772206">
            <text:p>8.86E-002</text:p>
          </table:table-cell>
          <table:table-cell office:value-type="float" office:value="9.02822813574193">
            <text:p>9.03E+000</text:p>
          </table:table-cell>
          <table:table-cell office:value-type="float" office:value="9.95763745942741">
            <text:p>9.96E+000</text:p>
          </table:table-cell>
          <table:table-cell office:value-type="float" office:value="9.95823500303812">
            <text:p>9.96E+000</text:p>
          </table:table-cell>
          <table:table-cell office:value-type="float" office:value="10.6039424212831">
            <text:p>1.06E+001</text:p>
          </table:table-cell>
          <table:table-cell office:value-type="float" office:value="19.2184209062413">
            <text:p>1.92E+001</text:p>
          </table:table-cell>
          <table:table-cell office:value-type="float" office:value="19.435639416363">
            <text:p>1.94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3071622">
            <text:p>0.2354</text:p>
          </table:table-cell>
          <table:table-cell table:formula="of:=SQRT([.E5])" office:value-type="float" office:value="0.29768889998994">
            <text:p>0.2977</text:p>
          </table:table-cell>
          <table:table-cell table:formula="of:=SQRT([.F5])" office:value-type="float" office:value="3.00470100604735">
            <text:p>3.0047</text:p>
          </table:table-cell>
          <table:table-cell table:formula="of:=SQRT([.G5])" office:value-type="float" office:value="3.1555724455996">
            <text:p>3.1556</text:p>
          </table:table-cell>
          <table:table-cell table:formula="of:=SQRT([.H5])" office:value-type="float" office:value="3.15566712487837">
            <text:p>3.1557</text:p>
          </table:table-cell>
          <table:table-cell table:formula="of:=SQRT([.I5])" office:value-type="float" office:value="3.25636951547012">
            <text:p>3.2564</text:p>
          </table:table-cell>
          <table:table-cell table:formula="of:=SQRT([.J5])" office:value-type="float" office:value="4.38388194483398">
            <text:p>4.3839</text:p>
          </table:table-cell>
          <table:table-cell table:formula="of:=SQRT([.K5])" office:value-type="float" office:value="4.40858700904984">
            <text:p>4.4086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6746726871189">
            <text:p>-1.37E-001</text:p>
          </table:table-cell>
          <table:table-cell office:value-type="float" office:value="0.0985483006489913">
            <text:p>9.85E-002</text:p>
          </table:table-cell>
          <table:table-cell office:value-type="float" office:value="0.152099984952921">
            <text:p>1.52E-001</text:p>
          </table:table-cell>
          <table:table-cell office:value-type="float" office:value="8.79540109957237">
            <text:p>8.80E+000</text:p>
          </table:table-cell>
          <table:table-cell office:value-type="float" office:value="9.96826741448971">
            <text:p>9.97E+000</text:p>
          </table:table-cell>
          <table:table-cell office:value-type="float" office:value="9.96934792433216">
            <text:p>9.97E+000</text:p>
          </table:table-cell>
          <table:table-cell office:value-type="float" office:value="10.8605589678607">
            <text:p>1.09E+001</text:p>
          </table:table-cell>
          <table:table-cell office:value-type="float" office:value="18.9779915969828">
            <text:p>1.90E+001</text:p>
          </table:table-cell>
          <table:table-cell office:value-type="float" office:value="19.1849133408121">
            <text:p>1.92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430776">
            <text:p>0.3139</text:p>
          </table:table-cell>
          <table:table-cell table:formula="of:=SQRT([.E6])" office:value-type="float" office:value="0.389999980708873">
            <text:p>0.3900</text:p>
          </table:table-cell>
          <table:table-cell table:formula="of:=SQRT([.F6])" office:value-type="float" office:value="2.96570414902977">
            <text:p>2.9657</text:p>
          </table:table-cell>
          <table:table-cell table:formula="of:=SQRT([.G6])" office:value-type="float" office:value="3.1572563111806">
            <text:p>3.1573</text:p>
          </table:table-cell>
          <table:table-cell table:formula="of:=SQRT([.H6])" office:value-type="float" office:value="3.15742742186296">
            <text:p>3.1574</text:p>
          </table:table-cell>
          <table:table-cell table:formula="of:=SQRT([.I6])" office:value-type="float" office:value="3.29553621856302">
            <text:p>3.2955</text:p>
          </table:table-cell>
          <table:table-cell table:formula="of:=SQRT([.J6])" office:value-type="float" office:value="4.35637367508606">
            <text:p>4.3564</text:p>
          </table:table-cell>
          <table:table-cell table:formula="of:=SQRT([.K6])" office:value-type="float" office:value="4.38005860015732">
            <text:p>4.3801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2177264083595">
            <text:p>-1.22E-001</text:p>
          </table:table-cell>
          <table:table-cell office:value-type="float" office:value="0.153981731486195">
            <text:p>1.54E-001</text:p>
          </table:table-cell>
          <table:table-cell office:value-type="float" office:value="0.234306320803601">
            <text:p>2.34E-001</text:p>
          </table:table-cell>
          <table:table-cell office:value-type="float" office:value="8.56298533275585">
            <text:p>8.56E+000</text:p>
          </table:table-cell>
          <table:table-cell office:value-type="float" office:value="9.98193491428416">
            <text:p>9.98E+000</text:p>
          </table:table-cell>
          <table:table-cell office:value-type="float" office:value="9.98363537831362">
            <text:p>9.98E+000</text:p>
          </table:table-cell>
          <table:table-cell office:value-type="float" office:value="11.1235590058293">
            <text:p>1.11E+001</text:p>
          </table:table-cell>
          <table:table-cell office:value-type="float" office:value="18.7382865742178">
            <text:p>1.87E+001</text:p>
          </table:table-cell>
          <table:table-cell office:value-type="float" office:value="18.9378581256746">
            <text:p>1.89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60474753">
            <text:p>0.3924</text:p>
          </table:table-cell>
          <table:table-cell table:formula="of:=SQRT([.E7])" office:value-type="float" office:value="0.484051981509838">
            <text:p>0.4841</text:p>
          </table:table-cell>
          <table:table-cell table:formula="of:=SQRT([.F7])" office:value-type="float" office:value="2.9262579060561">
            <text:p>2.9263</text:p>
          </table:table-cell>
          <table:table-cell table:formula="of:=SQRT([.G7])" office:value-type="float" office:value="3.15942002815139">
            <text:p>3.1594</text:p>
          </table:table-cell>
          <table:table-cell table:formula="of:=SQRT([.H7])" office:value-type="float" office:value="3.15968912684676">
            <text:p>3.1597</text:p>
          </table:table-cell>
          <table:table-cell table:formula="of:=SQRT([.I7])" office:value-type="float" office:value="3.33519999487726">
            <text:p>3.3352</text:p>
          </table:table-cell>
          <table:table-cell table:formula="of:=SQRT([.J7])" office:value-type="float" office:value="4.32877425771058">
            <text:p>4.3288</text:p>
          </table:table-cell>
          <table:table-cell table:formula="of:=SQRT([.K7])" office:value-type="float" office:value="4.35176494375266">
            <text:p>4.3518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103956445427872">
            <text:p>-1.04E-001</text:p>
          </table:table-cell>
          <table:table-cell office:value-type="float" office:value="0.221733724026043">
            <text:p>2.22E-001</text:p>
          </table:table-cell>
          <table:table-cell office:value-type="float" office:value="0.335265542632359">
            <text:p>3.35E-001</text:p>
          </table:table-cell>
          <table:table-cell office:value-type="float" office:value="8.33239934648799">
            <text:p>8.33E+000</text:p>
          </table:table-cell>
          <table:table-cell office:value-type="float" office:value="9.99864075210954">
            <text:p>1.00E+001</text:p>
          </table:table-cell>
          <table:table-cell office:value-type="float" office:value="10.0010969343474">
            <text:p>1.00E+001</text:p>
          </table:table-cell>
          <table:table-cell office:value-type="float" office:value="11.3915209777289">
            <text:p>1.14E+001</text:p>
          </table:table-cell>
          <table:table-cell office:value-type="float" office:value="18.5007992257355">
            <text:p>1.85E+001</text:p>
          </table:table-cell>
          <table:table-cell office:value-type="float" office:value="18.6944864146278">
            <text:p>1.87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152874">
            <text:p>0.4709</text:p>
          </table:table-cell>
          <table:table-cell table:formula="of:=SQRT([.E8])" office:value-type="float" office:value="0.579021193595156">
            <text:p>0.5790</text:p>
          </table:table-cell>
          <table:table-cell table:formula="of:=SQRT([.F8])" office:value-type="float" office:value="2.88658957014813">
            <text:p>2.8866</text:p>
          </table:table-cell>
          <table:table-cell table:formula="of:=SQRT([.G8])" office:value-type="float" office:value="3.16206273690285">
            <text:p>3.1621</text:p>
          </table:table-cell>
          <table:table-cell table:formula="of:=SQRT([.H8])" office:value-type="float" office:value="3.16245109596139">
            <text:p>3.1625</text:p>
          </table:table-cell>
          <table:table-cell table:formula="of:=SQRT([.I8])" office:value-type="float" office:value="3.37513273483117">
            <text:p>3.3751</text:p>
          </table:table-cell>
          <table:table-cell table:formula="of:=SQRT([.J8])" office:value-type="float" office:value="4.30125554062247">
            <text:p>4.3013</text:p>
          </table:table-cell>
          <table:table-cell table:formula="of:=SQRT([.K8])" office:value-type="float" office:value="4.32371211051659">
            <text:p>4.3237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832704964921294">
            <text:p>-8.33E-002</text:p>
          </table:table-cell>
          <table:table-cell office:value-type="float" office:value="0.301804304235989">
            <text:p>3.02E-001</text:p>
          </table:table-cell>
          <table:table-cell office:value-type="float" office:value="0.454949600597228">
            <text:p>4.55E-001</text:p>
          </table:table-cell>
          <table:table-cell office:value-type="float" office:value="8.10426878065179">
            <text:p>8.10E+000</text:p>
          </table:table-cell>
          <table:table-cell office:value-type="float" office:value="10.0183857546552">
            <text:p>1.00E+001</text:p>
          </table:table-cell>
          <table:table-cell office:value-type="float" office:value="10.0217320768818">
            <text:p>1.00E+001</text:p>
          </table:table-cell>
          <table:table-cell office:value-type="float" office:value="11.6638145095708">
            <text:p>1.17E+001</text:p>
          </table:table-cell>
          <table:table-cell office:value-type="float" office:value="18.266185678561">
            <text:p>1.83E+001</text:p>
          </table:table-cell>
          <table:table-cell office:value-type="float" office:value="18.4547874344865">
            <text:p>1.85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255899">
            <text:p>0.5494</text:p>
          </table:table-cell>
          <table:table-cell table:formula="of:=SQRT([.E9])" office:value-type="float" office:value="0.674499518604148">
            <text:p>0.6745</text:p>
          </table:table-cell>
          <table:table-cell table:formula="of:=SQRT([.F9])" office:value-type="float" office:value="2.8467997436862">
            <text:p>2.8468</text:p>
          </table:table-cell>
          <table:table-cell table:formula="of:=SQRT([.G9])" office:value-type="float" office:value="3.16518336825139">
            <text:p>3.1652</text:p>
          </table:table-cell>
          <table:table-cell table:formula="of:=SQRT([.H9])" office:value-type="float" office:value="3.16571193839265">
            <text:p>3.1657</text:p>
          </table:table-cell>
          <table:table-cell table:formula="of:=SQRT([.I9])" office:value-type="float" office:value="3.41523271675165">
            <text:p>3.4152</text:p>
          </table:table-cell>
          <table:table-cell table:formula="of:=SQRT([.J9])" office:value-type="float" office:value="4.27389584320454">
            <text:p>4.2739</text:p>
          </table:table-cell>
          <table:table-cell table:formula="of:=SQRT([.K9])" office:value-type="float" office:value="4.29590356438392">
            <text:p>4.2959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96736845468979">
            <text:p>-5.97E-002</text:p>
          </table:table-cell>
          <table:table-cell office:value-type="float" office:value="0.394193514656409">
            <text:p>3.94E-001</text:p>
          </table:table-cell>
          <table:table-cell office:value-type="float" office:value="0.593316889680619">
            <text:p>5.93E-001</text:p>
          </table:table-cell>
          <table:table-cell office:value-type="float" office:value="7.87890813175164">
            <text:p>7.88E+000</text:p>
          </table:table-cell>
          <table:table-cell office:value-type="float" office:value="10.0411708519697">
            <text:p>1.00E+001</text:p>
          </table:table-cell>
          <table:table-cell office:value-type="float" office:value="10.0455402118973">
            <text:p>1.00E+001</text:p>
          </table:table-cell>
          <table:table-cell office:value-type="float" office:value="11.9401176227119">
            <text:p>1.19E+001</text:p>
          </table:table-cell>
          <table:table-cell office:value-type="float" office:value="18.0347760503177">
            <text:p>1.80E+001</text:p>
          </table:table-cell>
          <table:table-cell office:value-type="float" office:value="18.21874223145">
            <text:p>1.82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1377392">
            <text:p>0.6278</text:p>
          </table:table-cell>
          <table:table-cell table:formula="of:=SQRT([.E10])" office:value-type="float" office:value="0.770270660015438">
            <text:p>0.7703</text:p>
          </table:table-cell>
          <table:table-cell table:formula="of:=SQRT([.F10])" office:value-type="float" office:value="2.80693928180708">
            <text:p>2.8069</text:p>
          </table:table-cell>
          <table:table-cell table:formula="of:=SQRT([.G10])" office:value-type="float" office:value="3.16878065696723">
            <text:p>3.1688</text:p>
          </table:table-cell>
          <table:table-cell table:formula="of:=SQRT([.H10])" office:value-type="float" office:value="3.16947002066549">
            <text:p>3.1695</text:p>
          </table:table-cell>
          <table:table-cell table:formula="of:=SQRT([.I10])" office:value-type="float" office:value="3.45544752857164">
            <text:p>3.4554</text:p>
          </table:table-cell>
          <table:table-cell table:formula="of:=SQRT([.J10])" office:value-type="float" office:value="4.24673710633443">
            <text:p>4.2467</text:p>
          </table:table-cell>
          <table:table-cell table:formula="of:=SQRT([.K10])" office:value-type="float" office:value="4.2683418597214">
            <text:p>4.2683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31283553287641">
            <text:p>-3.31E-002</text:p>
          </table:table-cell>
          <table:table-cell office:value-type="float" office:value="0.498901420302565">
            <text:p>4.99E-001</text:p>
          </table:table-cell>
          <table:table-cell office:value-type="float" office:value="0.750329156687068">
            <text:p>7.50E-001</text:p>
          </table:table-cell>
          <table:table-cell office:value-type="float" office:value="7.6564902629655">
            <text:p>7.66E+000</text:p>
          </table:table-cell>
          <table:table-cell office:value-type="float" office:value="10.066997096501">
            <text:p>1.01E+001</text:p>
          </table:table-cell>
          <table:table-cell office:value-type="float" office:value="10.0725206743858">
            <text:p>1.01E+001</text:p>
          </table:table-cell>
          <table:table-cell office:value-type="float" office:value="12.2202456492988">
            <text:p>1.22E+001</text:p>
          </table:table-cell>
          <table:table-cell office:value-type="float" office:value="17.8067557321132">
            <text:p>1.78E+001</text:p>
          </table:table-cell>
          <table:table-cell office:value-type="float" office:value="17.986328781548">
            <text:p>1.80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29540867834">
            <text:p>0.7063</text:p>
          </table:table-cell>
          <table:table-cell table:formula="of:=SQRT([.E11])" office:value-type="float" office:value="0.866215421640061">
            <text:p>0.8662</text:p>
          </table:table-cell>
          <table:table-cell table:formula="of:=SQRT([.F11])" office:value-type="float" office:value="2.76703636820435">
            <text:p>2.7670</text:p>
          </table:table-cell>
          <table:table-cell table:formula="of:=SQRT([.G11])" office:value-type="float" office:value="3.17285314764188">
            <text:p>3.1729</text:p>
          </table:table-cell>
          <table:table-cell table:formula="of:=SQRT([.H11])" office:value-type="float" office:value="3.17372347163167">
            <text:p>3.1737</text:p>
          </table:table-cell>
          <table:table-cell table:formula="of:=SQRT([.I11])" office:value-type="float" office:value="3.49574679421992">
            <text:p>3.4957</text:p>
          </table:table-cell>
          <table:table-cell table:formula="of:=SQRT([.J11])" office:value-type="float" office:value="4.21980517703284">
            <text:p>4.2198</text:p>
          </table:table-cell>
          <table:table-cell table:formula="of:=SQRT([.K11])" office:value-type="float" office:value="4.24102921253178">
            <text:p>4.2410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360468043887882">
            <text:p>-3.60E-003</text:p>
          </table:table-cell>
          <table:table-cell office:value-type="float" office:value="0.615928115455632">
            <text:p>6.16E-001</text:p>
          </table:table-cell>
          <table:table-cell office:value-type="float" office:value="0.92595584955146">
            <text:p>9.26E-001</text:p>
          </table:table-cell>
          <table:table-cell office:value-type="float" office:value="7.43711633481942">
            <text:p>7.44E+000</text:p>
          </table:table-cell>
          <table:table-cell office:value-type="float" office:value="10.0958656683635">
            <text:p>1.01E+001</text:p>
          </table:table-cell>
          <table:table-cell office:value-type="float" office:value="10.1026727368389">
            <text:p>1.01E+001</text:p>
          </table:table-cell>
          <table:table-cell office:value-type="float" office:value="12.5040787861131">
            <text:p>1.25E+001</text:p>
          </table:table-cell>
          <table:table-cell office:value-type="float" office:value="17.5822420637296">
            <text:p>1.76E+001</text:p>
          </table:table-cell>
          <table:table-cell office:value-type="float" office:value="17.7575240371677">
            <text:p>1.78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784810878782673">
            <text:p>0.7848</text:p>
          </table:table-cell>
          <table:table-cell table:formula="of:=SQRT([.E12])" office:value-type="float" office:value="0.962265997295685">
            <text:p>0.9623</text:p>
          </table:table-cell>
          <table:table-cell table:formula="of:=SQRT([.F12])" office:value-type="float" office:value="2.72710768669289">
            <text:p>2.7271</text:p>
          </table:table-cell>
          <table:table-cell table:formula="of:=SQRT([.G12])" office:value-type="float" office:value="3.17739919877304">
            <text:p>3.1774</text:p>
          </table:table-cell>
          <table:table-cell table:formula="of:=SQRT([.H12])" office:value-type="float" office:value="3.17847018813122">
            <text:p>3.1785</text:p>
          </table:table-cell>
          <table:table-cell table:formula="of:=SQRT([.I12])" office:value-type="float" office:value="3.53611068634921">
            <text:p>3.5361</text:p>
          </table:table-cell>
          <table:table-cell table:formula="of:=SQRT([.J12])" office:value-type="float" office:value="4.19311841756581">
            <text:p>4.1931</text:p>
          </table:table-cell>
          <table:table-cell table:formula="of:=SQRT([.K12])" office:value-type="float" office:value="4.21396773091201">
            <text:p>4.2140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289196002094008">
            <text:p>2.89E-002</text:p>
          </table:table-cell>
          <table:table-cell office:value-type="float" office:value="0.745273731338877">
            <text:p>7.45E-001</text:p>
          </table:table-cell>
          <table:table-cell office:value-type="float" office:value="1.12017382612405">
            <text:p>1.12E+000</text:p>
          </table:table-cell>
          <table:table-cell office:value-type="float" office:value="7.22084823953515">
            <text:p>7.22E+000</text:p>
          </table:table-cell>
          <table:table-cell office:value-type="float" office:value="10.1277778758101">
            <text:p>1.01E+001</text:p>
          </table:table-cell>
          <table:table-cell office:value-type="float" office:value="10.1359956186914">
            <text:p>1.01E+001</text:p>
          </table:table-cell>
          <table:table-cell office:value-type="float" office:value="12.7915254572019">
            <text:p>1.28E+001</text:p>
          </table:table-cell>
          <table:table-cell office:value-type="float" office:value="17.3613229159412">
            <text:p>1.74E+001</text:p>
          </table:table-cell>
          <table:table-cell office:value-type="float" office:value="17.5323048562356">
            <text:p>1.75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70057637903744">
            <text:p>0.1701</text:p>
          </table:table-cell>
          <table:table-cell table:formula="of:=SQRT([.D13])" office:value-type="float" office:value="0.863292378825897">
            <text:p>0.8633</text:p>
          </table:table-cell>
          <table:table-cell table:formula="of:=SQRT([.E13])" office:value-type="float" office:value="1.0583826463638">
            <text:p>1.0584</text:p>
          </table:table-cell>
          <table:table-cell table:formula="of:=SQRT([.F13])" office:value-type="float" office:value="2.6871636049067">
            <text:p>2.6872</text:p>
          </table:table-cell>
          <table:table-cell table:formula="of:=SQRT([.G13])" office:value-type="float" office:value="3.18241698647585">
            <text:p>3.1824</text:p>
          </table:table-cell>
          <table:table-cell table:formula="of:=SQRT([.H13])" office:value-type="float" office:value="3.18370784128999">
            <text:p>3.1837</text:p>
          </table:table-cell>
          <table:table-cell table:formula="of:=SQRT([.I13])" office:value-type="float" office:value="3.57652421454152">
            <text:p>3.5765</text:p>
          </table:table-cell>
          <table:table-cell table:formula="of:=SQRT([.J13])" office:value-type="float" office:value="4.16669208316876">
            <text:p>4.1667</text:p>
          </table:table-cell>
          <table:table-cell table:formula="of:=SQRT([.K13])" office:value-type="float" office:value="4.18715952123102">
            <text:p>4.1872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44606500014786">
            <text:p>6.45E-002</text:p>
          </table:table-cell>
          <table:table-cell office:value-type="float" office:value="0.886938444665599">
            <text:p>8.87E-001</text:p>
          </table:table-cell>
          <table:table-cell office:value-type="float" office:value="1.33296582889074">
            <text:p>1.33E+000</text:p>
          </table:table-cell>
          <table:table-cell office:value-type="float" office:value="7.00772507423481">
            <text:p>7.01E+000</text:p>
          </table:table-cell>
          <table:table-cell office:value-type="float" office:value="10.1627351534918">
            <text:p>1.02E+001</text:p>
          </table:table-cell>
          <table:table-cell office:value-type="float" office:value="10.1724884966701">
            <text:p>1.02E+001</text:p>
          </table:table-cell>
          <table:table-cell office:value-type="float" office:value="13.0824984719602">
            <text:p>1.31E+001</text:p>
          </table:table-cell>
          <table:table-cell office:value-type="float" office:value="17.1440814868606">
            <text:p>1.71E+001</text:p>
          </table:table-cell>
          <table:table-cell office:value-type="float" office:value="17.3106484708727">
            <text:p>1.73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3891019930754">
            <text:p>0.2539</text:p>
          </table:table-cell>
          <table:table-cell table:formula="of:=SQRT([.D14])" office:value-type="float" office:value="0.941774094284611">
            <text:p>0.9418</text:p>
          </table:table-cell>
          <table:table-cell table:formula="of:=SQRT([.E14])" office:value-type="float" office:value="1.15454139332063">
            <text:p>1.1545</text:p>
          </table:table-cell>
          <table:table-cell table:formula="of:=SQRT([.F14])" office:value-type="float" office:value="2.6472108103124">
            <text:p>2.6472</text:p>
          </table:table-cell>
          <table:table-cell table:formula="of:=SQRT([.G14])" office:value-type="float" office:value="3.1879045082141">
            <text:p>3.1879</text:p>
          </table:table-cell>
          <table:table-cell table:formula="of:=SQRT([.H14])" office:value-type="float" office:value="3.18943388341413">
            <text:p>3.1894</text:p>
          </table:table-cell>
          <table:table-cell table:formula="of:=SQRT([.I14])" office:value-type="float" office:value="3.61697366204956">
            <text:p>3.6170</text:p>
          </table:table-cell>
          <table:table-cell table:formula="of:=SQRT([.J14])" office:value-type="float" office:value="4.14054120699947">
            <text:p>4.1405</text:p>
          </table:table-cell>
          <table:table-cell table:formula="of:=SQRT([.K14])" office:value-type="float" office:value="4.16060674311724">
            <text:p>4.1606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3030027864008">
            <text:p>1.03E-001</text:p>
          </table:table-cell>
          <table:table-cell office:value-type="float" office:value="1.04092248705351">
            <text:p>1.04E+000</text:p>
          </table:table-cell>
          <table:table-cell office:value-type="float" office:value="1.56431890561145">
            <text:p>1.56E+000</text:p>
          </table:table-cell>
          <table:table-cell office:value-type="float" office:value="6.79777215893071">
            <text:p>6.80E+000</text:p>
          </table:table-cell>
          <table:table-cell office:value-type="float" office:value="10.2007390592857">
            <text:p>1.02E+001</text:p>
          </table:table-cell>
          <table:table-cell office:value-type="float" office:value="10.2121505159749">
            <text:p>1.02E+001</text:p>
          </table:table-cell>
          <table:table-cell office:value-type="float" office:value="13.3768923145451">
            <text:p>1.34E+001</text:p>
          </table:table-cell>
          <table:table-cell office:value-type="float" office:value="16.9306194834415">
            <text:p>1.69E+001</text:p>
          </table:table-cell>
          <table:table-cell office:value-type="float" office:value="17.0925327571844">
            <text:p>1.71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20982908990507">
            <text:p>0.3210</text:p>
          </table:table-cell>
          <table:table-cell table:formula="of:=SQRT([.D15])" office:value-type="float" office:value="1.02025608895684">
            <text:p>1.0203</text:p>
          </table:table-cell>
          <table:table-cell table:formula="of:=SQRT([.E15])" office:value-type="float" office:value="1.250727350629">
            <text:p>1.2507</text:p>
          </table:table-cell>
          <table:table-cell table:formula="of:=SQRT([.F15])" office:value-type="float" office:value="2.60725375806244">
            <text:p>2.6073</text:p>
          </table:table-cell>
          <table:table-cell table:formula="of:=SQRT([.G15])" office:value-type="float" office:value="3.19385958665776">
            <text:p>3.1939</text:p>
          </table:table-cell>
          <table:table-cell table:formula="of:=SQRT([.H15])" office:value-type="float" office:value="3.19564555543554">
            <text:p>3.1956</text:p>
          </table:table-cell>
          <table:table-cell table:formula="of:=SQRT([.I15])" office:value-type="float" office:value="3.65744341235036">
            <text:p>3.6574</text:p>
          </table:table-cell>
          <table:table-cell table:formula="of:=SQRT([.J15])" office:value-type="float" office:value="4.11468340014654">
            <text:p>4.1147</text:p>
          </table:table-cell>
          <table:table-cell table:formula="of:=SQRT([.K15])" office:value-type="float" office:value="4.13431164248469">
            <text:p>4.1343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4635883463672">
            <text:p>1.45E-001</text:p>
          </table:table-cell>
          <table:table-cell office:value-type="float" office:value="1.20722615529072">
            <text:p>1.21E+000</text:p>
          </table:table-cell>
          <table:table-cell office:value-type="float" office:value="1.81422306848795">
            <text:p>1.81E+000</text:p>
          </table:table-cell>
          <table:table-cell office:value-type="float" office:value="6.59100632783354">
            <text:p>6.59E+000</text:p>
          </table:table-cell>
          <table:table-cell office:value-type="float" office:value="10.241791269858">
            <text:p>1.02E+001</text:p>
          </table:table-cell>
          <table:table-cell office:value-type="float" office:value="10.2549808022309">
            <text:p>1.03E+001</text:p>
          </table:table-cell>
          <table:table-cell office:value-type="float" office:value="13.674550496614">
            <text:p>1.37E+001</text:p>
          </table:table-cell>
          <table:table-cell office:value-type="float" office:value="16.7210899596437">
            <text:p>1.67E+001</text:p>
          </table:table-cell>
          <table:table-cell office:value-type="float" office:value="16.8779364374157">
            <text:p>1.69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80310246330114">
            <text:p>0.3803</text:p>
          </table:table-cell>
          <table:table-cell table:formula="of:=SQRT([.D16])" office:value-type="float" office:value="1.09873843806919">
            <text:p>1.0987</text:p>
          </table:table-cell>
          <table:table-cell table:formula="of:=SQRT([.E16])" office:value-type="float" office:value="1.34693098133793">
            <text:p>1.3469</text:p>
          </table:table-cell>
          <table:table-cell table:formula="of:=SQRT([.F16])" office:value-type="float" office:value="2.56729552795029">
            <text:p>2.5673</text:p>
          </table:table-cell>
          <table:table-cell table:formula="of:=SQRT([.G16])" office:value-type="float" office:value="3.20027987367636">
            <text:p>3.2003</text:p>
          </table:table-cell>
          <table:table-cell table:formula="of:=SQRT([.H16])" office:value-type="float" office:value="3.20233989486295">
            <text:p>3.2023</text:p>
          </table:table-cell>
          <table:table-cell table:formula="of:=SQRT([.I16])" office:value-type="float" office:value="3.69791163991434">
            <text:p>3.6979</text:p>
          </table:table-cell>
          <table:table-cell table:formula="of:=SQRT([.J16])" office:value-type="float" office:value="4.08914293705217">
            <text:p>4.0891</text:p>
          </table:table-cell>
          <table:table-cell table:formula="of:=SQRT([.K16])" office:value-type="float" office:value="4.10827657752197">
            <text:p>4.1083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89283833196606">
            <text:p>1.89E-001</text:p>
          </table:table-cell>
          <table:table-cell office:value-type="float" office:value="1.38584982244869">
            <text:p>1.39E+000</text:p>
          </table:table-cell>
          <table:table-cell office:value-type="float" office:value="2.08267016461537">
            <text:p>2.08E+000</text:p>
          </table:table-cell>
          <table:table-cell office:value-type="float" office:value="6.38743929346799">
            <text:p>6.39E+000</text:p>
          </table:table-cell>
          <table:table-cell office:value-type="float" office:value="10.2858935748518">
            <text:p>1.03E+001</text:p>
          </table:table-cell>
          <table:table-cell office:value-type="float" office:value="10.3009784741377">
            <text:p>1.03E+001</text:p>
          </table:table-cell>
          <table:table-cell office:value-type="float" office:value="13.9752022374303">
            <text:p>1.40E+001</text:p>
          </table:table-cell>
          <table:table-cell office:value-type="float" office:value="16.5157605926923">
            <text:p>1.65E+001</text:p>
          </table:table-cell>
          <table:table-cell office:value-type="float" office:value="16.666839326519">
            <text:p>1.67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5067619108347">
            <text:p>0.4351</text:p>
          </table:table-cell>
          <table:table-cell table:formula="of:=SQRT([.D17])" office:value-type="float" office:value="1.17722122918706">
            <text:p>1.1772</text:p>
          </table:table-cell>
          <table:table-cell table:formula="of:=SQRT([.E17])" office:value-type="float" office:value="1.44314592630661">
            <text:p>1.4431</text:p>
          </table:table-cell>
          <table:table-cell table:formula="of:=SQRT([.F17])" office:value-type="float" office:value="2.52733838127545">
            <text:p>2.5273</text:p>
          </table:table-cell>
          <table:table-cell table:formula="of:=SQRT([.G17])" office:value-type="float" office:value="3.20716285443253">
            <text:p>3.2072</text:p>
          </table:table-cell>
          <table:table-cell table:formula="of:=SQRT([.H17])" office:value-type="float" office:value="3.20951374418894">
            <text:p>3.2095</text:p>
          </table:table-cell>
          <table:table-cell table:formula="of:=SQRT([.I17])" office:value-type="float" office:value="3.73834217768121">
            <text:p>3.7383</text:p>
          </table:table-cell>
          <table:table-cell table:formula="of:=SQRT([.J17])" office:value-type="float" office:value="4.06395873412763">
            <text:p>4.0640</text:p>
          </table:table-cell>
          <table:table-cell table:formula="of:=SQRT([.K17])" office:value-type="float" office:value="4.08250405101072">
            <text:p>4.0825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6977573589881">
            <text:p>2.37E-001</text:p>
          </table:table-cell>
          <table:table-cell office:value-type="float" office:value="1.57679394982227">
            <text:p>1.58E+000</text:p>
          </table:table-cell>
          <table:table-cell office:value-type="float" office:value="2.36965279612257">
            <text:p>2.37E+000</text:p>
          </table:table-cell>
          <table:table-cell office:value-type="float" office:value="6.18708007178153">
            <text:p>6.19E+000</text:p>
          </table:table-cell>
          <table:table-cell office:value-type="float" office:value="10.3330478694104">
            <text:p>1.03E+001</text:p>
          </table:table-cell>
          <table:table-cell office:value-type="float" office:value="10.3501426567433">
            <text:p>1.04E+001</text:p>
          </table:table-cell>
          <table:table-cell office:value-type="float" office:value="14.2783115263063">
            <text:p>1.43E+001</text:p>
          </table:table-cell>
          <table:table-cell office:value-type="float" office:value="16.3151642023012">
            <text:p>1.63E+001</text:p>
          </table:table-cell>
          <table:table-cell office:value-type="float" office:value="16.4592228419899">
            <text:p>1.65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6803423970992">
            <text:p>0.4868</text:p>
          </table:table-cell>
          <table:table-cell table:formula="of:=SQRT([.D18])" office:value-type="float" office:value="1.25570456311279">
            <text:p>1.2557</text:p>
          </table:table-cell>
          <table:table-cell table:formula="of:=SQRT([.E18])" office:value-type="float" office:value="1.53936766112666">
            <text:p>1.5394</text:p>
          </table:table-cell>
          <table:table-cell table:formula="of:=SQRT([.F18])" office:value-type="float" office:value="2.4873841825865">
            <text:p>2.4874</text:p>
          </table:table-cell>
          <table:table-cell table:formula="of:=SQRT([.G18])" office:value-type="float" office:value="3.21450585151286">
            <text:p>3.2145</text:p>
          </table:table-cell>
          <table:table-cell table:formula="of:=SQRT([.H18])" office:value-type="float" office:value="3.21716375970253">
            <text:p>3.2172</text:p>
          </table:table-cell>
          <table:table-cell table:formula="of:=SQRT([.I18])" office:value-type="float" office:value="3.7786653101732">
            <text:p>3.7787</text:p>
          </table:table-cell>
          <table:table-cell table:formula="of:=SQRT([.J18])" office:value-type="float" office:value="4.03920341185006">
            <text:p>4.0392</text:p>
          </table:table-cell>
          <table:table-cell table:formula="of:=SQRT([.K18])" office:value-type="float" office:value="4.05699677618678">
            <text:p>4.0570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7719295538575">
            <text:p>2.88E-001</text:p>
          </table:table-cell>
          <table:table-cell office:value-type="float" office:value="1.78005909968766">
            <text:p>1.78E+000</text:p>
          </table:table-cell>
          <table:table-cell office:value-type="float" office:value="2.67516298274667">
            <text:p>2.68E+000</text:p>
          </table:table-cell>
          <table:table-cell office:value-type="float" office:value="5.9899371829983">
            <text:p>5.99E+000</text:p>
          </table:table-cell>
          <table:table-cell office:value-type="float" office:value="10.3832561445983">
            <text:p>1.04E+001</text:p>
          </table:table-cell>
          <table:table-cell office:value-type="float" office:value="10.4024724952629">
            <text:p>1.04E+001</text:p>
          </table:table-cell>
          <table:table-cell office:value-type="float" office:value="14.582639067311">
            <text:p>1.46E+001</text:p>
          </table:table-cell>
          <table:table-cell office:value-type="float" office:value="16.1205352755346">
            <text:p>1.61E+001</text:p>
          </table:table-cell>
          <table:table-cell office:value-type="float" office:value="16.2550715552025">
            <text:p>1.63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6394719901841">
            <text:p>0.5364</text:p>
          </table:table-cell>
          <table:table-cell table:formula="of:=SQRT([.D19])" office:value-type="float" office:value="1.33418855477315">
            <text:p>1.3342</text:p>
          </table:table-cell>
          <table:table-cell table:formula="of:=SQRT([.E19])" office:value-type="float" office:value="1.6355925479002">
            <text:p>1.6356</text:p>
          </table:table-cell>
          <table:table-cell table:formula="of:=SQRT([.F19])" office:value-type="float" office:value="2.4474348169049">
            <text:p>2.4474</text:p>
          </table:table-cell>
          <table:table-cell table:formula="of:=SQRT([.G19])" office:value-type="float" office:value="3.22230602901063">
            <text:p>3.2223</text:p>
          </table:table-cell>
          <table:table-cell table:formula="of:=SQRT([.H19])" office:value-type="float" office:value="3.22528642065522">
            <text:p>3.2253</text:p>
          </table:table-cell>
          <table:table-cell table:formula="of:=SQRT([.I19])" office:value-type="float" office:value="3.81872217728797">
            <text:p>3.8187</text:p>
          </table:table-cell>
          <table:table-cell table:formula="of:=SQRT([.J19])" office:value-type="float" office:value="4.01503863935761">
            <text:p>4.0150</text:p>
          </table:table-cell>
          <table:table-cell table:formula="of:=SQRT([.K19])" office:value-type="float" office:value="4.03175787407956">
            <text:p>4.0318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1509950033918">
            <text:p>3.42E-001</text:p>
          </table:table-cell>
          <table:table-cell office:value-type="float" office:value="1.99564594887076">
            <text:p>2.00E+000</text:p>
          </table:table-cell>
          <table:table-cell office:value-type="float" office:value="2.99918988272352">
            <text:p>3.00E+000</text:p>
          </table:table-cell>
          <table:table-cell office:value-type="float" office:value="5.79602152463964">
            <text:p>5.80E+000</text:p>
          </table:table-cell>
          <table:table-cell office:value-type="float" office:value="10.4365204750998">
            <text:p>1.04E+001</text:p>
          </table:table-cell>
          <table:table-cell office:value-type="float" office:value="10.4579671693648">
            <text:p>1.05E+001</text:p>
          </table:table-cell>
          <table:table-cell office:value-type="float" office:value="14.8845959705705">
            <text:p>1.49E+001</text:p>
          </table:table-cell>
          <table:table-cell office:value-type="float" office:value="15.935449299891">
            <text:p>1.59E+001</text:p>
          </table:table-cell>
          <table:table-cell office:value-type="float" office:value="16.0543801386986">
            <text:p>1.61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4388526610437">
            <text:p>0.5844</text:p>
          </table:table-cell>
          <table:table-cell table:formula="of:=SQRT([.D20])" office:value-type="float" office:value="1.41267333409772">
            <text:p>1.4127</text:p>
          </table:table-cell>
          <table:table-cell table:formula="of:=SQRT([.E20])" office:value-type="float" office:value="1.73181693106504">
            <text:p>1.7318</text:p>
          </table:table-cell>
          <table:table-cell table:formula="of:=SQRT([.F20])" office:value-type="float" office:value="2.40749278807635">
            <text:p>2.4075</text:p>
          </table:table-cell>
          <table:table-cell table:formula="of:=SQRT([.G20])" office:value-type="float" office:value="3.23056039644824">
            <text:p>3.2306</text:p>
          </table:table-cell>
          <table:table-cell table:formula="of:=SQRT([.H20])" office:value-type="float" office:value="3.23387803872762">
            <text:p>3.2339</text:p>
          </table:table-cell>
          <table:table-cell table:formula="of:=SQRT([.I20])" office:value-type="float" office:value="3.85805598333805">
            <text:p>3.8581</text:p>
          </table:table-cell>
          <table:table-cell table:formula="of:=SQRT([.J20])" office:value-type="float" office:value="3.99192300776092">
            <text:p>3.9919</text:p>
          </table:table-cell>
          <table:table-cell table:formula="of:=SQRT([.K20])" office:value-type="float" office:value="4.00679175135152">
            <text:p>4.0068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8349400586321">
            <text:p>3.98E-001</text:p>
          </table:table-cell>
          <table:table-cell office:value-type="float" office:value="2.223555303095">
            <text:p>2.22E+000</text:p>
          </table:table-cell>
          <table:table-cell office:value-type="float" office:value="3.34171463102622">
            <text:p>3.34E+000</text:p>
          </table:table-cell>
          <table:table-cell office:value-type="float" office:value="5.60535197521646">
            <text:p>5.61E+000</text:p>
          </table:table-cell>
          <table:table-cell office:value-type="float" office:value="10.4928430033227">
            <text:p>1.05E+001</text:p>
          </table:table-cell>
          <table:table-cell office:value-type="float" office:value="10.5166259078457">
            <text:p>1.05E+001</text:p>
          </table:table-cell>
          <table:table-cell office:value-type="float" office:value="15.1690602752373">
            <text:p>1.52E+001</text:p>
          </table:table-cell>
          <table:table-cell office:value-type="float" office:value="15.774940425147">
            <text:p>1.58E+001</text:p>
          </table:table-cell>
          <table:table-cell office:value-type="float" office:value="15.8572191141293">
            <text:p>1.59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1149269655222">
            <text:p>0.6311</text:p>
          </table:table-cell>
          <table:table-cell table:formula="of:=SQRT([.D21])" office:value-type="float" office:value="1.49115904688098">
            <text:p>1.4912</text:p>
          </table:table-cell>
          <table:table-cell table:formula="of:=SQRT([.E21])" office:value-type="float" office:value="1.82803573023785">
            <text:p>1.8280</text:p>
          </table:table-cell>
          <table:table-cell table:formula="of:=SQRT([.F21])" office:value-type="float" office:value="2.36756245434338">
            <text:p>2.3676</text:p>
          </table:table-cell>
          <table:table-cell table:formula="of:=SQRT([.G21])" office:value-type="float" office:value="3.23926581239062">
            <text:p>3.2393</text:p>
          </table:table-cell>
          <table:table-cell table:formula="of:=SQRT([.H21])" office:value-type="float" office:value="3.24293476774444">
            <text:p>3.2429</text:p>
          </table:table-cell>
          <table:table-cell table:formula="of:=SQRT([.I21])" office:value-type="float" office:value="3.89474778069612">
            <text:p>3.8947</text:p>
          </table:table-cell>
          <table:table-cell table:formula="of:=SQRT([.J21])" office:value-type="float" office:value="3.97176792186389">
            <text:p>3.9718</text:p>
          </table:table-cell>
          <table:table-cell table:formula="of:=SQRT([.K21])" office:value-type="float" office:value="3.98211239345769">
            <text:p>3.9821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8236484056947">
            <text:p>4.58E-001</text:p>
          </table:table-cell>
          <table:table-cell office:value-type="float" office:value="2.46378811211375">
            <text:p>2.46E+000</text:p>
          </table:table-cell>
          <table:table-cell office:value-type="float" office:value="3.70269523768279">
            <text:p>3.70E+000</text:p>
          </table:table-cell>
          <table:table-cell office:value-type="float" office:value="5.41797085585033">
            <text:p>5.42E+000</text:p>
          </table:table-cell>
          <table:table-cell office:value-type="float" office:value="10.5522259187241">
            <text:p>1.06E+001</text:p>
          </table:table-cell>
          <table:table-cell office:value-type="float" office:value="10.5784480036081">
            <text:p>1.06E+001</text:p>
          </table:table-cell>
          <table:table-cell office:value-type="float" office:value="15.3409675034372">
            <text:p>1.53E+001</text:p>
          </table:table-cell>
          <table:table-cell office:value-type="float" office:value="15.6624610931911">
            <text:p>1.57E+001</text:p>
          </table:table-cell>
          <table:table-cell office:value-type="float" office:value="15.7351845657033">
            <text:p>1.57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6931668676349">
            <text:p>0.6769</text:p>
          </table:table-cell>
          <table:table-cell table:formula="of:=SQRT([.D22])" office:value-type="float" office:value="1.56964585563551">
            <text:p>1.5696</text:p>
          </table:table-cell>
          <table:table-cell table:formula="of:=SQRT([.E22])" office:value-type="float" office:value="1.92423887230323">
            <text:p>1.9242</text:p>
          </table:table-cell>
          <table:table-cell table:formula="of:=SQRT([.F22])" office:value-type="float" office:value="2.32765350854682">
            <text:p>2.3277</text:p>
          </table:table-cell>
          <table:table-cell table:formula="of:=SQRT([.G22])" office:value-type="float" office:value="3.2484189875575">
            <text:p>3.2484</text:p>
          </table:table-cell>
          <table:table-cell table:formula="of:=SQRT([.H22])" office:value-type="float" office:value="3.2524526135838">
            <text:p>3.2525</text:p>
          </table:table-cell>
          <table:table-cell table:formula="of:=SQRT([.I22])" office:value-type="float" office:value="3.91675471576115">
            <text:p>3.9168</text:p>
          </table:table-cell>
          <table:table-cell table:formula="of:=SQRT([.J22])" office:value-type="float" office:value="3.95758273358764">
            <text:p>3.9576</text:p>
          </table:table-cell>
          <table:table-cell table:formula="of:=SQRT([.K22])" office:value-type="float" office:value="3.96675995816526">
            <text:p>3.9668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1168990176458">
            <text:p>5.21E-001</text:p>
          </table:table-cell>
          <table:table-cell office:value-type="float" office:value="2.71634548559428">
            <text:p>2.72E+000</text:p>
          </table:table-cell>
          <table:table-cell office:value-type="float" office:value="4.08200591067091">
            <text:p>4.08E+000</text:p>
          </table:table-cell>
          <table:table-cell office:value-type="float" office:value="5.23400493148391">
            <text:p>5.23E+000</text:p>
          </table:table-cell>
          <table:table-cell office:value-type="float" office:value="10.6146714307016">
            <text:p>1.06E+001</text:p>
          </table:table-cell>
          <table:table-cell office:value-type="float" office:value="10.643432828857">
            <text:p>1.06E+001</text:p>
          </table:table-cell>
          <table:table-cell office:value-type="float" office:value="15.2648667067157">
            <text:p>1.53E+001</text:p>
          </table:table-cell>
          <table:table-cell office:value-type="float" office:value="15.4724067693526">
            <text:p>1.55E+001</text:p>
          </table:table-cell>
          <table:table-cell office:value-type="float" office:value="15.9493172220559">
            <text:p>1.59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192034891424">
            <text:p>0.7219</text:p>
          </table:table-cell>
          <table:table-cell table:formula="of:=SQRT([.D23])" office:value-type="float" office:value="1.64813394042908">
            <text:p>1.6481</text:p>
          </table:table-cell>
          <table:table-cell table:formula="of:=SQRT([.E23])" office:value-type="float" office:value="2.02039746353803">
            <text:p>2.0204</text:p>
          </table:table-cell>
          <table:table-cell table:formula="of:=SQRT([.F23])" office:value-type="float" office:value="2.28779477477415">
            <text:p>2.2878</text:p>
          </table:table-cell>
          <table:table-cell table:formula="of:=SQRT([.G23])" office:value-type="float" office:value="3.25801648717461">
            <text:p>3.2580</text:p>
          </table:table-cell>
          <table:table-cell table:formula="of:=SQRT([.H23])" office:value-type="float" office:value="3.26242744422875">
            <text:p>3.2624</text:p>
          </table:table-cell>
          <table:table-cell table:formula="of:=SQRT([.I23])" office:value-type="float" office:value="3.90702786101094">
            <text:p>3.9070</text:p>
          </table:table-cell>
          <table:table-cell table:formula="of:=SQRT([.J23])" office:value-type="float" office:value="3.93349803220398">
            <text:p>3.9335</text:p>
          </table:table-cell>
          <table:table-cell table:formula="of:=SQRT([.K23])" office:value-type="float" office:value="3.9936596277169">
            <text:p>3.9937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7143559932659">
            <text:p>5.87E-001</text:p>
          </table:table-cell>
          <table:table-cell office:value-type="float" office:value="2.98122870974853">
            <text:p>2.98E+000</text:p>
          </table:table-cell>
          <table:table-cell office:value-type="float" office:value="4.47900164400615">
            <text:p>4.48E+000</text:p>
          </table:table-cell>
          <table:table-cell office:value-type="float" office:value="5.05410114611787">
            <text:p>5.05E+000</text:p>
          </table:table-cell>
          <table:table-cell office:value-type="float" office:value="10.6801817327499">
            <text:p>1.07E+001</text:p>
          </table:table-cell>
          <table:table-cell office:value-type="float" office:value="10.7115798504324">
            <text:p>1.07E+001</text:p>
          </table:table-cell>
          <table:table-cell office:value-type="float" office:value="15.1078747416303">
            <text:p>1.51E+001</text:p>
          </table:table-cell>
          <table:table-cell office:value-type="float" office:value="15.2853219594604">
            <text:p>1.53E+001</text:p>
          </table:table-cell>
          <table:table-cell office:value-type="float" office:value="16.2519419782738">
            <text:p>1.63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6252934697583">
            <text:p>0.7663</text:p>
          </table:table-cell>
          <table:table-cell table:formula="of:=SQRT([.D24])" office:value-type="float" office:value="1.72662349970934">
            <text:p>1.7266</text:p>
          </table:table-cell>
          <table:table-cell table:formula="of:=SQRT([.E24])" office:value-type="float" office:value="2.11636519627548">
            <text:p>2.1164</text:p>
          </table:table-cell>
          <table:table-cell table:formula="of:=SQRT([.F24])" office:value-type="float" office:value="2.24813281327369">
            <text:p>2.2481</text:p>
          </table:table-cell>
          <table:table-cell table:formula="of:=SQRT([.G24])" office:value-type="float" office:value="3.26805473221455">
            <text:p>3.2681</text:p>
          </table:table-cell>
          <table:table-cell table:formula="of:=SQRT([.H24])" office:value-type="float" office:value="3.27285499990946">
            <text:p>3.2729</text:p>
          </table:table-cell>
          <table:table-cell table:formula="of:=SQRT([.I24])" office:value-type="float" office:value="3.88688496634906">
            <text:p>3.8869</text:p>
          </table:table-cell>
          <table:table-cell table:formula="of:=SQRT([.J24])" office:value-type="float" office:value="3.90964473570942">
            <text:p>3.9096</text:p>
          </table:table-cell>
          <table:table-cell table:formula="of:=SQRT([.K24])" office:value-type="float" office:value="4.03136973971302">
            <text:p>4.0314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6155492503013">
            <text:p>6.56E-001</text:p>
          </table:table-cell>
          <table:table-cell office:value-type="float" office:value="3.25843926468586">
            <text:p>3.26E+000</text:p>
          </table:table-cell>
          <table:table-cell office:value-type="float" office:value="4.84603134850393">
            <text:p>4.85E+000</text:p>
          </table:table-cell>
          <table:table-cell office:value-type="float" office:value="4.92591384674466">
            <text:p>4.93E+000</text:p>
          </table:table-cell>
          <table:table-cell office:value-type="float" office:value="10.7487589546214">
            <text:p>1.07E+001</text:p>
          </table:table-cell>
          <table:table-cell office:value-type="float" office:value="10.7828886451873">
            <text:p>1.08E+001</text:p>
          </table:table-cell>
          <table:table-cell office:value-type="float" office:value="14.9381609583031">
            <text:p>1.49E+001</text:p>
          </table:table-cell>
          <table:table-cell office:value-type="float" office:value="15.1015580118434">
            <text:p>1.51E+001</text:p>
          </table:table-cell>
          <table:table-cell office:value-type="float" office:value="16.5745251609235">
            <text:p>1.66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10034253907212">
            <text:p>0.8100</text:p>
          </table:table-cell>
          <table:table-cell table:formula="of:=SQRT([.D25])" office:value-type="float" office:value="1.80511475111303">
            <text:p>1.8051</text:p>
          </table:table-cell>
          <table:table-cell table:formula="of:=SQRT([.E25])" office:value-type="float" office:value="2.20137033424727">
            <text:p>2.2014</text:p>
          </table:table-cell>
          <table:table-cell table:formula="of:=SQRT([.F25])" office:value-type="float" office:value="2.21943998493869">
            <text:p>2.2194</text:p>
          </table:table-cell>
          <table:table-cell table:formula="of:=SQRT([.G25])" office:value-type="float" office:value="3.27852999904247">
            <text:p>3.2785</text:p>
          </table:table-cell>
          <table:table-cell table:formula="of:=SQRT([.H25])" office:value-type="float" office:value="3.28373090328475">
            <text:p>3.2837</text:p>
          </table:table-cell>
          <table:table-cell table:formula="of:=SQRT([.I25])" office:value-type="float" office:value="3.86499171516617">
            <text:p>3.8650</text:p>
          </table:table-cell>
          <table:table-cell table:formula="of:=SQRT([.J25])" office:value-type="float" office:value="3.88607231171055">
            <text:p>3.8861</text:p>
          </table:table-cell>
          <table:table-cell table:formula="of:=SQRT([.K25])" office:value-type="float" office:value="4.07118228048359">
            <text:p>4.0712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8198437860389">
            <text:p>7.28E-001</text:p>
          </table:table-cell>
          <table:table-cell office:value-type="float" office:value="3.5479788424733">
            <text:p>3.55E+000</text:p>
          </table:table-cell>
          <table:table-cell office:value-type="float" office:value="4.6966126051102">
            <text:p>4.70E+000</text:p>
          </table:table-cell>
          <table:table-cell office:value-type="float" office:value="5.33593045140997">
            <text:p>5.34E+000</text:p>
          </table:table-cell>
          <table:table-cell office:value-type="float" office:value="10.8204050978995">
            <text:p>1.08E+001</text:p>
          </table:table-cell>
          <table:table-cell office:value-type="float" office:value="10.8573589153312">
            <text:p>1.09E+001</text:p>
          </table:table-cell>
          <table:table-cell office:value-type="float" office:value="14.7667725793754">
            <text:p>1.48E+001</text:p>
          </table:table-cell>
          <table:table-cell office:value-type="float" office:value="14.9211262436752">
            <text:p>1.49E+001</text:p>
          </table:table-cell>
          <table:table-cell office:value-type="float" office:value="16.9059956949059">
            <text:p>1.69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3345438764624">
            <text:p>0.8533</text:p>
          </table:table-cell>
          <table:table-cell table:formula="of:=SQRT([.D26])" office:value-type="float" office:value="1.88360793226013">
            <text:p>1.8836</text:p>
          </table:table-cell>
          <table:table-cell table:formula="of:=SQRT([.E26])" office:value-type="float" office:value="2.16716695367713">
            <text:p>2.1672</text:p>
          </table:table-cell>
          <table:table-cell table:formula="of:=SQRT([.F26])" office:value-type="float" office:value="2.30996330087947">
            <text:p>2.3100</text:p>
          </table:table-cell>
          <table:table-cell table:formula="of:=SQRT([.G26])" office:value-type="float" office:value="3.28943841679692">
            <text:p>3.2894</text:p>
          </table:table-cell>
          <table:table-cell table:formula="of:=SQRT([.H26])" office:value-type="float" office:value="3.29505066961515">
            <text:p>3.2951</text:p>
          </table:table-cell>
          <table:table-cell table:formula="of:=SQRT([.I26])" office:value-type="float" office:value="3.84275585737311">
            <text:p>3.8428</text:p>
          </table:table-cell>
          <table:table-cell table:formula="of:=SQRT([.J26])" office:value-type="float" office:value="3.86278736713208">
            <text:p>3.8628</text:p>
          </table:table-cell>
          <table:table-cell table:formula="of:=SQRT([.K26])" office:value-type="float" office:value="4.11169012632346">
            <text:p>4.1117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3263934747552">
            <text:p>8.03E-001</text:p>
          </table:table-cell>
          <table:table-cell office:value-type="float" office:value="3.84984936588736">
            <text:p>3.85E+000</text:p>
          </table:table-cell>
          <table:table-cell office:value-type="float" office:value="4.52620851567206">
            <text:p>4.53E+000</text:p>
          </table:table-cell>
          <table:table-cell office:value-type="float" office:value="5.7886951318304">
            <text:p>5.79E+000</text:p>
          </table:table-cell>
          <table:table-cell office:value-type="float" office:value="10.895121948463">
            <text:p>1.09E+001</text:p>
          </table:table-cell>
          <table:table-cell office:value-type="float" office:value="10.9349905036821">
            <text:p>1.09E+001</text:p>
          </table:table-cell>
          <table:table-cell office:value-type="float" office:value="14.5965702299201">
            <text:p>1.46E+001</text:p>
          </table:table-cell>
          <table:table-cell office:value-type="float" office:value="14.7440194386265">
            <text:p>1.47E+001</text:p>
          </table:table-cell>
          <table:table-cell office:value-type="float" office:value="17.243487623131">
            <text:p>1.72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6249928729455">
            <text:p>0.8962</text:p>
          </table:table-cell>
          <table:table-cell table:formula="of:=SQRT([.D27])" office:value-type="float" office:value="1.96210330153317">
            <text:p>1.9621</text:p>
          </table:table-cell>
          <table:table-cell table:formula="of:=SQRT([.E27])" office:value-type="float" office:value="2.12748878156198">
            <text:p>2.1275</text:p>
          </table:table-cell>
          <table:table-cell table:formula="of:=SQRT([.F27])" office:value-type="float" office:value="2.40597072547244">
            <text:p>2.4060</text:p>
          </table:table-cell>
          <table:table-cell table:formula="of:=SQRT([.G27])" office:value-type="float" office:value="3.30077596156767">
            <text:p>3.3008</text:p>
          </table:table-cell>
          <table:table-cell table:formula="of:=SQRT([.H27])" office:value-type="float" office:value="3.30680971688456">
            <text:p>3.3068</text:p>
          </table:table-cell>
          <table:table-cell table:formula="of:=SQRT([.I27])" office:value-type="float" office:value="3.82054580262036">
            <text:p>3.8205</text:p>
          </table:table-cell>
          <table:table-cell table:formula="of:=SQRT([.J27])" office:value-type="float" office:value="3.83979419222262">
            <text:p>3.8398</text:p>
          </table:table-cell>
          <table:table-cell table:formula="of:=SQRT([.K27])" office:value-type="float" office:value="4.15252785940456">
            <text:p>4.1525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1340727142858">
            <text:p>8.81E-001</text:p>
          </table:table-cell>
          <table:table-cell office:value-type="float" office:value="4.16405300783226">
            <text:p>4.16E+000</text:p>
          </table:table-cell>
          <table:table-cell office:value-type="float" office:value="4.35829680986704">
            <text:p>4.36E+000</text:p>
          </table:table-cell>
          <table:table-cell office:value-type="float" office:value="6.26074041558955">
            <text:p>6.26E+000</text:p>
          </table:table-cell>
          <table:table-cell office:value-type="float" office:value="10.9729109566368">
            <text:p>1.10E+001</text:p>
          </table:table-cell>
          <table:table-cell office:value-type="float" office:value="11.0157834088041">
            <text:p>1.10E+001</text:p>
          </table:table-cell>
          <table:table-cell office:value-type="float" office:value="14.428591938286">
            <text:p>1.44E+001</text:p>
          </table:table-cell>
          <table:table-cell office:value-type="float" office:value="14.570227107055">
            <text:p>1.46E+001</text:p>
          </table:table-cell>
          <table:table-cell office:value-type="float" office:value="17.5859601940062">
            <text:p>1.76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8797489953429">
            <text:p>0.9388</text:p>
          </table:table-cell>
          <table:table-cell table:formula="of:=SQRT([.D28])" office:value-type="float" office:value="2.0406011388393">
            <text:p>2.0406</text:p>
          </table:table-cell>
          <table:table-cell table:formula="of:=SQRT([.E28])" office:value-type="float" office:value="2.08765342187515">
            <text:p>2.0877</text:p>
          </table:table-cell>
          <table:table-cell table:formula="of:=SQRT([.F28])" office:value-type="float" office:value="2.50214716105779">
            <text:p>2.5021</text:p>
          </table:table-cell>
          <table:table-cell table:formula="of:=SQRT([.G28])" office:value-type="float" office:value="3.31253844606169">
            <text:p>3.3125</text:p>
          </table:table-cell>
          <table:table-cell table:formula="of:=SQRT([.H28])" office:value-type="float" office:value="3.319003375835">
            <text:p>3.3190</text:p>
          </table:table-cell>
          <table:table-cell table:formula="of:=SQRT([.I28])" office:value-type="float" office:value="3.79849864265949">
            <text:p>3.7985</text:p>
          </table:table-cell>
          <table:table-cell table:formula="of:=SQRT([.J28])" office:value-type="float" office:value="3.81709668557858">
            <text:p>3.8171</text:p>
          </table:table-cell>
          <table:table-cell table:formula="of:=SQRT([.K28])" office:value-type="float" office:value="4.19356175512013">
            <text:p>4.1936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2413749153609">
            <text:p>9.62E-001</text:p>
          </table:table-cell>
          <table:table-cell office:value-type="float" office:value="4.19343474874312">
            <text:p>4.19E+000</text:p>
          </table:table-cell>
          <table:table-cell office:value-type="float" office:value="4.49059221141174">
            <text:p>4.49E+000</text:p>
          </table:table-cell>
          <table:table-cell office:value-type="float" office:value="6.7515232629912">
            <text:p>6.75E+000</text:p>
          </table:table-cell>
          <table:table-cell office:value-type="float" office:value="11.0537730725391">
            <text:p>1.11E+001</text:p>
          </table:table-cell>
          <table:table-cell office:value-type="float" office:value="11.0997378001876">
            <text:p>1.11E+001</text:p>
          </table:table-cell>
          <table:table-cell office:value-type="float" office:value="14.2632986935727">
            <text:p>1.43E+001</text:p>
          </table:table-cell>
          <table:table-cell office:value-type="float" office:value="14.3997381896807">
            <text:p>1.44E+001</text:p>
          </table:table-cell>
          <table:table-cell office:value-type="float" office:value="17.3280846662067">
            <text:p>1.73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1026885030991">
            <text:p>0.9810</text:p>
          </table:table-cell>
          <table:table-cell table:formula="of:=SQRT([.D29])" office:value-type="float" office:value="2.04778776945833">
            <text:p>2.0478</text:p>
          </table:table-cell>
          <table:table-cell table:formula="of:=SQRT([.E29])" office:value-type="float" office:value="2.11910174635663">
            <text:p>2.1191</text:p>
          </table:table-cell>
          <table:table-cell table:formula="of:=SQRT([.F29])" office:value-type="float" office:value="2.59836934691572">
            <text:p>2.5984</text:p>
          </table:table-cell>
          <table:table-cell table:formula="of:=SQRT([.G29])" office:value-type="float" office:value="3.32472150300429">
            <text:p>3.3247</text:p>
          </table:table-cell>
          <table:table-cell table:formula="of:=SQRT([.H29])" office:value-type="float" office:value="3.33162689990756">
            <text:p>3.3316</text:p>
          </table:table-cell>
          <table:table-cell table:formula="of:=SQRT([.I29])" office:value-type="float" office:value="3.77667826185561">
            <text:p>3.7767</text:p>
          </table:table-cell>
          <table:table-cell table:formula="of:=SQRT([.J29])" office:value-type="float" office:value="3.79469869550676">
            <text:p>3.7947</text:p>
          </table:table-cell>
          <table:table-cell table:formula="of:=SQRT([.K29])" office:value-type="float" office:value="4.16270160667405">
            <text:p>4.1627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646259444534">
            <text:p>1.05E+000</text:p>
          </table:table-cell>
          <table:table-cell office:value-type="float" office:value="4.03175315629507">
            <text:p>4.03E+000</text:p>
          </table:table-cell>
          <table:table-cell office:value-type="float" office:value="4.82946971063005">
            <text:p>4.83E+000</text:p>
          </table:table-cell>
          <table:table-cell office:value-type="float" office:value="7.26093243536114">
            <text:p>7.26E+000</text:p>
          </table:table-cell>
          <table:table-cell office:value-type="float" office:value="11.1377085210481">
            <text:p>1.11E+001</text:p>
          </table:table-cell>
          <table:table-cell office:value-type="float" office:value="11.1868540340033">
            <text:p>1.12E+001</text:p>
          </table:table-cell>
          <table:table-cell office:value-type="float" office:value="14.1009245337261">
            <text:p>1.41E+001</text:p>
          </table:table-cell>
          <table:table-cell office:value-type="float" office:value="14.2325418031478">
            <text:p>1.42E+001</text:p>
          </table:table-cell>
          <table:table-cell office:value-type="float" office:value="16.6785239801716">
            <text:p>1.67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29675432023">
            <text:p>1.0230</text:p>
          </table:table-cell>
          <table:table-cell table:formula="of:=SQRT([.D30])" office:value-type="float" office:value="2.00792259718722">
            <text:p>2.0079</text:p>
          </table:table-cell>
          <table:table-cell table:formula="of:=SQRT([.E30])" office:value-type="float" office:value="2.19760544926291">
            <text:p>2.1976</text:p>
          </table:table-cell>
          <table:table-cell table:formula="of:=SQRT([.F30])" office:value-type="float" office:value="2.69461174111618">
            <text:p>2.6946</text:p>
          </table:table-cell>
          <table:table-cell table:formula="of:=SQRT([.G30])" office:value-type="float" office:value="3.33732056012726">
            <text:p>3.3373</text:p>
          </table:table-cell>
          <table:table-cell table:formula="of:=SQRT([.H30])" office:value-type="float" office:value="3.34467547514004">
            <text:p>3.3447</text:p>
          </table:table-cell>
          <table:table-cell table:formula="of:=SQRT([.I30])" office:value-type="float" office:value="3.75511977621568">
            <text:p>3.7551</text:p>
          </table:table-cell>
          <table:table-cell table:formula="of:=SQRT([.J30])" office:value-type="float" office:value="3.77260411428867">
            <text:p>3.7726</text:p>
          </table:table-cell>
          <table:table-cell table:formula="of:=SQRT([.K30])" office:value-type="float" office:value="4.0839348648297">
            <text:p>4.0839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345915458464">
            <text:p>1.13E+000</text:p>
          </table:table-cell>
          <table:table-cell office:value-type="float" office:value="3.87331568879568">
            <text:p>3.87E+000</text:p>
          </table:table-cell>
          <table:table-cell office:value-type="float" office:value="5.18068855170616">
            <text:p>5.18E+000</text:p>
          </table:table-cell>
          <table:table-cell office:value-type="float" office:value="7.78893127950611">
            <text:p>7.79E+000</text:p>
          </table:table-cell>
          <table:table-cell office:value-type="float" office:value="11.2247165029195">
            <text:p>1.12E+001</text:p>
          </table:table-cell>
          <table:table-cell office:value-type="float" office:value="11.2771326711149">
            <text:p>1.13E+001</text:p>
          </table:table-cell>
          <table:table-cell office:value-type="float" office:value="13.9416009462148">
            <text:p>1.39E+001</text:p>
          </table:table-cell>
          <table:table-cell office:value-type="float" office:value="14.068627508323">
            <text:p>1.41E+001</text:p>
          </table:table-cell>
          <table:table-cell office:value-type="float" office:value="16.0415354536336">
            <text:p>1.60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464038744763">
            <text:p>1.0646</text:p>
          </table:table-cell>
          <table:table-cell table:formula="of:=SQRT([.D31])" office:value-type="float" office:value="1.96807410653046">
            <text:p>1.9681</text:p>
          </table:table-cell>
          <table:table-cell table:formula="of:=SQRT([.E31])" office:value-type="float" office:value="2.27611259644732">
            <text:p>2.2761</text:p>
          </table:table-cell>
          <table:table-cell table:formula="of:=SQRT([.F31])" office:value-type="float" office:value="2.79086568639663">
            <text:p>2.7909</text:p>
          </table:table-cell>
          <table:table-cell table:formula="of:=SQRT([.G31])" office:value-type="float" office:value="3.35033080499815">
            <text:p>3.3503</text:p>
          </table:table-cell>
          <table:table-cell table:formula="of:=SQRT([.H31])" office:value-type="float" office:value="3.35814423024308">
            <text:p>3.3581</text:p>
          </table:table-cell>
          <table:table-cell table:formula="of:=SQRT([.I31])" office:value-type="float" office:value="3.73384532971235">
            <text:p>3.7338</text:p>
          </table:table-cell>
          <table:table-cell table:formula="of:=SQRT([.J31])" office:value-type="float" office:value="3.75081691213035">
            <text:p>3.7508</text:p>
          </table:table-cell>
          <table:table-cell table:formula="of:=SQRT([.K31])" office:value-type="float" office:value="4.00518856655135">
            <text:p>4.0052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336386513808">
            <text:p>1.22E+000</text:p>
          </table:table-cell>
          <table:table-cell office:value-type="float" office:value="3.71817581510146">
            <text:p>3.72E+000</text:p>
          </table:table-cell>
          <table:table-cell office:value-type="float" office:value="5.5442521149762">
            <text:p>5.54E+000</text:p>
          </table:table-cell>
          <table:table-cell office:value-type="float" office:value="8.33550382382502">
            <text:p>8.34E+000</text:p>
          </table:table-cell>
          <table:table-cell office:value-type="float" office:value="11.3147948347818">
            <text:p>1.13E+001</text:p>
          </table:table-cell>
          <table:table-cell office:value-type="float" office:value="11.3705745023045">
            <text:p>1.14E+001</text:p>
          </table:table-cell>
          <table:table-cell office:value-type="float" office:value="13.7854092416527">
            <text:p>1.38E+001</text:p>
          </table:table-cell>
          <table:table-cell office:value-type="float" office:value="13.9079854367165">
            <text:p>1.39E+001</text:p>
          </table:table-cell>
          <table:table-cell office:value-type="float" office:value="15.4171009403106">
            <text:p>1.54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605780370561">
            <text:p>1.1061</text:p>
          </table:table-cell>
          <table:table-cell table:formula="of:=SQRT([.D32])" office:value-type="float" office:value="1.92825719630485">
            <text:p>1.9283</text:p>
          </table:table-cell>
          <table:table-cell table:formula="of:=SQRT([.E32])" office:value-type="float" office:value="2.35462356120383">
            <text:p>2.3546</text:p>
          </table:table-cell>
          <table:table-cell table:formula="of:=SQRT([.F32])" office:value-type="float" office:value="2.88712726145299">
            <text:p>2.8871</text:p>
          </table:table-cell>
          <table:table-cell table:formula="of:=SQRT([.G32])" office:value-type="float" office:value="3.36374714192102">
            <text:p>3.3637</text:p>
          </table:table-cell>
          <table:table-cell table:formula="of:=SQRT([.H32])" office:value-type="float" office:value="3.37202824755436">
            <text:p>3.3720</text:p>
          </table:table-cell>
          <table:table-cell table:formula="of:=SQRT([.I32])" office:value-type="float" office:value="3.71287075477354">
            <text:p>3.7129</text:p>
          </table:table-cell>
          <table:table-cell table:formula="of:=SQRT([.J32])" office:value-type="float" office:value="3.72934115316855">
            <text:p>3.7293</text:p>
          </table:table-cell>
          <table:table-cell table:formula="of:=SQRT([.K32])" office:value-type="float" office:value="3.92646163107583">
            <text:p>3.9265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611951786248">
            <text:p>1.32E+000</text:p>
          </table:table-cell>
          <table:table-cell office:value-type="float" office:value="3.56639656594017">
            <text:p>3.57E+000</text:p>
          </table:table-cell>
          <table:table-cell office:value-type="float" office:value="5.92016413736652">
            <text:p>5.92E+000</text:p>
          </table:table-cell>
          <table:table-cell office:value-type="float" office:value="8.9006396681479">
            <text:p>8.90E+000</text:p>
          </table:table-cell>
          <table:table-cell office:value-type="float" office:value="11.4079396690423">
            <text:p>1.14E+001</text:p>
          </table:table-cell>
          <table:table-cell office:value-type="float" office:value="11.4671805961043">
            <text:p>1.15E+001</text:p>
          </table:table-cell>
          <table:table-cell office:value-type="float" office:value="13.6324062248501">
            <text:p>1.36E+001</text:p>
          </table:table-cell>
          <table:table-cell office:value-type="float" office:value="13.7506063832158">
            <text:p>1.38E+001</text:p>
          </table:table-cell>
          <table:table-cell office:value-type="float" office:value="14.8052032449458">
            <text:p>1.48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722252325453">
            <text:p>1.1472</text:p>
          </table:table-cell>
          <table:table-cell table:formula="of:=SQRT([.D33])" office:value-type="float" office:value="1.8884905522507">
            <text:p>1.8885</text:p>
          </table:table-cell>
          <table:table-cell table:formula="of:=SQRT([.E33])" office:value-type="float" office:value="2.43313874190654">
            <text:p>2.4331</text:p>
          </table:table-cell>
          <table:table-cell table:formula="of:=SQRT([.F33])" office:value-type="float" office:value="2.98339398473415">
            <text:p>2.9834</text:p>
          </table:table-cell>
          <table:table-cell table:formula="of:=SQRT([.G33])" office:value-type="float" office:value="3.37756416209113">
            <text:p>3.3776</text:p>
          </table:table-cell>
          <table:table-cell table:formula="of:=SQRT([.H33])" office:value-type="float" office:value="3.38632257708924">
            <text:p>3.3863</text:p>
          </table:table-cell>
          <table:table-cell table:formula="of:=SQRT([.I33])" office:value-type="float" office:value="3.69220885444609">
            <text:p>3.6922</text:p>
          </table:table-cell>
          <table:table-cell table:formula="of:=SQRT([.J33])" office:value-type="float" office:value="3.70818100734252">
            <text:p>3.7082</text:p>
          </table:table-cell>
          <table:table-cell table:formula="of:=SQRT([.K33])" office:value-type="float" office:value="3.84775301246659">
            <text:p>3.8478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164060440099">
            <text:p>1.41E+000</text:p>
          </table:table-cell>
          <table:table-cell office:value-type="float" office:value="3.41806576915308">
            <text:p>3.42E+000</text:p>
          </table:table-cell>
          <table:table-cell office:value-type="float" office:value="6.30842873541651">
            <text:p>6.31E+000</text:p>
          </table:table-cell>
          <table:table-cell office:value-type="float" office:value="9.48432548013462">
            <text:p>9.48E+000</text:p>
          </table:table-cell>
          <table:table-cell office:value-type="float" office:value="11.5041460131653">
            <text:p>1.15E+001</text:p>
          </table:table-cell>
          <table:table-cell office:value-type="float" office:value="11.5669524220244">
            <text:p>1.16E+001</text:p>
          </table:table-cell>
          <table:table-cell office:value-type="float" office:value="13.4826395463136">
            <text:p>1.35E+001</text:p>
          </table:table-cell>
          <table:table-cell office:value-type="float" office:value="13.5964819260627">
            <text:p>1.36E+001</text:p>
          </table:table-cell>
          <table:table-cell office:value-type="float" office:value="14.2058260938483">
            <text:p>1.42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812482694412">
            <text:p>1.1881</text:p>
          </table:table-cell>
          <table:table-cell table:formula="of:=SQRT([.D34])" office:value-type="float" office:value="1.84880117080044">
            <text:p>1.8488</text:p>
          </table:table-cell>
          <table:table-cell table:formula="of:=SQRT([.E34])" office:value-type="float" office:value="2.51165856266661">
            <text:p>2.5117</text:p>
          </table:table-cell>
          <table:table-cell table:formula="of:=SQRT([.F34])" office:value-type="float" office:value="3.0796632088809">
            <text:p>3.0797</text:p>
          </table:table-cell>
          <table:table-cell table:formula="of:=SQRT([.G34])" office:value-type="float" office:value="3.39177623276732">
            <text:p>3.3918</text:p>
          </table:table-cell>
          <table:table-cell table:formula="of:=SQRT([.H34])" office:value-type="float" office:value="3.40102226132444">
            <text:p>3.4010</text:p>
          </table:table-cell>
          <table:table-cell table:formula="of:=SQRT([.I34])" office:value-type="float" office:value="3.67187139566647">
            <text:p>3.6719</text:p>
          </table:table-cell>
          <table:table-cell table:formula="of:=SQRT([.J34])" office:value-type="float" office:value="3.6873407661976">
            <text:p>3.6873</text:p>
          </table:table-cell>
          <table:table-cell table:formula="of:=SQRT([.K34])" office:value-type="float" office:value="3.76906169939526">
            <text:p>3.7691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0979396917242">
            <text:p>1.51E+000</text:p>
          </table:table-cell>
          <table:table-cell office:value-type="float" office:value="3.27331724897709">
            <text:p>3.27E+000</text:p>
          </table:table-cell>
          <table:table-cell office:value-type="float" office:value="6.70905042882868">
            <text:p>6.71E+000</text:p>
          </table:table-cell>
          <table:table-cell office:value-type="float" office:value="10.0865312923343">
            <text:p>1.01E+001</text:p>
          </table:table-cell>
          <table:table-cell office:value-type="float" office:value="11.6034126623042">
            <text:p>1.16E+001</text:p>
          </table:table-cell>
          <table:table-cell office:value-type="float" office:value="11.6698922634968">
            <text:p>1.17E+001</text:p>
          </table:table-cell>
          <table:table-cell office:value-type="float" office:value="13.3361605939238">
            <text:p>1.33E+001</text:p>
          </table:table-cell>
          <table:table-cell office:value-type="float" office:value="13.4456046575966">
            <text:p>1.34E+001</text:p>
          </table:table-cell>
          <table:table-cell office:value-type="float" office:value="13.6189541055166">
            <text:p>1.36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873673712982">
            <text:p>1.2287</text:p>
          </table:table-cell>
          <table:table-cell table:formula="of:=SQRT([.D35])" office:value-type="float" office:value="1.8092311209398">
            <text:p>1.8092</text:p>
          </table:table-cell>
          <table:table-cell table:formula="of:=SQRT([.E35])" office:value-type="float" office:value="2.59018347397027">
            <text:p>2.5902</text:p>
          </table:table-cell>
          <table:table-cell table:formula="of:=SQRT([.F35])" office:value-type="float" office:value="3.17592998857567">
            <text:p>3.1759</text:p>
          </table:table-cell>
          <table:table-cell table:formula="of:=SQRT([.G35])" office:value-type="float" office:value="3.40637823241992">
            <text:p>3.4064</text:p>
          </table:table-cell>
          <table:table-cell table:formula="of:=SQRT([.H35])" office:value-type="float" office:value="3.41612240171467">
            <text:p>3.4161</text:p>
          </table:table-cell>
          <table:table-cell table:formula="of:=SQRT([.I35])" office:value-type="float" office:value="3.65187083478096">
            <text:p>3.6519</text:p>
          </table:table-cell>
          <table:table-cell table:formula="of:=SQRT([.J35])" office:value-type="float" office:value="3.66682487413792">
            <text:p>3.6668</text:p>
          </table:table-cell>
          <table:table-cell table:formula="of:=SQRT([.K35])" office:value-type="float" office:value="3.69038671490083">
            <text:p>3.6904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103613499943">
            <text:p>1.61E+000</text:p>
          </table:table-cell>
          <table:table-cell office:value-type="float" office:value="3.13236913676084">
            <text:p>3.13E+000</text:p>
          </table:table-cell>
          <table:table-cell office:value-type="float" office:value="7.12203416452295">
            <text:p>7.12E+000</text:p>
          </table:table-cell>
          <table:table-cell office:value-type="float" office:value="10.707161424147">
            <text:p>1.07E+001</text:p>
          </table:table-cell>
          <table:table-cell office:value-type="float" office:value="11.7057741242875">
            <text:p>1.17E+001</text:p>
          </table:table-cell>
          <table:table-cell office:value-type="float" office:value="11.776005077729">
            <text:p>1.18E+001</text:p>
          </table:table-cell>
          <table:table-cell office:value-type="float" office:value="13.0445727613694">
            <text:p>1.30E+001</text:p>
          </table:table-cell>
          <table:table-cell office:value-type="float" office:value="13.1930421292779">
            <text:p>1.32E+001</text:p>
          </table:table-cell>
          <table:table-cell office:value-type="float" office:value="13.2979687464697">
            <text:p>1.33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900013790161">
            <text:p>1.2690</text:p>
          </table:table-cell>
          <table:table-cell table:formula="of:=SQRT([.D36])" office:value-type="float" office:value="1.76985003227981">
            <text:p>1.7699</text:p>
          </table:table-cell>
          <table:table-cell table:formula="of:=SQRT([.E36])" office:value-type="float" office:value="2.66871395329716">
            <text:p>2.6687</text:p>
          </table:table-cell>
          <table:table-cell table:formula="of:=SQRT([.F36])" office:value-type="float" office:value="3.27217991928118">
            <text:p>3.2722</text:p>
          </table:table-cell>
          <table:table-cell table:formula="of:=SQRT([.G36])" office:value-type="float" office:value="3.42137021152162">
            <text:p>3.4214</text:p>
          </table:table-cell>
          <table:table-cell table:formula="of:=SQRT([.H36])" office:value-type="float" office:value="3.43161843416908">
            <text:p>3.4316</text:p>
          </table:table-cell>
          <table:table-cell table:formula="of:=SQRT([.I36])" office:value-type="float" office:value="3.61172711612733">
            <text:p>3.6117</text:p>
          </table:table-cell>
          <table:table-cell table:formula="of:=SQRT([.J36])" office:value-type="float" office:value="3.63222275325701">
            <text:p>3.6322</text:p>
          </table:table-cell>
          <table:table-cell table:formula="of:=SQRT([.K36])" office:value-type="float" office:value="3.64663800595421">
            <text:p>3.6466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296085487376">
            <text:p>1.71E+000</text:p>
          </table:table-cell>
          <table:table-cell office:value-type="float" office:value="2.99560282476947">
            <text:p>3.00E+000</text:p>
          </table:table-cell>
          <table:table-cell office:value-type="float" office:value="7.54738534117604">
            <text:p>7.55E+000</text:p>
          </table:table-cell>
          <table:table-cell office:value-type="float" office:value="11.3456870208179">
            <text:p>1.13E+001</text:p>
          </table:table-cell>
          <table:table-cell office:value-type="float" office:value="11.8116141665214">
            <text:p>1.18E+001</text:p>
          </table:table-cell>
          <table:table-cell office:value-type="float" office:value="11.8853129150565">
            <text:p>1.19E+001</text:p>
          </table:table-cell>
          <table:table-cell office:value-type="float" office:value="12.4826683766009">
            <text:p>1.25E+001</text:p>
          </table:table-cell>
          <table:table-cell office:value-type="float" office:value="13.0534177434998">
            <text:p>1.31E+001</text:p>
          </table:table-cell>
          <table:table-cell office:value-type="float" office:value="13.15357170222">
            <text:p>1.32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880130458132">
            <text:p>1.3088</text:p>
          </table:table-cell>
          <table:table-cell table:formula="of:=SQRT([.D37])" office:value-type="float" office:value="1.73078098694476">
            <text:p>1.7308</text:p>
          </table:table-cell>
          <table:table-cell table:formula="of:=SQRT([.E37])" office:value-type="float" office:value="2.7472505057195">
            <text:p>2.7473</text:p>
          </table:table-cell>
          <table:table-cell table:formula="of:=SQRT([.F37])" office:value-type="float" office:value="3.36833594239321">
            <text:p>3.3683</text:p>
          </table:table-cell>
          <table:table-cell table:formula="of:=SQRT([.G37])" office:value-type="float" office:value="3.43680289899224">
            <text:p>3.4368</text:p>
          </table:table-cell>
          <table:table-cell table:formula="of:=SQRT([.H37])" office:value-type="float" office:value="3.4475082182725">
            <text:p>3.4475</text:p>
          </table:table-cell>
          <table:table-cell table:formula="of:=SQRT([.I37])" office:value-type="float" office:value="3.53308199403876">
            <text:p>3.5331</text:p>
          </table:table-cell>
          <table:table-cell table:formula="of:=SQRT([.J37])" office:value-type="float" office:value="3.61295138958439">
            <text:p>3.6130</text:p>
          </table:table-cell>
          <table:table-cell table:formula="of:=SQRT([.K37])" office:value-type="float" office:value="3.6267853123972">
            <text:p>3.6268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686513643896">
            <text:p>1.82E+000</text:p>
          </table:table-cell>
          <table:table-cell office:value-type="float" office:value="2.86374502609142">
            <text:p>2.86E+000</text:p>
          </table:table-cell>
          <table:table-cell office:value-type="float" office:value="7.98510983422471">
            <text:p>7.99E+000</text:p>
          </table:table-cell>
          <table:table-cell office:value-type="float" office:value="11.9097106931223">
            <text:p>1.19E+001</text:p>
          </table:table-cell>
          <table:table-cell office:value-type="float" office:value="11.9332280711903">
            <text:p>1.19E+001</text:p>
          </table:table-cell>
          <table:table-cell office:value-type="float" office:value="11.9953179790664">
            <text:p>1.20E+001</text:p>
          </table:table-cell>
          <table:table-cell office:value-type="float" office:value="12.0154739348897">
            <text:p>1.20E+001</text:p>
          </table:table-cell>
          <table:table-cell office:value-type="float" office:value="12.9176381363037">
            <text:p>1.29E+001</text:p>
          </table:table-cell>
          <table:table-cell office:value-type="float" office:value="13.0124231819649">
            <text:p>1.30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791139784444">
            <text:p>1.3479</text:p>
          </table:table-cell>
          <table:table-cell table:formula="of:=SQRT([.D38])" office:value-type="float" office:value="1.69226033047265">
            <text:p>1.6923</text:p>
          </table:table-cell>
          <table:table-cell table:formula="of:=SQRT([.E38])" office:value-type="float" office:value="2.82579366448166">
            <text:p>2.8258</text:p>
          </table:table-cell>
          <table:table-cell table:formula="of:=SQRT([.F38])" office:value-type="float" office:value="3.4510448697637">
            <text:p>3.4510</text:p>
          </table:table-cell>
          <table:table-cell table:formula="of:=SQRT([.G38])" office:value-type="float" office:value="3.45445047311295">
            <text:p>3.4545</text:p>
          </table:table-cell>
          <table:table-cell table:formula="of:=SQRT([.H38])" office:value-type="float" office:value="3.46342575769518">
            <text:p>3.4634</text:p>
          </table:table-cell>
          <table:table-cell table:formula="of:=SQRT([.I38])" office:value-type="float" office:value="3.4663343657082">
            <text:p>3.4663</text:p>
          </table:table-cell>
          <table:table-cell table:formula="of:=SQRT([.J38])" office:value-type="float" office:value="3.59411159207719">
            <text:p>3.5941</text:p>
          </table:table-cell>
          <table:table-cell table:formula="of:=SQRT([.K38])" office:value-type="float" office:value="3.60727364944288">
            <text:p>3.6073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2052408272934">
            <text:p>1.92E+000</text:p>
          </table:table-cell>
          <table:table-cell office:value-type="float" office:value="2.73834521869738">
            <text:p>2.74E+000</text:p>
          </table:table-cell>
          <table:table-cell office:value-type="float" office:value="8.43521402130864">
            <text:p>8.44E+000</text:p>
          </table:table-cell>
          <table:table-cell office:value-type="float" office:value="11.3962397410797">
            <text:p>1.14E+001</text:p>
          </table:table-cell>
          <table:table-cell office:value-type="float" office:value="12.0264160557016">
            <text:p>1.20E+001</text:p>
          </table:table-cell>
          <table:table-cell office:value-type="float" office:value="12.113159263613">
            <text:p>1.21E+001</text:p>
          </table:table-cell>
          <table:table-cell office:value-type="float" office:value="12.6773454617546">
            <text:p>1.27E+001</text:p>
          </table:table-cell>
          <table:table-cell office:value-type="float" office:value="12.791155683783">
            <text:p>1.28E+001</text:p>
          </table:table-cell>
          <table:table-cell office:value-type="float" office:value="12.8747609122549">
            <text:p>1.29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582974521741">
            <text:p>1.3858</text:p>
          </table:table-cell>
          <table:table-cell table:formula="of:=SQRT([.D39])" office:value-type="float" office:value="1.65479461526117">
            <text:p>1.6548</text:p>
          </table:table-cell>
          <table:table-cell table:formula="of:=SQRT([.E39])" office:value-type="float" office:value="2.90434399155965">
            <text:p>2.9043</text:p>
          </table:table-cell>
          <table:table-cell table:formula="of:=SQRT([.F39])" office:value-type="float" office:value="3.37583171101281">
            <text:p>3.3758</text:p>
          </table:table-cell>
          <table:table-cell table:formula="of:=SQRT([.G39])" office:value-type="float" office:value="3.46791234833028">
            <text:p>3.4679</text:p>
          </table:table-cell>
          <table:table-cell table:formula="of:=SQRT([.H39])" office:value-type="float" office:value="3.48039642334217">
            <text:p>3.4804</text:p>
          </table:table-cell>
          <table:table-cell table:formula="of:=SQRT([.I39])" office:value-type="float" office:value="3.56052600913891">
            <text:p>3.5605</text:p>
          </table:table-cell>
          <table:table-cell table:formula="of:=SQRT([.J39])" office:value-type="float" office:value="3.57647251964601">
            <text:p>3.5765</text:p>
          </table:table-cell>
          <table:table-cell table:formula="of:=SQRT([.K39])" office:value-type="float" office:value="3.5881417073821">
            <text:p>3.5881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2010659186072">
            <text:p>2.02E+000</text:p>
          </table:table-cell>
          <table:table-cell office:value-type="float" office:value="2.62323395138723">
            <text:p>2.62E+000</text:p>
          </table:table-cell>
          <table:table-cell office:value-type="float" office:value="8.89770480812834">
            <text:p>8.90E+000</text:p>
          </table:table-cell>
          <table:table-cell office:value-type="float" office:value="10.8716920295525">
            <text:p>1.09E+001</text:p>
          </table:table-cell>
          <table:table-cell office:value-type="float" office:value="12.1379150864791">
            <text:p>1.21E+001</text:p>
          </table:table-cell>
          <table:table-cell office:value-type="float" office:value="12.2319109907952">
            <text:p>1.22E+001</text:p>
          </table:table-cell>
          <table:table-cell office:value-type="float" office:value="12.6570315844506">
            <text:p>1.27E+001</text:p>
          </table:table-cell>
          <table:table-cell office:value-type="float" office:value="12.7396402328686">
            <text:p>1.27E+001</text:p>
          </table:table-cell>
          <table:table-cell office:value-type="float" office:value="13.3799283538041">
            <text:p>1.34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130453874626">
            <text:p>1.4213</text:p>
          </table:table-cell>
          <table:table-cell table:formula="of:=SQRT([.D40])" office:value-type="float" office:value="1.61964006846806">
            <text:p>1.6196</text:p>
          </table:table-cell>
          <table:table-cell table:formula="of:=SQRT([.E40])" office:value-type="float" office:value="2.98290207819974">
            <text:p>2.9829</text:p>
          </table:table-cell>
          <table:table-cell table:formula="of:=SQRT([.F40])" office:value-type="float" office:value="3.29722489823678">
            <text:p>3.2972</text:p>
          </table:table-cell>
          <table:table-cell table:formula="of:=SQRT([.G40])" office:value-type="float" office:value="3.48395107406507">
            <text:p>3.4840</text:p>
          </table:table-cell>
          <table:table-cell table:formula="of:=SQRT([.H40])" office:value-type="float" office:value="3.4974149011513">
            <text:p>3.4974</text:p>
          </table:table-cell>
          <table:table-cell table:formula="of:=SQRT([.I40])" office:value-type="float" office:value="3.5576722143068">
            <text:p>3.5577</text:p>
          </table:table-cell>
          <table:table-cell table:formula="of:=SQRT([.J40])" office:value-type="float" office:value="3.56926326191675">
            <text:p>3.5693</text:p>
          </table:table-cell>
          <table:table-cell table:formula="of:=SQRT([.K40])" office:value-type="float" office:value="3.65785843818539">
            <text:p>3.6579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445005605018">
            <text:p>2.10E+000</text:p>
          </table:table-cell>
          <table:table-cell office:value-type="float" office:value="2.52957340873659">
            <text:p>2.53E+000</text:p>
          </table:table-cell>
          <table:table-cell office:value-type="float" office:value="9.37258965470608">
            <text:p>9.37E+000</text:p>
          </table:table-cell>
          <table:table-cell office:value-type="float" office:value="10.3595742988263">
            <text:p>1.04E+001</text:p>
          </table:table-cell>
          <table:table-cell office:value-type="float" office:value="12.2449666700916">
            <text:p>1.22E+001</text:p>
          </table:table-cell>
          <table:table-cell office:value-type="float" office:value="12.3536125174466">
            <text:p>1.24E+001</text:p>
          </table:table-cell>
          <table:table-cell office:value-type="float" office:value="12.5411194486575">
            <text:p>1.25E+001</text:p>
          </table:table-cell>
          <table:table-cell office:value-type="float" office:value="12.6084223827036">
            <text:p>1.26E+001</text:p>
          </table:table-cell>
          <table:table-cell office:value-type="float" office:value="14.0932064386366">
            <text:p>1.41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06722772736">
            <text:p>1.4507</text:p>
          </table:table-cell>
          <table:table-cell table:formula="of:=SQRT([.D41])" office:value-type="float" office:value="1.59046326859082">
            <text:p>1.5905</text:p>
          </table:table-cell>
          <table:table-cell table:formula="of:=SQRT([.E41])" office:value-type="float" office:value="3.06146854543797">
            <text:p>3.0615</text:p>
          </table:table-cell>
          <table:table-cell table:formula="of:=SQRT([.F41])" office:value-type="float" office:value="3.2186292577472">
            <text:p>3.2186</text:p>
          </table:table-cell>
          <table:table-cell table:formula="of:=SQRT([.G41])" office:value-type="float" office:value="3.4992808789938">
            <text:p>3.4993</text:p>
          </table:table-cell>
          <table:table-cell table:formula="of:=SQRT([.H41])" office:value-type="float" office:value="3.51477062088646">
            <text:p>3.5148</text:p>
          </table:table-cell>
          <table:table-cell table:formula="of:=SQRT([.I41])" office:value-type="float" office:value="3.54134429964914">
            <text:p>3.5413</text:p>
          </table:table-cell>
          <table:table-cell table:formula="of:=SQRT([.J41])" office:value-type="float" office:value="3.55083404043382">
            <text:p>3.5508</text:p>
          </table:table-cell>
          <table:table-cell table:formula="of:=SQRT([.K41])" office:value-type="float" office:value="3.75409195926746">
            <text:p>3.7541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245574071846">
            <text:p>2.14E+000</text:p>
          </table:table-cell>
          <table:table-cell office:value-type="float" office:value="2.48846206114252">
            <text:p>2.49E+000</text:p>
          </table:table-cell>
          <table:table-cell office:value-type="float" office:value="9.85987660188607">
            <text:p>9.86E+000</text:p>
          </table:table-cell>
          <table:table-cell office:value-type="float" office:value="9.85987660201434">
            <text:p>9.86E+000</text:p>
          </table:table-cell>
          <table:table-cell office:value-type="float" office:value="12.309312283498">
            <text:p>1.23E+001</text:p>
          </table:table-cell>
          <table:table-cell office:value-type="float" office:value="12.4669141210063">
            <text:p>1.25E+001</text:p>
          </table:table-cell>
          <table:table-cell office:value-type="float" office:value="12.4736354334507">
            <text:p>1.25E+001</text:p>
          </table:table-cell>
          <table:table-cell office:value-type="float" office:value="12.4920369786771">
            <text:p>1.25E+001</text:p>
          </table:table-cell>
          <table:table-cell office:value-type="float" office:value="14.824320655335">
            <text:p>1.48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371299806979">
            <text:p>1.4637</text:p>
          </table:table-cell>
          <table:table-cell table:formula="of:=SQRT([.D42])" office:value-type="float" office:value="1.57748599396081">
            <text:p>1.5775</text:p>
          </table:table-cell>
          <table:table-cell table:formula="of:=SQRT([.E42])" office:value-type="float" office:value="3.14004404457741">
            <text:p>3.1400</text:p>
          </table:table-cell>
          <table:table-cell table:formula="of:=SQRT([.F42])" office:value-type="float" office:value="3.14004404459784">
            <text:p>3.1400</text:p>
          </table:table-cell>
          <table:table-cell table:formula="of:=SQRT([.G42])" office:value-type="float" office:value="3.50846295170663">
            <text:p>3.5085</text:p>
          </table:table-cell>
          <table:table-cell table:formula="of:=SQRT([.H42])" office:value-type="float" office:value="3.53085175573916">
            <text:p>3.5309</text:p>
          </table:table-cell>
          <table:table-cell table:formula="of:=SQRT([.I42])" office:value-type="float" office:value="3.53180342508621">
            <text:p>3.5318</text:p>
          </table:table-cell>
          <table:table-cell table:formula="of:=SQRT([.J42])" office:value-type="float" office:value="3.53440758525061">
            <text:p>3.5344</text:p>
          </table:table-cell>
          <table:table-cell table:formula="of:=SQRT([.K42])" office:value-type="float" office:value="3.85023644148447">
            <text:p>3.8502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2">
            <text:p>2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1">
            <text:p>1.00E-005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3" table:style-name="ta1">
        <table:shapes>
          <draw:frame draw:z-index="0" draw:style-name="gr1" svg:width="6.8323in" svg:height="7.3386in" svg:x="2.6665in" svg:y="7.2374in">
            <draw:object draw:notify-on-update-of-ranges="4x4_3.M2:4x4_3.M42 4x4_3.W1:4x4_3.W1 4x4_3.W2:4x4_3.W42 4x4_3.M2:4x4_3.M42 4x4_3.X1:4x4_3.X1 4x4_3.X2:4x4_3.X42 4x4_3.M2:4x4_3.M42 4x4_3.N1:4x4_3.N1 4x4_3.N2:4x4_3.N42 4x4_3.M2:4x4_3.M42 4x4_3.O1:4x4_3.O1 4x4_3.O2:4x4_3.O42 4x4_3.M2:4x4_3.M42 4x4_3.P1:4x4_3.P1 4x4_3.P2:4x4_3.P42 4x4_3.M2:4x4_3.M42 4x4_3.Q1:4x4_3.Q1 4x4_3.Q2:4x4_3.Q42 4x4_3.M2:4x4_3.M42 4x4_3.R1:4x4_3.R1 4x4_3.R2:4x4_3.R42 4x4_3.M2:4x4_3.M42 4x4_3.S1:4x4_3.S1 4x4_3.S2:4x4_3.S42 4x4_3.M2:4x4_3.M42 4x4_3.T1:4x4_3.T1 4x4_3.T2:4x4_3.T42 4x4_3.M2:4x4_3.M42 4x4_3.U1:4x4_3.U1 4x4_3.U2:4x4_3.U42 4x4_3.M2:4x4_3.M42 4x4_3.V1:4x4_3.V1 4x4_3.V2:4x4_3.V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64944091135225">
            <text:p>-1.65E-001</text:p>
          </table:table-cell>
          <table:table-cell office:value-type="float" office:value="0.000000000000142107698847983">
            <text:p>1.42E-013</text:p>
          </table:table-cell>
          <table:table-cell office:value-type="float" office:value="0.0194479110633711">
            <text:p>1.94E-002</text:p>
          </table:table-cell>
          <table:table-cell office:value-type="float" office:value="9.59143819085818">
            <text:p>9.59E+000</text:p>
          </table:table-cell>
          <table:table-cell office:value-type="float" office:value="9.95378826226452">
            <text:p>9.95E+000</text:p>
          </table:table-cell>
          <table:table-cell office:value-type="float" office:value="9.95378826249723">
            <text:p>9.95E+000</text:p>
          </table:table-cell>
          <table:table-cell office:value-type="float" office:value="10.02988836563">
            <text:p>1.00E+001</text:p>
          </table:table-cell>
          <table:table-cell office:value-type="float" office:value="19.8095066271427">
            <text:p>1.98E+001</text:p>
          </table:table-cell>
          <table:table-cell office:value-type="float" office:value="20.1969467032926">
            <text:p>2.02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.000000376971748076673">
            <text:p>0.0000</text:p>
          </table:table-cell>
          <table:table-cell table:formula="of:=SQRT([.E2])" office:value-type="float" office:value="0.139455767408061">
            <text:p>0.1395</text:p>
          </table:table-cell>
          <table:table-cell table:formula="of:=SQRT([.F2])" office:value-type="float" office:value="3.09700471276009">
            <text:p>3.0970</text:p>
          </table:table-cell>
          <table:table-cell table:formula="of:=SQRT([.G2])" office:value-type="float" office:value="3.15496248191076">
            <text:p>3.1550</text:p>
          </table:table-cell>
          <table:table-cell table:formula="of:=SQRT([.H2])" office:value-type="float" office:value="3.15496248194764">
            <text:p>3.1550</text:p>
          </table:table-cell>
          <table:table-cell table:formula="of:=SQRT([.I2])" office:value-type="float" office:value="3.16699989984686">
            <text:p>3.1670</text:p>
          </table:table-cell>
          <table:table-cell table:formula="of:=SQRT([.J2])" office:value-type="float" office:value="4.45078719185075">
            <text:p>4.4508</text:p>
          </table:table-cell>
          <table:table-cell table:formula="of:=SQRT([.K2])" office:value-type="float" office:value="4.49410132321164">
            <text:p>4.4941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63022396071934">
            <text:p>-1.63E-001</text:p>
          </table:table-cell>
          <table:table-cell office:value-type="float" office:value="0.00615926846655634">
            <text:p>6.16E-003</text:p>
          </table:table-cell>
          <table:table-cell office:value-type="float" office:value="0.0283256889533192">
            <text:p>2.83E-002</text:p>
          </table:table-cell>
          <table:table-cell office:value-type="float" office:value="9.47798400689211">
            <text:p>9.48E+000</text:p>
          </table:table-cell>
          <table:table-cell office:value-type="float" office:value="9.95532658541616">
            <text:p>9.96E+000</text:p>
          </table:table-cell>
          <table:table-cell office:value-type="float" office:value="9.95537756417897">
            <text:p>9.96E+000</text:p>
          </table:table-cell>
          <table:table-cell office:value-type="float" office:value="10.1467262838567">
            <text:p>1.01E+001</text:p>
          </table:table-cell>
          <table:table-cell office:value-type="float" office:value="19.6927071950211">
            <text:p>1.97E+001</text:p>
          </table:table-cell>
          <table:table-cell office:value-type="float" office:value="19.9666953730399">
            <text:p>2.00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70434646">
            <text:p>0.0785</text:p>
          </table:table-cell>
          <table:table-cell table:formula="of:=SQRT([.E3])" office:value-type="float" office:value="0.168302373581953">
            <text:p>0.1683</text:p>
          </table:table-cell>
          <table:table-cell table:formula="of:=SQRT([.F3])" office:value-type="float" office:value="3.0786334642">
            <text:p>3.0786</text:p>
          </table:table-cell>
          <table:table-cell table:formula="of:=SQRT([.G3])" office:value-type="float" office:value="3.15520626669892">
            <text:p>3.1552</text:p>
          </table:table-cell>
          <table:table-cell table:formula="of:=SQRT([.H3])" office:value-type="float" office:value="3.15521434520366">
            <text:p>3.1552</text:p>
          </table:table-cell>
          <table:table-cell table:formula="of:=SQRT([.I3])" office:value-type="float" office:value="3.18539264202338">
            <text:p>3.1854</text:p>
          </table:table-cell>
          <table:table-cell table:formula="of:=SQRT([.J3])" office:value-type="float" office:value="4.43764658293347">
            <text:p>4.4376</text:p>
          </table:table-cell>
          <table:table-cell table:formula="of:=SQRT([.K3])" office:value-type="float" office:value="4.46841083306357">
            <text:p>4.4684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57416420083381">
            <text:p>-1.57E-001</text:p>
          </table:table-cell>
          <table:table-cell office:value-type="float" office:value="0.0246370739421714">
            <text:p>2.46E-002</text:p>
          </table:table-cell>
          <table:table-cell office:value-type="float" office:value="0.0551180969856575">
            <text:p>5.51E-002</text:p>
          </table:table-cell>
          <table:table-cell office:value-type="float" office:value="9.2669509115747">
            <text:p>9.27E+000</text:p>
          </table:table-cell>
          <table:table-cell office:value-type="float" office:value="9.95989169761602">
            <text:p>9.96E+000</text:p>
          </table:table-cell>
          <table:table-cell office:value-type="float" office:value="9.96014504360344">
            <text:p>9.96E+000</text:p>
          </table:table-cell>
          <table:table-cell office:value-type="float" office:value="10.3679607345989">
            <text:p>1.04E+001</text:p>
          </table:table-cell>
          <table:table-cell office:value-type="float" office:value="19.4746747588863">
            <text:p>1.95E+001</text:p>
          </table:table-cell>
          <table:table-cell office:value-type="float" office:value="19.7091574766279">
            <text:p>1.97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28854">
            <text:p>0.1570</text:p>
          </table:table-cell>
          <table:table-cell table:formula="of:=SQRT([.E4])" office:value-type="float" office:value="0.234772436596926">
            <text:p>0.2348</text:p>
          </table:table-cell>
          <table:table-cell table:formula="of:=SQRT([.F4])" office:value-type="float" office:value="3.04416670233">
            <text:p>3.0442</text:p>
          </table:table-cell>
          <table:table-cell table:formula="of:=SQRT([.G4])" office:value-type="float" office:value="3.15592960910348">
            <text:p>3.1559</text:p>
          </table:table-cell>
          <table:table-cell table:formula="of:=SQRT([.H4])" office:value-type="float" office:value="3.15596974694046">
            <text:p>3.1560</text:p>
          </table:table-cell>
          <table:table-cell table:formula="of:=SQRT([.I4])" office:value-type="float" office:value="3.21993179036434">
            <text:p>3.2199</text:p>
          </table:table-cell>
          <table:table-cell table:formula="of:=SQRT([.J4])" office:value-type="float" office:value="4.4130119826357">
            <text:p>4.4130</text:p>
          </table:table-cell>
          <table:table-cell table:formula="of:=SQRT([.K4])" office:value-type="float" office:value="4.43949968764814">
            <text:p>4.4395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8466989868089">
            <text:p>-1.48E-001</text:p>
          </table:table-cell>
          <table:table-cell office:value-type="float" office:value="0.0554334171133678">
            <text:p>5.54E-002</text:p>
          </table:table-cell>
          <table:table-cell office:value-type="float" office:value="0.100165857059969">
            <text:p>1.00E-001</text:p>
          </table:table-cell>
          <table:table-cell office:value-type="float" office:value="9.03738819273401">
            <text:p>9.04E+000</text:p>
          </table:table-cell>
          <table:table-cell office:value-type="float" office:value="9.96749277686307">
            <text:p>9.97E+000</text:p>
          </table:table-cell>
          <table:table-cell office:value-type="float" office:value="9.96809067009912">
            <text:p>9.97E+000</text:p>
          </table:table-cell>
          <table:table-cell office:value-type="float" office:value="10.614532848295">
            <text:p>1.06E+001</text:p>
          </table:table-cell>
          <table:table-cell office:value-type="float" office:value="19.2374143694072">
            <text:p>1.92E+001</text:p>
          </table:table-cell>
          <table:table-cell office:value-type="float" office:value="19.4546125598528">
            <text:p>1.95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3072182">
            <text:p>0.2354</text:p>
          </table:table-cell>
          <table:table-cell table:formula="of:=SQRT([.E5])" office:value-type="float" office:value="0.316489900407531">
            <text:p>0.3165</text:p>
          </table:table-cell>
          <table:table-cell table:formula="of:=SQRT([.F5])" office:value-type="float" office:value="3.0062249072107">
            <text:p>3.0062</text:p>
          </table:table-cell>
          <table:table-cell table:formula="of:=SQRT([.G5])" office:value-type="float" office:value="3.15713363303853">
            <text:p>3.1571</text:p>
          </table:table-cell>
          <table:table-cell table:formula="of:=SQRT([.H5])" office:value-type="float" office:value="3.15722832086929">
            <text:p>3.1572</text:p>
          </table:table-cell>
          <table:table-cell table:formula="of:=SQRT([.I5])" office:value-type="float" office:value="3.25799521919462">
            <text:p>3.2580</text:p>
          </table:table-cell>
          <table:table-cell table:formula="of:=SQRT([.J5])" office:value-type="float" office:value="4.38604769347156">
            <text:p>4.3860</text:p>
          </table:table-cell>
          <table:table-cell table:formula="of:=SQRT([.K5])" office:value-type="float" office:value="4.41073832366565">
            <text:p>4.4107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6465286982927">
            <text:p>-1.36E-001</text:p>
          </table:table-cell>
          <table:table-cell office:value-type="float" office:value="0.0985483006492305">
            <text:p>9.85E-002</text:p>
          </table:table-cell>
          <table:table-cell office:value-type="float" office:value="0.163759974997227">
            <text:p>1.64E-001</text:p>
          </table:table-cell>
          <table:table-cell office:value-type="float" office:value="8.80431498392602">
            <text:p>8.80E+000</text:p>
          </table:table-cell>
          <table:table-cell office:value-type="float" office:value="9.97813337469216">
            <text:p>9.98E+000</text:p>
          </table:table-cell>
          <table:table-cell office:value-type="float" office:value="9.97921420088467">
            <text:p>9.98E+000</text:p>
          </table:table-cell>
          <table:table-cell office:value-type="float" office:value="10.8714193064705">
            <text:p>1.09E+001</text:p>
          </table:table-cell>
          <table:table-cell office:value-type="float" office:value="18.9967379569852">
            <text:p>1.90E+001</text:p>
          </table:table-cell>
          <table:table-cell office:value-type="float" office:value="19.2036460402012">
            <text:p>1.92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431157">
            <text:p>0.3139</text:p>
          </table:table-cell>
          <table:table-cell table:formula="of:=SQRT([.E6])" office:value-type="float" office:value="0.404672676366007">
            <text:p>0.4047</text:p>
          </table:table-cell>
          <table:table-cell table:formula="of:=SQRT([.F6])" office:value-type="float" office:value="2.96720659609775">
            <text:p>2.9672</text:p>
          </table:table-cell>
          <table:table-cell table:formula="of:=SQRT([.G6])" office:value-type="float" office:value="3.15881835101231">
            <text:p>3.1588</text:p>
          </table:table-cell>
          <table:table-cell table:formula="of:=SQRT([.H6])" office:value-type="float" office:value="3.1589894271562">
            <text:p>3.1590</text:p>
          </table:table-cell>
          <table:table-cell table:formula="of:=SQRT([.I6])" office:value-type="float" office:value="3.29718354152002">
            <text:p>3.2972</text:p>
          </table:table-cell>
          <table:table-cell table:formula="of:=SQRT([.J6])" office:value-type="float" office:value="4.35852474548272">
            <text:p>4.3585</text:p>
          </table:table-cell>
          <table:table-cell table:formula="of:=SQRT([.K6])" office:value-type="float" office:value="4.38219648580494">
            <text:p>4.3822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21557296863428">
            <text:p>-1.22E-001</text:p>
          </table:table-cell>
          <table:table-cell office:value-type="float" office:value="0.153981731486418">
            <text:p>1.54E-001</text:p>
          </table:table-cell>
          <table:table-cell office:value-type="float" office:value="0.24604618768742">
            <text:p>2.46E-001</text:p>
          </table:table-cell>
          <table:table-cell office:value-type="float" office:value="8.57165930379256">
            <text:p>8.57E+000</text:p>
          </table:table-cell>
          <table:table-cell office:value-type="float" office:value="9.99181456607636">
            <text:p>9.99E+000</text:p>
          </table:table-cell>
          <table:table-cell office:value-type="float" office:value="9.99351529607405">
            <text:p>9.99E+000</text:p>
          </table:table-cell>
          <table:table-cell office:value-type="float" office:value="11.1346897851555">
            <text:p>1.11E+001</text:p>
          </table:table-cell>
          <table:table-cell office:value-type="float" office:value="18.7567916838179">
            <text:p>1.88E+001</text:p>
          </table:table-cell>
          <table:table-cell office:value-type="float" office:value="18.9563539117356">
            <text:p>1.90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60475037">
            <text:p>0.3924</text:p>
          </table:table-cell>
          <table:table-cell table:formula="of:=SQRT([.E7])" office:value-type="float" office:value="0.496030430203047">
            <text:p>0.4960</text:p>
          </table:table-cell>
          <table:table-cell table:formula="of:=SQRT([.F7])" office:value-type="float" office:value="2.92773962363332">
            <text:p>2.9277</text:p>
          </table:table-cell>
          <table:table-cell table:formula="of:=SQRT([.G7])" office:value-type="float" office:value="3.16098316447215">
            <text:p>3.1610</text:p>
          </table:table-cell>
          <table:table-cell table:formula="of:=SQRT([.H7])" office:value-type="float" office:value="3.16125217217388">
            <text:p>3.1613</text:p>
          </table:table-cell>
          <table:table-cell table:formula="of:=SQRT([.I7])" office:value-type="float" office:value="3.33686826008392">
            <text:p>3.3369</text:p>
          </table:table-cell>
          <table:table-cell table:formula="of:=SQRT([.J7])" office:value-type="float" office:value="4.33091118401404">
            <text:p>4.3309</text:p>
          </table:table-cell>
          <table:table-cell table:formula="of:=SQRT([.K7])" office:value-type="float" office:value="4.35388951533404">
            <text:p>4.3539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103776811867222">
            <text:p>-1.04E-001</text:p>
          </table:table-cell>
          <table:table-cell office:value-type="float" office:value="0.221733724025913">
            <text:p>2.22E-001</text:p>
          </table:table-cell>
          <table:table-cell office:value-type="float" office:value="0.347057962882488">
            <text:p>3.47E-001</text:p>
          </table:table-cell>
          <table:table-cell office:value-type="float" office:value="8.34083831348669">
            <text:p>8.34E+000</text:p>
          </table:table-cell>
          <table:table-cell office:value-type="float" office:value="10.0085371417498">
            <text:p>1.00E+001</text:p>
          </table:table-cell>
          <table:table-cell office:value-type="float" office:value="10.0109935253854">
            <text:p>1.00E+001</text:p>
          </table:table-cell>
          <table:table-cell office:value-type="float" office:value="11.4029240908179">
            <text:p>1.14E+001</text:p>
          </table:table-cell>
          <table:table-cell office:value-type="float" office:value="18.5190677986649">
            <text:p>1.85E+001</text:p>
          </table:table-cell>
          <table:table-cell office:value-type="float" office:value="18.712748750437">
            <text:p>1.87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152735">
            <text:p>0.4709</text:p>
          </table:table-cell>
          <table:table-cell table:formula="of:=SQRT([.E8])" office:value-type="float" office:value="0.589116255829431">
            <text:p>0.5891</text:p>
          </table:table-cell>
          <table:table-cell table:formula="of:=SQRT([.F8])" office:value-type="float" office:value="2.88805095410152">
            <text:p>2.8881</text:p>
          </table:table-cell>
          <table:table-cell table:formula="of:=SQRT([.G8])" office:value-type="float" office:value="3.16362721282863">
            <text:p>3.1636</text:p>
          </table:table-cell>
          <table:table-cell table:formula="of:=SQRT([.H8])" office:value-type="float" office:value="3.16401541168582">
            <text:p>3.1640</text:p>
          </table:table-cell>
          <table:table-cell table:formula="of:=SQRT([.I8])" office:value-type="float" office:value="3.37682159594165">
            <text:p>3.3768</text:p>
          </table:table-cell>
          <table:table-cell table:formula="of:=SQRT([.J8])" office:value-type="float" office:value="4.30337864923189">
            <text:p>4.3034</text:p>
          </table:table-cell>
          <table:table-cell table:formula="of:=SQRT([.K8])" office:value-type="float" office:value="4.32582347656918">
            <text:p>4.3258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831046270026602">
            <text:p>-8.31E-002</text:p>
          </table:table-cell>
          <table:table-cell office:value-type="float" office:value="0.301804304236064">
            <text:p>3.02E-001</text:p>
          </table:table-cell>
          <table:table-cell office:value-type="float" office:value="0.466775689552361">
            <text:p>4.67E-001</text:p>
          </table:table-cell>
          <table:table-cell office:value-type="float" office:value="8.11247699595947">
            <text:p>8.11E+000</text:p>
          </table:table-cell>
          <table:table-cell office:value-type="float" office:value="10.0283019277655">
            <text:p>1.00E+001</text:p>
          </table:table-cell>
          <table:table-cell office:value-type="float" office:value="10.031648373692">
            <text:p>1.00E+001</text:p>
          </table:table-cell>
          <table:table-cell office:value-type="float" office:value="11.6754925220645">
            <text:p>1.17E+001</text:p>
          </table:table-cell>
          <table:table-cell office:value-type="float" office:value="18.2842218590885">
            <text:p>1.83E+001</text:p>
          </table:table-cell>
          <table:table-cell office:value-type="float" office:value="18.4728197456068">
            <text:p>1.85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255967">
            <text:p>0.5494</text:p>
          </table:table-cell>
          <table:table-cell table:formula="of:=SQRT([.E9])" office:value-type="float" office:value="0.683209842985566">
            <text:p>0.6832</text:p>
          </table:table-cell>
          <table:table-cell table:formula="of:=SQRT([.F9])" office:value-type="float" office:value="2.84824103543915">
            <text:p>2.8482</text:p>
          </table:table-cell>
          <table:table-cell table:formula="of:=SQRT([.G9])" office:value-type="float" office:value="3.1667494261096">
            <text:p>3.1667</text:p>
          </table:table-cell>
          <table:table-cell table:formula="of:=SQRT([.H9])" office:value-type="float" office:value="3.1672777544276">
            <text:p>3.1673</text:p>
          </table:table-cell>
          <table:table-cell table:formula="of:=SQRT([.I9])" office:value-type="float" office:value="3.41694198400625">
            <text:p>3.4169</text:p>
          </table:table-cell>
          <table:table-cell table:formula="of:=SQRT([.J9])" office:value-type="float" office:value="4.27600536237836">
            <text:p>4.2760</text:p>
          </table:table-cell>
          <table:table-cell table:formula="of:=SQRT([.K9])" office:value-type="float" office:value="4.2980018317361">
            <text:p>4.2980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95063972502688">
            <text:p>-5.95E-002</text:p>
          </table:table-cell>
          <table:table-cell office:value-type="float" office:value="0.394193514656464">
            <text:p>3.94E-001</text:p>
          </table:table-cell>
          <table:table-cell office:value-type="float" office:value="0.605164526616228">
            <text:p>6.05E-001</text:p>
          </table:table-cell>
          <table:table-cell office:value-type="float" office:value="7.88688949309153">
            <text:p>7.89E+000</text:p>
          </table:table-cell>
          <table:table-cell office:value-type="float" office:value="10.0511098542127">
            <text:p>1.01E+001</text:p>
          </table:table-cell>
          <table:table-cell office:value-type="float" office:value="10.0554792474744">
            <text:p>1.01E+001</text:p>
          </table:table-cell>
          <table:table-cell office:value-type="float" office:value="11.9520734745636">
            <text:p>1.20E+001</text:p>
          </table:table-cell>
          <table:table-cell office:value-type="float" office:value="18.052583663388">
            <text:p>1.81E+001</text:p>
          </table:table-cell>
          <table:table-cell office:value-type="float" office:value="18.2365479177031">
            <text:p>1.82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1377436">
            <text:p>0.6278</text:p>
          </table:table-cell>
          <table:table-cell table:formula="of:=SQRT([.E10])" office:value-type="float" office:value="0.777923213830406">
            <text:p>0.7779</text:p>
          </table:table-cell>
          <table:table-cell table:formula="of:=SQRT([.F10])" office:value-type="float" office:value="2.80836064156503">
            <text:p>2.8084</text:p>
          </table:table-cell>
          <table:table-cell table:formula="of:=SQRT([.G10])" office:value-type="float" office:value="3.17034853828608">
            <text:p>3.1703</text:p>
          </table:table-cell>
          <table:table-cell table:formula="of:=SQRT([.H10])" office:value-type="float" office:value="3.1710375663928">
            <text:p>3.1710</text:p>
          </table:table-cell>
          <table:table-cell table:formula="of:=SQRT([.I10])" office:value-type="float" office:value="3.45717709621067">
            <text:p>3.4572</text:p>
          </table:table-cell>
          <table:table-cell table:formula="of:=SQRT([.J10])" office:value-type="float" office:value="4.24883321199926">
            <text:p>4.2488</text:p>
          </table:table-cell>
          <table:table-cell table:formula="of:=SQRT([.K10])" office:value-type="float" office:value="4.27042713527618">
            <text:p>4.2704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29489967466101">
            <text:p>-3.29E-002</text:p>
          </table:table-cell>
          <table:table-cell office:value-type="float" office:value="0.498901420302785">
            <text:p>4.99E-001</text:p>
          </table:table-cell>
          <table:table-cell office:value-type="float" office:value="0.762190748466661">
            <text:p>7.62E-001</text:p>
          </table:table-cell>
          <table:table-cell office:value-type="float" office:value="7.66424845934264">
            <text:p>7.66E+000</text:p>
          </table:table-cell>
          <table:table-cell office:value-type="float" office:value="10.076961973896">
            <text:p>1.01E+001</text:p>
          </table:table-cell>
          <table:table-cell office:value-type="float" office:value="10.0824854823025">
            <text:p>1.01E+001</text:p>
          </table:table-cell>
          <table:table-cell office:value-type="float" office:value="12.2324825148094">
            <text:p>1.22E+001</text:p>
          </table:table-cell>
          <table:table-cell office:value-type="float" office:value="17.8243384016845">
            <text:p>1.78E+001</text:p>
          </table:table-cell>
          <table:table-cell office:value-type="float" office:value="18.0039112225228">
            <text:p>1.80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29540867989">
            <text:p>0.7063</text:p>
          </table:table-cell>
          <table:table-cell table:formula="of:=SQRT([.E11])" office:value-type="float" office:value="0.873035364957607">
            <text:p>0.8730</text:p>
          </table:table-cell>
          <table:table-cell table:formula="of:=SQRT([.F11])" office:value-type="float" office:value="2.76843790960582">
            <text:p>2.7684</text:p>
          </table:table-cell>
          <table:table-cell table:formula="of:=SQRT([.G11])" office:value-type="float" office:value="3.17442309308258">
            <text:p>3.1744</text:p>
          </table:table-cell>
          <table:table-cell table:formula="of:=SQRT([.H11])" office:value-type="float" office:value="3.17529297582168">
            <text:p>3.1753</text:p>
          </table:table-cell>
          <table:table-cell table:formula="of:=SQRT([.I11])" office:value-type="float" office:value="3.49749660683315">
            <text:p>3.4975</text:p>
          </table:table-cell>
          <table:table-cell table:formula="of:=SQRT([.J11])" office:value-type="float" office:value="4.221888013873">
            <text:p>4.2219</text:p>
          </table:table-cell>
          <table:table-cell table:formula="of:=SQRT([.K11])" office:value-type="float" office:value="4.24310160407724">
            <text:p>4.2431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340543225499723">
            <text:p>-3.41E-003</text:p>
          </table:table-cell>
          <table:table-cell office:value-type="float" office:value="0.61592811545539">
            <text:p>6.16E-001</text:p>
          </table:table-cell>
          <table:table-cell office:value-type="float" office:value="0.937826636961693">
            <text:p>9.38E-001</text:p>
          </table:table-cell>
          <table:table-cell office:value-type="float" office:value="7.44465492354549">
            <text:p>7.44E+000</text:p>
          </table:table-cell>
          <table:table-cell office:value-type="float" office:value="10.105859467479">
            <text:p>1.01E+001</text:p>
          </table:table-cell>
          <table:table-cell office:value-type="float" office:value="10.1126663513233">
            <text:p>1.01E+001</text:p>
          </table:table-cell>
          <table:table-cell office:value-type="float" office:value="12.5166000054162">
            <text:p>1.25E+001</text:p>
          </table:table-cell>
          <table:table-cell office:value-type="float" office:value="17.5996032707334">
            <text:p>1.76E+001</text:p>
          </table:table-cell>
          <table:table-cell office:value-type="float" office:value="17.7748865951755">
            <text:p>1.78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784810878782519">
            <text:p>0.7848</text:p>
          </table:table-cell>
          <table:table-cell table:formula="of:=SQRT([.E12])" office:value-type="float" office:value="0.968414496464036">
            <text:p>0.9684</text:p>
          </table:table-cell>
          <table:table-cell table:formula="of:=SQRT([.F12])" office:value-type="float" office:value="2.72848949485709">
            <text:p>2.7285</text:p>
          </table:table-cell>
          <table:table-cell table:formula="of:=SQRT([.G12])" office:value-type="float" office:value="3.17897144804401">
            <text:p>3.1790</text:p>
          </table:table-cell>
          <table:table-cell table:formula="of:=SQRT([.H12])" office:value-type="float" office:value="3.18004187886313">
            <text:p>3.1800</text:p>
          </table:table-cell>
          <table:table-cell table:formula="of:=SQRT([.I12])" office:value-type="float" office:value="3.53788072232746">
            <text:p>3.5379</text:p>
          </table:table-cell>
          <table:table-cell table:formula="of:=SQRT([.J12])" office:value-type="float" office:value="4.19518810909993">
            <text:p>4.1952</text:p>
          </table:table-cell>
          <table:table-cell table:formula="of:=SQRT([.K12])" office:value-type="float" office:value="4.21602734753648">
            <text:p>4.2160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291448174853694">
            <text:p>2.91E-002</text:p>
          </table:table-cell>
          <table:table-cell office:value-type="float" office:value="0.745273731338779">
            <text:p>7.45E-001</text:p>
          </table:table-cell>
          <table:table-cell office:value-type="float" office:value="1.13205078686365">
            <text:p>1.13E+000</text:p>
          </table:table-cell>
          <table:table-cell office:value-type="float" office:value="7.22817069021518">
            <text:p>7.23E+000</text:p>
          </table:table-cell>
          <table:table-cell office:value-type="float" office:value="10.1378036439108">
            <text:p>1.01E+001</text:p>
          </table:table-cell>
          <table:table-cell office:value-type="float" office:value="10.1460210747094">
            <text:p>1.01E+001</text:p>
          </table:table-cell>
          <table:table-cell office:value-type="float" office:value="12.8043345048563">
            <text:p>1.28E+001</text:p>
          </table:table-cell>
          <table:table-cell office:value-type="float" office:value="17.3784660243133">
            <text:p>1.74E+001</text:p>
          </table:table-cell>
          <table:table-cell office:value-type="float" office:value="17.5494508780754">
            <text:p>1.75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70718532928822">
            <text:p>0.1707</text:p>
          </table:table-cell>
          <table:table-cell table:formula="of:=SQRT([.D13])" office:value-type="float" office:value="0.86329237882584">
            <text:p>0.8633</text:p>
          </table:table-cell>
          <table:table-cell table:formula="of:=SQRT([.E13])" office:value-type="float" office:value="1.06397875301326">
            <text:p>1.0640</text:p>
          </table:table-cell>
          <table:table-cell table:formula="of:=SQRT([.F13])" office:value-type="float" office:value="2.68852574661564">
            <text:p>2.6885</text:p>
          </table:table-cell>
          <table:table-cell table:formula="of:=SQRT([.G13])" office:value-type="float" office:value="3.1839917782417">
            <text:p>3.1840</text:p>
          </table:table-cell>
          <table:table-cell table:formula="of:=SQRT([.H13])" office:value-type="float" office:value="3.18528194587378">
            <text:p>3.1853</text:p>
          </table:table-cell>
          <table:table-cell table:formula="of:=SQRT([.I13])" office:value-type="float" office:value="3.57831447819448">
            <text:p>3.5783</text:p>
          </table:table-cell>
          <table:table-cell table:formula="of:=SQRT([.J13])" office:value-type="float" office:value="4.16874873604939">
            <text:p>4.1687</text:p>
          </table:table-cell>
          <table:table-cell table:formula="of:=SQRT([.K13])" office:value-type="float" office:value="4.18920647355504">
            <text:p>4.1892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47168483516255">
            <text:p>6.47E-002</text:p>
          </table:table-cell>
          <table:table-cell office:value-type="float" office:value="0.886938444665636">
            <text:p>8.87E-001</text:p>
          </table:table-cell>
          <table:table-cell office:value-type="float" office:value="1.34484700517551">
            <text:p>1.34E+000</text:p>
          </table:table-cell>
          <table:table-cell office:value-type="float" office:value="7.01483479583411">
            <text:p>7.01E+000</text:p>
          </table:table-cell>
          <table:table-cell office:value-type="float" office:value="10.1727959386663">
            <text:p>1.02E+001</text:p>
          </table:table-cell>
          <table:table-cell office:value-type="float" office:value="10.1825488300022">
            <text:p>1.02E+001</text:p>
          </table:table-cell>
          <table:table-cell office:value-type="float" office:value="13.0955989492859">
            <text:p>1.31E+001</text:p>
          </table:table-cell>
          <table:table-cell office:value-type="float" office:value="17.1610097484765">
            <text:p>1.72E+001</text:p>
          </table:table-cell>
          <table:table-cell office:value-type="float" office:value="17.327581288959">
            <text:p>1.73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4395063536275">
            <text:p>0.2544</text:p>
          </table:table-cell>
          <table:table-cell table:formula="of:=SQRT([.D14])" office:value-type="float" office:value="0.94177409428463">
            <text:p>0.9418</text:p>
          </table:table-cell>
          <table:table-cell table:formula="of:=SQRT([.E14])" office:value-type="float" office:value="1.15967538784589">
            <text:p>1.1597</text:p>
          </table:table-cell>
          <table:table-cell table:formula="of:=SQRT([.F14])" office:value-type="float" office:value="2.64855334019047">
            <text:p>2.6486</text:p>
          </table:table-cell>
          <table:table-cell table:formula="of:=SQRT([.G14])" office:value-type="float" office:value="3.18948208000395">
            <text:p>3.1895</text:p>
          </table:table-cell>
          <table:table-cell table:formula="of:=SQRT([.H14])" office:value-type="float" office:value="3.19101062831232">
            <text:p>3.1910</text:p>
          </table:table-cell>
          <table:table-cell table:formula="of:=SQRT([.I14])" office:value-type="float" office:value="3.61878418108705">
            <text:p>3.6188</text:p>
          </table:table-cell>
          <table:table-cell table:formula="of:=SQRT([.J14])" office:value-type="float" office:value="4.14258491143833">
            <text:p>4.1426</text:p>
          </table:table-cell>
          <table:table-cell table:formula="of:=SQRT([.K14])" office:value-type="float" office:value="4.16264114342794">
            <text:p>4.1626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3321556448491">
            <text:p>1.03E-001</text:p>
          </table:table-cell>
          <table:table-cell office:value-type="float" office:value="1.04092248705342">
            <text:p>1.04E+000</text:p>
          </table:table-cell>
          <table:table-cell office:value-type="float" office:value="1.57620299772149">
            <text:p>1.58E+000</text:p>
          </table:table-cell>
          <table:table-cell office:value-type="float" office:value="6.80467251795695">
            <text:p>6.80E+000</text:p>
          </table:table-cell>
          <table:table-cell office:value-type="float" office:value="10.2108379105756">
            <text:p>1.02E+001</text:p>
          </table:table-cell>
          <table:table-cell office:value-type="float" office:value="10.2222487632996">
            <text:p>1.02E+001</text:p>
          </table:table-cell>
          <table:table-cell office:value-type="float" office:value="13.3902879630045">
            <text:p>1.34E+001</text:p>
          </table:table-cell>
          <table:table-cell office:value-type="float" office:value="16.9473360235054">
            <text:p>1.69E+001</text:p>
          </table:table-cell>
          <table:table-cell office:value-type="float" office:value="17.1092556902817">
            <text:p>1.71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2143670675343">
            <text:p>0.3214</text:p>
          </table:table-cell>
          <table:table-cell table:formula="of:=SQRT([.D15])" office:value-type="float" office:value="1.0202560889568">
            <text:p>1.0203</text:p>
          </table:table-cell>
          <table:table-cell table:formula="of:=SQRT([.E15])" office:value-type="float" office:value="1.25546923408003">
            <text:p>1.2555</text:p>
          </table:table-cell>
          <table:table-cell table:formula="of:=SQRT([.F15])" office:value-type="float" office:value="2.60857672265106">
            <text:p>2.6086</text:p>
          </table:table-cell>
          <table:table-cell table:formula="of:=SQRT([.G15])" office:value-type="float" office:value="3.19544017477649">
            <text:p>3.1954</text:p>
          </table:table-cell>
          <table:table-cell table:formula="of:=SQRT([.H15])" office:value-type="float" office:value="3.19722516618702">
            <text:p>3.1972</text:p>
          </table:table-cell>
          <table:table-cell table:formula="of:=SQRT([.I15])" office:value-type="float" office:value="3.65927423992853">
            <text:p>3.6593</text:p>
          </table:table-cell>
          <table:table-cell table:formula="of:=SQRT([.J15])" office:value-type="float" office:value="4.11671422660177">
            <text:p>4.1167</text:p>
          </table:table-cell>
          <table:table-cell table:formula="of:=SQRT([.K15])" office:value-type="float" office:value="4.13633360481015">
            <text:p>4.1363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4966673312767">
            <text:p>1.45E-001</text:p>
          </table:table-cell>
          <table:table-cell office:value-type="float" office:value="1.20722615529062">
            <text:p>1.21E+000</text:p>
          </table:table-cell>
          <table:table-cell office:value-type="float" office:value="1.82610918706946">
            <text:p>1.83E+000</text:p>
          </table:table-cell>
          <table:table-cell office:value-type="float" office:value="6.59770066216305">
            <text:p>6.60E+000</text:p>
          </table:table-cell>
          <table:table-cell office:value-type="float" office:value="10.2519312373892">
            <text:p>1.03E+001</text:p>
          </table:table-cell>
          <table:table-cell office:value-type="float" office:value="10.2651200012076">
            <text:p>1.03E+001</text:p>
          </table:table-cell>
          <table:table-cell office:value-type="float" office:value="13.6882452384385">
            <text:p>1.37E+001</text:p>
          </table:table-cell>
          <table:table-cell office:value-type="float" office:value="16.7375977357949">
            <text:p>1.67E+001</text:p>
          </table:table-cell>
          <table:table-cell office:value-type="float" office:value="16.8944527910335">
            <text:p>1.69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80744892694265">
            <text:p>0.3807</text:p>
          </table:table-cell>
          <table:table-cell table:formula="of:=SQRT([.D16])" office:value-type="float" office:value="1.09873843806915">
            <text:p>1.0987</text:p>
          </table:table-cell>
          <table:table-cell table:formula="of:=SQRT([.E16])" office:value-type="float" office:value="1.35133607480503">
            <text:p>1.3513</text:p>
          </table:table-cell>
          <table:table-cell table:formula="of:=SQRT([.F16])" office:value-type="float" office:value="2.56859896873043">
            <text:p>2.5686</text:p>
          </table:table-cell>
          <table:table-cell table:formula="of:=SQRT([.G16])" office:value-type="float" office:value="3.20186371311916">
            <text:p>3.2019</text:p>
          </table:table-cell>
          <table:table-cell table:formula="of:=SQRT([.H16])" office:value-type="float" office:value="3.20392259600753">
            <text:p>3.2039</text:p>
          </table:table-cell>
          <table:table-cell table:formula="of:=SQRT([.I16])" office:value-type="float" office:value="3.69976286246003">
            <text:p>3.6998</text:p>
          </table:table-cell>
          <table:table-cell table:formula="of:=SQRT([.J16])" office:value-type="float" office:value="4.09116092763349">
            <text:p>4.0912</text:p>
          </table:table-cell>
          <table:table-cell table:formula="of:=SQRT([.K16])" office:value-type="float" office:value="4.11028621765364">
            <text:p>4.1103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89657546992509">
            <text:p>1.90E-001</text:p>
          </table:table-cell>
          <table:table-cell office:value-type="float" office:value="1.38584982244877">
            <text:p>1.39E+000</text:p>
          </table:table-cell>
          <table:table-cell office:value-type="float" office:value="2.09455767554161">
            <text:p>2.09E+000</text:p>
          </table:table-cell>
          <table:table-cell office:value-type="float" office:value="6.39393092510166">
            <text:p>6.39E+000</text:p>
          </table:table-cell>
          <table:table-cell office:value-type="float" office:value="10.2960777099743">
            <text:p>1.03E+001</text:p>
          </table:table-cell>
          <table:table-cell office:value-type="float" office:value="10.3111616634916">
            <text:p>1.03E+001</text:p>
          </table:table-cell>
          <table:table-cell office:value-type="float" office:value="13.9892002633671">
            <text:p>1.40E+001</text:p>
          </table:table-cell>
          <table:table-cell office:value-type="float" office:value="16.532062307802">
            <text:p>1.65E+001</text:p>
          </table:table-cell>
          <table:table-cell office:value-type="float" office:value="16.6831523928583">
            <text:p>1.67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5496896650836">
            <text:p>0.4355</text:p>
          </table:table-cell>
          <table:table-cell table:formula="of:=SQRT([.D17])" office:value-type="float" office:value="1.17722122918709">
            <text:p>1.1772</text:p>
          </table:table-cell>
          <table:table-cell table:formula="of:=SQRT([.E17])" office:value-type="float" office:value="1.44725867609823">
            <text:p>1.4473</text:p>
          </table:table-cell>
          <table:table-cell table:formula="of:=SQRT([.F17])" office:value-type="float" office:value="2.5286223373809">
            <text:p>2.5286</text:p>
          </table:table-cell>
          <table:table-cell table:formula="of:=SQRT([.G17])" office:value-type="float" office:value="3.20875017880393">
            <text:p>3.2088</text:p>
          </table:table-cell>
          <table:table-cell table:formula="of:=SQRT([.H17])" office:value-type="float" office:value="3.21109975919336">
            <text:p>3.2111</text:p>
          </table:table-cell>
          <table:table-cell table:formula="of:=SQRT([.I17])" office:value-type="float" office:value="3.74021393283421">
            <text:p>3.7402</text:p>
          </table:table-cell>
          <table:table-cell table:formula="of:=SQRT([.J17])" office:value-type="float" office:value="4.06596388422253">
            <text:p>4.0660</text:p>
          </table:table-cell>
          <table:table-cell table:formula="of:=SQRT([.K17])" office:value-type="float" office:value="4.08450148645564">
            <text:p>4.0845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7397698916081">
            <text:p>2.37E-001</text:p>
          </table:table-cell>
          <table:table-cell office:value-type="float" office:value="1.57679394982177">
            <text:p>1.58E+000</text:p>
          </table:table-cell>
          <table:table-cell office:value-type="float" office:value="2.381541217171">
            <text:p>2.38E+000</text:p>
          </table:table-cell>
          <table:table-cell office:value-type="float" office:value="6.19337232218136">
            <text:p>6.19E+000</text:p>
          </table:table-cell>
          <table:table-cell office:value-type="float" office:value="10.3432792248525">
            <text:p>1.03E+001</text:p>
          </table:table-cell>
          <table:table-cell office:value-type="float" office:value="10.3603728763498">
            <text:p>1.04E+001</text:p>
          </table:table-cell>
          <table:table-cell office:value-type="float" office:value="14.2926174802178">
            <text:p>1.43E+001</text:p>
          </table:table-cell>
          <table:table-cell office:value-type="float" office:value="16.3312621215812">
            <text:p>1.63E+001</text:p>
          </table:table-cell>
          <table:table-cell office:value-type="float" office:value="16.4753358989579">
            <text:p>1.65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7234747238003">
            <text:p>0.4872</text:p>
          </table:table-cell>
          <table:table-cell table:formula="of:=SQRT([.D18])" office:value-type="float" office:value="1.25570456311259">
            <text:p>1.2557</text:p>
          </table:table-cell>
          <table:table-cell table:formula="of:=SQRT([.E18])" office:value-type="float" office:value="1.54322429256768">
            <text:p>1.5432</text:p>
          </table:table-cell>
          <table:table-cell table:formula="of:=SQRT([.F18])" office:value-type="float" office:value="2.48864869400672">
            <text:p>2.4886</text:p>
          </table:table-cell>
          <table:table-cell table:formula="of:=SQRT([.G18])" office:value-type="float" office:value="3.21609689295154">
            <text:p>3.2161</text:p>
          </table:table-cell>
          <table:table-cell table:formula="of:=SQRT([.H18])" office:value-type="float" office:value="3.21875331088758">
            <text:p>3.2188</text:p>
          </table:table-cell>
          <table:table-cell table:formula="of:=SQRT([.I18])" office:value-type="float" office:value="3.78055782659356">
            <text:p>3.7806</text:p>
          </table:table-cell>
          <table:table-cell table:formula="of:=SQRT([.J18])" office:value-type="float" office:value="4.04119563020416">
            <text:p>4.0412</text:p>
          </table:table-cell>
          <table:table-cell table:formula="of:=SQRT([.K18])" office:value-type="float" office:value="4.05898212597172">
            <text:p>4.0590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818920407576">
            <text:p>2.88E-001</text:p>
          </table:table-cell>
          <table:table-cell office:value-type="float" office:value="1.78005909968762">
            <text:p>1.78E+000</text:p>
          </table:table-cell>
          <table:table-cell office:value-type="float" office:value="2.68705190391095">
            <text:p>2.69E+000</text:p>
          </table:table-cell>
          <table:table-cell office:value-type="float" office:value="5.99603339741462">
            <text:p>6.00E+000</text:p>
          </table:table-cell>
          <table:table-cell office:value-type="float" office:value="10.3935377746406">
            <text:p>1.04E+001</text:p>
          </table:table-cell>
          <table:table-cell office:value-type="float" office:value="10.4127527862362">
            <text:p>1.04E+001</text:p>
          </table:table-cell>
          <table:table-cell office:value-type="float" office:value="14.5972584456018">
            <text:p>1.46E+001</text:p>
          </table:table-cell>
          <table:table-cell office:value-type="float" office:value="16.1364308317534">
            <text:p>1.61E+001</text:p>
          </table:table-cell>
          <table:table-cell office:value-type="float" office:value="16.2709878626432">
            <text:p>1.63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6832566146801">
            <text:p>0.5368</text:p>
          </table:table-cell>
          <table:table-cell table:formula="of:=SQRT([.D19])" office:value-type="float" office:value="1.33418855477313">
            <text:p>1.3342</text:p>
          </table:table-cell>
          <table:table-cell table:formula="of:=SQRT([.E19])" office:value-type="float" office:value="1.63922295735234">
            <text:p>1.6392</text:p>
          </table:table-cell>
          <table:table-cell table:formula="of:=SQRT([.F19])" office:value-type="float" office:value="2.44867992955687">
            <text:p>2.4487</text:p>
          </table:table-cell>
          <table:table-cell table:formula="of:=SQRT([.G19])" office:value-type="float" office:value="3.22390101812084">
            <text:p>3.2239</text:p>
          </table:table-cell>
          <table:table-cell table:formula="of:=SQRT([.H19])" office:value-type="float" office:value="3.22687972912475">
            <text:p>3.2269</text:p>
          </table:table-cell>
          <table:table-cell table:formula="of:=SQRT([.I19])" office:value-type="float" office:value="3.82063586927645">
            <text:p>3.8206</text:p>
          </table:table-cell>
          <table:table-cell table:formula="of:=SQRT([.J19])" office:value-type="float" office:value="4.01701765390113">
            <text:p>4.0170</text:p>
          </table:table-cell>
          <table:table-cell table:formula="of:=SQRT([.K19])" office:value-type="float" office:value="4.0337312581087">
            <text:p>4.0337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2032935937485">
            <text:p>3.42E-001</text:p>
          </table:table-cell>
          <table:table-cell office:value-type="float" office:value="1.99564594887047">
            <text:p>2.00E+000</text:p>
          </table:table-cell>
          <table:table-cell office:value-type="float" office:value="3.01107888176427">
            <text:p>3.01E+000</text:p>
          </table:table-cell>
          <table:table-cell office:value-type="float" office:value="5.80192512106431">
            <text:p>5.80E+000</text:p>
          </table:table-cell>
          <table:table-cell office:value-type="float" office:value="10.4468554357673">
            <text:p>1.04E+001</text:p>
          </table:table-cell>
          <table:table-cell office:value-type="float" office:value="10.468300574148">
            <text:p>1.05E+001</text:p>
          </table:table-cell>
          <table:table-cell office:value-type="float" office:value="14.8995358703627">
            <text:p>1.49E+001</text:p>
          </table:table-cell>
          <table:table-cell office:value-type="float" office:value="15.9511423621239">
            <text:p>1.60E+001</text:p>
          </table:table-cell>
          <table:table-cell office:value-type="float" office:value="16.0701029224227">
            <text:p>1.61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4835819642987">
            <text:p>0.5848</text:p>
          </table:table-cell>
          <table:table-cell table:formula="of:=SQRT([.D20])" office:value-type="float" office:value="1.41267333409762">
            <text:p>1.4127</text:p>
          </table:table-cell>
          <table:table-cell table:formula="of:=SQRT([.E20])" office:value-type="float" office:value="1.7352460579884">
            <text:p>1.7352</text:p>
          </table:table-cell>
          <table:table-cell table:formula="of:=SQRT([.F20])" office:value-type="float" office:value="2.40871856410505">
            <text:p>2.4087</text:p>
          </table:table-cell>
          <table:table-cell table:formula="of:=SQRT([.G20])" office:value-type="float" office:value="3.23215956223811">
            <text:p>3.2322</text:p>
          </table:table-cell>
          <table:table-cell table:formula="of:=SQRT([.H20])" office:value-type="float" office:value="3.23547532429904">
            <text:p>3.2355</text:p>
          </table:table-cell>
          <table:table-cell table:formula="of:=SQRT([.I20])" office:value-type="float" office:value="3.85999169304322">
            <text:p>3.8600</text:p>
          </table:table-cell>
          <table:table-cell table:formula="of:=SQRT([.J20])" office:value-type="float" office:value="3.99388812588984">
            <text:p>3.9939</text:p>
          </table:table-cell>
          <table:table-cell table:formula="of:=SQRT([.K20])" office:value-type="float" office:value="4.00875328779693">
            <text:p>4.0088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8928705969632">
            <text:p>3.99E-001</text:p>
          </table:table-cell>
          <table:table-cell office:value-type="float" office:value="2.2235553030948">
            <text:p>2.22E+000</text:p>
          </table:table-cell>
          <table:table-cell office:value-type="float" office:value="3.35360312877863">
            <text:p>3.35E+000</text:p>
          </table:table-cell>
          <table:table-cell office:value-type="float" office:value="5.61106656581839">
            <text:p>5.61E+000</text:p>
          </table:table-cell>
          <table:table-cell office:value-type="float" office:value="10.5032343526083">
            <text:p>1.05E+001</text:p>
          </table:table-cell>
          <table:table-cell office:value-type="float" office:value="10.5270154703037">
            <text:p>1.05E+001</text:p>
          </table:table-cell>
          <table:table-cell office:value-type="float" office:value="15.1843258693096">
            <text:p>1.52E+001</text:p>
          </table:table-cell>
          <table:table-cell office:value-type="float" office:value="15.7904329513803">
            <text:p>1.58E+001</text:p>
          </table:table-cell>
          <table:table-cell office:value-type="float" office:value="15.8727514393925">
            <text:p>1.59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1608031907157">
            <text:p>0.6316</text:p>
          </table:table-cell>
          <table:table-cell table:formula="of:=SQRT([.D21])" office:value-type="float" office:value="1.49115904688092">
            <text:p>1.4912</text:p>
          </table:table-cell>
          <table:table-cell table:formula="of:=SQRT([.E21])" office:value-type="float" office:value="1.83128455701964">
            <text:p>1.8313</text:p>
          </table:table-cell>
          <table:table-cell table:formula="of:=SQRT([.F21])" office:value-type="float" office:value="2.36876899798575">
            <text:p>2.3688</text:p>
          </table:table-cell>
          <table:table-cell table:formula="of:=SQRT([.G21])" office:value-type="float" office:value="3.24086938221958">
            <text:p>3.2409</text:p>
          </table:table-cell>
          <table:table-cell table:formula="of:=SQRT([.H21])" office:value-type="float" office:value="3.24453624888114">
            <text:p>3.2445</text:p>
          </table:table-cell>
          <table:table-cell table:formula="of:=SQRT([.I21])" office:value-type="float" office:value="3.89670705459233">
            <text:p>3.8967</text:p>
          </table:table-cell>
          <table:table-cell table:formula="of:=SQRT([.J21])" office:value-type="float" office:value="3.97371777450038">
            <text:p>3.9737</text:p>
          </table:table-cell>
          <table:table-cell table:formula="of:=SQRT([.K21])" office:value-type="float" office:value="3.98406217815341">
            <text:p>3.9841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887531635757">
            <text:p>4.59E-001</text:p>
          </table:table-cell>
          <table:table-cell office:value-type="float" office:value="2.46378811211373">
            <text:p>2.46E+000</text:p>
          </table:table-cell>
          <table:table-cell office:value-type="float" office:value="3.71458210076153">
            <text:p>3.71E+000</text:p>
          </table:table-cell>
          <table:table-cell office:value-type="float" office:value="5.42350062867117">
            <text:p>5.42E+000</text:p>
          </table:table-cell>
          <table:table-cell office:value-type="float" office:value="10.5626767168496">
            <text:p>1.06E+001</text:p>
          </table:table-cell>
          <table:table-cell office:value-type="float" office:value="10.5888967691219">
            <text:p>1.06E+001</text:p>
          </table:table-cell>
          <table:table-cell office:value-type="float" office:value="15.3564103887636">
            <text:p>1.54E+001</text:p>
          </table:table-cell>
          <table:table-cell office:value-type="float" office:value="15.6778080866161">
            <text:p>1.57E+001</text:p>
          </table:table-cell>
          <table:table-cell office:value-type="float" office:value="15.7506300334269">
            <text:p>1.58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7403363113566">
            <text:p>0.6774</text:p>
          </table:table-cell>
          <table:table-cell table:formula="of:=SQRT([.D22])" office:value-type="float" office:value="1.56964585563551">
            <text:p>1.5696</text:p>
          </table:table-cell>
          <table:table-cell table:formula="of:=SQRT([.E22])" office:value-type="float" office:value="1.9273251154804">
            <text:p>1.9273</text:p>
          </table:table-cell>
          <table:table-cell table:formula="of:=SQRT([.F22])" office:value-type="float" office:value="2.32884104839106">
            <text:p>2.3288</text:p>
          </table:table-cell>
          <table:table-cell table:formula="of:=SQRT([.G22])" office:value-type="float" office:value="3.25002718709391">
            <text:p>3.2500</text:p>
          </table:table-cell>
          <table:table-cell table:formula="of:=SQRT([.H22])" office:value-type="float" office:value="3.25405850732925">
            <text:p>3.2541</text:p>
          </table:table-cell>
          <table:table-cell table:formula="of:=SQRT([.I22])" office:value-type="float" office:value="3.91872560774081">
            <text:p>3.9187</text:p>
          </table:table-cell>
          <table:table-cell table:formula="of:=SQRT([.J22])" office:value-type="float" office:value="3.95952119411125">
            <text:p>3.9595</text:p>
          </table:table-cell>
          <table:table-cell table:formula="of:=SQRT([.K22])" office:value-type="float" office:value="3.96870634255382">
            <text:p>3.9687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1870534402267">
            <text:p>5.22E-001</text:p>
          </table:table-cell>
          <table:table-cell office:value-type="float" office:value="2.71634548559433">
            <text:p>2.72E+000</text:p>
          </table:table-cell>
          <table:table-cell office:value-type="float" office:value="4.09388773124588">
            <text:p>4.09E+000</text:p>
          </table:table-cell>
          <table:table-cell office:value-type="float" office:value="5.23935635983822">
            <text:p>5.24E+000</text:p>
          </table:table-cell>
          <table:table-cell office:value-type="float" office:value="10.6251847404261">
            <text:p>1.06E+001</text:p>
          </table:table-cell>
          <table:table-cell office:value-type="float" office:value="10.6539438444232">
            <text:p>1.07E+001</text:p>
          </table:table-cell>
          <table:table-cell office:value-type="float" office:value="15.2800993667212">
            <text:p>1.53E+001</text:p>
          </table:table-cell>
          <table:table-cell office:value-type="float" office:value="15.4875691151419">
            <text:p>1.55E+001</text:p>
          </table:table-cell>
          <table:table-cell office:value-type="float" office:value="15.9651126708669">
            <text:p>1.60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2406073065742">
            <text:p>0.7224</text:p>
          </table:table-cell>
          <table:table-cell table:formula="of:=SQRT([.D23])" office:value-type="float" office:value="1.64813394042909">
            <text:p>1.6481</text:p>
          </table:table-cell>
          <table:table-cell table:formula="of:=SQRT([.E23])" office:value-type="float" office:value="2.0233357930027">
            <text:p>2.0233</text:p>
          </table:table-cell>
          <table:table-cell table:formula="of:=SQRT([.F23])" office:value-type="float" office:value="2.28896403637939">
            <text:p>2.2890</text:p>
          </table:table-cell>
          <table:table-cell table:formula="of:=SQRT([.G23])" office:value-type="float" office:value="3.25962954036591">
            <text:p>3.2596</text:p>
          </table:table-cell>
          <table:table-cell table:formula="of:=SQRT([.H23])" office:value-type="float" office:value="3.26403796614304">
            <text:p>3.2640</text:p>
          </table:table-cell>
          <table:table-cell table:formula="of:=SQRT([.I23])" office:value-type="float" office:value="3.9089767672271">
            <text:p>3.9090</text:p>
          </table:table-cell>
          <table:table-cell table:formula="of:=SQRT([.J23])" office:value-type="float" office:value="3.93542489639199">
            <text:p>3.9354</text:p>
          </table:table-cell>
          <table:table-cell table:formula="of:=SQRT([.K23])" office:value-type="float" office:value="3.99563670406444">
            <text:p>3.9956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7910987664229">
            <text:p>5.88E-001</text:p>
          </table:table-cell>
          <table:table-cell office:value-type="float" office:value="2.98122870974862">
            <text:p>2.98E+000</text:p>
          </table:table-cell>
          <table:table-cell office:value-type="float" office:value="4.49085693593147">
            <text:p>4.49E+000</text:p>
          </table:table-cell>
          <table:table-cell office:value-type="float" office:value="5.05929878463263">
            <text:p>5.06E+000</text:p>
          </table:table-cell>
          <table:table-cell office:value-type="float" office:value="10.6907606197382">
            <text:p>1.07E+001</text:p>
          </table:table-cell>
          <table:table-cell office:value-type="float" office:value="10.7221561647646">
            <text:p>1.07E+001</text:p>
          </table:table-cell>
          <table:table-cell office:value-type="float" office:value="15.122898021329">
            <text:p>1.51E+001</text:p>
          </table:table-cell>
          <table:table-cell office:value-type="float" office:value="15.3003036907399">
            <text:p>1.53E+001</text:p>
          </table:table-cell>
          <table:table-cell office:value-type="float" office:value="16.2680927444575">
            <text:p>1.63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6753537757883">
            <text:p>0.7668</text:p>
          </table:table-cell>
          <table:table-cell table:formula="of:=SQRT([.D24])" office:value-type="float" office:value="1.72662349970937">
            <text:p>1.7266</text:p>
          </table:table-cell>
          <table:table-cell table:formula="of:=SQRT([.E24])" office:value-type="float" office:value="2.11916420692958">
            <text:p>2.1192</text:p>
          </table:table-cell>
          <table:table-cell table:formula="of:=SQRT([.F24])" office:value-type="float" office:value="2.24928850631319">
            <text:p>2.2493</text:p>
          </table:table-cell>
          <table:table-cell table:formula="of:=SQRT([.G24])" office:value-type="float" office:value="3.26967286127193">
            <text:p>3.2697</text:p>
          </table:table-cell>
          <table:table-cell table:formula="of:=SQRT([.H24])" office:value-type="float" office:value="3.27447036400768">
            <text:p>3.2745</text:p>
          </table:table-cell>
          <table:table-cell table:formula="of:=SQRT([.I24])" office:value-type="float" office:value="3.88881704652314">
            <text:p>3.8888</text:p>
          </table:table-cell>
          <table:table-cell table:formula="of:=SQRT([.J24])" office:value-type="float" office:value="3.91156026295644">
            <text:p>3.9116</text:p>
          </table:table-cell>
          <table:table-cell table:formula="of:=SQRT([.K24])" office:value-type="float" office:value="4.03337237860051">
            <text:p>4.0334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69919689183">
            <text:p>6.57E-001</text:p>
          </table:table-cell>
          <table:table-cell office:value-type="float" office:value="3.25843926468571">
            <text:p>3.26E+000</text:p>
          </table:table-cell>
          <table:table-cell office:value-type="float" office:value="4.85321279720286">
            <text:p>4.85E+000</text:p>
          </table:table-cell>
          <table:table-cell office:value-type="float" office:value="4.93560807541763">
            <text:p>4.94E+000</text:p>
          </table:table-cell>
          <table:table-cell office:value-type="float" office:value="10.7594064878968">
            <text:p>1.08E+001</text:p>
          </table:table-cell>
          <table:table-cell office:value-type="float" office:value="10.7935333088244">
            <text:p>1.08E+001</text:p>
          </table:table-cell>
          <table:table-cell office:value-type="float" office:value="14.9529941955582">
            <text:p>1.50E+001</text:p>
          </table:table-cell>
          <table:table-cell office:value-type="float" office:value="15.1163624136684">
            <text:p>1.51E+001</text:p>
          </table:table-cell>
          <table:table-cell office:value-type="float" office:value="16.591018844193">
            <text:p>1.66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10550411090082">
            <text:p>0.8106</text:p>
          </table:table-cell>
          <table:table-cell table:formula="of:=SQRT([.D25])" office:value-type="float" office:value="1.80511475111299">
            <text:p>1.8051</text:p>
          </table:table-cell>
          <table:table-cell table:formula="of:=SQRT([.E25])" office:value-type="float" office:value="2.20300086182526">
            <text:p>2.2030</text:p>
          </table:table-cell>
          <table:table-cell table:formula="of:=SQRT([.F25])" office:value-type="float" office:value="2.22162284724875">
            <text:p>2.2216</text:p>
          </table:table-cell>
          <table:table-cell table:formula="of:=SQRT([.G25])" office:value-type="float" office:value="3.28015342444478">
            <text:p>3.2802</text:p>
          </table:table-cell>
          <table:table-cell table:formula="of:=SQRT([.H25])" office:value-type="float" office:value="3.28535132197828">
            <text:p>3.2854</text:p>
          </table:table-cell>
          <table:table-cell table:formula="of:=SQRT([.I25])" office:value-type="float" office:value="3.8669101612991">
            <text:p>3.8669</text:p>
          </table:table-cell>
          <table:table-cell table:formula="of:=SQRT([.J25])" office:value-type="float" office:value="3.88797664777817">
            <text:p>3.8880</text:p>
          </table:table-cell>
          <table:table-cell table:formula="of:=SQRT([.K25])" office:value-type="float" office:value="4.07320743937661">
            <text:p>4.0732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9107127660678">
            <text:p>7.29E-001</text:p>
          </table:table-cell>
          <table:table-cell office:value-type="float" office:value="3.54797884247321">
            <text:p>3.55E+000</text:p>
          </table:table-cell>
          <table:table-cell office:value-type="float" office:value="4.70143803460497">
            <text:p>4.70E+000</text:p>
          </table:table-cell>
          <table:table-cell office:value-type="float" office:value="5.34780650350048">
            <text:p>5.35E+000</text:p>
          </table:table-cell>
          <table:table-cell office:value-type="float" office:value="10.8311243504161">
            <text:p>1.08E+001</text:p>
          </table:table-cell>
          <table:table-cell office:value-type="float" office:value="10.8680749807509">
            <text:p>1.09E+001</text:p>
          </table:table-cell>
          <table:table-cell office:value-type="float" office:value="14.781424824296">
            <text:p>1.48E+001</text:p>
          </table:table-cell>
          <table:table-cell office:value-type="float" office:value="14.9357565438283">
            <text:p>1.49E+001</text:p>
          </table:table-cell>
          <table:table-cell office:value-type="float" office:value="16.9228302490968">
            <text:p>1.69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3877700646104">
            <text:p>0.8539</text:p>
          </table:table-cell>
          <table:table-cell table:formula="of:=SQRT([.D26])" office:value-type="float" office:value="1.88360793226011">
            <text:p>1.8836</text:p>
          </table:table-cell>
          <table:table-cell table:formula="of:=SQRT([.E26])" office:value-type="float" office:value="2.16827997145317">
            <text:p>2.1683</text:p>
          </table:table-cell>
          <table:table-cell table:formula="of:=SQRT([.F26])" office:value-type="float" office:value="2.31253248701515">
            <text:p>2.3125</text:p>
          </table:table-cell>
          <table:table-cell table:formula="of:=SQRT([.G26])" office:value-type="float" office:value="3.29106735731982">
            <text:p>3.2911</text:p>
          </table:table-cell>
          <table:table-cell table:formula="of:=SQRT([.H26])" office:value-type="float" office:value="3.29667635365544">
            <text:p>3.2967</text:p>
          </table:table-cell>
          <table:table-cell table:formula="of:=SQRT([.I26])" office:value-type="float" office:value="3.84466186085278">
            <text:p>3.8447</text:p>
          </table:table-cell>
          <table:table-cell table:formula="of:=SQRT([.J26])" office:value-type="float" office:value="3.8646806522439">
            <text:p>3.8647</text:p>
          </table:table-cell>
          <table:table-cell table:formula="of:=SQRT([.K26])" office:value-type="float" office:value="4.11373677440557">
            <text:p>4.1137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4248007650507">
            <text:p>8.04E-001</text:p>
          </table:table-cell>
          <table:table-cell office:value-type="float" office:value="3.84984936588722">
            <text:p>3.85E+000</text:p>
          </table:table-cell>
          <table:table-cell office:value-type="float" office:value="4.53084788860491">
            <text:p>4.53E+000</text:p>
          </table:table-cell>
          <table:table-cell office:value-type="float" office:value="5.80058608902603">
            <text:p>5.80E+000</text:p>
          </table:table-cell>
          <table:table-cell office:value-type="float" office:value="10.9059159978214">
            <text:p>1.09E+001</text:p>
          </table:table-cell>
          <table:table-cell office:value-type="float" office:value="10.945781025419">
            <text:p>1.09E+001</text:p>
          </table:table-cell>
          <table:table-cell office:value-type="float" office:value="14.6110472488202">
            <text:p>1.46E+001</text:p>
          </table:table-cell>
          <table:table-cell office:value-type="float" office:value="14.7584788448817">
            <text:p>1.48E+001</text:p>
          </table:table-cell>
          <table:table-cell office:value-type="float" office:value="17.2606643155373">
            <text:p>1.73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679875537966">
            <text:p>0.8968</text:p>
          </table:table-cell>
          <table:table-cell table:formula="of:=SQRT([.D27])" office:value-type="float" office:value="1.96210330153313">
            <text:p>1.9621</text:p>
          </table:table-cell>
          <table:table-cell table:formula="of:=SQRT([.E27])" office:value-type="float" office:value="2.12857884246859">
            <text:p>2.1286</text:p>
          </table:table-cell>
          <table:table-cell table:formula="of:=SQRT([.F27])" office:value-type="float" office:value="2.40844059279569">
            <text:p>2.4084</text:p>
          </table:table-cell>
          <table:table-cell table:formula="of:=SQRT([.G27])" office:value-type="float" office:value="3.30241063434295">
            <text:p>3.3024</text:p>
          </table:table-cell>
          <table:table-cell table:formula="of:=SQRT([.H27])" office:value-type="float" office:value="3.30844087530954">
            <text:p>3.3084</text:p>
          </table:table-cell>
          <table:table-cell table:formula="of:=SQRT([.I27])" office:value-type="float" office:value="3.82243996013282">
            <text:p>3.8224</text:p>
          </table:table-cell>
          <table:table-cell table:formula="of:=SQRT([.J27])" office:value-type="float" office:value="3.84167656692774">
            <text:p>3.8417</text:p>
          </table:table-cell>
          <table:table-cell table:formula="of:=SQRT([.K27])" office:value-type="float" office:value="4.15459556582073">
            <text:p>4.1546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2403363547204">
            <text:p>8.82E-001</text:p>
          </table:table-cell>
          <table:table-cell office:value-type="float" office:value="4.16405300783228">
            <text:p>4.16E+000</text:p>
          </table:table-cell>
          <table:table-cell office:value-type="float" office:value="4.3627655794427">
            <text:p>4.36E+000</text:p>
          </table:table-cell>
          <table:table-cell office:value-type="float" office:value="6.27263385098775">
            <text:p>6.27E+000</text:p>
          </table:table-cell>
          <table:table-cell office:value-type="float" office:value="10.9837828860378">
            <text:p>1.10E+001</text:p>
          </table:table-cell>
          <table:table-cell office:value-type="float" office:value="11.0266514435811">
            <text:p>1.10E+001</text:p>
          </table:table-cell>
          <table:table-cell office:value-type="float" office:value="14.4428982440252">
            <text:p>1.44E+001</text:p>
          </table:table-cell>
          <table:table-cell office:value-type="float" office:value="14.5845188149644">
            <text:p>1.46E+001</text:p>
          </table:table-cell>
          <table:table-cell office:value-type="float" office:value="17.6034815671292">
            <text:p>1.76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9363275600661">
            <text:p>0.9394</text:p>
          </table:table-cell>
          <table:table-cell table:formula="of:=SQRT([.D28])" office:value-type="float" office:value="2.04060113883931">
            <text:p>2.0406</text:p>
          </table:table-cell>
          <table:table-cell table:formula="of:=SQRT([.E28])" office:value-type="float" office:value="2.08872343297113">
            <text:p>2.0887</text:p>
          </table:table-cell>
          <table:table-cell table:formula="of:=SQRT([.F28])" office:value-type="float" office:value="2.50452267927199">
            <text:p>2.5045</text:p>
          </table:table-cell>
          <table:table-cell table:formula="of:=SQRT([.G28])" office:value-type="float" office:value="3.3141790666827">
            <text:p>3.3142</text:p>
          </table:table-cell>
          <table:table-cell table:formula="of:=SQRT([.H28])" office:value-type="float" office:value="3.32064021591938">
            <text:p>3.3206</text:p>
          </table:table-cell>
          <table:table-cell table:formula="of:=SQRT([.I28])" office:value-type="float" office:value="3.80038132876494">
            <text:p>3.8004</text:p>
          </table:table-cell>
          <table:table-cell table:formula="of:=SQRT([.J28])" office:value-type="float" office:value="3.81896829195588">
            <text:p>3.8190</text:p>
          </table:table-cell>
          <table:table-cell table:formula="of:=SQRT([.K28])" office:value-type="float" office:value="4.19565031516321">
            <text:p>4.1957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3558146601933">
            <text:p>9.64E-001</text:p>
          </table:table-cell>
          <table:table-cell office:value-type="float" office:value="4.19773764194728">
            <text:p>4.20E+000</text:p>
          </table:table-cell>
          <table:table-cell office:value-type="float" office:value="4.49059221141166">
            <text:p>4.49E+000</text:p>
          </table:table-cell>
          <table:table-cell office:value-type="float" office:value="6.76341745187723">
            <text:p>6.76E+000</text:p>
          </table:table-cell>
          <table:table-cell office:value-type="float" office:value="11.0647259720501">
            <text:p>1.11E+001</text:p>
          </table:table-cell>
          <table:table-cell office:value-type="float" office:value="11.1106864070574">
            <text:p>1.11E+001</text:p>
          </table:table-cell>
          <table:table-cell office:value-type="float" office:value="14.2774382256119">
            <text:p>1.43E+001</text:p>
          </table:table-cell>
          <table:table-cell office:value-type="float" office:value="14.4138653851744">
            <text:p>1.44E+001</text:p>
          </table:table-cell>
          <table:table-cell office:value-type="float" office:value="17.3280846662069">
            <text:p>1.73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1609976824774">
            <text:p>0.9816</text:p>
          </table:table-cell>
          <table:table-cell table:formula="of:=SQRT([.D29])" office:value-type="float" office:value="2.04883811999564">
            <text:p>2.0488</text:p>
          </table:table-cell>
          <table:table-cell table:formula="of:=SQRT([.E29])" office:value-type="float" office:value="2.11910174635662">
            <text:p>2.1191</text:p>
          </table:table-cell>
          <table:table-cell table:formula="of:=SQRT([.F29])" office:value-type="float" office:value="2.60065711924452">
            <text:p>2.6007</text:p>
          </table:table-cell>
          <table:table-cell table:formula="of:=SQRT([.G29])" office:value-type="float" office:value="3.32636828569089">
            <text:p>3.3264</text:p>
          </table:table-cell>
          <table:table-cell table:formula="of:=SQRT([.H29])" office:value-type="float" office:value="3.33326962711651">
            <text:p>3.3333</text:p>
          </table:table-cell>
          <table:table-cell table:formula="of:=SQRT([.I29])" office:value-type="float" office:value="3.7785497516391">
            <text:p>3.7785</text:p>
          </table:table-cell>
          <table:table-cell table:formula="of:=SQRT([.J29])" office:value-type="float" office:value="3.79655967754681">
            <text:p>3.7966</text:p>
          </table:table-cell>
          <table:table-cell table:formula="of:=SQRT([.K29])" office:value-type="float" office:value="4.16270160667408">
            <text:p>4.1627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769197565728">
            <text:p>1.05E+000</text:p>
          </table:table-cell>
          <table:table-cell office:value-type="float" office:value="4.03589359823233">
            <text:p>4.04E+000</text:p>
          </table:table-cell>
          <table:table-cell office:value-type="float" office:value="4.82946971062997">
            <text:p>4.83E+000</text:p>
          </table:table-cell>
          <table:table-cell office:value-type="float" office:value="7.27282692314619">
            <text:p>7.27E+000</text:p>
          </table:table-cell>
          <table:table-cell office:value-type="float" office:value="11.1487454893717">
            <text:p>1.11E+001</text:p>
          </table:table-cell>
          <table:table-cell office:value-type="float" office:value="11.1978862745101">
            <text:p>1.12E+001</text:p>
          </table:table-cell>
          <table:table-cell office:value-type="float" office:value="14.1149009302794">
            <text:p>1.41E+001</text:p>
          </table:table-cell>
          <table:table-cell office:value-type="float" office:value="14.2465076636942">
            <text:p>1.42E+001</text:p>
          </table:table-cell>
          <table:table-cell office:value-type="float" office:value="16.6785239801716">
            <text:p>1.67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356825647207">
            <text:p>1.0236</text:p>
          </table:table-cell>
          <table:table-cell table:formula="of:=SQRT([.D30])" office:value-type="float" office:value="2.00895335889919">
            <text:p>2.0090</text:p>
          </table:table-cell>
          <table:table-cell table:formula="of:=SQRT([.E30])" office:value-type="float" office:value="2.19760544926289">
            <text:p>2.1976</text:p>
          </table:table-cell>
          <table:table-cell table:formula="of:=SQRT([.F30])" office:value-type="float" office:value="2.69681792547183">
            <text:p>2.6968</text:p>
          </table:table-cell>
          <table:table-cell table:formula="of:=SQRT([.G30])" office:value-type="float" office:value="3.33897371798158">
            <text:p>3.3390</text:p>
          </table:table-cell>
          <table:table-cell table:formula="of:=SQRT([.H30])" office:value-type="float" office:value="3.34632429308787">
            <text:p>3.3463</text:p>
          </table:table-cell>
          <table:table-cell table:formula="of:=SQRT([.I30])" office:value-type="float" office:value="3.75698029410315">
            <text:p>3.7570</text:p>
          </table:table-cell>
          <table:table-cell table:formula="of:=SQRT([.J30])" office:value-type="float" office:value="3.77445461804672">
            <text:p>3.7745</text:p>
          </table:table-cell>
          <table:table-cell table:formula="of:=SQRT([.K30])" office:value-type="float" office:value="4.0839348648297">
            <text:p>4.0839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47767781732">
            <text:p>1.13E+000</text:p>
          </table:table-cell>
          <table:table-cell office:value-type="float" office:value="3.87729677194853">
            <text:p>3.88E+000</text:p>
          </table:table-cell>
          <table:table-cell office:value-type="float" office:value="5.18068855170662">
            <text:p>5.18E+000</text:p>
          </table:table-cell>
          <table:table-cell office:value-type="float" office:value="7.80082590185685">
            <text:p>7.80E+000</text:p>
          </table:table-cell>
          <table:table-cell office:value-type="float" office:value="11.2358406499217">
            <text:p>1.12E+001</text:p>
          </table:table-cell>
          <table:table-cell office:value-type="float" office:value="11.2882516094828">
            <text:p>1.13E+001</text:p>
          </table:table-cell>
          <table:table-cell office:value-type="float" office:value="13.955417668292">
            <text:p>1.40E+001</text:p>
          </table:table-cell>
          <table:table-cell office:value-type="float" office:value="14.0824352035642">
            <text:p>1.41E+001</text:p>
          </table:table-cell>
          <table:table-cell office:value-type="float" office:value="16.0415354536336">
            <text:p>1.60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525901928742">
            <text:p>1.0653</text:p>
          </table:table-cell>
          <table:table-cell table:formula="of:=SQRT([.D31])" office:value-type="float" office:value="1.9690852627422">
            <text:p>1.9691</text:p>
          </table:table-cell>
          <table:table-cell table:formula="of:=SQRT([.E31])" office:value-type="float" office:value="2.27611259644742">
            <text:p>2.2761</text:p>
          </table:table-cell>
          <table:table-cell table:formula="of:=SQRT([.F31])" office:value-type="float" office:value="2.792995864991">
            <text:p>2.7930</text:p>
          </table:table-cell>
          <table:table-cell table:formula="of:=SQRT([.G31])" office:value-type="float" office:value="3.35199055039266">
            <text:p>3.3520</text:p>
          </table:table-cell>
          <table:table-cell table:formula="of:=SQRT([.H31])" office:value-type="float" office:value="3.35979934065753">
            <text:p>3.3598</text:p>
          </table:table-cell>
          <table:table-cell table:formula="of:=SQRT([.I31])" office:value-type="float" office:value="3.73569507164222">
            <text:p>3.7357</text:p>
          </table:table-cell>
          <table:table-cell table:formula="of:=SQRT([.J31])" office:value-type="float" office:value="3.75265708579457">
            <text:p>3.7527</text:p>
          </table:table-cell>
          <table:table-cell table:formula="of:=SQRT([.K31])" office:value-type="float" office:value="4.00518856655134">
            <text:p>4.0052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477304069429">
            <text:p>1.22E+000</text:p>
          </table:table-cell>
          <table:table-cell office:value-type="float" office:value="3.72200048435722">
            <text:p>3.72E+000</text:p>
          </table:table-cell>
          <table:table-cell office:value-type="float" office:value="5.54425211497605">
            <text:p>5.54E+000</text:p>
          </table:table-cell>
          <table:table-cell office:value-type="float" office:value="8.34739850627385">
            <text:p>8.35E+000</text:p>
          </table:table-cell>
          <table:table-cell office:value-type="float" office:value="11.3260092852794">
            <text:p>1.13E+001</text:p>
          </table:table-cell>
          <table:table-cell office:value-type="float" office:value="11.3817832056747">
            <text:p>1.14E+001</text:p>
          </table:table-cell>
          <table:table-cell office:value-type="float" office:value="13.7990696345514">
            <text:p>1.38E+001</text:p>
          </table:table-cell>
          <table:table-cell office:value-type="float" office:value="13.921638128852">
            <text:p>1.39E+001</text:p>
          </table:table-cell>
          <table:table-cell office:value-type="float" office:value="15.4171009403106">
            <text:p>1.54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669464654632">
            <text:p>1.1067</text:p>
          </table:table-cell>
          <table:table-cell table:formula="of:=SQRT([.D32])" office:value-type="float" office:value="1.92924868390709">
            <text:p>1.9292</text:p>
          </table:table-cell>
          <table:table-cell table:formula="of:=SQRT([.E32])" office:value-type="float" office:value="2.3546235612038">
            <text:p>2.3546</text:p>
          </table:table-cell>
          <table:table-cell table:formula="of:=SQRT([.F32])" office:value-type="float" office:value="2.88918647827963">
            <text:p>2.8892</text:p>
          </table:table-cell>
          <table:table-cell table:formula="of:=SQRT([.G32])" office:value-type="float" office:value="3.36541368709397">
            <text:p>3.3654</text:p>
          </table:table-cell>
          <table:table-cell table:formula="of:=SQRT([.H32])" office:value-type="float" office:value="3.37368985024924">
            <text:p>3.3737</text:p>
          </table:table-cell>
          <table:table-cell table:formula="of:=SQRT([.I32])" office:value-type="float" office:value="3.71470989911076">
            <text:p>3.7147</text:p>
          </table:table-cell>
          <table:table-cell table:formula="of:=SQRT([.J32])" office:value-type="float" office:value="3.73117114708666">
            <text:p>3.7312</text:p>
          </table:table-cell>
          <table:table-cell table:formula="of:=SQRT([.K32])" office:value-type="float" office:value="3.92646163107582">
            <text:p>3.9265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762362824232">
            <text:p>1.32E+000</text:p>
          </table:table-cell>
          <table:table-cell office:value-type="float" office:value="3.57006765348859">
            <text:p>3.57E+000</text:p>
          </table:table-cell>
          <table:table-cell office:value-type="float" office:value="5.92016413736655">
            <text:p>5.92E+000</text:p>
          </table:table-cell>
          <table:table-cell office:value-type="float" office:value="8.91253436789374">
            <text:p>8.91E+000</text:p>
          </table:table-cell>
          <table:table-cell office:value-type="float" office:value="11.419247568786">
            <text:p>1.14E+001</text:p>
          </table:table-cell>
          <table:table-cell office:value-type="float" office:value="11.4784821348597">
            <text:p>1.15E+001</text:p>
          </table:table-cell>
          <table:table-cell office:value-type="float" office:value="13.6459135494186">
            <text:p>1.36E+001</text:p>
          </table:table-cell>
          <table:table-cell office:value-type="float" office:value="13.7641072272274">
            <text:p>1.38E+001</text:p>
          </table:table-cell>
          <table:table-cell office:value-type="float" office:value="14.8052032449459">
            <text:p>1.48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787788036982">
            <text:p>1.1479</text:p>
          </table:table-cell>
          <table:table-cell table:formula="of:=SQRT([.D33])" office:value-type="float" office:value="1.88946226569587">
            <text:p>1.8895</text:p>
          </table:table-cell>
          <table:table-cell table:formula="of:=SQRT([.E33])" office:value-type="float" office:value="2.43313874190654">
            <text:p>2.4331</text:p>
          </table:table-cell>
          <table:table-cell table:formula="of:=SQRT([.F33])" office:value-type="float" office:value="2.98538680373143">
            <text:p>2.9854</text:p>
          </table:table-cell>
          <table:table-cell table:formula="of:=SQRT([.G33])" office:value-type="float" office:value="3.37923772007622">
            <text:p>3.3792</text:p>
          </table:table-cell>
          <table:table-cell table:formula="of:=SQRT([.H33])" office:value-type="float" office:value="3.38799086994928">
            <text:p>3.3880</text:p>
          </table:table-cell>
          <table:table-cell table:formula="of:=SQRT([.I33])" office:value-type="float" office:value="3.69403756740759">
            <text:p>3.6940</text:p>
          </table:table-cell>
          <table:table-cell table:formula="of:=SQRT([.J33])" office:value-type="float" office:value="3.71000097401973">
            <text:p>3.7100</text:p>
          </table:table-cell>
          <table:table-cell table:formula="of:=SQRT([.K33])" office:value-type="float" office:value="3.84775301246661">
            <text:p>3.8478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324314010536">
            <text:p>1.41E+000</text:p>
          </table:table-cell>
          <table:table-cell office:value-type="float" office:value="3.4215859803497">
            <text:p>3.42E+000</text:p>
          </table:table-cell>
          <table:table-cell office:value-type="float" office:value="6.30842873541676">
            <text:p>6.31E+000</text:p>
          </table:table-cell>
          <table:table-cell office:value-type="float" office:value="9.49622016302146">
            <text:p>9.50E+000</text:p>
          </table:table-cell>
          <table:table-cell office:value-type="float" office:value="11.5155505390272">
            <text:p>1.15E+001</text:p>
          </table:table-cell>
          <table:table-cell office:value-type="float" office:value="11.5783498702963">
            <text:p>1.16E+001</text:p>
          </table:table-cell>
          <table:table-cell office:value-type="float" office:value="13.495996993075">
            <text:p>1.35E+001</text:p>
          </table:table-cell>
          <table:table-cell office:value-type="float" office:value="13.609834069768">
            <text:p>1.36E+001</text:p>
          </table:table-cell>
          <table:table-cell office:value-type="float" office:value="14.2058260938482">
            <text:p>1.42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879903268188">
            <text:p>1.1888</text:p>
          </table:table-cell>
          <table:table-cell table:formula="of:=SQRT([.D34])" office:value-type="float" office:value="1.84975295116664">
            <text:p>1.8498</text:p>
          </table:table-cell>
          <table:table-cell table:formula="of:=SQRT([.E34])" office:value-type="float" office:value="2.51165856266666">
            <text:p>2.5117</text:p>
          </table:table-cell>
          <table:table-cell table:formula="of:=SQRT([.F34])" office:value-type="float" office:value="3.08159376995435">
            <text:p>3.0816</text:p>
          </table:table-cell>
          <table:table-cell table:formula="of:=SQRT([.G34])" office:value-type="float" office:value="3.39345701888609">
            <text:p>3.3935</text:p>
          </table:table-cell>
          <table:table-cell table:formula="of:=SQRT([.H34])" office:value-type="float" office:value="3.4026974403106">
            <text:p>3.4027</text:p>
          </table:table-cell>
          <table:table-cell table:formula="of:=SQRT([.I34])" office:value-type="float" office:value="3.67368983354271">
            <text:p>3.6737</text:p>
          </table:table-cell>
          <table:table-cell table:formula="of:=SQRT([.J34])" office:value-type="float" office:value="3.68915086026147">
            <text:p>3.6892</text:p>
          </table:table-cell>
          <table:table-cell table:formula="of:=SQRT([.K34])" office:value-type="float" office:value="3.76906169939526">
            <text:p>3.7691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114985837518">
            <text:p>1.51E+000</text:p>
          </table:table-cell>
          <table:table-cell office:value-type="float" office:value="3.27668911531963">
            <text:p>3.28E+000</text:p>
          </table:table-cell>
          <table:table-cell office:value-type="float" office:value="6.7090504288289">
            <text:p>6.71E+000</text:p>
          </table:table-cell>
          <table:table-cell office:value-type="float" office:value="10.0984259164118">
            <text:p>1.01E+001</text:p>
          </table:table-cell>
          <table:table-cell office:value-type="float" office:value="11.6149170419215">
            <text:p>1.16E+001</text:p>
          </table:table-cell>
          <table:table-cell office:value-type="float" office:value="11.6813887001531">
            <text:p>1.17E+001</text:p>
          </table:table-cell>
          <table:table-cell office:value-type="float" office:value="13.3493712847646">
            <text:p>1.33E+001</text:p>
          </table:table-cell>
          <table:table-cell office:value-type="float" office:value="13.4588112414291">
            <text:p>1.35E+001</text:p>
          </table:table-cell>
          <table:table-cell office:value-type="float" office:value="13.6189541055166">
            <text:p>1.36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943018661159">
            <text:p>1.2294</text:p>
          </table:table-cell>
          <table:table-cell table:formula="of:=SQRT([.D35])" office:value-type="float" office:value="1.81016273172321">
            <text:p>1.8102</text:p>
          </table:table-cell>
          <table:table-cell table:formula="of:=SQRT([.E35])" office:value-type="float" office:value="2.59018347397031">
            <text:p>2.5902</text:p>
          </table:table-cell>
          <table:table-cell table:formula="of:=SQRT([.F35])" office:value-type="float" office:value="3.17780205746232">
            <text:p>3.1778</text:p>
          </table:table-cell>
          <table:table-cell table:formula="of:=SQRT([.G35])" office:value-type="float" office:value="3.4080664667699">
            <text:p>3.4081</text:p>
          </table:table-cell>
          <table:table-cell table:formula="of:=SQRT([.H35])" office:value-type="float" office:value="3.41780466091219">
            <text:p>3.4178</text:p>
          </table:table-cell>
          <table:table-cell table:formula="of:=SQRT([.I35])" office:value-type="float" office:value="3.65367914365296">
            <text:p>3.6537</text:p>
          </table:table-cell>
          <table:table-cell table:formula="of:=SQRT([.J35])" office:value-type="float" office:value="3.66862525224765">
            <text:p>3.6686</text:p>
          </table:table-cell>
          <table:table-cell table:formula="of:=SQRT([.K35])" office:value-type="float" office:value="3.69038671490083">
            <text:p>3.6904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1217195341776">
            <text:p>1.61E+000</text:p>
          </table:table-cell>
          <table:table-cell office:value-type="float" office:value="3.13559492651438">
            <text:p>3.14E+000</text:p>
          </table:table-cell>
          <table:table-cell office:value-type="float" office:value="7.1220341645226">
            <text:p>7.12E+000</text:p>
          </table:table-cell>
          <table:table-cell office:value-type="float" office:value="10.7190559049626">
            <text:p>1.07E+001</text:p>
          </table:table-cell>
          <table:table-cell office:value-type="float" office:value="11.7173816855953">
            <text:p>1.17E+001</text:p>
          </table:table-cell>
          <table:table-cell office:value-type="float" office:value="11.7876035891272">
            <text:p>1.18E+001</text:p>
          </table:table-cell>
          <table:table-cell office:value-type="float" office:value="13.0445727613694">
            <text:p>1.30E+001</text:p>
          </table:table-cell>
          <table:table-cell office:value-type="float" office:value="13.2061091061397">
            <text:p>1.32E+001</text:p>
          </table:table-cell>
          <table:table-cell office:value-type="float" office:value="13.3110329026096">
            <text:p>1.33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971333513426">
            <text:p>1.2697</text:p>
          </table:table-cell>
          <table:table-cell table:formula="of:=SQRT([.D36])" office:value-type="float" office:value="1.77076111503342">
            <text:p>1.7708</text:p>
          </table:table-cell>
          <table:table-cell table:formula="of:=SQRT([.E36])" office:value-type="float" office:value="2.66871395329709">
            <text:p>2.6687</text:p>
          </table:table-cell>
          <table:table-cell table:formula="of:=SQRT([.F36])" office:value-type="float" office:value="3.27399693111686">
            <text:p>3.2740</text:p>
          </table:table-cell>
          <table:table-cell table:formula="of:=SQRT([.G36])" office:value-type="float" office:value="3.42306612346231">
            <text:p>3.4231</text:p>
          </table:table-cell>
          <table:table-cell table:formula="of:=SQRT([.H36])" office:value-type="float" office:value="3.4333079659604">
            <text:p>3.4333</text:p>
          </table:table-cell>
          <table:table-cell table:formula="of:=SQRT([.I36])" office:value-type="float" office:value="3.61172711612732">
            <text:p>3.6117</text:p>
          </table:table-cell>
          <table:table-cell table:formula="of:=SQRT([.J36])" office:value-type="float" office:value="3.63402106572591">
            <text:p>3.6340</text:p>
          </table:table-cell>
          <table:table-cell table:formula="of:=SQRT([.K36])" office:value-type="float" office:value="3.64842882657859">
            <text:p>3.6484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488177784396">
            <text:p>1.71E+000</text:p>
          </table:table-cell>
          <table:table-cell office:value-type="float" office:value="2.99868438077624">
            <text:p>3.00E+000</text:p>
          </table:table-cell>
          <table:table-cell office:value-type="float" office:value="7.54738534117567">
            <text:p>7.55E+000</text:p>
          </table:table-cell>
          <table:table-cell office:value-type="float" office:value="11.3575809775764">
            <text:p>1.14E+001</text:p>
          </table:table-cell>
          <table:table-cell office:value-type="float" office:value="11.8233286154472">
            <text:p>1.18E+001</text:p>
          </table:table-cell>
          <table:table-cell office:value-type="float" office:value="11.897016611164">
            <text:p>1.19E+001</text:p>
          </table:table-cell>
          <table:table-cell office:value-type="float" office:value="12.4826683766011">
            <text:p>1.25E+001</text:p>
          </table:table-cell>
          <table:table-cell office:value-type="float" office:value="13.0663439358161">
            <text:p>1.31E+001</text:p>
          </table:table-cell>
          <table:table-cell office:value-type="float" office:value="13.1664965514425">
            <text:p>1.32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953494716405">
            <text:p>1.3095</text:p>
          </table:table-cell>
          <table:table-cell table:formula="of:=SQRT([.D37])" office:value-type="float" office:value="1.73167097936537">
            <text:p>1.7317</text:p>
          </table:table-cell>
          <table:table-cell table:formula="of:=SQRT([.E37])" office:value-type="float" office:value="2.74725050571943">
            <text:p>2.7473</text:p>
          </table:table-cell>
          <table:table-cell table:formula="of:=SQRT([.F37])" office:value-type="float" office:value="3.37010103373421">
            <text:p>3.3701</text:p>
          </table:table-cell>
          <table:table-cell table:formula="of:=SQRT([.G37])" office:value-type="float" office:value="3.43850674209709">
            <text:p>3.4385</text:p>
          </table:table-cell>
          <table:table-cell table:formula="of:=SQRT([.H37])" office:value-type="float" office:value="3.44920521441737">
            <text:p>3.4492</text:p>
          </table:table-cell>
          <table:table-cell table:formula="of:=SQRT([.I37])" office:value-type="float" office:value="3.53308199403879">
            <text:p>3.5331</text:p>
          </table:table-cell>
          <table:table-cell table:formula="of:=SQRT([.J37])" office:value-type="float" office:value="3.61473981578427">
            <text:p>3.6147</text:p>
          </table:table-cell>
          <table:table-cell table:formula="of:=SQRT([.K37])" office:value-type="float" office:value="3.62856673515075">
            <text:p>3.6286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890142771617">
            <text:p>1.82E+000</text:p>
          </table:table-cell>
          <table:table-cell office:value-type="float" office:value="2.86668346976255">
            <text:p>2.87E+000</text:p>
          </table:table-cell>
          <table:table-cell office:value-type="float" office:value="7.98510983422484">
            <text:p>7.99E+000</text:p>
          </table:table-cell>
          <table:table-cell office:value-type="float" office:value="11.9215401772982">
            <text:p>1.19E+001</text:p>
          </table:table-cell>
          <table:table-cell office:value-type="float" office:value="11.9332280711903">
            <text:p>1.19E+001</text:p>
          </table:table-cell>
          <table:table-cell office:value-type="float" office:value="12.0071381432849">
            <text:p>1.20E+001</text:p>
          </table:table-cell>
          <table:table-cell office:value-type="float" office:value="12.0273546264565">
            <text:p>1.20E+001</text:p>
          </table:table-cell>
          <table:table-cell office:value-type="float" office:value="12.9304262333599">
            <text:p>1.29E+001</text:p>
          </table:table-cell>
          <table:table-cell office:value-type="float" office:value="13.0252118147446">
            <text:p>1.30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866653688604">
            <text:p>1.3487</text:p>
          </table:table-cell>
          <table:table-cell table:formula="of:=SQRT([.D38])" office:value-type="float" office:value="1.69312830871217">
            <text:p>1.6931</text:p>
          </table:table-cell>
          <table:table-cell table:formula="of:=SQRT([.E38])" office:value-type="float" office:value="2.82579366448169">
            <text:p>2.8258</text:p>
          </table:table-cell>
          <table:table-cell table:formula="of:=SQRT([.F38])" office:value-type="float" office:value="3.45275834331021">
            <text:p>3.4528</text:p>
          </table:table-cell>
          <table:table-cell table:formula="of:=SQRT([.G38])" office:value-type="float" office:value="3.45445047311296">
            <text:p>3.4545</text:p>
          </table:table-cell>
          <table:table-cell table:formula="of:=SQRT([.H38])" office:value-type="float" office:value="3.46513176420247">
            <text:p>3.4651</text:p>
          </table:table-cell>
          <table:table-cell table:formula="of:=SQRT([.I38])" office:value-type="float" office:value="3.46804766784664">
            <text:p>3.4680</text:p>
          </table:table-cell>
          <table:table-cell table:formula="of:=SQRT([.J38])" office:value-type="float" office:value="3.59589018649902">
            <text:p>3.5959</text:p>
          </table:table-cell>
          <table:table-cell table:formula="of:=SQRT([.K38])" office:value-type="float" office:value="3.60904583162152">
            <text:p>3.6090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2268201639897">
            <text:p>1.92E+000</text:p>
          </table:table-cell>
          <table:table-cell office:value-type="float" office:value="2.74114044363401">
            <text:p>2.74E+000</text:p>
          </table:table-cell>
          <table:table-cell office:value-type="float" office:value="8.43521402130863">
            <text:p>8.44E+000</text:p>
          </table:table-cell>
          <table:table-cell office:value-type="float" office:value="11.3962397410798">
            <text:p>1.14E+001</text:p>
          </table:table-cell>
          <table:table-cell office:value-type="float" office:value="12.0383541407905">
            <text:p>1.20E+001</text:p>
          </table:table-cell>
          <table:table-cell office:value-type="float" office:value="12.1250824963681">
            <text:p>1.21E+001</text:p>
          </table:table-cell>
          <table:table-cell office:value-type="float" office:value="12.6892725269564">
            <text:p>1.27E+001</text:p>
          </table:table-cell>
          <table:table-cell office:value-type="float" office:value="12.8037764885367">
            <text:p>1.28E+001</text:p>
          </table:table-cell>
          <table:table-cell office:value-type="float" office:value="12.8874151762328">
            <text:p>1.29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660809762491">
            <text:p>1.3866</text:p>
          </table:table-cell>
          <table:table-cell table:formula="of:=SQRT([.D39])" office:value-type="float" office:value="1.65563898348463">
            <text:p>1.6556</text:p>
          </table:table-cell>
          <table:table-cell table:formula="of:=SQRT([.E39])" office:value-type="float" office:value="2.90434399155965">
            <text:p>2.9043</text:p>
          </table:table-cell>
          <table:table-cell table:formula="of:=SQRT([.F39])" office:value-type="float" office:value="3.37583171101283">
            <text:p>3.3758</text:p>
          </table:table-cell>
          <table:table-cell table:formula="of:=SQRT([.G39])" office:value-type="float" office:value="3.46963314210458">
            <text:p>3.4696</text:p>
          </table:table-cell>
          <table:table-cell table:formula="of:=SQRT([.H39])" office:value-type="float" office:value="3.48210891506399">
            <text:p>3.4821</text:p>
          </table:table-cell>
          <table:table-cell table:formula="of:=SQRT([.I39])" office:value-type="float" office:value="3.5622005175111">
            <text:p>3.5622</text:p>
          </table:table-cell>
          <table:table-cell table:formula="of:=SQRT([.J39])" office:value-type="float" office:value="3.57823650539435">
            <text:p>3.5782</text:p>
          </table:table-cell>
          <table:table-cell table:formula="of:=SQRT([.K39])" office:value-type="float" office:value="3.58990461937818">
            <text:p>3.5899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2239401327345">
            <text:p>2.02E+000</text:p>
          </table:table-cell>
          <table:table-cell office:value-type="float" office:value="2.62588427812193">
            <text:p>2.63E+000</text:p>
          </table:table-cell>
          <table:table-cell office:value-type="float" office:value="8.89770480812833">
            <text:p>8.90E+000</text:p>
          </table:table-cell>
          <table:table-cell office:value-type="float" office:value="10.8716920295526">
            <text:p>1.09E+001</text:p>
          </table:table-cell>
          <table:table-cell office:value-type="float" office:value="12.1499726675141">
            <text:p>1.21E+001</text:p>
          </table:table-cell>
          <table:table-cell office:value-type="float" office:value="12.2439487517348">
            <text:p>1.22E+001</text:p>
          </table:table-cell>
          <table:table-cell office:value-type="float" office:value="12.669545086757">
            <text:p>1.27E+001</text:p>
          </table:table-cell>
          <table:table-cell office:value-type="float" office:value="12.7521656706652">
            <text:p>1.28E+001</text:p>
          </table:table-cell>
          <table:table-cell office:value-type="float" office:value="13.391826345901">
            <text:p>1.34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210900189593">
            <text:p>1.4221</text:p>
          </table:table-cell>
          <table:table-cell table:formula="of:=SQRT([.D40])" office:value-type="float" office:value="1.62045804577654">
            <text:p>1.6205</text:p>
          </table:table-cell>
          <table:table-cell table:formula="of:=SQRT([.E40])" office:value-type="float" office:value="2.98290207819974">
            <text:p>2.9829</text:p>
          </table:table-cell>
          <table:table-cell table:formula="of:=SQRT([.F40])" office:value-type="float" office:value="3.29722489823679">
            <text:p>3.2972</text:p>
          </table:table-cell>
          <table:table-cell table:formula="of:=SQRT([.G40])" office:value-type="float" office:value="3.48568109090808">
            <text:p>3.4857</text:p>
          </table:table-cell>
          <table:table-cell table:formula="of:=SQRT([.H40])" office:value-type="float" office:value="3.49913542917887">
            <text:p>3.4991</text:p>
          </table:table-cell>
          <table:table-cell table:formula="of:=SQRT([.I40])" office:value-type="float" office:value="3.55943044415213">
            <text:p>3.5594</text:p>
          </table:table-cell>
          <table:table-cell table:formula="of:=SQRT([.J40])" office:value-type="float" office:value="3.57101745594519">
            <text:p>3.5710</text:p>
          </table:table-cell>
          <table:table-cell table:formula="of:=SQRT([.K40])" office:value-type="float" office:value="3.65948443717158">
            <text:p>3.6595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687022713646">
            <text:p>2.11E+000</text:p>
          </table:table-cell>
          <table:table-cell office:value-type="float" office:value="2.53208174000197">
            <text:p>2.53E+000</text:p>
          </table:table-cell>
          <table:table-cell office:value-type="float" office:value="9.37258965470635">
            <text:p>9.37E+000</text:p>
          </table:table-cell>
          <table:table-cell office:value-type="float" office:value="10.3595742988261">
            <text:p>1.04E+001</text:p>
          </table:table-cell>
          <table:table-cell office:value-type="float" office:value="12.257152484751">
            <text:p>1.23E+001</text:p>
          </table:table-cell>
          <table:table-cell office:value-type="float" office:value="12.3657681507738">
            <text:p>1.24E+001</text:p>
          </table:table-cell>
          <table:table-cell office:value-type="float" office:value="12.5534969102673">
            <text:p>1.26E+001</text:p>
          </table:table-cell>
          <table:table-cell office:value-type="float" office:value="12.6208207253421">
            <text:p>1.26E+001</text:p>
          </table:table-cell>
          <table:table-cell office:value-type="float" office:value="14.1051027014491">
            <text:p>1.41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150619259322">
            <text:p>1.4515</text:p>
          </table:table-cell>
          <table:table-cell table:formula="of:=SQRT([.D41])" office:value-type="float" office:value="1.59125162686546">
            <text:p>1.5913</text:p>
          </table:table-cell>
          <table:table-cell table:formula="of:=SQRT([.E41])" office:value-type="float" office:value="3.06146854543801">
            <text:p>3.0615</text:p>
          </table:table-cell>
          <table:table-cell table:formula="of:=SQRT([.F41])" office:value-type="float" office:value="3.21862925774717">
            <text:p>3.2186</text:p>
          </table:table-cell>
          <table:table-cell table:formula="of:=SQRT([.G41])" office:value-type="float" office:value="3.50102163443058">
            <text:p>3.5010</text:p>
          </table:table-cell>
          <table:table-cell table:formula="of:=SQRT([.H41])" office:value-type="float" office:value="3.51649941714396">
            <text:p>3.5165</text:p>
          </table:table-cell>
          <table:table-cell table:formula="of:=SQRT([.I41])" office:value-type="float" office:value="3.5430914340823">
            <text:p>3.5431</text:p>
          </table:table-cell>
          <table:table-cell table:formula="of:=SQRT([.J41])" office:value-type="float" office:value="3.55257944673192">
            <text:p>3.5526</text:p>
          </table:table-cell>
          <table:table-cell table:formula="of:=SQRT([.K41])" office:value-type="float" office:value="3.75567606449879">
            <text:p>3.7557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495169459436">
            <text:p>2.14E+000</text:p>
          </table:table-cell>
          <table:table-cell office:value-type="float" office:value="2.49089152776556">
            <text:p>2.49E+000</text:p>
          </table:table-cell>
          <table:table-cell office:value-type="float" office:value="9.85987660188596">
            <text:p>9.86E+000</text:p>
          </table:table-cell>
          <table:table-cell office:value-type="float" office:value="9.85987660201424">
            <text:p>9.86E+000</text:p>
          </table:table-cell>
          <table:table-cell office:value-type="float" office:value="12.3216029994295">
            <text:p>1.23E+001</text:p>
          </table:table-cell>
          <table:table-cell office:value-type="float" office:value="12.4791911601669">
            <text:p>1.25E+001</text:p>
          </table:table-cell>
          <table:table-cell office:value-type="float" office:value="12.4859054036003">
            <text:p>1.25E+001</text:p>
          </table:table-cell>
          <table:table-cell office:value-type="float" office:value="12.5043105125436">
            <text:p>1.25E+001</text:p>
          </table:table-cell>
          <table:table-cell office:value-type="float" office:value="14.8362147185532">
            <text:p>1.48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456536030126">
            <text:p>1.4646</text:p>
          </table:table-cell>
          <table:table-cell table:formula="of:=SQRT([.D42])" office:value-type="float" office:value="1.57825584990697">
            <text:p>1.5783</text:p>
          </table:table-cell>
          <table:table-cell table:formula="of:=SQRT([.E42])" office:value-type="float" office:value="3.14004404457739">
            <text:p>3.1400</text:p>
          </table:table-cell>
          <table:table-cell table:formula="of:=SQRT([.F42])" office:value-type="float" office:value="3.14004404459782">
            <text:p>3.1400</text:p>
          </table:table-cell>
          <table:table-cell table:formula="of:=SQRT([.G42])" office:value-type="float" office:value="3.51021409595334">
            <text:p>3.5102</text:p>
          </table:table-cell>
          <table:table-cell table:formula="of:=SQRT([.H42])" office:value-type="float" office:value="3.5325898658303">
            <text:p>3.5326</text:p>
          </table:table-cell>
          <table:table-cell table:formula="of:=SQRT([.I42])" office:value-type="float" office:value="3.53354006678859">
            <text:p>3.5335</text:p>
          </table:table-cell>
          <table:table-cell table:formula="of:=SQRT([.J42])" office:value-type="float" office:value="3.53614345191815">
            <text:p>3.5361</text:p>
          </table:table-cell>
          <table:table-cell table:formula="of:=SQRT([.K42])" office:value-type="float" office:value="3.85178072046595">
            <text:p>3.8518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2">
            <text:p>2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1">
            <text:p>1.00E-00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4" table:style-name="ta1">
        <table:shapes>
          <draw:frame draw:z-index="0" draw:style-name="gr1" svg:width="6.8323in" svg:height="7.3386in" svg:x="2.6665in" svg:y="7.2374in">
            <draw:object draw:notify-on-update-of-ranges="4x4_4.M2:4x4_4.M42 4x4_4.W1:4x4_4.W1 4x4_4.W2:4x4_4.W42 4x4_4.M2:4x4_4.M42 4x4_4.X1:4x4_4.X1 4x4_4.X2:4x4_4.X42 4x4_4.M2:4x4_4.M42 4x4_4.N1:4x4_4.N1 4x4_4.N2:4x4_4.N42 4x4_4.M2:4x4_4.M42 4x4_4.O1:4x4_4.O1 4x4_4.O2:4x4_4.O42 4x4_4.M2:4x4_4.M42 4x4_4.P1:4x4_4.P1 4x4_4.P2:4x4_4.P42 4x4_4.M2:4x4_4.M42 4x4_4.Q1:4x4_4.Q1 4x4_4.Q2:4x4_4.Q42 4x4_4.M2:4x4_4.M42 4x4_4.R1:4x4_4.R1 4x4_4.R2:4x4_4.R42 4x4_4.M2:4x4_4.M42 4x4_4.S1:4x4_4.S1 4x4_4.S2:4x4_4.S42 4x4_4.M2:4x4_4.M42 4x4_4.T1:4x4_4.T1 4x4_4.T2:4x4_4.T42 4x4_4.M2:4x4_4.M42 4x4_4.U1:4x4_4.U1 4x4_4.U2:4x4_4.U42 4x4_4.M2:4x4_4.M42 4x4_4.V1:4x4_4.V1 4x4_4.V2:4x4_4.V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54396422799661">
            <text:p>-1.54E-001</text:p>
          </table:table-cell>
          <table:table-cell office:value-type="float" office:value="0.000000000000034458547125951">
            <text:p>3.45E-014</text:p>
          </table:table-cell>
          <table:table-cell office:value-type="float" office:value="1.20035888045221">
            <text:p>1.20E+000</text:p>
          </table:table-cell>
          <table:table-cell office:value-type="float" office:value="10.5557508473256">
            <text:p>1.06E+001</text:p>
          </table:table-cell>
          <table:table-cell office:value-type="float" office:value="10.9145300715871">
            <text:p>1.09E+001</text:p>
          </table:table-cell>
          <table:table-cell office:value-type="float" office:value="10.9145323948485">
            <text:p>1.09E+001</text:p>
          </table:table-cell>
          <table:table-cell office:value-type="float" office:value="10.9904699911404">
            <text:p>1.10E+001</text:p>
          </table:table-cell>
          <table:table-cell office:value-type="float" office:value="21.7557639021136">
            <text:p>2.18E+001</text:p>
          </table:table-cell>
          <table:table-cell office:value-type="float" office:value="22.1446612871">
            <text:p>2.21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.000000185630135285064">
            <text:p>0.0000</text:p>
          </table:table-cell>
          <table:table-cell table:formula="of:=SQRT([.E2])" office:value-type="float" office:value="1.09560890853087">
            <text:p>1.0956</text:p>
          </table:table-cell>
          <table:table-cell table:formula="of:=SQRT([.F2])" office:value-type="float" office:value="3.24896150289991">
            <text:p>3.2490</text:p>
          </table:table-cell>
          <table:table-cell table:formula="of:=SQRT([.G2])" office:value-type="float" office:value="3.30371458688354">
            <text:p>3.3037</text:p>
          </table:table-cell>
          <table:table-cell table:formula="of:=SQRT([.H2])" office:value-type="float" office:value="3.30371493849704">
            <text:p>3.3037</text:p>
          </table:table-cell>
          <table:table-cell table:formula="of:=SQRT([.I2])" office:value-type="float" office:value="3.31518777615091">
            <text:p>3.3152</text:p>
          </table:table-cell>
          <table:table-cell table:formula="of:=SQRT([.J2])" office:value-type="float" office:value="4.66430744077978">
            <text:p>4.6643</text:p>
          </table:table-cell>
          <table:table-cell table:formula="of:=SQRT([.K2])" office:value-type="float" office:value="4.70581143769063">
            <text:p>4.7058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52833879260594">
            <text:p>-1.53E-001</text:p>
          </table:table-cell>
          <table:table-cell office:value-type="float" office:value="0.00615926846656797">
            <text:p>6.16E-003</text:p>
          </table:table-cell>
          <table:table-cell office:value-type="float" office:value="1.20974883257863">
            <text:p>1.21E+000</text:p>
          </table:table-cell>
          <table:table-cell office:value-type="float" office:value="10.4225202031429">
            <text:p>1.04E+001</text:p>
          </table:table-cell>
          <table:table-cell office:value-type="float" office:value="10.9161934244979">
            <text:p>1.09E+001</text:p>
          </table:table-cell>
          <table:table-cell office:value-type="float" office:value="10.9162727190157">
            <text:p>1.09E+001</text:p>
          </table:table-cell>
          <table:table-cell office:value-type="float" office:value="11.1274512926118">
            <text:p>1.11E+001</text:p>
          </table:table-cell>
          <table:table-cell office:value-type="float" office:value="21.6198898321367">
            <text:p>2.16E+001</text:p>
          </table:table-cell>
          <table:table-cell office:value-type="float" office:value="21.889147836392">
            <text:p>2.19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70435387">
            <text:p>0.0785</text:p>
          </table:table-cell>
          <table:table-cell table:formula="of:=SQRT([.E3])" office:value-type="float" office:value="1.09988582706508">
            <text:p>1.0999</text:p>
          </table:table-cell>
          <table:table-cell table:formula="of:=SQRT([.F3])" office:value-type="float" office:value="3.22839282045152">
            <text:p>3.2284</text:p>
          </table:table-cell>
          <table:table-cell table:formula="of:=SQRT([.G3])" office:value-type="float" office:value="3.30396631709494">
            <text:p>3.3040</text:p>
          </table:table-cell>
          <table:table-cell table:formula="of:=SQRT([.H3])" office:value-type="float" office:value="3.30397831697118">
            <text:p>3.3040</text:p>
          </table:table-cell>
          <table:table-cell table:formula="of:=SQRT([.I3])" office:value-type="float" office:value="3.33578346009026">
            <text:p>3.3358</text:p>
          </table:table-cell>
          <table:table-cell table:formula="of:=SQRT([.J3])" office:value-type="float" office:value="4.64971932831829">
            <text:p>4.6497</text:p>
          </table:table-cell>
          <table:table-cell table:formula="of:=SQRT([.K3])" office:value-type="float" office:value="4.67858395632611">
            <text:p>4.6786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48137685457282">
            <text:p>-1.48E-001</text:p>
          </table:table-cell>
          <table:table-cell office:value-type="float" office:value="0.024637073941678">
            <text:p>2.46E-002</text:p>
          </table:table-cell>
          <table:table-cell office:value-type="float" office:value="1.23791008759141">
            <text:p>1.24E+000</text:p>
          </table:table-cell>
          <table:table-cell office:value-type="float" office:value="10.1846105218847">
            <text:p>1.02E+001</text:p>
          </table:table-cell>
          <table:table-cell office:value-type="float" office:value="10.9212069420159">
            <text:p>1.09E+001</text:p>
          </table:table-cell>
          <table:table-cell office:value-type="float" office:value="10.9214944573065">
            <text:p>1.09E+001</text:p>
          </table:table-cell>
          <table:table-cell office:value-type="float" office:value="11.3765887023082">
            <text:p>1.14E+001</text:p>
          </table:table-cell>
          <table:table-cell office:value-type="float" office:value="21.3752422636984">
            <text:p>2.14E+001</text:p>
          </table:table-cell>
          <table:table-cell office:value-type="float" office:value="21.6067782107531">
            <text:p>2.16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27283">
            <text:p>0.1570</text:p>
          </table:table-cell>
          <table:table-cell table:formula="of:=SQRT([.E4])" office:value-type="float" office:value="1.1126140784618">
            <text:p>1.1126</text:p>
          </table:table-cell>
          <table:table-cell table:formula="of:=SQRT([.F4])" office:value-type="float" office:value="3.19133365881488">
            <text:p>3.1913</text:p>
          </table:table-cell>
          <table:table-cell table:formula="of:=SQRT([.G4])" office:value-type="float" office:value="3.30472494196051">
            <text:p>3.3047</text:p>
          </table:table-cell>
          <table:table-cell table:formula="of:=SQRT([.H4])" office:value-type="float" office:value="3.30476844231279">
            <text:p>3.3048</text:p>
          </table:table-cell>
          <table:table-cell table:formula="of:=SQRT([.I4])" office:value-type="float" office:value="3.37291990748494">
            <text:p>3.3729</text:p>
          </table:table-cell>
          <table:table-cell table:formula="of:=SQRT([.J4])" office:value-type="float" office:value="4.62333670239346">
            <text:p>4.6233</text:p>
          </table:table-cell>
          <table:table-cell table:formula="of:=SQRT([.K4])" office:value-type="float" office:value="4.64830917762073">
            <text:p>4.6483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028356508787">
            <text:p>-1.40E-001</text:p>
          </table:table-cell>
          <table:table-cell office:value-type="float" office:value="0.0554334171133634">
            <text:p>5.54E-002</text:p>
          </table:table-cell>
          <table:table-cell office:value-type="float" office:value="1.28481825392202">
            <text:p>1.28E+000</text:p>
          </table:table-cell>
          <table:table-cell office:value-type="float" office:value="9.929604992865">
            <text:p>9.93E+000</text:p>
          </table:table-cell>
          <table:table-cell office:value-type="float" office:value="10.9295661479641">
            <text:p>1.09E+001</text:p>
          </table:table-cell>
          <table:table-cell office:value-type="float" office:value="10.9301971553858">
            <text:p>1.09E+001</text:p>
          </table:table-cell>
          <table:table-cell office:value-type="float" office:value="11.6503038655939">
            <text:p>1.17E+001</text:p>
          </table:table-cell>
          <table:table-cell office:value-type="float" office:value="21.1125226893821">
            <text:p>2.11E+001</text:p>
          </table:table-cell>
          <table:table-cell office:value-type="float" office:value="21.3278370411089">
            <text:p>2.13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3072172">
            <text:p>0.2354</text:p>
          </table:table-cell>
          <table:table-cell table:formula="of:=SQRT([.E5])" office:value-type="float" office:value="1.13349823728227">
            <text:p>1.1335</text:p>
          </table:table-cell>
          <table:table-cell table:formula="of:=SQRT([.F5])" office:value-type="float" office:value="3.15112757483175">
            <text:p>3.1511</text:p>
          </table:table-cell>
          <table:table-cell table:formula="of:=SQRT([.G5])" office:value-type="float" office:value="3.30598943554938">
            <text:p>3.3060</text:p>
          </table:table-cell>
          <table:table-cell table:formula="of:=SQRT([.H5])" office:value-type="float" office:value="3.30608486814627">
            <text:p>3.3061</text:p>
          </table:table-cell>
          <table:table-cell table:formula="of:=SQRT([.I5])" office:value-type="float" office:value="3.41325414605973">
            <text:p>3.4133</text:p>
          </table:table-cell>
          <table:table-cell table:formula="of:=SQRT([.J5])" office:value-type="float" office:value="4.59483652477235">
            <text:p>4.5948</text:p>
          </table:table-cell>
          <table:table-cell table:formula="of:=SQRT([.K5])" office:value-type="float" office:value="4.61820712410226">
            <text:p>4.6182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29235344734278">
            <text:p>-1.29E-001</text:p>
          </table:table-cell>
          <table:table-cell office:value-type="float" office:value="0.0985483006491204">
            <text:p>9.85E-002</text:p>
          </table:table-cell>
          <table:table-cell office:value-type="float" office:value="1.35043696350788">
            <text:p>1.35E+000</text:p>
          </table:table-cell>
          <table:table-cell office:value-type="float" office:value="9.67199092222123">
            <text:p>9.67E+000</text:p>
          </table:table-cell>
          <table:table-cell office:value-type="float" office:value="10.9412700939203">
            <text:p>1.09E+001</text:p>
          </table:table-cell>
          <table:table-cell office:value-type="float" office:value="10.9423806058513">
            <text:p>1.09E+001</text:p>
          </table:table-cell>
          <table:table-cell office:value-type="float" office:value="11.9341103357177">
            <text:p>1.19E+001</text:p>
          </table:table-cell>
          <table:table-cell office:value-type="float" office:value="20.8472004912603">
            <text:p>2.08E+001</text:p>
          </table:table-cell>
          <table:table-cell office:value-type="float" office:value="21.0528419419416">
            <text:p>2.11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430982">
            <text:p>0.3139</text:p>
          </table:table-cell>
          <table:table-cell table:formula="of:=SQRT([.E6])" office:value-type="float" office:value="1.16208302780304">
            <text:p>1.1621</text:p>
          </table:table-cell>
          <table:table-cell table:formula="of:=SQRT([.F6])" office:value-type="float" office:value="3.10998246333018">
            <text:p>3.1100</text:p>
          </table:table-cell>
          <table:table-cell table:formula="of:=SQRT([.G6])" office:value-type="float" office:value="3.3077590743463">
            <text:p>3.3078</text:p>
          </table:table-cell>
          <table:table-cell table:formula="of:=SQRT([.H6])" office:value-type="float" office:value="3.30792693478126">
            <text:p>3.3079</text:p>
          </table:table-cell>
          <table:table-cell table:formula="of:=SQRT([.I6])" office:value-type="float" office:value="3.45457817044537">
            <text:p>3.4546</text:p>
          </table:table-cell>
          <table:table-cell table:formula="of:=SQRT([.J6])" office:value-type="float" office:value="4.56587346421912">
            <text:p>4.5659</text:p>
          </table:table-cell>
          <table:table-cell table:formula="of:=SQRT([.K6])" office:value-type="float" office:value="4.58833760112981">
            <text:p>4.5883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1495009856215">
            <text:p>-1.15E-001</text:p>
          </table:table-cell>
          <table:table-cell office:value-type="float" office:value="0.153981731486518">
            <text:p>1.54E-001</text:p>
          </table:table-cell>
          <table:table-cell office:value-type="float" office:value="1.43472301218308">
            <text:p>1.43E+000</text:p>
          </table:table-cell>
          <table:table-cell office:value-type="float" office:value="9.41540106788428">
            <text:p>9.42E+000</text:p>
          </table:table-cell>
          <table:table-cell office:value-type="float" office:value="10.9563190705961">
            <text:p>1.10E+001</text:p>
          </table:table-cell>
          <table:table-cell office:value-type="float" office:value="10.9580445004908">
            <text:p>1.10E+001</text:p>
          </table:table-cell>
          <table:table-cell office:value-type="float" office:value="12.2243746483784">
            <text:p>1.22E+001</text:p>
          </table:table-cell>
          <table:table-cell office:value-type="float" office:value="20.583179236581">
            <text:p>2.06E+001</text:p>
          </table:table-cell>
          <table:table-cell office:value-type="float" office:value="20.7818732681384">
            <text:p>2.08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60475166">
            <text:p>0.3924</text:p>
          </table:table-cell>
          <table:table-cell table:formula="of:=SQRT([.E7])" office:value-type="float" office:value="1.19779923701056">
            <text:p>1.1978</text:p>
          </table:table-cell>
          <table:table-cell table:formula="of:=SQRT([.F7])" office:value-type="float" office:value="3.06845255265326">
            <text:p>3.0685</text:p>
          </table:table-cell>
          <table:table-cell table:formula="of:=SQRT([.G7])" office:value-type="float" office:value="3.31003309206965">
            <text:p>3.3100</text:p>
          </table:table-cell>
          <table:table-cell table:formula="of:=SQRT([.H7])" office:value-type="float" office:value="3.31029371816019">
            <text:p>3.3103</text:p>
          </table:table-cell>
          <table:table-cell table:formula="of:=SQRT([.I7])" office:value-type="float" office:value="3.49633731902092">
            <text:p>3.4963</text:p>
          </table:table-cell>
          <table:table-cell table:formula="of:=SQRT([.J7])" office:value-type="float" office:value="4.53686888025002">
            <text:p>4.5369</text:p>
          </table:table-cell>
          <table:table-cell table:formula="of:=SQRT([.K7])" office:value-type="float" office:value="4.55871399279868">
            <text:p>4.5587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0973833603308275">
            <text:p>-9.74E-002</text:p>
          </table:table-cell>
          <table:table-cell office:value-type="float" office:value="0.221733724026052">
            <text:p>2.22E-001</text:p>
          </table:table-cell>
          <table:table-cell office:value-type="float" office:value="1.53763156445565">
            <text:p>1.54E+000</text:p>
          </table:table-cell>
          <table:table-cell office:value-type="float" office:value="9.16112562425009">
            <text:p>9.16E+000</text:p>
          </table:table-cell>
          <table:table-cell office:value-type="float" office:value="10.9747136809873">
            <text:p>1.10E+001</text:p>
          </table:table-cell>
          <table:table-cell office:value-type="float" office:value="10.9771884462877">
            <text:p>1.10E+001</text:p>
          </table:table-cell>
          <table:table-cell office:value-type="float" office:value="12.5198048812075">
            <text:p>1.25E+001</text:p>
          </table:table-cell>
          <table:table-cell office:value-type="float" office:value="20.321842759648">
            <text:p>2.03E+001</text:p>
          </table:table-cell>
          <table:table-cell office:value-type="float" office:value="20.5149372776244">
            <text:p>2.05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152883">
            <text:p>0.4709</text:p>
          </table:table-cell>
          <table:table-cell table:formula="of:=SQRT([.E8])" office:value-type="float" office:value="1.24001272753777">
            <text:p>1.2400</text:p>
          </table:table-cell>
          <table:table-cell table:formula="of:=SQRT([.F8])" office:value-type="float" office:value="3.0267351427322">
            <text:p>3.0267</text:p>
          </table:table-cell>
          <table:table-cell table:formula="of:=SQRT([.G8])" office:value-type="float" office:value="3.31281054106439">
            <text:p>3.3128</text:p>
          </table:table-cell>
          <table:table-cell table:formula="of:=SQRT([.H8])" office:value-type="float" office:value="3.31318403447314">
            <text:p>3.3132</text:p>
          </table:table-cell>
          <table:table-cell table:formula="of:=SQRT([.I8])" office:value-type="float" office:value="3.53833363056785">
            <text:p>3.5383</text:p>
          </table:table-cell>
          <table:table-cell table:formula="of:=SQRT([.J8])" office:value-type="float" office:value="4.50797546129612">
            <text:p>4.5080</text:p>
          </table:table-cell>
          <table:table-cell table:formula="of:=SQRT([.K8])" office:value-type="float" office:value="4.52934181505707">
            <text:p>4.5293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764934063932686">
            <text:p>-7.65E-002</text:p>
          </table:table-cell>
          <table:table-cell office:value-type="float" office:value="0.301804304236168">
            <text:p>3.02E-001</text:p>
          </table:table-cell>
          <table:table-cell office:value-type="float" office:value="1.6591204249753">
            <text:p>1.66E+000</text:p>
          </table:table-cell>
          <table:table-cell office:value-type="float" office:value="8.9097285316289">
            <text:p>8.91E+000</text:p>
          </table:table-cell>
          <table:table-cell office:value-type="float" office:value="10.9964547136719">
            <text:p>1.10E+001</text:p>
          </table:table-cell>
          <table:table-cell office:value-type="float" office:value="10.9998119728394">
            <text:p>1.10E+001</text:p>
          </table:table-cell>
          <table:table-cell office:value-type="float" office:value="12.8198338928024">
            <text:p>1.28E+001</text:p>
          </table:table-cell>
          <table:table-cell office:value-type="float" office:value="20.0637930444609">
            <text:p>2.01E+001</text:p>
          </table:table-cell>
          <table:table-cell office:value-type="float" office:value="20.2520196096178">
            <text:p>2.03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256062">
            <text:p>0.5494</text:p>
          </table:table-cell>
          <table:table-cell table:formula="of:=SQRT([.E9])" office:value-type="float" office:value="1.28806848613546">
            <text:p>1.2881</text:p>
          </table:table-cell>
          <table:table-cell table:formula="of:=SQRT([.F9])" office:value-type="float" office:value="2.98491683831039">
            <text:p>2.9849</text:p>
          </table:table-cell>
          <table:table-cell table:formula="of:=SQRT([.G9])" office:value-type="float" office:value="3.31609027525969">
            <text:p>3.3161</text:p>
          </table:table-cell>
          <table:table-cell table:formula="of:=SQRT([.H9])" office:value-type="float" office:value="3.31659644407325">
            <text:p>3.3166</text:p>
          </table:table-cell>
          <table:table-cell table:formula="of:=SQRT([.I9])" office:value-type="float" office:value="3.58047956184676">
            <text:p>3.5805</text:p>
          </table:table-cell>
          <table:table-cell table:formula="of:=SQRT([.J9])" office:value-type="float" office:value="4.47926255587467">
            <text:p>4.4793</text:p>
          </table:table-cell>
          <table:table-cell table:formula="of:=SQRT([.K9])" office:value-type="float" office:value="4.50022439547383">
            <text:p>4.5002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22441094574182">
            <text:p>-5.22E-002</text:p>
          </table:table-cell>
          <table:table-cell office:value-type="float" office:value="0.394193514656765">
            <text:p>3.94E-001</text:p>
          </table:table-cell>
          <table:table-cell office:value-type="float" office:value="1.79915287410648">
            <text:p>1.80E+000</text:p>
          </table:table-cell>
          <table:table-cell office:value-type="float" office:value="8.6614911904079">
            <text:p>8.66E+000</text:p>
          </table:table-cell>
          <table:table-cell office:value-type="float" office:value="11.0215431149942">
            <text:p>1.10E+001</text:p>
          </table:table-cell>
          <table:table-cell office:value-type="float" office:value="11.0259145392698">
            <text:p>1.10E+001</text:p>
          </table:table-cell>
          <table:table-cell office:value-type="float" office:value="13.1241747434611">
            <text:p>1.31E+001</text:p>
          </table:table-cell>
          <table:table-cell office:value-type="float" office:value="19.809330003708">
            <text:p>1.98E+001</text:p>
          </table:table-cell>
          <table:table-cell office:value-type="float" office:value="19.9930988147706">
            <text:p>2.00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1377675">
            <text:p>0.6278</text:p>
          </table:table-cell>
          <table:table-cell table:formula="of:=SQRT([.E10])" office:value-type="float" office:value="1.34132504416584">
            <text:p>1.3413</text:p>
          </table:table-cell>
          <table:table-cell table:formula="of:=SQRT([.F10])" office:value-type="float" office:value="2.94304114657065">
            <text:p>2.9430</text:p>
          </table:table-cell>
          <table:table-cell table:formula="of:=SQRT([.G10])" office:value-type="float" office:value="3.31987094854516">
            <text:p>3.3199</text:p>
          </table:table-cell>
          <table:table-cell table:formula="of:=SQRT([.H10])" office:value-type="float" office:value="3.32052925589729">
            <text:p>3.3205</text:p>
          </table:table-cell>
          <table:table-cell table:formula="of:=SQRT([.I10])" office:value-type="float" office:value="3.62273028853392">
            <text:p>3.6227</text:p>
          </table:table-cell>
          <table:table-cell table:formula="of:=SQRT([.J10])" office:value-type="float" office:value="4.45076734998674">
            <text:p>4.4508</text:p>
          </table:table-cell>
          <table:table-cell table:formula="of:=SQRT([.K10])" office:value-type="float" office:value="4.47136431246333">
            <text:p>4.4714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246063376556483">
            <text:p>-2.46E-002</text:p>
          </table:table-cell>
          <table:table-cell office:value-type="float" office:value="0.498901420302637">
            <text:p>4.99E-001</text:p>
          </table:table-cell>
          <table:table-cell office:value-type="float" office:value="1.95769903836739">
            <text:p>1.96E+000</text:p>
          </table:table-cell>
          <table:table-cell office:value-type="float" office:value="8.41656707515045">
            <text:p>8.42E+000</text:p>
          </table:table-cell>
          <table:table-cell office:value-type="float" office:value="11.0499799801819">
            <text:p>1.10E+001</text:p>
          </table:table-cell>
          <table:table-cell office:value-type="float" office:value="11.0554955418789">
            <text:p>1.11E+001</text:p>
          </table:table-cell>
          <table:table-cell office:value-type="float" office:value="13.4326646860485">
            <text:p>1.34E+001</text:p>
          </table:table-cell>
          <table:table-cell office:value-type="float" office:value="19.5586200580493">
            <text:p>1.96E+001</text:p>
          </table:table-cell>
          <table:table-cell office:value-type="float" office:value="19.7381508858008">
            <text:p>1.97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29540867885">
            <text:p>0.7063</text:p>
          </table:table-cell>
          <table:table-cell table:formula="of:=SQRT([.E11])" office:value-type="float" office:value="1.39917798666481">
            <text:p>1.3992</text:p>
          </table:table-cell>
          <table:table-cell table:formula="of:=SQRT([.F11])" office:value-type="float" office:value="2.90113203338808">
            <text:p>2.9011</text:p>
          </table:table-cell>
          <table:table-cell table:formula="of:=SQRT([.G11])" office:value-type="float" office:value="3.32415101645246">
            <text:p>3.3242</text:p>
          </table:table-cell>
          <table:table-cell table:formula="of:=SQRT([.H11])" office:value-type="float" office:value="3.32498053255638">
            <text:p>3.3250</text:p>
          </table:table-cell>
          <table:table-cell table:formula="of:=SQRT([.I11])" office:value-type="float" office:value="3.66505998396323">
            <text:p>3.6651</text:p>
          </table:table-cell>
          <table:table-cell table:formula="of:=SQRT([.J11])" office:value-type="float" office:value="4.42251286691733">
            <text:p>4.4225</text:p>
          </table:table-cell>
          <table:table-cell table:formula="of:=SQRT([.K11])" office:value-type="float" office:value="4.44276387914109">
            <text:p>4.4428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0.00644182161229503">
            <text:p>6.44E-003</text:p>
          </table:table-cell>
          <table:table-cell office:value-type="float" office:value="0.615928115455732">
            <text:p>6.16E-001</text:p>
          </table:table-cell>
          <table:table-cell office:value-type="float" office:value="2.13473606889725">
            <text:p>2.13E+000</text:p>
          </table:table-cell>
          <table:table-cell office:value-type="float" office:value="8.17504518201513">
            <text:p>8.18E+000</text:p>
          </table:table-cell>
          <table:table-cell office:value-type="float" office:value="11.0817665491599">
            <text:p>1.11E+001</text:p>
          </table:table-cell>
          <table:table-cell office:value-type="float" office:value="11.0885543227236">
            <text:p>1.11E+001</text:p>
          </table:table-cell>
          <table:table-cell office:value-type="float" office:value="13.7451994533877">
            <text:p>1.37E+001</text:p>
          </table:table-cell>
          <table:table-cell office:value-type="float" office:value="19.3117670551358">
            <text:p>1.93E+001</text:p>
          </table:table-cell>
          <table:table-cell office:value-type="float" office:value="19.4871510678702">
            <text:p>1.95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.0802609594528687">
            <text:p>0.0803</text:p>
          </table:table-cell>
          <table:table-cell table:formula="of:=SQRT([.D12])" office:value-type="float" office:value="0.784810878782737">
            <text:p>0.7848</text:p>
          </table:table-cell>
          <table:table-cell table:formula="of:=SQRT([.E12])" office:value-type="float" office:value="1.46107360146477">
            <text:p>1.4611</text:p>
          </table:table-cell>
          <table:table-cell table:formula="of:=SQRT([.F12])" office:value-type="float" office:value="2.85920359226396">
            <text:p>2.8592</text:p>
          </table:table-cell>
          <table:table-cell table:formula="of:=SQRT([.G12])" office:value-type="float" office:value="3.32892873897293">
            <text:p>3.3289</text:p>
          </table:table-cell>
          <table:table-cell table:formula="of:=SQRT([.H12])" office:value-type="float" office:value="3.32994809610054">
            <text:p>3.3299</text:p>
          </table:table-cell>
          <table:table-cell table:formula="of:=SQRT([.I12])" office:value-type="float" office:value="3.70745188146626">
            <text:p>3.7075</text:p>
          </table:table-cell>
          <table:table-cell table:formula="of:=SQRT([.J12])" office:value-type="float" office:value="4.39451556546746">
            <text:p>4.3945</text:p>
          </table:table-cell>
          <table:table-cell table:formula="of:=SQRT([.K12])" office:value-type="float" office:value="4.41442533835042">
            <text:p>4.4144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409156200867635">
            <text:p>4.09E-002</text:p>
          </table:table-cell>
          <table:table-cell office:value-type="float" office:value="0.745273731338928">
            <text:p>7.45E-001</text:p>
          </table:table-cell>
          <table:table-cell office:value-type="float" office:value="2.33024750999853">
            <text:p>2.33E+000</text:p>
          </table:table-cell>
          <table:table-cell office:value-type="float" office:value="7.93697938319327">
            <text:p>7.94E+000</text:p>
          </table:table-cell>
          <table:table-cell office:value-type="float" office:value="11.1169042035765">
            <text:p>1.11E+001</text:p>
          </table:table-cell>
          <table:table-cell office:value-type="float" office:value="11.1250901791383">
            <text:p>1.11E+001</text:p>
          </table:table-cell>
          <table:table-cell office:value-type="float" office:value="14.0617000991519">
            <text:p>1.41E+001</text:p>
          </table:table-cell>
          <table:table-cell office:value-type="float" office:value="19.0688478267391">
            <text:p>1.91E+001</text:p>
          </table:table-cell>
          <table:table-cell office:value-type="float" office:value="19.2400746775357">
            <text:p>1.92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2022760986542">
            <text:p>0.2023</text:p>
          </table:table-cell>
          <table:table-cell table:formula="of:=SQRT([.D13])" office:value-type="float" office:value="0.863292378825927">
            <text:p>0.8633</text:p>
          </table:table-cell>
          <table:table-cell table:formula="of:=SQRT([.E13])" office:value-type="float" office:value="1.52651482469006">
            <text:p>1.5265</text:p>
          </table:table-cell>
          <table:table-cell table:formula="of:=SQRT([.F13])" office:value-type="float" office:value="2.81726452133861">
            <text:p>2.8173</text:p>
          </table:table-cell>
          <table:table-cell table:formula="of:=SQRT([.G13])" office:value-type="float" office:value="3.33420218396793">
            <text:p>3.3342</text:p>
          </table:table-cell>
          <table:table-cell table:formula="of:=SQRT([.H13])" office:value-type="float" office:value="3.33542953442856">
            <text:p>3.3354</text:p>
          </table:table-cell>
          <table:table-cell table:formula="of:=SQRT([.I13])" office:value-type="float" office:value="3.74989334503688">
            <text:p>3.7499</text:p>
          </table:table-cell>
          <table:table-cell table:formula="of:=SQRT([.J13])" office:value-type="float" office:value="4.36678918963798">
            <text:p>4.3668</text:p>
          </table:table-cell>
          <table:table-cell table:formula="of:=SQRT([.K13])" office:value-type="float" office:value="4.38635095239035">
            <text:p>4.3864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788246198424775">
            <text:p>7.88E-002</text:p>
          </table:table-cell>
          <table:table-cell office:value-type="float" office:value="0.886938444665836">
            <text:p>8.87E-001</text:p>
          </table:table-cell>
          <table:table-cell office:value-type="float" office:value="2.54422220759097">
            <text:p>2.54E+000</text:p>
          </table:table-cell>
          <table:table-cell office:value-type="float" office:value="7.70240335119109">
            <text:p>7.70E+000</text:p>
          </table:table-cell>
          <table:table-cell office:value-type="float" office:value="11.1553944639458">
            <text:p>1.12E+001</text:p>
          </table:table-cell>
          <table:table-cell office:value-type="float" office:value="11.1651023741625">
            <text:p>1.12E+001</text:p>
          </table:table-cell>
          <table:table-cell office:value-type="float" office:value="14.3820913796868">
            <text:p>1.44E+001</text:p>
          </table:table-cell>
          <table:table-cell office:value-type="float" office:value="18.829934992424">
            <text:p>1.88E+001</text:p>
          </table:table-cell>
          <table:table-cell office:value-type="float" office:value="18.9968975129783">
            <text:p>1.90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8075722580635">
            <text:p>0.2808</text:p>
          </table:table-cell>
          <table:table-cell table:formula="of:=SQRT([.D14])" office:value-type="float" office:value="0.941774094284737">
            <text:p>0.9418</text:p>
          </table:table-cell>
          <table:table-cell table:formula="of:=SQRT([.E14])" office:value-type="float" office:value="1.59506181936343">
            <text:p>1.5951</text:p>
          </table:table-cell>
          <table:table-cell table:formula="of:=SQRT([.F14])" office:value-type="float" office:value="2.77532040514083">
            <text:p>2.7753</text:p>
          </table:table-cell>
          <table:table-cell table:formula="of:=SQRT([.G14])" office:value-type="float" office:value="3.33996923098788">
            <text:p>3.3400</text:p>
          </table:table-cell>
          <table:table-cell table:formula="of:=SQRT([.H14])" office:value-type="float" office:value="3.34142220830629">
            <text:p>3.3414</text:p>
          </table:table-cell>
          <table:table-cell table:formula="of:=SQRT([.I14])" office:value-type="float" office:value="3.79237279017857">
            <text:p>3.7924</text:p>
          </table:table-cell>
          <table:table-cell table:formula="of:=SQRT([.J14])" office:value-type="float" office:value="4.33934730027731">
            <text:p>4.3393</text:p>
          </table:table-cell>
          <table:table-cell table:formula="of:=SQRT([.K14])" office:value-type="float" office:value="4.35854304934324">
            <text:p>4.3585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20173796966167">
            <text:p>1.20E-001</text:p>
          </table:table-cell>
          <table:table-cell office:value-type="float" office:value="1.04092248705356">
            <text:p>1.04E+000</text:p>
          </table:table-cell>
          <table:table-cell office:value-type="float" office:value="2.77665300058347">
            <text:p>2.78E+000</text:p>
          </table:table-cell>
          <table:table-cell office:value-type="float" office:value="7.47133880278194">
            <text:p>7.47E+000</text:p>
          </table:table-cell>
          <table:table-cell office:value-type="float" office:value="11.1972389864091">
            <text:p>1.12E+001</text:p>
          </table:table-cell>
          <table:table-cell office:value-type="float" office:value="11.2085901478053">
            <text:p>1.12E+001</text:p>
          </table:table-cell>
          <table:table-cell office:value-type="float" office:value="14.7062810237552">
            <text:p>1.47E+001</text:p>
          </table:table-cell>
          <table:table-cell office:value-type="float" office:value="18.5951182902084">
            <text:p>1.86E+001</text:p>
          </table:table-cell>
          <table:table-cell office:value-type="float" office:value="18.757596087143">
            <text:p>1.88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46660925063912">
            <text:p>0.3467</text:p>
          </table:table-cell>
          <table:table-cell table:formula="of:=SQRT([.D15])" office:value-type="float" office:value="1.02025608895687">
            <text:p>1.0203</text:p>
          </table:table-cell>
          <table:table-cell table:formula="of:=SQRT([.E15])" office:value-type="float" office:value="1.66632919934312">
            <text:p>1.6663</text:p>
          </table:table-cell>
          <table:table-cell table:formula="of:=SQRT([.F15])" office:value-type="float" office:value="2.73337498393139">
            <text:p>2.7334</text:p>
          </table:table-cell>
          <table:table-cell table:formula="of:=SQRT([.G15])" office:value-type="float" office:value="3.34622757540623">
            <text:p>3.3462</text:p>
          </table:table-cell>
          <table:table-cell table:formula="of:=SQRT([.H15])" office:value-type="float" office:value="3.34792325894804">
            <text:p>3.3479</text:p>
          </table:table-cell>
          <table:table-cell table:formula="of:=SQRT([.I15])" office:value-type="float" office:value="3.83487692419916">
            <text:p>3.8349</text:p>
          </table:table-cell>
          <table:table-cell table:formula="of:=SQRT([.J15])" office:value-type="float" office:value="4.31220573375255">
            <text:p>4.3122</text:p>
          </table:table-cell>
          <table:table-cell table:formula="of:=SQRT([.K15])" office:value-type="float" office:value="4.33100405069575">
            <text:p>4.3310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64964598393837">
            <text:p>1.65E-001</text:p>
          </table:table-cell>
          <table:table-cell office:value-type="float" office:value="1.20722615529059">
            <text:p>1.21E+000</text:p>
          </table:table-cell>
          <table:table-cell office:value-type="float" office:value="3.02753529929963">
            <text:p>3.03E+000</text:p>
          </table:table-cell>
          <table:table-cell office:value-type="float" office:value="7.24380049030116">
            <text:p>7.24E+000</text:p>
          </table:table-cell>
          <table:table-cell office:value-type="float" office:value="11.2424395588348">
            <text:p>1.12E+001</text:p>
          </table:table-cell>
          <table:table-cell office:value-type="float" office:value="11.2555527291038">
            <text:p>1.13E+001</text:p>
          </table:table-cell>
          <table:table-cell office:value-type="float" office:value="15.0341296735499">
            <text:p>1.50E+001</text:p>
          </table:table-cell>
          <table:table-cell office:value-type="float" office:value="18.3645349098725">
            <text:p>1.84E+001</text:p>
          </table:table-cell>
          <table:table-cell office:value-type="float" office:value="18.5221477990357">
            <text:p>1.85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406158341529307">
            <text:p>0.4062</text:p>
          </table:table-cell>
          <table:table-cell table:formula="of:=SQRT([.D16])" office:value-type="float" office:value="1.09873843806913">
            <text:p>1.0987</text:p>
          </table:table-cell>
          <table:table-cell table:formula="of:=SQRT([.E16])" office:value-type="float" office:value="1.73998140774539">
            <text:p>1.7400</text:p>
          </table:table-cell>
          <table:table-cell table:formula="of:=SQRT([.F16])" office:value-type="float" office:value="2.69143093730847">
            <text:p>2.6914</text:p>
          </table:table-cell>
          <table:table-cell table:formula="of:=SQRT([.G16])" office:value-type="float" office:value="3.35297473280591">
            <text:p>3.3530</text:p>
          </table:table-cell>
          <table:table-cell table:formula="of:=SQRT([.H16])" office:value-type="float" office:value="3.35492961611772">
            <text:p>3.3549</text:p>
          </table:table-cell>
          <table:table-cell table:formula="of:=SQRT([.I16])" office:value-type="float" office:value="3.87738696463867">
            <text:p>3.8774</text:p>
          </table:table-cell>
          <table:table-cell table:formula="of:=SQRT([.J16])" office:value-type="float" office:value="4.28538620311781">
            <text:p>4.2854</text:p>
          </table:table-cell>
          <table:table-cell table:formula="of:=SQRT([.K16])" office:value-type="float" office:value="4.30373649275089">
            <text:p>4.3037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213195856850597">
            <text:p>2.13E-001</text:p>
          </table:table-cell>
          <table:table-cell office:value-type="float" office:value="1.38584982244867">
            <text:p>1.39E+000</text:p>
          </table:table-cell>
          <table:table-cell office:value-type="float" office:value="3.29686548260451">
            <text:p>3.30E+000</text:p>
          </table:table-cell>
          <table:table-cell office:value-type="float" office:value="7.0197996841642">
            <text:p>7.02E+000</text:p>
          </table:table-cell>
          <table:table-cell office:value-type="float" office:value="11.2909980959471">
            <text:p>1.13E+001</text:p>
          </table:table-cell>
          <table:table-cell office:value-type="float" office:value="11.3059893488858">
            <text:p>1.13E+001</text:p>
          </table:table-cell>
          <table:table-cell office:value-type="float" office:value="15.365392097424">
            <text:p>1.54E+001</text:p>
          </table:table-cell>
          <table:table-cell office:value-type="float" office:value="18.1384283082745">
            <text:p>1.81E+001</text:p>
          </table:table-cell>
          <table:table-cell office:value-type="float" office:value="18.2905311395439">
            <text:p>1.83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61731368709769">
            <text:p>0.4617</text:p>
          </table:table-cell>
          <table:table-cell table:formula="of:=SQRT([.D17])" office:value-type="float" office:value="1.17722122918705">
            <text:p>1.1772</text:p>
          </table:table-cell>
          <table:table-cell table:formula="of:=SQRT([.E17])" office:value-type="float" office:value="1.81572725997175">
            <text:p>1.8157</text:p>
          </table:table-cell>
          <table:table-cell table:formula="of:=SQRT([.F17])" office:value-type="float" office:value="2.6494904574586">
            <text:p>2.6495</text:p>
          </table:table-cell>
          <table:table-cell table:formula="of:=SQRT([.G17])" office:value-type="float" office:value="3.36020804355134">
            <text:p>3.3602</text:p>
          </table:table-cell>
          <table:table-cell table:formula="of:=SQRT([.H17])" office:value-type="float" office:value="3.36243800669779">
            <text:p>3.3624</text:p>
          </table:table-cell>
          <table:table-cell table:formula="of:=SQRT([.I17])" office:value-type="float" office:value="3.9198714388898">
            <text:p>3.9199</text:p>
          </table:table-cell>
          <table:table-cell table:formula="of:=SQRT([.J17])" office:value-type="float" office:value="4.25892337431358">
            <text:p>4.2589</text:p>
          </table:table-cell>
          <table:table-cell table:formula="of:=SQRT([.K17])" office:value-type="float" office:value="4.2767430527849">
            <text:p>4.2767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64864527642516">
            <text:p>2.65E-001</text:p>
          </table:table-cell>
          <table:table-cell office:value-type="float" office:value="1.57679394982215">
            <text:p>1.58E+000</text:p>
          </table:table-cell>
          <table:table-cell office:value-type="float" office:value="3.5846387609081">
            <text:p>3.58E+000</text:p>
          </table:table-cell>
          <table:table-cell office:value-type="float" office:value="6.7993473319671">
            <text:p>6.80E+000</text:p>
          </table:table-cell>
          <table:table-cell office:value-type="float" office:value="11.3429166331752">
            <text:p>1.13E+001</text:p>
          </table:table-cell>
          <table:table-cell office:value-type="float" office:value="11.3598992531809">
            <text:p>1.14E+001</text:p>
          </table:table-cell>
          <table:table-cell office:value-type="float" office:value="15.6995757310849">
            <text:p>1.57E+001</text:p>
          </table:table-cell>
          <table:table-cell office:value-type="float" office:value="17.9172893532057">
            <text:p>1.79E+001</text:p>
          </table:table-cell>
          <table:table-cell office:value-type="float" office:value="18.062726116611">
            <text:p>1.81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514649907842716">
            <text:p>0.5146</text:p>
          </table:table-cell>
          <table:table-cell table:formula="of:=SQRT([.D18])" office:value-type="float" office:value="1.25570456311274">
            <text:p>1.2557</text:p>
          </table:table-cell>
          <table:table-cell table:formula="of:=SQRT([.E18])" office:value-type="float" office:value="1.89331422666923">
            <text:p>1.8933</text:p>
          </table:table-cell>
          <table:table-cell table:formula="of:=SQRT([.F18])" office:value-type="float" office:value="2.60755581569544">
            <text:p>2.6076</text:p>
          </table:table-cell>
          <table:table-cell table:formula="of:=SQRT([.G18])" office:value-type="float" office:value="3.36792467747947">
            <text:p>3.3679</text:p>
          </table:table-cell>
          <table:table-cell table:formula="of:=SQRT([.H18])" office:value-type="float" office:value="3.37044496367778">
            <text:p>3.3704</text:p>
          </table:table-cell>
          <table:table-cell table:formula="of:=SQRT([.I18])" office:value-type="float" office:value="3.96226901296276">
            <text:p>3.9623</text:p>
          </table:table-cell>
          <table:table-cell table:formula="of:=SQRT([.J18])" office:value-type="float" office:value="4.23288192053661">
            <text:p>4.2329</text:p>
          </table:table-cell>
          <table:table-cell table:formula="of:=SQRT([.K18])" office:value-type="float" office:value="4.25002660187099">
            <text:p>4.2500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319966246128874">
            <text:p>3.20E-001</text:p>
          </table:table-cell>
          <table:table-cell office:value-type="float" office:value="1.78005909968766">
            <text:p>1.78E+000</text:p>
          </table:table-cell>
          <table:table-cell office:value-type="float" office:value="3.89084546501917">
            <text:p>3.89E+000</text:p>
          </table:table-cell>
          <table:table-cell office:value-type="float" office:value="6.58245835925766">
            <text:p>6.58E+000</text:p>
          </table:table-cell>
          <table:table-cell office:value-type="float" office:value="11.398197318806">
            <text:p>1.14E+001</text:p>
          </table:table-cell>
          <table:table-cell office:value-type="float" office:value="11.4172817172031">
            <text:p>1.14E+001</text:p>
          </table:table-cell>
          <table:table-cell office:value-type="float" office:value="16.0355243965718">
            <text:p>1.60E+001</text:p>
          </table:table-cell>
          <table:table-cell office:value-type="float" office:value="17.7022713377621">
            <text:p>1.77E+001</text:p>
          </table:table-cell>
          <table:table-cell office:value-type="float" office:value="17.8387155542909">
            <text:p>1.78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65655589673499">
            <text:p>0.5657</text:p>
          </table:table-cell>
          <table:table-cell table:formula="of:=SQRT([.D19])" office:value-type="float" office:value="1.33418855477315">
            <text:p>1.3342</text:p>
          </table:table-cell>
          <table:table-cell table:formula="of:=SQRT([.E19])" office:value-type="float" office:value="1.97252261457738">
            <text:p>1.9725</text:p>
          </table:table-cell>
          <table:table-cell table:formula="of:=SQRT([.F19])" office:value-type="float" office:value="2.5656302070364">
            <text:p>2.5656</text:p>
          </table:table-cell>
          <table:table-cell table:formula="of:=SQRT([.G19])" office:value-type="float" office:value="3.37612163862708">
            <text:p>3.3761</text:p>
          </table:table-cell>
          <table:table-cell table:formula="of:=SQRT([.H19])" office:value-type="float" office:value="3.37894683551001">
            <text:p>3.3789</text:p>
          </table:table-cell>
          <table:table-cell table:formula="of:=SQRT([.I19])" office:value-type="float" office:value="4.0044380874939">
            <text:p>4.0044</text:p>
          </table:table-cell>
          <table:table-cell table:formula="of:=SQRT([.J19])" office:value-type="float" office:value="4.20740672359615">
            <text:p>4.2074</text:p>
          </table:table-cell>
          <table:table-cell table:formula="of:=SQRT([.K19])" office:value-type="float" office:value="4.22359036298395">
            <text:p>4.2236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78495722138102">
            <text:p>3.78E-001</text:p>
          </table:table-cell>
          <table:table-cell office:value-type="float" office:value="1.99564594887026">
            <text:p>2.00E+000</text:p>
          </table:table-cell>
          <table:table-cell office:value-type="float" office:value="4.21546249109437">
            <text:p>4.22E+000</text:p>
          </table:table-cell>
          <table:table-cell office:value-type="float" office:value="6.36916060197538">
            <text:p>6.37E+000</text:p>
          </table:table-cell>
          <table:table-cell office:value-type="float" office:value="11.4568424038826">
            <text:p>1.15E+001</text:p>
          </table:table-cell>
          <table:table-cell office:value-type="float" office:value="11.478136059822">
            <text:p>1.15E+001</text:p>
          </table:table-cell>
          <table:table-cell office:value-type="float" office:value="16.3698131872827">
            <text:p>1.64E+001</text:p>
          </table:table-cell>
          <table:table-cell office:value-type="float" office:value="17.4967892326267">
            <text:p>1.75E+001</text:p>
          </table:table-cell>
          <table:table-cell office:value-type="float" office:value="17.618490934085">
            <text:p>1.76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615220059928236">
            <text:p>0.6152</text:p>
          </table:table-cell>
          <table:table-cell table:formula="of:=SQRT([.D20])" office:value-type="float" office:value="1.41267333409754">
            <text:p>1.4127</text:p>
          </table:table-cell>
          <table:table-cell table:formula="of:=SQRT([.E20])" office:value-type="float" office:value="2.05315914899317">
            <text:p>2.0532</text:p>
          </table:table-cell>
          <table:table-cell table:formula="of:=SQRT([.F20])" office:value-type="float" office:value="2.52371959654304">
            <text:p>2.5237</text:p>
          </table:table-cell>
          <table:table-cell table:formula="of:=SQRT([.G20])" office:value-type="float" office:value="3.38479576989257">
            <text:p>3.3848</text:p>
          </table:table-cell>
          <table:table-cell table:formula="of:=SQRT([.H20])" office:value-type="float" office:value="3.38793979577885">
            <text:p>3.3879</text:p>
          </table:table-cell>
          <table:table-cell table:formula="of:=SQRT([.I20])" office:value-type="float" office:value="4.0459625785816">
            <text:p>4.0460</text:p>
          </table:table-cell>
          <table:table-cell table:formula="of:=SQRT([.J20])" office:value-type="float" office:value="4.18291635496417">
            <text:p>4.1829</text:p>
          </table:table-cell>
          <table:table-cell table:formula="of:=SQRT([.K20])" office:value-type="float" office:value="4.19743861588053">
            <text:p>4.1974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440446993213816">
            <text:p>4.40E-001</text:p>
          </table:table-cell>
          <table:table-cell office:value-type="float" office:value="2.22355530309491">
            <text:p>2.22E+000</text:p>
          </table:table-cell>
          <table:table-cell office:value-type="float" office:value="4.5584272007548">
            <text:p>4.56E+000</text:p>
          </table:table-cell>
          <table:table-cell office:value-type="float" office:value="6.15952118679661">
            <text:p>6.16E+000</text:p>
          </table:table-cell>
          <table:table-cell office:value-type="float" office:value="11.5188542291367">
            <text:p>1.15E+001</text:p>
          </table:table-cell>
          <table:table-cell office:value-type="float" office:value="11.5424616584613">
            <text:p>1.15E+001</text:p>
          </table:table-cell>
          <table:table-cell office:value-type="float" office:value="16.6872083984849">
            <text:p>1.67E+001</text:p>
          </table:table-cell>
          <table:table-cell office:value-type="float" office:value="17.316003997589">
            <text:p>1.73E+001</text:p>
          </table:table-cell>
          <table:table-cell office:value-type="float" office:value="17.4021080895762">
            <text:p>1.74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63661806354574">
            <text:p>0.6637</text:p>
          </table:table-cell>
          <table:table-cell table:formula="of:=SQRT([.D21])" office:value-type="float" office:value="1.49115904688095">
            <text:p>1.4912</text:p>
          </table:table-cell>
          <table:table-cell table:formula="of:=SQRT([.E21])" office:value-type="float" office:value="2.13504735328161">
            <text:p>2.1350</text:p>
          </table:table-cell>
          <table:table-cell table:formula="of:=SQRT([.F21])" office:value-type="float" office:value="2.48183826765497">
            <text:p>2.4818</text:p>
          </table:table-cell>
          <table:table-cell table:formula="of:=SQRT([.G21])" office:value-type="float" office:value="3.39394375750935">
            <text:p>3.3939</text:p>
          </table:table-cell>
          <table:table-cell table:formula="of:=SQRT([.H21])" office:value-type="float" office:value="3.39741985313286">
            <text:p>3.3974</text:p>
          </table:table-cell>
          <table:table-cell table:formula="of:=SQRT([.I21])" office:value-type="float" office:value="4.08499796799031">
            <text:p>4.0850</text:p>
          </table:table-cell>
          <table:table-cell table:formula="of:=SQRT([.J21])" office:value-type="float" office:value="4.16125029259103">
            <text:p>4.1613</text:p>
          </table:table-cell>
          <table:table-cell table:formula="of:=SQRT([.K21])" office:value-type="float" office:value="4.17158340316674">
            <text:p>4.1716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505813557310141">
            <text:p>5.06E-001</text:p>
          </table:table-cell>
          <table:table-cell office:value-type="float" office:value="2.46378811211357">
            <text:p>2.46E+000</text:p>
          </table:table-cell>
          <table:table-cell office:value-type="float" office:value="4.91952351550738">
            <text:p>4.92E+000</text:p>
          </table:table-cell>
          <table:table-cell office:value-type="float" office:value="5.95376068181334">
            <text:p>5.95E+000</text:p>
          </table:table-cell>
          <table:table-cell office:value-type="float" office:value="11.5842352079463">
            <text:p>1.16E+001</text:p>
          </table:table-cell>
          <table:table-cell office:value-type="float" office:value="11.6102579643341">
            <text:p>1.16E+001</text:p>
          </table:table-cell>
          <table:table-cell office:value-type="float" office:value="16.8768247826782">
            <text:p>1.69E+001</text:p>
          </table:table-cell>
          <table:table-cell office:value-type="float" office:value="17.1886257489184">
            <text:p>1.72E+001</text:p>
          </table:table-cell>
          <table:table-cell office:value-type="float" office:value="17.2717266823644">
            <text:p>1.73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711205706747451">
            <text:p>0.7112</text:p>
          </table:table-cell>
          <table:table-cell table:formula="of:=SQRT([.D22])" office:value-type="float" office:value="1.56964585563546">
            <text:p>1.5696</text:p>
          </table:table-cell>
          <table:table-cell table:formula="of:=SQRT([.E22])" office:value-type="float" office:value="2.21799989078164">
            <text:p>2.2180</text:p>
          </table:table-cell>
          <table:table-cell table:formula="of:=SQRT([.F22])" office:value-type="float" office:value="2.44003292637893">
            <text:p>2.4400</text:p>
          </table:table-cell>
          <table:table-cell table:formula="of:=SQRT([.G22])" office:value-type="float" office:value="3.40356213516755">
            <text:p>3.4036</text:p>
          </table:table-cell>
          <table:table-cell table:formula="of:=SQRT([.H22])" office:value-type="float" office:value="3.40738286142518">
            <text:p>3.4074</text:p>
          </table:table-cell>
          <table:table-cell table:formula="of:=SQRT([.I22])" office:value-type="float" office:value="4.10814128075924">
            <text:p>4.1081</text:p>
          </table:table-cell>
          <table:table-cell table:formula="of:=SQRT([.J22])" office:value-type="float" office:value="4.14591675614916">
            <text:p>4.1459</text:p>
          </table:table-cell>
          <table:table-cell table:formula="of:=SQRT([.K22])" office:value-type="float" office:value="4.15592669357442">
            <text:p>4.1559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74588400246067">
            <text:p>5.75E-001</text:p>
          </table:table-cell>
          <table:table-cell office:value-type="float" office:value="2.71634548559424">
            <text:p>2.72E+000</text:p>
          </table:table-cell>
          <table:table-cell office:value-type="float" office:value="5.29737842103959">
            <text:p>5.30E+000</text:p>
          </table:table-cell>
          <table:table-cell office:value-type="float" office:value="5.75325683721354">
            <text:p>5.75E+000</text:p>
          </table:table-cell>
          <table:table-cell office:value-type="float" office:value="11.6529878039697">
            <text:p>1.17E+001</text:p>
          </table:table-cell>
          <table:table-cell office:value-type="float" office:value="11.681524517954">
            <text:p>1.17E+001</text:p>
          </table:table-cell>
          <table:table-cell office:value-type="float" office:value="16.7790025127317">
            <text:p>1.68E+001</text:p>
          </table:table-cell>
          <table:table-cell office:value-type="float" office:value="16.9799437200133">
            <text:p>1.70E+001</text:p>
          </table:table-cell>
          <table:table-cell office:value-type="float" office:value="17.5217031368529">
            <text:p>1.75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58016094978245">
            <text:p>0.7580</text:p>
          </table:table-cell>
          <table:table-cell table:formula="of:=SQRT([.D23])" office:value-type="float" office:value="1.64813394042907">
            <text:p>1.6481</text:p>
          </table:table-cell>
          <table:table-cell table:formula="of:=SQRT([.E23])" office:value-type="float" office:value="2.30160344565253">
            <text:p>2.3016</text:p>
          </table:table-cell>
          <table:table-cell table:formula="of:=SQRT([.F23])" office:value-type="float" office:value="2.39859476302554">
            <text:p>2.3986</text:p>
          </table:table-cell>
          <table:table-cell table:formula="of:=SQRT([.G23])" office:value-type="float" office:value="3.41364728757522">
            <text:p>3.4136</text:p>
          </table:table-cell>
          <table:table-cell table:formula="of:=SQRT([.H23])" office:value-type="float" office:value="3.41782453001233">
            <text:p>3.4178</text:p>
          </table:table-cell>
          <table:table-cell table:formula="of:=SQRT([.I23])" office:value-type="float" office:value="4.09621807436221">
            <text:p>4.0962</text:p>
          </table:table-cell>
          <table:table-cell table:formula="of:=SQRT([.J23])" office:value-type="float" office:value="4.12067272663255">
            <text:p>4.1207</text:p>
          </table:table-cell>
          <table:table-cell table:formula="of:=SQRT([.K23])" office:value-type="float" office:value="4.18589334991384">
            <text:p>4.1859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646763925579687">
            <text:p>6.47E-001</text:p>
          </table:table-cell>
          <table:table-cell office:value-type="float" office:value="2.98122870974866">
            <text:p>2.98E+000</text:p>
          </table:table-cell>
          <table:table-cell office:value-type="float" office:value="5.53784845957428">
            <text:p>5.54E+000</text:p>
          </table:table-cell>
          <table:table-cell office:value-type="float" office:value="5.71215836140823">
            <text:p>5.71E+000</text:p>
          </table:table-cell>
          <table:table-cell office:value-type="float" office:value="11.7251145015749">
            <text:p>1.17E+001</text:p>
          </table:table-cell>
          <table:table-cell office:value-type="float" office:value="11.7562609648362">
            <text:p>1.18E+001</text:p>
          </table:table-cell>
          <table:table-cell office:value-type="float" office:value="16.6010614137686">
            <text:p>1.66E+001</text:p>
          </table:table-cell>
          <table:table-cell office:value-type="float" office:value="16.7746295561128">
            <text:p>1.68E+001</text:p>
          </table:table-cell>
          <table:table-cell office:value-type="float" office:value="17.8600329236682">
            <text:p>1.79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804216342522139">
            <text:p>0.8042</text:p>
          </table:table-cell>
          <table:table-cell table:formula="of:=SQRT([.D24])" office:value-type="float" office:value="1.72662349970938">
            <text:p>1.7266</text:p>
          </table:table-cell>
          <table:table-cell table:formula="of:=SQRT([.E24])" office:value-type="float" office:value="2.35326336383633">
            <text:p>2.3533</text:p>
          </table:table-cell>
          <table:table-cell table:formula="of:=SQRT([.F24])" office:value-type="float" office:value="2.39001220946844">
            <text:p>2.3900</text:p>
          </table:table-cell>
          <table:table-cell table:formula="of:=SQRT([.G24])" office:value-type="float" office:value="3.42419545317946">
            <text:p>3.4242</text:p>
          </table:table-cell>
          <table:table-cell table:formula="of:=SQRT([.H24])" office:value-type="float" office:value="3.4287404341589">
            <text:p>3.4287</text:p>
          </table:table-cell>
          <table:table-cell table:formula="of:=SQRT([.I24])" office:value-type="float" office:value="4.07444001229231">
            <text:p>4.0744</text:p>
          </table:table-cell>
          <table:table-cell table:formula="of:=SQRT([.J24])" office:value-type="float" office:value="4.09568425981701">
            <text:p>4.0957</text:p>
          </table:table-cell>
          <table:table-cell table:formula="of:=SQRT([.K24])" office:value-type="float" office:value="4.22611321709064">
            <text:p>4.2261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722331784977538">
            <text:p>7.22E-001</text:p>
          </table:table-cell>
          <table:table-cell office:value-type="float" office:value="3.25843926468586">
            <text:p>3.26E+000</text:p>
          </table:table-cell>
          <table:table-cell office:value-type="float" office:value="5.35130754606375">
            <text:p>5.35E+000</text:p>
          </table:table-cell>
          <table:table-cell office:value-type="float" office:value="6.12009741788206">
            <text:p>6.12E+000</text:p>
          </table:table-cell>
          <table:table-cell office:value-type="float" office:value="11.8006177664864">
            <text:p>1.18E+001</text:p>
          </table:table-cell>
          <table:table-cell office:value-type="float" office:value="11.8344670713398">
            <text:p>1.18E+001</text:p>
          </table:table-cell>
          <table:table-cell office:value-type="float" office:value="16.4122721033701">
            <text:p>1.64E+001</text:p>
          </table:table-cell>
          <table:table-cell office:value-type="float" office:value="16.572967171199">
            <text:p>1.66E+001</text:p>
          </table:table-cell>
          <table:table-cell office:value-type="float" office:value="18.2171493072286">
            <text:p>1.82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49901044226643">
            <text:p>0.8499</text:p>
          </table:table-cell>
          <table:table-cell table:formula="of:=SQRT([.D25])" office:value-type="float" office:value="1.80511475111303">
            <text:p>1.8051</text:p>
          </table:table-cell>
          <table:table-cell table:formula="of:=SQRT([.E25])" office:value-type="float" office:value="2.31328933470583">
            <text:p>2.3133</text:p>
          </table:table-cell>
          <table:table-cell table:formula="of:=SQRT([.F25])" office:value-type="float" office:value="2.47388306471467">
            <text:p>2.4739</text:p>
          </table:table-cell>
          <table:table-cell table:formula="of:=SQRT([.G25])" office:value-type="float" office:value="3.43520272567522">
            <text:p>3.4352</text:p>
          </table:table-cell>
          <table:table-cell table:formula="of:=SQRT([.H25])" office:value-type="float" office:value="3.44012602550253">
            <text:p>3.4401</text:p>
          </table:table-cell>
          <table:table-cell table:formula="of:=SQRT([.I25])" office:value-type="float" office:value="4.05120625287952">
            <text:p>4.0512</text:p>
          </table:table-cell>
          <table:table-cell table:formula="of:=SQRT([.J25])" office:value-type="float" office:value="4.07099093234055">
            <text:p>4.0710</text:p>
          </table:table-cell>
          <table:table-cell table:formula="of:=SQRT([.K25])" office:value-type="float" office:value="4.26815525809789">
            <text:p>4.2682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801282594858265">
            <text:p>8.01E-001</text:p>
          </table:table-cell>
          <table:table-cell office:value-type="float" office:value="3.54797884247347">
            <text:p>3.55E+000</text:p>
          </table:table-cell>
          <table:table-cell office:value-type="float" office:value="5.16012628709699">
            <text:p>5.16E+000</text:p>
          </table:table-cell>
          <table:table-cell office:value-type="float" office:value="6.55471068855415">
            <text:p>6.55E+000</text:p>
          </table:table-cell>
          <table:table-cell office:value-type="float" office:value="11.8794999930509">
            <text:p>1.19E+001</text:p>
          </table:table-cell>
          <table:table-cell office:value-type="float" office:value="11.9161427405855">
            <text:p>1.19E+001</text:p>
          </table:table-cell>
          <table:table-cell office:value-type="float" office:value="16.2226758206174">
            <text:p>1.62E+001</text:p>
          </table:table-cell>
          <table:table-cell office:value-type="float" office:value="16.3749626282901">
            <text:p>1.64E+001</text:p>
          </table:table-cell>
          <table:table-cell office:value-type="float" office:value="18.582993285329">
            <text:p>1.86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95143896174389">
            <text:p>0.8951</text:p>
          </table:table-cell>
          <table:table-cell table:formula="of:=SQRT([.D26])" office:value-type="float" office:value="1.88360793226018">
            <text:p>1.8836</text:p>
          </table:table-cell>
          <table:table-cell table:formula="of:=SQRT([.E26])" office:value-type="float" office:value="2.27159113554728">
            <text:p>2.2716</text:p>
          </table:table-cell>
          <table:table-cell table:formula="of:=SQRT([.F26])" office:value-type="float" office:value="2.56021692216776">
            <text:p>2.5602</text:p>
          </table:table-cell>
          <table:table-cell table:formula="of:=SQRT([.G26])" office:value-type="float" office:value="3.44666505379489">
            <text:p>3.4467</text:p>
          </table:table-cell>
          <table:table-cell table:formula="of:=SQRT([.H26])" office:value-type="float" office:value="3.45197664253185">
            <text:p>3.4520</text:p>
          </table:table-cell>
          <table:table-cell table:formula="of:=SQRT([.I26])" office:value-type="float" office:value="4.02773830091">
            <text:p>4.0277</text:p>
          </table:table-cell>
          <table:table-cell table:formula="of:=SQRT([.J26])" office:value-type="float" office:value="4.04659889639313">
            <text:p>4.0466</text:p>
          </table:table-cell>
          <table:table-cell table:formula="of:=SQRT([.K26])" office:value-type="float" office:value="4.31079961089924">
            <text:p>4.3108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83605508415451">
            <text:p>8.84E-001</text:p>
          </table:table-cell>
          <table:table-cell office:value-type="float" office:value="3.84984936588748">
            <text:p>3.85E+000</text:p>
          </table:table-cell>
          <table:table-cell office:value-type="float" office:value="4.97178704417708">
            <text:p>4.97E+000</text:p>
          </table:table-cell>
          <table:table-cell office:value-type="float" office:value="7.0085247959909">
            <text:p>7.01E+000</text:p>
          </table:table-cell>
          <table:table-cell office:value-type="float" office:value="11.9617634332461">
            <text:p>1.20E+001</text:p>
          </table:table-cell>
          <table:table-cell office:value-type="float" office:value="12.0012880284537">
            <text:p>1.20E+001</text:p>
          </table:table-cell>
          <table:table-cell office:value-type="float" office:value="16.0348256975683">
            <text:p>1.60E+001</text:p>
          </table:table-cell>
          <table:table-cell office:value-type="float" office:value="16.1806068180592">
            <text:p>1.62E+001</text:p>
          </table:table-cell>
          <table:table-cell office:value-type="float" office:value="18.6650000341646">
            <text:p>1.87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940002930003652">
            <text:p>0.9400</text:p>
          </table:table-cell>
          <table:table-cell table:formula="of:=SQRT([.D27])" office:value-type="float" office:value="1.9621033015332">
            <text:p>1.9621</text:p>
          </table:table-cell>
          <table:table-cell table:formula="of:=SQRT([.E27])" office:value-type="float" office:value="2.22975044437199">
            <text:p>2.2298</text:p>
          </table:table-cell>
          <table:table-cell table:formula="of:=SQRT([.F27])" office:value-type="float" office:value="2.64736185588425">
            <text:p>2.6474</text:p>
          </table:table-cell>
          <table:table-cell table:formula="of:=SQRT([.G27])" office:value-type="float" office:value="3.45857823870533">
            <text:p>3.4586</text:p>
          </table:table-cell>
          <table:table-cell table:formula="of:=SQRT([.H27])" office:value-type="float" office:value="3.46428752104292">
            <text:p>3.4643</text:p>
          </table:table-cell>
          <table:table-cell table:formula="of:=SQRT([.I27])" office:value-type="float" office:value="4.00435084596347">
            <text:p>4.0044</text:p>
          </table:table-cell>
          <table:table-cell table:formula="of:=SQRT([.J27])" office:value-type="float" office:value="4.02251250067159">
            <text:p>4.0225</text:p>
          </table:table-cell>
          <table:table-cell table:formula="of:=SQRT([.K27])" office:value-type="float" office:value="4.32030091939955">
            <text:p>4.3203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969287587321545">
            <text:p>9.69E-001</text:p>
          </table:table-cell>
          <table:table-cell office:value-type="float" office:value="4.16405300783231">
            <text:p>4.16E+000</text:p>
          </table:table-cell>
          <table:table-cell office:value-type="float" office:value="4.78678312344946">
            <text:p>4.79E+000</text:p>
          </table:table-cell>
          <table:table-cell office:value-type="float" office:value="7.48105775293912">
            <text:p>7.48E+000</text:p>
          </table:table-cell>
          <table:table-cell office:value-type="float" office:value="12.0474101009446">
            <text:p>1.20E+001</text:p>
          </table:table-cell>
          <table:table-cell office:value-type="float" office:value="12.0899031597438">
            <text:p>1.21E+001</text:p>
          </table:table-cell>
          <table:table-cell office:value-type="float" office:value="15.8496435973677">
            <text:p>1.58E+001</text:p>
          </table:table-cell>
          <table:table-cell office:value-type="float" office:value="15.9898880627171">
            <text:p>1.60E+001</text:p>
          </table:table-cell>
          <table:table-cell office:value-type="float" office:value="17.9902366385639">
            <text:p>1.80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84524041007402">
            <text:p>0.9845</text:p>
          </table:table-cell>
          <table:table-cell table:formula="of:=SQRT([.D28])" office:value-type="float" office:value="2.04060113883932">
            <text:p>2.0406</text:p>
          </table:table-cell>
          <table:table-cell table:formula="of:=SQRT([.E28])" office:value-type="float" office:value="2.18787182518754">
            <text:p>2.1879</text:p>
          </table:table-cell>
          <table:table-cell table:formula="of:=SQRT([.F28])" office:value-type="float" office:value="2.73515223578855">
            <text:p>2.7352</text:p>
          </table:table-cell>
          <table:table-cell table:formula="of:=SQRT([.G28])" office:value-type="float" office:value="3.47093792813191">
            <text:p>3.4709</text:p>
          </table:table-cell>
          <table:table-cell table:formula="of:=SQRT([.H28])" office:value-type="float" office:value="3.47705380455117">
            <text:p>3.4771</text:p>
          </table:table-cell>
          <table:table-cell table:formula="of:=SQRT([.I28])" office:value-type="float" office:value="3.98116108658864">
            <text:p>3.9812</text:p>
          </table:table-cell>
          <table:table-cell table:formula="of:=SQRT([.J28])" office:value-type="float" office:value="3.99873580806698">
            <text:p>3.9987</text:p>
          </table:table-cell>
          <table:table-cell table:formula="of:=SQRT([.K28])" office:value-type="float" office:value="4.2414899078701">
            <text:p>4.2415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1.05831287801968">
            <text:p>1.06E+000</text:p>
          </table:table-cell>
          <table:table-cell office:value-type="float" office:value="4.49059221141162">
            <text:p>4.49E+000</text:p>
          </table:table-cell>
          <table:table-cell office:value-type="float" office:value="4.60524081450113">
            <text:p>4.61E+000</text:p>
          </table:table-cell>
          <table:table-cell office:value-type="float" office:value="7.97219779401472">
            <text:p>7.97E+000</text:p>
          </table:table-cell>
          <table:table-cell office:value-type="float" office:value="12.1364416436132">
            <text:p>1.21E+001</text:p>
          </table:table-cell>
          <table:table-cell office:value-type="float" office:value="12.1819885447994">
            <text:p>1.22E+001</text:p>
          </table:table-cell>
          <table:table-cell office:value-type="float" office:value="15.6675375467824">
            <text:p>1.57E+001</text:p>
          </table:table-cell>
          <table:table-cell office:value-type="float" office:value="15.802794352539">
            <text:p>1.58E+001</text:p>
          </table:table-cell>
          <table:table-cell office:value-type="float" office:value="17.3280846662067">
            <text:p>1.73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1.02874334895526">
            <text:p>1.0287</text:p>
          </table:table-cell>
          <table:table-cell table:formula="of:=SQRT([.D29])" office:value-type="float" office:value="2.11910174635661">
            <text:p>2.1191</text:p>
          </table:table-cell>
          <table:table-cell table:formula="of:=SQRT([.E29])" office:value-type="float" office:value="2.1459824823379">
            <text:p>2.1460</text:p>
          </table:table-cell>
          <table:table-cell table:formula="of:=SQRT([.F29])" office:value-type="float" office:value="2.82350806515843">
            <text:p>2.8235</text:p>
          </table:table-cell>
          <table:table-cell table:formula="of:=SQRT([.G29])" office:value-type="float" office:value="3.48373960617225">
            <text:p>3.4837</text:p>
          </table:table-cell>
          <table:table-cell table:formula="of:=SQRT([.H29])" office:value-type="float" office:value="3.49027055467043">
            <text:p>3.4903</text:p>
          </table:table-cell>
          <table:table-cell table:formula="of:=SQRT([.I29])" office:value-type="float" office:value="3.95822403948821">
            <text:p>3.9582</text:p>
          </table:table-cell>
          <table:table-cell table:formula="of:=SQRT([.J29])" office:value-type="float" office:value="3.97527286516775">
            <text:p>3.9753</text:p>
          </table:table-cell>
          <table:table-cell table:formula="of:=SQRT([.K29])" office:value-type="float" office:value="4.16270160667405">
            <text:p>4.1627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15066103094325">
            <text:p>1.15E+000</text:p>
          </table:table-cell>
          <table:table-cell office:value-type="float" office:value="4.42721663480666">
            <text:p>4.43E+000</text:p>
          </table:table-cell>
          <table:table-cell office:value-type="float" office:value="4.82946971063007">
            <text:p>4.83E+000</text:p>
          </table:table-cell>
          <table:table-cell office:value-type="float" office:value="8.48190735342757">
            <text:p>8.48E+000</text:p>
          </table:table-cell>
          <table:table-cell office:value-type="float" office:value="12.2288591745332">
            <text:p>1.22E+001</text:p>
          </table:table-cell>
          <table:table-cell office:value-type="float" office:value="12.2775447974783">
            <text:p>1.23E+001</text:p>
          </table:table-cell>
          <table:table-cell office:value-type="float" office:value="15.4887137887199">
            <text:p>1.55E+001</text:p>
          </table:table-cell>
          <table:table-cell office:value-type="float" office:value="15.6193139616119">
            <text:p>1.56E+001</text:p>
          </table:table-cell>
          <table:table-cell office:value-type="float" office:value="16.6785239801716">
            <text:p>1.67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7268869246546">
            <text:p>1.0727</text:p>
          </table:table-cell>
          <table:table-cell table:formula="of:=SQRT([.D30])" office:value-type="float" office:value="2.10409520573729">
            <text:p>2.1041</text:p>
          </table:table-cell>
          <table:table-cell table:formula="of:=SQRT([.E30])" office:value-type="float" office:value="2.19760544926292">
            <text:p>2.1976</text:p>
          </table:table-cell>
          <table:table-cell table:formula="of:=SQRT([.F30])" office:value-type="float" office:value="2.91237143122706">
            <text:p>2.9124</text:p>
          </table:table-cell>
          <table:table-cell table:formula="of:=SQRT([.G30])" office:value-type="float" office:value="3.49697857793456">
            <text:p>3.4970</text:p>
          </table:table-cell>
          <table:table-cell table:formula="of:=SQRT([.H30])" office:value-type="float" office:value="3.50393276155213">
            <text:p>3.5039</text:p>
          </table:table-cell>
          <table:table-cell table:formula="of:=SQRT([.I30])" office:value-type="float" office:value="3.93557032572407">
            <text:p>3.9356</text:p>
          </table:table-cell>
          <table:table-cell table:formula="of:=SQRT([.J30])" office:value-type="float" office:value="3.95212777647838">
            <text:p>3.9521</text:p>
          </table:table-cell>
          <table:table-cell table:formula="of:=SQRT([.K30])" office:value-type="float" office:value="4.0839348648297">
            <text:p>4.0839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24630518265341">
            <text:p>1.25E+000</text:p>
          </table:table-cell>
          <table:table-cell office:value-type="float" office:value="4.25275085483115">
            <text:p>4.25E+000</text:p>
          </table:table-cell>
          <table:table-cell office:value-type="float" office:value="5.18068855170642">
            <text:p>5.18E+000</text:p>
          </table:table-cell>
          <table:table-cell office:value-type="float" office:value="9.010171300657">
            <text:p>9.01E+000</text:p>
          </table:table-cell>
          <table:table-cell office:value-type="float" office:value="12.3246630691278">
            <text:p>1.23E+001</text:p>
          </table:table-cell>
          <table:table-cell office:value-type="float" office:value="12.3765727568193">
            <text:p>1.24E+001</text:p>
          </table:table-cell>
          <table:table-cell office:value-type="float" office:value="15.3132874692296">
            <text:p>1.53E+001</text:p>
          </table:table-cell>
          <table:table-cell office:value-type="float" office:value="15.4394356685884">
            <text:p>1.54E+001</text:p>
          </table:table-cell>
          <table:table-cell office:value-type="float" office:value="16.0415354536335">
            <text:p>1.60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11638039334871">
            <text:p>1.1164</text:p>
          </table:table-cell>
          <table:table-cell table:formula="of:=SQRT([.D31])" office:value-type="float" office:value="2.06221988517984">
            <text:p>2.0622</text:p>
          </table:table-cell>
          <table:table-cell table:formula="of:=SQRT([.E31])" office:value-type="float" office:value="2.27611259644738">
            <text:p>2.2761</text:p>
          </table:table-cell>
          <table:table-cell table:formula="of:=SQRT([.F31])" office:value-type="float" office:value="3.00169473808664">
            <text:p>3.0017</text:p>
          </table:table-cell>
          <table:table-cell table:formula="of:=SQRT([.G31])" office:value-type="float" office:value="3.5106499496714">
            <text:p>3.5106</text:p>
          </table:table-cell>
          <table:table-cell table:formula="of:=SQRT([.H31])" office:value-type="float" office:value="3.51803535468581">
            <text:p>3.5180</text:p>
          </table:table-cell>
          <table:table-cell table:formula="of:=SQRT([.I31])" office:value-type="float" office:value="3.91321957845833">
            <text:p>3.9132</text:p>
          </table:table-cell>
          <table:table-cell table:formula="of:=SQRT([.J31])" office:value-type="float" office:value="3.92930473094012">
            <text:p>3.9293</text:p>
          </table:table-cell>
          <table:table-cell table:formula="of:=SQRT([.K31])" office:value-type="float" office:value="4.00518856655133">
            <text:p>4.0052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34520860030111">
            <text:p>1.35E+000</text:p>
          </table:table-cell>
          <table:table-cell office:value-type="float" office:value="4.08188491156415">
            <text:p>4.08E+000</text:p>
          </table:table-cell>
          <table:table-cell office:value-type="float" office:value="5.54425211497587">
            <text:p>5.54E+000</text:p>
          </table:table-cell>
          <table:table-cell office:value-type="float" office:value="9.55698210578681">
            <text:p>9.56E+000</text:p>
          </table:table-cell>
          <table:table-cell office:value-type="float" office:value="12.4238527753927">
            <text:p>1.24E+001</text:p>
          </table:table-cell>
          <table:table-cell office:value-type="float" office:value="12.4790735189524">
            <text:p>1.25E+001</text:p>
          </table:table-cell>
          <table:table-cell office:value-type="float" office:value="15.1413292453643">
            <text:p>1.51E+001</text:p>
          </table:table-cell>
          <table:table-cell office:value-type="float" office:value="15.2631488609617">
            <text:p>1.53E+001</text:p>
          </table:table-cell>
          <table:table-cell office:value-type="float" office:value="15.4171009403107">
            <text:p>1.54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5983128096336">
            <text:p>1.1598</text:p>
          </table:table-cell>
          <table:table-cell table:formula="of:=SQRT([.D32])" office:value-type="float" office:value="2.02036751893415">
            <text:p>2.0204</text:p>
          </table:table-cell>
          <table:table-cell table:formula="of:=SQRT([.E32])" office:value-type="float" office:value="2.35462356120376">
            <text:p>2.3546</text:p>
          </table:table-cell>
          <table:table-cell table:formula="of:=SQRT([.F32])" office:value-type="float" office:value="3.09143689985528">
            <text:p>3.0914</text:p>
          </table:table-cell>
          <table:table-cell table:formula="of:=SQRT([.G32])" office:value-type="float" office:value="3.52474861165909">
            <text:p>3.5247</text:p>
          </table:table-cell>
          <table:table-cell table:formula="of:=SQRT([.H32])" office:value-type="float" office:value="3.53257321494579">
            <text:p>3.5326</text:p>
          </table:table-cell>
          <table:table-cell table:formula="of:=SQRT([.I32])" office:value-type="float" office:value="3.89118609749833">
            <text:p>3.8912</text:p>
          </table:table-cell>
          <table:table-cell table:formula="of:=SQRT([.J32])" office:value-type="float" office:value="3.90680801434646">
            <text:p>3.9068</text:p>
          </table:table-cell>
          <table:table-cell table:formula="of:=SQRT([.K32])" office:value-type="float" office:value="3.92646163107584">
            <text:p>3.9265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44731915473445">
            <text:p>1.45E+000</text:p>
          </table:table-cell>
          <table:table-cell office:value-type="float" office:value="3.91467187964952">
            <text:p>3.91E+000</text:p>
          </table:table-cell>
          <table:table-cell office:value-type="float" office:value="5.92016413736625">
            <text:p>5.92E+000</text:p>
          </table:table-cell>
          <table:table-cell office:value-type="float" office:value="10.1223331175381">
            <text:p>1.01E+001</text:p>
          </table:table-cell>
          <table:table-cell office:value-type="float" office:value="12.5264268724829">
            <text:p>1.25E+001</text:p>
          </table:table-cell>
          <table:table-cell office:value-type="float" office:value="12.5850484988086">
            <text:p>1.26E+001</text:p>
          </table:table-cell>
          <table:table-cell office:value-type="float" office:value="14.8052032449459">
            <text:p>1.48E+001</text:p>
          </table:table-cell>
          <table:table-cell office:value-type="float" office:value="14.9728881878865">
            <text:p>1.50E+001</text:p>
          </table:table-cell>
          <table:table-cell office:value-type="float" office:value="15.090443613815">
            <text:p>1.51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20304578247648">
            <text:p>1.2030</text:p>
          </table:table-cell>
          <table:table-cell table:formula="of:=SQRT([.D33])" office:value-type="float" office:value="1.97855297620496">
            <text:p>1.9786</text:p>
          </table:table-cell>
          <table:table-cell table:formula="of:=SQRT([.E33])" office:value-type="float" office:value="2.43313874190648">
            <text:p>2.4331</text:p>
          </table:table-cell>
          <table:table-cell table:formula="of:=SQRT([.F33])" office:value-type="float" office:value="3.1815614275915">
            <text:p>3.1816</text:p>
          </table:table-cell>
          <table:table-cell table:formula="of:=SQRT([.G33])" office:value-type="float" office:value="3.5392692568499">
            <text:p>3.5393</text:p>
          </table:table-cell>
          <table:table-cell table:formula="of:=SQRT([.H33])" office:value-type="float" office:value="3.54754119057251">
            <text:p>3.5475</text:p>
          </table:table-cell>
          <table:table-cell table:formula="of:=SQRT([.I33])" office:value-type="float" office:value="3.84775301246662">
            <text:p>3.8478</text:p>
          </table:table-cell>
          <table:table-cell table:formula="of:=SQRT([.J33])" office:value-type="float" office:value="3.86948164330657">
            <text:p>3.8695</text:p>
          </table:table-cell>
          <table:table-cell table:formula="of:=SQRT([.K33])" office:value-type="float" office:value="3.88464201874703">
            <text:p>3.8846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55255978910514">
            <text:p>1.55E+000</text:p>
          </table:table-cell>
          <table:table-cell office:value-type="float" office:value="3.75118805179843">
            <text:p>3.75E+000</text:p>
          </table:table-cell>
          <table:table-cell office:value-type="float" office:value="6.30842873541669">
            <text:p>6.31E+000</text:p>
          </table:table-cell>
          <table:table-cell office:value-type="float" office:value="10.706211965309">
            <text:p>1.07E+001</text:p>
          </table:table-cell>
          <table:table-cell office:value-type="float" office:value="12.6323843778965">
            <text:p>1.26E+001</text:p>
          </table:table-cell>
          <table:table-cell office:value-type="float" office:value="12.6944995876173">
            <text:p>1.27E+001</text:p>
          </table:table-cell>
          <table:table-cell office:value-type="float" office:value="14.2058260938482">
            <text:p>1.42E+001</text:p>
          </table:table-cell>
          <table:table-cell office:value-type="float" office:value="14.8080055967265">
            <text:p>1.48E+001</text:p>
          </table:table-cell>
          <table:table-cell office:value-type="float" office:value="14.921310796415">
            <text:p>1.49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24601757174814">
            <text:p>1.2460</text:p>
          </table:table-cell>
          <table:table-cell table:formula="of:=SQRT([.D34])" office:value-type="float" office:value="1.93679840246692">
            <text:p>1.9368</text:p>
          </table:table-cell>
          <table:table-cell table:formula="of:=SQRT([.E34])" office:value-type="float" office:value="2.51165856266665">
            <text:p>2.5117</text:p>
          </table:table-cell>
          <table:table-cell table:formula="of:=SQRT([.F34])" office:value-type="float" office:value="3.27203483558916">
            <text:p>3.2720</text:p>
          </table:table-cell>
          <table:table-cell table:formula="of:=SQRT([.G34])" office:value-type="float" office:value="3.55420657501734">
            <text:p>3.5542</text:p>
          </table:table-cell>
          <table:table-cell table:formula="of:=SQRT([.H34])" office:value-type="float" office:value="3.56293412619674">
            <text:p>3.5629</text:p>
          </table:table-cell>
          <table:table-cell table:formula="of:=SQRT([.I34])" office:value-type="float" office:value="3.76906169939525">
            <text:p>3.7691</text:p>
          </table:table-cell>
          <table:table-cell table:formula="of:=SQRT([.J34])" office:value-type="float" office:value="3.84811714955854">
            <text:p>3.8481</text:p>
          </table:table-cell>
          <table:table-cell table:formula="of:=SQRT([.K34])" office:value-type="float" office:value="3.86281125560323">
            <text:p>3.8628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66081115337927">
            <text:p>1.66E+000</text:p>
          </table:table-cell>
          <table:table-cell office:value-type="float" office:value="3.59155125794135">
            <text:p>3.59E+000</text:p>
          </table:table-cell>
          <table:table-cell office:value-type="float" office:value="6.70905042882872">
            <text:p>6.71E+000</text:p>
          </table:table-cell>
          <table:table-cell office:value-type="float" office:value="11.3085855994872">
            <text:p>1.13E+001</text:p>
          </table:table-cell>
          <table:table-cell office:value-type="float" office:value="12.7417320404698">
            <text:p>1.27E+001</text:p>
          </table:table-cell>
          <table:table-cell office:value-type="float" office:value="12.8074296742899">
            <text:p>1.28E+001</text:p>
          </table:table-cell>
          <table:table-cell office:value-type="float" office:value="13.6189541055166">
            <text:p>1.36E+001</text:p>
          </table:table-cell>
          <table:table-cell office:value-type="float" office:value="14.6467268598932">
            <text:p>1.46E+001</text:p>
          </table:table-cell>
          <table:table-cell office:value-type="float" office:value="14.7557422833641">
            <text:p>1.48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8872462278769">
            <text:p>1.2887</text:p>
          </table:table-cell>
          <table:table-cell table:formula="of:=SQRT([.D35])" office:value-type="float" office:value="1.89513884925125">
            <text:p>1.8951</text:p>
          </table:table-cell>
          <table:table-cell table:formula="of:=SQRT([.E35])" office:value-type="float" office:value="2.59018347397027">
            <text:p>2.5902</text:p>
          </table:table-cell>
          <table:table-cell table:formula="of:=SQRT([.F35])" office:value-type="float" office:value="3.3628240512235">
            <text:p>3.3628</text:p>
          </table:table-cell>
          <table:table-cell table:formula="of:=SQRT([.G35])" office:value-type="float" office:value="3.56955628061385">
            <text:p>3.5696</text:p>
          </table:table-cell>
          <table:table-cell table:formula="of:=SQRT([.H35])" office:value-type="float" office:value="3.57874694191834">
            <text:p>3.5787</text:p>
          </table:table-cell>
          <table:table-cell table:formula="of:=SQRT([.I35])" office:value-type="float" office:value="3.69038671490083">
            <text:p>3.6904</text:p>
          </table:table-cell>
          <table:table-cell table:formula="of:=SQRT([.J35])" office:value-type="float" office:value="3.82710423948619">
            <text:p>3.8271</text:p>
          </table:table-cell>
          <table:table-cell table:formula="of:=SQRT([.K35])" office:value-type="float" office:value="3.84132038280642">
            <text:p>3.8413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77187778169769">
            <text:p>1.77E+000</text:p>
          </table:table-cell>
          <table:table-cell office:value-type="float" office:value="3.43595517160271">
            <text:p>3.44E+000</text:p>
          </table:table-cell>
          <table:table-cell office:value-type="float" office:value="7.12203416452296">
            <text:p>7.12E+000</text:p>
          </table:table-cell>
          <table:table-cell office:value-type="float" office:value="11.929340562764">
            <text:p>1.19E+001</text:p>
          </table:table-cell>
          <table:table-cell office:value-type="float" office:value="12.8545272166616">
            <text:p>1.29E+001</text:p>
          </table:table-cell>
          <table:table-cell office:value-type="float" office:value="12.9238450152058">
            <text:p>1.29E+001</text:p>
          </table:table-cell>
          <table:table-cell office:value-type="float" office:value="13.0445727613693">
            <text:p>1.30E+001</text:p>
          </table:table-cell>
          <table:table-cell office:value-type="float" office:value="14.4891182550936">
            <text:p>1.45E+001</text:p>
          </table:table-cell>
          <table:table-cell office:value-type="float" office:value="14.5937314766123">
            <text:p>1.46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33111899606973">
            <text:p>1.3311</text:p>
          </table:table-cell>
          <table:table-cell table:formula="of:=SQRT([.D36])" office:value-type="float" office:value="1.85363296571967">
            <text:p>1.8536</text:p>
          </table:table-cell>
          <table:table-cell table:formula="of:=SQRT([.E36])" office:value-type="float" office:value="2.66871395329716">
            <text:p>2.6687</text:p>
          </table:table-cell>
          <table:table-cell table:formula="of:=SQRT([.F36])" office:value-type="float" office:value="3.45388774611509">
            <text:p>3.4539</text:p>
          </table:table-cell>
          <table:table-cell table:formula="of:=SQRT([.G36])" office:value-type="float" office:value="3.58532107581198">
            <text:p>3.5853</text:p>
          </table:table-cell>
          <table:table-cell table:formula="of:=SQRT([.H36])" office:value-type="float" office:value="3.59497496725718">
            <text:p>3.5950</text:p>
          </table:table-cell>
          <table:table-cell table:formula="of:=SQRT([.I36])" office:value-type="float" office:value="3.61172711612731">
            <text:p>3.6117</text:p>
          </table:table-cell>
          <table:table-cell table:formula="of:=SQRT([.J36])" office:value-type="float" office:value="3.80645744165012">
            <text:p>3.8065</text:p>
          </table:table-cell>
          <table:table-cell table:formula="of:=SQRT([.K36])" office:value-type="float" office:value="3.82017427306822">
            <text:p>3.8202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88541652816166">
            <text:p>1.89E+000</text:p>
          </table:table-cell>
          <table:table-cell office:value-type="float" office:value="3.28474113601487">
            <text:p>3.28E+000</text:p>
          </table:table-cell>
          <table:table-cell office:value-type="float" office:value="7.5473853411759">
            <text:p>7.55E+000</text:p>
          </table:table-cell>
          <table:table-cell office:value-type="float" office:value="12.4826683766012">
            <text:p>1.25E+001</text:p>
          </table:table-cell>
          <table:table-cell office:value-type="float" office:value="12.5677813044898">
            <text:p>1.26E+001</text:p>
          </table:table-cell>
          <table:table-cell office:value-type="float" office:value="12.9713206350258">
            <text:p>1.30E+001</text:p>
          </table:table-cell>
          <table:table-cell office:value-type="float" office:value="13.0437750004228">
            <text:p>1.30E+001</text:p>
          </table:table-cell>
          <table:table-cell office:value-type="float" office:value="14.3353060769986">
            <text:p>1.43E+001</text:p>
          </table:table-cell>
          <table:table-cell office:value-type="float" office:value="14.4352749531829">
            <text:p>1.44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7310470400537">
            <text:p>1.3731</text:p>
          </table:table-cell>
          <table:table-cell table:formula="of:=SQRT([.D37])" office:value-type="float" office:value="1.81238548217946">
            <text:p>1.8124</text:p>
          </table:table-cell>
          <table:table-cell table:formula="of:=SQRT([.E37])" office:value-type="float" office:value="2.74725050571947">
            <text:p>2.7473</text:p>
          </table:table-cell>
          <table:table-cell table:formula="of:=SQRT([.F37])" office:value-type="float" office:value="3.5330819940388">
            <text:p>3.5331</text:p>
          </table:table-cell>
          <table:table-cell table:formula="of:=SQRT([.G37])" office:value-type="float" office:value="3.54510667039651">
            <text:p>3.5451</text:p>
          </table:table-cell>
          <table:table-cell table:formula="of:=SQRT([.H37])" office:value-type="float" office:value="3.60157196721456">
            <text:p>3.6016</text:p>
          </table:table-cell>
          <table:table-cell table:formula="of:=SQRT([.I37])" office:value-type="float" office:value="3.61161667407033">
            <text:p>3.6116</text:p>
          </table:table-cell>
          <table:table-cell table:formula="of:=SQRT([.J37])" office:value-type="float" office:value="3.78619942382841">
            <text:p>3.7862</text:p>
          </table:table-cell>
          <table:table-cell table:formula="of:=SQRT([.K37])" office:value-type="float" office:value="3.79937823244579">
            <text:p>3.7994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2.0007683640005">
            <text:p>2.00E+000</text:p>
          </table:table-cell>
          <table:table-cell office:value-type="float" office:value="3.13856651599375">
            <text:p>3.14E+000</text:p>
          </table:table-cell>
          <table:table-cell office:value-type="float" office:value="7.98510983422473">
            <text:p>7.99E+000</text:p>
          </table:table-cell>
          <table:table-cell office:value-type="float" office:value="11.9332280711902">
            <text:p>1.19E+001</text:p>
          </table:table-cell>
          <table:table-cell office:value-type="float" office:value="13.0828090226463">
            <text:p>1.31E+001</text:p>
          </table:table-cell>
          <table:table-cell office:value-type="float" office:value="13.1663684372606">
            <text:p>1.32E+001</text:p>
          </table:table-cell>
          <table:table-cell office:value-type="float" office:value="13.2337126429823">
            <text:p>1.32E+001</text:p>
          </table:table-cell>
          <table:table-cell office:value-type="float" office:value="14.1856378909606">
            <text:p>1.42E+001</text:p>
          </table:table-cell>
          <table:table-cell office:value-type="float" office:value="14.2803806269691">
            <text:p>1.43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41448519398419">
            <text:p>1.4145</text:p>
          </table:table-cell>
          <table:table-cell table:formula="of:=SQRT([.D38])" office:value-type="float" office:value="1.77159998758008">
            <text:p>1.7716</text:p>
          </table:table-cell>
          <table:table-cell table:formula="of:=SQRT([.E38])" office:value-type="float" office:value="2.82579366448167">
            <text:p>2.8258</text:p>
          </table:table-cell>
          <table:table-cell table:formula="of:=SQRT([.F38])" office:value-type="float" office:value="3.45445047311294">
            <text:p>3.4545</text:p>
          </table:table-cell>
          <table:table-cell table:formula="of:=SQRT([.G38])" office:value-type="float" office:value="3.61701659142535">
            <text:p>3.6170</text:p>
          </table:table-cell>
          <table:table-cell table:formula="of:=SQRT([.H38])" office:value-type="float" office:value="3.62854908155595">
            <text:p>3.6285</text:p>
          </table:table-cell>
          <table:table-cell table:formula="of:=SQRT([.I38])" office:value-type="float" office:value="3.63781701614888">
            <text:p>3.6378</text:p>
          </table:table-cell>
          <table:table-cell table:formula="of:=SQRT([.J38])" office:value-type="float" office:value="3.76638260018291">
            <text:p>3.7664</text:p>
          </table:table-cell>
          <table:table-cell table:formula="of:=SQRT([.K38])" office:value-type="float" office:value="3.77893908749124">
            <text:p>3.7789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2.11650540704974">
            <text:p>2.12E+000</text:p>
          </table:table-cell>
          <table:table-cell office:value-type="float" office:value="2.99885775644881">
            <text:p>3.00E+000</text:p>
          </table:table-cell>
          <table:table-cell office:value-type="float" office:value="8.43521402130853">
            <text:p>8.44E+000</text:p>
          </table:table-cell>
          <table:table-cell office:value-type="float" office:value="11.3962397410796">
            <text:p>1.14E+001</text:p>
          </table:table-cell>
          <table:table-cell office:value-type="float" office:value="13.2084630948556">
            <text:p>1.32E+001</text:p>
          </table:table-cell>
          <table:table-cell office:value-type="float" office:value="13.2937738940776">
            <text:p>1.33E+001</text:p>
          </table:table-cell>
          <table:table-cell office:value-type="float" office:value="13.9004759908378">
            <text:p>1.39E+001</text:p>
          </table:table-cell>
          <table:table-cell office:value-type="float" office:value="14.0449607948293">
            <text:p>1.40E+001</text:p>
          </table:table-cell>
          <table:table-cell office:value-type="float" office:value="14.1292449425727">
            <text:p>1.41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45482143476433">
            <text:p>1.4548</text:p>
          </table:table-cell>
          <table:table-cell table:formula="of:=SQRT([.D39])" office:value-type="float" office:value="1.73172103886533">
            <text:p>1.7317</text:p>
          </table:table-cell>
          <table:table-cell table:formula="of:=SQRT([.E39])" office:value-type="float" office:value="2.90434399155963">
            <text:p>2.9043</text:p>
          </table:table-cell>
          <table:table-cell table:formula="of:=SQRT([.F39])" office:value-type="float" office:value="3.37583171101279">
            <text:p>3.3758</text:p>
          </table:table-cell>
          <table:table-cell table:formula="of:=SQRT([.G39])" office:value-type="float" office:value="3.63434493338973">
            <text:p>3.6343</text:p>
          </table:table-cell>
          <table:table-cell table:formula="of:=SQRT([.H39])" office:value-type="float" office:value="3.64606279349075">
            <text:p>3.6461</text:p>
          </table:table-cell>
          <table:table-cell table:formula="of:=SQRT([.I39])" office:value-type="float" office:value="3.72833421125814">
            <text:p>3.7283</text:p>
          </table:table-cell>
          <table:table-cell table:formula="of:=SQRT([.J39])" office:value-type="float" office:value="3.74766070967334">
            <text:p>3.7477</text:p>
          </table:table-cell>
          <table:table-cell table:formula="of:=SQRT([.K39])" office:value-type="float" office:value="3.75888879092914">
            <text:p>3.7589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2289778383578">
            <text:p>2.23E+000</text:p>
          </table:table-cell>
          <table:table-cell office:value-type="float" office:value="2.86926351897096">
            <text:p>2.87E+000</text:p>
          </table:table-cell>
          <table:table-cell office:value-type="float" office:value="8.89770480812828">
            <text:p>8.90E+000</text:p>
          </table:table-cell>
          <table:table-cell office:value-type="float" office:value="10.8716920295527">
            <text:p>1.09E+001</text:p>
          </table:table-cell>
          <table:table-cell office:value-type="float" office:value="13.3319403819697">
            <text:p>1.33E+001</text:p>
          </table:table-cell>
          <table:table-cell office:value-type="float" office:value="13.4240786936062">
            <text:p>1.34E+001</text:p>
          </table:table-cell>
          <table:table-cell office:value-type="float" office:value="13.8973688313798">
            <text:p>1.39E+001</text:p>
          </table:table-cell>
          <table:table-cell office:value-type="float" office:value="13.9810397265182">
            <text:p>1.40E+001</text:p>
          </table:table-cell>
          <table:table-cell office:value-type="float" office:value="14.6030621014584">
            <text:p>1.46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929761680475">
            <text:p>1.4930</text:p>
          </table:table-cell>
          <table:table-cell table:formula="of:=SQRT([.D40])" office:value-type="float" office:value="1.6938900551603">
            <text:p>1.6939</text:p>
          </table:table-cell>
          <table:table-cell table:formula="of:=SQRT([.E40])" office:value-type="float" office:value="2.98290207819973">
            <text:p>2.9829</text:p>
          </table:table-cell>
          <table:table-cell table:formula="of:=SQRT([.F40])" office:value-type="float" office:value="3.2972248982368">
            <text:p>3.2972</text:p>
          </table:table-cell>
          <table:table-cell table:formula="of:=SQRT([.G40])" office:value-type="float" office:value="3.65129297399835">
            <text:p>3.6513</text:p>
          </table:table-cell>
          <table:table-cell table:formula="of:=SQRT([.H40])" office:value-type="float" office:value="3.66388846631638">
            <text:p>3.6639</text:p>
          </table:table-cell>
          <table:table-cell table:formula="of:=SQRT([.I40])" office:value-type="float" office:value="3.72791749256602">
            <text:p>3.7279</text:p>
          </table:table-cell>
          <table:table-cell table:formula="of:=SQRT([.J40])" office:value-type="float" office:value="3.73912285523199">
            <text:p>3.7391</text:p>
          </table:table-cell>
          <table:table-cell table:formula="of:=SQRT([.K40])" office:value-type="float" office:value="3.82139530819024">
            <text:p>3.8214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32671397915326">
            <text:p>2.33E+000</text:p>
          </table:table-cell>
          <table:table-cell office:value-type="float" office:value="2.76125463719822">
            <text:p>2.76E+000</text:p>
          </table:table-cell>
          <table:table-cell office:value-type="float" office:value="9.37258965470612">
            <text:p>9.37E+000</text:p>
          </table:table-cell>
          <table:table-cell office:value-type="float" office:value="10.3595742988261">
            <text:p>1.04E+001</text:p>
          </table:table-cell>
          <table:table-cell office:value-type="float" office:value="13.4518698231869">
            <text:p>1.35E+001</text:p>
          </table:table-cell>
          <table:table-cell office:value-type="float" office:value="13.5576721442348">
            <text:p>1.36E+001</text:p>
          </table:table-cell>
          <table:table-cell office:value-type="float" office:value="13.7677546793717">
            <text:p>1.38E+001</text:p>
          </table:table-cell>
          <table:table-cell office:value-type="float" office:value="13.8369928198531">
            <text:p>1.38E+001</text:p>
          </table:table-cell>
          <table:table-cell office:value-type="float" office:value="15.3163263795043">
            <text:p>1.53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52535700055864">
            <text:p>1.5254</text:p>
          </table:table-cell>
          <table:table-cell table:formula="of:=SQRT([.D41])" office:value-type="float" office:value="1.66170233110453">
            <text:p>1.6617</text:p>
          </table:table-cell>
          <table:table-cell table:formula="of:=SQRT([.E41])" office:value-type="float" office:value="3.06146854543798">
            <text:p>3.0615</text:p>
          </table:table-cell>
          <table:table-cell table:formula="of:=SQRT([.F41])" office:value-type="float" office:value="3.21862925774717">
            <text:p>3.2186</text:p>
          </table:table-cell>
          <table:table-cell table:formula="of:=SQRT([.G41])" office:value-type="float" office:value="3.66767907854366">
            <text:p>3.6677</text:p>
          </table:table-cell>
          <table:table-cell table:formula="of:=SQRT([.H41])" office:value-type="float" office:value="3.68207443491231">
            <text:p>3.6821</text:p>
          </table:table-cell>
          <table:table-cell table:formula="of:=SQRT([.I41])" office:value-type="float" office:value="3.71049251169864">
            <text:p>3.7105</text:p>
          </table:table-cell>
          <table:table-cell table:formula="of:=SQRT([.J41])" office:value-type="float" office:value="3.71981085807506">
            <text:p>3.7198</text:p>
          </table:table-cell>
          <table:table-cell table:formula="of:=SQRT([.K41])" office:value-type="float" office:value="3.9136078469239">
            <text:p>3.9136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37263031526985">
            <text:p>2.37E+000</text:p>
          </table:table-cell>
          <table:table-cell office:value-type="float" office:value="2.71191411152585">
            <text:p>2.71E+000</text:p>
          </table:table-cell>
          <table:table-cell office:value-type="float" office:value="9.85987660188595">
            <text:p>9.86E+000</text:p>
          </table:table-cell>
          <table:table-cell office:value-type="float" office:value="9.85987660201428">
            <text:p>9.86E+000</text:p>
          </table:table-cell>
          <table:table-cell office:value-type="float" office:value="13.5269790590765">
            <text:p>1.35E+001</text:p>
          </table:table-cell>
          <table:table-cell office:value-type="float" office:value="13.6832303185608">
            <text:p>1.37E+001</text:p>
          </table:table-cell>
          <table:table-cell office:value-type="float" office:value="13.6892403709473">
            <text:p>1.37E+001</text:p>
          </table:table-cell>
          <table:table-cell office:value-type="float" office:value="13.7080079191703">
            <text:p>1.37E+001</text:p>
          </table:table-cell>
          <table:table-cell office:value-type="float" office:value="16.0454626578264">
            <text:p>1.60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54033448162074">
            <text:p>1.5403</text:p>
          </table:table-cell>
          <table:table-cell table:formula="of:=SQRT([.D42])" office:value-type="float" office:value="1.64678903066721">
            <text:p>1.6468</text:p>
          </table:table-cell>
          <table:table-cell table:formula="of:=SQRT([.E42])" office:value-type="float" office:value="3.14004404457739">
            <text:p>3.1400</text:p>
          </table:table-cell>
          <table:table-cell table:formula="of:=SQRT([.F42])" office:value-type="float" office:value="3.14004404459783">
            <text:p>3.1400</text:p>
          </table:table-cell>
          <table:table-cell table:formula="of:=SQRT([.G42])" office:value-type="float" office:value="3.67790416665205">
            <text:p>3.6779</text:p>
          </table:table-cell>
          <table:table-cell table:formula="of:=SQRT([.H42])" office:value-type="float" office:value="3.69908506506147">
            <text:p>3.6991</text:p>
          </table:table-cell>
          <table:table-cell table:formula="of:=SQRT([.I42])" office:value-type="float" office:value="3.69989734600127">
            <text:p>3.6999</text:p>
          </table:table-cell>
          <table:table-cell table:formula="of:=SQRT([.J42])" office:value-type="float" office:value="3.70243270285501">
            <text:p>3.7024</text:p>
          </table:table-cell>
          <table:table-cell table:formula="of:=SQRT([.K42])" office:value-type="float" office:value="4.00567880113051">
            <text:p>4.0057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2">
            <text:p>2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1">
            <text:p>1.00E-00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5" table:style-name="ta1">
        <table:shapes>
          <draw:frame draw:z-index="0" draw:style-name="gr1" svg:width="6.8323in" svg:height="7.3386in" svg:x="2.6665in" svg:y="7.2374in">
            <draw:object draw:notify-on-update-of-ranges="4x4_5.M2:4x4_5.M42 4x4_5.W1:4x4_5.W1 4x4_5.W2:4x4_5.W42 4x4_5.M2:4x4_5.M42 4x4_5.X1:4x4_5.X1 4x4_5.X2:4x4_5.X42 4x4_5.M2:4x4_5.M42 4x4_5.N1:4x4_5.N1 4x4_5.N2:4x4_5.N42 4x4_5.M2:4x4_5.M42 4x4_5.O1:4x4_5.O1 4x4_5.O2:4x4_5.O42 4x4_5.M2:4x4_5.M42 4x4_5.P1:4x4_5.P1 4x4_5.P2:4x4_5.P42 4x4_5.M2:4x4_5.M42 4x4_5.Q1:4x4_5.Q1 4x4_5.Q2:4x4_5.Q42 4x4_5.M2:4x4_5.M42 4x4_5.R1:4x4_5.R1 4x4_5.R2:4x4_5.R42 4x4_5.M2:4x4_5.M42 4x4_5.S1:4x4_5.S1 4x4_5.S2:4x4_5.S42 4x4_5.M2:4x4_5.M42 4x4_5.T1:4x4_5.T1 4x4_5.T2:4x4_5.T42 4x4_5.M2:4x4_5.M42 4x4_5.U1:4x4_5.U1 4x4_5.U2:4x4_5.U42 4x4_5.M2:4x4_5.M42 4x4_5.V1:4x4_5.V1 4x4_5.V2:4x4_5.V4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4315872298063">
            <text:p>-1.43E-001</text:p>
          </table:table-cell>
          <table:table-cell office:value-type="float" office:value="0.0000000000000843451782297806">
            <text:p>8.43E-014</text:p>
          </table:table-cell>
          <table:table-cell office:value-type="float" office:value="12.0100724524734">
            <text:p>1.20E+001</text:p>
          </table:table-cell>
          <table:table-cell office:value-type="float" office:value="17.3680738565572">
            <text:p>1.74E+001</text:p>
          </table:table-cell>
          <table:table-cell office:value-type="float" office:value="17.6942243024608">
            <text:p>1.77E+001</text:p>
          </table:table-cell>
          <table:table-cell office:value-type="float" office:value="17.6944311942187">
            <text:p>1.77E+001</text:p>
          </table:table-cell>
          <table:table-cell office:value-type="float" office:value="17.7637903941467">
            <text:p>1.78E+001</text:p>
          </table:table-cell>
          <table:table-cell office:value-type="float" office:value="37.1282677208976">
            <text:p>3.71E+001</text:p>
          </table:table-cell>
          <table:table-cell office:value-type="float" office:value="37.5614813080825">
            <text:p>3.76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.000000290422413442524">
            <text:p>0.0000</text:p>
          </table:table-cell>
          <table:table-cell table:formula="of:=SQRT([.E2])" office:value-type="float" office:value="3.46555514347606">
            <text:p>3.4656</text:p>
          </table:table-cell>
          <table:table-cell table:formula="of:=SQRT([.F2])" office:value-type="float" office:value="4.16750211236386">
            <text:p>4.1675</text:p>
          </table:table-cell>
          <table:table-cell table:formula="of:=SQRT([.G2])" office:value-type="float" office:value="4.20645032093104">
            <text:p>4.2065</text:p>
          </table:table-cell>
          <table:table-cell table:formula="of:=SQRT([.H2])" office:value-type="float" office:value="4.20647491306185">
            <text:p>4.2065</text:p>
          </table:table-cell>
          <table:table-cell table:formula="of:=SQRT([.I2])" office:value-type="float" office:value="4.21471118751294">
            <text:p>4.2147</text:p>
          </table:table-cell>
          <table:table-cell table:formula="of:=SQRT([.J2])" office:value-type="float" office:value="6.09329695000151">
            <text:p>6.0933</text:p>
          </table:table-cell>
          <table:table-cell table:formula="of:=SQRT([.K2])" office:value-type="float" office:value="6.12874222888208">
            <text:p>6.1287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41600297210115">
            <text:p>-1.42E-001</text:p>
          </table:table-cell>
          <table:table-cell office:value-type="float" office:value="0.00615926846615579">
            <text:p>6.16E-003</text:p>
          </table:table-cell>
          <table:table-cell office:value-type="float" office:value="12.0208495381482">
            <text:p>1.20E+001</text:p>
          </table:table-cell>
          <table:table-cell office:value-type="float" office:value="17.0400836865272">
            <text:p>1.70E+001</text:p>
          </table:table-cell>
          <table:table-cell office:value-type="float" office:value="17.6971046719261">
            <text:p>1.77E+001</text:p>
          </table:table-cell>
          <table:table-cell office:value-type="float" office:value="17.6974312445143">
            <text:p>1.77E+001</text:p>
          </table:table-cell>
          <table:table-cell office:value-type="float" office:value="18.0990708603437">
            <text:p>1.81E+001</text:p>
          </table:table-cell>
          <table:table-cell office:value-type="float" office:value="36.8154086056022">
            <text:p>3.68E+001</text:p>
          </table:table-cell>
          <table:table-cell office:value-type="float" office:value="37.0791701475915">
            <text:p>3.71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70409127">
            <text:p>0.0785</text:p>
          </table:table-cell>
          <table:table-cell table:formula="of:=SQRT([.E3])" office:value-type="float" office:value="3.46710968072084">
            <text:p>3.4671</text:p>
          </table:table-cell>
          <table:table-cell table:formula="of:=SQRT([.F3])" office:value-type="float" office:value="4.12796362466134">
            <text:p>4.1280</text:p>
          </table:table-cell>
          <table:table-cell table:formula="of:=SQRT([.G3])" office:value-type="float" office:value="4.20679268230871">
            <text:p>4.2068</text:p>
          </table:table-cell>
          <table:table-cell table:formula="of:=SQRT([.H3])" office:value-type="float" office:value="4.20683149704315">
            <text:p>4.2068</text:p>
          </table:table-cell>
          <table:table-cell table:formula="of:=SQRT([.I3])" office:value-type="float" office:value="4.25430027858209">
            <text:p>4.2543</text:p>
          </table:table-cell>
          <table:table-cell table:formula="of:=SQRT([.J3])" office:value-type="float" office:value="6.06757023903326">
            <text:p>6.0676</text:p>
          </table:table-cell>
          <table:table-cell table:formula="of:=SQRT([.K3])" office:value-type="float" office:value="6.0892667988512">
            <text:p>6.0893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36913480798057">
            <text:p>-1.37E-001</text:p>
          </table:table-cell>
          <table:table-cell office:value-type="float" office:value="0.0246370739423014">
            <text:p>2.46E-002</text:p>
          </table:table-cell>
          <table:table-cell office:value-type="float" office:value="12.0531682868939">
            <text:p>1.21E+001</text:p>
          </table:table-cell>
          <table:table-cell office:value-type="float" office:value="16.5783493389871">
            <text:p>1.66E+001</text:p>
          </table:table-cell>
          <table:table-cell office:value-type="float" office:value="17.7059902953185">
            <text:p>1.77E+001</text:p>
          </table:table-cell>
          <table:table-cell office:value-type="float" office:value="17.7065177675258">
            <text:p>1.77E+001</text:p>
          </table:table-cell>
          <table:table-cell office:value-type="float" office:value="18.5823472806872">
            <text:p>1.86E+001</text:p>
          </table:table-cell>
          <table:table-cell office:value-type="float" office:value="36.3462012958976">
            <text:p>3.63E+001</text:p>
          </table:table-cell>
          <table:table-cell office:value-type="float" office:value="36.576722699696">
            <text:p>3.66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29268">
            <text:p>0.1570</text:p>
          </table:table-cell>
          <table:table-cell table:formula="of:=SQRT([.E4])" office:value-type="float" office:value="3.47176731462434">
            <text:p>3.4718</text:p>
          </table:table-cell>
          <table:table-cell table:formula="of:=SQRT([.F4])" office:value-type="float" office:value="4.07165191770946">
            <text:p>4.0717</text:p>
          </table:table-cell>
          <table:table-cell table:formula="of:=SQRT([.G4])" office:value-type="float" office:value="4.20784865404146">
            <text:p>4.2078</text:p>
          </table:table-cell>
          <table:table-cell table:formula="of:=SQRT([.H4])" office:value-type="float" office:value="4.2079113307585">
            <text:p>4.2079</text:p>
          </table:table-cell>
          <table:table-cell table:formula="of:=SQRT([.I4])" office:value-type="float" office:value="4.31072468161528">
            <text:p>4.3107</text:p>
          </table:table-cell>
          <table:table-cell table:formula="of:=SQRT([.J4])" office:value-type="float" office:value="6.02878107878347">
            <text:p>6.0288</text:p>
          </table:table-cell>
          <table:table-cell table:formula="of:=SQRT([.K4])" office:value-type="float" office:value="6.0478692693953">
            <text:p>6.0479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29063917297361">
            <text:p>-1.29E-001</text:p>
          </table:table-cell>
          <table:table-cell office:value-type="float" office:value="0.0554334171132079">
            <text:p>5.54E-002</text:p>
          </table:table-cell>
          <table:table-cell office:value-type="float" office:value="12.1069911119887">
            <text:p>1.21E+001</text:p>
          </table:table-cell>
          <table:table-cell office:value-type="float" office:value="16.1116310297102">
            <text:p>1.61E+001</text:p>
          </table:table-cell>
          <table:table-cell office:value-type="float" office:value="17.7208125002017">
            <text:p>1.77E+001</text:p>
          </table:table-cell>
          <table:table-cell office:value-type="float" office:value="17.721661621977">
            <text:p>1.77E+001</text:p>
          </table:table-cell>
          <table:table-cell office:value-type="float" office:value="19.0849637686648">
            <text:p>1.91E+001</text:p>
          </table:table-cell>
          <table:table-cell office:value-type="float" office:value="35.8656542662253">
            <text:p>3.59E+001</text:p>
          </table:table-cell>
          <table:table-cell office:value-type="float" office:value="36.0813021101193">
            <text:p>3.61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3071842">
            <text:p>0.2354</text:p>
          </table:table-cell>
          <table:table-cell table:formula="of:=SQRT([.E5])" office:value-type="float" office:value="3.47951018276836">
            <text:p>3.4795</text:p>
          </table:table-cell>
          <table:table-cell table:formula="of:=SQRT([.F5])" office:value-type="float" office:value="4.01392962440925">
            <text:p>4.0139</text:p>
          </table:table-cell>
          <table:table-cell table:formula="of:=SQRT([.G5])" office:value-type="float" office:value="4.20960954248748">
            <text:p>4.2096</text:p>
          </table:table-cell>
          <table:table-cell table:formula="of:=SQRT([.H5])" office:value-type="float" office:value="4.20971039644974">
            <text:p>4.2097</text:p>
          </table:table-cell>
          <table:table-cell table:formula="of:=SQRT([.I5])" office:value-type="float" office:value="4.3686340850047">
            <text:p>4.3686</text:p>
          </table:table-cell>
          <table:table-cell table:formula="of:=SQRT([.J5])" office:value-type="float" office:value="5.98879405775698">
            <text:p>5.9888</text:p>
          </table:table-cell>
          <table:table-cell table:formula="of:=SQRT([.K5])" office:value-type="float" office:value="6.006771354906">
            <text:p>6.0068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17995203094738">
            <text:p>-1.18E-001</text:p>
          </table:table-cell>
          <table:table-cell office:value-type="float" office:value="0.0985483006490569">
            <text:p>9.85E-002</text:p>
          </table:table-cell>
          <table:table-cell office:value-type="float" office:value="12.182254928757">
            <text:p>1.22E+001</text:p>
          </table:table-cell>
          <table:table-cell office:value-type="float" office:value="15.6488311019675">
            <text:p>1.56E+001</text:p>
          </table:table-cell>
          <table:table-cell office:value-type="float" office:value="17.7415679502824">
            <text:p>1.77E+001</text:p>
          </table:table-cell>
          <table:table-cell office:value-type="float" office:value="17.7428625659962">
            <text:p>1.77E+001</text:p>
          </table:table-cell>
          <table:table-cell office:value-type="float" office:value="19.5980336409954">
            <text:p>1.96E+001</text:p>
          </table:table-cell>
          <table:table-cell office:value-type="float" office:value="35.386907672858">
            <text:p>3.54E+001</text:p>
          </table:table-cell>
          <table:table-cell office:value-type="float" office:value="35.5930927490105">
            <text:p>3.56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430881">
            <text:p>0.3139</text:p>
          </table:table-cell>
          <table:table-cell table:formula="of:=SQRT([.E6])" office:value-type="float" office:value="3.49030871539423">
            <text:p>3.4903</text:p>
          </table:table-cell>
          <table:table-cell table:formula="of:=SQRT([.F6])" office:value-type="float" office:value="3.95586034914878">
            <text:p>3.9559</text:p>
          </table:table-cell>
          <table:table-cell table:formula="of:=SQRT([.G6])" office:value-type="float" office:value="4.21207406752095">
            <text:p>4.2121</text:p>
          </table:table-cell>
          <table:table-cell table:formula="of:=SQRT([.H6])" office:value-type="float" office:value="4.21222774384247">
            <text:p>4.2122</text:p>
          </table:table-cell>
          <table:table-cell table:formula="of:=SQRT([.I6])" office:value-type="float" office:value="4.42696664105292">
            <text:p>4.4270</text:p>
          </table:table-cell>
          <table:table-cell table:formula="of:=SQRT([.J6])" office:value-type="float" office:value="5.94868957610481">
            <text:p>5.9487</text:p>
          </table:table-cell>
          <table:table-cell table:formula="of:=SQRT([.K6])" office:value-type="float" office:value="5.96599469904311">
            <text:p>5.9660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03630130676144">
            <text:p>-1.04E-001</text:p>
          </table:table-cell>
          <table:table-cell office:value-type="float" office:value="0.153981731486512">
            <text:p>1.54E-001</text:p>
          </table:table-cell>
          <table:table-cell office:value-type="float" office:value="12.2788694031272">
            <text:p>1.23E+001</text:p>
          </table:table-cell>
          <table:table-cell office:value-type="float" office:value="15.1918577306496">
            <text:p>1.52E+001</text:p>
          </table:table-cell>
          <table:table-cell office:value-type="float" office:value="17.7682572630195">
            <text:p>1.78E+001</text:p>
          </table:table-cell>
          <table:table-cell office:value-type="float" office:value="17.7701215595094">
            <text:p>1.78E+001</text:p>
          </table:table-cell>
          <table:table-cell office:value-type="float" office:value="20.1196676646103">
            <text:p>2.01E+001</text:p>
          </table:table-cell>
          <table:table-cell office:value-type="float" office:value="34.8498681358192">
            <text:p>3.48E+001</text:p>
          </table:table-cell>
          <table:table-cell office:value-type="float" office:value="34.9129939860785">
            <text:p>3.49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60475157">
            <text:p>0.3924</text:p>
          </table:table-cell>
          <table:table-cell table:formula="of:=SQRT([.E7])" office:value-type="float" office:value="3.50412177344441">
            <text:p>3.5041</text:p>
          </table:table-cell>
          <table:table-cell table:formula="of:=SQRT([.F7])" office:value-type="float" office:value="3.89767337403349">
            <text:p>3.8977</text:p>
          </table:table-cell>
          <table:table-cell table:formula="of:=SQRT([.G7])" office:value-type="float" office:value="4.21524106819758">
            <text:p>4.2152</text:p>
          </table:table-cell>
          <table:table-cell table:formula="of:=SQRT([.H7])" office:value-type="float" office:value="4.21546219998583">
            <text:p>4.2155</text:p>
          </table:table-cell>
          <table:table-cell table:formula="of:=SQRT([.I7])" office:value-type="float" office:value="4.48549525299161">
            <text:p>4.4855</text:p>
          </table:table-cell>
          <table:table-cell table:formula="of:=SQRT([.J7])" office:value-type="float" office:value="5.90337768873203">
            <text:p>5.9034</text:p>
          </table:table-cell>
          <table:table-cell table:formula="of:=SQRT([.K7])" office:value-type="float" office:value="5.90872185722755">
            <text:p>5.9087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0858723479263215">
            <text:p>-8.59E-002</text:p>
          </table:table-cell>
          <table:table-cell office:value-type="float" office:value="0.22173372402574">
            <text:p>2.22E-001</text:p>
          </table:table-cell>
          <table:table-cell office:value-type="float" office:value="12.3967107505434">
            <text:p>1.24E+001</text:p>
          </table:table-cell>
          <table:table-cell office:value-type="float" office:value="14.7413723506154">
            <text:p>1.47E+001</text:p>
          </table:table-cell>
          <table:table-cell office:value-type="float" office:value="17.8008820702913">
            <text:p>1.78E+001</text:p>
          </table:table-cell>
          <table:table-cell office:value-type="float" office:value="17.8034397291571">
            <text:p>1.78E+001</text:p>
          </table:table-cell>
          <table:table-cell office:value-type="float" office:value="20.6492382638425">
            <text:p>2.06E+001</text:p>
          </table:table-cell>
          <table:table-cell office:value-type="float" office:value="33.9168332360674">
            <text:p>3.39E+001</text:p>
          </table:table-cell>
          <table:table-cell office:value-type="float" office:value="34.4449958648754">
            <text:p>3.44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152552">
            <text:p>0.4709</text:p>
          </table:table-cell>
          <table:table-cell table:formula="of:=SQRT([.E8])" office:value-type="float" office:value="3.5208962993169">
            <text:p>3.5209</text:p>
          </table:table-cell>
          <table:table-cell table:formula="of:=SQRT([.F8])" office:value-type="float" office:value="3.83944948535795">
            <text:p>3.8394</text:p>
          </table:table-cell>
          <table:table-cell table:formula="of:=SQRT([.G8])" office:value-type="float" office:value="4.21910915600572">
            <text:p>4.2191</text:p>
          </table:table-cell>
          <table:table-cell table:formula="of:=SQRT([.H8])" office:value-type="float" office:value="4.21941224925429">
            <text:p>4.2194</text:p>
          </table:table-cell>
          <table:table-cell table:formula="of:=SQRT([.I8])" office:value-type="float" office:value="4.5441432926177">
            <text:p>4.5441</text:p>
          </table:table-cell>
          <table:table-cell table:formula="of:=SQRT([.J8])" office:value-type="float" office:value="5.82381603727894">
            <text:p>5.8238</text:p>
          </table:table-cell>
          <table:table-cell table:formula="of:=SQRT([.K8])" office:value-type="float" office:value="5.86898593156223">
            <text:p>5.8690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646083600598983">
            <text:p>-6.46E-002</text:p>
          </table:table-cell>
          <table:table-cell office:value-type="float" office:value="0.30180430423572">
            <text:p>3.02E-001</text:p>
          </table:table-cell>
          <table:table-cell office:value-type="float" office:value="12.5355993602717">
            <text:p>1.25E+001</text:p>
          </table:table-cell>
          <table:table-cell office:value-type="float" office:value="14.2977071013536">
            <text:p>1.43E+001</text:p>
          </table:table-cell>
          <table:table-cell office:value-type="float" office:value="17.8394446304706">
            <text:p>1.78E+001</text:p>
          </table:table-cell>
          <table:table-cell office:value-type="float" office:value="17.8428183451929">
            <text:p>1.78E+001</text:p>
          </table:table-cell>
          <table:table-cell office:value-type="float" office:value="21.1864865551673">
            <text:p>2.12E+001</text:p>
          </table:table-cell>
          <table:table-cell office:value-type="float" office:value="32.9970693533114">
            <text:p>3.30E+001</text:p>
          </table:table-cell>
          <table:table-cell office:value-type="float" office:value="33.9833945335531">
            <text:p>3.40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255654">
            <text:p>0.5494</text:p>
          </table:table-cell>
          <table:table-cell table:formula="of:=SQRT([.E9])" office:value-type="float" office:value="3.54056483633216">
            <text:p>3.5406</text:p>
          </table:table-cell>
          <table:table-cell table:formula="of:=SQRT([.F9])" office:value-type="float" office:value="3.78123089765139">
            <text:p>3.7812</text:p>
          </table:table-cell>
          <table:table-cell table:formula="of:=SQRT([.G9])" office:value-type="float" office:value="4.22367667210341">
            <text:p>4.2237</text:p>
          </table:table-cell>
          <table:table-cell table:formula="of:=SQRT([.H9])" office:value-type="float" office:value="4.22407603449476">
            <text:p>4.2241</text:p>
          </table:table-cell>
          <table:table-cell table:formula="of:=SQRT([.I9])" office:value-type="float" office:value="4.60287807302858">
            <text:p>4.6029</text:p>
          </table:table-cell>
          <table:table-cell table:formula="of:=SQRT([.J9])" office:value-type="float" office:value="5.74430756082153">
            <text:p>5.7443</text:p>
          </table:table-cell>
          <table:table-cell table:formula="of:=SQRT([.K9])" office:value-type="float" office:value="5.82952781394455">
            <text:p>5.8295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397097899642648">
            <text:p>-3.97E-002</text:p>
          </table:table-cell>
          <table:table-cell office:value-type="float" office:value="0.39419351465666">
            <text:p>3.94E-001</text:p>
          </table:table-cell>
          <table:table-cell office:value-type="float" office:value="12.695200185712">
            <text:p>1.27E+001</text:p>
          </table:table-cell>
          <table:table-cell office:value-type="float" office:value="13.861195806878">
            <text:p>1.39E+001</text:p>
          </table:table-cell>
          <table:table-cell office:value-type="float" office:value="17.8839477127444">
            <text:p>1.79E+001</text:p>
          </table:table-cell>
          <table:table-cell office:value-type="float" office:value="17.8882588568363">
            <text:p>1.79E+001</text:p>
          </table:table-cell>
          <table:table-cell office:value-type="float" office:value="21.7312928387781">
            <text:p>2.17E+001</text:p>
          </table:table-cell>
          <table:table-cell office:value-type="float" office:value="32.0905301213962">
            <text:p>3.21E+001</text:p>
          </table:table-cell>
          <table:table-cell office:value-type="float" office:value="33.5284320662877">
            <text:p>3.35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1377592">
            <text:p>0.6278</text:p>
          </table:table-cell>
          <table:table-cell table:formula="of:=SQRT([.E10])" office:value-type="float" office:value="3.56303244241643">
            <text:p>3.5630</text:p>
          </table:table-cell>
          <table:table-cell table:formula="of:=SQRT([.F10])" office:value-type="float" office:value="3.72306269177381">
            <text:p>3.7231</text:p>
          </table:table-cell>
          <table:table-cell table:formula="of:=SQRT([.G10])" office:value-type="float" office:value="4.22894167762389">
            <text:p>4.2289</text:p>
          </table:table-cell>
          <table:table-cell table:formula="of:=SQRT([.H10])" office:value-type="float" office:value="4.22945136593817">
            <text:p>4.2295</text:p>
          </table:table-cell>
          <table:table-cell table:formula="of:=SQRT([.I10])" office:value-type="float" office:value="4.66168347689739">
            <text:p>4.6617</text:p>
          </table:table-cell>
          <table:table-cell table:formula="of:=SQRT([.J10])" office:value-type="float" office:value="5.66485040591508">
            <text:p>5.6649</text:p>
          </table:table-cell>
          <table:table-cell table:formula="of:=SQRT([.K10])" office:value-type="float" office:value="5.79037408690386">
            <text:p>5.7904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110358078293855">
            <text:p>-1.10E-002</text:p>
          </table:table-cell>
          <table:table-cell office:value-type="float" office:value="0.498901420302685">
            <text:p>4.99E-001</text:p>
          </table:table-cell>
          <table:table-cell office:value-type="float" office:value="12.8742422361653">
            <text:p>1.29E+001</text:p>
          </table:table-cell>
          <table:table-cell office:value-type="float" office:value="13.433034209632">
            <text:p>1.34E+001</text:p>
          </table:table-cell>
          <table:table-cell office:value-type="float" office:value="17.934394552691">
            <text:p>1.79E+001</text:p>
          </table:table-cell>
          <table:table-cell office:value-type="float" office:value="17.9397629154666">
            <text:p>1.79E+001</text:p>
          </table:table-cell>
          <table:table-cell office:value-type="float" office:value="22.2835985700396">
            <text:p>2.23E+001</text:p>
          </table:table-cell>
          <table:table-cell office:value-type="float" office:value="31.1971707403451">
            <text:p>3.12E+001</text:p>
          </table:table-cell>
          <table:table-cell office:value-type="float" office:value="33.0802398256119">
            <text:p>3.31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29540867919">
            <text:p>0.7063</text:p>
          </table:table-cell>
          <table:table-cell table:formula="of:=SQRT([.E11])" office:value-type="float" office:value="3.58806943023199">
            <text:p>3.5881</text:p>
          </table:table-cell>
          <table:table-cell table:formula="of:=SQRT([.F11])" office:value-type="float" office:value="3.66511039528579">
            <text:p>3.6651</text:p>
          </table:table-cell>
          <table:table-cell table:formula="of:=SQRT([.G11])" office:value-type="float" office:value="4.23490195313788">
            <text:p>4.2349</text:p>
          </table:table-cell>
          <table:table-cell table:formula="of:=SQRT([.H11])" office:value-type="float" office:value="4.23553572945225">
            <text:p>4.2355</text:p>
          </table:table-cell>
          <table:table-cell table:formula="of:=SQRT([.I11])" office:value-type="float" office:value="4.72055066385688">
            <text:p>4.7206</text:p>
          </table:table-cell>
          <table:table-cell table:formula="of:=SQRT([.J11])" office:value-type="float" office:value="5.58544275240066">
            <text:p>5.5854</text:p>
          </table:table-cell>
          <table:table-cell table:formula="of:=SQRT([.K11])" office:value-type="float" office:value="5.75154238666568">
            <text:p>5.7515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0.0215643582259463">
            <text:p>2.16E-002</text:p>
          </table:table-cell>
          <table:table-cell office:value-type="float" office:value="0.615928115455617">
            <text:p>6.16E-001</text:p>
          </table:table-cell>
          <table:table-cell office:value-type="float" office:value="12.9825788564516">
            <text:p>1.30E+001</text:p>
          </table:table-cell>
          <table:table-cell office:value-type="float" office:value="13.1032533314594">
            <text:p>1.31E+001</text:p>
          </table:table-cell>
          <table:table-cell office:value-type="float" office:value="17.9907888328283">
            <text:p>1.80E+001</text:p>
          </table:table-cell>
          <table:table-cell office:value-type="float" office:value="17.9973323882636">
            <text:p>1.80E+001</text:p>
          </table:table-cell>
          <table:table-cell office:value-type="float" office:value="22.8433740142794">
            <text:p>2.28E+001</text:p>
          </table:table-cell>
          <table:table-cell office:value-type="float" office:value="30.3169479523709">
            <text:p>3.03E+001</text:p>
          </table:table-cell>
          <table:table-cell office:value-type="float" office:value="32.6388934974423">
            <text:p>3.26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.14684807872746">
            <text:p>0.1468</text:p>
          </table:table-cell>
          <table:table-cell table:formula="of:=SQRT([.D12])" office:value-type="float" office:value="0.784810878782664">
            <text:p>0.7848</text:p>
          </table:table-cell>
          <table:table-cell table:formula="of:=SQRT([.E12])" office:value-type="float" office:value="3.60313458761279">
            <text:p>3.6031</text:p>
          </table:table-cell>
          <table:table-cell table:formula="of:=SQRT([.F12])" office:value-type="float" office:value="3.61984161690251">
            <text:p>3.6198</text:p>
          </table:table-cell>
          <table:table-cell table:formula="of:=SQRT([.G12])" office:value-type="float" office:value="4.24155500174503">
            <text:p>4.2416</text:p>
          </table:table-cell>
          <table:table-cell table:formula="of:=SQRT([.H12])" office:value-type="float" office:value="4.24232629441249">
            <text:p>4.2423</text:p>
          </table:table-cell>
          <table:table-cell table:formula="of:=SQRT([.I12])" office:value-type="float" office:value="4.77947424036153">
            <text:p>4.7795</text:p>
          </table:table-cell>
          <table:table-cell table:formula="of:=SQRT([.J12])" office:value-type="float" office:value="5.5060828137952">
            <text:p>5.5061</text:p>
          </table:table-cell>
          <table:table-cell table:formula="of:=SQRT([.K12])" office:value-type="float" office:value="5.71304590367015">
            <text:p>5.7130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58248913059213">
            <text:p>5.82E-002</text:p>
          </table:table-cell>
          <table:table-cell office:value-type="float" office:value="0.745273731338773">
            <text:p>7.45E-001</text:p>
          </table:table-cell>
          <table:table-cell office:value-type="float" office:value="12.5860450536709">
            <text:p>1.26E+001</text:p>
          </table:table-cell>
          <table:table-cell office:value-type="float" office:value="13.3058788655104">
            <text:p>1.33E+001</text:p>
          </table:table-cell>
          <table:table-cell office:value-type="float" office:value="18.0531346735009">
            <text:p>1.81E+001</text:p>
          </table:table-cell>
          <table:table-cell office:value-type="float" office:value="18.0609693672366">
            <text:p>1.81E+001</text:p>
          </table:table-cell>
          <table:table-cell office:value-type="float" office:value="23.410601980265">
            <text:p>2.34E+001</text:p>
          </table:table-cell>
          <table:table-cell office:value-type="float" office:value="29.4498200172143">
            <text:p>2.94E+001</text:p>
          </table:table-cell>
          <table:table-cell office:value-type="float" office:value="32.2044408336063">
            <text:p>3.22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241348115922236">
            <text:p>0.2413</text:p>
          </table:table-cell>
          <table:table-cell table:formula="of:=SQRT([.D13])" office:value-type="float" office:value="0.863292378825837">
            <text:p>0.8633</text:p>
          </table:table-cell>
          <table:table-cell table:formula="of:=SQRT([.E13])" office:value-type="float" office:value="3.54768164491558">
            <text:p>3.5477</text:p>
          </table:table-cell>
          <table:table-cell table:formula="of:=SQRT([.F13])" office:value-type="float" office:value="3.64772242166402">
            <text:p>3.6477</text:p>
          </table:table-cell>
          <table:table-cell table:formula="of:=SQRT([.G13])" office:value-type="float" office:value="4.2488980540254">
            <text:p>4.2489</text:p>
          </table:table-cell>
          <table:table-cell table:formula="of:=SQRT([.H13])" office:value-type="float" office:value="4.24981992174217">
            <text:p>4.2498</text:p>
          </table:table-cell>
          <table:table-cell table:formula="of:=SQRT([.I13])" office:value-type="float" office:value="4.83845036972221">
            <text:p>4.8385</text:p>
          </table:table-cell>
          <table:table-cell table:formula="of:=SQRT([.J13])" office:value-type="float" office:value="5.4267688376431">
            <text:p>5.4268</text:p>
          </table:table-cell>
          <table:table-cell table:formula="of:=SQRT([.K13])" office:value-type="float" office:value="5.67489566720008">
            <text:p>5.6749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99181059774946">
            <text:p>9.92E-002</text:p>
          </table:table-cell>
          <table:table-cell office:value-type="float" office:value="0.886938444665474">
            <text:p>8.87E-001</text:p>
          </table:table-cell>
          <table:table-cell office:value-type="float" office:value="12.1780545177703">
            <text:p>1.22E+001</text:p>
          </table:table-cell>
          <table:table-cell office:value-type="float" office:value="13.5473437121824">
            <text:p>1.35E+001</text:p>
          </table:table-cell>
          <table:table-cell office:value-type="float" office:value="18.1214366290608">
            <text:p>1.81E+001</text:p>
          </table:table-cell>
          <table:table-cell office:value-type="float" office:value="18.1306761762628">
            <text:p>1.81E+001</text:p>
          </table:table-cell>
          <table:table-cell office:value-type="float" office:value="23.985267053026">
            <text:p>2.40E+001</text:p>
          </table:table-cell>
          <table:table-cell office:value-type="float" office:value="28.5957466868515">
            <text:p>2.86E+001</text:p>
          </table:table-cell>
          <table:table-cell office:value-type="float" office:value="31.7769187275366">
            <text:p>3.18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314930245887793">
            <text:p>0.3149</text:p>
          </table:table-cell>
          <table:table-cell table:formula="of:=SQRT([.D14])" office:value-type="float" office:value="0.941774094284544">
            <text:p>0.9418</text:p>
          </table:table-cell>
          <table:table-cell table:formula="of:=SQRT([.E14])" office:value-type="float" office:value="3.48970693866553">
            <text:p>3.4897</text:p>
          </table:table-cell>
          <table:table-cell table:formula="of:=SQRT([.F14])" office:value-type="float" office:value="3.68067163873421">
            <text:p>3.6807</text:p>
          </table:table-cell>
          <table:table-cell table:formula="of:=SQRT([.G14])" office:value-type="float" office:value="4.25692807421746">
            <text:p>4.2569</text:p>
          </table:table-cell>
          <table:table-cell table:formula="of:=SQRT([.H14])" office:value-type="float" office:value="4.25801317239188">
            <text:p>4.2580</text:p>
          </table:table-cell>
          <table:table-cell table:formula="of:=SQRT([.I14])" office:value-type="float" office:value="4.89747557962528">
            <text:p>4.8975</text:p>
          </table:table-cell>
          <table:table-cell table:formula="of:=SQRT([.J14])" office:value-type="float" office:value="5.3474991058299">
            <text:p>5.3475</text:p>
          </table:table-cell>
          <table:table-cell table:formula="of:=SQRT([.K14])" office:value-type="float" office:value="5.63710197952251">
            <text:p>5.6371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44526699803308">
            <text:p>1.45E-001</text:p>
          </table:table-cell>
          <table:table-cell office:value-type="float" office:value="1.04092248705319">
            <text:p>1.04E+000</text:p>
          </table:table-cell>
          <table:table-cell office:value-type="float" office:value="11.7760590542838">
            <text:p>1.18E+001</text:p>
          </table:table-cell>
          <table:table-cell office:value-type="float" office:value="13.8100346824923">
            <text:p>1.38E+001</text:p>
          </table:table-cell>
          <table:table-cell office:value-type="float" office:value="18.1956996879311">
            <text:p>1.82E+001</text:p>
          </table:table-cell>
          <table:table-cell office:value-type="float" office:value="18.2064553774233">
            <text:p>1.82E+001</text:p>
          </table:table-cell>
          <table:table-cell office:value-type="float" office:value="24.5673448887215">
            <text:p>2.46E+001</text:p>
          </table:table-cell>
          <table:table-cell office:value-type="float" office:value="27.7546891796465">
            <text:p>2.78E+001</text:p>
          </table:table-cell>
          <table:table-cell office:value-type="float" office:value="31.3563676033339">
            <text:p>3.14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80166673714711">
            <text:p>0.3802</text:p>
          </table:table-cell>
          <table:table-cell table:formula="of:=SQRT([.D15])" office:value-type="float" office:value="1.02025608895668">
            <text:p>1.0203</text:p>
          </table:table-cell>
          <table:table-cell table:formula="of:=SQRT([.E15])" office:value-type="float" office:value="3.43162629875163">
            <text:p>3.4316</text:p>
          </table:table-cell>
          <table:table-cell table:formula="of:=SQRT([.F15])" office:value-type="float" office:value="3.7161855016256">
            <text:p>3.7162</text:p>
          </table:table-cell>
          <table:table-cell table:formula="of:=SQRT([.G15])" office:value-type="float" office:value="4.26564176741685">
            <text:p>4.2656</text:p>
          </table:table-cell>
          <table:table-cell table:formula="of:=SQRT([.H15])" office:value-type="float" office:value="4.26690231636761">
            <text:p>4.2669</text:p>
          </table:table-cell>
          <table:table-cell table:formula="of:=SQRT([.I15])" office:value-type="float" office:value="4.95654566091361">
            <text:p>4.9565</text:p>
          </table:table-cell>
          <table:table-cell table:formula="of:=SQRT([.J15])" office:value-type="float" office:value="5.26827193486123">
            <text:p>5.2683</text:p>
          </table:table-cell>
          <table:table-cell table:formula="of:=SQRT([.K15])" office:value-type="float" office:value="5.59967566947711">
            <text:p>5.5997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94452314547135">
            <text:p>1.94E-001</text:p>
          </table:table-cell>
          <table:table-cell office:value-type="float" office:value="1.20722615529079">
            <text:p>1.21E+000</text:p>
          </table:table-cell>
          <table:table-cell office:value-type="float" office:value="11.3807543982121">
            <text:p>1.14E+001</text:p>
          </table:table-cell>
          <table:table-cell office:value-type="float" office:value="14.0930909878977">
            <text:p>1.41E+001</text:p>
          </table:table-cell>
          <table:table-cell office:value-type="float" office:value="18.2759292768337">
            <text:p>1.83E+001</text:p>
          </table:table-cell>
          <table:table-cell office:value-type="float" office:value="18.288309777272">
            <text:p>1.83E+001</text:p>
          </table:table-cell>
          <table:table-cell office:value-type="float" office:value="25.1567860317869">
            <text:p>2.52E+001</text:p>
          </table:table-cell>
          <table:table-cell office:value-type="float" office:value="26.9266101539888">
            <text:p>2.69E+001</text:p>
          </table:table-cell>
          <table:table-cell office:value-type="float" office:value="30.9428498408698">
            <text:p>3.09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440967475611451">
            <text:p>0.4410</text:p>
          </table:table-cell>
          <table:table-cell table:formula="of:=SQRT([.D16])" office:value-type="float" office:value="1.09873843806922">
            <text:p>1.0987</text:p>
          </table:table-cell>
          <table:table-cell table:formula="of:=SQRT([.E16])" office:value-type="float" office:value="3.37353737169341">
            <text:p>3.3735</text:p>
          </table:table-cell>
          <table:table-cell table:formula="of:=SQRT([.F16])" office:value-type="float" office:value="3.75407658258296">
            <text:p>3.7541</text:p>
          </table:table-cell>
          <table:table-cell table:formula="of:=SQRT([.G16])" office:value-type="float" office:value="4.27503558778563">
            <text:p>4.2750</text:p>
          </table:table-cell>
          <table:table-cell table:formula="of:=SQRT([.H16])" office:value-type="float" office:value="4.27648334233539">
            <text:p>4.2765</text:p>
          </table:table-cell>
          <table:table-cell table:formula="of:=SQRT([.I16])" office:value-type="float" office:value="5.01565409809996">
            <text:p>5.0157</text:p>
          </table:table-cell>
          <table:table-cell table:formula="of:=SQRT([.J16])" office:value-type="float" office:value="5.18908567610796">
            <text:p>5.1891</text:p>
          </table:table-cell>
          <table:table-cell table:formula="of:=SQRT([.K16])" office:value-type="float" office:value="5.56262975946358">
            <text:p>5.5626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249123061334353">
            <text:p>2.49E-001</text:p>
          </table:table-cell>
          <table:table-cell office:value-type="float" office:value="1.38584982244913">
            <text:p>1.39E+000</text:p>
          </table:table-cell>
          <table:table-cell office:value-type="float" office:value="10.9922931843739">
            <text:p>1.10E+001</text:p>
          </table:table-cell>
          <table:table-cell office:value-type="float" office:value="14.3961944718439">
            <text:p>1.44E+001</text:p>
          </table:table-cell>
          <table:table-cell office:value-type="float" office:value="18.3621312707979">
            <text:p>1.84E+001</text:p>
          </table:table-cell>
          <table:table-cell office:value-type="float" office:value="18.3762424334136">
            <text:p>1.84E+001</text:p>
          </table:table-cell>
          <table:table-cell office:value-type="float" office:value="25.7534830363029">
            <text:p>2.58E+001</text:p>
          </table:table-cell>
          <table:table-cell office:value-type="float" office:value="26.1114736814703">
            <text:p>2.61E+001</text:p>
          </table:table-cell>
          <table:table-cell office:value-type="float" office:value="30.5364840418139">
            <text:p>3.05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99122290961196">
            <text:p>0.4991</text:p>
          </table:table-cell>
          <table:table-cell table:formula="of:=SQRT([.D17])" office:value-type="float" office:value="1.17722122918725">
            <text:p>1.1772</text:p>
          </table:table-cell>
          <table:table-cell table:formula="of:=SQRT([.E17])" office:value-type="float" office:value="3.31546274061011">
            <text:p>3.3155</text:p>
          </table:table-cell>
          <table:table-cell table:formula="of:=SQRT([.F17])" office:value-type="float" office:value="3.79423173670822">
            <text:p>3.7942</text:p>
          </table:table-cell>
          <table:table-cell table:formula="of:=SQRT([.G17])" office:value-type="float" office:value="4.2851057479131">
            <text:p>4.2851</text:p>
          </table:table-cell>
          <table:table-cell table:formula="of:=SQRT([.H17])" office:value-type="float" office:value="4.28675196779725">
            <text:p>4.2868</text:p>
          </table:table-cell>
          <table:table-cell table:formula="of:=SQRT([.I17])" office:value-type="float" office:value="5.07478896470611">
            <text:p>5.0748</text:p>
          </table:table-cell>
          <table:table-cell table:formula="of:=SQRT([.J17])" office:value-type="float" office:value="5.10993871601904">
            <text:p>5.1099</text:p>
          </table:table-cell>
          <table:table-cell table:formula="of:=SQRT([.K17])" office:value-type="float" office:value="5.5259826313348">
            <text:p>5.5260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308701103055369">
            <text:p>3.09E-001</text:p>
          </table:table-cell>
          <table:table-cell office:value-type="float" office:value="1.57679394982173">
            <text:p>1.58E+000</text:p>
          </table:table-cell>
          <table:table-cell office:value-type="float" office:value="10.6107272450103">
            <text:p>1.06E+001</text:p>
          </table:table-cell>
          <table:table-cell office:value-type="float" office:value="14.7191297724698">
            <text:p>1.47E+001</text:p>
          </table:table-cell>
          <table:table-cell office:value-type="float" office:value="18.4543120121683">
            <text:p>1.85E+001</text:p>
          </table:table-cell>
          <table:table-cell office:value-type="float" office:value="18.4702566616751">
            <text:p>1.85E+001</text:p>
          </table:table-cell>
          <table:table-cell office:value-type="float" office:value="25.3092452196441">
            <text:p>2.53E+001</text:p>
          </table:table-cell>
          <table:table-cell office:value-type="float" office:value="26.3571879013626">
            <text:p>2.64E+001</text:p>
          </table:table-cell>
          <table:table-cell office:value-type="float" office:value="30.1375284062255">
            <text:p>3.01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555608767979204">
            <text:p>0.5556</text:p>
          </table:table-cell>
          <table:table-cell table:formula="of:=SQRT([.D18])" office:value-type="float" office:value="1.25570456311257">
            <text:p>1.2557</text:p>
          </table:table-cell>
          <table:table-cell table:formula="of:=SQRT([.E18])" office:value-type="float" office:value="3.25741112618752">
            <text:p>3.2574</text:p>
          </table:table-cell>
          <table:table-cell table:formula="of:=SQRT([.F18])" office:value-type="float" office:value="3.83655180760925">
            <text:p>3.8366</text:p>
          </table:table-cell>
          <table:table-cell table:formula="of:=SQRT([.G18])" office:value-type="float" office:value="4.29584822964782">
            <text:p>4.2958</text:p>
          </table:table-cell>
          <table:table-cell table:formula="of:=SQRT([.H18])" office:value-type="float" office:value="4.29770364981988">
            <text:p>4.2977</text:p>
          </table:table-cell>
          <table:table-cell table:formula="of:=SQRT([.I18])" office:value-type="float" office:value="5.03082947630349">
            <text:p>5.0308</text:p>
          </table:table-cell>
          <table:table-cell table:formula="of:=SQRT([.J18])" office:value-type="float" office:value="5.13392519436762">
            <text:p>5.1339</text:p>
          </table:table-cell>
          <table:table-cell table:formula="of:=SQRT([.K18])" office:value-type="float" office:value="5.48976578792079">
            <text:p>5.4898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373344178951709">
            <text:p>3.73E-001</text:p>
          </table:table-cell>
          <table:table-cell office:value-type="float" office:value="1.78005909968805">
            <text:p>1.78E+000</text:p>
          </table:table-cell>
          <table:table-cell office:value-type="float" office:value="10.2360781940986">
            <text:p>1.02E+001</text:p>
          </table:table-cell>
          <table:table-cell office:value-type="float" office:value="15.061715646167">
            <text:p>1.51E+001</text:p>
          </table:table-cell>
          <table:table-cell office:value-type="float" office:value="18.5524783445322">
            <text:p>1.86E+001</text:p>
          </table:table-cell>
          <table:table-cell office:value-type="float" office:value="18.5703560442046">
            <text:p>1.86E+001</text:p>
          </table:table-cell>
          <table:table-cell office:value-type="float" office:value="24.5198915844084">
            <text:p>2.45E+001</text:p>
          </table:table-cell>
          <table:table-cell office:value-type="float" office:value="26.9672532822737">
            <text:p>2.70E+001</text:p>
          </table:table-cell>
          <table:table-cell office:value-type="float" office:value="29.7466397667895">
            <text:p>2.97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611018967751173">
            <text:p>0.6110</text:p>
          </table:table-cell>
          <table:table-cell table:formula="of:=SQRT([.D19])" office:value-type="float" office:value="1.33418855477329">
            <text:p>1.3342</text:p>
          </table:table-cell>
          <table:table-cell table:formula="of:=SQRT([.E19])" office:value-type="float" office:value="3.19938715914448">
            <text:p>3.1994</text:p>
          </table:table-cell>
          <table:table-cell table:formula="of:=SQRT([.F19])" office:value-type="float" office:value="3.88094262340568">
            <text:p>3.8809</text:p>
          </table:table-cell>
          <table:table-cell table:formula="of:=SQRT([.G19])" office:value-type="float" office:value="4.30725879702302">
            <text:p>4.3073</text:p>
          </table:table-cell>
          <table:table-cell table:formula="of:=SQRT([.H19])" office:value-type="float" office:value="4.30933359630055">
            <text:p>4.3093</text:p>
          </table:table-cell>
          <table:table-cell table:formula="of:=SQRT([.I19])" office:value-type="float" office:value="4.95175641408263">
            <text:p>4.9518</text:p>
          </table:table-cell>
          <table:table-cell table:formula="of:=SQRT([.J19])" office:value-type="float" office:value="5.1930004123121">
            <text:p>5.1930</text:p>
          </table:table-cell>
          <table:table-cell table:formula="of:=SQRT([.K19])" office:value-type="float" office:value="5.45404801654602">
            <text:p>5.4540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443204413590386">
            <text:p>4.43E-001</text:p>
          </table:table-cell>
          <table:table-cell office:value-type="float" office:value="1.99564594887052">
            <text:p>2.00E+000</text:p>
          </table:table-cell>
          <table:table-cell office:value-type="float" office:value="9.86835611542332">
            <text:p>9.87E+000</text:p>
          </table:table-cell>
          <table:table-cell office:value-type="float" office:value="15.4237877386282">
            <text:p>1.54E+001</text:p>
          </table:table-cell>
          <table:table-cell office:value-type="float" office:value="18.6566376724704">
            <text:p>1.87E+001</text:p>
          </table:table-cell>
          <table:table-cell office:value-type="float" office:value="18.6765444390054">
            <text:p>1.87E+001</text:p>
          </table:table-cell>
          <table:table-cell office:value-type="float" office:value="23.7433809220539">
            <text:p>2.37E+001</text:p>
          </table:table-cell>
          <table:table-cell office:value-type="float" office:value="27.581509074585">
            <text:p>2.76E+001</text:p>
          </table:table-cell>
          <table:table-cell office:value-type="float" office:value="29.3659957853249">
            <text:p>2.94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665735993912291">
            <text:p>0.6657</text:p>
          </table:table-cell>
          <table:table-cell table:formula="of:=SQRT([.D20])" office:value-type="float" office:value="1.41267333409763">
            <text:p>1.4127</text:p>
          </table:table-cell>
          <table:table-cell table:formula="of:=SQRT([.E20])" office:value-type="float" office:value="3.14139397647339">
            <text:p>3.1414</text:p>
          </table:table-cell>
          <table:table-cell table:formula="of:=SQRT([.F20])" office:value-type="float" office:value="3.92731304311588">
            <text:p>3.9273</text:p>
          </table:table-cell>
          <table:table-cell table:formula="of:=SQRT([.G20])" office:value-type="float" office:value="4.31933301245347">
            <text:p>4.3193</text:p>
          </table:table-cell>
          <table:table-cell table:formula="of:=SQRT([.H20])" office:value-type="float" office:value="4.3216367777736">
            <text:p>4.3216</text:p>
          </table:table-cell>
          <table:table-cell table:formula="of:=SQRT([.I20])" office:value-type="float" office:value="4.87271802201337">
            <text:p>4.8727</text:p>
          </table:table-cell>
          <table:table-cell table:formula="of:=SQRT([.J20])" office:value-type="float" office:value="5.25181007601999">
            <text:p>5.2518</text:p>
          </table:table-cell>
          <table:table-cell table:formula="of:=SQRT([.K20])" office:value-type="float" office:value="5.41904011660044">
            <text:p>5.4190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518427352756281">
            <text:p>5.18E-001</text:p>
          </table:table-cell>
          <table:table-cell office:value-type="float" office:value="2.22355530309428">
            <text:p>2.22E+000</text:p>
          </table:table-cell>
          <table:table-cell office:value-type="float" office:value="9.50756608496654">
            <text:p>9.51E+000</text:p>
          </table:table-cell>
          <table:table-cell office:value-type="float" office:value="15.8051931264076">
            <text:p>1.58E+001</text:p>
          </table:table-cell>
          <table:table-cell office:value-type="float" office:value="18.7667980681072">
            <text:p>1.88E+001</text:p>
          </table:table-cell>
          <table:table-cell office:value-type="float" office:value="18.7888259918226">
            <text:p>1.88E+001</text:p>
          </table:table-cell>
          <table:table-cell office:value-type="float" office:value="22.9796826810163">
            <text:p>2.30E+001</text:p>
          </table:table-cell>
          <table:table-cell office:value-type="float" office:value="28.1870164842219">
            <text:p>2.82E+001</text:p>
          </table:table-cell>
          <table:table-cell office:value-type="float" office:value="29.0085250701191">
            <text:p>2.90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720018994719085">
            <text:p>0.7200</text:p>
          </table:table-cell>
          <table:table-cell table:formula="of:=SQRT([.D21])" office:value-type="float" office:value="1.49115904688074">
            <text:p>1.4912</text:p>
          </table:table-cell>
          <table:table-cell table:formula="of:=SQRT([.E21])" office:value-type="float" office:value="3.08343413825665">
            <text:p>3.0834</text:p>
          </table:table-cell>
          <table:table-cell table:formula="of:=SQRT([.F21])" office:value-type="float" office:value="3.97557456557007">
            <text:p>3.9756</text:p>
          </table:table-cell>
          <table:table-cell table:formula="of:=SQRT([.G21])" office:value-type="float" office:value="4.33206625850843">
            <text:p>4.3321</text:p>
          </table:table-cell>
          <table:table-cell table:formula="of:=SQRT([.H21])" office:value-type="float" office:value="4.33460793980524">
            <text:p>4.3346</text:p>
          </table:table-cell>
          <table:table-cell table:formula="of:=SQRT([.I21])" office:value-type="float" office:value="4.79371282838431">
            <text:p>4.7937</text:p>
          </table:table-cell>
          <table:table-cell table:formula="of:=SQRT([.J21])" office:value-type="float" office:value="5.30914460946601">
            <text:p>5.3091</text:p>
          </table:table-cell>
          <table:table-cell table:formula="of:=SQRT([.K21])" office:value-type="float" office:value="5.38595628186111">
            <text:p>5.3860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599151208159119">
            <text:p>5.99E-001</text:p>
          </table:table-cell>
          <table:table-cell office:value-type="float" office:value="2.4637881121139">
            <text:p>2.46E+000</text:p>
          </table:table-cell>
          <table:table-cell office:value-type="float" office:value="9.15371090500848">
            <text:p>9.15E+000</text:p>
          </table:table-cell>
          <table:table-cell office:value-type="float" office:value="16.205788262627">
            <text:p>1.62E+001</text:p>
          </table:table-cell>
          <table:table-cell office:value-type="float" office:value="18.8829684670315">
            <text:p>1.89E+001</text:p>
          </table:table-cell>
          <table:table-cell office:value-type="float" office:value="18.9072051521925">
            <text:p>1.89E+001</text:p>
          </table:table-cell>
          <table:table-cell office:value-type="float" office:value="22.2287675833565">
            <text:p>2.22E+001</text:p>
          </table:table-cell>
          <table:table-cell office:value-type="float" office:value="28.503960471115">
            <text:p>2.85E+001</text:p>
          </table:table-cell>
          <table:table-cell office:value-type="float" office:value="28.7382961967295">
            <text:p>2.87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774048582557399">
            <text:p>0.7740</text:p>
          </table:table-cell>
          <table:table-cell table:formula="of:=SQRT([.D22])" office:value-type="float" office:value="1.56964585563556">
            <text:p>1.5696</text:p>
          </table:table-cell>
          <table:table-cell table:formula="of:=SQRT([.E22])" office:value-type="float" office:value="3.02551002394778">
            <text:p>3.0255</text:p>
          </table:table-cell>
          <table:table-cell table:formula="of:=SQRT([.F22])" office:value-type="float" office:value="4.02564134798755">
            <text:p>4.0256</text:p>
          </table:table-cell>
          <table:table-cell table:formula="of:=SQRT([.G22])" office:value-type="float" office:value="4.34545376997978">
            <text:p>4.3455</text:p>
          </table:table-cell>
          <table:table-cell table:formula="of:=SQRT([.H22])" office:value-type="float" office:value="4.34824161612398">
            <text:p>4.3482</text:p>
          </table:table-cell>
          <table:table-cell table:formula="of:=SQRT([.I22])" office:value-type="float" office:value="4.71473939718374">
            <text:p>4.7147</text:p>
          </table:table-cell>
          <table:table-cell table:formula="of:=SQRT([.J22])" office:value-type="float" office:value="5.33891004523536">
            <text:p>5.3389</text:p>
          </table:table-cell>
          <table:table-cell table:formula="of:=SQRT([.K22])" office:value-type="float" office:value="5.36081115100406">
            <text:p>5.3608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685506287707759">
            <text:p>6.86E-001</text:p>
          </table:table-cell>
          <table:table-cell office:value-type="float" office:value="2.71634548559412">
            <text:p>2.72E+000</text:p>
          </table:table-cell>
          <table:table-cell office:value-type="float" office:value="8.80679242020873">
            <text:p>8.81E+000</text:p>
          </table:table-cell>
          <table:table-cell office:value-type="float" office:value="16.625437904339">
            <text:p>1.66E+001</text:p>
          </table:table-cell>
          <table:table-cell office:value-type="float" office:value="19.0051590463138">
            <text:p>1.90E+001</text:p>
          </table:table-cell>
          <table:table-cell office:value-type="float" office:value="19.031686697581">
            <text:p>1.90E+001</text:p>
          </table:table-cell>
          <table:table-cell office:value-type="float" office:value="21.4906075960185">
            <text:p>2.15E+001</text:p>
          </table:table-cell>
          <table:table-cell office:value-type="float" office:value="28.2015372252997">
            <text:p>2.82E+001</text:p>
          </table:table-cell>
          <table:table-cell office:value-type="float" office:value="28.3679524463448">
            <text:p>2.84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827953070957382">
            <text:p>0.8280</text:p>
          </table:table-cell>
          <table:table-cell table:formula="of:=SQRT([.D23])" office:value-type="float" office:value="1.64813394042903">
            <text:p>1.6481</text:p>
          </table:table-cell>
          <table:table-cell table:formula="of:=SQRT([.E23])" office:value-type="float" office:value="2.96762403619608">
            <text:p>2.9676</text:p>
          </table:table-cell>
          <table:table-cell table:formula="of:=SQRT([.F23])" office:value-type="float" office:value="4.07743030649685">
            <text:p>4.0774</text:p>
          </table:table-cell>
          <table:table-cell table:formula="of:=SQRT([.G23])" office:value-type="float" office:value="4.35949068657266">
            <text:p>4.3595</text:p>
          </table:table-cell>
          <table:table-cell table:formula="of:=SQRT([.H23])" office:value-type="float" office:value="4.36253214287081">
            <text:p>4.3625</text:p>
          </table:table-cell>
          <table:table-cell table:formula="of:=SQRT([.I23])" office:value-type="float" office:value="4.6357963281424">
            <text:p>4.6358</text:p>
          </table:table-cell>
          <table:table-cell table:formula="of:=SQRT([.J23])" office:value-type="float" office:value="5.31051195510373">
            <text:p>5.3105</text:p>
          </table:table-cell>
          <table:table-cell table:formula="of:=SQRT([.K23])" office:value-type="float" office:value="5.32615738092152">
            <text:p>5.3262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777614583893545">
            <text:p>7.78E-001</text:p>
          </table:table-cell>
          <table:table-cell office:value-type="float" office:value="2.98122870974869">
            <text:p>2.98E+000</text:p>
          </table:table-cell>
          <table:table-cell office:value-type="float" office:value="8.46681223361054">
            <text:p>8.47E+000</text:p>
          </table:table-cell>
          <table:table-cell office:value-type="float" office:value="17.0640140124434">
            <text:p>1.71E+001</text:p>
          </table:table-cell>
          <table:table-cell office:value-type="float" office:value="19.1333820047377">
            <text:p>1.91E+001</text:p>
          </table:table-cell>
          <table:table-cell office:value-type="float" office:value="19.1622757748232">
            <text:p>1.92E+001</text:p>
          </table:table-cell>
          <table:table-cell office:value-type="float" office:value="20.7651759018836">
            <text:p>2.08E+001</text:p>
          </table:table-cell>
          <table:table-cell office:value-type="float" office:value="27.8517180158781">
            <text:p>2.79E+001</text:p>
          </table:table-cell>
          <table:table-cell office:value-type="float" office:value="28.0041758900362">
            <text:p>2.80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881824576598739">
            <text:p>0.8818</text:p>
          </table:table-cell>
          <table:table-cell table:formula="of:=SQRT([.D24])" office:value-type="float" office:value="1.72662349970939">
            <text:p>1.7266</text:p>
          </table:table-cell>
          <table:table-cell table:formula="of:=SQRT([.E24])" office:value-type="float" office:value="2.90977872588459">
            <text:p>2.9098</text:p>
          </table:table-cell>
          <table:table-cell table:formula="of:=SQRT([.F24])" office:value-type="float" office:value="4.13086117080245">
            <text:p>4.1309</text:p>
          </table:table-cell>
          <table:table-cell table:formula="of:=SQRT([.G24])" office:value-type="float" office:value="4.37417215078896">
            <text:p>4.3742</text:p>
          </table:table-cell>
          <table:table-cell table:formula="of:=SQRT([.H24])" office:value-type="float" office:value="4.37747367494348">
            <text:p>4.3775</text:p>
          </table:table-cell>
          <table:table-cell table:formula="of:=SQRT([.I24])" office:value-type="float" office:value="4.55688225675006">
            <text:p>4.5569</text:p>
          </table:table-cell>
          <table:table-cell table:formula="of:=SQRT([.J24])" office:value-type="float" office:value="5.2774726921016">
            <text:p>5.2775</text:p>
          </table:table-cell>
          <table:table-cell table:formula="of:=SQRT([.K24])" office:value-type="float" office:value="5.29189719193752">
            <text:p>5.2919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875589489036476">
            <text:p>8.76E-001</text:p>
          </table:table-cell>
          <table:table-cell office:value-type="float" office:value="3.25843926468588">
            <text:p>3.26E+000</text:p>
          </table:table-cell>
          <table:table-cell office:value-type="float" office:value="8.1337721520039">
            <text:p>8.13E+000</text:p>
          </table:table-cell>
          <table:table-cell office:value-type="float" office:value="17.5213937197331">
            <text:p>1.75E+001</text:p>
          </table:table-cell>
          <table:table-cell office:value-type="float" office:value="19.267653329372">
            <text:p>1.93E+001</text:p>
          </table:table-cell>
          <table:table-cell office:value-type="float" office:value="19.2989779830766">
            <text:p>1.93E+001</text:p>
          </table:table-cell>
          <table:table-cell office:value-type="float" office:value="20.0524468706528">
            <text:p>2.01E+001</text:p>
          </table:table-cell>
          <table:table-cell office:value-type="float" office:value="27.5020666573073">
            <text:p>2.75E+001</text:p>
          </table:table-cell>
          <table:table-cell office:value-type="float" office:value="27.6470023651271">
            <text:p>2.76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935729388785281">
            <text:p>0.9357</text:p>
          </table:table-cell>
          <table:table-cell table:formula="of:=SQRT([.D25])" office:value-type="float" office:value="1.80511475111304">
            <text:p>1.8051</text:p>
          </table:table-cell>
          <table:table-cell table:formula="of:=SQRT([.E25])" office:value-type="float" office:value="2.8519768849">
            <text:p>2.8520</text:p>
          </table:table-cell>
          <table:table-cell table:formula="of:=SQRT([.F25])" office:value-type="float" office:value="4.18585639024239">
            <text:p>4.1859</text:p>
          </table:table-cell>
          <table:table-cell table:formula="of:=SQRT([.G25])" office:value-type="float" office:value="4.3894935162695">
            <text:p>4.3895</text:p>
          </table:table-cell>
          <table:table-cell table:formula="of:=SQRT([.H25])" office:value-type="float" office:value="4.39306020708533">
            <text:p>4.3931</text:p>
          </table:table-cell>
          <table:table-cell table:formula="of:=SQRT([.I25])" office:value-type="float" office:value="4.47799585424694">
            <text:p>4.4780</text:p>
          </table:table-cell>
          <table:table-cell table:formula="of:=SQRT([.J25])" office:value-type="float" office:value="5.24424128519153">
            <text:p>5.2442</text:p>
          </table:table-cell>
          <table:table-cell table:formula="of:=SQRT([.K25])" office:value-type="float" office:value="5.25804168537366">
            <text:p>5.2580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979535601947537">
            <text:p>9.80E-001</text:p>
          </table:table-cell>
          <table:table-cell office:value-type="float" office:value="3.54797884247323">
            <text:p>3.55E+000</text:p>
          </table:table-cell>
          <table:table-cell office:value-type="float" office:value="7.8076745148416">
            <text:p>7.81E+000</text:p>
          </table:table-cell>
          <table:table-cell office:value-type="float" office:value="17.9974543697766">
            <text:p>1.80E+001</text:p>
          </table:table-cell>
          <table:table-cell office:value-type="float" office:value="19.3523960295933">
            <text:p>1.94E+001</text:p>
          </table:table-cell>
          <table:table-cell office:value-type="float" office:value="19.4079973468847">
            <text:p>1.94E+001</text:p>
          </table:table-cell>
          <table:table-cell office:value-type="float" office:value="19.4417995720324">
            <text:p>1.94E+001</text:p>
          </table:table-cell>
          <table:table-cell office:value-type="float" office:value="27.1570387440563">
            <text:p>2.72E+001</text:p>
          </table:table-cell>
          <table:table-cell office:value-type="float" office:value="27.2964114233026">
            <text:p>2.73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989714909429749">
            <text:p>0.9897</text:p>
          </table:table-cell>
          <table:table-cell table:formula="of:=SQRT([.D26])" office:value-type="float" office:value="1.88360793226012">
            <text:p>1.8836</text:p>
          </table:table-cell>
          <table:table-cell table:formula="of:=SQRT([.E26])" office:value-type="float" office:value="2.79422162951359">
            <text:p>2.7942</text:p>
          </table:table-cell>
          <table:table-cell table:formula="of:=SQRT([.F26])" office:value-type="float" office:value="4.24234067111266">
            <text:p>4.2423</text:p>
          </table:table-cell>
          <table:table-cell table:formula="of:=SQRT([.G26])" office:value-type="float" office:value="4.39913582759084">
            <text:p>4.3991</text:p>
          </table:table-cell>
          <table:table-cell table:formula="of:=SQRT([.H26])" office:value-type="float" office:value="4.40545086760534">
            <text:p>4.4055</text:p>
          </table:table-cell>
          <table:table-cell table:formula="of:=SQRT([.I26])" office:value-type="float" office:value="4.40928560789981">
            <text:p>4.4093</text:p>
          </table:table-cell>
          <table:table-cell table:formula="of:=SQRT([.J26])" office:value-type="float" office:value="5.21124157414107">
            <text:p>5.2112</text:p>
          </table:table-cell>
          <table:table-cell table:formula="of:=SQRT([.K26])" office:value-type="float" office:value="5.22459677135974">
            <text:p>5.2246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1.08954858452262">
            <text:p>1.09E+000</text:p>
          </table:table-cell>
          <table:table-cell office:value-type="float" office:value="3.8498493658873">
            <text:p>3.85E+000</text:p>
          </table:table-cell>
          <table:table-cell office:value-type="float" office:value="7.4885224941861">
            <text:p>7.49E+000</text:p>
          </table:table-cell>
          <table:table-cell office:value-type="float" office:value="18.492058449433">
            <text:p>1.85E+001</text:p>
          </table:table-cell>
          <table:table-cell office:value-type="float" office:value="18.6650000341642">
            <text:p>1.87E+001</text:p>
          </table:table-cell>
          <table:table-cell office:value-type="float" office:value="19.5544608962124">
            <text:p>1.96E+001</text:p>
          </table:table-cell>
          <table:table-cell office:value-type="float" office:value="19.5907480311488">
            <text:p>1.96E+001</text:p>
          </table:table-cell>
          <table:table-cell office:value-type="float" office:value="26.8177299112603">
            <text:p>2.68E+001</text:p>
          </table:table-cell>
          <table:table-cell office:value-type="float" office:value="26.952379858543">
            <text:p>2.70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1.04381443969827">
            <text:p>1.0438</text:p>
          </table:table-cell>
          <table:table-cell table:formula="of:=SQRT([.D27])" office:value-type="float" office:value="1.96210330153315">
            <text:p>1.9621</text:p>
          </table:table-cell>
          <table:table-cell table:formula="of:=SQRT([.E27])" office:value-type="float" office:value="2.73651648893006">
            <text:p>2.7365</text:p>
          </table:table-cell>
          <table:table-cell table:formula="of:=SQRT([.F27])" office:value-type="float" office:value="4.3002393479239">
            <text:p>4.3002</text:p>
          </table:table-cell>
          <table:table-cell table:formula="of:=SQRT([.G27])" office:value-type="float" office:value="4.3203009193995">
            <text:p>4.3203</text:p>
          </table:table-cell>
          <table:table-cell table:formula="of:=SQRT([.H27])" office:value-type="float" office:value="4.42204261582952">
            <text:p>4.4220</text:p>
          </table:table-cell>
          <table:table-cell table:formula="of:=SQRT([.I27])" office:value-type="float" office:value="4.42614369752596">
            <text:p>4.4261</text:p>
          </table:table-cell>
          <table:table-cell table:formula="of:=SQRT([.J27])" office:value-type="float" office:value="5.17858377466854">
            <text:p>5.1786</text:p>
          </table:table-cell>
          <table:table-cell table:formula="of:=SQRT([.K27])" office:value-type="float" office:value="5.19156815023582">
            <text:p>5.1916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1.20571501694656">
            <text:p>1.21E+000</text:p>
          </table:table-cell>
          <table:table-cell office:value-type="float" office:value="4.16405300783254">
            <text:p>4.16E+000</text:p>
          </table:table-cell>
          <table:table-cell office:value-type="float" office:value="7.17632043137739">
            <text:p>7.18E+000</text:p>
          </table:table-cell>
          <table:table-cell office:value-type="float" office:value="17.9902366385641">
            <text:p>1.80E+001</text:p>
          </table:table-cell>
          <table:table-cell office:value-type="float" office:value="19.0049907004315">
            <text:p>1.90E+001</text:p>
          </table:table-cell>
          <table:table-cell office:value-type="float" office:value="19.7071733573535">
            <text:p>1.97E+001</text:p>
          </table:table-cell>
          <table:table-cell office:value-type="float" office:value="19.745834494605">
            <text:p>1.97E+001</text:p>
          </table:table-cell>
          <table:table-cell office:value-type="float" office:value="26.4845285682317">
            <text:p>2.65E+001</text:p>
          </table:table-cell>
          <table:table-cell office:value-type="float" office:value="26.6148845833887">
            <text:p>2.66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1.09805055300135">
            <text:p>1.0981</text:p>
          </table:table-cell>
          <table:table-cell table:formula="of:=SQRT([.D28])" office:value-type="float" office:value="2.04060113883937">
            <text:p>2.0406</text:p>
          </table:table-cell>
          <table:table-cell table:formula="of:=SQRT([.E28])" office:value-type="float" office:value="2.67886551199895">
            <text:p>2.6789</text:p>
          </table:table-cell>
          <table:table-cell table:formula="of:=SQRT([.F28])" office:value-type="float" office:value="4.24148990787012">
            <text:p>4.2415</text:p>
          </table:table-cell>
          <table:table-cell table:formula="of:=SQRT([.G28])" office:value-type="float" office:value="4.359471378554">
            <text:p>4.3595</text:p>
          </table:table-cell>
          <table:table-cell table:formula="of:=SQRT([.H28])" office:value-type="float" office:value="4.43927621998828">
            <text:p>4.4393</text:p>
          </table:table-cell>
          <table:table-cell table:formula="of:=SQRT([.I28])" office:value-type="float" office:value="4.44362852797183">
            <text:p>4.4436</text:p>
          </table:table-cell>
          <table:table-cell table:formula="of:=SQRT([.J28])" office:value-type="float" office:value="5.14631213280264">
            <text:p>5.1463</text:p>
          </table:table-cell>
          <table:table-cell table:formula="of:=SQRT([.K28])" office:value-type="float" office:value="5.15896157994888">
            <text:p>5.1590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1.32811218304556">
            <text:p>1.33E+000</text:p>
          </table:table-cell>
          <table:table-cell office:value-type="float" office:value="4.49059221141166">
            <text:p>4.49E+000</text:p>
          </table:table-cell>
          <table:table-cell office:value-type="float" office:value="6.87107427929665">
            <text:p>6.87E+000</text:p>
          </table:table-cell>
          <table:table-cell office:value-type="float" office:value="17.3280846662068">
            <text:p>1.73E+001</text:p>
          </table:table-cell>
          <table:table-cell office:value-type="float" office:value="19.535462900475">
            <text:p>1.95E+001</text:p>
          </table:table-cell>
          <table:table-cell office:value-type="float" office:value="19.8668231623203">
            <text:p>1.99E+001</text:p>
          </table:table-cell>
          <table:table-cell office:value-type="float" office:value="19.9070917596551">
            <text:p>1.99E+001</text:p>
          </table:table-cell>
          <table:table-cell office:value-type="float" office:value="26.157600573337">
            <text:p>2.62E+001</text:p>
          </table:table-cell>
          <table:table-cell office:value-type="float" office:value="26.2839031466492">
            <text:p>2.63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1.1524374963726">
            <text:p>1.1524</text:p>
          </table:table-cell>
          <table:table-cell table:formula="of:=SQRT([.D29])" office:value-type="float" office:value="2.11910174635662">
            <text:p>2.1191</text:p>
          </table:table-cell>
          <table:table-cell table:formula="of:=SQRT([.E29])" office:value-type="float" office:value="2.62127340796351">
            <text:p>2.6213</text:p>
          </table:table-cell>
          <table:table-cell table:formula="of:=SQRT([.F29])" office:value-type="float" office:value="4.16270160667406">
            <text:p>4.1627</text:p>
          </table:table-cell>
          <table:table-cell table:formula="of:=SQRT([.G29])" office:value-type="float" office:value="4.41989399199517">
            <text:p>4.4199</text:p>
          </table:table-cell>
          <table:table-cell table:formula="of:=SQRT([.H29])" office:value-type="float" office:value="4.45722146211295">
            <text:p>4.4572</text:p>
          </table:table-cell>
          <table:table-cell table:formula="of:=SQRT([.I29])" office:value-type="float" office:value="4.46173640633948">
            <text:p>4.4617</text:p>
          </table:table-cell>
          <table:table-cell table:formula="of:=SQRT([.J29])" office:value-type="float" office:value="5.11445017312096">
            <text:p>5.1145</text:p>
          </table:table-cell>
          <table:table-cell table:formula="of:=SQRT([.K29])" office:value-type="float" office:value="5.12678292369096">
            <text:p>5.1268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45680768600578">
            <text:p>1.46E+000</text:p>
          </table:table-cell>
          <table:table-cell office:value-type="float" office:value="4.82946971063026">
            <text:p>4.83E+000</text:p>
          </table:table-cell>
          <table:table-cell office:value-type="float" office:value="6.57279224393242">
            <text:p>6.57E+000</text:p>
          </table:table-cell>
          <table:table-cell office:value-type="float" office:value="16.6785239801717">
            <text:p>1.67E+001</text:p>
          </table:table-cell>
          <table:table-cell office:value-type="float" office:value="20.0177596795783">
            <text:p>2.00E+001</text:p>
          </table:table-cell>
          <table:table-cell office:value-type="float" office:value="20.0732852381612">
            <text:p>2.01E+001</text:p>
          </table:table-cell>
          <table:table-cell office:value-type="float" office:value="20.1002999183013">
            <text:p>2.01E+001</text:p>
          </table:table-cell>
          <table:table-cell office:value-type="float" office:value="25.8370250180027">
            <text:p>2.58E+001</text:p>
          </table:table-cell>
          <table:table-cell office:value-type="float" office:value="25.9594138822598">
            <text:p>2.60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206982885548">
            <text:p>1.2070</text:p>
          </table:table-cell>
          <table:table-cell table:formula="of:=SQRT([.D30])" office:value-type="float" office:value="2.19760544926296">
            <text:p>2.1976</text:p>
          </table:table-cell>
          <table:table-cell table:formula="of:=SQRT([.E30])" office:value-type="float" office:value="2.5637457447907">
            <text:p>2.5637</text:p>
          </table:table-cell>
          <table:table-cell table:formula="of:=SQRT([.F30])" office:value-type="float" office:value="4.08393486482972">
            <text:p>4.0839</text:p>
          </table:table-cell>
          <table:table-cell table:formula="of:=SQRT([.G30])" office:value-type="float" office:value="4.47412110694137">
            <text:p>4.4741</text:p>
          </table:table-cell>
          <table:table-cell table:formula="of:=SQRT([.H30])" office:value-type="float" office:value="4.48032200161564">
            <text:p>4.4803</text:p>
          </table:table-cell>
          <table:table-cell table:formula="of:=SQRT([.I30])" office:value-type="float" office:value="4.48333580253602">
            <text:p>4.4833</text:p>
          </table:table-cell>
          <table:table-cell table:formula="of:=SQRT([.J30])" office:value-type="float" office:value="5.08301337967969">
            <text:p>5.0830</text:p>
          </table:table-cell>
          <table:table-cell table:formula="of:=SQRT([.K30])" office:value-type="float" office:value="5.09503816298365">
            <text:p>5.0950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59185873673652">
            <text:p>1.59E+000</text:p>
          </table:table-cell>
          <table:table-cell office:value-type="float" office:value="5.18068855170633">
            <text:p>5.18E+000</text:p>
          </table:table-cell>
          <table:table-cell office:value-type="float" office:value="6.28148577467373">
            <text:p>6.28E+000</text:p>
          </table:table-cell>
          <table:table-cell office:value-type="float" office:value="16.0415354536337">
            <text:p>1.60E+001</text:p>
          </table:table-cell>
          <table:table-cell office:value-type="float" office:value="20.1977768803148">
            <text:p>2.02E+001</text:p>
          </table:table-cell>
          <table:table-cell office:value-type="float" office:value="20.2477653305609">
            <text:p>2.02E+001</text:p>
          </table:table-cell>
          <table:table-cell office:value-type="float" office:value="20.658301688782">
            <text:p>2.07E+001</text:p>
          </table:table-cell>
          <table:table-cell office:value-type="float" office:value="25.5228438166621">
            <text:p>2.55E+001</text:p>
          </table:table-cell>
          <table:table-cell office:value-type="float" office:value="25.6413959884227">
            <text:p>2.56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26168884307365">
            <text:p>1.2617</text:p>
          </table:table-cell>
          <table:table-cell table:formula="of:=SQRT([.D31])" office:value-type="float" office:value="2.27611259644736">
            <text:p>2.2761</text:p>
          </table:table-cell>
          <table:table-cell table:formula="of:=SQRT([.E31])" office:value-type="float" office:value="2.50628924401669">
            <text:p>2.5063</text:p>
          </table:table-cell>
          <table:table-cell table:formula="of:=SQRT([.F31])" office:value-type="float" office:value="4.00518856655136">
            <text:p>4.0052</text:p>
          </table:table-cell>
          <table:table-cell table:formula="of:=SQRT([.G31])" office:value-type="float" office:value="4.49419368522484">
            <text:p>4.4942</text:p>
          </table:table-cell>
          <table:table-cell table:formula="of:=SQRT([.H31])" office:value-type="float" office:value="4.49975169654514">
            <text:p>4.4998</text:p>
          </table:table-cell>
          <table:table-cell table:formula="of:=SQRT([.I31])" office:value-type="float" office:value="4.54514044764097">
            <text:p>4.5451</text:p>
          </table:table-cell>
          <table:table-cell table:formula="of:=SQRT([.J31])" office:value-type="float" office:value="5.05201383773462">
            <text:p>5.0520</text:p>
          </table:table-cell>
          <table:table-cell table:formula="of:=SQRT([.K31])" office:value-type="float" office:value="5.06373340416167">
            <text:p>5.0637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73331084536809">
            <text:p>1.73E+000</text:p>
          </table:table-cell>
          <table:table-cell office:value-type="float" office:value="5.54425211497632">
            <text:p>5.54E+000</text:p>
          </table:table-cell>
          <table:table-cell office:value-type="float" office:value="5.99717116384846">
            <text:p>6.00E+000</text:p>
          </table:table-cell>
          <table:table-cell office:value-type="float" office:value="15.4171009403105">
            <text:p>1.54E+001</text:p>
          </table:table-cell>
          <table:table-cell office:value-type="float" office:value="20.3752113045777">
            <text:p>2.04E+001</text:p>
          </table:table-cell>
          <table:table-cell office:value-type="float" office:value="20.4274642204709">
            <text:p>2.04E+001</text:p>
          </table:table-cell>
          <table:table-cell office:value-type="float" office:value="21.2441443038338">
            <text:p>2.12E+001</text:p>
          </table:table-cell>
          <table:table-cell office:value-type="float" office:value="25.2150854215073">
            <text:p>2.52E+001</text:p>
          </table:table-cell>
          <table:table-cell office:value-type="float" office:value="25.3298296404254">
            <text:p>2.53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31655263676318">
            <text:p>1.3166</text:p>
          </table:table-cell>
          <table:table-cell table:formula="of:=SQRT([.D32])" office:value-type="float" office:value="2.35462356120385">
            <text:p>2.3546</text:p>
          </table:table-cell>
          <table:table-cell table:formula="of:=SQRT([.E32])" office:value-type="float" office:value="2.44891224094463">
            <text:p>2.4489</text:p>
          </table:table-cell>
          <table:table-cell table:formula="of:=SQRT([.F32])" office:value-type="float" office:value="3.9264616310758">
            <text:p>3.9265</text:p>
          </table:table-cell>
          <table:table-cell table:formula="of:=SQRT([.G32])" office:value-type="float" office:value="4.51389092741259">
            <text:p>4.5139</text:p>
          </table:table-cell>
          <table:table-cell table:formula="of:=SQRT([.H32])" office:value-type="float" office:value="4.51967523395995">
            <text:p>4.5197</text:p>
          </table:table-cell>
          <table:table-cell table:formula="of:=SQRT([.I32])" office:value-type="float" office:value="4.60913704546022">
            <text:p>4.6091</text:p>
          </table:table-cell>
          <table:table-cell table:formula="of:=SQRT([.J32])" office:value-type="float" office:value="5.02146247835303">
            <text:p>5.0215</text:p>
          </table:table-cell>
          <table:table-cell table:formula="of:=SQRT([.K32])" office:value-type="float" office:value="5.03287488821503">
            <text:p>5.0329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88119542204592">
            <text:p>1.88E+000</text:p>
          </table:table-cell>
          <table:table-cell office:value-type="float" office:value="5.71987224077031">
            <text:p>5.72E+000</text:p>
          </table:table-cell>
          <table:table-cell office:value-type="float" office:value="5.92016413736595">
            <text:p>5.92E+000</text:p>
          </table:table-cell>
          <table:table-cell office:value-type="float" office:value="14.805203244946">
            <text:p>1.48E+001</text:p>
          </table:table-cell>
          <table:table-cell office:value-type="float" office:value="20.5582289850141">
            <text:p>2.06E+001</text:p>
          </table:table-cell>
          <table:table-cell office:value-type="float" office:value="20.6133036793061">
            <text:p>2.06E+001</text:p>
          </table:table-cell>
          <table:table-cell office:value-type="float" office:value="21.8486746254421">
            <text:p>2.18E+001</text:p>
          </table:table-cell>
          <table:table-cell office:value-type="float" office:value="24.9137841852904">
            <text:p>2.49E+001</text:p>
          </table:table-cell>
          <table:table-cell office:value-type="float" office:value="25.0246962851043">
            <text:p>2.50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37156677637143">
            <text:p>1.3716</text:p>
          </table:table-cell>
          <table:table-cell table:formula="of:=SQRT([.D33])" office:value-type="float" office:value="2.39162543906238">
            <text:p>2.3916</text:p>
          </table:table-cell>
          <table:table-cell table:formula="of:=SQRT([.E33])" office:value-type="float" office:value="2.43313874190642">
            <text:p>2.4331</text:p>
          </table:table-cell>
          <table:table-cell table:formula="of:=SQRT([.F33])" office:value-type="float" office:value="3.84775301246662">
            <text:p>3.8478</text:p>
          </table:table-cell>
          <table:table-cell table:formula="of:=SQRT([.G33])" office:value-type="float" office:value="4.53411832499043">
            <text:p>4.5341</text:p>
          </table:table-cell>
          <table:table-cell table:formula="of:=SQRT([.H33])" office:value-type="float" office:value="4.54018762600248">
            <text:p>4.5402</text:p>
          </table:table-cell>
          <table:table-cell table:formula="of:=SQRT([.I33])" office:value-type="float" office:value="4.67425658532371">
            <text:p>4.6743</text:p>
          </table:table-cell>
          <table:table-cell table:formula="of:=SQRT([.J33])" office:value-type="float" office:value="4.99137097251751">
            <text:p>4.9914</text:p>
          </table:table-cell>
          <table:table-cell table:formula="of:=SQRT([.K33])" office:value-type="float" office:value="5.00246901890499">
            <text:p>5.0025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2.03552531746621">
            <text:p>2.04E+000</text:p>
          </table:table-cell>
          <table:table-cell office:value-type="float" office:value="5.44962512210706">
            <text:p>5.45E+000</text:p>
          </table:table-cell>
          <table:table-cell office:value-type="float" office:value="6.30842873541695">
            <text:p>6.31E+000</text:p>
          </table:table-cell>
          <table:table-cell office:value-type="float" office:value="14.2058260938484">
            <text:p>1.42E+001</text:p>
          </table:table-cell>
          <table:table-cell office:value-type="float" office:value="20.7472001571306">
            <text:p>2.07E+001</text:p>
          </table:table-cell>
          <table:table-cell office:value-type="float" office:value="20.8053107962675">
            <text:p>2.08E+001</text:p>
          </table:table-cell>
          <table:table-cell office:value-type="float" office:value="22.471383429839">
            <text:p>2.25E+001</text:p>
          </table:table-cell>
          <table:table-cell office:value-type="float" office:value="24.6190201152547">
            <text:p>2.46E+001</text:p>
          </table:table-cell>
          <table:table-cell office:value-type="float" office:value="24.7259796816108">
            <text:p>2.47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42671837356439">
            <text:p>1.4267</text:p>
          </table:table-cell>
          <table:table-cell table:formula="of:=SQRT([.D34])" office:value-type="float" office:value="2.33444321458181">
            <text:p>2.3344</text:p>
          </table:table-cell>
          <table:table-cell table:formula="of:=SQRT([.E34])" office:value-type="float" office:value="2.5116585626667">
            <text:p>2.5117</text:p>
          </table:table-cell>
          <table:table-cell table:formula="of:=SQRT([.F34])" office:value-type="float" office:value="3.76906169939528">
            <text:p>3.7691</text:p>
          </table:table-cell>
          <table:table-cell table:formula="of:=SQRT([.G34])" office:value-type="float" office:value="4.55490945652387">
            <text:p>4.5549</text:p>
          </table:table-cell>
          <table:table-cell table:formula="of:=SQRT([.H34])" office:value-type="float" office:value="4.56128389779319">
            <text:p>4.5613</text:p>
          </table:table-cell>
          <table:table-cell table:formula="of:=SQRT([.I34])" office:value-type="float" office:value="4.74039907917456">
            <text:p>4.7404</text:p>
          </table:table-cell>
          <table:table-cell table:formula="of:=SQRT([.J34])" office:value-type="float" office:value="4.96175574925396">
            <text:p>4.9618</text:p>
          </table:table-cell>
          <table:table-cell table:formula="of:=SQRT([.K34])" office:value-type="float" office:value="4.97252246667733">
            <text:p>4.9725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2.19628625347496">
            <text:p>2.20E+000</text:p>
          </table:table-cell>
          <table:table-cell office:value-type="float" office:value="5.18648706141627">
            <text:p>5.19E+000</text:p>
          </table:table-cell>
          <table:table-cell office:value-type="float" office:value="6.70905042882844">
            <text:p>6.71E+000</text:p>
          </table:table-cell>
          <table:table-cell office:value-type="float" office:value="13.6189541055166">
            <text:p>1.36E+001</text:p>
          </table:table-cell>
          <table:table-cell office:value-type="float" office:value="20.9422064330433">
            <text:p>2.09E+001</text:p>
          </table:table-cell>
          <table:table-cell office:value-type="float" office:value="21.0034981354485">
            <text:p>2.10E+001</text:p>
          </table:table-cell>
          <table:table-cell office:value-type="float" office:value="23.1118190520202">
            <text:p>2.31E+001</text:p>
          </table:table-cell>
          <table:table-cell office:value-type="float" office:value="24.3311144832677">
            <text:p>2.43E+001</text:p>
          </table:table-cell>
          <table:table-cell office:value-type="float" office:value="24.4336714815034">
            <text:p>2.44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48198726495033">
            <text:p>1.4820</text:p>
          </table:table-cell>
          <table:table-cell table:formula="of:=SQRT([.D35])" office:value-type="float" office:value="2.27738601502167">
            <text:p>2.2774</text:p>
          </table:table-cell>
          <table:table-cell table:formula="of:=SQRT([.E35])" office:value-type="float" office:value="2.59018347397022">
            <text:p>2.5902</text:p>
          </table:table-cell>
          <table:table-cell table:formula="of:=SQRT([.F35])" office:value-type="float" office:value="3.69038671490084">
            <text:p>3.6904</text:p>
          </table:table-cell>
          <table:table-cell table:formula="of:=SQRT([.G35])" office:value-type="float" office:value="4.57626555534568">
            <text:p>4.5763</text:p>
          </table:table-cell>
          <table:table-cell table:formula="of:=SQRT([.H35])" office:value-type="float" office:value="4.58295735693106">
            <text:p>4.5830</text:p>
          </table:table-cell>
          <table:table-cell table:formula="of:=SQRT([.I35])" office:value-type="float" office:value="4.80747533036002">
            <text:p>4.8075</text:p>
          </table:table-cell>
          <table:table-cell table:formula="of:=SQRT([.J35])" office:value-type="float" office:value="4.93265795320005">
            <text:p>4.9327</text:p>
          </table:table-cell>
          <table:table-cell table:formula="of:=SQRT([.K35])" office:value-type="float" office:value="4.94304273514841">
            <text:p>4.9430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2.36341942494268">
            <text:p>2.36E+000</text:p>
          </table:table-cell>
          <table:table-cell office:value-type="float" office:value="4.93055411084335">
            <text:p>4.93E+000</text:p>
          </table:table-cell>
          <table:table-cell office:value-type="float" office:value="7.12203416452289">
            <text:p>7.12E+000</text:p>
          </table:table-cell>
          <table:table-cell office:value-type="float" office:value="13.0445727613694">
            <text:p>1.30E+001</text:p>
          </table:table-cell>
          <table:table-cell office:value-type="float" office:value="21.1432676581657">
            <text:p>2.11E+001</text:p>
          </table:table-cell>
          <table:table-cell office:value-type="float" office:value="21.2078758415652">
            <text:p>2.12E+001</text:p>
          </table:table-cell>
          <table:table-cell office:value-type="float" office:value="23.7652688949452">
            <text:p>2.38E+001</text:p>
          </table:table-cell>
          <table:table-cell office:value-type="float" office:value="24.0546149517803">
            <text:p>2.41E+001</text:p>
          </table:table-cell>
          <table:table-cell office:value-type="float" office:value="24.1478666159619">
            <text:p>2.41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53734167475636">
            <text:p>1.5373</text:p>
          </table:table-cell>
          <table:table-cell table:formula="of:=SQRT([.D36])" office:value-type="float" office:value="2.22048510709785">
            <text:p>2.2205</text:p>
          </table:table-cell>
          <table:table-cell table:formula="of:=SQRT([.E36])" office:value-type="float" office:value="2.66871395329715">
            <text:p>2.6687</text:p>
          </table:table-cell>
          <table:table-cell table:formula="of:=SQRT([.F36])" office:value-type="float" office:value="3.61172711612733">
            <text:p>3.6117</text:p>
          </table:table-cell>
          <table:table-cell table:formula="of:=SQRT([.G36])" office:value-type="float" office:value="4.59818090750741">
            <text:p>4.5982</text:p>
          </table:table-cell>
          <table:table-cell table:formula="of:=SQRT([.H36])" office:value-type="float" office:value="4.60520095561151">
            <text:p>4.6052</text:p>
          </table:table-cell>
          <table:table-cell table:formula="of:=SQRT([.I36])" office:value-type="float" office:value="4.87496347626782">
            <text:p>4.8750</text:p>
          </table:table-cell>
          <table:table-cell table:formula="of:=SQRT([.J36])" office:value-type="float" office:value="4.90455043319776">
            <text:p>4.9046</text:p>
          </table:table-cell>
          <table:table-cell table:formula="of:=SQRT([.K36])" office:value-type="float" office:value="4.9140478849887">
            <text:p>4.9140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2.5367832117378">
            <text:p>2.54E+000</text:p>
          </table:table-cell>
          <table:table-cell office:value-type="float" office:value="4.68199965133017">
            <text:p>4.68E+000</text:p>
          </table:table-cell>
          <table:table-cell office:value-type="float" office:value="7.54738534117583">
            <text:p>7.55E+000</text:p>
          </table:table-cell>
          <table:table-cell office:value-type="float" office:value="12.482668376601">
            <text:p>1.25E+001</text:p>
          </table:table-cell>
          <table:table-cell office:value-type="float" office:value="21.3503708856684">
            <text:p>2.14E+001</text:p>
          </table:table-cell>
          <table:table-cell office:value-type="float" office:value="21.4184533065694">
            <text:p>2.14E+001</text:p>
          </table:table-cell>
          <table:table-cell office:value-type="float" office:value="23.7682288830182">
            <text:p>2.38E+001</text:p>
          </table:table-cell>
          <table:table-cell office:value-type="float" office:value="23.8679496190066">
            <text:p>2.39E+001</text:p>
          </table:table-cell>
          <table:table-cell office:value-type="float" office:value="24.4536093812059">
            <text:p>2.45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59272822908926">
            <text:p>1.5927</text:p>
          </table:table-cell>
          <table:table-cell table:formula="of:=SQRT([.D37])" office:value-type="float" office:value="2.16379288549763">
            <text:p>2.1638</text:p>
          </table:table-cell>
          <table:table-cell table:formula="of:=SQRT([.E37])" office:value-type="float" office:value="2.74725050571946">
            <text:p>2.7473</text:p>
          </table:table-cell>
          <table:table-cell table:formula="of:=SQRT([.F37])" office:value-type="float" office:value="3.53308199403878">
            <text:p>3.5331</text:p>
          </table:table-cell>
          <table:table-cell table:formula="of:=SQRT([.G37])" office:value-type="float" office:value="4.62064615456198">
            <text:p>4.6206</text:p>
          </table:table-cell>
          <table:table-cell table:formula="of:=SQRT([.H37])" office:value-type="float" office:value="4.62800748773912">
            <text:p>4.6280</text:p>
          </table:table-cell>
          <table:table-cell table:formula="of:=SQRT([.I37])" office:value-type="float" office:value="4.8752670576101">
            <text:p>4.8753</text:p>
          </table:table-cell>
          <table:table-cell table:formula="of:=SQRT([.J37])" office:value-type="float" office:value="4.88548356040696">
            <text:p>4.8855</text:p>
          </table:table-cell>
          <table:table-cell table:formula="of:=SQRT([.K37])" office:value-type="float" office:value="4.94505908773655">
            <text:p>4.9451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2.71605873293868">
            <text:p>2.72E+000</text:p>
          </table:table-cell>
          <table:table-cell office:value-type="float" office:value="4.44116905518758">
            <text:p>4.44E+000</text:p>
          </table:table-cell>
          <table:table-cell office:value-type="float" office:value="7.98510983422467">
            <text:p>7.99E+000</text:p>
          </table:table-cell>
          <table:table-cell office:value-type="float" office:value="11.9332280711902">
            <text:p>1.19E+001</text:p>
          </table:table-cell>
          <table:table-cell office:value-type="float" office:value="21.5634592868291">
            <text:p>2.16E+001</text:p>
          </table:table-cell>
          <table:table-cell office:value-type="float" office:value="21.6352391481578">
            <text:p>2.16E+001</text:p>
          </table:table-cell>
          <table:table-cell office:value-type="float" office:value="23.5007333854489">
            <text:p>2.35E+001</text:p>
          </table:table-cell>
          <table:table-cell office:value-type="float" office:value="23.5947787364595">
            <text:p>2.36E+001</text:p>
          </table:table-cell>
          <table:table-cell office:value-type="float" office:value="25.1472223758651">
            <text:p>2.51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6480469450045">
            <text:p>1.6480</text:p>
          </table:table-cell>
          <table:table-cell table:formula="of:=SQRT([.D38])" office:value-type="float" office:value="2.10740813683244">
            <text:p>2.1074</text:p>
          </table:table-cell>
          <table:table-cell table:formula="of:=SQRT([.E38])" office:value-type="float" office:value="2.82579366448166">
            <text:p>2.8258</text:p>
          </table:table-cell>
          <table:table-cell table:formula="of:=SQRT([.F38])" office:value-type="float" office:value="3.45445047311294">
            <text:p>3.4545</text:p>
          </table:table-cell>
          <table:table-cell table:formula="of:=SQRT([.G38])" office:value-type="float" office:value="4.6436471966364">
            <text:p>4.6436</text:p>
          </table:table-cell>
          <table:table-cell table:formula="of:=SQRT([.H38])" office:value-type="float" office:value="4.65136959917805">
            <text:p>4.6514</text:p>
          </table:table-cell>
          <table:table-cell table:formula="of:=SQRT([.I38])" office:value-type="float" office:value="4.84775549975954">
            <text:p>4.8478</text:p>
          </table:table-cell>
          <table:table-cell table:formula="of:=SQRT([.J38])" office:value-type="float" office:value="4.85744570082461">
            <text:p>4.8574</text:p>
          </table:table-cell>
          <table:table-cell table:formula="of:=SQRT([.K38])" office:value-type="float" office:value="5.01470062674385">
            <text:p>5.0147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2.90047548322765">
            <text:p>2.90E+000</text:p>
          </table:table-cell>
          <table:table-cell office:value-type="float" office:value="4.20885423792146">
            <text:p>4.21E+000</text:p>
          </table:table-cell>
          <table:table-cell office:value-type="float" office:value="8.43521402130874">
            <text:p>8.44E+000</text:p>
          </table:table-cell>
          <table:table-cell office:value-type="float" office:value="11.39623974108">
            <text:p>1.14E+001</text:p>
          </table:table-cell>
          <table:table-cell office:value-type="float" office:value="21.7823731273546">
            <text:p>2.18E+001</text:p>
          </table:table-cell>
          <table:table-cell office:value-type="float" office:value="21.8582398490354">
            <text:p>2.19E+001</text:p>
          </table:table-cell>
          <table:table-cell office:value-type="float" office:value="23.238559084804">
            <text:p>2.32E+001</text:p>
          </table:table-cell>
          <table:table-cell office:value-type="float" office:value="23.3278878065106">
            <text:p>2.33E+001</text:p>
          </table:table-cell>
          <table:table-cell office:value-type="float" office:value="25.860267849607">
            <text:p>2.59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7030782375533">
            <text:p>1.7031</text:p>
          </table:table-cell>
          <table:table-cell table:formula="of:=SQRT([.D39])" office:value-type="float" office:value="2.05154922873458">
            <text:p>2.0515</text:p>
          </table:table-cell>
          <table:table-cell table:formula="of:=SQRT([.E39])" office:value-type="float" office:value="2.90434399155967">
            <text:p>2.9043</text:p>
          </table:table-cell>
          <table:table-cell table:formula="of:=SQRT([.F39])" office:value-type="float" office:value="3.37583171101286">
            <text:p>3.3758</text:p>
          </table:table-cell>
          <table:table-cell table:formula="of:=SQRT([.G39])" office:value-type="float" office:value="4.66715899957936">
            <text:p>4.6672</text:p>
          </table:table-cell>
          <table:table-cell table:formula="of:=SQRT([.H39])" office:value-type="float" office:value="4.67527965463409">
            <text:p>4.6753</text:p>
          </table:table-cell>
          <table:table-cell table:formula="of:=SQRT([.I39])" office:value-type="float" office:value="4.82063886687273">
            <text:p>4.8206</text:p>
          </table:table-cell>
          <table:table-cell table:formula="of:=SQRT([.J39])" office:value-type="float" office:value="4.82989521692869">
            <text:p>4.8299</text:p>
          </table:table-cell>
          <table:table-cell table:formula="of:=SQRT([.K39])" office:value-type="float" office:value="5.08529918978294">
            <text:p>5.0853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3.0877915123956">
            <text:p>3.09E+000</text:p>
          </table:table-cell>
          <table:table-cell office:value-type="float" office:value="3.98731363581144">
            <text:p>3.99E+000</text:p>
          </table:table-cell>
          <table:table-cell office:value-type="float" office:value="8.89770480812823">
            <text:p>8.90E+000</text:p>
          </table:table-cell>
          <table:table-cell office:value-type="float" office:value="10.8716920295527">
            <text:p>1.09E+001</text:p>
          </table:table-cell>
          <table:table-cell office:value-type="float" office:value="22.0066052514984">
            <text:p>2.20E+001</text:p>
          </table:table-cell>
          <table:table-cell office:value-type="float" office:value="22.0874537017254">
            <text:p>2.21E+001</text:p>
          </table:table-cell>
          <table:table-cell office:value-type="float" office:value="22.9832911579513">
            <text:p>2.30E+001</text:p>
          </table:table-cell>
          <table:table-cell office:value-type="float" office:value="23.0673212354776">
            <text:p>2.31E+001</text:p>
          </table:table-cell>
          <table:table-cell office:value-type="float" office:value="26.5915904160963">
            <text:p>2.66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75721128848969">
            <text:p>1.7572</text:p>
          </table:table-cell>
          <table:table-cell table:formula="of:=SQRT([.D40])" office:value-type="float" office:value="1.99682589020962">
            <text:p>1.9968</text:p>
          </table:table-cell>
          <table:table-cell table:formula="of:=SQRT([.E40])" office:value-type="float" office:value="2.98290207819972">
            <text:p>2.9829</text:p>
          </table:table-cell>
          <table:table-cell table:formula="of:=SQRT([.F40])" office:value-type="float" office:value="3.2972248982368">
            <text:p>3.2972</text:p>
          </table:table-cell>
          <table:table-cell table:formula="of:=SQRT([.G40])" office:value-type="float" office:value="4.69111982915576">
            <text:p>4.6911</text:p>
          </table:table-cell>
          <table:table-cell table:formula="of:=SQRT([.H40])" office:value-type="float" office:value="4.69972910939826">
            <text:p>4.6997</text:p>
          </table:table-cell>
          <table:table-cell table:formula="of:=SQRT([.I40])" office:value-type="float" office:value="4.79408918961165">
            <text:p>4.7941</text:p>
          </table:table-cell>
          <table:table-cell table:formula="of:=SQRT([.J40])" office:value-type="float" office:value="4.80284511883088">
            <text:p>4.8028</text:p>
          </table:table-cell>
          <table:table-cell table:formula="of:=SQRT([.K40])" office:value-type="float" office:value="5.15670344465302">
            <text:p>5.1567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3.26862787701699">
            <text:p>3.27E+000</text:p>
          </table:table-cell>
          <table:table-cell office:value-type="float" office:value="3.78593787829254">
            <text:p>3.79E+000</text:p>
          </table:table-cell>
          <table:table-cell office:value-type="float" office:value="9.37258965470663">
            <text:p>9.37E+000</text:p>
          </table:table-cell>
          <table:table-cell office:value-type="float" office:value="10.3595742988262">
            <text:p>1.04E+001</text:p>
          </table:table-cell>
          <table:table-cell office:value-type="float" office:value="22.2336616649396">
            <text:p>2.22E+001</text:p>
          </table:table-cell>
          <table:table-cell office:value-type="float" office:value="22.3228279962376">
            <text:p>2.23E+001</text:p>
          </table:table-cell>
          <table:table-cell office:value-type="float" office:value="22.7375848428099">
            <text:p>2.27E+001</text:p>
          </table:table-cell>
          <table:table-cell office:value-type="float" office:value="22.8131352505778">
            <text:p>2.28E+001</text:p>
          </table:table-cell>
          <table:table-cell office:value-type="float" office:value="27.3409308714283">
            <text:p>2.73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80793469932323">
            <text:p>1.8079</text:p>
          </table:table-cell>
          <table:table-cell table:formula="of:=SQRT([.D41])" office:value-type="float" office:value="1.94574866781209">
            <text:p>1.9457</text:p>
          </table:table-cell>
          <table:table-cell table:formula="of:=SQRT([.E41])" office:value-type="float" office:value="3.06146854543806">
            <text:p>3.0615</text:p>
          </table:table-cell>
          <table:table-cell table:formula="of:=SQRT([.F41])" office:value-type="float" office:value="3.21862925774719">
            <text:p>3.2186</text:p>
          </table:table-cell>
          <table:table-cell table:formula="of:=SQRT([.G41])" office:value-type="float" office:value="4.71525838792951">
            <text:p>4.7153</text:p>
          </table:table-cell>
          <table:table-cell table:formula="of:=SQRT([.H41])" office:value-type="float" office:value="4.72470401149507">
            <text:p>4.7247</text:p>
          </table:table-cell>
          <table:table-cell table:formula="of:=SQRT([.I41])" office:value-type="float" office:value="4.76839436737461">
            <text:p>4.7684</text:p>
          </table:table-cell>
          <table:table-cell table:formula="of:=SQRT([.J41])" office:value-type="float" office:value="4.7763097942426">
            <text:p>4.7763</text:p>
          </table:table-cell>
          <table:table-cell table:formula="of:=SQRT([.K41])" office:value-type="float" office:value="5.22885559863994">
            <text:p>5.2289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3.3762823447365">
            <text:p>3.38E+000</text:p>
          </table:table-cell>
          <table:table-cell office:value-type="float" office:value="3.67143617322606">
            <text:p>3.67E+000</text:p>
          </table:table-cell>
          <table:table-cell office:value-type="float" office:value="9.85987660188587">
            <text:p>9.86E+000</text:p>
          </table:table-cell>
          <table:table-cell office:value-type="float" office:value="9.85987660201422">
            <text:p>9.86E+000</text:p>
          </table:table-cell>
          <table:table-cell office:value-type="float" office:value="22.4107262792536">
            <text:p>2.24E+001</text:p>
          </table:table-cell>
          <table:table-cell office:value-type="float" office:value="22.5533406888331">
            <text:p>2.26E+001</text:p>
          </table:table-cell>
          <table:table-cell office:value-type="float" office:value="22.5545876579091">
            <text:p>2.26E+001</text:p>
          </table:table-cell>
          <table:table-cell office:value-type="float" office:value="22.5760645493599">
            <text:p>2.26E+001</text:p>
          </table:table-cell>
          <table:table-cell office:value-type="float" office:value="28.0865542658748">
            <text:p>2.81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83746628397271">
            <text:p>1.8375</text:p>
          </table:table-cell>
          <table:table-cell table:formula="of:=SQRT([.D42])" office:value-type="float" office:value="1.91609920756365">
            <text:p>1.9161</text:p>
          </table:table-cell>
          <table:table-cell table:formula="of:=SQRT([.E42])" office:value-type="float" office:value="3.14004404457738">
            <text:p>3.1400</text:p>
          </table:table-cell>
          <table:table-cell table:formula="of:=SQRT([.F42])" office:value-type="float" office:value="3.14004404459782">
            <text:p>3.1400</text:p>
          </table:table-cell>
          <table:table-cell table:formula="of:=SQRT([.G42])" office:value-type="float" office:value="4.73399686092561">
            <text:p>4.7340</text:p>
          </table:table-cell>
          <table:table-cell table:formula="of:=SQRT([.H42])" office:value-type="float" office:value="4.74903576411393">
            <text:p>4.7490</text:p>
          </table:table-cell>
          <table:table-cell table:formula="of:=SQRT([.I42])" office:value-type="float" office:value="4.74916704885279">
            <text:p>4.7492</text:p>
          </table:table-cell>
          <table:table-cell table:formula="of:=SQRT([.J42])" office:value-type="float" office:value="4.75142763276048">
            <text:p>4.7514</text:p>
          </table:table-cell>
          <table:table-cell table:formula="of:=SQRT([.K42])" office:value-type="float" office:value="5.29967492077342">
            <text:p>5.2997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2">
            <text:p>2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1">
            <text:p>1.00E+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6" table:style-name="ta1">
        <table:shapes>
          <draw:frame draw:z-index="0" draw:style-name="gr1" svg:width="6.8323in" svg:height="7.3386in" svg:x="2.6665in" svg:y="7.2374in">
            <draw:object draw:notify-on-update-of-ranges="4x4_6.M2:4x4_6.M42 4x4_6.W1:4x4_6.W1 4x4_6.W2:4x4_6.W42 4x4_6.M2:4x4_6.M42 4x4_6.X1:4x4_6.X1 4x4_6.X2:4x4_6.X42 4x4_6.M2:4x4_6.M42 4x4_6.N1:4x4_6.N1 4x4_6.N2:4x4_6.N42 4x4_6.M2:4x4_6.M42 4x4_6.O1:4x4_6.O1 4x4_6.O2:4x4_6.O42 4x4_6.M2:4x4_6.M42 4x4_6.P1:4x4_6.P1 4x4_6.P2:4x4_6.P42 4x4_6.M2:4x4_6.M42 4x4_6.Q1:4x4_6.Q1 4x4_6.Q2:4x4_6.Q42 4x4_6.M2:4x4_6.M42 4x4_6.R1:4x4_6.R1 4x4_6.R2:4x4_6.R42 4x4_6.M2:4x4_6.M42 4x4_6.S1:4x4_6.S1 4x4_6.S2:4x4_6.S42 4x4_6.M2:4x4_6.M42 4x4_6.T1:4x4_6.T1 4x4_6.T2:4x4_6.T42 4x4_6.M2:4x4_6.M42 4x4_6.U1:4x4_6.U1 4x4_6.U2:4x4_6.U42 4x4_6.M2:4x4_6.M42 4x4_6.V1:4x4_6.V1 4x4_6.V2:4x4_6.V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28821159528387">
            <text:p>-1.29E-001</text:p>
          </table:table-cell>
          <table:table-cell office:value-type="float" office:value="-0.00000000000346030889123004">
            <text:p>-3.46E-012</text:p>
          </table:table-cell>
          <table:table-cell office:value-type="float" office:value="37.9728939049011">
            <text:p>3.80E+001</text:p>
          </table:table-cell>
          <table:table-cell office:value-type="float" office:value="38.1881346533581">
            <text:p>3.82E+001</text:p>
          </table:table-cell>
          <table:table-cell office:value-type="float" office:value="38.1910219311268">
            <text:p>3.82E+001</text:p>
          </table:table-cell>
          <table:table-cell office:value-type="float" office:value="38.2271665514337">
            <text:p>3.82E+001</text:p>
          </table:table-cell>
          <table:table-cell office:value-type="float" office:value="39.4271538724162">
            <text:p>3.94E+001</text:p>
          </table:table-cell>
          <table:table-cell office:value-type="float" office:value="39.7158431919776">
            <text:p>3.97E+001</text:p>
          </table:table-cell>
          <table:table-cell office:value-type="float" office:value="39.7158431950022">
            <text:p>3.97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">
            <text:p>Err:502</text:p>
          </table:table-cell>
          <table:table-cell table:formula="of:=SQRT([.E2])" office:value-type="float" office:value="6.16221501612051">
            <text:p>6.1622</text:p>
          </table:table-cell>
          <table:table-cell table:formula="of:=SQRT([.F2])" office:value-type="float" office:value="6.17965489759405">
            <text:p>6.1797</text:p>
          </table:table-cell>
          <table:table-cell table:formula="of:=SQRT([.G2])" office:value-type="float" office:value="6.17988850474884">
            <text:p>6.1799</text:p>
          </table:table-cell>
          <table:table-cell table:formula="of:=SQRT([.H2])" office:value-type="float" office:value="6.18281218794762">
            <text:p>6.1828</text:p>
          </table:table-cell>
          <table:table-cell table:formula="of:=SQRT([.I2])" office:value-type="float" office:value="6.27910454383555">
            <text:p>6.2791</text:p>
          </table:table-cell>
          <table:table-cell table:formula="of:=SQRT([.J2])" office:value-type="float" office:value="6.30205071321848">
            <text:p>6.3021</text:p>
          </table:table-cell>
          <table:table-cell table:formula="of:=SQRT([.K2])" office:value-type="float" office:value="6.30205071345846">
            <text:p>6.3021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27263366991221">
            <text:p>-1.27E-001</text:p>
          </table:table-cell>
          <table:table-cell office:value-type="float" office:value="0.00615926778036873">
            <text:p>6.16E-003</text:p>
          </table:table-cell>
          <table:table-cell office:value-type="float" office:value="36.6251119642509">
            <text:p>3.66E+001</text:p>
          </table:table-cell>
          <table:table-cell office:value-type="float" office:value="38.1820526541225">
            <text:p>3.82E+001</text:p>
          </table:table-cell>
          <table:table-cell office:value-type="float" office:value="38.189891080551">
            <text:p>3.82E+001</text:p>
          </table:table-cell>
          <table:table-cell office:value-type="float" office:value="38.7157013212917">
            <text:p>3.87E+001</text:p>
          </table:table-cell>
          <table:table-cell office:value-type="float" office:value="39.3352900884107">
            <text:p>3.93E+001</text:p>
          </table:table-cell>
          <table:table-cell office:value-type="float" office:value="39.7241882557533">
            <text:p>3.97E+001</text:p>
          </table:table-cell>
          <table:table-cell office:value-type="float" office:value="39.7967953608711">
            <text:p>3.98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2671785">
            <text:p>0.0785</text:p>
          </table:table-cell>
          <table:table-cell table:formula="of:=SQRT([.E3])" office:value-type="float" office:value="6.05186846884918">
            <text:p>6.0519</text:p>
          </table:table-cell>
          <table:table-cell table:formula="of:=SQRT([.F3])" office:value-type="float" office:value="6.17916277938383">
            <text:p>6.1792</text:p>
          </table:table-cell>
          <table:table-cell table:formula="of:=SQRT([.G3])" office:value-type="float" office:value="6.17979700965582">
            <text:p>6.1798</text:p>
          </table:table-cell>
          <table:table-cell table:formula="of:=SQRT([.H3])" office:value-type="float" office:value="6.22219425293776">
            <text:p>6.2222</text:p>
          </table:table-cell>
          <table:table-cell table:formula="of:=SQRT([.I3])" office:value-type="float" office:value="6.2717852393406">
            <text:p>6.2718</text:p>
          </table:table-cell>
          <table:table-cell table:formula="of:=SQRT([.J3])" office:value-type="float" office:value="6.30271276957417">
            <text:p>6.3027</text:p>
          </table:table-cell>
          <table:table-cell table:formula="of:=SQRT([.K3])" office:value-type="float" office:value="6.30847012839651">
            <text:p>6.3085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22578095824992">
            <text:p>-1.23E-001</text:p>
          </table:table-cell>
          <table:table-cell office:value-type="float" office:value="0.0246370745047771">
            <text:p>2.46E-002</text:p>
          </table:table-cell>
          <table:table-cell office:value-type="float" office:value="35.1907140687813">
            <text:p>3.52E+001</text:p>
          </table:table-cell>
          <table:table-cell office:value-type="float" office:value="37.7290865739587">
            <text:p>3.77E+001</text:p>
          </table:table-cell>
          <table:table-cell office:value-type="float" office:value="38.1735270213714">
            <text:p>3.82E+001</text:p>
          </table:table-cell>
          <table:table-cell office:value-type="float" office:value="38.1875586603083">
            <text:p>3.82E+001</text:p>
          </table:table-cell>
          <table:table-cell office:value-type="float" office:value="39.4435541245932">
            <text:p>3.94E+001</text:p>
          </table:table-cell>
          <table:table-cell office:value-type="float" office:value="39.8341781795448">
            <text:p>3.98E+001</text:p>
          </table:table-cell>
          <table:table-cell office:value-type="float" office:value="41.2252968002067">
            <text:p>4.12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6121026">
            <text:p>0.1570</text:p>
          </table:table-cell>
          <table:table-cell table:formula="of:=SQRT([.E4])" office:value-type="float" office:value="5.93217616636436">
            <text:p>5.9322</text:p>
          </table:table-cell>
          <table:table-cell table:formula="of:=SQRT([.F4])" office:value-type="float" office:value="6.1424007174686">
            <text:p>6.1424</text:p>
          </table:table-cell>
          <table:table-cell table:formula="of:=SQRT([.G4])" office:value-type="float" office:value="6.17847287129849">
            <text:p>6.1785</text:p>
          </table:table-cell>
          <table:table-cell table:formula="of:=SQRT([.H4])" office:value-type="float" office:value="6.17960829343643">
            <text:p>6.1796</text:p>
          </table:table-cell>
          <table:table-cell table:formula="of:=SQRT([.I4])" office:value-type="float" office:value="6.2804103468319">
            <text:p>6.2804</text:p>
          </table:table-cell>
          <table:table-cell table:formula="of:=SQRT([.J4])" office:value-type="float" office:value="6.31143233977397">
            <text:p>6.3114</text:p>
          </table:table-cell>
          <table:table-cell table:formula="of:=SQRT([.K4])" office:value-type="float" office:value="6.42069285982492">
            <text:p>6.4207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14729716958809">
            <text:p>-1.15E-001</text:p>
          </table:table-cell>
          <table:table-cell office:value-type="float" office:value="0.0554334164520198">
            <text:p>5.54E-002</text:p>
          </table:table-cell>
          <table:table-cell office:value-type="float" office:value="33.7931588226237">
            <text:p>3.38E+001</text:p>
          </table:table-cell>
          <table:table-cell office:value-type="float" office:value="36.755944419364">
            <text:p>3.68E+001</text:p>
          </table:table-cell>
          <table:table-cell office:value-type="float" office:value="38.1623097095374">
            <text:p>3.82E+001</text:p>
          </table:table-cell>
          <table:table-cell office:value-type="float" office:value="38.1852050923043">
            <text:p>3.82E+001</text:p>
          </table:table-cell>
          <table:table-cell office:value-type="float" office:value="39.5271267758498">
            <text:p>3.95E+001</text:p>
          </table:table-cell>
          <table:table-cell office:value-type="float" office:value="39.9041048080201">
            <text:p>3.99E+001</text:p>
          </table:table-cell>
          <table:table-cell office:value-type="float" office:value="42.7980022977958">
            <text:p>4.28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1667706">
            <text:p>0.2354</text:p>
          </table:table-cell>
          <table:table-cell table:formula="of:=SQRT([.E5])" office:value-type="float" office:value="5.81318835258447">
            <text:p>5.8132</text:p>
          </table:table-cell>
          <table:table-cell table:formula="of:=SQRT([.F5])" office:value-type="float" office:value="6.06266809411203">
            <text:p>6.0627</text:p>
          </table:table-cell>
          <table:table-cell table:formula="of:=SQRT([.G5])" office:value-type="float" office:value="6.17756503078174">
            <text:p>6.1776</text:p>
          </table:table-cell>
          <table:table-cell table:formula="of:=SQRT([.H5])" office:value-type="float" office:value="6.17941786030887">
            <text:p>6.1794</text:p>
          </table:table-cell>
          <table:table-cell table:formula="of:=SQRT([.I5])" office:value-type="float" office:value="6.28706026500858">
            <text:p>6.2871</text:p>
          </table:table-cell>
          <table:table-cell table:formula="of:=SQRT([.J5])" office:value-type="float" office:value="6.31696959055686">
            <text:p>6.3170</text:p>
          </table:table-cell>
          <table:table-cell table:formula="of:=SQRT([.K5])" office:value-type="float" office:value="6.54201821289086">
            <text:p>6.5420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03658951259007">
            <text:p>-1.04E-001</text:p>
          </table:table-cell>
          <table:table-cell office:value-type="float" office:value="0.0985483004191043">
            <text:p>9.85E-002</text:p>
          </table:table-cell>
          <table:table-cell office:value-type="float" office:value="32.4341899538884">
            <text:p>3.24E+001</text:p>
          </table:table-cell>
          <table:table-cell office:value-type="float" office:value="35.7962220074596">
            <text:p>3.58E+001</text:p>
          </table:table-cell>
          <table:table-cell office:value-type="float" office:value="38.1525136163929">
            <text:p>3.82E+001</text:p>
          </table:table-cell>
          <table:table-cell office:value-type="float" office:value="38.1853242051526">
            <text:p>3.82E+001</text:p>
          </table:table-cell>
          <table:table-cell office:value-type="float" office:value="39.6398343011186">
            <text:p>3.96E+001</text:p>
          </table:table-cell>
          <table:table-cell office:value-type="float" office:value="40.0056556356441">
            <text:p>4.00E+001</text:p>
          </table:table-cell>
          <table:table-cell office:value-type="float" office:value="43.8528320177692">
            <text:p>4.39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064626">
            <text:p>0.3139</text:p>
          </table:table-cell>
          <table:table-cell table:formula="of:=SQRT([.E6])" office:value-type="float" office:value="5.69510227773728">
            <text:p>5.6951</text:p>
          </table:table-cell>
          <table:table-cell table:formula="of:=SQRT([.F6])" office:value-type="float" office:value="5.98299440142305">
            <text:p>5.9830</text:p>
          </table:table-cell>
          <table:table-cell table:formula="of:=SQRT([.G6])" office:value-type="float" office:value="6.17677210332329">
            <text:p>6.1768</text:p>
          </table:table-cell>
          <table:table-cell table:formula="of:=SQRT([.H6])" office:value-type="float" office:value="6.17942749817105">
            <text:p>6.1794</text:p>
          </table:table-cell>
          <table:table-cell table:formula="of:=SQRT([.I6])" office:value-type="float" office:value="6.29601733646903">
            <text:p>6.2960</text:p>
          </table:table-cell>
          <table:table-cell table:formula="of:=SQRT([.J6])" office:value-type="float" office:value="6.32500242178958">
            <text:p>6.3250</text:p>
          </table:table-cell>
          <table:table-cell table:formula="of:=SQRT([.K6])" office:value-type="float" office:value="6.62214708518084">
            <text:p>6.6221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0892830410255289">
            <text:p>-8.93E-002</text:p>
          </table:table-cell>
          <table:table-cell office:value-type="float" office:value="0.153981730951196">
            <text:p>1.54E-001</text:p>
          </table:table-cell>
          <table:table-cell office:value-type="float" office:value="31.113764562951">
            <text:p>3.11E+001</text:p>
          </table:table-cell>
          <table:table-cell office:value-type="float" office:value="34.8498681364741">
            <text:p>3.48E+001</text:p>
          </table:table-cell>
          <table:table-cell office:value-type="float" office:value="38.1493773986347">
            <text:p>3.81E+001</text:p>
          </table:table-cell>
          <table:table-cell office:value-type="float" office:value="38.1915906167936">
            <text:p>3.82E+001</text:p>
          </table:table-cell>
          <table:table-cell office:value-type="float" office:value="39.7858930789614">
            <text:p>3.98E+001</text:p>
          </table:table-cell>
          <table:table-cell office:value-type="float" office:value="40.1421910911601">
            <text:p>4.01E+001</text:p>
          </table:table-cell>
          <table:table-cell office:value-type="float" office:value="44.9214871890792">
            <text:p>4.49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59793061">
            <text:p>0.3924</text:p>
          </table:table-cell>
          <table:table-cell table:formula="of:=SQRT([.E7])" office:value-type="float" office:value="5.57797136627206">
            <text:p>5.5780</text:p>
          </table:table-cell>
          <table:table-cell table:formula="of:=SQRT([.F7])" office:value-type="float" office:value="5.9033776887875">
            <text:p>5.9034</text:p>
          </table:table-cell>
          <table:table-cell table:formula="of:=SQRT([.G7])" office:value-type="float" office:value="6.17651822620436">
            <text:p>6.1765</text:p>
          </table:table-cell>
          <table:table-cell table:formula="of:=SQRT([.H7])" office:value-type="float" office:value="6.17993451557487">
            <text:p>6.1799</text:p>
          </table:table-cell>
          <table:table-cell table:formula="of:=SQRT([.I7])" office:value-type="float" office:value="6.30760597049002">
            <text:p>6.3076</text:p>
          </table:table-cell>
          <table:table-cell table:formula="of:=SQRT([.J7])" office:value-type="float" office:value="6.33578654084559">
            <text:p>6.3358</text:p>
          </table:table-cell>
          <table:table-cell table:formula="of:=SQRT([.K7])" office:value-type="float" office:value="6.70234937832095">
            <text:p>6.7023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0714959795727368">
            <text:p>-7.15E-002</text:p>
          </table:table-cell>
          <table:table-cell office:value-type="float" office:value="0.221733724815195">
            <text:p>2.22E-001</text:p>
          </table:table-cell>
          <table:table-cell office:value-type="float" office:value="29.8314687963331">
            <text:p>2.98E+001</text:p>
          </table:table-cell>
          <table:table-cell office:value-type="float" office:value="33.9168332364375">
            <text:p>3.39E+001</text:p>
          </table:table-cell>
          <table:table-cell office:value-type="float" office:value="38.1588662689232">
            <text:p>3.82E+001</text:p>
          </table:table-cell>
          <table:table-cell office:value-type="float" office:value="38.2087507156679">
            <text:p>3.82E+001</text:p>
          </table:table-cell>
          <table:table-cell office:value-type="float" office:value="39.9682903801769">
            <text:p>4.00E+001</text:p>
          </table:table-cell>
          <table:table-cell office:value-type="float" office:value="40.3175524646704">
            <text:p>4.03E+001</text:p>
          </table:table-cell>
          <table:table-cell office:value-type="float" office:value="46.0040327135791">
            <text:p>4.60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990817">
            <text:p>0.4709</text:p>
          </table:table-cell>
          <table:table-cell table:formula="of:=SQRT([.E8])" office:value-type="float" office:value="5.46181918378236">
            <text:p>5.4618</text:p>
          </table:table-cell>
          <table:table-cell table:formula="of:=SQRT([.F8])" office:value-type="float" office:value="5.82381603731072">
            <text:p>5.8238</text:p>
          </table:table-cell>
          <table:table-cell table:formula="of:=SQRT([.G8])" office:value-type="float" office:value="6.17728631916339">
            <text:p>6.1773</text:p>
          </table:table-cell>
          <table:table-cell table:formula="of:=SQRT([.H8])" office:value-type="float" office:value="6.18132273188093">
            <text:p>6.1813</text:p>
          </table:table-cell>
          <table:table-cell table:formula="of:=SQRT([.I8])" office:value-type="float" office:value="6.3220479577568">
            <text:p>6.3220</text:p>
          </table:table-cell>
          <table:table-cell table:formula="of:=SQRT([.J8])" office:value-type="float" office:value="6.34961041833831">
            <text:p>6.3496</text:p>
          </table:table-cell>
          <table:table-cell table:formula="of:=SQRT([.K8])" office:value-type="float" office:value="6.78262727219911">
            <text:p>6.7826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501688104185575">
            <text:p>-5.02E-002</text:p>
          </table:table-cell>
          <table:table-cell office:value-type="float" office:value="0.301804304792203">
            <text:p>3.02E-001</text:p>
          </table:table-cell>
          <table:table-cell office:value-type="float" office:value="28.5867677847668">
            <text:p>2.86E+001</text:p>
          </table:table-cell>
          <table:table-cell office:value-type="float" office:value="32.9970693530316">
            <text:p>3.30E+001</text:p>
          </table:table-cell>
          <table:table-cell office:value-type="float" office:value="38.1871720374356">
            <text:p>3.82E+001</text:p>
          </table:table-cell>
          <table:table-cell office:value-type="float" office:value="38.2422356673446">
            <text:p>3.82E+001</text:p>
          </table:table-cell>
          <table:table-cell office:value-type="float" office:value="40.1904523952019">
            <text:p>4.02E+001</text:p>
          </table:table-cell>
          <table:table-cell office:value-type="float" office:value="40.535936479642">
            <text:p>4.05E+001</text:p>
          </table:table-cell>
          <table:table-cell office:value-type="float" office:value="47.1005352573939">
            <text:p>4.71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76213">
            <text:p>0.5494</text:p>
          </table:table-cell>
          <table:table-cell table:formula="of:=SQRT([.E9])" office:value-type="float" office:value="5.34665949773939">
            <text:p>5.3467</text:p>
          </table:table-cell>
          <table:table-cell table:formula="of:=SQRT([.F9])" office:value-type="float" office:value="5.74430756079718">
            <text:p>5.7443</text:p>
          </table:table-cell>
          <table:table-cell table:formula="of:=SQRT([.G9])" office:value-type="float" office:value="6.17957701120681">
            <text:p>6.1796</text:p>
          </table:table-cell>
          <table:table-cell table:formula="of:=SQRT([.H9])" office:value-type="float" office:value="6.18403069747754">
            <text:p>6.1840</text:p>
          </table:table-cell>
          <table:table-cell table:formula="of:=SQRT([.I9])" office:value-type="float" office:value="6.33959402447837">
            <text:p>6.3396</text:p>
          </table:table-cell>
          <table:table-cell table:formula="of:=SQRT([.J9])" office:value-type="float" office:value="6.36678384112748">
            <text:p>6.3668</text:p>
          </table:table-cell>
          <table:table-cell table:formula="of:=SQRT([.K9])" office:value-type="float" office:value="6.86298297079294">
            <text:p>6.8630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25150002058314">
            <text:p>-2.52E-002</text:p>
          </table:table-cell>
          <table:table-cell office:value-type="float" office:value="0.394193513764085">
            <text:p>3.94E-001</text:p>
          </table:table-cell>
          <table:table-cell office:value-type="float" office:value="27.3790772429774">
            <text:p>2.74E+001</text:p>
          </table:table-cell>
          <table:table-cell office:value-type="float" office:value="32.0905301204862">
            <text:p>3.21E+001</text:p>
          </table:table-cell>
          <table:table-cell office:value-type="float" office:value="38.2400677334971">
            <text:p>3.82E+001</text:p>
          </table:table-cell>
          <table:table-cell office:value-type="float" office:value="38.2975082671615">
            <text:p>3.83E+001</text:p>
          </table:table-cell>
          <table:table-cell office:value-type="float" office:value="40.4562994442839">
            <text:p>4.05E+001</text:p>
          </table:table-cell>
          <table:table-cell office:value-type="float" office:value="40.8016852364166">
            <text:p>4.08E+001</text:p>
          </table:table-cell>
          <table:table-cell office:value-type="float" office:value="48.2110632641051">
            <text:p>4.82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0666772">
            <text:p>0.6278</text:p>
          </table:table-cell>
          <table:table-cell table:formula="of:=SQRT([.E10])" office:value-type="float" office:value="5.23250200601752">
            <text:p>5.2325</text:p>
          </table:table-cell>
          <table:table-cell table:formula="of:=SQRT([.F10])" office:value-type="float" office:value="5.66485040583476">
            <text:p>5.6649</text:p>
          </table:table-cell>
          <table:table-cell table:formula="of:=SQRT([.G10])" office:value-type="float" office:value="6.18385541013833">
            <text:p>6.1839</text:p>
          </table:table-cell>
          <table:table-cell table:formula="of:=SQRT([.H10])" office:value-type="float" office:value="6.18849806230571">
            <text:p>6.1885</text:p>
          </table:table-cell>
          <table:table-cell table:formula="of:=SQRT([.I10])" office:value-type="float" office:value="6.36052666406516">
            <text:p>6.3605</text:p>
          </table:table-cell>
          <table:table-cell table:formula="of:=SQRT([.J10])" office:value-type="float" office:value="6.38761968470389">
            <text:p>6.3876</text:p>
          </table:table-cell>
          <table:table-cell table:formula="of:=SQRT([.K10])" office:value-type="float" office:value="6.94341870148309">
            <text:p>6.9434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0.00373413347709569">
            <text:p>3.73E-003</text:p>
          </table:table-cell>
          <table:table-cell office:value-type="float" office:value="0.498901419917701">
            <text:p>4.99E-001</text:p>
          </table:table-cell>
          <table:table-cell office:value-type="float" office:value="26.2077899532536">
            <text:p>2.62E+001</text:p>
          </table:table-cell>
          <table:table-cell office:value-type="float" office:value="31.1971707411559">
            <text:p>3.12E+001</text:p>
          </table:table-cell>
          <table:table-cell office:value-type="float" office:value="38.322167826515">
            <text:p>3.83E+001</text:p>
          </table:table-cell>
          <table:table-cell office:value-type="float" office:value="38.3792601345556">
            <text:p>3.84E+001</text:p>
          </table:table-cell>
          <table:table-cell office:value-type="float" office:value="40.769878882975">
            <text:p>4.08E+001</text:p>
          </table:table-cell>
          <table:table-cell office:value-type="float" office:value="41.1188969406864">
            <text:p>4.11E+001</text:p>
          </table:table-cell>
          <table:table-cell office:value-type="float" office:value="49.3356869579256">
            <text:p>4.93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.0611075566284211">
            <text:p>0.0611</text:p>
          </table:table-cell>
          <table:table-cell table:formula="of:=SQRT([.D11])" office:value-type="float" office:value="0.706329540595395">
            <text:p>0.7063</text:p>
          </table:table-cell>
          <table:table-cell table:formula="of:=SQRT([.E11])" office:value-type="float" office:value="5.11935444692528">
            <text:p>5.1194</text:p>
          </table:table-cell>
          <table:table-cell table:formula="of:=SQRT([.F11])" office:value-type="float" office:value="5.58544275247325">
            <text:p>5.5854</text:p>
          </table:table-cell>
          <table:table-cell table:formula="of:=SQRT([.G11])" office:value-type="float" office:value="6.19049011197942">
            <text:p>6.1905</text:p>
          </table:table-cell>
          <table:table-cell table:formula="of:=SQRT([.H11])" office:value-type="float" office:value="6.19509968721695">
            <text:p>6.1951</text:p>
          </table:table-cell>
          <table:table-cell table:formula="of:=SQRT([.I11])" office:value-type="float" office:value="6.38512951184038">
            <text:p>6.3851</text:p>
          </table:table-cell>
          <table:table-cell table:formula="of:=SQRT([.J11])" office:value-type="float" office:value="6.41240180748886">
            <text:p>6.4124</text:p>
          </table:table-cell>
          <table:table-cell table:formula="of:=SQRT([.K11])" office:value-type="float" office:value="7.02393671369024">
            <text:p>7.0239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0.0366789640386153">
            <text:p>3.67E-002</text:p>
          </table:table-cell>
          <table:table-cell office:value-type="float" office:value="0.615928116078217">
            <text:p>6.16E-001</text:p>
          </table:table-cell>
          <table:table-cell office:value-type="float" office:value="25.0722873910596">
            <text:p>2.51E+001</text:p>
          </table:table-cell>
          <table:table-cell office:value-type="float" office:value="30.316947952802">
            <text:p>3.03E+001</text:p>
          </table:table-cell>
          <table:table-cell office:value-type="float" office:value="38.4362625901279">
            <text:p>3.84E+001</text:p>
          </table:table-cell>
          <table:table-cell office:value-type="float" office:value="38.4906646991683">
            <text:p>3.85E+001</text:p>
          </table:table-cell>
          <table:table-cell office:value-type="float" office:value="41.1346711375535">
            <text:p>4.11E+001</text:p>
          </table:table-cell>
          <table:table-cell office:value-type="float" office:value="41.4907674016971">
            <text:p>4.15E+001</text:p>
          </table:table-cell>
          <table:table-cell office:value-type="float" office:value="50.4744783318157">
            <text:p>5.05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.191517529324642">
            <text:p>0.1915</text:p>
          </table:table-cell>
          <table:table-cell table:formula="of:=SQRT([.D12])" office:value-type="float" office:value="0.78481087917932">
            <text:p>0.7848</text:p>
          </table:table-cell>
          <table:table-cell table:formula="of:=SQRT([.E12])" office:value-type="float" office:value="5.00722352118014">
            <text:p>5.0072</text:p>
          </table:table-cell>
          <table:table-cell table:formula="of:=SQRT([.F12])" office:value-type="float" office:value="5.50608281383435">
            <text:p>5.5061</text:p>
          </table:table-cell>
          <table:table-cell table:formula="of:=SQRT([.G12])" office:value-type="float" office:value="6.19969858865154">
            <text:p>6.1997</text:p>
          </table:table-cell>
          <table:table-cell table:formula="of:=SQRT([.H12])" office:value-type="float" office:value="6.20408451741015">
            <text:p>6.2041</text:p>
          </table:table-cell>
          <table:table-cell table:formula="of:=SQRT([.I12])" office:value-type="float" office:value="6.41363166525437">
            <text:p>6.4136</text:p>
          </table:table-cell>
          <table:table-cell table:formula="of:=SQRT([.J12])" office:value-type="float" office:value="6.44133273490022">
            <text:p>6.4413</text:p>
          </table:table-cell>
          <table:table-cell table:formula="of:=SQRT([.K12])" office:value-type="float" office:value="7.1045392765341">
            <text:p>7.1045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739010272739765">
            <text:p>7.39E-002</text:p>
          </table:table-cell>
          <table:table-cell office:value-type="float" office:value="0.745273730905902">
            <text:p>7.45E-001</text:p>
          </table:table-cell>
          <table:table-cell office:value-type="float" office:value="23.9719455079558">
            <text:p>2.40E+001</text:p>
          </table:table-cell>
          <table:table-cell office:value-type="float" office:value="29.4498200173881">
            <text:p>2.94E+001</text:p>
          </table:table-cell>
          <table:table-cell office:value-type="float" office:value="38.5829604218683">
            <text:p>3.86E+001</text:p>
          </table:table-cell>
          <table:table-cell office:value-type="float" office:value="38.6329252389712">
            <text:p>3.86E+001</text:p>
          </table:table-cell>
          <table:table-cell office:value-type="float" office:value="41.5526151156655">
            <text:p>4.16E+001</text:p>
          </table:table-cell>
          <table:table-cell office:value-type="float" office:value="41.9186767847677">
            <text:p>4.19E+001</text:p>
          </table:table-cell>
          <table:table-cell office:value-type="float" office:value="51.6275111632715">
            <text:p>5.16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271847433819002">
            <text:p>0.2718</text:p>
          </table:table-cell>
          <table:table-cell table:formula="of:=SQRT([.D13])" office:value-type="float" office:value="0.863292378575128">
            <text:p>0.8633</text:p>
          </table:table-cell>
          <table:table-cell table:formula="of:=SQRT([.E13])" office:value-type="float" office:value="4.89611534871839">
            <text:p>4.8961</text:p>
          </table:table-cell>
          <table:table-cell table:formula="of:=SQRT([.F13])" office:value-type="float" office:value="5.42676883765912">
            <text:p>5.4268</text:p>
          </table:table-cell>
          <table:table-cell table:formula="of:=SQRT([.G13])" office:value-type="float" office:value="6.21151836686235">
            <text:p>6.2115</text:p>
          </table:table-cell>
          <table:table-cell table:formula="of:=SQRT([.H13])" office:value-type="float" office:value="6.21553901435517">
            <text:p>6.2155</text:p>
          </table:table-cell>
          <table:table-cell table:formula="of:=SQRT([.I13])" office:value-type="float" office:value="6.44613179477937">
            <text:p>6.4461</text:p>
          </table:table-cell>
          <table:table-cell table:formula="of:=SQRT([.J13])" office:value-type="float" office:value="6.47446343605149">
            <text:p>6.4745</text:p>
          </table:table-cell>
          <table:table-cell table:formula="of:=SQRT([.K13])" office:value-type="float" office:value="7.1852286785649">
            <text:p>7.1852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115637482358957">
            <text:p>1.16E-001</text:p>
          </table:table-cell>
          <table:table-cell office:value-type="float" office:value="0.886938445002921">
            <text:p>8.87E-001</text:p>
          </table:table-cell>
          <table:table-cell office:value-type="float" office:value="22.9061379285909">
            <text:p>2.29E+001</text:p>
          </table:table-cell>
          <table:table-cell office:value-type="float" office:value="28.5957466881565">
            <text:p>2.86E+001</text:p>
          </table:table-cell>
          <table:table-cell office:value-type="float" office:value="38.7608120104529">
            <text:p>3.88E+001</text:p>
          </table:table-cell>
          <table:table-cell office:value-type="float" office:value="38.8052862497865">
            <text:p>3.88E+001</text:p>
          </table:table-cell>
          <table:table-cell office:value-type="float" office:value="42.0230367587973">
            <text:p>4.20E+001</text:p>
          </table:table-cell>
          <table:table-cell office:value-type="float" office:value="42.4012086904873">
            <text:p>4.24E+001</text:p>
          </table:table-cell>
          <table:table-cell office:value-type="float" office:value="52.794860993734">
            <text:p>5.28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340055116648695">
            <text:p>0.3401</text:p>
          </table:table-cell>
          <table:table-cell table:formula="of:=SQRT([.D14])" office:value-type="float" office:value="0.9417740944637">
            <text:p>0.9418</text:p>
          </table:table-cell>
          <table:table-cell table:formula="of:=SQRT([.E14])" office:value-type="float" office:value="4.78603572161668">
            <text:p>4.7860</text:p>
          </table:table-cell>
          <table:table-cell table:formula="of:=SQRT([.F14])" office:value-type="float" office:value="5.34749910595192">
            <text:p>5.3475</text:p>
          </table:table-cell>
          <table:table-cell table:formula="of:=SQRT([.G14])" office:value-type="float" office:value="6.22581818000276">
            <text:p>6.2258</text:p>
          </table:table-cell>
          <table:table-cell table:formula="of:=SQRT([.H14])" office:value-type="float" office:value="6.22938891463573">
            <text:p>6.2294</text:p>
          </table:table-cell>
          <table:table-cell table:formula="of:=SQRT([.I14])" office:value-type="float" office:value="6.48251777928895">
            <text:p>6.4825</text:p>
          </table:table-cell>
          <table:table-cell table:formula="of:=SQRT([.J14])" office:value-type="float" office:value="6.51162104936147">
            <text:p>6.5116</text:p>
          </table:table-cell>
          <table:table-cell table:formula="of:=SQRT([.K14])" office:value-type="float" office:value="7.26600722499875">
            <text:p>7.2660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62145558507213">
            <text:p>1.62E-001</text:p>
          </table:table-cell>
          <table:table-cell office:value-type="float" office:value="1.04092248729395">
            <text:p>1.04E+000</text:p>
          </table:table-cell>
          <table:table-cell office:value-type="float" office:value="21.874237832061">
            <text:p>2.19E+001</text:p>
          </table:table-cell>
          <table:table-cell office:value-type="float" office:value="27.7546891803076">
            <text:p>2.78E+001</text:p>
          </table:table-cell>
          <table:table-cell office:value-type="float" office:value="38.9669001242264">
            <text:p>3.90E+001</text:p>
          </table:table-cell>
          <table:table-cell office:value-type="float" office:value="39.0055001773686">
            <text:p>3.90E+001</text:p>
          </table:table-cell>
          <table:table-cell office:value-type="float" office:value="42.541835233396">
            <text:p>4.25E+001</text:p>
          </table:table-cell>
          <table:table-cell office:value-type="float" office:value="42.9334515259334">
            <text:p>4.29E+001</text:p>
          </table:table-cell>
          <table:table-cell office:value-type="float" office:value="53.9766051232737">
            <text:p>5.40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402673016860098">
            <text:p>0.4027</text:p>
          </table:table-cell>
          <table:table-cell table:formula="of:=SQRT([.D15])" office:value-type="float" office:value="1.02025608907467">
            <text:p>1.0203</text:p>
          </table:table-cell>
          <table:table-cell table:formula="of:=SQRT([.E15])" office:value-type="float" office:value="4.67699025357772">
            <text:p>4.6770</text:p>
          </table:table-cell>
          <table:table-cell table:formula="of:=SQRT([.F15])" office:value-type="float" office:value="5.26827193492398">
            <text:p>5.2683</text:p>
          </table:table-cell>
          <table:table-cell table:formula="of:=SQRT([.G15])" office:value-type="float" office:value="6.24234732486317">
            <text:p>6.2423</text:p>
          </table:table-cell>
          <table:table-cell table:formula="of:=SQRT([.H15])" office:value-type="float" office:value="6.24543834949706">
            <text:p>6.2454</text:p>
          </table:table-cell>
          <table:table-cell table:formula="of:=SQRT([.I15])" office:value-type="float" office:value="6.5224102319155">
            <text:p>6.5224</text:p>
          </table:table-cell>
          <table:table-cell table:formula="of:=SQRT([.J15])" office:value-type="float" office:value="6.55236228591898">
            <text:p>6.5524</text:p>
          </table:table-cell>
          <table:table-cell table:formula="of:=SQRT([.K15])" office:value-type="float" office:value="7.3468772361646">
            <text:p>7.3469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21370192821297">
            <text:p>2.14E-001</text:p>
          </table:table-cell>
          <table:table-cell office:value-type="float" office:value="1.20722615626889">
            <text:p>1.21E+000</text:p>
          </table:table-cell>
          <table:table-cell office:value-type="float" office:value="20.8756191354068">
            <text:p>2.09E+001</text:p>
          </table:table-cell>
          <table:table-cell office:value-type="float" office:value="26.9266101538845">
            <text:p>2.69E+001</text:p>
          </table:table-cell>
          <table:table-cell office:value-type="float" office:value="39.1976682315021">
            <text:p>3.92E+001</text:p>
          </table:table-cell>
          <table:table-cell office:value-type="float" office:value="39.2305517664256">
            <text:p>3.92E+001</text:p>
          </table:table-cell>
          <table:table-cell office:value-type="float" office:value="43.1013223903014">
            <text:p>4.31E+001</text:p>
          </table:table-cell>
          <table:table-cell office:value-type="float" office:value="43.5069517144734">
            <text:p>4.35E+001</text:p>
          </table:table-cell>
          <table:table-cell office:value-type="float" office:value="55.1728226006349">
            <text:p>5.52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462279058808605">
            <text:p>0.4623</text:p>
          </table:table-cell>
          <table:table-cell table:formula="of:=SQRT([.D16])" office:value-type="float" office:value="1.09873843851432">
            <text:p>1.0987</text:p>
          </table:table-cell>
          <table:table-cell table:formula="of:=SQRT([.E16])" office:value-type="float" office:value="4.56898447528625">
            <text:p>4.5690</text:p>
          </table:table-cell>
          <table:table-cell table:formula="of:=SQRT([.F16])" office:value-type="float" office:value="5.18908567609791">
            <text:p>5.1891</text:p>
          </table:table-cell>
          <table:table-cell table:formula="of:=SQRT([.G16])" office:value-type="float" office:value="6.2608041201991">
            <text:p>6.2608</text:p>
          </table:table-cell>
          <table:table-cell table:formula="of:=SQRT([.H16])" office:value-type="float" office:value="6.2634297127393">
            <text:p>6.2634</text:p>
          </table:table-cell>
          <table:table-cell table:formula="of:=SQRT([.I16])" office:value-type="float" office:value="6.56515973836901">
            <text:p>6.5652</text:p>
          </table:table-cell>
          <table:table-cell table:formula="of:=SQRT([.J16])" office:value-type="float" office:value="6.59597996619709">
            <text:p>6.5960</text:p>
          </table:table-cell>
          <table:table-cell table:formula="of:=SQRT([.K16])" office:value-type="float" office:value="7.42784104573024">
            <text:p>7.4278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270602086718981">
            <text:p>2.71E-001</text:p>
          </table:table-cell>
          <table:table-cell office:value-type="float" office:value="1.38584982168944">
            <text:p>1.39E+000</text:p>
          </table:table-cell>
          <table:table-cell office:value-type="float" office:value="19.909657267961">
            <text:p>1.99E+001</text:p>
          </table:table-cell>
          <table:table-cell office:value-type="float" office:value="26.1114736811258">
            <text:p>2.61E+001</text:p>
          </table:table-cell>
          <table:table-cell office:value-type="float" office:value="39.4496819989247">
            <text:p>3.94E+001</text:p>
          </table:table-cell>
          <table:table-cell office:value-type="float" office:value="39.4773646552484">
            <text:p>3.95E+001</text:p>
          </table:table-cell>
          <table:table-cell office:value-type="float" office:value="43.6909139255718">
            <text:p>4.37E+001</text:p>
          </table:table-cell>
          <table:table-cell office:value-type="float" office:value="44.1104854035965">
            <text:p>4.41E+001</text:p>
          </table:table-cell>
          <table:table-cell office:value-type="float" office:value="56.3835941974706">
            <text:p>5.64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520194277860667">
            <text:p>0.5202</text:p>
          </table:table-cell>
          <table:table-cell table:formula="of:=SQRT([.D17])" office:value-type="float" office:value="1.17722122886458">
            <text:p>1.1772</text:p>
          </table:table-cell>
          <table:table-cell table:formula="of:=SQRT([.E17])" office:value-type="float" office:value="4.46202389818353">
            <text:p>4.4620</text:p>
          </table:table-cell>
          <table:table-cell table:formula="of:=SQRT([.F17])" office:value-type="float" office:value="5.10993871598533">
            <text:p>5.1099</text:p>
          </table:table-cell>
          <table:table-cell table:formula="of:=SQRT([.G17])" office:value-type="float" office:value="6.28089818409157">
            <text:p>6.2809</text:p>
          </table:table-cell>
          <table:table-cell table:formula="of:=SQRT([.H17])" office:value-type="float" office:value="6.28310151559311">
            <text:p>6.2831</text:p>
          </table:table-cell>
          <table:table-cell table:formula="of:=SQRT([.I17])" office:value-type="float" office:value="6.60991028120441">
            <text:p>6.6099</text:p>
          </table:table-cell>
          <table:table-cell table:formula="of:=SQRT([.J17])" office:value-type="float" office:value="6.64157250985009">
            <text:p>6.6416</text:p>
          </table:table-cell>
          <table:table-cell table:formula="of:=SQRT([.K17])" office:value-type="float" office:value="7.50890099798037">
            <text:p>7.5089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333159692307638">
            <text:p>3.33E-001</text:p>
          </table:table-cell>
          <table:table-cell office:value-type="float" office:value="1.57679395043239">
            <text:p>1.58E+000</text:p>
          </table:table-cell>
          <table:table-cell office:value-type="float" office:value="18.9757296866457">
            <text:p>1.90E+001</text:p>
          </table:table-cell>
          <table:table-cell office:value-type="float" office:value="25.3092452207158">
            <text:p>2.53E+001</text:p>
          </table:table-cell>
          <table:table-cell office:value-type="float" office:value="39.7201156472935">
            <text:p>3.97E+001</text:p>
          </table:table-cell>
          <table:table-cell office:value-type="float" office:value="39.7432900749468">
            <text:p>3.97E+001</text:p>
          </table:table-cell>
          <table:table-cell office:value-type="float" office:value="44.2985149203476">
            <text:p>4.43E+001</text:p>
          </table:table-cell>
          <table:table-cell office:value-type="float" office:value="44.731477387358">
            <text:p>4.47E+001</text:p>
          </table:table-cell>
          <table:table-cell office:value-type="float" office:value="57.6090023890331">
            <text:p>5.76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57719987206135">
            <text:p>0.5772</text:p>
          </table:table-cell>
          <table:table-cell table:formula="of:=SQRT([.D18])" office:value-type="float" office:value="1.25570456335572">
            <text:p>1.2557</text:p>
          </table:table-cell>
          <table:table-cell table:formula="of:=SQRT([.E18])" office:value-type="float" office:value="4.35611405803908">
            <text:p>4.3561</text:p>
          </table:table-cell>
          <table:table-cell table:formula="of:=SQRT([.F18])" office:value-type="float" office:value="5.03082947641001">
            <text:p>5.0308</text:p>
          </table:table-cell>
          <table:table-cell table:formula="of:=SQRT([.G18])" office:value-type="float" office:value="6.30238967751864">
            <text:p>6.3024</text:p>
          </table:table-cell>
          <table:table-cell table:formula="of:=SQRT([.H18])" office:value-type="float" office:value="6.30422795233063">
            <text:p>6.3042</text:p>
          </table:table-cell>
          <table:table-cell table:formula="of:=SQRT([.I18])" office:value-type="float" office:value="6.65571295357211">
            <text:p>6.6557</text:p>
          </table:table-cell>
          <table:table-cell table:formula="of:=SQRT([.J18])" office:value-type="float" office:value="6.68815949177036">
            <text:p>6.6882</text:p>
          </table:table-cell>
          <table:table-cell table:formula="of:=SQRT([.K18])" office:value-type="float" office:value="7.59005944568507">
            <text:p>7.5901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401705858117244">
            <text:p>4.02E-001</text:p>
          </table:table-cell>
          <table:table-cell office:value-type="float" office:value="1.78005910042378">
            <text:p>1.78E+000</text:p>
          </table:table-cell>
          <table:table-cell office:value-type="float" office:value="18.0732162547976">
            <text:p>1.81E+001</text:p>
          </table:table-cell>
          <table:table-cell office:value-type="float" office:value="24.5198915851651">
            <text:p>2.45E+001</text:p>
          </table:table-cell>
          <table:table-cell office:value-type="float" office:value="40.0069288716184">
            <text:p>4.00E+001</text:p>
          </table:table-cell>
          <table:table-cell office:value-type="float" office:value="40.0263251124821">
            <text:p>4.00E+001</text:p>
          </table:table-cell>
          <table:table-cell office:value-type="float" office:value="44.9121588362595">
            <text:p>4.49E+001</text:p>
          </table:table-cell>
          <table:table-cell office:value-type="float" office:value="45.3576355041887">
            <text:p>4.54E+001</text:p>
          </table:table-cell>
          <table:table-cell office:value-type="float" office:value="58.8491313165438">
            <text:p>5.88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633802696520963">
            <text:p>0.6338</text:p>
          </table:table-cell>
          <table:table-cell table:formula="of:=SQRT([.D19])" office:value-type="float" office:value="1.33418855504901">
            <text:p>1.3342</text:p>
          </table:table-cell>
          <table:table-cell table:formula="of:=SQRT([.E19])" office:value-type="float" office:value="4.2512605489193">
            <text:p>4.2513</text:p>
          </table:table-cell>
          <table:table-cell table:formula="of:=SQRT([.F19])" office:value-type="float" office:value="4.95175641415903">
            <text:p>4.9518</text:p>
          </table:table-cell>
          <table:table-cell table:formula="of:=SQRT([.G19])" office:value-type="float" office:value="6.32510307201538">
            <text:p>6.3251</text:p>
          </table:table-cell>
          <table:table-cell table:formula="of:=SQRT([.H19])" office:value-type="float" office:value="6.3266361609059">
            <text:p>6.3266</text:p>
          </table:table-cell>
          <table:table-cell table:formula="of:=SQRT([.I19])" office:value-type="float" office:value="6.70165344047717">
            <text:p>6.7017</text:p>
          </table:table-cell>
          <table:table-cell table:formula="of:=SQRT([.J19])" office:value-type="float" office:value="6.73480775554794">
            <text:p>6.7348</text:p>
          </table:table-cell>
          <table:table-cell table:formula="of:=SQRT([.K19])" office:value-type="float" office:value="7.67131874690029">
            <text:p>7.6713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47658845276721">
            <text:p>4.77E-001</text:p>
          </table:table-cell>
          <table:table-cell office:value-type="float" office:value="1.99564594907607">
            <text:p>2.00E+000</text:p>
          </table:table-cell>
          <table:table-cell office:value-type="float" office:value="17.2014995031949">
            <text:p>1.72E+001</text:p>
          </table:table-cell>
          <table:table-cell office:value-type="float" office:value="23.7433809218973">
            <text:p>2.37E+001</text:p>
          </table:table-cell>
          <table:table-cell office:value-type="float" office:value="40.308822339242">
            <text:p>4.03E+001</text:p>
          </table:table-cell>
          <table:table-cell office:value-type="float" office:value="40.3251212954821">
            <text:p>4.03E+001</text:p>
          </table:table-cell>
          <table:table-cell office:value-type="float" office:value="45.5214184681845">
            <text:p>4.55E+001</text:p>
          </table:table-cell>
          <table:table-cell office:value-type="float" office:value="45.9783378262214">
            <text:p>4.60E+001</text:p>
          </table:table-cell>
          <table:table-cell office:value-type="float" office:value="60.1040667598198">
            <text:p>6.01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690353860543425">
            <text:p>0.6904</text:p>
          </table:table-cell>
          <table:table-cell table:formula="of:=SQRT([.D20])" office:value-type="float" office:value="1.41267333417038">
            <text:p>1.4127</text:p>
          </table:table-cell>
          <table:table-cell table:formula="of:=SQRT([.E20])" office:value-type="float" office:value="4.14746904788871">
            <text:p>4.1475</text:p>
          </table:table-cell>
          <table:table-cell table:formula="of:=SQRT([.F20])" office:value-type="float" office:value="4.87271802199731">
            <text:p>4.8727</text:p>
          </table:table-cell>
          <table:table-cell table:formula="of:=SQRT([.G20])" office:value-type="float" office:value="6.34892292749267">
            <text:p>6.3489</text:p>
          </table:table-cell>
          <table:table-cell table:formula="of:=SQRT([.H20])" office:value-type="float" office:value="6.35020639786472">
            <text:p>6.3502</text:p>
          </table:table-cell>
          <table:table-cell table:formula="of:=SQRT([.I20])" office:value-type="float" office:value="6.74695623731061">
            <text:p>6.7470</text:p>
          </table:table-cell>
          <table:table-cell table:formula="of:=SQRT([.J20])" office:value-type="float" office:value="6.78073283843431">
            <text:p>6.7807</text:p>
          </table:table-cell>
          <table:table-cell table:formula="of:=SQRT([.K20])" office:value-type="float" office:value="7.75268126262262">
            <text:p>7.7527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55817135722244">
            <text:p>5.58E-001</text:p>
          </table:table-cell>
          <table:table-cell office:value-type="float" office:value="2.22355530330651">
            <text:p>2.22E+000</text:p>
          </table:table-cell>
          <table:table-cell office:value-type="float" office:value="16.3599648267947">
            <text:p>1.64E+001</text:p>
          </table:table-cell>
          <table:table-cell office:value-type="float" office:value="22.9796826811992">
            <text:p>2.30E+001</text:p>
          </table:table-cell>
          <table:table-cell office:value-type="float" office:value="40.625088134669">
            <text:p>4.06E+001</text:p>
          </table:table-cell>
          <table:table-cell office:value-type="float" office:value="40.6388803684929">
            <text:p>4.06E+001</text:p>
          </table:table-cell>
          <table:table-cell office:value-type="float" office:value="46.1182856116955">
            <text:p>4.61E+001</text:p>
          </table:table-cell>
          <table:table-cell office:value-type="float" office:value="46.5854841367783">
            <text:p>4.66E+001</text:p>
          </table:table-cell>
          <table:table-cell office:value-type="float" office:value="61.3738960904786">
            <text:p>6.14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747108664935992">
            <text:p>0.7471</text:p>
          </table:table-cell>
          <table:table-cell table:formula="of:=SQRT([.D21])" office:value-type="float" office:value="1.4911590469519">
            <text:p>1.4912</text:p>
          </table:table-cell>
          <table:table-cell table:formula="of:=SQRT([.E21])" office:value-type="float" office:value="4.04474533522132">
            <text:p>4.0447</text:p>
          </table:table-cell>
          <table:table-cell table:formula="of:=SQRT([.F21])" office:value-type="float" office:value="4.79371282840338">
            <text:p>4.7937</text:p>
          </table:table-cell>
          <table:table-cell table:formula="of:=SQRT([.G21])" office:value-type="float" office:value="6.3737813058395">
            <text:p>6.3738</text:p>
          </table:table-cell>
          <table:table-cell table:formula="of:=SQRT([.H21])" office:value-type="float" office:value="6.37486316468776">
            <text:p>6.3749</text:p>
          </table:table-cell>
          <table:table-cell table:formula="of:=SQRT([.I21])" office:value-type="float" office:value="6.7910445155142">
            <text:p>6.7910</text:p>
          </table:table-cell>
          <table:table-cell table:formula="of:=SQRT([.J21])" office:value-type="float" office:value="6.82535597143316">
            <text:p>6.8254</text:p>
          </table:table-cell>
          <table:table-cell table:formula="of:=SQRT([.K21])" office:value-type="float" office:value="7.83414935334262">
            <text:p>7.8341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646833705587618">
            <text:p>6.47E-001</text:p>
          </table:table-cell>
          <table:table-cell office:value-type="float" office:value="2.46378811154904">
            <text:p>2.46E+000</text:p>
          </table:table-cell>
          <table:table-cell office:value-type="float" office:value="15.5480006279479">
            <text:p>1.55E+001</text:p>
          </table:table-cell>
          <table:table-cell office:value-type="float" office:value="22.2287675826907">
            <text:p>2.22E+001</text:p>
          </table:table-cell>
          <table:table-cell office:value-type="float" office:value="40.9554409661205">
            <text:p>4.10E+001</text:p>
          </table:table-cell>
          <table:table-cell office:value-type="float" office:value="40.9672159113817">
            <text:p>4.10E+001</text:p>
          </table:table-cell>
          <table:table-cell office:value-type="float" office:value="46.6974624810724">
            <text:p>4.67E+001</text:p>
          </table:table-cell>
          <table:table-cell office:value-type="float" office:value="47.173761469602">
            <text:p>4.72E+001</text:p>
          </table:table-cell>
          <table:table-cell office:value-type="float" office:value="62.6587082132174">
            <text:p>6.27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804259725205495">
            <text:p>0.8043</text:p>
          </table:table-cell>
          <table:table-cell table:formula="of:=SQRT([.D22])" office:value-type="float" office:value="1.56964585545563">
            <text:p>1.5696</text:p>
          </table:table-cell>
          <table:table-cell table:formula="of:=SQRT([.E22])" office:value-type="float" office:value="3.94309531053307">
            <text:p>3.9431</text:p>
          </table:table-cell>
          <table:table-cell table:formula="of:=SQRT([.F22])" office:value-type="float" office:value="4.71473939711313">
            <text:p>4.7147</text:p>
          </table:table-cell>
          <table:table-cell table:formula="of:=SQRT([.G22])" office:value-type="float" office:value="6.39964381556665">
            <text:p>6.3996</text:p>
          </table:table-cell>
          <table:table-cell table:formula="of:=SQRT([.H22])" office:value-type="float" office:value="6.40056371825027">
            <text:p>6.4006</text:p>
          </table:table-cell>
          <table:table-cell table:formula="of:=SQRT([.I22])" office:value-type="float" office:value="6.83355416171354">
            <text:p>6.8336</text:p>
          </table:table-cell>
          <table:table-cell table:formula="of:=SQRT([.J22])" office:value-type="float" office:value="6.86831576659096">
            <text:p>6.8683</text:p>
          </table:table-cell>
          <table:table-cell table:formula="of:=SQRT([.K22])" office:value-type="float" office:value="7.91572537505044">
            <text:p>7.9157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742969113896842">
            <text:p>7.43E-001</text:p>
          </table:table-cell>
          <table:table-cell office:value-type="float" office:value="2.71634548659899">
            <text:p>2.72E+000</text:p>
          </table:table-cell>
          <table:table-cell office:value-type="float" office:value="14.764998430081">
            <text:p>1.48E+001</text:p>
          </table:table-cell>
          <table:table-cell office:value-type="float" office:value="21.4906075974079">
            <text:p>2.15E+001</text:p>
          </table:table-cell>
          <table:table-cell office:value-type="float" office:value="41.2998733879159">
            <text:p>4.13E+001</text:p>
          </table:table-cell>
          <table:table-cell office:value-type="float" office:value="41.3100252523678">
            <text:p>4.13E+001</text:p>
          </table:table-cell>
          <table:table-cell office:value-type="float" office:value="47.2561881496051">
            <text:p>4.73E+001</text:p>
          </table:table-cell>
          <table:table-cell office:value-type="float" office:value="47.7404487750393">
            <text:p>4.77E+001</text:p>
          </table:table-cell>
          <table:table-cell office:value-type="float" office:value="63.958593516154">
            <text:p>6.40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861956561490683">
            <text:p>0.8620</text:p>
          </table:table-cell>
          <table:table-cell table:formula="of:=SQRT([.D23])" office:value-type="float" office:value="1.64813394073388">
            <text:p>1.6481</text:p>
          </table:table-cell>
          <table:table-cell table:formula="of:=SQRT([.E23])" office:value-type="float" office:value="3.84252500708596">
            <text:p>3.8425</text:p>
          </table:table-cell>
          <table:table-cell table:formula="of:=SQRT([.F23])" office:value-type="float" office:value="4.63579632829225">
            <text:p>4.6358</text:p>
          </table:table-cell>
          <table:table-cell table:formula="of:=SQRT([.G23])" office:value-type="float" office:value="6.42649775444728">
            <text:p>6.4265</text:p>
          </table:table-cell>
          <table:table-cell table:formula="of:=SQRT([.H23])" office:value-type="float" office:value="6.42728755015425">
            <text:p>6.4273</text:p>
          </table:table-cell>
          <table:table-cell table:formula="of:=SQRT([.I23])" office:value-type="float" office:value="6.87431364934748">
            <text:p>6.8743</text:p>
          </table:table-cell>
          <table:table-cell table:formula="of:=SQRT([.J23])" office:value-type="float" office:value="6.90944634359652">
            <text:p>6.9094</text:p>
          </table:table-cell>
          <table:table-cell table:formula="of:=SQRT([.K23])" office:value-type="float" office:value="7.99741167604582">
            <text:p>7.9974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84698490110106">
            <text:p>8.47E-001</text:p>
          </table:table-cell>
          <table:table-cell office:value-type="float" office:value="2.98122870931378">
            <text:p>2.98E+000</text:p>
          </table:table-cell>
          <table:table-cell office:value-type="float" office:value="14.0103529517299">
            <text:p>1.40E+001</text:p>
          </table:table-cell>
          <table:table-cell office:value-type="float" office:value="20.7651759011032">
            <text:p>2.08E+001</text:p>
          </table:table-cell>
          <table:table-cell office:value-type="float" office:value="41.6585477463821">
            <text:p>4.17E+001</text:p>
          </table:table-cell>
          <table:table-cell office:value-type="float" office:value="41.6673885651231">
            <text:p>4.17E+001</text:p>
          </table:table-cell>
          <table:table-cell office:value-type="float" office:value="47.7937926143706">
            <text:p>4.78E+001</text:p>
          </table:table-cell>
          <table:table-cell office:value-type="float" office:value="48.2849532170504">
            <text:p>4.83E+001</text:p>
          </table:table-cell>
          <table:table-cell office:value-type="float" office:value="65.2736437835966">
            <text:p>6.53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92031782613457">
            <text:p>0.9203</text:p>
          </table:table-cell>
          <table:table-cell table:formula="of:=SQRT([.D24])" office:value-type="float" office:value="1.72662349958344">
            <text:p>1.7266</text:p>
          </table:table-cell>
          <table:table-cell table:formula="of:=SQRT([.E24])" office:value-type="float" office:value="3.74304060246879">
            <text:p>3.7430</text:p>
          </table:table-cell>
          <table:table-cell table:formula="of:=SQRT([.F24])" office:value-type="float" office:value="4.55688225666444">
            <text:p>4.5569</text:p>
          </table:table-cell>
          <table:table-cell table:formula="of:=SQRT([.G24])" office:value-type="float" office:value="6.45434332417962">
            <text:p>6.4543</text:p>
          </table:table-cell>
          <table:table-cell table:formula="of:=SQRT([.H24])" office:value-type="float" office:value="6.45502816145081">
            <text:p>6.4550</text:p>
          </table:table-cell>
          <table:table-cell table:formula="of:=SQRT([.I24])" office:value-type="float" office:value="6.91330547671449">
            <text:p>6.9133</text:p>
          </table:table-cell>
          <table:table-cell table:formula="of:=SQRT([.J24])" office:value-type="float" office:value="6.94873752684978">
            <text:p>6.9487</text:p>
          </table:table-cell>
          <table:table-cell table:formula="of:=SQRT([.K24])" office:value-type="float" office:value="8.07921059161083">
            <text:p>8.0792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959301269775324">
            <text:p>9.59E-001</text:p>
          </table:table-cell>
          <table:table-cell office:value-type="float" office:value="3.25843926416657">
            <text:p>3.26E+000</text:p>
          </table:table-cell>
          <table:table-cell office:value-type="float" office:value="13.2834621520972">
            <text:p>1.33E+001</text:p>
          </table:table-cell>
          <table:table-cell office:value-type="float" office:value="20.0524468697866">
            <text:p>2.01E+001</text:p>
          </table:table-cell>
          <table:table-cell office:value-type="float" office:value="42.031722239459">
            <text:p>4.20E+001</text:p>
          </table:table-cell>
          <table:table-cell office:value-type="float" office:value="42.0394965799858">
            <text:p>4.20E+001</text:p>
          </table:table-cell>
          <table:table-cell office:value-type="float" office:value="48.3111544384068">
            <text:p>4.83E+001</text:p>
          </table:table-cell>
          <table:table-cell office:value-type="float" office:value="48.8082539197927">
            <text:p>4.88E+001</text:p>
          </table:table-cell>
          <table:table-cell office:value-type="float" office:value="64.5228616485921">
            <text:p>6.45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979439262933299">
            <text:p>0.9794</text:p>
          </table:table-cell>
          <table:table-cell table:formula="of:=SQRT([.D25])" office:value-type="float" office:value="1.80511475096919">
            <text:p>1.8051</text:p>
          </table:table-cell>
          <table:table-cell table:formula="of:=SQRT([.E25])" office:value-type="float" office:value="3.64464842640511">
            <text:p>3.6446</text:p>
          </table:table-cell>
          <table:table-cell table:formula="of:=SQRT([.F25])" office:value-type="float" office:value="4.47799585415022">
            <text:p>4.4780</text:p>
          </table:table-cell>
          <table:table-cell table:formula="of:=SQRT([.G25])" office:value-type="float" office:value="6.48318766036114">
            <text:p>6.4832</text:p>
          </table:table-cell>
          <table:table-cell table:formula="of:=SQRT([.H25])" office:value-type="float" office:value="6.48378720964729">
            <text:p>6.4838</text:p>
          </table:table-cell>
          <table:table-cell table:formula="of:=SQRT([.I25])" office:value-type="float" office:value="6.95062259358159">
            <text:p>6.9506</text:p>
          </table:table-cell>
          <table:table-cell table:formula="of:=SQRT([.J25])" office:value-type="float" office:value="6.98629042624143">
            <text:p>6.9863</text:p>
          </table:table-cell>
          <table:table-cell table:formula="of:=SQRT([.K25])" office:value-type="float" office:value="8.03261238007861">
            <text:p>8.0326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1.08035051332646">
            <text:p>1.08E+000</text:p>
          </table:table-cell>
          <table:table-cell office:value-type="float" office:value="3.54797884080473">
            <text:p>3.55E+000</text:p>
          </table:table-cell>
          <table:table-cell office:value-type="float" office:value="12.5837272914666">
            <text:p>1.26E+001</text:p>
          </table:table-cell>
          <table:table-cell office:value-type="float" office:value="19.3523960281903">
            <text:p>1.94E+001</text:p>
          </table:table-cell>
          <table:table-cell office:value-type="float" office:value="42.4197032909897">
            <text:p>4.24E+001</text:p>
          </table:table-cell>
          <table:table-cell office:value-type="float" office:value="42.4266019472769">
            <text:p>4.24E+001</text:p>
          </table:table-cell>
          <table:table-cell office:value-type="float" office:value="48.8101823880513">
            <text:p>4.88E+001</text:p>
          </table:table-cell>
          <table:table-cell office:value-type="float" office:value="49.3123733410772">
            <text:p>4.93E+001</text:p>
          </table:table-cell>
          <table:table-cell office:value-type="float" office:value="63.6434620379645">
            <text:p>6.36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1.0393991116633">
            <text:p>1.0394</text:p>
          </table:table-cell>
          <table:table-cell table:formula="of:=SQRT([.D26])" office:value-type="float" office:value="1.88360793181722">
            <text:p>1.8836</text:p>
          </table:table-cell>
          <table:table-cell table:formula="of:=SQRT([.E26])" office:value-type="float" office:value="3.54735497116747">
            <text:p>3.5474</text:p>
          </table:table-cell>
          <table:table-cell table:formula="of:=SQRT([.F26])" office:value-type="float" office:value="4.39913582743137">
            <text:p>4.3991</text:p>
          </table:table-cell>
          <table:table-cell table:formula="of:=SQRT([.G26])" office:value-type="float" office:value="6.5130410171432">
            <text:p>6.5130</text:p>
          </table:table-cell>
          <table:table-cell table:formula="of:=SQRT([.H26])" office:value-type="float" office:value="6.51357059893243">
            <text:p>6.5136</text:p>
          </table:table-cell>
          <table:table-cell table:formula="of:=SQRT([.I26])" office:value-type="float" office:value="6.98642844292069">
            <text:p>6.9864</text:p>
          </table:table-cell>
          <table:table-cell table:formula="of:=SQRT([.J26])" office:value-type="float" office:value="7.02227693423416">
            <text:p>7.0223</text:p>
          </table:table-cell>
          <table:table-cell table:formula="of:=SQRT([.K26])" office:value-type="float" office:value="7.97768525563428">
            <text:p>7.9777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1.21057617518625">
            <text:p>1.21E+000</text:p>
          </table:table-cell>
          <table:table-cell office:value-type="float" office:value="3.84984936466545">
            <text:p>3.85E+000</text:p>
          </table:table-cell>
          <table:table-cell office:value-type="float" office:value="11.9105529618949">
            <text:p>1.19E+001</text:p>
          </table:table-cell>
          <table:table-cell office:value-type="float" office:value="18.6650000344547">
            <text:p>1.87E+001</text:p>
          </table:table-cell>
          <table:table-cell office:value-type="float" office:value="42.8228163593368">
            <text:p>4.28E+001</text:p>
          </table:table-cell>
          <table:table-cell office:value-type="float" office:value="42.8289880400984">
            <text:p>4.28E+001</text:p>
          </table:table-cell>
          <table:table-cell office:value-type="float" office:value="49.2933832321287">
            <text:p>4.93E+001</text:p>
          </table:table-cell>
          <table:table-cell office:value-type="float" office:value="49.7999382465488">
            <text:p>4.98E+001</text:p>
          </table:table-cell>
          <table:table-cell office:value-type="float" office:value="62.7663381728015">
            <text:p>6.28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1.10026186664187">
            <text:p>1.1003</text:p>
          </table:table-cell>
          <table:table-cell table:formula="of:=SQRT([.D27])" office:value-type="float" office:value="1.96210330122179">
            <text:p>1.9621</text:p>
          </table:table-cell>
          <table:table-cell table:formula="of:=SQRT([.E27])" office:value-type="float" office:value="3.45116689858588">
            <text:p>3.4512</text:p>
          </table:table-cell>
          <table:table-cell table:formula="of:=SQRT([.F27])" office:value-type="float" office:value="4.32030091943313">
            <text:p>4.3203</text:p>
          </table:table-cell>
          <table:table-cell table:formula="of:=SQRT([.G27])" office:value-type="float" office:value="6.54391445232415">
            <text:p>6.5439</text:p>
          </table:table-cell>
          <table:table-cell table:formula="of:=SQRT([.H27])" office:value-type="float" office:value="6.54438599412492">
            <text:p>6.5444</text:p>
          </table:table-cell>
          <table:table-cell table:formula="of:=SQRT([.I27])" office:value-type="float" office:value="7.02092467073453">
            <text:p>7.0209</text:p>
          </table:table-cell>
          <table:table-cell table:formula="of:=SQRT([.J27])" office:value-type="float" office:value="7.05690713036163">
            <text:p>7.0569</text:p>
          </table:table-cell>
          <table:table-cell table:formula="of:=SQRT([.K27])" office:value-type="float" office:value="7.92252094808222">
            <text:p>7.9225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1.35043221001729">
            <text:p>1.35E+000</text:p>
          </table:table-cell>
          <table:table-cell office:value-type="float" office:value="4.16405300698642">
            <text:p>4.16E+000</text:p>
          </table:table-cell>
          <table:table-cell office:value-type="float" office:value="11.2633471711582">
            <text:p>1.13E+001</text:p>
          </table:table-cell>
          <table:table-cell office:value-type="float" office:value="17.9902366383894">
            <text:p>1.80E+001</text:p>
          </table:table-cell>
          <table:table-cell office:value-type="float" office:value="43.2413888449371">
            <text:p>4.32E+001</text:p>
          </table:table-cell>
          <table:table-cell office:value-type="float" office:value="43.2469497016954">
            <text:p>4.32E+001</text:p>
          </table:table-cell>
          <table:table-cell office:value-type="float" office:value="49.7635346034958">
            <text:p>4.98E+001</text:p>
          </table:table-cell>
          <table:table-cell office:value-type="float" office:value="50.2738489499407">
            <text:p>5.03E+001</text:p>
          </table:table-cell>
          <table:table-cell office:value-type="float" office:value="61.892596754333">
            <text:p>6.19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1.16208098255556">
            <text:p>1.1621</text:p>
          </table:table-cell>
          <table:table-cell table:formula="of:=SQRT([.D28])" office:value-type="float" office:value="2.04060113863205">
            <text:p>2.0406</text:p>
          </table:table-cell>
          <table:table-cell table:formula="of:=SQRT([.E28])" office:value-type="float" office:value="3.35609105525434">
            <text:p>3.3561</text:p>
          </table:table-cell>
          <table:table-cell table:formula="of:=SQRT([.F28])" office:value-type="float" office:value="4.24148990784953">
            <text:p>4.2415</text:p>
          </table:table-cell>
          <table:table-cell table:formula="of:=SQRT([.G28])" office:value-type="float" office:value="6.575818492396">
            <text:p>6.5758</text:p>
          </table:table-cell>
          <table:table-cell table:formula="of:=SQRT([.H28])" office:value-type="float" office:value="6.57624130500816">
            <text:p>6.5762</text:p>
          </table:table-cell>
          <table:table-cell table:formula="of:=SQRT([.I28])" office:value-type="float" office:value="7.05432736719071">
            <text:p>7.0543</text:p>
          </table:table-cell>
          <table:table-cell table:formula="of:=SQRT([.J28])" office:value-type="float" office:value="7.09040541506201">
            <text:p>7.0904</text:p>
          </table:table-cell>
          <table:table-cell table:formula="of:=SQRT([.K28])" office:value-type="float" office:value="7.8671848048926">
            <text:p>7.8672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1.50038209007596">
            <text:p>1.50E+000</text:p>
          </table:table-cell>
          <table:table-cell office:value-type="float" office:value="4.49059221094106">
            <text:p>4.49E+000</text:p>
          </table:table-cell>
          <table:table-cell office:value-type="float" office:value="10.6415214431438">
            <text:p>1.06E+001</text:p>
          </table:table-cell>
          <table:table-cell office:value-type="float" office:value="17.3280846654622">
            <text:p>1.73E+001</text:p>
          </table:table-cell>
          <table:table-cell office:value-type="float" office:value="43.6757405864043">
            <text:p>4.37E+001</text:p>
          </table:table-cell>
          <table:table-cell office:value-type="float" office:value="43.6807818229869">
            <text:p>4.37E+001</text:p>
          </table:table-cell>
          <table:table-cell office:value-type="float" office:value="50.2234562416649">
            <text:p>5.02E+001</text:p>
          </table:table-cell>
          <table:table-cell office:value-type="float" office:value="50.7370499147233">
            <text:p>5.07E+001</text:p>
          </table:table-cell>
          <table:table-cell office:value-type="float" office:value="61.0238133418844">
            <text:p>6.10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1.22490084907961">
            <text:p>1.2249</text:p>
          </table:table-cell>
          <table:table-cell table:formula="of:=SQRT([.D29])" office:value-type="float" office:value="2.11910174624558">
            <text:p>2.1191</text:p>
          </table:table-cell>
          <table:table-cell table:formula="of:=SQRT([.E29])" office:value-type="float" office:value="3.2621344918847">
            <text:p>3.2621</text:p>
          </table:table-cell>
          <table:table-cell table:formula="of:=SQRT([.F29])" office:value-type="float" office:value="4.16270160658462">
            <text:p>4.1627</text:p>
          </table:table-cell>
          <table:table-cell table:formula="of:=SQRT([.G29])" office:value-type="float" office:value="6.60876240958958">
            <text:p>6.6088</text:p>
          </table:table-cell>
          <table:table-cell table:formula="of:=SQRT([.H29])" office:value-type="float" office:value="6.60914380407833">
            <text:p>6.6091</text:p>
          </table:table-cell>
          <table:table-cell table:formula="of:=SQRT([.I29])" office:value-type="float" office:value="7.08685093970974">
            <text:p>7.0869</text:p>
          </table:table-cell>
          <table:table-cell table:formula="of:=SQRT([.J29])" office:value-type="float" office:value="7.12299444859557">
            <text:p>7.1230</text:p>
          </table:table-cell>
          <table:table-cell table:formula="of:=SQRT([.K29])" office:value-type="float" office:value="7.81177402014961">
            <text:p>7.8118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66089786863557">
            <text:p>1.66E+000</text:p>
          </table:table-cell>
          <table:table-cell office:value-type="float" office:value="4.82946971010579">
            <text:p>4.83E+000</text:p>
          </table:table-cell>
          <table:table-cell office:value-type="float" office:value="10.0444910300773">
            <text:p>1.00E+001</text:p>
          </table:table-cell>
          <table:table-cell office:value-type="float" office:value="16.6785239784158">
            <text:p>1.67E+001</text:p>
          </table:table-cell>
          <table:table-cell office:value-type="float" office:value="44.1261789127403">
            <text:p>4.41E+001</text:p>
          </table:table-cell>
          <table:table-cell office:value-type="float" office:value="44.130772822389">
            <text:p>4.41E+001</text:p>
          </table:table-cell>
          <table:table-cell office:value-type="float" office:value="50.6758612879492">
            <text:p>5.07E+001</text:p>
          </table:table-cell>
          <table:table-cell office:value-type="float" office:value="51.1923835021308">
            <text:p>5.12E+001</text:p>
          </table:table-cell>
          <table:table-cell office:value-type="float" office:value="60.1618435127854">
            <text:p>6.02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28875826617546">
            <text:p>1.2888</text:p>
          </table:table-cell>
          <table:table-cell table:formula="of:=SQRT([.D30])" office:value-type="float" office:value="2.19760544914363">
            <text:p>2.1976</text:p>
          </table:table-cell>
          <table:table-cell table:formula="of:=SQRT([.E30])" office:value-type="float" office:value="3.16930450258055">
            <text:p>3.1693</text:p>
          </table:table-cell>
          <table:table-cell table:formula="of:=SQRT([.F30])" office:value-type="float" office:value="4.08393486461474">
            <text:p>4.0839</text:p>
          </table:table-cell>
          <table:table-cell table:formula="of:=SQRT([.G30])" office:value-type="float" office:value="6.64275386513307">
            <text:p>6.6428</text:p>
          </table:table-cell>
          <table:table-cell table:formula="of:=SQRT([.H30])" office:value-type="float" office:value="6.64309963965535">
            <text:p>6.6431</text:p>
          </table:table-cell>
          <table:table-cell table:formula="of:=SQRT([.I30])" office:value-type="float" office:value="7.11869800510945">
            <text:p>7.1187</text:p>
          </table:table-cell>
          <table:table-cell table:formula="of:=SQRT([.J30])" office:value-type="float" office:value="7.15488528923636">
            <text:p>7.1549</text:p>
          </table:table-cell>
          <table:table-cell table:formula="of:=SQRT([.K30])" office:value-type="float" office:value="7.75640661084664">
            <text:p>7.7564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83245910449548">
            <text:p>1.83E+000</text:p>
          </table:table-cell>
          <table:table-cell office:value-type="float" office:value="5.18068855111809">
            <text:p>5.18E+000</text:p>
          </table:table-cell>
          <table:table-cell office:value-type="float" office:value="9.47167523384998">
            <text:p>9.47E+000</text:p>
          </table:table-cell>
          <table:table-cell office:value-type="float" office:value="16.0415354536758">
            <text:p>1.60E+001</text:p>
          </table:table-cell>
          <table:table-cell office:value-type="float" office:value="44.5929962880397">
            <text:p>4.46E+001</text:p>
          </table:table-cell>
          <table:table-cell office:value-type="float" office:value="44.5972010906654">
            <text:p>4.46E+001</text:p>
          </table:table-cell>
          <table:table-cell office:value-type="float" office:value="51.1232662220634">
            <text:p>5.11E+001</text:p>
          </table:table-cell>
          <table:table-cell office:value-type="float" office:value="51.6425061970799">
            <text:p>5.16E+001</text:p>
          </table:table-cell>
          <table:table-cell office:value-type="float" office:value="59.3086332681909">
            <text:p>5.93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35368353188457">
            <text:p>1.3537</text:p>
          </table:table-cell>
          <table:table-cell table:formula="of:=SQRT([.D31])" office:value-type="float" office:value="2.27611259631814">
            <text:p>2.2761</text:p>
          </table:table-cell>
          <table:table-cell table:formula="of:=SQRT([.E31])" office:value-type="float" office:value="3.07760868757709">
            <text:p>3.0776</text:p>
          </table:table-cell>
          <table:table-cell table:formula="of:=SQRT([.F31])" office:value-type="float" office:value="4.00518856655661">
            <text:p>4.0052</text:p>
          </table:table-cell>
          <table:table-cell table:formula="of:=SQRT([.G31])" office:value-type="float" office:value="6.67779876067254">
            <text:p>6.6778</text:p>
          </table:table-cell>
          <table:table-cell table:formula="of:=SQRT([.H31])" office:value-type="float" office:value="6.67811358773309">
            <text:p>6.6781</text:p>
          </table:table-cell>
          <table:table-cell table:formula="of:=SQRT([.I31])" office:value-type="float" office:value="7.1500535817617">
            <text:p>7.1501</text:p>
          </table:table-cell>
          <table:table-cell table:formula="of:=SQRT([.J31])" office:value-type="float" office:value="7.18627206533958">
            <text:p>7.1863</text:p>
          </table:table-cell>
          <table:table-cell table:formula="of:=SQRT([.K31])" office:value-type="float" office:value="7.7012098574309">
            <text:p>7.7012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2.0155515912419">
            <text:p>2.02E+000</text:p>
          </table:table-cell>
          <table:table-cell office:value-type="float" office:value="5.54425211611796">
            <text:p>5.54E+000</text:p>
          </table:table-cell>
          <table:table-cell office:value-type="float" office:value="8.92249800366989">
            <text:p>8.92E+000</text:p>
          </table:table-cell>
          <table:table-cell office:value-type="float" office:value="15.4171009407888">
            <text:p>1.54E+001</text:p>
          </table:table-cell>
          <table:table-cell office:value-type="float" office:value="45.0764693308806">
            <text:p>4.51E+001</text:p>
          </table:table-cell>
          <table:table-cell office:value-type="float" office:value="45.0803331389927">
            <text:p>4.51E+001</text:p>
          </table:table-cell>
          <table:table-cell office:value-type="float" office:value="51.5679384881828">
            <text:p>5.16E+001</text:p>
          </table:table-cell>
          <table:table-cell office:value-type="float" office:value="52.0898487143324">
            <text:p>5.21E+001</text:p>
          </table:table-cell>
          <table:table-cell office:value-type="float" office:value="58.4660689338571">
            <text:p>5.85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41970123309163">
            <text:p>1.4197</text:p>
          </table:table-cell>
          <table:table-cell table:formula="of:=SQRT([.D32])" office:value-type="float" office:value="2.35462356144628">
            <text:p>2.3546</text:p>
          </table:table-cell>
          <table:table-cell table:formula="of:=SQRT([.E32])" office:value-type="float" office:value="2.9870550720852">
            <text:p>2.9871</text:p>
          </table:table-cell>
          <table:table-cell table:formula="of:=SQRT([.F32])" office:value-type="float" office:value="3.92646163113672">
            <text:p>3.9265</text:p>
          </table:table-cell>
          <table:table-cell table:formula="of:=SQRT([.G32])" office:value-type="float" office:value="6.71390120055997">
            <text:p>6.7139</text:p>
          </table:table-cell>
          <table:table-cell table:formula="of:=SQRT([.H32])" office:value-type="float" office:value="6.71418894126406">
            <text:p>6.7142</text:p>
          </table:table-cell>
          <table:table-cell table:formula="of:=SQRT([.I32])" office:value-type="float" office:value="7.18108198589758">
            <text:p>7.1811</text:p>
          </table:table-cell>
          <table:table-cell table:formula="of:=SQRT([.J32])" office:value-type="float" office:value="7.21732974959108">
            <text:p>7.2173</text:p>
          </table:table-cell>
          <table:table-cell table:formula="of:=SQRT([.K32])" office:value-type="float" office:value="7.64631080547064">
            <text:p>7.6463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2.2106656682499">
            <text:p>2.21E+000</text:p>
          </table:table-cell>
          <table:table-cell office:value-type="float" office:value="5.92016413731881">
            <text:p>5.92E+000</text:p>
          </table:table-cell>
          <table:table-cell office:value-type="float" office:value="8.39638894494356">
            <text:p>8.40E+000</text:p>
          </table:table-cell>
          <table:table-cell office:value-type="float" office:value="14.805203244538">
            <text:p>1.48E+001</text:p>
          </table:table-cell>
          <table:table-cell office:value-type="float" office:value="45.5768583914372">
            <text:p>4.56E+001</text:p>
          </table:table-cell>
          <table:table-cell office:value-type="float" office:value="45.5804226032751">
            <text:p>4.56E+001</text:p>
          </table:table-cell>
          <table:table-cell office:value-type="float" office:value="52.0118606318935">
            <text:p>5.20E+001</text:p>
          </table:table-cell>
          <table:table-cell office:value-type="float" office:value="52.5366049580993">
            <text:p>5.25E+001</text:p>
          </table:table-cell>
          <table:table-cell office:value-type="float" office:value="57.6358870344265">
            <text:p>5.76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48683074633594">
            <text:p>1.4868</text:p>
          </table:table-cell>
          <table:table-cell table:formula="of:=SQRT([.D33])" office:value-type="float" office:value="2.43313874189673">
            <text:p>2.4331</text:p>
          </table:table-cell>
          <table:table-cell table:formula="of:=SQRT([.E33])" office:value-type="float" office:value="2.89765231609031">
            <text:p>2.8977</text:p>
          </table:table-cell>
          <table:table-cell table:formula="of:=SQRT([.F33])" office:value-type="float" office:value="3.8477530124136">
            <text:p>3.8478</text:p>
          </table:table-cell>
          <table:table-cell table:formula="of:=SQRT([.G33])" office:value-type="float" office:value="6.75106350077061">
            <text:p>6.7511</text:p>
          </table:table-cell>
          <table:table-cell table:formula="of:=SQRT([.H33])" office:value-type="float" office:value="6.75132746971105">
            <text:p>6.7513</text:p>
          </table:table-cell>
          <table:table-cell table:formula="of:=SQRT([.I33])" office:value-type="float" office:value="7.2119248908938">
            <text:p>7.2119</text:p>
          </table:table-cell>
          <table:table-cell table:formula="of:=SQRT([.J33])" office:value-type="float" office:value="7.24821391503447">
            <text:p>7.2482</text:p>
          </table:table-cell>
          <table:table-cell table:formula="of:=SQRT([.K33])" office:value-type="float" office:value="7.59183028224594">
            <text:p>7.5918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2.41829378304556">
            <text:p>2.42E+000</text:p>
          </table:table-cell>
          <table:table-cell office:value-type="float" office:value="6.30842873538709">
            <text:p>6.31E+000</text:p>
          </table:table-cell>
          <table:table-cell office:value-type="float" office:value="7.89278516377401">
            <text:p>7.89E+000</text:p>
          </table:table-cell>
          <table:table-cell office:value-type="float" office:value="14.2058260950948">
            <text:p>1.42E+001</text:p>
          </table:table-cell>
          <table:table-cell office:value-type="float" office:value="46.0944072436957">
            <text:p>4.61E+001</text:p>
          </table:table-cell>
          <table:table-cell office:value-type="float" office:value="46.097709627873">
            <text:p>4.61E+001</text:p>
          </table:table-cell>
          <table:table-cell office:value-type="float" office:value="52.4566810638514">
            <text:p>5.25E+001</text:p>
          </table:table-cell>
          <table:table-cell office:value-type="float" office:value="52.984738502404">
            <text:p>5.30E+001</text:p>
          </table:table-cell>
          <table:table-cell office:value-type="float" office:value="56.8196548154872">
            <text:p>5.68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55508642301499">
            <text:p>1.5551</text:p>
          </table:table-cell>
          <table:table-cell table:formula="of:=SQRT([.D34])" office:value-type="float" office:value="2.51165856266075">
            <text:p>2.5117</text:p>
          </table:table-cell>
          <table:table-cell table:formula="of:=SQRT([.E34])" office:value-type="float" office:value="2.80941010957354">
            <text:p>2.8094</text:p>
          </table:table-cell>
          <table:table-cell table:formula="of:=SQRT([.F34])" office:value-type="float" office:value="3.76906169956062">
            <text:p>3.7691</text:p>
          </table:table-cell>
          <table:table-cell table:formula="of:=SQRT([.G34])" office:value-type="float" office:value="6.78928621017671">
            <text:p>6.7893</text:p>
          </table:table-cell>
          <table:table-cell table:formula="of:=SQRT([.H34])" office:value-type="float" office:value="6.78952941137109">
            <text:p>6.7895</text:p>
          </table:table-cell>
          <table:table-cell table:formula="of:=SQRT([.I34])" office:value-type="float" office:value="7.24269846561704">
            <text:p>7.2427</text:p>
          </table:table-cell>
          <table:table-cell table:formula="of:=SQRT([.J34])" office:value-type="float" office:value="7.27906164985598">
            <text:p>7.2791</text:p>
          </table:table-cell>
          <table:table-cell table:formula="of:=SQRT([.K34])" office:value-type="float" office:value="7.53788132139842">
            <text:p>7.5379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2.63892644796761">
            <text:p>2.64E+000</text:p>
          </table:table-cell>
          <table:table-cell office:value-type="float" office:value="6.70905042846073">
            <text:p>6.71E+000</text:p>
          </table:table-cell>
          <table:table-cell office:value-type="float" office:value="7.41113471154746">
            <text:p>7.41E+000</text:p>
          </table:table-cell>
          <table:table-cell office:value-type="float" office:value="13.6189541041442">
            <text:p>1.36E+001</text:p>
          </table:table-cell>
          <table:table-cell office:value-type="float" office:value="46.6293424956753">
            <text:p>4.66E+001</text:p>
          </table:table-cell>
          <table:table-cell office:value-type="float" office:value="46.632420250214">
            <text:p>4.66E+001</text:p>
          </table:table-cell>
          <table:table-cell office:value-type="float" office:value="52.9035724899796">
            <text:p>5.29E+001</text:p>
          </table:table-cell>
          <table:table-cell office:value-type="float" office:value="53.4359971876464">
            <text:p>5.34E+001</text:p>
          </table:table-cell>
          <table:table-cell office:value-type="float" office:value="56.0188447221726">
            <text:p>5.60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6244772845342">
            <text:p>1.6245</text:p>
          </table:table-cell>
          <table:table-cell table:formula="of:=SQRT([.D35])" office:value-type="float" office:value="2.59018347389924">
            <text:p>2.5902</text:p>
          </table:table-cell>
          <table:table-cell table:formula="of:=SQRT([.E35])" office:value-type="float" office:value="2.7223399331361">
            <text:p>2.7223</text:p>
          </table:table-cell>
          <table:table-cell table:formula="of:=SQRT([.F35])" office:value-type="float" office:value="3.6903867147149">
            <text:p>3.6904</text:p>
          </table:table-cell>
          <table:table-cell table:formula="of:=SQRT([.G35])" office:value-type="float" office:value="6.82856811459586">
            <text:p>6.8286</text:p>
          </table:table-cell>
          <table:table-cell table:formula="of:=SQRT([.H35])" office:value-type="float" office:value="6.82879346958261">
            <text:p>6.8288</text:p>
          </table:table-cell>
          <table:table-cell table:formula="of:=SQRT([.I35])" office:value-type="float" office:value="7.27348420565959">
            <text:p>7.2735</text:p>
          </table:table-cell>
          <table:table-cell table:formula="of:=SQRT([.J35])" office:value-type="float" office:value="7.30999296768789">
            <text:p>7.3100</text:p>
          </table:table-cell>
          <table:table-cell table:formula="of:=SQRT([.K35])" office:value-type="float" office:value="7.48457378360135">
            <text:p>7.4846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2.87304479096566">
            <text:p>2.87E+000</text:p>
          </table:table-cell>
          <table:table-cell office:value-type="float" office:value="6.95090353750579">
            <text:p>6.95E+000</text:p>
          </table:table-cell>
          <table:table-cell office:value-type="float" office:value="7.12203416469917">
            <text:p>7.12E+000</text:p>
          </table:table-cell>
          <table:table-cell office:value-type="float" office:value="13.0445727612367">
            <text:p>1.30E+001</text:p>
          </table:table-cell>
          <table:table-cell office:value-type="float" office:value="47.1818725256399">
            <text:p>4.72E+001</text:p>
          </table:table-cell>
          <table:table-cell office:value-type="float" office:value="47.1847655728235">
            <text:p>4.72E+001</text:p>
          </table:table-cell>
          <table:table-cell office:value-type="float" office:value="53.3525842710838">
            <text:p>5.34E+001</text:p>
          </table:table-cell>
          <table:table-cell office:value-type="float" office:value="53.891916995377">
            <text:p>5.39E+001</text:p>
          </table:table-cell>
          <table:table-cell office:value-type="float" office:value="55.2334014627964">
            <text:p>5.52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69500583803291">
            <text:p>1.6950</text:p>
          </table:table-cell>
          <table:table-cell table:formula="of:=SQRT([.D36])" office:value-type="float" office:value="2.63645662537918">
            <text:p>2.6365</text:p>
          </table:table-cell>
          <table:table-cell table:formula="of:=SQRT([.E36])" office:value-type="float" office:value="2.66871395333018">
            <text:p>2.6687</text:p>
          </table:table-cell>
          <table:table-cell table:formula="of:=SQRT([.F36])" office:value-type="float" office:value="3.61172711610895">
            <text:p>3.6117</text:p>
          </table:table-cell>
          <table:table-cell table:formula="of:=SQRT([.G36])" office:value-type="float" office:value="6.86890621028122">
            <text:p>6.8689</text:p>
          </table:table-cell>
          <table:table-cell table:formula="of:=SQRT([.H36])" office:value-type="float" office:value="6.86911679714528">
            <text:p>6.8691</text:p>
          </table:table-cell>
          <table:table-cell table:formula="of:=SQRT([.I36])" office:value-type="float" office:value="7.30428533609441">
            <text:p>7.3043</text:p>
          </table:table-cell>
          <table:table-cell table:formula="of:=SQRT([.J36])" office:value-type="float" office:value="7.34111142780009">
            <text:p>7.3411</text:p>
          </table:table-cell>
          <table:table-cell table:formula="of:=SQRT([.K36])" office:value-type="float" office:value="7.43191775134765">
            <text:p>7.4319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3.12110479743355">
            <text:p>3.12E+000</text:p>
          </table:table-cell>
          <table:table-cell office:value-type="float" office:value="6.51159075773159">
            <text:p>6.51E+000</text:p>
          </table:table-cell>
          <table:table-cell office:value-type="float" office:value="7.54738534134963">
            <text:p>7.55E+000</text:p>
          </table:table-cell>
          <table:table-cell office:value-type="float" office:value="12.4826683760933">
            <text:p>1.25E+001</text:p>
          </table:table-cell>
          <table:table-cell office:value-type="float" office:value="47.7521856370799">
            <text:p>4.78E+001</text:p>
          </table:table-cell>
          <table:table-cell office:value-type="float" office:value="47.754940559731">
            <text:p>4.78E+001</text:p>
          </table:table-cell>
          <table:table-cell office:value-type="float" office:value="53.7955319376622">
            <text:p>5.38E+001</text:p>
          </table:table-cell>
          <table:table-cell office:value-type="float" office:value="54.3525994250199">
            <text:p>5.44E+001</text:p>
          </table:table-cell>
          <table:table-cell office:value-type="float" office:value="54.4639864384474">
            <text:p>5.45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76666487977589">
            <text:p>1.7667</text:p>
          </table:table-cell>
          <table:table-cell table:formula="of:=SQRT([.D37])" office:value-type="float" office:value="2.55178187894882">
            <text:p>2.5518</text:p>
          </table:table-cell>
          <table:table-cell table:formula="of:=SQRT([.E37])" office:value-type="float" office:value="2.74725050575109">
            <text:p>2.7473</text:p>
          </table:table-cell>
          <table:table-cell table:formula="of:=SQRT([.F37])" office:value-type="float" office:value="3.53308199396693">
            <text:p>3.5331</text:p>
          </table:table-cell>
          <table:table-cell table:formula="of:=SQRT([.G37])" office:value-type="float" office:value="6.91029562588171">
            <text:p>6.9103</text:p>
          </table:table-cell>
          <table:table-cell table:formula="of:=SQRT([.H37])" office:value-type="float" office:value="6.9104949576518">
            <text:p>6.9105</text:p>
          </table:table-cell>
          <table:table-cell table:formula="of:=SQRT([.I37])" office:value-type="float" office:value="7.33454374434171">
            <text:p>7.3345</text:p>
          </table:table-cell>
          <table:table-cell table:formula="of:=SQRT([.J37])" office:value-type="float" office:value="7.37242154417528">
            <text:p>7.3724</text:p>
          </table:table-cell>
          <table:table-cell table:formula="of:=SQRT([.K37])" office:value-type="float" office:value="7.37997198087143">
            <text:p>7.3800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3.38349888304143">
            <text:p>3.38E+000</text:p>
          </table:table-cell>
          <table:table-cell office:value-type="float" office:value="6.09276668352982">
            <text:p>6.09E+000</text:p>
          </table:table-cell>
          <table:table-cell office:value-type="float" office:value="7.98510983474111">
            <text:p>7.99E+000</text:p>
          </table:table-cell>
          <table:table-cell office:value-type="float" office:value="11.9332280718797">
            <text:p>1.19E+001</text:p>
          </table:table-cell>
          <table:table-cell office:value-type="float" office:value="48.3404471757031">
            <text:p>4.83E+001</text:p>
          </table:table-cell>
          <table:table-cell office:value-type="float" office:value="48.3431222866296">
            <text:p>4.83E+001</text:p>
          </table:table-cell>
          <table:table-cell office:value-type="float" office:value="53.6836338700872">
            <text:p>5.37E+001</text:p>
          </table:table-cell>
          <table:table-cell office:value-type="float" office:value="53.7091808107057">
            <text:p>5.37E+001</text:p>
          </table:table-cell>
          <table:table-cell office:value-type="float" office:value="54.3001714972218">
            <text:p>5.43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83942895569289">
            <text:p>1.8394</text:p>
          </table:table-cell>
          <table:table-cell table:formula="of:=SQRT([.D38])" office:value-type="float" office:value="2.46835303057116">
            <text:p>2.4684</text:p>
          </table:table-cell>
          <table:table-cell table:formula="of:=SQRT([.E38])" office:value-type="float" office:value="2.82579366457304">
            <text:p>2.8258</text:p>
          </table:table-cell>
          <table:table-cell table:formula="of:=SQRT([.F38])" office:value-type="float" office:value="3.45445047321274">
            <text:p>3.4545</text:p>
          </table:table-cell>
          <table:table-cell table:formula="of:=SQRT([.G38])" office:value-type="float" office:value="6.9527294766662">
            <text:p>6.9527</text:p>
          </table:table-cell>
          <table:table-cell table:formula="of:=SQRT([.H38])" office:value-type="float" office:value="6.95292185247537">
            <text:p>6.9529</text:p>
          </table:table-cell>
          <table:table-cell table:formula="of:=SQRT([.I38])" office:value-type="float" office:value="7.32691161882598">
            <text:p>7.3269</text:p>
          </table:table-cell>
          <table:table-cell table:formula="of:=SQRT([.J38])" office:value-type="float" office:value="7.32865477497103">
            <text:p>7.3287</text:p>
          </table:table-cell>
          <table:table-cell table:formula="of:=SQRT([.K38])" office:value-type="float" office:value="7.36886500739577">
            <text:p>7.3689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3.66044244626957">
            <text:p>3.66E+000</text:p>
          </table:table-cell>
          <table:table-cell office:value-type="float" office:value="5.69418590717778">
            <text:p>5.69E+000</text:p>
          </table:table-cell>
          <table:table-cell office:value-type="float" office:value="8.43521402054591">
            <text:p>8.44E+000</text:p>
          </table:table-cell>
          <table:table-cell office:value-type="float" office:value="11.396239740102">
            <text:p>1.14E+001</text:p>
          </table:table-cell>
          <table:table-cell office:value-type="float" office:value="48.9467950885205">
            <text:p>4.89E+001</text:p>
          </table:table-cell>
          <table:table-cell office:value-type="float" office:value="48.9494675016084">
            <text:p>4.89E+001</text:p>
          </table:table-cell>
          <table:table-cell office:value-type="float" office:value="52.9646219987382">
            <text:p>5.30E+001</text:p>
          </table:table-cell>
          <table:table-cell office:value-type="float" office:value="52.9740812833293">
            <text:p>5.30E+001</text:p>
          </table:table-cell>
          <table:table-cell office:value-type="float" office:value="54.7477074270413">
            <text:p>5.47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91322827866138">
            <text:p>1.9132</text:p>
          </table:table-cell>
          <table:table-cell table:formula="of:=SQRT([.D39])" office:value-type="float" office:value="2.38624933885329">
            <text:p>2.3862</text:p>
          </table:table-cell>
          <table:table-cell table:formula="of:=SQRT([.E39])" office:value-type="float" office:value="2.90434399142834">
            <text:p>2.9043</text:p>
          </table:table-cell>
          <table:table-cell table:formula="of:=SQRT([.F39])" office:value-type="float" office:value="3.375831710868">
            <text:p>3.3758</text:p>
          </table:table-cell>
          <table:table-cell table:formula="of:=SQRT([.G39])" office:value-type="float" office:value="6.99619861700056">
            <text:p>6.9962</text:p>
          </table:table-cell>
          <table:table-cell table:formula="of:=SQRT([.H39])" office:value-type="float" office:value="6.99638960476104">
            <text:p>6.9964</text:p>
          </table:table-cell>
          <table:table-cell table:formula="of:=SQRT([.I39])" office:value-type="float" office:value="7.27767971256898">
            <text:p>7.2777</text:p>
          </table:table-cell>
          <table:table-cell table:formula="of:=SQRT([.J39])" office:value-type="float" office:value="7.27832956682571">
            <text:p>7.2783</text:p>
          </table:table-cell>
          <table:table-cell table:formula="of:=SQRT([.K39])" office:value-type="float" office:value="7.39916937412851">
            <text:p>7.3992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3.95152958124772">
            <text:p>3.95E+000</text:p>
          </table:table-cell>
          <table:table-cell office:value-type="float" office:value="5.31623130165812">
            <text:p>5.32E+000</text:p>
          </table:table-cell>
          <table:table-cell office:value-type="float" office:value="8.89770480876888">
            <text:p>8.90E+000</text:p>
          </table:table-cell>
          <table:table-cell office:value-type="float" office:value="10.8716920307102">
            <text:p>1.09E+001</text:p>
          </table:table-cell>
          <table:table-cell office:value-type="float" office:value="49.5713328401722">
            <text:p>4.96E+001</text:p>
          </table:table-cell>
          <table:table-cell office:value-type="float" office:value="49.5741092770859">
            <text:p>4.96E+001</text:p>
          </table:table-cell>
          <table:table-cell office:value-type="float" office:value="52.2512620534154">
            <text:p>5.23E+001</text:p>
          </table:table-cell>
          <table:table-cell office:value-type="float" office:value="52.2571859670249">
            <text:p>5.23E+001</text:p>
          </table:table-cell>
          <table:table-cell office:value-type="float" office:value="55.2024647256324">
            <text:p>5.52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98784546211412">
            <text:p>1.9878</text:p>
          </table:table-cell>
          <table:table-cell table:formula="of:=SQRT([.D40])" office:value-type="float" office:value="2.30569540522119">
            <text:p>2.3057</text:p>
          </table:table-cell>
          <table:table-cell table:formula="of:=SQRT([.E40])" office:value-type="float" office:value="2.98290207830711">
            <text:p>2.9829</text:p>
          </table:table-cell>
          <table:table-cell table:formula="of:=SQRT([.F40])" office:value-type="float" office:value="3.29722489841234">
            <text:p>3.2972</text:p>
          </table:table-cell>
          <table:table-cell table:formula="of:=SQRT([.G40])" office:value-type="float" office:value="7.04069121891964">
            <text:p>7.0407</text:p>
          </table:table-cell>
          <table:table-cell table:formula="of:=SQRT([.H40])" office:value-type="float" office:value="7.04088838692149">
            <text:p>7.0409</text:p>
          </table:table-cell>
          <table:table-cell table:formula="of:=SQRT([.I40])" office:value-type="float" office:value="7.22850344493349">
            <text:p>7.2285</text:p>
          </table:table-cell>
          <table:table-cell table:formula="of:=SQRT([.J40])" office:value-type="float" office:value="7.2289131940441">
            <text:p>7.2289</text:p>
          </table:table-cell>
          <table:table-cell table:formula="of:=SQRT([.K40])" office:value-type="float" office:value="7.42983611701041">
            <text:p>7.4298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4.25281191485538">
            <text:p>4.25E+000</text:p>
          </table:table-cell>
          <table:table-cell office:value-type="float" office:value="4.96283495431281">
            <text:p>4.96E+000</text:p>
          </table:table-cell>
          <table:table-cell office:value-type="float" office:value="9.37258965443413">
            <text:p>9.37E+000</text:p>
          </table:table-cell>
          <table:table-cell office:value-type="float" office:value="10.3595742994151">
            <text:p>1.04E+001</text:p>
          </table:table-cell>
          <table:table-cell office:value-type="float" office:value="50.214115431044">
            <text:p>5.02E+001</text:p>
          </table:table-cell>
          <table:table-cell office:value-type="float" office:value="50.217152529963">
            <text:p>5.02E+001</text:p>
          </table:table-cell>
          <table:table-cell office:value-type="float" office:value="51.5543530584415">
            <text:p>5.16E+001</text:p>
          </table:table-cell>
          <table:table-cell office:value-type="float" office:value="51.5586864804371">
            <text:p>5.16E+001</text:p>
          </table:table-cell>
          <table:table-cell office:value-type="float" office:value="55.6227693080718">
            <text:p>5.56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2.06223468956746">
            <text:p>2.0622</text:p>
          </table:table-cell>
          <table:table-cell table:formula="of:=SQRT([.D41])" office:value-type="float" office:value="2.2277421202448">
            <text:p>2.2277</text:p>
          </table:table-cell>
          <table:table-cell table:formula="of:=SQRT([.E41])" office:value-type="float" office:value="3.06146854539356">
            <text:p>3.0615</text:p>
          </table:table-cell>
          <table:table-cell table:formula="of:=SQRT([.F41])" office:value-type="float" office:value="3.21862925783866">
            <text:p>3.2186</text:p>
          </table:table-cell>
          <table:table-cell table:formula="of:=SQRT([.G41])" office:value-type="float" office:value="7.08619188500029">
            <text:p>7.0862</text:p>
          </table:table-cell>
          <table:table-cell table:formula="of:=SQRT([.H41])" office:value-type="float" office:value="7.08640617873143">
            <text:p>7.0864</text:p>
          </table:table-cell>
          <table:table-cell table:formula="of:=SQRT([.I41])" office:value-type="float" office:value="7.18013600556713">
            <text:p>7.1801</text:p>
          </table:table-cell>
          <table:table-cell table:formula="of:=SQRT([.J41])" office:value-type="float" office:value="7.180437763844">
            <text:p>7.1804</text:p>
          </table:table-cell>
          <table:table-cell table:formula="of:=SQRT([.K41])" office:value-type="float" office:value="7.4580673976622">
            <text:p>7.4581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4.48472371402394">
            <text:p>4.48E+000</text:p>
          </table:table-cell>
          <table:table-cell office:value-type="float" office:value="4.71355289320327">
            <text:p>4.71E+000</text:p>
          </table:table-cell>
          <table:table-cell office:value-type="float" office:value="9.85987660166695">
            <text:p>9.86E+000</text:p>
          </table:table-cell>
          <table:table-cell office:value-type="float" office:value="9.85987660311355">
            <text:p>9.86E+000</text:p>
          </table:table-cell>
          <table:table-cell office:value-type="float" office:value="50.8702235763903">
            <text:p>5.09E+001</text:p>
          </table:table-cell>
          <table:table-cell office:value-type="float" office:value="50.8784419264203">
            <text:p>5.09E+001</text:p>
          </table:table-cell>
          <table:table-cell office:value-type="float" office:value="50.8788816029239">
            <text:p>5.09E+001</text:p>
          </table:table-cell>
          <table:table-cell office:value-type="float" office:value="50.8801308456969">
            <text:p>5.09E+001</text:p>
          </table:table-cell>
          <table:table-cell office:value-type="float" office:value="55.8472070458465">
            <text:p>5.58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2.11771662741358">
            <text:p>2.1177</text:p>
          </table:table-cell>
          <table:table-cell table:formula="of:=SQRT([.D42])" office:value-type="float" office:value="2.17107183050291">
            <text:p>2.1711</text:p>
          </table:table-cell>
          <table:table-cell table:formula="of:=SQRT([.E42])" office:value-type="float" office:value="3.14004404454252">
            <text:p>3.1400</text:p>
          </table:table-cell>
          <table:table-cell table:formula="of:=SQRT([.F42])" office:value-type="float" office:value="3.14004404477287">
            <text:p>3.1400</text:p>
          </table:table-cell>
          <table:table-cell table:formula="of:=SQRT([.G42])" office:value-type="float" office:value="7.13233647386257">
            <text:p>7.1323</text:p>
          </table:table-cell>
          <table:table-cell table:formula="of:=SQRT([.H42])" office:value-type="float" office:value="7.13291258367999">
            <text:p>7.1329</text:p>
          </table:table-cell>
          <table:table-cell table:formula="of:=SQRT([.I42])" office:value-type="float" office:value="7.1329434038778">
            <text:p>7.1329</text:p>
          </table:table-cell>
          <table:table-cell table:formula="of:=SQRT([.J42])" office:value-type="float" office:value="7.13303097187282">
            <text:p>7.1330</text:p>
          </table:table-cell>
          <table:table-cell table:formula="of:=SQRT([.K42])" office:value-type="float" office:value="7.47309889174809">
            <text:p>7.4731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5" office:value-type="float" office:value="2">
            <text:p>2.00E+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100000">
            <text:p>1.00E+005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22T17:23:01</meta:creation-date>
    <dc:date>2012-09-01T14:55:07</dc:date>
    <dc:creator>Nicolas Guarin</dc:creator>
    <meta:editing-duration>PT3H7M21S</meta:editing-duration>
    <meta:editing-cycles>27</meta:editing-cycles>
    <meta:generator>LibreOffice/3.5$Linux_X86_64 LibreOffice_project/350m1$Build-2</meta:generator>
    <meta:document-statistic meta:table-count="6" meta:cell-count="58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4x4_2.M2:4x4_2.V42 4x4_2.W1:4x4_2.X42 4x4_2.N1:4x4_2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2.W2:4x4_2.W42" chart:label-cell-address="4x4_2.W1:4x4_2.W1" chart:class="chart:scatter">
            <chart:domain table:cell-range-address="4x4_2.M2:4x4_2.M42"/>
            <chart:data-point chart:repeated="41"/>
          </chart:series>
          <chart:series chart:style-name="ch8" chart:values-cell-range-address="4x4_2.X2:4x4_2.X42" chart:label-cell-address="4x4_2.X1:4x4_2.X1" chart:class="chart:scatter">
            <chart:data-point chart:repeated="41"/>
          </chart:series>
          <chart:series chart:style-name="ch9" chart:values-cell-range-address="4x4_2.N2:4x4_2.N42" chart:label-cell-address="4x4_2.N1:4x4_2.N1" chart:class="chart:scatter">
            <chart:data-point chart:repeated="41"/>
          </chart:series>
          <chart:series chart:style-name="ch10" chart:values-cell-range-address="4x4_2.O2:4x4_2.O42" chart:label-cell-address="4x4_2.O1:4x4_2.O1" chart:class="chart:scatter">
            <chart:data-point chart:repeated="41"/>
          </chart:series>
          <chart:series chart:style-name="ch11" chart:values-cell-range-address="4x4_2.P2:4x4_2.P42" chart:label-cell-address="4x4_2.P1:4x4_2.P1" chart:class="chart:scatter">
            <chart:data-point chart:repeated="41"/>
          </chart:series>
          <chart:series chart:style-name="ch12" chart:values-cell-range-address="4x4_2.Q2:4x4_2.Q42" chart:label-cell-address="4x4_2.Q1:4x4_2.Q1" chart:class="chart:scatter">
            <chart:data-point chart:repeated="41"/>
          </chart:series>
          <chart:series chart:style-name="ch13" chart:values-cell-range-address="4x4_2.R2:4x4_2.R42" chart:label-cell-address="4x4_2.R1:4x4_2.R1" chart:class="chart:scatter">
            <chart:data-point chart:repeated="41"/>
          </chart:series>
          <chart:series chart:style-name="ch14" chart:values-cell-range-address="4x4_2.S2:4x4_2.S42" chart:label-cell-address="4x4_2.S1:4x4_2.S1" chart:class="chart:scatter">
            <chart:data-point chart:repeated="41"/>
          </chart:series>
          <chart:series chart:style-name="ch15" chart:values-cell-range-address="4x4_2.T2:4x4_2.T42" chart:label-cell-address="4x4_2.T1:4x4_2.T1" chart:class="chart:scatter">
            <chart:data-point chart:repeated="41"/>
          </chart:series>
          <chart:series chart:style-name="ch16" chart:values-cell-range-address="4x4_2.U2:4x4_2.U42" chart:label-cell-address="4x4_2.U1:4x4_2.U1" chart:class="chart:scatter">
            <chart:data-point chart:repeated="41"/>
          </chart:series>
          <chart:series chart:style-name="ch17" chart:values-cell-range-address="4x4_2.V2:4x4_2.V42" chart:label-cell-address="4x4_2.V1:4x4_2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2.W1:4x4_2.W1</svg:desc>
                </draw:g>
              </table:table-cell>
              <table:table-cell office:value-type="string">
                <text:p>Beta</text:p>
                <draw:g>
                  <svg:desc>4x4_2.X1:4x4_2.X1</svg:desc>
                </draw:g>
              </table:table-cell>
              <table:table-cell office:value-type="string">
                <text:p>N = 1</text:p>
                <draw:g>
                  <svg:desc>4x4_2.N1:4x4_2.N1</svg:desc>
                </draw:g>
              </table:table-cell>
              <table:table-cell office:value-type="string">
                <text:p>N = 2</text:p>
                <draw:g>
                  <svg:desc>4x4_2.O1:4x4_2.O1</svg:desc>
                </draw:g>
              </table:table-cell>
              <table:table-cell office:value-type="string">
                <text:p>N = 3</text:p>
                <draw:g>
                  <svg:desc>4x4_2.P1:4x4_2.P1</svg:desc>
                </draw:g>
              </table:table-cell>
              <table:table-cell office:value-type="string">
                <text:p>N = 4</text:p>
                <draw:g>
                  <svg:desc>4x4_2.Q1:4x4_2.Q1</svg:desc>
                </draw:g>
              </table:table-cell>
              <table:table-cell office:value-type="string">
                <text:p>N = 5</text:p>
                <draw:g>
                  <svg:desc>4x4_2.R1:4x4_2.R1</svg:desc>
                </draw:g>
              </table:table-cell>
              <table:table-cell office:value-type="string">
                <text:p>N = 6</text:p>
                <draw:g>
                  <svg:desc>4x4_2.S1:4x4_2.S1</svg:desc>
                </draw:g>
              </table:table-cell>
              <table:table-cell office:value-type="string">
                <text:p>N = 7</text:p>
                <draw:g>
                  <svg:desc>4x4_2.T1:4x4_2.T1</svg:desc>
                </draw:g>
              </table:table-cell>
              <table:table-cell office:value-type="string">
                <text:p>N = 8</text:p>
                <draw:g>
                  <svg:desc>4x4_2.U1:4x4_2.U1</svg:desc>
                </draw:g>
              </table:table-cell>
              <table:table-cell office:value-type="string">
                <text:p>N = 9</text:p>
                <draw:g>
                  <svg:desc>4x4_2.V1:4x4_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2.M2:4x4_2.M42</svg:desc>
                </draw:g>
              </table:table-cell>
              <table:table-cell office:value-type="float" office:value="0">
                <text:p>0</text:p>
                <draw:g>
                  <svg:desc>4x4_2.W2:4x4_2.W42</svg:desc>
                </draw:g>
              </table:table-cell>
              <table:table-cell office:value-type="float" office:value="0">
                <text:p>0</text:p>
                <draw:g>
                  <svg:desc>4x4_2.X2:4x4_2.X42</svg:desc>
                </draw:g>
              </table:table-cell>
              <table:table-cell office:value-type="float" office:value="NaN">
                <text:p>NaN</text:p>
                <draw:g>
                  <svg:desc>4x4_2.N2:4x4_2.N42</svg:desc>
                </draw:g>
              </table:table-cell>
              <table:table-cell office:value-type="float" office:value="NaN">
                <text:p>NaN</text:p>
                <draw:g>
                  <svg:desc>4x4_2.O2:4x4_2.O42</svg:desc>
                </draw:g>
              </table:table-cell>
              <table:table-cell office:value-type="float" office:value="0.090608445001051">
                <text:p>0.090608445001051</text:p>
                <draw:g>
                  <svg:desc>4x4_2.P2:4x4_2.P42</svg:desc>
                </draw:g>
              </table:table-cell>
              <table:table-cell office:value-type="float" office:value="3.09540951392673">
                <text:p>3.09540951392673</text:p>
                <draw:g>
                  <svg:desc>4x4_2.Q2:4x4_2.Q42</svg:desc>
                </draw:g>
              </table:table-cell>
              <table:table-cell office:value-type="float" office:value="3.15340232680665">
                <text:p>3.15340232680665</text:p>
                <draw:g>
                  <svg:desc>4x4_2.R2:4x4_2.R42</svg:desc>
                </draw:g>
              </table:table-cell>
              <table:table-cell office:value-type="float" office:value="3.15340232680666">
                <text:p>3.15340232680666</text:p>
                <draw:g>
                  <svg:desc>4x4_2.S2:4x4_2.S42</svg:desc>
                </draw:g>
              </table:table-cell>
              <table:table-cell office:value-type="float" office:value="3.16544576899223">
                <text:p>3.16544576899223</text:p>
                <draw:g>
                  <svg:desc>4x4_2.T2:4x4_2.T42</svg:desc>
                </draw:g>
              </table:table-cell>
              <table:table-cell office:value-type="float" office:value="4.44857331459597">
                <text:p>4.44857331459597</text:p>
                <draw:g>
                  <svg:desc>4x4_2.U2:4x4_2.U42</svg:desc>
                </draw:g>
              </table:table-cell>
              <table:table-cell office:value-type="float" office:value="4.49190698885553">
                <text:p>4.49190698885553</text:p>
                <draw:g>
                  <svg:desc>4x4_2.V2:4x4_2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70433217">
                <text:p>0.0784810070433217</text:p>
              </table:table-cell>
              <table:table-cell office:value-type="float" office:value="0.130526424871448">
                <text:p>0.130526424871448</text:p>
              </table:table-cell>
              <table:table-cell office:value-type="float" office:value="3.0770601363571">
                <text:p>3.0770601363571</text:p>
              </table:table-cell>
              <table:table-cell office:value-type="float" office:value="3.15364603625017">
                <text:p>3.15364603625017</text:p>
              </table:table-cell>
              <table:table-cell office:value-type="float" office:value="3.15365407461827">
                <text:p>3.15365407461827</text:p>
              </table:table-cell>
              <table:table-cell office:value-type="float" office:value="3.18381657005482">
                <text:p>3.18381657005482</text:p>
              </table:table-cell>
              <table:table-cell office:value-type="float" office:value="4.43544719674396">
                <text:p>4.43544719674396</text:p>
              </table:table-cell>
              <table:table-cell office:value-type="float" office:value="4.46623213751572">
                <text:p>4.46623213751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29277">
                <text:p>0.156962014329277</text:p>
              </table:table-cell>
              <table:table-cell office:value-type="float" office:value="0.209063258064412">
                <text:p>0.209063258064412</text:p>
              </table:table-cell>
              <table:table-cell office:value-type="float" office:value="3.04261982127202">
                <text:p>3.04261982127202</text:p>
              </table:table-cell>
              <table:table-cell office:value-type="float" office:value="3.15436902786823">
                <text:p>3.15436902786823</text:p>
              </table:table-cell>
              <table:table-cell office:value-type="float" office:value="3.15440912923906">
                <text:p>3.15440912923906</text:p>
              </table:table-cell>
              <table:table-cell office:value-type="float" office:value="3.21832918674873">
                <text:p>3.21832918674873</text:p>
              </table:table-cell>
              <table:table-cell office:value-type="float" office:value="4.41083051934505">
                <text:p>4.41083051934505</text:p>
              </table:table-cell>
              <table:table-cell office:value-type="float" office:value="4.43733480695739">
                <text:p>4.43733480695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3071622">
                <text:p>0.235443023071622</text:p>
              </table:table-cell>
              <table:table-cell office:value-type="float" office:value="0.29768889998994">
                <text:p>0.29768889998994</text:p>
              </table:table-cell>
              <table:table-cell office:value-type="float" office:value="3.00470100604735">
                <text:p>3.00470100604735</text:p>
              </table:table-cell>
              <table:table-cell office:value-type="float" office:value="3.1555724455996">
                <text:p>3.1555724455996</text:p>
              </table:table-cell>
              <table:table-cell office:value-type="float" office:value="3.15566712487837">
                <text:p>3.15566712487837</text:p>
              </table:table-cell>
              <table:table-cell office:value-type="float" office:value="3.25636951547012">
                <text:p>3.25636951547012</text:p>
              </table:table-cell>
              <table:table-cell office:value-type="float" office:value="4.38388194483398">
                <text:p>4.38388194483398</text:p>
              </table:table-cell>
              <table:table-cell office:value-type="float" office:value="4.40858700904984">
                <text:p>4.40858700904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430776">
                <text:p>0.313924036430776</text:p>
              </table:table-cell>
              <table:table-cell office:value-type="float" office:value="0.389999980708873">
                <text:p>0.389999980708873</text:p>
              </table:table-cell>
              <table:table-cell office:value-type="float" office:value="2.96570414902977">
                <text:p>2.96570414902977</text:p>
              </table:table-cell>
              <table:table-cell office:value-type="float" office:value="3.1572563111806">
                <text:p>3.1572563111806</text:p>
              </table:table-cell>
              <table:table-cell office:value-type="float" office:value="3.15742742186296">
                <text:p>3.15742742186296</text:p>
              </table:table-cell>
              <table:table-cell office:value-type="float" office:value="3.29553621856302">
                <text:p>3.29553621856302</text:p>
              </table:table-cell>
              <table:table-cell office:value-type="float" office:value="4.35637367508606">
                <text:p>4.35637367508606</text:p>
              </table:table-cell>
              <table:table-cell office:value-type="float" office:value="4.38005860015732">
                <text:p>4.38005860015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60474753">
                <text:p>0.392405060474753</text:p>
              </table:table-cell>
              <table:table-cell office:value-type="float" office:value="0.484051981509838">
                <text:p>0.484051981509838</text:p>
              </table:table-cell>
              <table:table-cell office:value-type="float" office:value="2.9262579060561">
                <text:p>2.9262579060561</text:p>
              </table:table-cell>
              <table:table-cell office:value-type="float" office:value="3.15942002815139">
                <text:p>3.15942002815139</text:p>
              </table:table-cell>
              <table:table-cell office:value-type="float" office:value="3.15968912684676">
                <text:p>3.15968912684676</text:p>
              </table:table-cell>
              <table:table-cell office:value-type="float" office:value="3.33519999487726">
                <text:p>3.33519999487726</text:p>
              </table:table-cell>
              <table:table-cell office:value-type="float" office:value="4.32877425771058">
                <text:p>4.32877425771058</text:p>
              </table:table-cell>
              <table:table-cell office:value-type="float" office:value="4.35176494375266">
                <text:p>4.35176494375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152874">
                <text:p>0.470886105152874</text:p>
              </table:table-cell>
              <table:table-cell office:value-type="float" office:value="0.579021193595156">
                <text:p>0.579021193595156</text:p>
              </table:table-cell>
              <table:table-cell office:value-type="float" office:value="2.88658957014813">
                <text:p>2.88658957014813</text:p>
              </table:table-cell>
              <table:table-cell office:value-type="float" office:value="3.16206273690285">
                <text:p>3.16206273690285</text:p>
              </table:table-cell>
              <table:table-cell office:value-type="float" office:value="3.16245109596139">
                <text:p>3.16245109596139</text:p>
              </table:table-cell>
              <table:table-cell office:value-type="float" office:value="3.37513273483117">
                <text:p>3.37513273483117</text:p>
              </table:table-cell>
              <table:table-cell office:value-type="float" office:value="4.30125554062247">
                <text:p>4.30125554062247</text:p>
              </table:table-cell>
              <table:table-cell office:value-type="float" office:value="4.32371211051659">
                <text:p>4.32371211051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255899">
                <text:p>0.549367185255899</text:p>
              </table:table-cell>
              <table:table-cell office:value-type="float" office:value="0.674499518604148">
                <text:p>0.674499518604148</text:p>
              </table:table-cell>
              <table:table-cell office:value-type="float" office:value="2.8467997436862">
                <text:p>2.8467997436862</text:p>
              </table:table-cell>
              <table:table-cell office:value-type="float" office:value="3.16518336825139">
                <text:p>3.16518336825139</text:p>
              </table:table-cell>
              <table:table-cell office:value-type="float" office:value="3.16571193839265">
                <text:p>3.16571193839265</text:p>
              </table:table-cell>
              <table:table-cell office:value-type="float" office:value="3.41523271675165">
                <text:p>3.41523271675165</text:p>
              </table:table-cell>
              <table:table-cell office:value-type="float" office:value="4.27389584320454">
                <text:p>4.27389584320454</text:p>
              </table:table-cell>
              <table:table-cell office:value-type="float" office:value="4.29590356438392">
                <text:p>4.29590356438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1377392">
                <text:p>0.627848321377392</text:p>
              </table:table-cell>
              <table:table-cell office:value-type="float" office:value="0.770270660015438">
                <text:p>0.770270660015438</text:p>
              </table:table-cell>
              <table:table-cell office:value-type="float" office:value="2.80693928180708">
                <text:p>2.80693928180708</text:p>
              </table:table-cell>
              <table:table-cell office:value-type="float" office:value="3.16878065696723">
                <text:p>3.16878065696723</text:p>
              </table:table-cell>
              <table:table-cell office:value-type="float" office:value="3.16947002066549">
                <text:p>3.16947002066549</text:p>
              </table:table-cell>
              <table:table-cell office:value-type="float" office:value="3.45544752857164">
                <text:p>3.45544752857164</text:p>
              </table:table-cell>
              <table:table-cell office:value-type="float" office:value="4.24673710633443">
                <text:p>4.24673710633443</text:p>
              </table:table-cell>
              <table:table-cell office:value-type="float" office:value="4.2683418597214">
                <text:p>4.2683418597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29540867834">
                <text:p>0.706329540867834</text:p>
              </table:table-cell>
              <table:table-cell office:value-type="float" office:value="0.866215421640061">
                <text:p>0.866215421640061</text:p>
              </table:table-cell>
              <table:table-cell office:value-type="float" office:value="2.76703636820435">
                <text:p>2.76703636820435</text:p>
              </table:table-cell>
              <table:table-cell office:value-type="float" office:value="3.17285314764188">
                <text:p>3.17285314764188</text:p>
              </table:table-cell>
              <table:table-cell office:value-type="float" office:value="3.17372347163167">
                <text:p>3.17372347163167</text:p>
              </table:table-cell>
              <table:table-cell office:value-type="float" office:value="3.49574679421992">
                <text:p>3.49574679421992</text:p>
              </table:table-cell>
              <table:table-cell office:value-type="float" office:value="4.21980517703284">
                <text:p>4.21980517703284</text:p>
              </table:table-cell>
              <table:table-cell office:value-type="float" office:value="4.24102921253178">
                <text:p>4.24102921253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784810878782673">
                <text:p>0.784810878782673</text:p>
              </table:table-cell>
              <table:table-cell office:value-type="float" office:value="0.962265997295685">
                <text:p>0.962265997295685</text:p>
              </table:table-cell>
              <table:table-cell office:value-type="float" office:value="2.72710768669289">
                <text:p>2.72710768669289</text:p>
              </table:table-cell>
              <table:table-cell office:value-type="float" office:value="3.17739919877304">
                <text:p>3.17739919877304</text:p>
              </table:table-cell>
              <table:table-cell office:value-type="float" office:value="3.17847018813122">
                <text:p>3.17847018813122</text:p>
              </table:table-cell>
              <table:table-cell office:value-type="float" office:value="3.53611068634921">
                <text:p>3.53611068634921</text:p>
              </table:table-cell>
              <table:table-cell office:value-type="float" office:value="4.19311841756581">
                <text:p>4.19311841756581</text:p>
              </table:table-cell>
              <table:table-cell office:value-type="float" office:value="4.21396773091201">
                <text:p>4.21396773091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70057637903744">
                <text:p>0.170057637903744</text:p>
              </table:table-cell>
              <table:table-cell office:value-type="float" office:value="0.863292378825897">
                <text:p>0.863292378825897</text:p>
              </table:table-cell>
              <table:table-cell office:value-type="float" office:value="1.0583826463638">
                <text:p>1.0583826463638</text:p>
              </table:table-cell>
              <table:table-cell office:value-type="float" office:value="2.6871636049067">
                <text:p>2.6871636049067</text:p>
              </table:table-cell>
              <table:table-cell office:value-type="float" office:value="3.18241698647585">
                <text:p>3.18241698647585</text:p>
              </table:table-cell>
              <table:table-cell office:value-type="float" office:value="3.18370784128999">
                <text:p>3.18370784128999</text:p>
              </table:table-cell>
              <table:table-cell office:value-type="float" office:value="3.57652421454152">
                <text:p>3.57652421454152</text:p>
              </table:table-cell>
              <table:table-cell office:value-type="float" office:value="4.16669208316876">
                <text:p>4.16669208316876</text:p>
              </table:table-cell>
              <table:table-cell office:value-type="float" office:value="4.18715952123102">
                <text:p>4.18715952123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3891019930754">
                <text:p>0.253891019930754</text:p>
              </table:table-cell>
              <table:table-cell office:value-type="float" office:value="0.941774094284611">
                <text:p>0.941774094284611</text:p>
              </table:table-cell>
              <table:table-cell office:value-type="float" office:value="1.15454139332063">
                <text:p>1.15454139332063</text:p>
              </table:table-cell>
              <table:table-cell office:value-type="float" office:value="2.6472108103124">
                <text:p>2.6472108103124</text:p>
              </table:table-cell>
              <table:table-cell office:value-type="float" office:value="3.1879045082141">
                <text:p>3.1879045082141</text:p>
              </table:table-cell>
              <table:table-cell office:value-type="float" office:value="3.18943388341413">
                <text:p>3.18943388341413</text:p>
              </table:table-cell>
              <table:table-cell office:value-type="float" office:value="3.61697366204956">
                <text:p>3.61697366204956</text:p>
              </table:table-cell>
              <table:table-cell office:value-type="float" office:value="4.14054120699947">
                <text:p>4.14054120699947</text:p>
              </table:table-cell>
              <table:table-cell office:value-type="float" office:value="4.16060674311724">
                <text:p>4.16060674311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20982908990507">
                <text:p>0.320982908990507</text:p>
              </table:table-cell>
              <table:table-cell office:value-type="float" office:value="1.02025608895684">
                <text:p>1.02025608895684</text:p>
              </table:table-cell>
              <table:table-cell office:value-type="float" office:value="1.250727350629">
                <text:p>1.250727350629</text:p>
              </table:table-cell>
              <table:table-cell office:value-type="float" office:value="2.60725375806244">
                <text:p>2.60725375806244</text:p>
              </table:table-cell>
              <table:table-cell office:value-type="float" office:value="3.19385958665776">
                <text:p>3.19385958665776</text:p>
              </table:table-cell>
              <table:table-cell office:value-type="float" office:value="3.19564555543554">
                <text:p>3.19564555543554</text:p>
              </table:table-cell>
              <table:table-cell office:value-type="float" office:value="3.65744341235036">
                <text:p>3.65744341235036</text:p>
              </table:table-cell>
              <table:table-cell office:value-type="float" office:value="4.11468340014654">
                <text:p>4.11468340014654</text:p>
              </table:table-cell>
              <table:table-cell office:value-type="float" office:value="4.13431164248469">
                <text:p>4.13431164248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80310246330114">
                <text:p>0.380310246330114</text:p>
              </table:table-cell>
              <table:table-cell office:value-type="float" office:value="1.09873843806919">
                <text:p>1.09873843806919</text:p>
              </table:table-cell>
              <table:table-cell office:value-type="float" office:value="1.34693098133793">
                <text:p>1.34693098133793</text:p>
              </table:table-cell>
              <table:table-cell office:value-type="float" office:value="2.56729552795029">
                <text:p>2.56729552795029</text:p>
              </table:table-cell>
              <table:table-cell office:value-type="float" office:value="3.20027987367636">
                <text:p>3.20027987367636</text:p>
              </table:table-cell>
              <table:table-cell office:value-type="float" office:value="3.20233989486295">
                <text:p>3.20233989486295</text:p>
              </table:table-cell>
              <table:table-cell office:value-type="float" office:value="3.69791163991434">
                <text:p>3.69791163991434</text:p>
              </table:table-cell>
              <table:table-cell office:value-type="float" office:value="4.08914293705217">
                <text:p>4.08914293705217</text:p>
              </table:table-cell>
              <table:table-cell office:value-type="float" office:value="4.10827657752197">
                <text:p>4.10827657752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5067619108347">
                <text:p>0.435067619108347</text:p>
              </table:table-cell>
              <table:table-cell office:value-type="float" office:value="1.17722122918706">
                <text:p>1.17722122918706</text:p>
              </table:table-cell>
              <table:table-cell office:value-type="float" office:value="1.44314592630661">
                <text:p>1.44314592630661</text:p>
              </table:table-cell>
              <table:table-cell office:value-type="float" office:value="2.52733838127545">
                <text:p>2.52733838127545</text:p>
              </table:table-cell>
              <table:table-cell office:value-type="float" office:value="3.20716285443253">
                <text:p>3.20716285443253</text:p>
              </table:table-cell>
              <table:table-cell office:value-type="float" office:value="3.20951374418894">
                <text:p>3.20951374418894</text:p>
              </table:table-cell>
              <table:table-cell office:value-type="float" office:value="3.73834217768121">
                <text:p>3.73834217768121</text:p>
              </table:table-cell>
              <table:table-cell office:value-type="float" office:value="4.06395873412763">
                <text:p>4.06395873412763</text:p>
              </table:table-cell>
              <table:table-cell office:value-type="float" office:value="4.08250405101072">
                <text:p>4.08250405101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6803423970992">
                <text:p>0.486803423970992</text:p>
              </table:table-cell>
              <table:table-cell office:value-type="float" office:value="1.25570456311279">
                <text:p>1.25570456311279</text:p>
              </table:table-cell>
              <table:table-cell office:value-type="float" office:value="1.53936766112666">
                <text:p>1.53936766112666</text:p>
              </table:table-cell>
              <table:table-cell office:value-type="float" office:value="2.4873841825865">
                <text:p>2.4873841825865</text:p>
              </table:table-cell>
              <table:table-cell office:value-type="float" office:value="3.21450585151286">
                <text:p>3.21450585151286</text:p>
              </table:table-cell>
              <table:table-cell office:value-type="float" office:value="3.21716375970253">
                <text:p>3.21716375970253</text:p>
              </table:table-cell>
              <table:table-cell office:value-type="float" office:value="3.7786653101732">
                <text:p>3.7786653101732</text:p>
              </table:table-cell>
              <table:table-cell office:value-type="float" office:value="4.03920341185006">
                <text:p>4.03920341185006</text:p>
              </table:table-cell>
              <table:table-cell office:value-type="float" office:value="4.05699677618678">
                <text:p>4.05699677618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6394719901841">
                <text:p>0.536394719901841</text:p>
              </table:table-cell>
              <table:table-cell office:value-type="float" office:value="1.33418855477315">
                <text:p>1.33418855477315</text:p>
              </table:table-cell>
              <table:table-cell office:value-type="float" office:value="1.6355925479002">
                <text:p>1.6355925479002</text:p>
              </table:table-cell>
              <table:table-cell office:value-type="float" office:value="2.4474348169049">
                <text:p>2.4474348169049</text:p>
              </table:table-cell>
              <table:table-cell office:value-type="float" office:value="3.22230602901063">
                <text:p>3.22230602901063</text:p>
              </table:table-cell>
              <table:table-cell office:value-type="float" office:value="3.22528642065522">
                <text:p>3.22528642065522</text:p>
              </table:table-cell>
              <table:table-cell office:value-type="float" office:value="3.81872217728797">
                <text:p>3.81872217728797</text:p>
              </table:table-cell>
              <table:table-cell office:value-type="float" office:value="4.01503863935761">
                <text:p>4.01503863935761</text:p>
              </table:table-cell>
              <table:table-cell office:value-type="float" office:value="4.03175787407956">
                <text:p>4.03175787407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4388526610437">
                <text:p>0.584388526610437</text:p>
              </table:table-cell>
              <table:table-cell office:value-type="float" office:value="1.41267333409772">
                <text:p>1.41267333409772</text:p>
              </table:table-cell>
              <table:table-cell office:value-type="float" office:value="1.73181693106504">
                <text:p>1.73181693106504</text:p>
              </table:table-cell>
              <table:table-cell office:value-type="float" office:value="2.40749278807635">
                <text:p>2.40749278807635</text:p>
              </table:table-cell>
              <table:table-cell office:value-type="float" office:value="3.23056039644824">
                <text:p>3.23056039644824</text:p>
              </table:table-cell>
              <table:table-cell office:value-type="float" office:value="3.23387803872762">
                <text:p>3.23387803872762</text:p>
              </table:table-cell>
              <table:table-cell office:value-type="float" office:value="3.85805598333805">
                <text:p>3.85805598333805</text:p>
              </table:table-cell>
              <table:table-cell office:value-type="float" office:value="3.99192300776092">
                <text:p>3.99192300776092</text:p>
              </table:table-cell>
              <table:table-cell office:value-type="float" office:value="4.00679175135152">
                <text:p>4.00679175135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1149269655222">
                <text:p>0.631149269655222</text:p>
              </table:table-cell>
              <table:table-cell office:value-type="float" office:value="1.49115904688098">
                <text:p>1.49115904688098</text:p>
              </table:table-cell>
              <table:table-cell office:value-type="float" office:value="1.82803573023785">
                <text:p>1.82803573023785</text:p>
              </table:table-cell>
              <table:table-cell office:value-type="float" office:value="2.36756245434338">
                <text:p>2.36756245434338</text:p>
              </table:table-cell>
              <table:table-cell office:value-type="float" office:value="3.23926581239062">
                <text:p>3.23926581239062</text:p>
              </table:table-cell>
              <table:table-cell office:value-type="float" office:value="3.24293476774444">
                <text:p>3.24293476774444</text:p>
              </table:table-cell>
              <table:table-cell office:value-type="float" office:value="3.89474778069612">
                <text:p>3.89474778069612</text:p>
              </table:table-cell>
              <table:table-cell office:value-type="float" office:value="3.97176792186389">
                <text:p>3.97176792186389</text:p>
              </table:table-cell>
              <table:table-cell office:value-type="float" office:value="3.98211239345769">
                <text:p>3.98211239345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6931668676349">
                <text:p>0.676931668676349</text:p>
              </table:table-cell>
              <table:table-cell office:value-type="float" office:value="1.56964585563551">
                <text:p>1.56964585563551</text:p>
              </table:table-cell>
              <table:table-cell office:value-type="float" office:value="1.92423887230323">
                <text:p>1.92423887230323</text:p>
              </table:table-cell>
              <table:table-cell office:value-type="float" office:value="2.32765350854682">
                <text:p>2.32765350854682</text:p>
              </table:table-cell>
              <table:table-cell office:value-type="float" office:value="3.2484189875575">
                <text:p>3.2484189875575</text:p>
              </table:table-cell>
              <table:table-cell office:value-type="float" office:value="3.2524526135838">
                <text:p>3.2524526135838</text:p>
              </table:table-cell>
              <table:table-cell office:value-type="float" office:value="3.91675471576115">
                <text:p>3.91675471576115</text:p>
              </table:table-cell>
              <table:table-cell office:value-type="float" office:value="3.95758273358764">
                <text:p>3.95758273358764</text:p>
              </table:table-cell>
              <table:table-cell office:value-type="float" office:value="3.96675995816526">
                <text:p>3.96675995816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192034891424">
                <text:p>0.72192034891424</text:p>
              </table:table-cell>
              <table:table-cell office:value-type="float" office:value="1.64813394042908">
                <text:p>1.64813394042908</text:p>
              </table:table-cell>
              <table:table-cell office:value-type="float" office:value="2.02039746353803">
                <text:p>2.02039746353803</text:p>
              </table:table-cell>
              <table:table-cell office:value-type="float" office:value="2.28779477477415">
                <text:p>2.28779477477415</text:p>
              </table:table-cell>
              <table:table-cell office:value-type="float" office:value="3.25801648717461">
                <text:p>3.25801648717461</text:p>
              </table:table-cell>
              <table:table-cell office:value-type="float" office:value="3.26242744422875">
                <text:p>3.26242744422875</text:p>
              </table:table-cell>
              <table:table-cell office:value-type="float" office:value="3.90702786101094">
                <text:p>3.90702786101094</text:p>
              </table:table-cell>
              <table:table-cell office:value-type="float" office:value="3.93349803220398">
                <text:p>3.93349803220398</text:p>
              </table:table-cell>
              <table:table-cell office:value-type="float" office:value="3.9936596277169">
                <text:p>3.9936596277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6252934697583">
                <text:p>0.766252934697583</text:p>
              </table:table-cell>
              <table:table-cell office:value-type="float" office:value="1.72662349970934">
                <text:p>1.72662349970934</text:p>
              </table:table-cell>
              <table:table-cell office:value-type="float" office:value="2.11636519627548">
                <text:p>2.11636519627548</text:p>
              </table:table-cell>
              <table:table-cell office:value-type="float" office:value="2.24813281327369">
                <text:p>2.24813281327369</text:p>
              </table:table-cell>
              <table:table-cell office:value-type="float" office:value="3.26805473221455">
                <text:p>3.26805473221455</text:p>
              </table:table-cell>
              <table:table-cell office:value-type="float" office:value="3.27285499990946">
                <text:p>3.27285499990946</text:p>
              </table:table-cell>
              <table:table-cell office:value-type="float" office:value="3.88688496634906">
                <text:p>3.88688496634906</text:p>
              </table:table-cell>
              <table:table-cell office:value-type="float" office:value="3.90964473570942">
                <text:p>3.90964473570942</text:p>
              </table:table-cell>
              <table:table-cell office:value-type="float" office:value="4.03136973971302">
                <text:p>4.03136973971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10034253907212">
                <text:p>0.810034253907212</text:p>
              </table:table-cell>
              <table:table-cell office:value-type="float" office:value="1.80511475111303">
                <text:p>1.80511475111303</text:p>
              </table:table-cell>
              <table:table-cell office:value-type="float" office:value="2.20137033424727">
                <text:p>2.20137033424727</text:p>
              </table:table-cell>
              <table:table-cell office:value-type="float" office:value="2.21943998493869">
                <text:p>2.21943998493869</text:p>
              </table:table-cell>
              <table:table-cell office:value-type="float" office:value="3.27852999904247">
                <text:p>3.27852999904247</text:p>
              </table:table-cell>
              <table:table-cell office:value-type="float" office:value="3.28373090328475">
                <text:p>3.28373090328475</text:p>
              </table:table-cell>
              <table:table-cell office:value-type="float" office:value="3.86499171516617">
                <text:p>3.86499171516617</text:p>
              </table:table-cell>
              <table:table-cell office:value-type="float" office:value="3.88607231171055">
                <text:p>3.88607231171055</text:p>
              </table:table-cell>
              <table:table-cell office:value-type="float" office:value="4.07118228048359">
                <text:p>4.07118228048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3345438764624">
                <text:p>0.853345438764624</text:p>
              </table:table-cell>
              <table:table-cell office:value-type="float" office:value="1.88360793226013">
                <text:p>1.88360793226013</text:p>
              </table:table-cell>
              <table:table-cell office:value-type="float" office:value="2.16716695367713">
                <text:p>2.16716695367713</text:p>
              </table:table-cell>
              <table:table-cell office:value-type="float" office:value="2.30996330087947">
                <text:p>2.30996330087947</text:p>
              </table:table-cell>
              <table:table-cell office:value-type="float" office:value="3.28943841679692">
                <text:p>3.28943841679692</text:p>
              </table:table-cell>
              <table:table-cell office:value-type="float" office:value="3.29505066961515">
                <text:p>3.29505066961515</text:p>
              </table:table-cell>
              <table:table-cell office:value-type="float" office:value="3.84275585737311">
                <text:p>3.84275585737311</text:p>
              </table:table-cell>
              <table:table-cell office:value-type="float" office:value="3.86278736713208">
                <text:p>3.86278736713208</text:p>
              </table:table-cell>
              <table:table-cell office:value-type="float" office:value="4.11169012632346">
                <text:p>4.11169012632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6249928729455">
                <text:p>0.896249928729455</text:p>
              </table:table-cell>
              <table:table-cell office:value-type="float" office:value="1.96210330153317">
                <text:p>1.96210330153317</text:p>
              </table:table-cell>
              <table:table-cell office:value-type="float" office:value="2.12748878156198">
                <text:p>2.12748878156198</text:p>
              </table:table-cell>
              <table:table-cell office:value-type="float" office:value="2.40597072547244">
                <text:p>2.40597072547244</text:p>
              </table:table-cell>
              <table:table-cell office:value-type="float" office:value="3.30077596156767">
                <text:p>3.30077596156767</text:p>
              </table:table-cell>
              <table:table-cell office:value-type="float" office:value="3.30680971688456">
                <text:p>3.30680971688456</text:p>
              </table:table-cell>
              <table:table-cell office:value-type="float" office:value="3.82054580262036">
                <text:p>3.82054580262036</text:p>
              </table:table-cell>
              <table:table-cell office:value-type="float" office:value="3.83979419222262">
                <text:p>3.83979419222262</text:p>
              </table:table-cell>
              <table:table-cell office:value-type="float" office:value="4.15252785940456">
                <text:p>4.15252785940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8797489953429">
                <text:p>0.938797489953429</text:p>
              </table:table-cell>
              <table:table-cell office:value-type="float" office:value="2.0406011388393">
                <text:p>2.0406011388393</text:p>
              </table:table-cell>
              <table:table-cell office:value-type="float" office:value="2.08765342187515">
                <text:p>2.08765342187515</text:p>
              </table:table-cell>
              <table:table-cell office:value-type="float" office:value="2.50214716105779">
                <text:p>2.50214716105779</text:p>
              </table:table-cell>
              <table:table-cell office:value-type="float" office:value="3.31253844606169">
                <text:p>3.31253844606169</text:p>
              </table:table-cell>
              <table:table-cell office:value-type="float" office:value="3.319003375835">
                <text:p>3.319003375835</text:p>
              </table:table-cell>
              <table:table-cell office:value-type="float" office:value="3.79849864265949">
                <text:p>3.79849864265949</text:p>
              </table:table-cell>
              <table:table-cell office:value-type="float" office:value="3.81709668557858">
                <text:p>3.81709668557858</text:p>
              </table:table-cell>
              <table:table-cell office:value-type="float" office:value="4.19356175512013">
                <text:p>4.19356175512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1026885030991">
                <text:p>0.981026885030991</text:p>
              </table:table-cell>
              <table:table-cell office:value-type="float" office:value="2.04778776945833">
                <text:p>2.04778776945833</text:p>
              </table:table-cell>
              <table:table-cell office:value-type="float" office:value="2.11910174635663">
                <text:p>2.11910174635663</text:p>
              </table:table-cell>
              <table:table-cell office:value-type="float" office:value="2.59836934691572">
                <text:p>2.59836934691572</text:p>
              </table:table-cell>
              <table:table-cell office:value-type="float" office:value="3.32472150300429">
                <text:p>3.32472150300429</text:p>
              </table:table-cell>
              <table:table-cell office:value-type="float" office:value="3.33162689990756">
                <text:p>3.33162689990756</text:p>
              </table:table-cell>
              <table:table-cell office:value-type="float" office:value="3.77667826185561">
                <text:p>3.77667826185561</text:p>
              </table:table-cell>
              <table:table-cell office:value-type="float" office:value="3.79469869550676">
                <text:p>3.79469869550676</text:p>
              </table:table-cell>
              <table:table-cell office:value-type="float" office:value="4.16270160667405">
                <text:p>4.16270160667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29675432023">
                <text:p>1.0229675432023</text:p>
              </table:table-cell>
              <table:table-cell office:value-type="float" office:value="2.00792259718722">
                <text:p>2.00792259718722</text:p>
              </table:table-cell>
              <table:table-cell office:value-type="float" office:value="2.19760544926291">
                <text:p>2.19760544926291</text:p>
              </table:table-cell>
              <table:table-cell office:value-type="float" office:value="2.69461174111618">
                <text:p>2.69461174111618</text:p>
              </table:table-cell>
              <table:table-cell office:value-type="float" office:value="3.33732056012726">
                <text:p>3.33732056012726</text:p>
              </table:table-cell>
              <table:table-cell office:value-type="float" office:value="3.34467547514004">
                <text:p>3.34467547514004</text:p>
              </table:table-cell>
              <table:table-cell office:value-type="float" office:value="3.75511977621568">
                <text:p>3.75511977621568</text:p>
              </table:table-cell>
              <table:table-cell office:value-type="float" office:value="3.77260411428867">
                <text:p>3.77260411428867</text:p>
              </table:table-cell>
              <table:table-cell office:value-type="float" office:value="4.0839348648297">
                <text:p>4.0839348648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464038744763">
                <text:p>1.06464038744763</text:p>
              </table:table-cell>
              <table:table-cell office:value-type="float" office:value="1.96807410653046">
                <text:p>1.96807410653046</text:p>
              </table:table-cell>
              <table:table-cell office:value-type="float" office:value="2.27611259644732">
                <text:p>2.27611259644732</text:p>
              </table:table-cell>
              <table:table-cell office:value-type="float" office:value="2.79086568639663">
                <text:p>2.79086568639663</text:p>
              </table:table-cell>
              <table:table-cell office:value-type="float" office:value="3.35033080499815">
                <text:p>3.35033080499815</text:p>
              </table:table-cell>
              <table:table-cell office:value-type="float" office:value="3.35814423024308">
                <text:p>3.35814423024308</text:p>
              </table:table-cell>
              <table:table-cell office:value-type="float" office:value="3.73384532971235">
                <text:p>3.73384532971235</text:p>
              </table:table-cell>
              <table:table-cell office:value-type="float" office:value="3.75081691213035">
                <text:p>3.75081691213035</text:p>
              </table:table-cell>
              <table:table-cell office:value-type="float" office:value="4.00518856655135">
                <text:p>4.00518856655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605780370561">
                <text:p>1.10605780370561</text:p>
              </table:table-cell>
              <table:table-cell office:value-type="float" office:value="1.92825719630485">
                <text:p>1.92825719630485</text:p>
              </table:table-cell>
              <table:table-cell office:value-type="float" office:value="2.35462356120383">
                <text:p>2.35462356120383</text:p>
              </table:table-cell>
              <table:table-cell office:value-type="float" office:value="2.88712726145299">
                <text:p>2.88712726145299</text:p>
              </table:table-cell>
              <table:table-cell office:value-type="float" office:value="3.36374714192102">
                <text:p>3.36374714192102</text:p>
              </table:table-cell>
              <table:table-cell office:value-type="float" office:value="3.37202824755436">
                <text:p>3.37202824755436</text:p>
              </table:table-cell>
              <table:table-cell office:value-type="float" office:value="3.71287075477354">
                <text:p>3.71287075477354</text:p>
              </table:table-cell>
              <table:table-cell office:value-type="float" office:value="3.72934115316855">
                <text:p>3.72934115316855</text:p>
              </table:table-cell>
              <table:table-cell office:value-type="float" office:value="3.92646163107583">
                <text:p>3.92646163107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722252325453">
                <text:p>1.14722252325453</text:p>
              </table:table-cell>
              <table:table-cell office:value-type="float" office:value="1.8884905522507">
                <text:p>1.8884905522507</text:p>
              </table:table-cell>
              <table:table-cell office:value-type="float" office:value="2.43313874190654">
                <text:p>2.43313874190654</text:p>
              </table:table-cell>
              <table:table-cell office:value-type="float" office:value="2.98339398473415">
                <text:p>2.98339398473415</text:p>
              </table:table-cell>
              <table:table-cell office:value-type="float" office:value="3.37756416209113">
                <text:p>3.37756416209113</text:p>
              </table:table-cell>
              <table:table-cell office:value-type="float" office:value="3.38632257708924">
                <text:p>3.38632257708924</text:p>
              </table:table-cell>
              <table:table-cell office:value-type="float" office:value="3.69220885444609">
                <text:p>3.69220885444609</text:p>
              </table:table-cell>
              <table:table-cell office:value-type="float" office:value="3.70818100734252">
                <text:p>3.70818100734252</text:p>
              </table:table-cell>
              <table:table-cell office:value-type="float" office:value="3.84775301246659">
                <text:p>3.84775301246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812482694412">
                <text:p>1.18812482694412</text:p>
              </table:table-cell>
              <table:table-cell office:value-type="float" office:value="1.84880117080044">
                <text:p>1.84880117080044</text:p>
              </table:table-cell>
              <table:table-cell office:value-type="float" office:value="2.51165856266661">
                <text:p>2.51165856266661</text:p>
              </table:table-cell>
              <table:table-cell office:value-type="float" office:value="3.0796632088809">
                <text:p>3.0796632088809</text:p>
              </table:table-cell>
              <table:table-cell office:value-type="float" office:value="3.39177623276732">
                <text:p>3.39177623276732</text:p>
              </table:table-cell>
              <table:table-cell office:value-type="float" office:value="3.40102226132444">
                <text:p>3.40102226132444</text:p>
              </table:table-cell>
              <table:table-cell office:value-type="float" office:value="3.67187139566647">
                <text:p>3.67187139566647</text:p>
              </table:table-cell>
              <table:table-cell office:value-type="float" office:value="3.6873407661976">
                <text:p>3.6873407661976</text:p>
              </table:table-cell>
              <table:table-cell office:value-type="float" office:value="3.76906169939526">
                <text:p>3.76906169939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873673712982">
                <text:p>1.22873673712982</text:p>
              </table:table-cell>
              <table:table-cell office:value-type="float" office:value="1.8092311209398">
                <text:p>1.8092311209398</text:p>
              </table:table-cell>
              <table:table-cell office:value-type="float" office:value="2.59018347397027">
                <text:p>2.59018347397027</text:p>
              </table:table-cell>
              <table:table-cell office:value-type="float" office:value="3.17592998857567">
                <text:p>3.17592998857567</text:p>
              </table:table-cell>
              <table:table-cell office:value-type="float" office:value="3.40637823241992">
                <text:p>3.40637823241992</text:p>
              </table:table-cell>
              <table:table-cell office:value-type="float" office:value="3.41612240171467">
                <text:p>3.41612240171467</text:p>
              </table:table-cell>
              <table:table-cell office:value-type="float" office:value="3.65187083478096">
                <text:p>3.65187083478096</text:p>
              </table:table-cell>
              <table:table-cell office:value-type="float" office:value="3.66682487413792">
                <text:p>3.66682487413792</text:p>
              </table:table-cell>
              <table:table-cell office:value-type="float" office:value="3.69038671490083">
                <text:p>3.69038671490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900013790161">
                <text:p>1.26900013790161</text:p>
              </table:table-cell>
              <table:table-cell office:value-type="float" office:value="1.76985003227981">
                <text:p>1.76985003227981</text:p>
              </table:table-cell>
              <table:table-cell office:value-type="float" office:value="2.66871395329716">
                <text:p>2.66871395329716</text:p>
              </table:table-cell>
              <table:table-cell office:value-type="float" office:value="3.27217991928118">
                <text:p>3.27217991928118</text:p>
              </table:table-cell>
              <table:table-cell office:value-type="float" office:value="3.42137021152162">
                <text:p>3.42137021152162</text:p>
              </table:table-cell>
              <table:table-cell office:value-type="float" office:value="3.43161843416908">
                <text:p>3.43161843416908</text:p>
              </table:table-cell>
              <table:table-cell office:value-type="float" office:value="3.61172711612733">
                <text:p>3.61172711612733</text:p>
              </table:table-cell>
              <table:table-cell office:value-type="float" office:value="3.63222275325701">
                <text:p>3.63222275325701</text:p>
              </table:table-cell>
              <table:table-cell office:value-type="float" office:value="3.64663800595421">
                <text:p>3.64663800595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880130458132">
                <text:p>1.30880130458132</text:p>
              </table:table-cell>
              <table:table-cell office:value-type="float" office:value="1.73078098694476">
                <text:p>1.73078098694476</text:p>
              </table:table-cell>
              <table:table-cell office:value-type="float" office:value="2.7472505057195">
                <text:p>2.7472505057195</text:p>
              </table:table-cell>
              <table:table-cell office:value-type="float" office:value="3.36833594239321">
                <text:p>3.36833594239321</text:p>
              </table:table-cell>
              <table:table-cell office:value-type="float" office:value="3.43680289899224">
                <text:p>3.43680289899224</text:p>
              </table:table-cell>
              <table:table-cell office:value-type="float" office:value="3.4475082182725">
                <text:p>3.4475082182725</text:p>
              </table:table-cell>
              <table:table-cell office:value-type="float" office:value="3.53308199403876">
                <text:p>3.53308199403876</text:p>
              </table:table-cell>
              <table:table-cell office:value-type="float" office:value="3.61295138958439">
                <text:p>3.61295138958439</text:p>
              </table:table-cell>
              <table:table-cell office:value-type="float" office:value="3.6267853123972">
                <text:p>3.6267853123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791139784444">
                <text:p>1.34791139784444</text:p>
              </table:table-cell>
              <table:table-cell office:value-type="float" office:value="1.69226033047265">
                <text:p>1.69226033047265</text:p>
              </table:table-cell>
              <table:table-cell office:value-type="float" office:value="2.82579366448166">
                <text:p>2.82579366448166</text:p>
              </table:table-cell>
              <table:table-cell office:value-type="float" office:value="3.4510448697637">
                <text:p>3.4510448697637</text:p>
              </table:table-cell>
              <table:table-cell office:value-type="float" office:value="3.45445047311295">
                <text:p>3.45445047311295</text:p>
              </table:table-cell>
              <table:table-cell office:value-type="float" office:value="3.46342575769518">
                <text:p>3.46342575769518</text:p>
              </table:table-cell>
              <table:table-cell office:value-type="float" office:value="3.4663343657082">
                <text:p>3.4663343657082</text:p>
              </table:table-cell>
              <table:table-cell office:value-type="float" office:value="3.59411159207719">
                <text:p>3.59411159207719</text:p>
              </table:table-cell>
              <table:table-cell office:value-type="float" office:value="3.60727364944288">
                <text:p>3.60727364944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582974521741">
                <text:p>1.38582974521741</text:p>
              </table:table-cell>
              <table:table-cell office:value-type="float" office:value="1.65479461526117">
                <text:p>1.65479461526117</text:p>
              </table:table-cell>
              <table:table-cell office:value-type="float" office:value="2.90434399155965">
                <text:p>2.90434399155965</text:p>
              </table:table-cell>
              <table:table-cell office:value-type="float" office:value="3.37583171101281">
                <text:p>3.37583171101281</text:p>
              </table:table-cell>
              <table:table-cell office:value-type="float" office:value="3.46791234833028">
                <text:p>3.46791234833028</text:p>
              </table:table-cell>
              <table:table-cell office:value-type="float" office:value="3.48039642334217">
                <text:p>3.48039642334217</text:p>
              </table:table-cell>
              <table:table-cell office:value-type="float" office:value="3.56052600913891">
                <text:p>3.56052600913891</text:p>
              </table:table-cell>
              <table:table-cell office:value-type="float" office:value="3.57647251964601">
                <text:p>3.57647251964601</text:p>
              </table:table-cell>
              <table:table-cell office:value-type="float" office:value="3.5881417073821">
                <text:p>3.5881417073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130453874626">
                <text:p>1.42130453874626</text:p>
              </table:table-cell>
              <table:table-cell office:value-type="float" office:value="1.61964006846806">
                <text:p>1.61964006846806</text:p>
              </table:table-cell>
              <table:table-cell office:value-type="float" office:value="2.98290207819974">
                <text:p>2.98290207819974</text:p>
              </table:table-cell>
              <table:table-cell office:value-type="float" office:value="3.29722489823678">
                <text:p>3.29722489823678</text:p>
              </table:table-cell>
              <table:table-cell office:value-type="float" office:value="3.48395107406507">
                <text:p>3.48395107406507</text:p>
              </table:table-cell>
              <table:table-cell office:value-type="float" office:value="3.4974149011513">
                <text:p>3.4974149011513</text:p>
              </table:table-cell>
              <table:table-cell office:value-type="float" office:value="3.5576722143068">
                <text:p>3.5576722143068</text:p>
              </table:table-cell>
              <table:table-cell office:value-type="float" office:value="3.56926326191675">
                <text:p>3.56926326191675</text:p>
              </table:table-cell>
              <table:table-cell office:value-type="float" office:value="3.65785843818539">
                <text:p>3.65785843818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06722772736">
                <text:p>1.4506722772736</text:p>
              </table:table-cell>
              <table:table-cell office:value-type="float" office:value="1.59046326859082">
                <text:p>1.59046326859082</text:p>
              </table:table-cell>
              <table:table-cell office:value-type="float" office:value="3.06146854543797">
                <text:p>3.06146854543797</text:p>
              </table:table-cell>
              <table:table-cell office:value-type="float" office:value="3.2186292577472">
                <text:p>3.2186292577472</text:p>
              </table:table-cell>
              <table:table-cell office:value-type="float" office:value="3.4992808789938">
                <text:p>3.4992808789938</text:p>
              </table:table-cell>
              <table:table-cell office:value-type="float" office:value="3.51477062088646">
                <text:p>3.51477062088646</text:p>
              </table:table-cell>
              <table:table-cell office:value-type="float" office:value="3.54134429964914">
                <text:p>3.54134429964914</text:p>
              </table:table-cell>
              <table:table-cell office:value-type="float" office:value="3.55083404043382">
                <text:p>3.55083404043382</text:p>
              </table:table-cell>
              <table:table-cell office:value-type="float" office:value="3.75409195926746">
                <text:p>3.75409195926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371299806979">
                <text:p>1.46371299806979</text:p>
              </table:table-cell>
              <table:table-cell office:value-type="float" office:value="1.57748599396081">
                <text:p>1.57748599396081</text:p>
              </table:table-cell>
              <table:table-cell office:value-type="float" office:value="3.14004404457741">
                <text:p>3.14004404457741</text:p>
              </table:table-cell>
              <table:table-cell office:value-type="float" office:value="3.14004404459784">
                <text:p>3.14004404459784</text:p>
              </table:table-cell>
              <table:table-cell office:value-type="float" office:value="3.50846295170663">
                <text:p>3.50846295170663</text:p>
              </table:table-cell>
              <table:table-cell office:value-type="float" office:value="3.53085175573916">
                <text:p>3.53085175573916</text:p>
              </table:table-cell>
              <table:table-cell office:value-type="float" office:value="3.53180342508621">
                <text:p>3.53180342508621</text:p>
              </table:table-cell>
              <table:table-cell office:value-type="float" office:value="3.53440758525061">
                <text:p>3.53440758525061</text:p>
              </table:table-cell>
              <table:table-cell office:value-type="float" office:value="3.85023644148447">
                <text:p>3.85023644148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4x4_3.M2:4x4_3.V42 4x4_3.W1:4x4_3.X42 4x4_3.N1:4x4_3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3.W2:4x4_3.W42" chart:label-cell-address="4x4_3.W1:4x4_3.W1" chart:class="chart:scatter">
            <chart:domain table:cell-range-address="4x4_3.M2:4x4_3.M42"/>
            <chart:data-point chart:repeated="41"/>
          </chart:series>
          <chart:series chart:style-name="ch8" chart:values-cell-range-address="4x4_3.X2:4x4_3.X42" chart:label-cell-address="4x4_3.X1:4x4_3.X1" chart:class="chart:scatter">
            <chart:data-point chart:repeated="41"/>
          </chart:series>
          <chart:series chart:style-name="ch9" chart:values-cell-range-address="4x4_3.N2:4x4_3.N42" chart:label-cell-address="4x4_3.N1:4x4_3.N1" chart:class="chart:scatter">
            <chart:data-point chart:repeated="41"/>
          </chart:series>
          <chart:series chart:style-name="ch10" chart:values-cell-range-address="4x4_3.O2:4x4_3.O42" chart:label-cell-address="4x4_3.O1:4x4_3.O1" chart:class="chart:scatter">
            <chart:data-point chart:repeated="41"/>
          </chart:series>
          <chart:series chart:style-name="ch11" chart:values-cell-range-address="4x4_3.P2:4x4_3.P42" chart:label-cell-address="4x4_3.P1:4x4_3.P1" chart:class="chart:scatter">
            <chart:data-point chart:repeated="41"/>
          </chart:series>
          <chart:series chart:style-name="ch12" chart:values-cell-range-address="4x4_3.Q2:4x4_3.Q42" chart:label-cell-address="4x4_3.Q1:4x4_3.Q1" chart:class="chart:scatter">
            <chart:data-point chart:repeated="41"/>
          </chart:series>
          <chart:series chart:style-name="ch13" chart:values-cell-range-address="4x4_3.R2:4x4_3.R42" chart:label-cell-address="4x4_3.R1:4x4_3.R1" chart:class="chart:scatter">
            <chart:data-point chart:repeated="41"/>
          </chart:series>
          <chart:series chart:style-name="ch14" chart:values-cell-range-address="4x4_3.S2:4x4_3.S42" chart:label-cell-address="4x4_3.S1:4x4_3.S1" chart:class="chart:scatter">
            <chart:data-point chart:repeated="41"/>
          </chart:series>
          <chart:series chart:style-name="ch15" chart:values-cell-range-address="4x4_3.T2:4x4_3.T42" chart:label-cell-address="4x4_3.T1:4x4_3.T1" chart:class="chart:scatter">
            <chart:data-point chart:repeated="41"/>
          </chart:series>
          <chart:series chart:style-name="ch16" chart:values-cell-range-address="4x4_3.U2:4x4_3.U42" chart:label-cell-address="4x4_3.U1:4x4_3.U1" chart:class="chart:scatter">
            <chart:data-point chart:repeated="41"/>
          </chart:series>
          <chart:series chart:style-name="ch17" chart:values-cell-range-address="4x4_3.V2:4x4_3.V42" chart:label-cell-address="4x4_3.V1:4x4_3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3.W1:4x4_3.W1</svg:desc>
                </draw:g>
              </table:table-cell>
              <table:table-cell office:value-type="string">
                <text:p>Beta</text:p>
                <draw:g>
                  <svg:desc>4x4_3.X1:4x4_3.X1</svg:desc>
                </draw:g>
              </table:table-cell>
              <table:table-cell office:value-type="string">
                <text:p>N = 1</text:p>
                <draw:g>
                  <svg:desc>4x4_3.N1:4x4_3.N1</svg:desc>
                </draw:g>
              </table:table-cell>
              <table:table-cell office:value-type="string">
                <text:p>N = 2</text:p>
                <draw:g>
                  <svg:desc>4x4_3.O1:4x4_3.O1</svg:desc>
                </draw:g>
              </table:table-cell>
              <table:table-cell office:value-type="string">
                <text:p>N = 3</text:p>
                <draw:g>
                  <svg:desc>4x4_3.P1:4x4_3.P1</svg:desc>
                </draw:g>
              </table:table-cell>
              <table:table-cell office:value-type="string">
                <text:p>N = 4</text:p>
                <draw:g>
                  <svg:desc>4x4_3.Q1:4x4_3.Q1</svg:desc>
                </draw:g>
              </table:table-cell>
              <table:table-cell office:value-type="string">
                <text:p>N = 5</text:p>
                <draw:g>
                  <svg:desc>4x4_3.R1:4x4_3.R1</svg:desc>
                </draw:g>
              </table:table-cell>
              <table:table-cell office:value-type="string">
                <text:p>N = 6</text:p>
                <draw:g>
                  <svg:desc>4x4_3.S1:4x4_3.S1</svg:desc>
                </draw:g>
              </table:table-cell>
              <table:table-cell office:value-type="string">
                <text:p>N = 7</text:p>
                <draw:g>
                  <svg:desc>4x4_3.T1:4x4_3.T1</svg:desc>
                </draw:g>
              </table:table-cell>
              <table:table-cell office:value-type="string">
                <text:p>N = 8</text:p>
                <draw:g>
                  <svg:desc>4x4_3.U1:4x4_3.U1</svg:desc>
                </draw:g>
              </table:table-cell>
              <table:table-cell office:value-type="string">
                <text:p>N = 9</text:p>
                <draw:g>
                  <svg:desc>4x4_3.V1:4x4_3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3.M2:4x4_3.M42</svg:desc>
                </draw:g>
              </table:table-cell>
              <table:table-cell office:value-type="float" office:value="0">
                <text:p>0</text:p>
                <draw:g>
                  <svg:desc>4x4_3.W2:4x4_3.W42</svg:desc>
                </draw:g>
              </table:table-cell>
              <table:table-cell office:value-type="float" office:value="0">
                <text:p>0</text:p>
                <draw:g>
                  <svg:desc>4x4_3.X2:4x4_3.X42</svg:desc>
                </draw:g>
              </table:table-cell>
              <table:table-cell office:value-type="float" office:value="NaN">
                <text:p>NaN</text:p>
                <draw:g>
                  <svg:desc>4x4_3.N2:4x4_3.N42</svg:desc>
                </draw:g>
              </table:table-cell>
              <table:table-cell office:value-type="float" office:value="0.000000376971748076673">
                <text:p>0.000000376971748076673</text:p>
                <draw:g>
                  <svg:desc>4x4_3.O2:4x4_3.O42</svg:desc>
                </draw:g>
              </table:table-cell>
              <table:table-cell office:value-type="float" office:value="0.139455767408061">
                <text:p>0.139455767408061</text:p>
                <draw:g>
                  <svg:desc>4x4_3.P2:4x4_3.P42</svg:desc>
                </draw:g>
              </table:table-cell>
              <table:table-cell office:value-type="float" office:value="3.09700471276009">
                <text:p>3.09700471276009</text:p>
                <draw:g>
                  <svg:desc>4x4_3.Q2:4x4_3.Q42</svg:desc>
                </draw:g>
              </table:table-cell>
              <table:table-cell office:value-type="float" office:value="3.15496248191076">
                <text:p>3.15496248191076</text:p>
                <draw:g>
                  <svg:desc>4x4_3.R2:4x4_3.R42</svg:desc>
                </draw:g>
              </table:table-cell>
              <table:table-cell office:value-type="float" office:value="3.15496248194764">
                <text:p>3.15496248194764</text:p>
                <draw:g>
                  <svg:desc>4x4_3.S2:4x4_3.S42</svg:desc>
                </draw:g>
              </table:table-cell>
              <table:table-cell office:value-type="float" office:value="3.16699989984686">
                <text:p>3.16699989984686</text:p>
                <draw:g>
                  <svg:desc>4x4_3.T2:4x4_3.T42</svg:desc>
                </draw:g>
              </table:table-cell>
              <table:table-cell office:value-type="float" office:value="4.45078719185075">
                <text:p>4.45078719185075</text:p>
                <draw:g>
                  <svg:desc>4x4_3.U2:4x4_3.U42</svg:desc>
                </draw:g>
              </table:table-cell>
              <table:table-cell office:value-type="float" office:value="4.49410132321164">
                <text:p>4.49410132321164</text:p>
                <draw:g>
                  <svg:desc>4x4_3.V2:4x4_3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70434646">
                <text:p>0.0784810070434646</text:p>
              </table:table-cell>
              <table:table-cell office:value-type="float" office:value="0.168302373581953">
                <text:p>0.168302373581953</text:p>
              </table:table-cell>
              <table:table-cell office:value-type="float" office:value="3.0786334642">
                <text:p>3.0786334642</text:p>
              </table:table-cell>
              <table:table-cell office:value-type="float" office:value="3.15520626669892">
                <text:p>3.15520626669892</text:p>
              </table:table-cell>
              <table:table-cell office:value-type="float" office:value="3.15521434520366">
                <text:p>3.15521434520366</text:p>
              </table:table-cell>
              <table:table-cell office:value-type="float" office:value="3.18539264202338">
                <text:p>3.18539264202338</text:p>
              </table:table-cell>
              <table:table-cell office:value-type="float" office:value="4.43764658293347">
                <text:p>4.43764658293347</text:p>
              </table:table-cell>
              <table:table-cell office:value-type="float" office:value="4.46841083306357">
                <text:p>4.46841083306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28854">
                <text:p>0.156962014328854</text:p>
              </table:table-cell>
              <table:table-cell office:value-type="float" office:value="0.234772436596926">
                <text:p>0.234772436596926</text:p>
              </table:table-cell>
              <table:table-cell office:value-type="float" office:value="3.04416670233">
                <text:p>3.04416670233</text:p>
              </table:table-cell>
              <table:table-cell office:value-type="float" office:value="3.15592960910348">
                <text:p>3.15592960910348</text:p>
              </table:table-cell>
              <table:table-cell office:value-type="float" office:value="3.15596974694046">
                <text:p>3.15596974694046</text:p>
              </table:table-cell>
              <table:table-cell office:value-type="float" office:value="3.21993179036434">
                <text:p>3.21993179036434</text:p>
              </table:table-cell>
              <table:table-cell office:value-type="float" office:value="4.4130119826357">
                <text:p>4.4130119826357</text:p>
              </table:table-cell>
              <table:table-cell office:value-type="float" office:value="4.43949968764814">
                <text:p>4.43949968764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3072182">
                <text:p>0.235443023072182</text:p>
              </table:table-cell>
              <table:table-cell office:value-type="float" office:value="0.316489900407531">
                <text:p>0.316489900407531</text:p>
              </table:table-cell>
              <table:table-cell office:value-type="float" office:value="3.0062249072107">
                <text:p>3.0062249072107</text:p>
              </table:table-cell>
              <table:table-cell office:value-type="float" office:value="3.15713363303853">
                <text:p>3.15713363303853</text:p>
              </table:table-cell>
              <table:table-cell office:value-type="float" office:value="3.15722832086929">
                <text:p>3.15722832086929</text:p>
              </table:table-cell>
              <table:table-cell office:value-type="float" office:value="3.25799521919462">
                <text:p>3.25799521919462</text:p>
              </table:table-cell>
              <table:table-cell office:value-type="float" office:value="4.38604769347156">
                <text:p>4.38604769347156</text:p>
              </table:table-cell>
              <table:table-cell office:value-type="float" office:value="4.41073832366565">
                <text:p>4.41073832366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431157">
                <text:p>0.313924036431157</text:p>
              </table:table-cell>
              <table:table-cell office:value-type="float" office:value="0.404672676366007">
                <text:p>0.404672676366007</text:p>
              </table:table-cell>
              <table:table-cell office:value-type="float" office:value="2.96720659609775">
                <text:p>2.96720659609775</text:p>
              </table:table-cell>
              <table:table-cell office:value-type="float" office:value="3.15881835101231">
                <text:p>3.15881835101231</text:p>
              </table:table-cell>
              <table:table-cell office:value-type="float" office:value="3.1589894271562">
                <text:p>3.1589894271562</text:p>
              </table:table-cell>
              <table:table-cell office:value-type="float" office:value="3.29718354152002">
                <text:p>3.29718354152002</text:p>
              </table:table-cell>
              <table:table-cell office:value-type="float" office:value="4.35852474548272">
                <text:p>4.35852474548272</text:p>
              </table:table-cell>
              <table:table-cell office:value-type="float" office:value="4.38219648580494">
                <text:p>4.38219648580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60475037">
                <text:p>0.392405060475037</text:p>
              </table:table-cell>
              <table:table-cell office:value-type="float" office:value="0.496030430203047">
                <text:p>0.496030430203047</text:p>
              </table:table-cell>
              <table:table-cell office:value-type="float" office:value="2.92773962363332">
                <text:p>2.92773962363332</text:p>
              </table:table-cell>
              <table:table-cell office:value-type="float" office:value="3.16098316447215">
                <text:p>3.16098316447215</text:p>
              </table:table-cell>
              <table:table-cell office:value-type="float" office:value="3.16125217217388">
                <text:p>3.16125217217388</text:p>
              </table:table-cell>
              <table:table-cell office:value-type="float" office:value="3.33686826008392">
                <text:p>3.33686826008392</text:p>
              </table:table-cell>
              <table:table-cell office:value-type="float" office:value="4.33091118401404">
                <text:p>4.33091118401404</text:p>
              </table:table-cell>
              <table:table-cell office:value-type="float" office:value="4.35388951533404">
                <text:p>4.35388951533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152735">
                <text:p>0.470886105152735</text:p>
              </table:table-cell>
              <table:table-cell office:value-type="float" office:value="0.589116255829431">
                <text:p>0.589116255829431</text:p>
              </table:table-cell>
              <table:table-cell office:value-type="float" office:value="2.88805095410152">
                <text:p>2.88805095410152</text:p>
              </table:table-cell>
              <table:table-cell office:value-type="float" office:value="3.16362721282863">
                <text:p>3.16362721282863</text:p>
              </table:table-cell>
              <table:table-cell office:value-type="float" office:value="3.16401541168582">
                <text:p>3.16401541168582</text:p>
              </table:table-cell>
              <table:table-cell office:value-type="float" office:value="3.37682159594165">
                <text:p>3.37682159594165</text:p>
              </table:table-cell>
              <table:table-cell office:value-type="float" office:value="4.30337864923189">
                <text:p>4.30337864923189</text:p>
              </table:table-cell>
              <table:table-cell office:value-type="float" office:value="4.32582347656918">
                <text:p>4.32582347656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255967">
                <text:p>0.549367185255967</text:p>
              </table:table-cell>
              <table:table-cell office:value-type="float" office:value="0.683209842985566">
                <text:p>0.683209842985566</text:p>
              </table:table-cell>
              <table:table-cell office:value-type="float" office:value="2.84824103543915">
                <text:p>2.84824103543915</text:p>
              </table:table-cell>
              <table:table-cell office:value-type="float" office:value="3.1667494261096">
                <text:p>3.1667494261096</text:p>
              </table:table-cell>
              <table:table-cell office:value-type="float" office:value="3.1672777544276">
                <text:p>3.1672777544276</text:p>
              </table:table-cell>
              <table:table-cell office:value-type="float" office:value="3.41694198400625">
                <text:p>3.41694198400625</text:p>
              </table:table-cell>
              <table:table-cell office:value-type="float" office:value="4.27600536237836">
                <text:p>4.27600536237836</text:p>
              </table:table-cell>
              <table:table-cell office:value-type="float" office:value="4.2980018317361">
                <text:p>4.2980018317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1377436">
                <text:p>0.627848321377436</text:p>
              </table:table-cell>
              <table:table-cell office:value-type="float" office:value="0.777923213830406">
                <text:p>0.777923213830406</text:p>
              </table:table-cell>
              <table:table-cell office:value-type="float" office:value="2.80836064156503">
                <text:p>2.80836064156503</text:p>
              </table:table-cell>
              <table:table-cell office:value-type="float" office:value="3.17034853828608">
                <text:p>3.17034853828608</text:p>
              </table:table-cell>
              <table:table-cell office:value-type="float" office:value="3.1710375663928">
                <text:p>3.1710375663928</text:p>
              </table:table-cell>
              <table:table-cell office:value-type="float" office:value="3.45717709621067">
                <text:p>3.45717709621067</text:p>
              </table:table-cell>
              <table:table-cell office:value-type="float" office:value="4.24883321199926">
                <text:p>4.24883321199926</text:p>
              </table:table-cell>
              <table:table-cell office:value-type="float" office:value="4.27042713527618">
                <text:p>4.27042713527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29540867989">
                <text:p>0.706329540867989</text:p>
              </table:table-cell>
              <table:table-cell office:value-type="float" office:value="0.873035364957607">
                <text:p>0.873035364957607</text:p>
              </table:table-cell>
              <table:table-cell office:value-type="float" office:value="2.76843790960582">
                <text:p>2.76843790960582</text:p>
              </table:table-cell>
              <table:table-cell office:value-type="float" office:value="3.17442309308258">
                <text:p>3.17442309308258</text:p>
              </table:table-cell>
              <table:table-cell office:value-type="float" office:value="3.17529297582168">
                <text:p>3.17529297582168</text:p>
              </table:table-cell>
              <table:table-cell office:value-type="float" office:value="3.49749660683315">
                <text:p>3.49749660683315</text:p>
              </table:table-cell>
              <table:table-cell office:value-type="float" office:value="4.221888013873">
                <text:p>4.221888013873</text:p>
              </table:table-cell>
              <table:table-cell office:value-type="float" office:value="4.24310160407724">
                <text:p>4.24310160407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784810878782519">
                <text:p>0.784810878782519</text:p>
              </table:table-cell>
              <table:table-cell office:value-type="float" office:value="0.968414496464036">
                <text:p>0.968414496464036</text:p>
              </table:table-cell>
              <table:table-cell office:value-type="float" office:value="2.72848949485709">
                <text:p>2.72848949485709</text:p>
              </table:table-cell>
              <table:table-cell office:value-type="float" office:value="3.17897144804401">
                <text:p>3.17897144804401</text:p>
              </table:table-cell>
              <table:table-cell office:value-type="float" office:value="3.18004187886313">
                <text:p>3.18004187886313</text:p>
              </table:table-cell>
              <table:table-cell office:value-type="float" office:value="3.53788072232746">
                <text:p>3.53788072232746</text:p>
              </table:table-cell>
              <table:table-cell office:value-type="float" office:value="4.19518810909993">
                <text:p>4.19518810909993</text:p>
              </table:table-cell>
              <table:table-cell office:value-type="float" office:value="4.21602734753648">
                <text:p>4.21602734753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70718532928822">
                <text:p>0.170718532928822</text:p>
              </table:table-cell>
              <table:table-cell office:value-type="float" office:value="0.86329237882584">
                <text:p>0.86329237882584</text:p>
              </table:table-cell>
              <table:table-cell office:value-type="float" office:value="1.06397875301326">
                <text:p>1.06397875301326</text:p>
              </table:table-cell>
              <table:table-cell office:value-type="float" office:value="2.68852574661564">
                <text:p>2.68852574661564</text:p>
              </table:table-cell>
              <table:table-cell office:value-type="float" office:value="3.1839917782417">
                <text:p>3.1839917782417</text:p>
              </table:table-cell>
              <table:table-cell office:value-type="float" office:value="3.18528194587378">
                <text:p>3.18528194587378</text:p>
              </table:table-cell>
              <table:table-cell office:value-type="float" office:value="3.57831447819448">
                <text:p>3.57831447819448</text:p>
              </table:table-cell>
              <table:table-cell office:value-type="float" office:value="4.16874873604939">
                <text:p>4.16874873604939</text:p>
              </table:table-cell>
              <table:table-cell office:value-type="float" office:value="4.18920647355504">
                <text:p>4.18920647355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4395063536275">
                <text:p>0.254395063536275</text:p>
              </table:table-cell>
              <table:table-cell office:value-type="float" office:value="0.94177409428463">
                <text:p>0.94177409428463</text:p>
              </table:table-cell>
              <table:table-cell office:value-type="float" office:value="1.15967538784589">
                <text:p>1.15967538784589</text:p>
              </table:table-cell>
              <table:table-cell office:value-type="float" office:value="2.64855334019047">
                <text:p>2.64855334019047</text:p>
              </table:table-cell>
              <table:table-cell office:value-type="float" office:value="3.18948208000395">
                <text:p>3.18948208000395</text:p>
              </table:table-cell>
              <table:table-cell office:value-type="float" office:value="3.19101062831232">
                <text:p>3.19101062831232</text:p>
              </table:table-cell>
              <table:table-cell office:value-type="float" office:value="3.61878418108705">
                <text:p>3.61878418108705</text:p>
              </table:table-cell>
              <table:table-cell office:value-type="float" office:value="4.14258491143833">
                <text:p>4.14258491143833</text:p>
              </table:table-cell>
              <table:table-cell office:value-type="float" office:value="4.16264114342794">
                <text:p>4.16264114342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2143670675343">
                <text:p>0.32143670675343</text:p>
              </table:table-cell>
              <table:table-cell office:value-type="float" office:value="1.0202560889568">
                <text:p>1.0202560889568</text:p>
              </table:table-cell>
              <table:table-cell office:value-type="float" office:value="1.25546923408003">
                <text:p>1.25546923408003</text:p>
              </table:table-cell>
              <table:table-cell office:value-type="float" office:value="2.60857672265106">
                <text:p>2.60857672265106</text:p>
              </table:table-cell>
              <table:table-cell office:value-type="float" office:value="3.19544017477649">
                <text:p>3.19544017477649</text:p>
              </table:table-cell>
              <table:table-cell office:value-type="float" office:value="3.19722516618702">
                <text:p>3.19722516618702</text:p>
              </table:table-cell>
              <table:table-cell office:value-type="float" office:value="3.65927423992853">
                <text:p>3.65927423992853</text:p>
              </table:table-cell>
              <table:table-cell office:value-type="float" office:value="4.11671422660177">
                <text:p>4.11671422660177</text:p>
              </table:table-cell>
              <table:table-cell office:value-type="float" office:value="4.13633360481015">
                <text:p>4.13633360481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80744892694265">
                <text:p>0.380744892694265</text:p>
              </table:table-cell>
              <table:table-cell office:value-type="float" office:value="1.09873843806915">
                <text:p>1.09873843806915</text:p>
              </table:table-cell>
              <table:table-cell office:value-type="float" office:value="1.35133607480503">
                <text:p>1.35133607480503</text:p>
              </table:table-cell>
              <table:table-cell office:value-type="float" office:value="2.56859896873043">
                <text:p>2.56859896873043</text:p>
              </table:table-cell>
              <table:table-cell office:value-type="float" office:value="3.20186371311916">
                <text:p>3.20186371311916</text:p>
              </table:table-cell>
              <table:table-cell office:value-type="float" office:value="3.20392259600753">
                <text:p>3.20392259600753</text:p>
              </table:table-cell>
              <table:table-cell office:value-type="float" office:value="3.69976286246003">
                <text:p>3.69976286246003</text:p>
              </table:table-cell>
              <table:table-cell office:value-type="float" office:value="4.09116092763349">
                <text:p>4.09116092763349</text:p>
              </table:table-cell>
              <table:table-cell office:value-type="float" office:value="4.11028621765364">
                <text:p>4.11028621765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5496896650836">
                <text:p>0.435496896650836</text:p>
              </table:table-cell>
              <table:table-cell office:value-type="float" office:value="1.17722122918709">
                <text:p>1.17722122918709</text:p>
              </table:table-cell>
              <table:table-cell office:value-type="float" office:value="1.44725867609823">
                <text:p>1.44725867609823</text:p>
              </table:table-cell>
              <table:table-cell office:value-type="float" office:value="2.5286223373809">
                <text:p>2.5286223373809</text:p>
              </table:table-cell>
              <table:table-cell office:value-type="float" office:value="3.20875017880393">
                <text:p>3.20875017880393</text:p>
              </table:table-cell>
              <table:table-cell office:value-type="float" office:value="3.21109975919336">
                <text:p>3.21109975919336</text:p>
              </table:table-cell>
              <table:table-cell office:value-type="float" office:value="3.74021393283421">
                <text:p>3.74021393283421</text:p>
              </table:table-cell>
              <table:table-cell office:value-type="float" office:value="4.06596388422253">
                <text:p>4.06596388422253</text:p>
              </table:table-cell>
              <table:table-cell office:value-type="float" office:value="4.08450148645564">
                <text:p>4.08450148645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7234747238003">
                <text:p>0.487234747238003</text:p>
              </table:table-cell>
              <table:table-cell office:value-type="float" office:value="1.25570456311259">
                <text:p>1.25570456311259</text:p>
              </table:table-cell>
              <table:table-cell office:value-type="float" office:value="1.54322429256768">
                <text:p>1.54322429256768</text:p>
              </table:table-cell>
              <table:table-cell office:value-type="float" office:value="2.48864869400672">
                <text:p>2.48864869400672</text:p>
              </table:table-cell>
              <table:table-cell office:value-type="float" office:value="3.21609689295154">
                <text:p>3.21609689295154</text:p>
              </table:table-cell>
              <table:table-cell office:value-type="float" office:value="3.21875331088758">
                <text:p>3.21875331088758</text:p>
              </table:table-cell>
              <table:table-cell office:value-type="float" office:value="3.78055782659356">
                <text:p>3.78055782659356</text:p>
              </table:table-cell>
              <table:table-cell office:value-type="float" office:value="4.04119563020416">
                <text:p>4.04119563020416</text:p>
              </table:table-cell>
              <table:table-cell office:value-type="float" office:value="4.05898212597172">
                <text:p>4.05898212597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6832566146801">
                <text:p>0.536832566146801</text:p>
              </table:table-cell>
              <table:table-cell office:value-type="float" office:value="1.33418855477313">
                <text:p>1.33418855477313</text:p>
              </table:table-cell>
              <table:table-cell office:value-type="float" office:value="1.63922295735234">
                <text:p>1.63922295735234</text:p>
              </table:table-cell>
              <table:table-cell office:value-type="float" office:value="2.44867992955687">
                <text:p>2.44867992955687</text:p>
              </table:table-cell>
              <table:table-cell office:value-type="float" office:value="3.22390101812084">
                <text:p>3.22390101812084</text:p>
              </table:table-cell>
              <table:table-cell office:value-type="float" office:value="3.22687972912475">
                <text:p>3.22687972912475</text:p>
              </table:table-cell>
              <table:table-cell office:value-type="float" office:value="3.82063586927645">
                <text:p>3.82063586927645</text:p>
              </table:table-cell>
              <table:table-cell office:value-type="float" office:value="4.01701765390113">
                <text:p>4.01701765390113</text:p>
              </table:table-cell>
              <table:table-cell office:value-type="float" office:value="4.0337312581087">
                <text:p>4.0337312581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4835819642987">
                <text:p>0.584835819642987</text:p>
              </table:table-cell>
              <table:table-cell office:value-type="float" office:value="1.41267333409762">
                <text:p>1.41267333409762</text:p>
              </table:table-cell>
              <table:table-cell office:value-type="float" office:value="1.7352460579884">
                <text:p>1.7352460579884</text:p>
              </table:table-cell>
              <table:table-cell office:value-type="float" office:value="2.40871856410505">
                <text:p>2.40871856410505</text:p>
              </table:table-cell>
              <table:table-cell office:value-type="float" office:value="3.23215956223811">
                <text:p>3.23215956223811</text:p>
              </table:table-cell>
              <table:table-cell office:value-type="float" office:value="3.23547532429904">
                <text:p>3.23547532429904</text:p>
              </table:table-cell>
              <table:table-cell office:value-type="float" office:value="3.85999169304322">
                <text:p>3.85999169304322</text:p>
              </table:table-cell>
              <table:table-cell office:value-type="float" office:value="3.99388812588984">
                <text:p>3.99388812588984</text:p>
              </table:table-cell>
              <table:table-cell office:value-type="float" office:value="4.00875328779693">
                <text:p>4.00875328779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1608031907157">
                <text:p>0.631608031907157</text:p>
              </table:table-cell>
              <table:table-cell office:value-type="float" office:value="1.49115904688092">
                <text:p>1.49115904688092</text:p>
              </table:table-cell>
              <table:table-cell office:value-type="float" office:value="1.83128455701964">
                <text:p>1.83128455701964</text:p>
              </table:table-cell>
              <table:table-cell office:value-type="float" office:value="2.36876899798575">
                <text:p>2.36876899798575</text:p>
              </table:table-cell>
              <table:table-cell office:value-type="float" office:value="3.24086938221958">
                <text:p>3.24086938221958</text:p>
              </table:table-cell>
              <table:table-cell office:value-type="float" office:value="3.24453624888114">
                <text:p>3.24453624888114</text:p>
              </table:table-cell>
              <table:table-cell office:value-type="float" office:value="3.89670705459233">
                <text:p>3.89670705459233</text:p>
              </table:table-cell>
              <table:table-cell office:value-type="float" office:value="3.97371777450038">
                <text:p>3.97371777450038</text:p>
              </table:table-cell>
              <table:table-cell office:value-type="float" office:value="3.98406217815341">
                <text:p>3.98406217815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7403363113566">
                <text:p>0.677403363113566</text:p>
              </table:table-cell>
              <table:table-cell office:value-type="float" office:value="1.56964585563551">
                <text:p>1.56964585563551</text:p>
              </table:table-cell>
              <table:table-cell office:value-type="float" office:value="1.9273251154804">
                <text:p>1.9273251154804</text:p>
              </table:table-cell>
              <table:table-cell office:value-type="float" office:value="2.32884104839106">
                <text:p>2.32884104839106</text:p>
              </table:table-cell>
              <table:table-cell office:value-type="float" office:value="3.25002718709391">
                <text:p>3.25002718709391</text:p>
              </table:table-cell>
              <table:table-cell office:value-type="float" office:value="3.25405850732925">
                <text:p>3.25405850732925</text:p>
              </table:table-cell>
              <table:table-cell office:value-type="float" office:value="3.91872560774081">
                <text:p>3.91872560774081</text:p>
              </table:table-cell>
              <table:table-cell office:value-type="float" office:value="3.95952119411125">
                <text:p>3.95952119411125</text:p>
              </table:table-cell>
              <table:table-cell office:value-type="float" office:value="3.96870634255382">
                <text:p>3.968706342553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2406073065742">
                <text:p>0.722406073065742</text:p>
              </table:table-cell>
              <table:table-cell office:value-type="float" office:value="1.64813394042909">
                <text:p>1.64813394042909</text:p>
              </table:table-cell>
              <table:table-cell office:value-type="float" office:value="2.0233357930027">
                <text:p>2.0233357930027</text:p>
              </table:table-cell>
              <table:table-cell office:value-type="float" office:value="2.28896403637939">
                <text:p>2.28896403637939</text:p>
              </table:table-cell>
              <table:table-cell office:value-type="float" office:value="3.25962954036591">
                <text:p>3.25962954036591</text:p>
              </table:table-cell>
              <table:table-cell office:value-type="float" office:value="3.26403796614304">
                <text:p>3.26403796614304</text:p>
              </table:table-cell>
              <table:table-cell office:value-type="float" office:value="3.9089767672271">
                <text:p>3.9089767672271</text:p>
              </table:table-cell>
              <table:table-cell office:value-type="float" office:value="3.93542489639199">
                <text:p>3.93542489639199</text:p>
              </table:table-cell>
              <table:table-cell office:value-type="float" office:value="3.99563670406444">
                <text:p>3.99563670406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6753537757883">
                <text:p>0.766753537757883</text:p>
              </table:table-cell>
              <table:table-cell office:value-type="float" office:value="1.72662349970937">
                <text:p>1.72662349970937</text:p>
              </table:table-cell>
              <table:table-cell office:value-type="float" office:value="2.11916420692958">
                <text:p>2.11916420692958</text:p>
              </table:table-cell>
              <table:table-cell office:value-type="float" office:value="2.24928850631319">
                <text:p>2.24928850631319</text:p>
              </table:table-cell>
              <table:table-cell office:value-type="float" office:value="3.26967286127193">
                <text:p>3.26967286127193</text:p>
              </table:table-cell>
              <table:table-cell office:value-type="float" office:value="3.27447036400768">
                <text:p>3.27447036400768</text:p>
              </table:table-cell>
              <table:table-cell office:value-type="float" office:value="3.88881704652314">
                <text:p>3.88881704652314</text:p>
              </table:table-cell>
              <table:table-cell office:value-type="float" office:value="3.91156026295644">
                <text:p>3.91156026295644</text:p>
              </table:table-cell>
              <table:table-cell office:value-type="float" office:value="4.03337237860051">
                <text:p>4.03337237860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10550411090082">
                <text:p>0.810550411090082</text:p>
              </table:table-cell>
              <table:table-cell office:value-type="float" office:value="1.80511475111299">
                <text:p>1.80511475111299</text:p>
              </table:table-cell>
              <table:table-cell office:value-type="float" office:value="2.20300086182526">
                <text:p>2.20300086182526</text:p>
              </table:table-cell>
              <table:table-cell office:value-type="float" office:value="2.22162284724875">
                <text:p>2.22162284724875</text:p>
              </table:table-cell>
              <table:table-cell office:value-type="float" office:value="3.28015342444478">
                <text:p>3.28015342444478</text:p>
              </table:table-cell>
              <table:table-cell office:value-type="float" office:value="3.28535132197828">
                <text:p>3.28535132197828</text:p>
              </table:table-cell>
              <table:table-cell office:value-type="float" office:value="3.8669101612991">
                <text:p>3.8669101612991</text:p>
              </table:table-cell>
              <table:table-cell office:value-type="float" office:value="3.88797664777817">
                <text:p>3.88797664777817</text:p>
              </table:table-cell>
              <table:table-cell office:value-type="float" office:value="4.07320743937661">
                <text:p>4.073207439376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3877700646104">
                <text:p>0.853877700646104</text:p>
              </table:table-cell>
              <table:table-cell office:value-type="float" office:value="1.88360793226011">
                <text:p>1.88360793226011</text:p>
              </table:table-cell>
              <table:table-cell office:value-type="float" office:value="2.16827997145317">
                <text:p>2.16827997145317</text:p>
              </table:table-cell>
              <table:table-cell office:value-type="float" office:value="2.31253248701515">
                <text:p>2.31253248701515</text:p>
              </table:table-cell>
              <table:table-cell office:value-type="float" office:value="3.29106735731982">
                <text:p>3.29106735731982</text:p>
              </table:table-cell>
              <table:table-cell office:value-type="float" office:value="3.29667635365544">
                <text:p>3.29667635365544</text:p>
              </table:table-cell>
              <table:table-cell office:value-type="float" office:value="3.84466186085278">
                <text:p>3.84466186085278</text:p>
              </table:table-cell>
              <table:table-cell office:value-type="float" office:value="3.8646806522439">
                <text:p>3.8646806522439</text:p>
              </table:table-cell>
              <table:table-cell office:value-type="float" office:value="4.11373677440557">
                <text:p>4.11373677440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679875537966">
                <text:p>0.89679875537966</text:p>
              </table:table-cell>
              <table:table-cell office:value-type="float" office:value="1.96210330153313">
                <text:p>1.96210330153313</text:p>
              </table:table-cell>
              <table:table-cell office:value-type="float" office:value="2.12857884246859">
                <text:p>2.12857884246859</text:p>
              </table:table-cell>
              <table:table-cell office:value-type="float" office:value="2.40844059279569">
                <text:p>2.40844059279569</text:p>
              </table:table-cell>
              <table:table-cell office:value-type="float" office:value="3.30241063434295">
                <text:p>3.30241063434295</text:p>
              </table:table-cell>
              <table:table-cell office:value-type="float" office:value="3.30844087530954">
                <text:p>3.30844087530954</text:p>
              </table:table-cell>
              <table:table-cell office:value-type="float" office:value="3.82243996013282">
                <text:p>3.82243996013282</text:p>
              </table:table-cell>
              <table:table-cell office:value-type="float" office:value="3.84167656692774">
                <text:p>3.84167656692774</text:p>
              </table:table-cell>
              <table:table-cell office:value-type="float" office:value="4.15459556582073">
                <text:p>4.15459556582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9363275600661">
                <text:p>0.939363275600661</text:p>
              </table:table-cell>
              <table:table-cell office:value-type="float" office:value="2.04060113883931">
                <text:p>2.04060113883931</text:p>
              </table:table-cell>
              <table:table-cell office:value-type="float" office:value="2.08872343297113">
                <text:p>2.08872343297113</text:p>
              </table:table-cell>
              <table:table-cell office:value-type="float" office:value="2.50452267927199">
                <text:p>2.50452267927199</text:p>
              </table:table-cell>
              <table:table-cell office:value-type="float" office:value="3.3141790666827">
                <text:p>3.3141790666827</text:p>
              </table:table-cell>
              <table:table-cell office:value-type="float" office:value="3.32064021591938">
                <text:p>3.32064021591938</text:p>
              </table:table-cell>
              <table:table-cell office:value-type="float" office:value="3.80038132876494">
                <text:p>3.80038132876494</text:p>
              </table:table-cell>
              <table:table-cell office:value-type="float" office:value="3.81896829195588">
                <text:p>3.81896829195588</text:p>
              </table:table-cell>
              <table:table-cell office:value-type="float" office:value="4.19565031516321">
                <text:p>4.19565031516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1609976824774">
                <text:p>0.981609976824774</text:p>
              </table:table-cell>
              <table:table-cell office:value-type="float" office:value="2.04883811999564">
                <text:p>2.04883811999564</text:p>
              </table:table-cell>
              <table:table-cell office:value-type="float" office:value="2.11910174635662">
                <text:p>2.11910174635662</text:p>
              </table:table-cell>
              <table:table-cell office:value-type="float" office:value="2.60065711924452">
                <text:p>2.60065711924452</text:p>
              </table:table-cell>
              <table:table-cell office:value-type="float" office:value="3.32636828569089">
                <text:p>3.32636828569089</text:p>
              </table:table-cell>
              <table:table-cell office:value-type="float" office:value="3.33326962711651">
                <text:p>3.33326962711651</text:p>
              </table:table-cell>
              <table:table-cell office:value-type="float" office:value="3.7785497516391">
                <text:p>3.7785497516391</text:p>
              </table:table-cell>
              <table:table-cell office:value-type="float" office:value="3.79655967754681">
                <text:p>3.79655967754681</text:p>
              </table:table-cell>
              <table:table-cell office:value-type="float" office:value="4.16270160667408">
                <text:p>4.16270160667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356825647207">
                <text:p>1.02356825647207</text:p>
              </table:table-cell>
              <table:table-cell office:value-type="float" office:value="2.00895335889919">
                <text:p>2.00895335889919</text:p>
              </table:table-cell>
              <table:table-cell office:value-type="float" office:value="2.19760544926289">
                <text:p>2.19760544926289</text:p>
              </table:table-cell>
              <table:table-cell office:value-type="float" office:value="2.69681792547183">
                <text:p>2.69681792547183</text:p>
              </table:table-cell>
              <table:table-cell office:value-type="float" office:value="3.33897371798158">
                <text:p>3.33897371798158</text:p>
              </table:table-cell>
              <table:table-cell office:value-type="float" office:value="3.34632429308787">
                <text:p>3.34632429308787</text:p>
              </table:table-cell>
              <table:table-cell office:value-type="float" office:value="3.75698029410315">
                <text:p>3.75698029410315</text:p>
              </table:table-cell>
              <table:table-cell office:value-type="float" office:value="3.77445461804672">
                <text:p>3.77445461804672</text:p>
              </table:table-cell>
              <table:table-cell office:value-type="float" office:value="4.0839348648297">
                <text:p>4.0839348648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525901928742">
                <text:p>1.06525901928742</text:p>
              </table:table-cell>
              <table:table-cell office:value-type="float" office:value="1.9690852627422">
                <text:p>1.9690852627422</text:p>
              </table:table-cell>
              <table:table-cell office:value-type="float" office:value="2.27611259644742">
                <text:p>2.27611259644742</text:p>
              </table:table-cell>
              <table:table-cell office:value-type="float" office:value="2.792995864991">
                <text:p>2.792995864991</text:p>
              </table:table-cell>
              <table:table-cell office:value-type="float" office:value="3.35199055039266">
                <text:p>3.35199055039266</text:p>
              </table:table-cell>
              <table:table-cell office:value-type="float" office:value="3.35979934065753">
                <text:p>3.35979934065753</text:p>
              </table:table-cell>
              <table:table-cell office:value-type="float" office:value="3.73569507164222">
                <text:p>3.73569507164222</text:p>
              </table:table-cell>
              <table:table-cell office:value-type="float" office:value="3.75265708579457">
                <text:p>3.75265708579457</text:p>
              </table:table-cell>
              <table:table-cell office:value-type="float" office:value="4.00518856655134">
                <text:p>4.00518856655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669464654632">
                <text:p>1.10669464654632</text:p>
              </table:table-cell>
              <table:table-cell office:value-type="float" office:value="1.92924868390709">
                <text:p>1.92924868390709</text:p>
              </table:table-cell>
              <table:table-cell office:value-type="float" office:value="2.3546235612038">
                <text:p>2.3546235612038</text:p>
              </table:table-cell>
              <table:table-cell office:value-type="float" office:value="2.88918647827963">
                <text:p>2.88918647827963</text:p>
              </table:table-cell>
              <table:table-cell office:value-type="float" office:value="3.36541368709397">
                <text:p>3.36541368709397</text:p>
              </table:table-cell>
              <table:table-cell office:value-type="float" office:value="3.37368985024924">
                <text:p>3.37368985024924</text:p>
              </table:table-cell>
              <table:table-cell office:value-type="float" office:value="3.71470989911076">
                <text:p>3.71470989911076</text:p>
              </table:table-cell>
              <table:table-cell office:value-type="float" office:value="3.73117114708666">
                <text:p>3.73117114708666</text:p>
              </table:table-cell>
              <table:table-cell office:value-type="float" office:value="3.92646163107582">
                <text:p>3.926461631075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787788036982">
                <text:p>1.14787788036982</text:p>
              </table:table-cell>
              <table:table-cell office:value-type="float" office:value="1.88946226569587">
                <text:p>1.88946226569587</text:p>
              </table:table-cell>
              <table:table-cell office:value-type="float" office:value="2.43313874190654">
                <text:p>2.43313874190654</text:p>
              </table:table-cell>
              <table:table-cell office:value-type="float" office:value="2.98538680373143">
                <text:p>2.98538680373143</text:p>
              </table:table-cell>
              <table:table-cell office:value-type="float" office:value="3.37923772007622">
                <text:p>3.37923772007622</text:p>
              </table:table-cell>
              <table:table-cell office:value-type="float" office:value="3.38799086994928">
                <text:p>3.38799086994928</text:p>
              </table:table-cell>
              <table:table-cell office:value-type="float" office:value="3.69403756740759">
                <text:p>3.69403756740759</text:p>
              </table:table-cell>
              <table:table-cell office:value-type="float" office:value="3.71000097401973">
                <text:p>3.71000097401973</text:p>
              </table:table-cell>
              <table:table-cell office:value-type="float" office:value="3.84775301246661">
                <text:p>3.84775301246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879903268188">
                <text:p>1.18879903268188</text:p>
              </table:table-cell>
              <table:table-cell office:value-type="float" office:value="1.84975295116664">
                <text:p>1.84975295116664</text:p>
              </table:table-cell>
              <table:table-cell office:value-type="float" office:value="2.51165856266666">
                <text:p>2.51165856266666</text:p>
              </table:table-cell>
              <table:table-cell office:value-type="float" office:value="3.08159376995435">
                <text:p>3.08159376995435</text:p>
              </table:table-cell>
              <table:table-cell office:value-type="float" office:value="3.39345701888609">
                <text:p>3.39345701888609</text:p>
              </table:table-cell>
              <table:table-cell office:value-type="float" office:value="3.4026974403106">
                <text:p>3.4026974403106</text:p>
              </table:table-cell>
              <table:table-cell office:value-type="float" office:value="3.67368983354271">
                <text:p>3.67368983354271</text:p>
              </table:table-cell>
              <table:table-cell office:value-type="float" office:value="3.68915086026147">
                <text:p>3.68915086026147</text:p>
              </table:table-cell>
              <table:table-cell office:value-type="float" office:value="3.76906169939526">
                <text:p>3.76906169939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943018661159">
                <text:p>1.22943018661159</text:p>
              </table:table-cell>
              <table:table-cell office:value-type="float" office:value="1.81016273172321">
                <text:p>1.81016273172321</text:p>
              </table:table-cell>
              <table:table-cell office:value-type="float" office:value="2.59018347397031">
                <text:p>2.59018347397031</text:p>
              </table:table-cell>
              <table:table-cell office:value-type="float" office:value="3.17780205746232">
                <text:p>3.17780205746232</text:p>
              </table:table-cell>
              <table:table-cell office:value-type="float" office:value="3.4080664667699">
                <text:p>3.4080664667699</text:p>
              </table:table-cell>
              <table:table-cell office:value-type="float" office:value="3.41780466091219">
                <text:p>3.41780466091219</text:p>
              </table:table-cell>
              <table:table-cell office:value-type="float" office:value="3.65367914365296">
                <text:p>3.65367914365296</text:p>
              </table:table-cell>
              <table:table-cell office:value-type="float" office:value="3.66862525224765">
                <text:p>3.66862525224765</text:p>
              </table:table-cell>
              <table:table-cell office:value-type="float" office:value="3.69038671490083">
                <text:p>3.69038671490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971333513426">
                <text:p>1.26971333513426</text:p>
              </table:table-cell>
              <table:table-cell office:value-type="float" office:value="1.77076111503342">
                <text:p>1.77076111503342</text:p>
              </table:table-cell>
              <table:table-cell office:value-type="float" office:value="2.66871395329709">
                <text:p>2.66871395329709</text:p>
              </table:table-cell>
              <table:table-cell office:value-type="float" office:value="3.27399693111686">
                <text:p>3.27399693111686</text:p>
              </table:table-cell>
              <table:table-cell office:value-type="float" office:value="3.42306612346231">
                <text:p>3.42306612346231</text:p>
              </table:table-cell>
              <table:table-cell office:value-type="float" office:value="3.4333079659604">
                <text:p>3.4333079659604</text:p>
              </table:table-cell>
              <table:table-cell office:value-type="float" office:value="3.61172711612732">
                <text:p>3.61172711612732</text:p>
              </table:table-cell>
              <table:table-cell office:value-type="float" office:value="3.63402106572591">
                <text:p>3.63402106572591</text:p>
              </table:table-cell>
              <table:table-cell office:value-type="float" office:value="3.64842882657859">
                <text:p>3.64842882657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953494716405">
                <text:p>1.30953494716405</text:p>
              </table:table-cell>
              <table:table-cell office:value-type="float" office:value="1.73167097936537">
                <text:p>1.73167097936537</text:p>
              </table:table-cell>
              <table:table-cell office:value-type="float" office:value="2.74725050571943">
                <text:p>2.74725050571943</text:p>
              </table:table-cell>
              <table:table-cell office:value-type="float" office:value="3.37010103373421">
                <text:p>3.37010103373421</text:p>
              </table:table-cell>
              <table:table-cell office:value-type="float" office:value="3.43850674209709">
                <text:p>3.43850674209709</text:p>
              </table:table-cell>
              <table:table-cell office:value-type="float" office:value="3.44920521441737">
                <text:p>3.44920521441737</text:p>
              </table:table-cell>
              <table:table-cell office:value-type="float" office:value="3.53308199403879">
                <text:p>3.53308199403879</text:p>
              </table:table-cell>
              <table:table-cell office:value-type="float" office:value="3.61473981578427">
                <text:p>3.61473981578427</text:p>
              </table:table-cell>
              <table:table-cell office:value-type="float" office:value="3.62856673515075">
                <text:p>3.62856673515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866653688604">
                <text:p>1.34866653688604</text:p>
              </table:table-cell>
              <table:table-cell office:value-type="float" office:value="1.69312830871217">
                <text:p>1.69312830871217</text:p>
              </table:table-cell>
              <table:table-cell office:value-type="float" office:value="2.82579366448169">
                <text:p>2.82579366448169</text:p>
              </table:table-cell>
              <table:table-cell office:value-type="float" office:value="3.45275834331021">
                <text:p>3.45275834331021</text:p>
              </table:table-cell>
              <table:table-cell office:value-type="float" office:value="3.45445047311296">
                <text:p>3.45445047311296</text:p>
              </table:table-cell>
              <table:table-cell office:value-type="float" office:value="3.46513176420247">
                <text:p>3.46513176420247</text:p>
              </table:table-cell>
              <table:table-cell office:value-type="float" office:value="3.46804766784664">
                <text:p>3.46804766784664</text:p>
              </table:table-cell>
              <table:table-cell office:value-type="float" office:value="3.59589018649902">
                <text:p>3.59589018649902</text:p>
              </table:table-cell>
              <table:table-cell office:value-type="float" office:value="3.60904583162152">
                <text:p>3.60904583162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660809762491">
                <text:p>1.38660809762491</text:p>
              </table:table-cell>
              <table:table-cell office:value-type="float" office:value="1.65563898348463">
                <text:p>1.65563898348463</text:p>
              </table:table-cell>
              <table:table-cell office:value-type="float" office:value="2.90434399155965">
                <text:p>2.90434399155965</text:p>
              </table:table-cell>
              <table:table-cell office:value-type="float" office:value="3.37583171101283">
                <text:p>3.37583171101283</text:p>
              </table:table-cell>
              <table:table-cell office:value-type="float" office:value="3.46963314210458">
                <text:p>3.46963314210458</text:p>
              </table:table-cell>
              <table:table-cell office:value-type="float" office:value="3.48210891506399">
                <text:p>3.48210891506399</text:p>
              </table:table-cell>
              <table:table-cell office:value-type="float" office:value="3.5622005175111">
                <text:p>3.5622005175111</text:p>
              </table:table-cell>
              <table:table-cell office:value-type="float" office:value="3.57823650539435">
                <text:p>3.57823650539435</text:p>
              </table:table-cell>
              <table:table-cell office:value-type="float" office:value="3.58990461937818">
                <text:p>3.58990461937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210900189593">
                <text:p>1.42210900189593</text:p>
              </table:table-cell>
              <table:table-cell office:value-type="float" office:value="1.62045804577654">
                <text:p>1.62045804577654</text:p>
              </table:table-cell>
              <table:table-cell office:value-type="float" office:value="2.98290207819974">
                <text:p>2.98290207819974</text:p>
              </table:table-cell>
              <table:table-cell office:value-type="float" office:value="3.29722489823679">
                <text:p>3.29722489823679</text:p>
              </table:table-cell>
              <table:table-cell office:value-type="float" office:value="3.48568109090808">
                <text:p>3.48568109090808</text:p>
              </table:table-cell>
              <table:table-cell office:value-type="float" office:value="3.49913542917887">
                <text:p>3.49913542917887</text:p>
              </table:table-cell>
              <table:table-cell office:value-type="float" office:value="3.55943044415213">
                <text:p>3.55943044415213</text:p>
              </table:table-cell>
              <table:table-cell office:value-type="float" office:value="3.57101745594519">
                <text:p>3.57101745594519</text:p>
              </table:table-cell>
              <table:table-cell office:value-type="float" office:value="3.65948443717158">
                <text:p>3.65948443717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150619259322">
                <text:p>1.45150619259322</text:p>
              </table:table-cell>
              <table:table-cell office:value-type="float" office:value="1.59125162686546">
                <text:p>1.59125162686546</text:p>
              </table:table-cell>
              <table:table-cell office:value-type="float" office:value="3.06146854543801">
                <text:p>3.06146854543801</text:p>
              </table:table-cell>
              <table:table-cell office:value-type="float" office:value="3.21862925774717">
                <text:p>3.21862925774717</text:p>
              </table:table-cell>
              <table:table-cell office:value-type="float" office:value="3.50102163443058">
                <text:p>3.50102163443058</text:p>
              </table:table-cell>
              <table:table-cell office:value-type="float" office:value="3.51649941714396">
                <text:p>3.51649941714396</text:p>
              </table:table-cell>
              <table:table-cell office:value-type="float" office:value="3.5430914340823">
                <text:p>3.5430914340823</text:p>
              </table:table-cell>
              <table:table-cell office:value-type="float" office:value="3.55257944673192">
                <text:p>3.55257944673192</text:p>
              </table:table-cell>
              <table:table-cell office:value-type="float" office:value="3.75567606449879">
                <text:p>3.75567606449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456536030126">
                <text:p>1.46456536030126</text:p>
              </table:table-cell>
              <table:table-cell office:value-type="float" office:value="1.57825584990697">
                <text:p>1.57825584990697</text:p>
              </table:table-cell>
              <table:table-cell office:value-type="float" office:value="3.14004404457739">
                <text:p>3.14004404457739</text:p>
              </table:table-cell>
              <table:table-cell office:value-type="float" office:value="3.14004404459782">
                <text:p>3.14004404459782</text:p>
              </table:table-cell>
              <table:table-cell office:value-type="float" office:value="3.51021409595334">
                <text:p>3.51021409595334</text:p>
              </table:table-cell>
              <table:table-cell office:value-type="float" office:value="3.5325898658303">
                <text:p>3.5325898658303</text:p>
              </table:table-cell>
              <table:table-cell office:value-type="float" office:value="3.53354006678859">
                <text:p>3.53354006678859</text:p>
              </table:table-cell>
              <table:table-cell office:value-type="float" office:value="3.53614345191815">
                <text:p>3.53614345191815</text:p>
              </table:table-cell>
              <table:table-cell office:value-type="float" office:value="3.85178072046595">
                <text:p>3.851780720465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4x4.M2:4x4.V42 4x4.W1:4x4.X42 4x4.N1:4x4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.W2:4x4.W42" chart:label-cell-address="4x4.W1:4x4.W1" chart:class="chart:scatter">
            <chart:domain table:cell-range-address="4x4.M2:4x4.M42"/>
            <chart:data-point chart:repeated="41"/>
          </chart:series>
          <chart:series chart:style-name="ch8" chart:values-cell-range-address="4x4.X2:4x4.X42" chart:label-cell-address="4x4.X1:4x4.X1" chart:class="chart:scatter">
            <chart:data-point chart:repeated="41"/>
          </chart:series>
          <chart:series chart:style-name="ch9" chart:values-cell-range-address="4x4.N2:4x4.N42" chart:label-cell-address="4x4.N1:4x4.N1" chart:class="chart:scatter">
            <chart:data-point chart:repeated="41"/>
          </chart:series>
          <chart:series chart:style-name="ch10" chart:values-cell-range-address="4x4.O2:4x4.O42" chart:label-cell-address="4x4.O1:4x4.O1" chart:class="chart:scatter">
            <chart:data-point chart:repeated="41"/>
          </chart:series>
          <chart:series chart:style-name="ch11" chart:values-cell-range-address="4x4.P2:4x4.P42" chart:label-cell-address="4x4.P1:4x4.P1" chart:class="chart:scatter">
            <chart:data-point chart:repeated="41"/>
          </chart:series>
          <chart:series chart:style-name="ch12" chart:values-cell-range-address="4x4.Q2:4x4.Q42" chart:label-cell-address="4x4.Q1:4x4.Q1" chart:class="chart:scatter">
            <chart:data-point chart:repeated="41"/>
          </chart:series>
          <chart:series chart:style-name="ch13" chart:values-cell-range-address="4x4.R2:4x4.R42" chart:label-cell-address="4x4.R1:4x4.R1" chart:class="chart:scatter">
            <chart:data-point chart:repeated="41"/>
          </chart:series>
          <chart:series chart:style-name="ch14" chart:values-cell-range-address="4x4.S2:4x4.S42" chart:label-cell-address="4x4.S1:4x4.S1" chart:class="chart:scatter">
            <chart:data-point chart:repeated="41"/>
          </chart:series>
          <chart:series chart:style-name="ch15" chart:values-cell-range-address="4x4.T2:4x4.T42" chart:label-cell-address="4x4.T1:4x4.T1" chart:class="chart:scatter">
            <chart:data-point chart:repeated="41"/>
          </chart:series>
          <chart:series chart:style-name="ch16" chart:values-cell-range-address="4x4.U2:4x4.U42" chart:label-cell-address="4x4.U1:4x4.U1" chart:class="chart:scatter">
            <chart:data-point chart:repeated="41"/>
          </chart:series>
          <chart:series chart:style-name="ch17" chart:values-cell-range-address="4x4.V2:4x4.V42" chart:label-cell-address="4x4.V1:4x4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.W1:4x4.W1</svg:desc>
                </draw:g>
              </table:table-cell>
              <table:table-cell office:value-type="string">
                <text:p>Beta</text:p>
                <draw:g>
                  <svg:desc>4x4.X1:4x4.X1</svg:desc>
                </draw:g>
              </table:table-cell>
              <table:table-cell office:value-type="string">
                <text:p>N = 1</text:p>
                <draw:g>
                  <svg:desc>4x4.N1:4x4.N1</svg:desc>
                </draw:g>
              </table:table-cell>
              <table:table-cell office:value-type="string">
                <text:p>N = 2</text:p>
                <draw:g>
                  <svg:desc>4x4.O1:4x4.O1</svg:desc>
                </draw:g>
              </table:table-cell>
              <table:table-cell office:value-type="string">
                <text:p>N = 3</text:p>
                <draw:g>
                  <svg:desc>4x4.P1:4x4.P1</svg:desc>
                </draw:g>
              </table:table-cell>
              <table:table-cell office:value-type="string">
                <text:p>N = 4</text:p>
                <draw:g>
                  <svg:desc>4x4.Q1:4x4.Q1</svg:desc>
                </draw:g>
              </table:table-cell>
              <table:table-cell office:value-type="string">
                <text:p>N = 5</text:p>
                <draw:g>
                  <svg:desc>4x4.R1:4x4.R1</svg:desc>
                </draw:g>
              </table:table-cell>
              <table:table-cell office:value-type="string">
                <text:p>N = 6</text:p>
                <draw:g>
                  <svg:desc>4x4.S1:4x4.S1</svg:desc>
                </draw:g>
              </table:table-cell>
              <table:table-cell office:value-type="string">
                <text:p>N = 7</text:p>
                <draw:g>
                  <svg:desc>4x4.T1:4x4.T1</svg:desc>
                </draw:g>
              </table:table-cell>
              <table:table-cell office:value-type="string">
                <text:p>N = 8</text:p>
                <draw:g>
                  <svg:desc>4x4.U1:4x4.U1</svg:desc>
                </draw:g>
              </table:table-cell>
              <table:table-cell office:value-type="string">
                <text:p>N = 9</text:p>
                <draw:g>
                  <svg:desc>4x4.V1:4x4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.M2:4x4.M42</svg:desc>
                </draw:g>
              </table:table-cell>
              <table:table-cell office:value-type="float" office:value="0">
                <text:p>0</text:p>
                <draw:g>
                  <svg:desc>4x4.W2:4x4.W42</svg:desc>
                </draw:g>
              </table:table-cell>
              <table:table-cell office:value-type="float" office:value="0">
                <text:p>0</text:p>
                <draw:g>
                  <svg:desc>4x4.X2:4x4.X42</svg:desc>
                </draw:g>
              </table:table-cell>
              <table:table-cell office:value-type="float" office:value="NaN">
                <text:p>NaN</text:p>
                <draw:g>
                  <svg:desc>4x4.N2:4x4.N42</svg:desc>
                </draw:g>
              </table:table-cell>
              <table:table-cell office:value-type="float" office:value="NaN">
                <text:p>NaN</text:p>
                <draw:g>
                  <svg:desc>4x4.O2:4x4.O42</svg:desc>
                </draw:g>
              </table:table-cell>
              <table:table-cell office:value-type="float" office:value="0.0899885359793109">
                <text:p>0.0899885359793109</text:p>
                <draw:g>
                  <svg:desc>4x4.P2:4x4.P42</svg:desc>
                </draw:g>
              </table:table-cell>
              <table:table-cell office:value-type="float" office:value="3.09539355397146">
                <text:p>3.09539355397146</text:p>
                <draw:g>
                  <svg:desc>4x4.Q2:4x4.Q42</svg:desc>
                </draw:g>
              </table:table-cell>
              <table:table-cell office:value-type="float" office:value="3.15338671762034">
                <text:p>3.15338671762034</text:p>
                <draw:g>
                  <svg:desc>4x4.R2:4x4.R42</svg:desc>
                </draw:g>
              </table:table-cell>
              <table:table-cell office:value-type="float" office:value="3.15338671762036">
                <text:p>3.15338671762036</text:p>
                <draw:g>
                  <svg:desc>4x4.S2:4x4.S42</svg:desc>
                </draw:g>
              </table:table-cell>
              <table:table-cell office:value-type="float" office:value="3.16543022009005">
                <text:p>3.16543022009005</text:p>
                <draw:g>
                  <svg:desc>4x4.T2:4x4.T42</svg:desc>
                </draw:g>
              </table:table-cell>
              <table:table-cell office:value-type="float" office:value="4.44855116758602">
                <text:p>4.44855116758602</text:p>
                <draw:g>
                  <svg:desc>4x4.U2:4x4.U42</svg:desc>
                </draw:g>
              </table:table-cell>
              <table:table-cell office:value-type="float" office:value="4.49188503743048">
                <text:p>4.49188503743048</text:p>
                <draw:g>
                  <svg:desc>4x4.V2:4x4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70426737">
                <text:p>0.0784810070426737</text:p>
              </table:table-cell>
              <table:table-cell office:value-type="float" office:value="0.130094748074264">
                <text:p>0.130094748074264</text:p>
              </table:table-cell>
              <table:table-cell office:value-type="float" office:value="3.07704439509854">
                <text:p>3.07704439509854</text:p>
              </table:table-cell>
              <table:table-cell office:value-type="float" office:value="3.15363042631083">
                <text:p>3.15363042631083</text:p>
              </table:table-cell>
              <table:table-cell office:value-type="float" office:value="3.15363846427749">
                <text:p>3.15363846427749</text:p>
              </table:table-cell>
              <table:table-cell office:value-type="float" office:value="3.18380080175317">
                <text:p>3.18380080175317</text:p>
              </table:table-cell>
              <table:table-cell office:value-type="float" office:value="4.43542519464528">
                <text:p>4.43542519464528</text:p>
              </table:table-cell>
              <table:table-cell office:value-type="float" office:value="4.46621034250711">
                <text:p>4.46621034250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28435">
                <text:p>0.156962014328435</text:p>
              </table:table-cell>
              <table:table-cell office:value-type="float" office:value="0.208790846720411">
                <text:p>0.208790846720411</text:p>
              </table:table-cell>
              <table:table-cell office:value-type="float" office:value="3.04260434453417">
                <text:p>3.04260434453417</text:p>
              </table:table-cell>
              <table:table-cell office:value-type="float" office:value="3.15435341442132">
                <text:p>3.15435341442132</text:p>
              </table:table-cell>
              <table:table-cell office:value-type="float" office:value="3.15439351542718">
                <text:p>3.15439351542718</text:p>
              </table:table-cell>
              <table:table-cell office:value-type="float" office:value="3.2183131530734">
                <text:p>3.2183131530734</text:p>
              </table:table-cell>
              <table:table-cell office:value-type="float" office:value="4.41080869652152">
                <text:p>4.41080869652152</text:p>
              </table:table-cell>
              <table:table-cell office:value-type="float" office:value="4.43731315011603">
                <text:p>4.43731315011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3072094">
                <text:p>0.235443023072094</text:p>
              </table:table-cell>
              <table:table-cell office:value-type="float" office:value="0.297495185435733">
                <text:p>0.297495185435733</text:p>
              </table:table-cell>
              <table:table-cell office:value-type="float" office:value="3.00468575914257">
                <text:p>3.00468575914257</text:p>
              </table:table-cell>
              <table:table-cell office:value-type="float" office:value="3.15555682609056">
                <text:p>3.15555682609056</text:p>
              </table:table-cell>
              <table:table-cell office:value-type="float" office:value="3.15565150528377">
                <text:p>3.15565150528377</text:p>
              </table:table-cell>
              <table:table-cell office:value-type="float" office:value="3.25635325075294">
                <text:p>3.25635325075294</text:p>
              </table:table-cell>
              <table:table-cell office:value-type="float" office:value="4.38386027919477">
                <text:p>4.38386027919477</text:p>
              </table:table-cell>
              <table:table-cell office:value-type="float" office:value="4.40856548788573">
                <text:p>4.40856548788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430995">
                <text:p>0.313924036430995</text:p>
              </table:table-cell>
              <table:table-cell office:value-type="float" office:value="0.389850598996372">
                <text:p>0.389850598996372</text:p>
              </table:table-cell>
              <table:table-cell office:value-type="float" office:value="2.96568911668372">
                <text:p>2.96568911668372</text:p>
              </table:table-cell>
              <table:table-cell office:value-type="float" office:value="3.15724068314745">
                <text:p>3.15724068314745</text:p>
              </table:table-cell>
              <table:table-cell office:value-type="float" office:value="3.15741179417544">
                <text:p>3.15741179417544</text:p>
              </table:table-cell>
              <table:table-cell office:value-type="float" office:value="3.29551973762674">
                <text:p>3.29551973762674</text:p>
              </table:table-cell>
              <table:table-cell office:value-type="float" office:value="4.35635215625867">
                <text:p>4.35635215625867</text:p>
              </table:table-cell>
              <table:table-cell office:value-type="float" office:value="4.38003721329863">
                <text:p>4.38003721329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60475177">
                <text:p>0.392405060475177</text:p>
              </table:table-cell>
              <table:table-cell office:value-type="float" office:value="0.483930765176123">
                <text:p>0.483930765176123</text:p>
              </table:table-cell>
              <table:table-cell office:value-type="float" office:value="2.92624308101303">
                <text:p>2.92624308101303</text:p>
              </table:table-cell>
              <table:table-cell office:value-type="float" office:value="3.15940438915297">
                <text:p>3.15940438915297</text:p>
              </table:table-cell>
              <table:table-cell office:value-type="float" office:value="3.15967348875907">
                <text:p>3.15967348875907</text:p>
              </table:table-cell>
              <table:table-cell office:value-type="float" office:value="3.33518330449871">
                <text:p>3.33518330449871</text:p>
              </table:table-cell>
              <table:table-cell office:value-type="float" office:value="4.3287528803488">
                <text:p>4.3287528803488</text:p>
              </table:table-cell>
              <table:table-cell office:value-type="float" office:value="4.35174369004985">
                <text:p>4.35174369004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152648">
                <text:p>0.470886105152648</text:p>
              </table:table-cell>
              <table:table-cell office:value-type="float" office:value="0.578919390188171">
                <text:p>0.578919390188171</text:p>
              </table:table-cell>
              <table:table-cell office:value-type="float" office:value="2.88657494844324">
                <text:p>2.88657494844324</text:p>
              </table:table-cell>
              <table:table-cell office:value-type="float" office:value="3.16204708450793">
                <text:p>3.16204708450793</text:p>
              </table:table-cell>
              <table:table-cell office:value-type="float" office:value="3.1624354451699">
                <text:p>3.1624354451699</text:p>
              </table:table-cell>
              <table:table-cell office:value-type="float" office:value="3.3751158384773">
                <text:p>3.3751158384773</text:p>
              </table:table-cell>
              <table:table-cell office:value-type="float" office:value="4.30123430145961">
                <text:p>4.30123430145961</text:p>
              </table:table-cell>
              <table:table-cell office:value-type="float" office:value="4.32369098888395">
                <text:p>4.32369098888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255898">
                <text:p>0.549367185255898</text:p>
              </table:table-cell>
              <table:table-cell office:value-type="float" office:value="0.674411870403079">
                <text:p>0.674411870403079</text:p>
              </table:table-cell>
              <table:table-cell office:value-type="float" office:value="2.84678532290103">
                <text:p>2.84678532290103</text:p>
              </table:table-cell>
              <table:table-cell office:value-type="float" office:value="3.16516770003662">
                <text:p>3.16516770003662</text:p>
              </table:table-cell>
              <table:table-cell office:value-type="float" office:value="3.16569627259837">
                <text:p>3.16569627259837</text:p>
              </table:table-cell>
              <table:table-cell office:value-type="float" office:value="3.41521561632186">
                <text:p>3.41521561632186</text:p>
              </table:table-cell>
              <table:table-cell office:value-type="float" office:value="4.27387473995627">
                <text:p>4.27387473995627</text:p>
              </table:table-cell>
              <table:table-cell office:value-type="float" office:value="4.29588257375276">
                <text:p>4.29588257375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1377644">
                <text:p>0.627848321377644</text:p>
              </table:table-cell>
              <table:table-cell office:value-type="float" office:value="0.770193767403507">
                <text:p>0.770193767403507</text:p>
              </table:table-cell>
              <table:table-cell office:value-type="float" office:value="2.80692506033598">
                <text:p>2.80692506033598</text:p>
              </table:table-cell>
              <table:table-cell office:value-type="float" office:value="3.16876497051722">
                <text:p>3.16876497051722</text:p>
              </table:table-cell>
              <table:table-cell office:value-type="float" office:value="3.16945433757456">
                <text:p>3.16945433757456</text:p>
              </table:table-cell>
              <table:table-cell office:value-type="float" office:value="3.45543022512399">
                <text:p>3.45543022512399</text:p>
              </table:table-cell>
              <table:table-cell office:value-type="float" office:value="4.24671613724035">
                <text:p>4.24671613724035</text:p>
              </table:table-cell>
              <table:table-cell office:value-type="float" office:value="4.26832099902239">
                <text:p>4.26832099902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29540867969">
                <text:p>0.706329540867969</text:p>
              </table:table-cell>
              <table:table-cell office:value-type="float" office:value="0.866146964620862">
                <text:p>0.866146964620862</text:p>
              </table:table-cell>
              <table:table-cell office:value-type="float" office:value="2.76702234490825">
                <text:p>2.76702234490825</text:p>
              </table:table-cell>
              <table:table-cell office:value-type="float" office:value="3.17283744054998">
                <text:p>3.17283744054998</text:p>
              </table:table-cell>
              <table:table-cell office:value-type="float" office:value="3.17370776895638">
                <text:p>3.17370776895638</text:p>
              </table:table-cell>
              <table:table-cell office:value-type="float" office:value="3.4957292883087">
                <text:p>3.4957292883087</text:p>
              </table:table-cell>
              <table:table-cell office:value-type="float" office:value="4.21978434064543">
                <text:p>4.21978434064543</text:p>
              </table:table-cell>
              <table:table-cell office:value-type="float" office:value="4.24100848068675">
                <text:p>4.24100848068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78481087878268">
                <text:p>0.78481087878268</text:p>
              </table:table-cell>
              <table:table-cell office:value-type="float" office:value="0.962204325541183">
                <text:p>0.962204325541183</text:p>
              </table:table-cell>
              <table:table-cell office:value-type="float" office:value="2.72709386071773">
                <text:p>2.72709386071773</text:p>
              </table:table-cell>
              <table:table-cell office:value-type="float" office:value="3.17738346864194">
                <text:p>3.17738346864194</text:p>
              </table:table-cell>
              <table:table-cell office:value-type="float" office:value="3.17845446359079">
                <text:p>3.17845446359079</text:p>
              </table:table-cell>
              <table:table-cell office:value-type="float" office:value="3.53609297819017">
                <text:p>3.53609297819017</text:p>
              </table:table-cell>
              <table:table-cell office:value-type="float" office:value="4.19309771264926">
                <text:p>4.19309771264926</text:p>
              </table:table-cell>
              <table:table-cell office:value-type="float" office:value="4.21394712682968">
                <text:p>4.21394712682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70050950669753">
                <text:p>0.170050950669753</text:p>
              </table:table-cell>
              <table:table-cell office:value-type="float" office:value="0.863292378825966">
                <text:p>0.863292378825966</text:p>
              </table:table-cell>
              <table:table-cell office:value-type="float" office:value="1.05832654622873">
                <text:p>1.05832654622873</text:p>
              </table:table-cell>
              <table:table-cell office:value-type="float" office:value="2.68714997558246">
                <text:p>2.68714997558246</text:p>
              </table:table-cell>
              <table:table-cell office:value-type="float" office:value="3.18240123091891">
                <text:p>3.18240123091891</text:p>
              </table:table-cell>
              <table:table-cell office:value-type="float" office:value="3.18369209261141">
                <text:p>3.18369209261141</text:p>
              </table:table-cell>
              <table:table-cell office:value-type="float" office:value="3.57650630409106">
                <text:p>3.57650630409106</text:p>
              </table:table-cell>
              <table:table-cell office:value-type="float" office:value="4.16667150865636">
                <text:p>4.16667150865636</text:p>
              </table:table-cell>
              <table:table-cell office:value-type="float" office:value="4.18713904380496">
                <text:p>4.18713904380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3885930976234">
                <text:p>0.253885930976234</text:p>
              </table:table-cell>
              <table:table-cell office:value-type="float" office:value="0.941774094284673">
                <text:p>0.941774094284673</text:p>
              </table:table-cell>
              <table:table-cell office:value-type="float" office:value="1.1544899475163">
                <text:p>1.1544899475163</text:p>
              </table:table-cell>
              <table:table-cell office:value-type="float" office:value="2.64719737709036">
                <text:p>2.64719737709036</text:p>
              </table:table-cell>
              <table:table-cell office:value-type="float" office:value="3.18788872485587">
                <text:p>3.18788872485587</text:p>
              </table:table-cell>
              <table:table-cell office:value-type="float" office:value="3.18941810833268">
                <text:p>3.18941810833268</text:p>
              </table:table-cell>
              <table:table-cell office:value-type="float" office:value="3.61695554902972">
                <text:p>3.61695554902972</text:p>
              </table:table-cell>
              <table:table-cell office:value-type="float" office:value="4.14052076198891">
                <text:p>4.14052076198891</text:p>
              </table:table-cell>
              <table:table-cell office:value-type="float" office:value="4.16058639122415">
                <text:p>4.16058639122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20978333369177">
                <text:p>0.320978333369177</text:p>
              </table:table-cell>
              <table:table-cell office:value-type="float" office:value="1.02025608895663">
                <text:p>1.02025608895663</text:p>
              </table:table-cell>
              <table:table-cell office:value-type="float" office:value="1.25067984971762">
                <text:p>1.25067984971762</text:p>
              </table:table-cell>
              <table:table-cell office:value-type="float" office:value="2.60724052047501">
                <text:p>2.60724052047501</text:p>
              </table:table-cell>
              <table:table-cell office:value-type="float" office:value="3.19384377313511">
                <text:p>3.19384377313511</text:p>
              </table:table-cell>
              <table:table-cell office:value-type="float" office:value="3.19562975169589">
                <text:p>3.19562975169589</text:p>
              </table:table-cell>
              <table:table-cell office:value-type="float" office:value="3.65742509622841">
                <text:p>3.65742509622841</text:p>
              </table:table-cell>
              <table:table-cell office:value-type="float" office:value="4.11466308393348">
                <text:p>4.11466308393348</text:p>
              </table:table-cell>
              <table:table-cell office:value-type="float" office:value="4.13429141498407">
                <text:p>4.13429141498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80305868200515">
                <text:p>0.380305868200515</text:p>
              </table:table-cell>
              <table:table-cell office:value-type="float" office:value="1.09873843806913">
                <text:p>1.09873843806913</text:p>
              </table:table-cell>
              <table:table-cell office:value-type="float" office:value="1.34688686577067">
                <text:p>1.34688686577067</text:p>
              </table:table-cell>
              <table:table-cell office:value-type="float" office:value="2.56728248558062">
                <text:p>2.56728248558062</text:p>
              </table:table-cell>
              <table:table-cell office:value-type="float" office:value="3.20026402763926">
                <text:p>3.20026402763926</text:p>
              </table:table-cell>
              <table:table-cell office:value-type="float" office:value="3.20232406021963">
                <text:p>3.20232406021963</text:p>
              </table:table-cell>
              <table:table-cell office:value-type="float" office:value="3.69789311982461">
                <text:p>3.69789311982461</text:p>
              </table:table-cell>
              <table:table-cell office:value-type="float" office:value="4.08912274921601">
                <text:p>4.08912274921601</text:p>
              </table:table-cell>
              <table:table-cell office:value-type="float" office:value="4.10825647325558">
                <text:p>4.10825647325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5063298565953">
                <text:p>0.435063298565953</text:p>
              </table:table-cell>
              <table:table-cell office:value-type="float" office:value="1.17722122918714">
                <text:p>1.17722122918714</text:p>
              </table:table-cell>
              <table:table-cell office:value-type="float" office:value="1.443104747238">
                <text:p>1.443104747238</text:p>
              </table:table-cell>
              <table:table-cell office:value-type="float" office:value="2.52732553373005">
                <text:p>2.52732553373005</text:p>
              </table:table-cell>
              <table:table-cell office:value-type="float" office:value="3.20714697354473">
                <text:p>3.20714697354473</text:p>
              </table:table-cell>
              <table:table-cell office:value-type="float" office:value="3.20949787640733">
                <text:p>3.20949787640733</text:p>
              </table:table-cell>
              <table:table-cell office:value-type="float" office:value="3.73832345224536">
                <text:p>3.73832345224536</text:p>
              </table:table-cell>
              <table:table-cell office:value-type="float" office:value="4.06393867471548">
                <text:p>4.06393867471548</text:p>
              </table:table-cell>
              <table:table-cell office:value-type="float" office:value="4.08248406880313">
                <text:p>4.08248406880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6799085768953">
                <text:p>0.486799085768953</text:p>
              </table:table-cell>
              <table:table-cell office:value-type="float" office:value="1.25570456311264">
                <text:p>1.25570456311264</text:p>
              </table:table-cell>
              <table:table-cell office:value-type="float" office:value="1.53932905319984">
                <text:p>1.53932905319984</text:p>
              </table:table-cell>
              <table:table-cell office:value-type="float" office:value="2.48737152946369">
                <text:p>2.48737152946369</text:p>
              </table:table-cell>
              <table:table-cell office:value-type="float" office:value="3.21448993345287">
                <text:p>3.21448993345287</text:p>
              </table:table-cell>
              <table:table-cell office:value-type="float" office:value="3.21714785655933">
                <text:p>3.21714785655933</text:p>
              </table:table-cell>
              <table:table-cell office:value-type="float" office:value="3.77864637710158">
                <text:p>3.77864637710158</text:p>
              </table:table-cell>
              <table:table-cell office:value-type="float" office:value="4.03918348177633">
                <text:p>4.03918348177633</text:p>
              </table:table-cell>
              <table:table-cell office:value-type="float" office:value="4.05697691484744">
                <text:p>4.05697691484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6390318606689">
                <text:p>0.536390318606689</text:p>
              </table:table-cell>
              <table:table-cell office:value-type="float" office:value="1.33418855477319">
                <text:p>1.33418855477319</text:p>
              </table:table-cell>
              <table:table-cell office:value-type="float" office:value="1.63555620990527">
                <text:p>1.63555620990527</text:p>
              </table:table-cell>
              <table:table-cell office:value-type="float" office:value="2.44742235774432">
                <text:p>2.44742235774432</text:p>
              </table:table-cell>
              <table:table-cell office:value-type="float" office:value="3.22229007147235">
                <text:p>3.22229007147235</text:p>
              </table:table-cell>
              <table:table-cell office:value-type="float" office:value="3.22527047993935">
                <text:p>3.22527047993935</text:p>
              </table:table-cell>
              <table:table-cell office:value-type="float" office:value="3.8187030324333">
                <text:p>3.8187030324333</text:p>
              </table:table-cell>
              <table:table-cell office:value-type="float" office:value="4.01501884134652">
                <text:p>4.01501884134652</text:p>
              </table:table-cell>
              <table:table-cell office:value-type="float" office:value="4.03173813240913">
                <text:p>4.03173813240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4384032545279">
                <text:p>0.584384032545279</text:p>
              </table:table-cell>
              <table:table-cell office:value-type="float" office:value="1.41267333409762">
                <text:p>1.41267333409762</text:p>
              </table:table-cell>
              <table:table-cell office:value-type="float" office:value="1.73178261194879">
                <text:p>1.73178261194879</text:p>
              </table:table-cell>
              <table:table-cell office:value-type="float" office:value="2.40748052225596">
                <text:p>2.40748052225596</text:p>
              </table:table-cell>
              <table:table-cell office:value-type="float" office:value="3.23054439714131">
                <text:p>3.23054439714131</text:p>
              </table:table-cell>
              <table:table-cell office:value-type="float" office:value="3.2338620582409">
                <text:p>3.2338620582409</text:p>
              </table:table-cell>
              <table:table-cell office:value-type="float" office:value="3.85803661827167">
                <text:p>3.85803661827167</text:p>
              </table:table-cell>
              <table:table-cell office:value-type="float" office:value="3.99190334874442">
                <text:p>3.99190334874442</text:p>
              </table:table-cell>
              <table:table-cell office:value-type="float" office:value="4.00677212816805">
                <text:p>4.00677212816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1144662292022">
                <text:p>0.631144662292022</text:p>
              </table:table-cell>
              <table:table-cell office:value-type="float" office:value="1.49115904688093">
                <text:p>1.49115904688093</text:p>
              </table:table-cell>
              <table:table-cell office:value-type="float" office:value="1.8280032189303">
                <text:p>1.8280032189303</text:p>
              </table:table-cell>
              <table:table-cell office:value-type="float" office:value="2.36755038082351">
                <text:p>2.36755038082351</text:p>
              </table:table-cell>
              <table:table-cell office:value-type="float" office:value="3.23924976904143">
                <text:p>3.23924976904143</text:p>
              </table:table-cell>
              <table:table-cell office:value-type="float" office:value="3.24291874530216">
                <text:p>3.24291874530216</text:p>
              </table:table-cell>
              <table:table-cell office:value-type="float" office:value="3.89472817995043">
                <text:p>3.89472817995043</text:p>
              </table:table-cell>
              <table:table-cell office:value-type="float" office:value="3.97174841553429">
                <text:p>3.97174841553429</text:p>
              </table:table-cell>
              <table:table-cell office:value-type="float" office:value="3.98209288780292">
                <text:p>3.98209288780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6926933159246">
                <text:p>0.676926933159246</text:p>
              </table:table-cell>
              <table:table-cell office:value-type="float" office:value="1.56964585563538">
                <text:p>1.56964585563538</text:p>
              </table:table-cell>
              <table:table-cell office:value-type="float" office:value="1.92420799067857">
                <text:p>1.92420799067857</text:p>
              </table:table-cell>
              <table:table-cell office:value-type="float" office:value="2.32764162505494">
                <text:p>2.32764162505494</text:p>
              </table:table-cell>
              <table:table-cell office:value-type="float" office:value="3.24840289790905">
                <text:p>3.24840289790905</text:p>
              </table:table-cell>
              <table:table-cell office:value-type="float" office:value="3.25243654701542">
                <text:p>3.25243654701542</text:p>
              </table:table-cell>
              <table:table-cell office:value-type="float" office:value="3.91673499879817">
                <text:p>3.91673499879817</text:p>
              </table:table-cell>
              <table:table-cell office:value-type="float" office:value="3.95756334118101">
                <text:p>3.95756334118101</text:p>
              </table:table-cell>
              <table:table-cell office:value-type="float" office:value="3.96674048655278">
                <text:p>3.96674048655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1915474098054">
                <text:p>0.721915474098054</text:p>
              </table:table-cell>
              <table:table-cell office:value-type="float" office:value="1.64813394042906">
                <text:p>1.64813394042906</text:p>
              </table:table-cell>
              <table:table-cell office:value-type="float" office:value="2.02036806409756">
                <text:p>2.02036806409756</text:p>
              </table:table-cell>
              <table:table-cell office:value-type="float" office:value="2.28778307412272">
                <text:p>2.28778307412272</text:p>
              </table:table-cell>
              <table:table-cell office:value-type="float" office:value="3.25800034898747">
                <text:p>3.25800034898747</text:p>
              </table:table-cell>
              <table:table-cell office:value-type="float" office:value="3.26241133137864">
                <text:p>3.26241133137864</text:p>
              </table:table-cell>
              <table:table-cell office:value-type="float" office:value="3.9070083639271">
                <text:p>3.9070083639271</text:p>
              </table:table-cell>
              <table:table-cell office:value-type="float" office:value="3.93347875577283">
                <text:p>3.93347875577283</text:p>
              </table:table-cell>
              <table:table-cell office:value-type="float" office:value="3.99363984915432">
                <text:p>3.99363984915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6247911957405">
                <text:p>0.766247911957405</text:p>
              </table:table-cell>
              <table:table-cell office:value-type="float" office:value="1.72662349970933">
                <text:p>1.72662349970933</text:p>
              </table:table-cell>
              <table:table-cell office:value-type="float" office:value="2.11633719173071">
                <text:p>2.11633719173071</text:p>
              </table:table-cell>
              <table:table-cell office:value-type="float" office:value="2.2481212491344">
                <text:p>2.2481212491344</text:p>
              </table:table-cell>
              <table:table-cell office:value-type="float" office:value="3.26803854326629">
                <text:p>3.26803854326629</text:p>
              </table:table-cell>
              <table:table-cell office:value-type="float" office:value="3.27283883863732">
                <text:p>3.27283883863732</text:p>
              </table:table-cell>
              <table:table-cell office:value-type="float" office:value="3.88686563759483">
                <text:p>3.88686563759483</text:p>
              </table:table-cell>
              <table:table-cell office:value-type="float" office:value="3.90962557265766">
                <text:p>3.90962557265766</text:p>
              </table:table-cell>
              <table:table-cell office:value-type="float" office:value="4.03134970544807">
                <text:p>4.03134970544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10029076381654">
                <text:p>0.810029076381654</text:p>
              </table:table-cell>
              <table:table-cell office:value-type="float" office:value="1.80511475111291">
                <text:p>1.80511475111291</text:p>
              </table:table-cell>
              <table:table-cell office:value-type="float" office:value="2.20135372330345">
                <text:p>2.20135372330345</text:p>
              </table:table-cell>
              <table:table-cell office:value-type="float" office:value="2.21941844241831">
                <text:p>2.21941844241831</text:p>
              </table:table-cell>
              <table:table-cell office:value-type="float" office:value="3.27851375712805">
                <text:p>3.27851375712805</text:p>
              </table:table-cell>
              <table:table-cell office:value-type="float" office:value="3.28371469146636">
                <text:p>3.28371469146636</text:p>
              </table:table-cell>
              <table:table-cell office:value-type="float" office:value="3.86497252279184">
                <text:p>3.86497252279184</text:p>
              </table:table-cell>
              <table:table-cell office:value-type="float" office:value="3.88605326057989">
                <text:p>3.88605326057989</text:p>
              </table:table-cell>
              <table:table-cell office:value-type="float" office:value="4.07116202097033">
                <text:p>4.07116202097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3340100859632">
                <text:p>0.853340100859632</text:p>
              </table:table-cell>
              <table:table-cell office:value-type="float" office:value="1.88360793226015">
                <text:p>1.88360793226015</text:p>
              </table:table-cell>
              <table:table-cell office:value-type="float" office:value="2.16715581471707">
                <text:p>2.16715581471707</text:p>
              </table:table-cell>
              <table:table-cell office:value-type="float" office:value="2.3099375999564">
                <text:p>2.3099375999564</text:p>
              </table:table-cell>
              <table:table-cell office:value-type="float" office:value="3.28942211972867">
                <text:p>3.28942211972867</text:p>
              </table:table-cell>
              <table:table-cell office:value-type="float" office:value="3.29503440514294">
                <text:p>3.29503440514294</text:p>
              </table:table-cell>
              <table:table-cell office:value-type="float" office:value="3.84273678945176">
                <text:p>3.84273678945176</text:p>
              </table:table-cell>
              <table:table-cell office:value-type="float" office:value="3.86276842652004">
                <text:p>3.86276842652004</text:p>
              </table:table-cell>
              <table:table-cell office:value-type="float" office:value="4.1116696518824">
                <text:p>4.1116696518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6244425771372">
                <text:p>0.896244425771372</text:p>
              </table:table-cell>
              <table:table-cell office:value-type="float" office:value="1.96210330153313">
                <text:p>1.96210330153313</text:p>
              </table:table-cell>
              <table:table-cell office:value-type="float" office:value="2.12747787253397">
                <text:p>2.12747787253397</text:p>
              </table:table-cell>
              <table:table-cell office:value-type="float" office:value="2.405946018804">
                <text:p>2.405946018804</text:p>
              </table:table-cell>
              <table:table-cell office:value-type="float" office:value="3.30075960717381">
                <text:p>3.30075960717381</text:p>
              </table:table-cell>
              <table:table-cell office:value-type="float" office:value="3.30679339766799">
                <text:p>3.30679339766799</text:p>
              </table:table-cell>
              <table:table-cell office:value-type="float" office:value="3.82052685317883">
                <text:p>3.82052685317883</text:p>
              </table:table-cell>
              <table:table-cell office:value-type="float" office:value="3.83977536072328">
                <text:p>3.83977536072328</text:p>
              </table:table-cell>
              <table:table-cell office:value-type="float" office:value="4.15250717434948">
                <text:p>4.152507174349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8791817936961">
                <text:p>0.938791817936961</text:p>
              </table:table-cell>
              <table:table-cell office:value-type="float" office:value="2.04060113883929">
                <text:p>2.04060113883929</text:p>
              </table:table-cell>
              <table:table-cell office:value-type="float" office:value="2.08764271332529">
                <text:p>2.08764271332529</text:p>
              </table:table-cell>
              <table:table-cell office:value-type="float" office:value="2.50212339909319">
                <text:p>2.50212339909319</text:p>
              </table:table-cell>
              <table:table-cell office:value-type="float" office:value="3.31252203218627">
                <text:p>3.31252203218627</text:p>
              </table:table-cell>
              <table:table-cell office:value-type="float" office:value="3.31898699980118">
                <text:p>3.31898699980118</text:p>
              </table:table-cell>
              <table:table-cell office:value-type="float" office:value="3.79847980794879">
                <text:p>3.79847980794879</text:p>
              </table:table-cell>
              <table:table-cell office:value-type="float" office:value="3.81707796177077">
                <text:p>3.81707796177077</text:p>
              </table:table-cell>
              <table:table-cell office:value-type="float" office:value="4.19354086150056">
                <text:p>4.19354086150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1021040431792">
                <text:p>0.981021040431792</text:p>
              </table:table-cell>
              <table:table-cell office:value-type="float" office:value="2.04777725746191">
                <text:p>2.04777725746191</text:p>
              </table:table-cell>
              <table:table-cell office:value-type="float" office:value="2.11910174635658">
                <text:p>2.11910174635658</text:p>
              </table:table-cell>
              <table:table-cell office:value-type="float" office:value="2.59834646346079">
                <text:p>2.59834646346079</text:p>
              </table:table-cell>
              <table:table-cell office:value-type="float" office:value="3.32470502750468">
                <text:p>3.32470502750468</text:p>
              </table:table-cell>
              <table:table-cell office:value-type="float" office:value="3.33161046500166">
                <text:p>3.33161046500166</text:p>
              </table:table-cell>
              <table:table-cell office:value-type="float" office:value="3.77665953912287">
                <text:p>3.77665953912287</text:p>
              </table:table-cell>
              <table:table-cell office:value-type="float" office:value="3.79468007795035">
                <text:p>3.79468007795035</text:p>
              </table:table-cell>
              <table:table-cell office:value-type="float" office:value="4.16270160667404">
                <text:p>4.16270160667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296152281945">
                <text:p>1.02296152281945</text:p>
              </table:table-cell>
              <table:table-cell office:value-type="float" office:value="2.00791228101805">
                <text:p>2.00791228101805</text:p>
              </table:table-cell>
              <table:table-cell office:value-type="float" office:value="2.19760544926296">
                <text:p>2.19760544926296</text:p>
              </table:table-cell>
              <table:table-cell office:value-type="float" office:value="2.69458967443952">
                <text:p>2.69458967443952</text:p>
              </table:table-cell>
              <table:table-cell office:value-type="float" office:value="3.33730402087227">
                <text:p>3.33730402087227</text:p>
              </table:table-cell>
              <table:table-cell office:value-type="float" office:value="3.34465897932581">
                <text:p>3.34465897932581</text:p>
              </table:table-cell>
              <table:table-cell office:value-type="float" office:value="3.75510116321524">
                <text:p>3.75510116321524</text:p>
              </table:table-cell>
              <table:table-cell office:value-type="float" office:value="3.7725856015227">
                <text:p>3.7725856015227</text:p>
              </table:table-cell>
              <table:table-cell office:value-type="float" office:value="4.08393486482969">
                <text:p>4.08393486482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463418827025">
                <text:p>1.06463418827025</text:p>
              </table:table-cell>
              <table:table-cell office:value-type="float" office:value="1.96806398635102">
                <text:p>1.96806398635102</text:p>
              </table:table-cell>
              <table:table-cell office:value-type="float" office:value="2.27611259644732">
                <text:p>2.27611259644732</text:p>
              </table:table-cell>
              <table:table-cell office:value-type="float" office:value="2.79084438054707">
                <text:p>2.79084438054707</text:p>
              </table:table-cell>
              <table:table-cell office:value-type="float" office:value="3.35031419986383">
                <text:p>3.35031419986383</text:p>
              </table:table-cell>
              <table:table-cell office:value-type="float" office:value="3.35812767150308">
                <text:p>3.35812767150308</text:p>
              </table:table-cell>
              <table:table-cell office:value-type="float" office:value="3.73382682448391">
                <text:p>3.73382682448391</text:p>
              </table:table-cell>
              <table:table-cell office:value-type="float" office:value="3.75079850267264">
                <text:p>3.75079850267264</text:p>
              </table:table-cell>
              <table:table-cell office:value-type="float" office:value="4.00518856655134">
                <text:p>4.00518856655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605142277279">
                <text:p>1.10605142277279</text:p>
              </table:table-cell>
              <table:table-cell office:value-type="float" office:value="1.92824727274218">
                <text:p>1.92824727274218</text:p>
              </table:table-cell>
              <table:table-cell office:value-type="float" office:value="2.35462356120378">
                <text:p>2.35462356120378</text:p>
              </table:table-cell>
              <table:table-cell office:value-type="float" office:value="2.88710666588222">
                <text:p>2.88710666588222</text:p>
              </table:table-cell>
              <table:table-cell office:value-type="float" office:value="3.36373046878485">
                <text:p>3.36373046878485</text:p>
              </table:table-cell>
              <table:table-cell office:value-type="float" office:value="3.37201162389025">
                <text:p>3.37201162389025</text:p>
              </table:table-cell>
              <table:table-cell office:value-type="float" office:value="3.71285235553278">
                <text:p>3.71285235553278</text:p>
              </table:table-cell>
              <table:table-cell office:value-type="float" office:value="3.7293228455153">
                <text:p>3.7293228455153</text:p>
              </table:table-cell>
              <table:table-cell office:value-type="float" office:value="3.92646163107585">
                <text:p>3.9264616310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72159575008">
                <text:p>1.1472159575008</text:p>
              </table:table-cell>
              <table:table-cell office:value-type="float" office:value="1.88848082635677">
                <text:p>1.88848082635677</text:p>
              </table:table-cell>
              <table:table-cell office:value-type="float" office:value="2.4331387419065">
                <text:p>2.4331387419065</text:p>
              </table:table-cell>
              <table:table-cell office:value-type="float" office:value="2.98337405371153">
                <text:p>2.98337405371153</text:p>
              </table:table-cell>
              <table:table-cell office:value-type="float" office:value="3.37754741882241">
                <text:p>3.37754741882241</text:p>
              </table:table-cell>
              <table:table-cell office:value-type="float" office:value="3.38630588652197">
                <text:p>3.38630588652197</text:p>
              </table:table-cell>
              <table:table-cell office:value-type="float" office:value="3.69219055953025">
                <text:p>3.69219055953025</text:p>
              </table:table-cell>
              <table:table-cell office:value-type="float" office:value="3.70816279996828">
                <text:p>3.70816279996828</text:p>
              </table:table-cell>
              <table:table-cell office:value-type="float" office:value="3.84775301246662">
                <text:p>3.84775301246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811807299575">
                <text:p>1.18811807299575</text:p>
              </table:table-cell>
              <table:table-cell office:value-type="float" office:value="1.84879164416166">
                <text:p>1.84879164416166</text:p>
              </table:table-cell>
              <table:table-cell office:value-type="float" office:value="2.51165856266662">
                <text:p>2.51165856266662</text:p>
              </table:table-cell>
              <table:table-cell office:value-type="float" office:value="3.07964390093017">
                <text:p>3.07964390093017</text:p>
              </table:table-cell>
              <table:table-cell office:value-type="float" office:value="3.39175941721287">
                <text:p>3.39175941721287</text:p>
              </table:table-cell>
              <table:table-cell office:value-type="float" office:value="3.40100550189419">
                <text:p>3.40100550189419</text:p>
              </table:table-cell>
              <table:table-cell office:value-type="float" office:value="3.67185320351258">
                <text:p>3.67185320351258</text:p>
              </table:table-cell>
              <table:table-cell office:value-type="float" office:value="3.68732265755593">
                <text:p>3.68732265755593</text:p>
              </table:table-cell>
              <table:table-cell office:value-type="float" office:value="3.76906169939524">
                <text:p>3.769061699395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872979100746">
                <text:p>1.22872979100746</text:p>
              </table:table-cell>
              <table:table-cell office:value-type="float" office:value="1.80922179591894">
                <text:p>1.80922179591894</text:p>
              </table:table-cell>
              <table:table-cell office:value-type="float" office:value="2.59018347397027">
                <text:p>2.59018347397027</text:p>
              </table:table-cell>
              <table:table-cell office:value-type="float" office:value="3.1759112659734">
                <text:p>3.1759112659734</text:p>
              </table:table-cell>
              <table:table-cell office:value-type="float" office:value="3.40636134237871">
                <text:p>3.40636134237871</text:p>
              </table:table-cell>
              <table:table-cell office:value-type="float" office:value="3.41610557148046">
                <text:p>3.41610557148046</text:p>
              </table:table-cell>
              <table:table-cell office:value-type="float" office:value="3.65185274392791">
                <text:p>3.65185274392791</text:p>
              </table:table-cell>
              <table:table-cell office:value-type="float" office:value="3.66680686266182">
                <text:p>3.66680686266182</text:p>
              </table:table-cell>
              <table:table-cell office:value-type="float" office:value="3.69038671490083">
                <text:p>3.69038671490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899299453771">
                <text:p>1.26899299453771</text:p>
              </table:table-cell>
              <table:table-cell office:value-type="float" office:value="1.76984091246047">
                <text:p>1.76984091246047</text:p>
              </table:table-cell>
              <table:table-cell office:value-type="float" office:value="2.66871395329715">
                <text:p>2.66871395329715</text:p>
              </table:table-cell>
              <table:table-cell office:value-type="float" office:value="3.27216174761748">
                <text:p>3.27216174761748</text:p>
              </table:table-cell>
              <table:table-cell office:value-type="float" office:value="3.42135324470215">
                <text:p>3.42135324470215</text:p>
              </table:table-cell>
              <table:table-cell office:value-type="float" office:value="3.43160153120685">
                <text:p>3.43160153120685</text:p>
              </table:table-cell>
              <table:table-cell office:value-type="float" office:value="3.61172711612732">
                <text:p>3.61172711612732</text:p>
              </table:table-cell>
              <table:table-cell office:value-type="float" office:value="3.63220476237918">
                <text:p>3.63220476237918</text:p>
              </table:table-cell>
              <table:table-cell office:value-type="float" office:value="3.6466200900587">
                <text:p>3.6466200900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879395697185">
                <text:p>1.30879395697185</text:p>
              </table:table-cell>
              <table:table-cell office:value-type="float" office:value="1.73077207795151">
                <text:p>1.73077207795151</text:p>
              </table:table-cell>
              <table:table-cell office:value-type="float" office:value="2.74725050571949">
                <text:p>2.74725050571949</text:p>
              </table:table-cell>
              <table:table-cell office:value-type="float" office:value="3.36831829023512">
                <text:p>3.36831829023512</text:p>
              </table:table-cell>
              <table:table-cell office:value-type="float" office:value="3.43678585287662">
                <text:p>3.43678585287662</text:p>
              </table:table-cell>
              <table:table-cell office:value-type="float" office:value="3.44749124066523">
                <text:p>3.44749124066523</text:p>
              </table:table-cell>
              <table:table-cell office:value-type="float" office:value="3.53308199403878">
                <text:p>3.53308199403878</text:p>
              </table:table-cell>
              <table:table-cell office:value-type="float" office:value="3.61293349758153">
                <text:p>3.61293349758153</text:p>
              </table:table-cell>
              <table:table-cell office:value-type="float" office:value="3.62676749048591">
                <text:p>3.626767490485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790383544732">
                <text:p>1.34790383544732</text:p>
              </table:table-cell>
              <table:table-cell office:value-type="float" office:value="1.69225164154879">
                <text:p>1.69225164154879</text:p>
              </table:table-cell>
              <table:table-cell office:value-type="float" office:value="2.82579366448169">
                <text:p>2.82579366448169</text:p>
              </table:table-cell>
              <table:table-cell office:value-type="float" office:value="3.45102772777793">
                <text:p>3.45102772777793</text:p>
              </table:table-cell>
              <table:table-cell office:value-type="float" office:value="3.45445047311298">
                <text:p>3.45445047311298</text:p>
              </table:table-cell>
              <table:table-cell office:value-type="float" office:value="3.46340869065">
                <text:p>3.46340869065</text:p>
              </table:table-cell>
              <table:table-cell office:value-type="float" office:value="3.46631723061">
                <text:p>3.46631723061</text:p>
              </table:table-cell>
              <table:table-cell office:value-type="float" office:value="3.59409379840906">
                <text:p>3.59409379840906</text:p>
              </table:table-cell>
              <table:table-cell office:value-type="float" office:value="3.60725591994285">
                <text:p>3.607255919942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582195082845">
                <text:p>1.38582195082845</text:p>
              </table:table-cell>
              <table:table-cell office:value-type="float" office:value="1.65478616237629">
                <text:p>1.65478616237629</text:p>
              </table:table-cell>
              <table:table-cell office:value-type="float" office:value="2.90434399155962">
                <text:p>2.90434399155962</text:p>
              </table:table-cell>
              <table:table-cell office:value-type="float" office:value="3.37583171101283">
                <text:p>3.37583171101283</text:p>
              </table:table-cell>
              <table:table-cell office:value-type="float" office:value="3.46789513265947">
                <text:p>3.46789513265947</text:p>
              </table:table-cell>
              <table:table-cell office:value-type="float" office:value="3.48037929077319">
                <text:p>3.48037929077319</text:p>
              </table:table-cell>
              <table:table-cell office:value-type="float" office:value="3.56050926266688">
                <text:p>3.56050926266688</text:p>
              </table:table-cell>
              <table:table-cell office:value-type="float" office:value="3.5764548727592">
                <text:p>3.5764548727592</text:p>
              </table:table-cell>
              <table:table-cell office:value-type="float" office:value="3.58812407060921">
                <text:p>3.58812407060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129648335282">
                <text:p>1.42129648335282</text:p>
              </table:table-cell>
              <table:table-cell office:value-type="float" office:value="1.619631879446">
                <text:p>1.619631879446</text:p>
              </table:table-cell>
              <table:table-cell office:value-type="float" office:value="2.98290207819973">
                <text:p>2.98290207819973</text:p>
              </table:table-cell>
              <table:table-cell office:value-type="float" office:value="3.29722489823678">
                <text:p>3.29722489823678</text:p>
              </table:table-cell>
              <table:table-cell office:value-type="float" office:value="3.48393376613984">
                <text:p>3.48393376613984</text:p>
              </table:table-cell>
              <table:table-cell office:value-type="float" office:value="3.49739768821515">
                <text:p>3.49739768821515</text:p>
              </table:table-cell>
              <table:table-cell office:value-type="float" office:value="3.55765462431368">
                <text:p>3.55765462431368</text:p>
              </table:table-cell>
              <table:table-cell office:value-type="float" office:value="3.56924571230831">
                <text:p>3.56924571230831</text:p>
              </table:table-cell>
              <table:table-cell office:value-type="float" office:value="3.65784217773812">
                <text:p>3.65784217773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066392745158">
                <text:p>1.45066392745158</text:p>
              </table:table-cell>
              <table:table-cell office:value-type="float" office:value="1.59045537570027">
                <text:p>1.59045537570027</text:p>
              </table:table-cell>
              <table:table-cell office:value-type="float" office:value="3.06146854543797">
                <text:p>3.06146854543797</text:p>
              </table:table-cell>
              <table:table-cell office:value-type="float" office:value="3.21862925774717">
                <text:p>3.21862925774717</text:p>
              </table:table-cell>
              <table:table-cell office:value-type="float" office:value="3.49926346365263">
                <text:p>3.49926346365263</text:p>
              </table:table-cell>
              <table:table-cell office:value-type="float" office:value="3.51475332526353">
                <text:p>3.51475332526353</text:p>
              </table:table-cell>
              <table:table-cell office:value-type="float" office:value="3.54132682063733">
                <text:p>3.54132682063733</text:p>
              </table:table-cell>
              <table:table-cell office:value-type="float" office:value="3.55081657870722">
                <text:p>3.55081657870722</text:p>
              </table:table-cell>
              <table:table-cell office:value-type="float" office:value="3.75407611795535">
                <text:p>3.754076117955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370446388054">
                <text:p>1.46370446388054</text:p>
              </table:table-cell>
              <table:table-cell office:value-type="float" office:value="1.57747828600317">
                <text:p>1.57747828600317</text:p>
              </table:table-cell>
              <table:table-cell office:value-type="float" office:value="3.14004404457739">
                <text:p>3.14004404457739</text:p>
              </table:table-cell>
              <table:table-cell office:value-type="float" office:value="3.14004404459782">
                <text:p>3.14004404459782</text:p>
              </table:table-cell>
              <table:table-cell office:value-type="float" office:value="3.50844543247167">
                <text:p>3.50844543247167</text:p>
              </table:table-cell>
              <table:table-cell office:value-type="float" office:value="3.53083436696657">
                <text:p>3.53083436696657</text:p>
              </table:table-cell>
              <table:table-cell office:value-type="float" office:value="3.53178605100694">
                <text:p>3.53178605100694</text:p>
              </table:table-cell>
              <table:table-cell office:value-type="float" office:value="3.53439021893229">
                <text:p>3.53439021893229</text:p>
              </table:table-cell>
              <table:table-cell office:value-type="float" office:value="3.8502209981243">
                <text:p>3.85022099812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4x4_4.M2:4x4_4.V42 4x4_4.W1:4x4_4.X42 4x4_4.N1:4x4_4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4.W2:4x4_4.W42" chart:label-cell-address="4x4_4.W1:4x4_4.W1" chart:class="chart:scatter">
            <chart:domain table:cell-range-address="4x4_4.M2:4x4_4.M42"/>
            <chart:data-point chart:repeated="41"/>
          </chart:series>
          <chart:series chart:style-name="ch8" chart:values-cell-range-address="4x4_4.X2:4x4_4.X42" chart:label-cell-address="4x4_4.X1:4x4_4.X1" chart:class="chart:scatter">
            <chart:data-point chart:repeated="41"/>
          </chart:series>
          <chart:series chart:style-name="ch9" chart:values-cell-range-address="4x4_4.N2:4x4_4.N42" chart:label-cell-address="4x4_4.N1:4x4_4.N1" chart:class="chart:scatter">
            <chart:data-point chart:repeated="41"/>
          </chart:series>
          <chart:series chart:style-name="ch10" chart:values-cell-range-address="4x4_4.O2:4x4_4.O42" chart:label-cell-address="4x4_4.O1:4x4_4.O1" chart:class="chart:scatter">
            <chart:data-point chart:repeated="41"/>
          </chart:series>
          <chart:series chart:style-name="ch11" chart:values-cell-range-address="4x4_4.P2:4x4_4.P42" chart:label-cell-address="4x4_4.P1:4x4_4.P1" chart:class="chart:scatter">
            <chart:data-point chart:repeated="41"/>
          </chart:series>
          <chart:series chart:style-name="ch12" chart:values-cell-range-address="4x4_4.Q2:4x4_4.Q42" chart:label-cell-address="4x4_4.Q1:4x4_4.Q1" chart:class="chart:scatter">
            <chart:data-point chart:repeated="41"/>
          </chart:series>
          <chart:series chart:style-name="ch13" chart:values-cell-range-address="4x4_4.R2:4x4_4.R42" chart:label-cell-address="4x4_4.R1:4x4_4.R1" chart:class="chart:scatter">
            <chart:data-point chart:repeated="41"/>
          </chart:series>
          <chart:series chart:style-name="ch14" chart:values-cell-range-address="4x4_4.S2:4x4_4.S42" chart:label-cell-address="4x4_4.S1:4x4_4.S1" chart:class="chart:scatter">
            <chart:data-point chart:repeated="41"/>
          </chart:series>
          <chart:series chart:style-name="ch15" chart:values-cell-range-address="4x4_4.T2:4x4_4.T42" chart:label-cell-address="4x4_4.T1:4x4_4.T1" chart:class="chart:scatter">
            <chart:data-point chart:repeated="41"/>
          </chart:series>
          <chart:series chart:style-name="ch16" chart:values-cell-range-address="4x4_4.U2:4x4_4.U42" chart:label-cell-address="4x4_4.U1:4x4_4.U1" chart:class="chart:scatter">
            <chart:data-point chart:repeated="41"/>
          </chart:series>
          <chart:series chart:style-name="ch17" chart:values-cell-range-address="4x4_4.V2:4x4_4.V42" chart:label-cell-address="4x4_4.V1:4x4_4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4.W1:4x4_4.W1</svg:desc>
                </draw:g>
              </table:table-cell>
              <table:table-cell office:value-type="string">
                <text:p>Beta</text:p>
                <draw:g>
                  <svg:desc>4x4_4.X1:4x4_4.X1</svg:desc>
                </draw:g>
              </table:table-cell>
              <table:table-cell office:value-type="string">
                <text:p>N = 1</text:p>
                <draw:g>
                  <svg:desc>4x4_4.N1:4x4_4.N1</svg:desc>
                </draw:g>
              </table:table-cell>
              <table:table-cell office:value-type="string">
                <text:p>N = 2</text:p>
                <draw:g>
                  <svg:desc>4x4_4.O1:4x4_4.O1</svg:desc>
                </draw:g>
              </table:table-cell>
              <table:table-cell office:value-type="string">
                <text:p>N = 3</text:p>
                <draw:g>
                  <svg:desc>4x4_4.P1:4x4_4.P1</svg:desc>
                </draw:g>
              </table:table-cell>
              <table:table-cell office:value-type="string">
                <text:p>N = 4</text:p>
                <draw:g>
                  <svg:desc>4x4_4.Q1:4x4_4.Q1</svg:desc>
                </draw:g>
              </table:table-cell>
              <table:table-cell office:value-type="string">
                <text:p>N = 5</text:p>
                <draw:g>
                  <svg:desc>4x4_4.R1:4x4_4.R1</svg:desc>
                </draw:g>
              </table:table-cell>
              <table:table-cell office:value-type="string">
                <text:p>N = 6</text:p>
                <draw:g>
                  <svg:desc>4x4_4.S1:4x4_4.S1</svg:desc>
                </draw:g>
              </table:table-cell>
              <table:table-cell office:value-type="string">
                <text:p>N = 7</text:p>
                <draw:g>
                  <svg:desc>4x4_4.T1:4x4_4.T1</svg:desc>
                </draw:g>
              </table:table-cell>
              <table:table-cell office:value-type="string">
                <text:p>N = 8</text:p>
                <draw:g>
                  <svg:desc>4x4_4.U1:4x4_4.U1</svg:desc>
                </draw:g>
              </table:table-cell>
              <table:table-cell office:value-type="string">
                <text:p>N = 9</text:p>
                <draw:g>
                  <svg:desc>4x4_4.V1:4x4_4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4.M2:4x4_4.M42</svg:desc>
                </draw:g>
              </table:table-cell>
              <table:table-cell office:value-type="float" office:value="0">
                <text:p>0</text:p>
                <draw:g>
                  <svg:desc>4x4_4.W2:4x4_4.W42</svg:desc>
                </draw:g>
              </table:table-cell>
              <table:table-cell office:value-type="float" office:value="0">
                <text:p>0</text:p>
                <draw:g>
                  <svg:desc>4x4_4.X2:4x4_4.X42</svg:desc>
                </draw:g>
              </table:table-cell>
              <table:table-cell office:value-type="float" office:value="NaN">
                <text:p>NaN</text:p>
                <draw:g>
                  <svg:desc>4x4_4.N2:4x4_4.N42</svg:desc>
                </draw:g>
              </table:table-cell>
              <table:table-cell office:value-type="float" office:value="0.000000185630135285064">
                <text:p>0.000000185630135285064</text:p>
                <draw:g>
                  <svg:desc>4x4_4.O2:4x4_4.O42</svg:desc>
                </draw:g>
              </table:table-cell>
              <table:table-cell office:value-type="float" office:value="1.09560890853087">
                <text:p>1.09560890853087</text:p>
                <draw:g>
                  <svg:desc>4x4_4.P2:4x4_4.P42</svg:desc>
                </draw:g>
              </table:table-cell>
              <table:table-cell office:value-type="float" office:value="3.24896150289991">
                <text:p>3.24896150289991</text:p>
                <draw:g>
                  <svg:desc>4x4_4.Q2:4x4_4.Q42</svg:desc>
                </draw:g>
              </table:table-cell>
              <table:table-cell office:value-type="float" office:value="3.30371458688354">
                <text:p>3.30371458688354</text:p>
                <draw:g>
                  <svg:desc>4x4_4.R2:4x4_4.R42</svg:desc>
                </draw:g>
              </table:table-cell>
              <table:table-cell office:value-type="float" office:value="3.30371493849704">
                <text:p>3.30371493849704</text:p>
                <draw:g>
                  <svg:desc>4x4_4.S2:4x4_4.S42</svg:desc>
                </draw:g>
              </table:table-cell>
              <table:table-cell office:value-type="float" office:value="3.31518777615091">
                <text:p>3.31518777615091</text:p>
                <draw:g>
                  <svg:desc>4x4_4.T2:4x4_4.T42</svg:desc>
                </draw:g>
              </table:table-cell>
              <table:table-cell office:value-type="float" office:value="4.66430744077978">
                <text:p>4.66430744077978</text:p>
                <draw:g>
                  <svg:desc>4x4_4.U2:4x4_4.U42</svg:desc>
                </draw:g>
              </table:table-cell>
              <table:table-cell office:value-type="float" office:value="4.70581143769063">
                <text:p>4.70581143769063</text:p>
                <draw:g>
                  <svg:desc>4x4_4.V2:4x4_4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70435387">
                <text:p>0.0784810070435387</text:p>
              </table:table-cell>
              <table:table-cell office:value-type="float" office:value="1.09988582706508">
                <text:p>1.09988582706508</text:p>
              </table:table-cell>
              <table:table-cell office:value-type="float" office:value="3.22839282045152">
                <text:p>3.22839282045152</text:p>
              </table:table-cell>
              <table:table-cell office:value-type="float" office:value="3.30396631709494">
                <text:p>3.30396631709494</text:p>
              </table:table-cell>
              <table:table-cell office:value-type="float" office:value="3.30397831697118">
                <text:p>3.30397831697118</text:p>
              </table:table-cell>
              <table:table-cell office:value-type="float" office:value="3.33578346009026">
                <text:p>3.33578346009026</text:p>
              </table:table-cell>
              <table:table-cell office:value-type="float" office:value="4.64971932831829">
                <text:p>4.64971932831829</text:p>
              </table:table-cell>
              <table:table-cell office:value-type="float" office:value="4.67858395632611">
                <text:p>4.67858395632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27283">
                <text:p>0.156962014327283</text:p>
              </table:table-cell>
              <table:table-cell office:value-type="float" office:value="1.1126140784618">
                <text:p>1.1126140784618</text:p>
              </table:table-cell>
              <table:table-cell office:value-type="float" office:value="3.19133365881488">
                <text:p>3.19133365881488</text:p>
              </table:table-cell>
              <table:table-cell office:value-type="float" office:value="3.30472494196051">
                <text:p>3.30472494196051</text:p>
              </table:table-cell>
              <table:table-cell office:value-type="float" office:value="3.30476844231279">
                <text:p>3.30476844231279</text:p>
              </table:table-cell>
              <table:table-cell office:value-type="float" office:value="3.37291990748494">
                <text:p>3.37291990748494</text:p>
              </table:table-cell>
              <table:table-cell office:value-type="float" office:value="4.62333670239346">
                <text:p>4.62333670239346</text:p>
              </table:table-cell>
              <table:table-cell office:value-type="float" office:value="4.64830917762073">
                <text:p>4.64830917762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3072172">
                <text:p>0.235443023072172</text:p>
              </table:table-cell>
              <table:table-cell office:value-type="float" office:value="1.13349823728227">
                <text:p>1.13349823728227</text:p>
              </table:table-cell>
              <table:table-cell office:value-type="float" office:value="3.15112757483175">
                <text:p>3.15112757483175</text:p>
              </table:table-cell>
              <table:table-cell office:value-type="float" office:value="3.30598943554938">
                <text:p>3.30598943554938</text:p>
              </table:table-cell>
              <table:table-cell office:value-type="float" office:value="3.30608486814627">
                <text:p>3.30608486814627</text:p>
              </table:table-cell>
              <table:table-cell office:value-type="float" office:value="3.41325414605973">
                <text:p>3.41325414605973</text:p>
              </table:table-cell>
              <table:table-cell office:value-type="float" office:value="4.59483652477235">
                <text:p>4.59483652477235</text:p>
              </table:table-cell>
              <table:table-cell office:value-type="float" office:value="4.61820712410226">
                <text:p>4.61820712410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430982">
                <text:p>0.313924036430982</text:p>
              </table:table-cell>
              <table:table-cell office:value-type="float" office:value="1.16208302780304">
                <text:p>1.16208302780304</text:p>
              </table:table-cell>
              <table:table-cell office:value-type="float" office:value="3.10998246333018">
                <text:p>3.10998246333018</text:p>
              </table:table-cell>
              <table:table-cell office:value-type="float" office:value="3.3077590743463">
                <text:p>3.3077590743463</text:p>
              </table:table-cell>
              <table:table-cell office:value-type="float" office:value="3.30792693478126">
                <text:p>3.30792693478126</text:p>
              </table:table-cell>
              <table:table-cell office:value-type="float" office:value="3.45457817044537">
                <text:p>3.45457817044537</text:p>
              </table:table-cell>
              <table:table-cell office:value-type="float" office:value="4.56587346421912">
                <text:p>4.56587346421912</text:p>
              </table:table-cell>
              <table:table-cell office:value-type="float" office:value="4.58833760112981">
                <text:p>4.58833760112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60475166">
                <text:p>0.392405060475166</text:p>
              </table:table-cell>
              <table:table-cell office:value-type="float" office:value="1.19779923701056">
                <text:p>1.19779923701056</text:p>
              </table:table-cell>
              <table:table-cell office:value-type="float" office:value="3.06845255265326">
                <text:p>3.06845255265326</text:p>
              </table:table-cell>
              <table:table-cell office:value-type="float" office:value="3.31003309206965">
                <text:p>3.31003309206965</text:p>
              </table:table-cell>
              <table:table-cell office:value-type="float" office:value="3.31029371816019">
                <text:p>3.31029371816019</text:p>
              </table:table-cell>
              <table:table-cell office:value-type="float" office:value="3.49633731902092">
                <text:p>3.49633731902092</text:p>
              </table:table-cell>
              <table:table-cell office:value-type="float" office:value="4.53686888025002">
                <text:p>4.53686888025002</text:p>
              </table:table-cell>
              <table:table-cell office:value-type="float" office:value="4.55871399279868">
                <text:p>4.55871399279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152883">
                <text:p>0.470886105152883</text:p>
              </table:table-cell>
              <table:table-cell office:value-type="float" office:value="1.24001272753777">
                <text:p>1.24001272753777</text:p>
              </table:table-cell>
              <table:table-cell office:value-type="float" office:value="3.0267351427322">
                <text:p>3.0267351427322</text:p>
              </table:table-cell>
              <table:table-cell office:value-type="float" office:value="3.31281054106439">
                <text:p>3.31281054106439</text:p>
              </table:table-cell>
              <table:table-cell office:value-type="float" office:value="3.31318403447314">
                <text:p>3.31318403447314</text:p>
              </table:table-cell>
              <table:table-cell office:value-type="float" office:value="3.53833363056785">
                <text:p>3.53833363056785</text:p>
              </table:table-cell>
              <table:table-cell office:value-type="float" office:value="4.50797546129612">
                <text:p>4.50797546129612</text:p>
              </table:table-cell>
              <table:table-cell office:value-type="float" office:value="4.52934181505707">
                <text:p>4.52934181505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256062">
                <text:p>0.549367185256062</text:p>
              </table:table-cell>
              <table:table-cell office:value-type="float" office:value="1.28806848613546">
                <text:p>1.28806848613546</text:p>
              </table:table-cell>
              <table:table-cell office:value-type="float" office:value="2.98491683831039">
                <text:p>2.98491683831039</text:p>
              </table:table-cell>
              <table:table-cell office:value-type="float" office:value="3.31609027525969">
                <text:p>3.31609027525969</text:p>
              </table:table-cell>
              <table:table-cell office:value-type="float" office:value="3.31659644407325">
                <text:p>3.31659644407325</text:p>
              </table:table-cell>
              <table:table-cell office:value-type="float" office:value="3.58047956184676">
                <text:p>3.58047956184676</text:p>
              </table:table-cell>
              <table:table-cell office:value-type="float" office:value="4.47926255587467">
                <text:p>4.47926255587467</text:p>
              </table:table-cell>
              <table:table-cell office:value-type="float" office:value="4.50022439547383">
                <text:p>4.50022439547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1377675">
                <text:p>0.627848321377675</text:p>
              </table:table-cell>
              <table:table-cell office:value-type="float" office:value="1.34132504416584">
                <text:p>1.34132504416584</text:p>
              </table:table-cell>
              <table:table-cell office:value-type="float" office:value="2.94304114657065">
                <text:p>2.94304114657065</text:p>
              </table:table-cell>
              <table:table-cell office:value-type="float" office:value="3.31987094854516">
                <text:p>3.31987094854516</text:p>
              </table:table-cell>
              <table:table-cell office:value-type="float" office:value="3.32052925589729">
                <text:p>3.32052925589729</text:p>
              </table:table-cell>
              <table:table-cell office:value-type="float" office:value="3.62273028853392">
                <text:p>3.62273028853392</text:p>
              </table:table-cell>
              <table:table-cell office:value-type="float" office:value="4.45076734998674">
                <text:p>4.45076734998674</text:p>
              </table:table-cell>
              <table:table-cell office:value-type="float" office:value="4.47136431246333">
                <text:p>4.47136431246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29540867885">
                <text:p>0.706329540867885</text:p>
              </table:table-cell>
              <table:table-cell office:value-type="float" office:value="1.39917798666481">
                <text:p>1.39917798666481</text:p>
              </table:table-cell>
              <table:table-cell office:value-type="float" office:value="2.90113203338808">
                <text:p>2.90113203338808</text:p>
              </table:table-cell>
              <table:table-cell office:value-type="float" office:value="3.32415101645246">
                <text:p>3.32415101645246</text:p>
              </table:table-cell>
              <table:table-cell office:value-type="float" office:value="3.32498053255638">
                <text:p>3.32498053255638</text:p>
              </table:table-cell>
              <table:table-cell office:value-type="float" office:value="3.66505998396323">
                <text:p>3.66505998396323</text:p>
              </table:table-cell>
              <table:table-cell office:value-type="float" office:value="4.42251286691733">
                <text:p>4.42251286691733</text:p>
              </table:table-cell>
              <table:table-cell office:value-type="float" office:value="4.44276387914109">
                <text:p>4.44276387914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0802609594528687">
                <text:p>0.0802609594528687</text:p>
              </table:table-cell>
              <table:table-cell office:value-type="float" office:value="0.784810878782737">
                <text:p>0.784810878782737</text:p>
              </table:table-cell>
              <table:table-cell office:value-type="float" office:value="1.46107360146477">
                <text:p>1.46107360146477</text:p>
              </table:table-cell>
              <table:table-cell office:value-type="float" office:value="2.85920359226396">
                <text:p>2.85920359226396</text:p>
              </table:table-cell>
              <table:table-cell office:value-type="float" office:value="3.32892873897293">
                <text:p>3.32892873897293</text:p>
              </table:table-cell>
              <table:table-cell office:value-type="float" office:value="3.32994809610054">
                <text:p>3.32994809610054</text:p>
              </table:table-cell>
              <table:table-cell office:value-type="float" office:value="3.70745188146626">
                <text:p>3.70745188146626</text:p>
              </table:table-cell>
              <table:table-cell office:value-type="float" office:value="4.39451556546746">
                <text:p>4.39451556546746</text:p>
              </table:table-cell>
              <table:table-cell office:value-type="float" office:value="4.41442533835042">
                <text:p>4.41442533835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2022760986542">
                <text:p>0.2022760986542</text:p>
              </table:table-cell>
              <table:table-cell office:value-type="float" office:value="0.863292378825927">
                <text:p>0.863292378825927</text:p>
              </table:table-cell>
              <table:table-cell office:value-type="float" office:value="1.52651482469006">
                <text:p>1.52651482469006</text:p>
              </table:table-cell>
              <table:table-cell office:value-type="float" office:value="2.81726452133861">
                <text:p>2.81726452133861</text:p>
              </table:table-cell>
              <table:table-cell office:value-type="float" office:value="3.33420218396793">
                <text:p>3.33420218396793</text:p>
              </table:table-cell>
              <table:table-cell office:value-type="float" office:value="3.33542953442856">
                <text:p>3.33542953442856</text:p>
              </table:table-cell>
              <table:table-cell office:value-type="float" office:value="3.74989334503688">
                <text:p>3.74989334503688</text:p>
              </table:table-cell>
              <table:table-cell office:value-type="float" office:value="4.36678918963798">
                <text:p>4.36678918963798</text:p>
              </table:table-cell>
              <table:table-cell office:value-type="float" office:value="4.38635095239035">
                <text:p>4.38635095239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8075722580635">
                <text:p>0.28075722580635</text:p>
              </table:table-cell>
              <table:table-cell office:value-type="float" office:value="0.941774094284737">
                <text:p>0.941774094284737</text:p>
              </table:table-cell>
              <table:table-cell office:value-type="float" office:value="1.59506181936343">
                <text:p>1.59506181936343</text:p>
              </table:table-cell>
              <table:table-cell office:value-type="float" office:value="2.77532040514083">
                <text:p>2.77532040514083</text:p>
              </table:table-cell>
              <table:table-cell office:value-type="float" office:value="3.33996923098788">
                <text:p>3.33996923098788</text:p>
              </table:table-cell>
              <table:table-cell office:value-type="float" office:value="3.34142220830629">
                <text:p>3.34142220830629</text:p>
              </table:table-cell>
              <table:table-cell office:value-type="float" office:value="3.79237279017857">
                <text:p>3.79237279017857</text:p>
              </table:table-cell>
              <table:table-cell office:value-type="float" office:value="4.33934730027731">
                <text:p>4.33934730027731</text:p>
              </table:table-cell>
              <table:table-cell office:value-type="float" office:value="4.35854304934324">
                <text:p>4.35854304934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46660925063912">
                <text:p>0.346660925063912</text:p>
              </table:table-cell>
              <table:table-cell office:value-type="float" office:value="1.02025608895687">
                <text:p>1.02025608895687</text:p>
              </table:table-cell>
              <table:table-cell office:value-type="float" office:value="1.66632919934312">
                <text:p>1.66632919934312</text:p>
              </table:table-cell>
              <table:table-cell office:value-type="float" office:value="2.73337498393139">
                <text:p>2.73337498393139</text:p>
              </table:table-cell>
              <table:table-cell office:value-type="float" office:value="3.34622757540623">
                <text:p>3.34622757540623</text:p>
              </table:table-cell>
              <table:table-cell office:value-type="float" office:value="3.34792325894804">
                <text:p>3.34792325894804</text:p>
              </table:table-cell>
              <table:table-cell office:value-type="float" office:value="3.83487692419916">
                <text:p>3.83487692419916</text:p>
              </table:table-cell>
              <table:table-cell office:value-type="float" office:value="4.31220573375255">
                <text:p>4.31220573375255</text:p>
              </table:table-cell>
              <table:table-cell office:value-type="float" office:value="4.33100405069575">
                <text:p>4.33100405069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406158341529307">
                <text:p>0.406158341529307</text:p>
              </table:table-cell>
              <table:table-cell office:value-type="float" office:value="1.09873843806913">
                <text:p>1.09873843806913</text:p>
              </table:table-cell>
              <table:table-cell office:value-type="float" office:value="1.73998140774539">
                <text:p>1.73998140774539</text:p>
              </table:table-cell>
              <table:table-cell office:value-type="float" office:value="2.69143093730847">
                <text:p>2.69143093730847</text:p>
              </table:table-cell>
              <table:table-cell office:value-type="float" office:value="3.35297473280591">
                <text:p>3.35297473280591</text:p>
              </table:table-cell>
              <table:table-cell office:value-type="float" office:value="3.35492961611772">
                <text:p>3.35492961611772</text:p>
              </table:table-cell>
              <table:table-cell office:value-type="float" office:value="3.87738696463867">
                <text:p>3.87738696463867</text:p>
              </table:table-cell>
              <table:table-cell office:value-type="float" office:value="4.28538620311781">
                <text:p>4.28538620311781</text:p>
              </table:table-cell>
              <table:table-cell office:value-type="float" office:value="4.30373649275089">
                <text:p>4.30373649275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61731368709769">
                <text:p>0.461731368709769</text:p>
              </table:table-cell>
              <table:table-cell office:value-type="float" office:value="1.17722122918705">
                <text:p>1.17722122918705</text:p>
              </table:table-cell>
              <table:table-cell office:value-type="float" office:value="1.81572725997175">
                <text:p>1.81572725997175</text:p>
              </table:table-cell>
              <table:table-cell office:value-type="float" office:value="2.6494904574586">
                <text:p>2.6494904574586</text:p>
              </table:table-cell>
              <table:table-cell office:value-type="float" office:value="3.36020804355134">
                <text:p>3.36020804355134</text:p>
              </table:table-cell>
              <table:table-cell office:value-type="float" office:value="3.36243800669779">
                <text:p>3.36243800669779</text:p>
              </table:table-cell>
              <table:table-cell office:value-type="float" office:value="3.9198714388898">
                <text:p>3.9198714388898</text:p>
              </table:table-cell>
              <table:table-cell office:value-type="float" office:value="4.25892337431358">
                <text:p>4.25892337431358</text:p>
              </table:table-cell>
              <table:table-cell office:value-type="float" office:value="4.2767430527849">
                <text:p>4.2767430527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514649907842716">
                <text:p>0.514649907842716</text:p>
              </table:table-cell>
              <table:table-cell office:value-type="float" office:value="1.25570456311274">
                <text:p>1.25570456311274</text:p>
              </table:table-cell>
              <table:table-cell office:value-type="float" office:value="1.89331422666923">
                <text:p>1.89331422666923</text:p>
              </table:table-cell>
              <table:table-cell office:value-type="float" office:value="2.60755581569544">
                <text:p>2.60755581569544</text:p>
              </table:table-cell>
              <table:table-cell office:value-type="float" office:value="3.36792467747947">
                <text:p>3.36792467747947</text:p>
              </table:table-cell>
              <table:table-cell office:value-type="float" office:value="3.37044496367778">
                <text:p>3.37044496367778</text:p>
              </table:table-cell>
              <table:table-cell office:value-type="float" office:value="3.96226901296276">
                <text:p>3.96226901296276</text:p>
              </table:table-cell>
              <table:table-cell office:value-type="float" office:value="4.23288192053661">
                <text:p>4.23288192053661</text:p>
              </table:table-cell>
              <table:table-cell office:value-type="float" office:value="4.25002660187099">
                <text:p>4.25002660187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65655589673499">
                <text:p>0.565655589673499</text:p>
              </table:table-cell>
              <table:table-cell office:value-type="float" office:value="1.33418855477315">
                <text:p>1.33418855477315</text:p>
              </table:table-cell>
              <table:table-cell office:value-type="float" office:value="1.97252261457738">
                <text:p>1.97252261457738</text:p>
              </table:table-cell>
              <table:table-cell office:value-type="float" office:value="2.5656302070364">
                <text:p>2.5656302070364</text:p>
              </table:table-cell>
              <table:table-cell office:value-type="float" office:value="3.37612163862708">
                <text:p>3.37612163862708</text:p>
              </table:table-cell>
              <table:table-cell office:value-type="float" office:value="3.37894683551001">
                <text:p>3.37894683551001</text:p>
              </table:table-cell>
              <table:table-cell office:value-type="float" office:value="4.0044380874939">
                <text:p>4.0044380874939</text:p>
              </table:table-cell>
              <table:table-cell office:value-type="float" office:value="4.20740672359615">
                <text:p>4.20740672359615</text:p>
              </table:table-cell>
              <table:table-cell office:value-type="float" office:value="4.22359036298395">
                <text:p>4.22359036298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615220059928236">
                <text:p>0.615220059928236</text:p>
              </table:table-cell>
              <table:table-cell office:value-type="float" office:value="1.41267333409754">
                <text:p>1.41267333409754</text:p>
              </table:table-cell>
              <table:table-cell office:value-type="float" office:value="2.05315914899317">
                <text:p>2.05315914899317</text:p>
              </table:table-cell>
              <table:table-cell office:value-type="float" office:value="2.52371959654304">
                <text:p>2.52371959654304</text:p>
              </table:table-cell>
              <table:table-cell office:value-type="float" office:value="3.38479576989257">
                <text:p>3.38479576989257</text:p>
              </table:table-cell>
              <table:table-cell office:value-type="float" office:value="3.38793979577885">
                <text:p>3.38793979577885</text:p>
              </table:table-cell>
              <table:table-cell office:value-type="float" office:value="4.0459625785816">
                <text:p>4.0459625785816</text:p>
              </table:table-cell>
              <table:table-cell office:value-type="float" office:value="4.18291635496417">
                <text:p>4.18291635496417</text:p>
              </table:table-cell>
              <table:table-cell office:value-type="float" office:value="4.19743861588053">
                <text:p>4.19743861588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63661806354574">
                <text:p>0.663661806354574</text:p>
              </table:table-cell>
              <table:table-cell office:value-type="float" office:value="1.49115904688095">
                <text:p>1.49115904688095</text:p>
              </table:table-cell>
              <table:table-cell office:value-type="float" office:value="2.13504735328161">
                <text:p>2.13504735328161</text:p>
              </table:table-cell>
              <table:table-cell office:value-type="float" office:value="2.48183826765497">
                <text:p>2.48183826765497</text:p>
              </table:table-cell>
              <table:table-cell office:value-type="float" office:value="3.39394375750935">
                <text:p>3.39394375750935</text:p>
              </table:table-cell>
              <table:table-cell office:value-type="float" office:value="3.39741985313286">
                <text:p>3.39741985313286</text:p>
              </table:table-cell>
              <table:table-cell office:value-type="float" office:value="4.08499796799031">
                <text:p>4.08499796799031</text:p>
              </table:table-cell>
              <table:table-cell office:value-type="float" office:value="4.16125029259103">
                <text:p>4.16125029259103</text:p>
              </table:table-cell>
              <table:table-cell office:value-type="float" office:value="4.17158340316674">
                <text:p>4.17158340316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711205706747451">
                <text:p>0.711205706747451</text:p>
              </table:table-cell>
              <table:table-cell office:value-type="float" office:value="1.56964585563546">
                <text:p>1.56964585563546</text:p>
              </table:table-cell>
              <table:table-cell office:value-type="float" office:value="2.21799989078164">
                <text:p>2.21799989078164</text:p>
              </table:table-cell>
              <table:table-cell office:value-type="float" office:value="2.44003292637893">
                <text:p>2.44003292637893</text:p>
              </table:table-cell>
              <table:table-cell office:value-type="float" office:value="3.40356213516755">
                <text:p>3.40356213516755</text:p>
              </table:table-cell>
              <table:table-cell office:value-type="float" office:value="3.40738286142518">
                <text:p>3.40738286142518</text:p>
              </table:table-cell>
              <table:table-cell office:value-type="float" office:value="4.10814128075924">
                <text:p>4.10814128075924</text:p>
              </table:table-cell>
              <table:table-cell office:value-type="float" office:value="4.14591675614916">
                <text:p>4.14591675614916</text:p>
              </table:table-cell>
              <table:table-cell office:value-type="float" office:value="4.15592669357442">
                <text:p>4.155926693574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58016094978245">
                <text:p>0.758016094978245</text:p>
              </table:table-cell>
              <table:table-cell office:value-type="float" office:value="1.64813394042907">
                <text:p>1.64813394042907</text:p>
              </table:table-cell>
              <table:table-cell office:value-type="float" office:value="2.30160344565253">
                <text:p>2.30160344565253</text:p>
              </table:table-cell>
              <table:table-cell office:value-type="float" office:value="2.39859476302554">
                <text:p>2.39859476302554</text:p>
              </table:table-cell>
              <table:table-cell office:value-type="float" office:value="3.41364728757522">
                <text:p>3.41364728757522</text:p>
              </table:table-cell>
              <table:table-cell office:value-type="float" office:value="3.41782453001233">
                <text:p>3.41782453001233</text:p>
              </table:table-cell>
              <table:table-cell office:value-type="float" office:value="4.09621807436221">
                <text:p>4.09621807436221</text:p>
              </table:table-cell>
              <table:table-cell office:value-type="float" office:value="4.12067272663255">
                <text:p>4.12067272663255</text:p>
              </table:table-cell>
              <table:table-cell office:value-type="float" office:value="4.18589334991384">
                <text:p>4.18589334991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804216342522139">
                <text:p>0.804216342522139</text:p>
              </table:table-cell>
              <table:table-cell office:value-type="float" office:value="1.72662349970938">
                <text:p>1.72662349970938</text:p>
              </table:table-cell>
              <table:table-cell office:value-type="float" office:value="2.35326336383633">
                <text:p>2.35326336383633</text:p>
              </table:table-cell>
              <table:table-cell office:value-type="float" office:value="2.39001220946844">
                <text:p>2.39001220946844</text:p>
              </table:table-cell>
              <table:table-cell office:value-type="float" office:value="3.42419545317946">
                <text:p>3.42419545317946</text:p>
              </table:table-cell>
              <table:table-cell office:value-type="float" office:value="3.4287404341589">
                <text:p>3.4287404341589</text:p>
              </table:table-cell>
              <table:table-cell office:value-type="float" office:value="4.07444001229231">
                <text:p>4.07444001229231</text:p>
              </table:table-cell>
              <table:table-cell office:value-type="float" office:value="4.09568425981701">
                <text:p>4.09568425981701</text:p>
              </table:table-cell>
              <table:table-cell office:value-type="float" office:value="4.22611321709064">
                <text:p>4.22611321709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49901044226643">
                <text:p>0.849901044226643</text:p>
              </table:table-cell>
              <table:table-cell office:value-type="float" office:value="1.80511475111303">
                <text:p>1.80511475111303</text:p>
              </table:table-cell>
              <table:table-cell office:value-type="float" office:value="2.31328933470583">
                <text:p>2.31328933470583</text:p>
              </table:table-cell>
              <table:table-cell office:value-type="float" office:value="2.47388306471467">
                <text:p>2.47388306471467</text:p>
              </table:table-cell>
              <table:table-cell office:value-type="float" office:value="3.43520272567522">
                <text:p>3.43520272567522</text:p>
              </table:table-cell>
              <table:table-cell office:value-type="float" office:value="3.44012602550253">
                <text:p>3.44012602550253</text:p>
              </table:table-cell>
              <table:table-cell office:value-type="float" office:value="4.05120625287952">
                <text:p>4.05120625287952</text:p>
              </table:table-cell>
              <table:table-cell office:value-type="float" office:value="4.07099093234055">
                <text:p>4.07099093234055</text:p>
              </table:table-cell>
              <table:table-cell office:value-type="float" office:value="4.26815525809789">
                <text:p>4.26815525809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95143896174389">
                <text:p>0.895143896174389</text:p>
              </table:table-cell>
              <table:table-cell office:value-type="float" office:value="1.88360793226018">
                <text:p>1.88360793226018</text:p>
              </table:table-cell>
              <table:table-cell office:value-type="float" office:value="2.27159113554728">
                <text:p>2.27159113554728</text:p>
              </table:table-cell>
              <table:table-cell office:value-type="float" office:value="2.56021692216776">
                <text:p>2.56021692216776</text:p>
              </table:table-cell>
              <table:table-cell office:value-type="float" office:value="3.44666505379489">
                <text:p>3.44666505379489</text:p>
              </table:table-cell>
              <table:table-cell office:value-type="float" office:value="3.45197664253185">
                <text:p>3.45197664253185</text:p>
              </table:table-cell>
              <table:table-cell office:value-type="float" office:value="4.02773830091">
                <text:p>4.02773830091</text:p>
              </table:table-cell>
              <table:table-cell office:value-type="float" office:value="4.04659889639313">
                <text:p>4.04659889639313</text:p>
              </table:table-cell>
              <table:table-cell office:value-type="float" office:value="4.31079961089924">
                <text:p>4.31079961089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940002930003652">
                <text:p>0.940002930003652</text:p>
              </table:table-cell>
              <table:table-cell office:value-type="float" office:value="1.9621033015332">
                <text:p>1.9621033015332</text:p>
              </table:table-cell>
              <table:table-cell office:value-type="float" office:value="2.22975044437199">
                <text:p>2.22975044437199</text:p>
              </table:table-cell>
              <table:table-cell office:value-type="float" office:value="2.64736185588425">
                <text:p>2.64736185588425</text:p>
              </table:table-cell>
              <table:table-cell office:value-type="float" office:value="3.45857823870533">
                <text:p>3.45857823870533</text:p>
              </table:table-cell>
              <table:table-cell office:value-type="float" office:value="3.46428752104292">
                <text:p>3.46428752104292</text:p>
              </table:table-cell>
              <table:table-cell office:value-type="float" office:value="4.00435084596347">
                <text:p>4.00435084596347</text:p>
              </table:table-cell>
              <table:table-cell office:value-type="float" office:value="4.02251250067159">
                <text:p>4.02251250067159</text:p>
              </table:table-cell>
              <table:table-cell office:value-type="float" office:value="4.32030091939955">
                <text:p>4.32030091939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84524041007402">
                <text:p>0.984524041007402</text:p>
              </table:table-cell>
              <table:table-cell office:value-type="float" office:value="2.04060113883932">
                <text:p>2.04060113883932</text:p>
              </table:table-cell>
              <table:table-cell office:value-type="float" office:value="2.18787182518754">
                <text:p>2.18787182518754</text:p>
              </table:table-cell>
              <table:table-cell office:value-type="float" office:value="2.73515223578855">
                <text:p>2.73515223578855</text:p>
              </table:table-cell>
              <table:table-cell office:value-type="float" office:value="3.47093792813191">
                <text:p>3.47093792813191</text:p>
              </table:table-cell>
              <table:table-cell office:value-type="float" office:value="3.47705380455117">
                <text:p>3.47705380455117</text:p>
              </table:table-cell>
              <table:table-cell office:value-type="float" office:value="3.98116108658864">
                <text:p>3.98116108658864</text:p>
              </table:table-cell>
              <table:table-cell office:value-type="float" office:value="3.99873580806698">
                <text:p>3.99873580806698</text:p>
              </table:table-cell>
              <table:table-cell office:value-type="float" office:value="4.2414899078701">
                <text:p>4.24148990787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1.02874334895526">
                <text:p>1.02874334895526</text:p>
              </table:table-cell>
              <table:table-cell office:value-type="float" office:value="2.11910174635661">
                <text:p>2.11910174635661</text:p>
              </table:table-cell>
              <table:table-cell office:value-type="float" office:value="2.1459824823379">
                <text:p>2.1459824823379</text:p>
              </table:table-cell>
              <table:table-cell office:value-type="float" office:value="2.82350806515843">
                <text:p>2.82350806515843</text:p>
              </table:table-cell>
              <table:table-cell office:value-type="float" office:value="3.48373960617225">
                <text:p>3.48373960617225</text:p>
              </table:table-cell>
              <table:table-cell office:value-type="float" office:value="3.49027055467043">
                <text:p>3.49027055467043</text:p>
              </table:table-cell>
              <table:table-cell office:value-type="float" office:value="3.95822403948821">
                <text:p>3.95822403948821</text:p>
              </table:table-cell>
              <table:table-cell office:value-type="float" office:value="3.97527286516775">
                <text:p>3.97527286516775</text:p>
              </table:table-cell>
              <table:table-cell office:value-type="float" office:value="4.16270160667405">
                <text:p>4.16270160667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7268869246546">
                <text:p>1.07268869246546</text:p>
              </table:table-cell>
              <table:table-cell office:value-type="float" office:value="2.10409520573729">
                <text:p>2.10409520573729</text:p>
              </table:table-cell>
              <table:table-cell office:value-type="float" office:value="2.19760544926292">
                <text:p>2.19760544926292</text:p>
              </table:table-cell>
              <table:table-cell office:value-type="float" office:value="2.91237143122706">
                <text:p>2.91237143122706</text:p>
              </table:table-cell>
              <table:table-cell office:value-type="float" office:value="3.49697857793456">
                <text:p>3.49697857793456</text:p>
              </table:table-cell>
              <table:table-cell office:value-type="float" office:value="3.50393276155213">
                <text:p>3.50393276155213</text:p>
              </table:table-cell>
              <table:table-cell office:value-type="float" office:value="3.93557032572407">
                <text:p>3.93557032572407</text:p>
              </table:table-cell>
              <table:table-cell office:value-type="float" office:value="3.95212777647838">
                <text:p>3.95212777647838</text:p>
              </table:table-cell>
              <table:table-cell office:value-type="float" office:value="4.0839348648297">
                <text:p>4.0839348648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11638039334871">
                <text:p>1.11638039334871</text:p>
              </table:table-cell>
              <table:table-cell office:value-type="float" office:value="2.06221988517984">
                <text:p>2.06221988517984</text:p>
              </table:table-cell>
              <table:table-cell office:value-type="float" office:value="2.27611259644738">
                <text:p>2.27611259644738</text:p>
              </table:table-cell>
              <table:table-cell office:value-type="float" office:value="3.00169473808664">
                <text:p>3.00169473808664</text:p>
              </table:table-cell>
              <table:table-cell office:value-type="float" office:value="3.5106499496714">
                <text:p>3.5106499496714</text:p>
              </table:table-cell>
              <table:table-cell office:value-type="float" office:value="3.51803535468581">
                <text:p>3.51803535468581</text:p>
              </table:table-cell>
              <table:table-cell office:value-type="float" office:value="3.91321957845833">
                <text:p>3.91321957845833</text:p>
              </table:table-cell>
              <table:table-cell office:value-type="float" office:value="3.92930473094012">
                <text:p>3.92930473094012</text:p>
              </table:table-cell>
              <table:table-cell office:value-type="float" office:value="4.00518856655133">
                <text:p>4.00518856655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5983128096336">
                <text:p>1.15983128096336</text:p>
              </table:table-cell>
              <table:table-cell office:value-type="float" office:value="2.02036751893415">
                <text:p>2.02036751893415</text:p>
              </table:table-cell>
              <table:table-cell office:value-type="float" office:value="2.35462356120376">
                <text:p>2.35462356120376</text:p>
              </table:table-cell>
              <table:table-cell office:value-type="float" office:value="3.09143689985528">
                <text:p>3.09143689985528</text:p>
              </table:table-cell>
              <table:table-cell office:value-type="float" office:value="3.52474861165909">
                <text:p>3.52474861165909</text:p>
              </table:table-cell>
              <table:table-cell office:value-type="float" office:value="3.53257321494579">
                <text:p>3.53257321494579</text:p>
              </table:table-cell>
              <table:table-cell office:value-type="float" office:value="3.89118609749833">
                <text:p>3.89118609749833</text:p>
              </table:table-cell>
              <table:table-cell office:value-type="float" office:value="3.90680801434646">
                <text:p>3.90680801434646</text:p>
              </table:table-cell>
              <table:table-cell office:value-type="float" office:value="3.92646163107584">
                <text:p>3.92646163107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20304578247648">
                <text:p>1.20304578247648</text:p>
              </table:table-cell>
              <table:table-cell office:value-type="float" office:value="1.97855297620496">
                <text:p>1.97855297620496</text:p>
              </table:table-cell>
              <table:table-cell office:value-type="float" office:value="2.43313874190648">
                <text:p>2.43313874190648</text:p>
              </table:table-cell>
              <table:table-cell office:value-type="float" office:value="3.1815614275915">
                <text:p>3.1815614275915</text:p>
              </table:table-cell>
              <table:table-cell office:value-type="float" office:value="3.5392692568499">
                <text:p>3.5392692568499</text:p>
              </table:table-cell>
              <table:table-cell office:value-type="float" office:value="3.54754119057251">
                <text:p>3.54754119057251</text:p>
              </table:table-cell>
              <table:table-cell office:value-type="float" office:value="3.84775301246662">
                <text:p>3.84775301246662</text:p>
              </table:table-cell>
              <table:table-cell office:value-type="float" office:value="3.86948164330657">
                <text:p>3.86948164330657</text:p>
              </table:table-cell>
              <table:table-cell office:value-type="float" office:value="3.88464201874703">
                <text:p>3.88464201874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24601757174814">
                <text:p>1.24601757174814</text:p>
              </table:table-cell>
              <table:table-cell office:value-type="float" office:value="1.93679840246692">
                <text:p>1.93679840246692</text:p>
              </table:table-cell>
              <table:table-cell office:value-type="float" office:value="2.51165856266665">
                <text:p>2.51165856266665</text:p>
              </table:table-cell>
              <table:table-cell office:value-type="float" office:value="3.27203483558916">
                <text:p>3.27203483558916</text:p>
              </table:table-cell>
              <table:table-cell office:value-type="float" office:value="3.55420657501734">
                <text:p>3.55420657501734</text:p>
              </table:table-cell>
              <table:table-cell office:value-type="float" office:value="3.56293412619674">
                <text:p>3.56293412619674</text:p>
              </table:table-cell>
              <table:table-cell office:value-type="float" office:value="3.76906169939525">
                <text:p>3.76906169939525</text:p>
              </table:table-cell>
              <table:table-cell office:value-type="float" office:value="3.84811714955854">
                <text:p>3.84811714955854</text:p>
              </table:table-cell>
              <table:table-cell office:value-type="float" office:value="3.86281125560323">
                <text:p>3.86281125560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8872462278769">
                <text:p>1.28872462278769</text:p>
              </table:table-cell>
              <table:table-cell office:value-type="float" office:value="1.89513884925125">
                <text:p>1.89513884925125</text:p>
              </table:table-cell>
              <table:table-cell office:value-type="float" office:value="2.59018347397027">
                <text:p>2.59018347397027</text:p>
              </table:table-cell>
              <table:table-cell office:value-type="float" office:value="3.3628240512235">
                <text:p>3.3628240512235</text:p>
              </table:table-cell>
              <table:table-cell office:value-type="float" office:value="3.56955628061385">
                <text:p>3.56955628061385</text:p>
              </table:table-cell>
              <table:table-cell office:value-type="float" office:value="3.57874694191834">
                <text:p>3.57874694191834</text:p>
              </table:table-cell>
              <table:table-cell office:value-type="float" office:value="3.69038671490083">
                <text:p>3.69038671490083</text:p>
              </table:table-cell>
              <table:table-cell office:value-type="float" office:value="3.82710423948619">
                <text:p>3.82710423948619</text:p>
              </table:table-cell>
              <table:table-cell office:value-type="float" office:value="3.84132038280642">
                <text:p>3.841320382806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33111899606973">
                <text:p>1.33111899606973</text:p>
              </table:table-cell>
              <table:table-cell office:value-type="float" office:value="1.85363296571967">
                <text:p>1.85363296571967</text:p>
              </table:table-cell>
              <table:table-cell office:value-type="float" office:value="2.66871395329716">
                <text:p>2.66871395329716</text:p>
              </table:table-cell>
              <table:table-cell office:value-type="float" office:value="3.45388774611509">
                <text:p>3.45388774611509</text:p>
              </table:table-cell>
              <table:table-cell office:value-type="float" office:value="3.58532107581198">
                <text:p>3.58532107581198</text:p>
              </table:table-cell>
              <table:table-cell office:value-type="float" office:value="3.59497496725718">
                <text:p>3.59497496725718</text:p>
              </table:table-cell>
              <table:table-cell office:value-type="float" office:value="3.61172711612731">
                <text:p>3.61172711612731</text:p>
              </table:table-cell>
              <table:table-cell office:value-type="float" office:value="3.80645744165012">
                <text:p>3.80645744165012</text:p>
              </table:table-cell>
              <table:table-cell office:value-type="float" office:value="3.82017427306822">
                <text:p>3.82017427306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7310470400537">
                <text:p>1.37310470400537</text:p>
              </table:table-cell>
              <table:table-cell office:value-type="float" office:value="1.81238548217946">
                <text:p>1.81238548217946</text:p>
              </table:table-cell>
              <table:table-cell office:value-type="float" office:value="2.74725050571947">
                <text:p>2.74725050571947</text:p>
              </table:table-cell>
              <table:table-cell office:value-type="float" office:value="3.5330819940388">
                <text:p>3.5330819940388</text:p>
              </table:table-cell>
              <table:table-cell office:value-type="float" office:value="3.54510667039651">
                <text:p>3.54510667039651</text:p>
              </table:table-cell>
              <table:table-cell office:value-type="float" office:value="3.60157196721456">
                <text:p>3.60157196721456</text:p>
              </table:table-cell>
              <table:table-cell office:value-type="float" office:value="3.61161667407033">
                <text:p>3.61161667407033</text:p>
              </table:table-cell>
              <table:table-cell office:value-type="float" office:value="3.78619942382841">
                <text:p>3.78619942382841</text:p>
              </table:table-cell>
              <table:table-cell office:value-type="float" office:value="3.79937823244579">
                <text:p>3.79937823244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41448519398419">
                <text:p>1.41448519398419</text:p>
              </table:table-cell>
              <table:table-cell office:value-type="float" office:value="1.77159998758008">
                <text:p>1.77159998758008</text:p>
              </table:table-cell>
              <table:table-cell office:value-type="float" office:value="2.82579366448167">
                <text:p>2.82579366448167</text:p>
              </table:table-cell>
              <table:table-cell office:value-type="float" office:value="3.45445047311294">
                <text:p>3.45445047311294</text:p>
              </table:table-cell>
              <table:table-cell office:value-type="float" office:value="3.61701659142535">
                <text:p>3.61701659142535</text:p>
              </table:table-cell>
              <table:table-cell office:value-type="float" office:value="3.62854908155595">
                <text:p>3.62854908155595</text:p>
              </table:table-cell>
              <table:table-cell office:value-type="float" office:value="3.63781701614888">
                <text:p>3.63781701614888</text:p>
              </table:table-cell>
              <table:table-cell office:value-type="float" office:value="3.76638260018291">
                <text:p>3.76638260018291</text:p>
              </table:table-cell>
              <table:table-cell office:value-type="float" office:value="3.77893908749124">
                <text:p>3.77893908749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45482143476433">
                <text:p>1.45482143476433</text:p>
              </table:table-cell>
              <table:table-cell office:value-type="float" office:value="1.73172103886533">
                <text:p>1.73172103886533</text:p>
              </table:table-cell>
              <table:table-cell office:value-type="float" office:value="2.90434399155963">
                <text:p>2.90434399155963</text:p>
              </table:table-cell>
              <table:table-cell office:value-type="float" office:value="3.37583171101279">
                <text:p>3.37583171101279</text:p>
              </table:table-cell>
              <table:table-cell office:value-type="float" office:value="3.63434493338973">
                <text:p>3.63434493338973</text:p>
              </table:table-cell>
              <table:table-cell office:value-type="float" office:value="3.64606279349075">
                <text:p>3.64606279349075</text:p>
              </table:table-cell>
              <table:table-cell office:value-type="float" office:value="3.72833421125814">
                <text:p>3.72833421125814</text:p>
              </table:table-cell>
              <table:table-cell office:value-type="float" office:value="3.74766070967334">
                <text:p>3.74766070967334</text:p>
              </table:table-cell>
              <table:table-cell office:value-type="float" office:value="3.75888879092914">
                <text:p>3.75888879092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929761680475">
                <text:p>1.4929761680475</text:p>
              </table:table-cell>
              <table:table-cell office:value-type="float" office:value="1.6938900551603">
                <text:p>1.6938900551603</text:p>
              </table:table-cell>
              <table:table-cell office:value-type="float" office:value="2.98290207819973">
                <text:p>2.98290207819973</text:p>
              </table:table-cell>
              <table:table-cell office:value-type="float" office:value="3.2972248982368">
                <text:p>3.2972248982368</text:p>
              </table:table-cell>
              <table:table-cell office:value-type="float" office:value="3.65129297399835">
                <text:p>3.65129297399835</text:p>
              </table:table-cell>
              <table:table-cell office:value-type="float" office:value="3.66388846631638">
                <text:p>3.66388846631638</text:p>
              </table:table-cell>
              <table:table-cell office:value-type="float" office:value="3.72791749256602">
                <text:p>3.72791749256602</text:p>
              </table:table-cell>
              <table:table-cell office:value-type="float" office:value="3.73912285523199">
                <text:p>3.73912285523199</text:p>
              </table:table-cell>
              <table:table-cell office:value-type="float" office:value="3.82139530819024">
                <text:p>3.82139530819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52535700055864">
                <text:p>1.52535700055864</text:p>
              </table:table-cell>
              <table:table-cell office:value-type="float" office:value="1.66170233110453">
                <text:p>1.66170233110453</text:p>
              </table:table-cell>
              <table:table-cell office:value-type="float" office:value="3.06146854543798">
                <text:p>3.06146854543798</text:p>
              </table:table-cell>
              <table:table-cell office:value-type="float" office:value="3.21862925774717">
                <text:p>3.21862925774717</text:p>
              </table:table-cell>
              <table:table-cell office:value-type="float" office:value="3.66767907854366">
                <text:p>3.66767907854366</text:p>
              </table:table-cell>
              <table:table-cell office:value-type="float" office:value="3.68207443491231">
                <text:p>3.68207443491231</text:p>
              </table:table-cell>
              <table:table-cell office:value-type="float" office:value="3.71049251169864">
                <text:p>3.71049251169864</text:p>
              </table:table-cell>
              <table:table-cell office:value-type="float" office:value="3.71981085807506">
                <text:p>3.71981085807506</text:p>
              </table:table-cell>
              <table:table-cell office:value-type="float" office:value="3.9136078469239">
                <text:p>3.9136078469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54033448162074">
                <text:p>1.54033448162074</text:p>
              </table:table-cell>
              <table:table-cell office:value-type="float" office:value="1.64678903066721">
                <text:p>1.64678903066721</text:p>
              </table:table-cell>
              <table:table-cell office:value-type="float" office:value="3.14004404457739">
                <text:p>3.14004404457739</text:p>
              </table:table-cell>
              <table:table-cell office:value-type="float" office:value="3.14004404459783">
                <text:p>3.14004404459783</text:p>
              </table:table-cell>
              <table:table-cell office:value-type="float" office:value="3.67790416665205">
                <text:p>3.67790416665205</text:p>
              </table:table-cell>
              <table:table-cell office:value-type="float" office:value="3.69908506506147">
                <text:p>3.69908506506147</text:p>
              </table:table-cell>
              <table:table-cell office:value-type="float" office:value="3.69989734600127">
                <text:p>3.69989734600127</text:p>
              </table:table-cell>
              <table:table-cell office:value-type="float" office:value="3.70243270285501">
                <text:p>3.70243270285501</text:p>
              </table:table-cell>
              <table:table-cell office:value-type="float" office:value="4.00567880113051">
                <text:p>4.005678801130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4x4_5.M2:4x4_5.V42 4x4_5.W1:4x4_5.X42 4x4_5.N1:4x4_5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5.W2:4x4_5.W42" chart:label-cell-address="4x4_5.W1:4x4_5.W1" chart:class="chart:scatter">
            <chart:domain table:cell-range-address="4x4_5.M2:4x4_5.M42"/>
            <chart:data-point chart:repeated="41"/>
          </chart:series>
          <chart:series chart:style-name="ch8" chart:values-cell-range-address="4x4_5.X2:4x4_5.X42" chart:label-cell-address="4x4_5.X1:4x4_5.X1" chart:class="chart:scatter">
            <chart:data-point chart:repeated="41"/>
          </chart:series>
          <chart:series chart:style-name="ch9" chart:values-cell-range-address="4x4_5.N2:4x4_5.N42" chart:label-cell-address="4x4_5.N1:4x4_5.N1" chart:class="chart:scatter">
            <chart:data-point chart:repeated="41"/>
          </chart:series>
          <chart:series chart:style-name="ch10" chart:values-cell-range-address="4x4_5.O2:4x4_5.O42" chart:label-cell-address="4x4_5.O1:4x4_5.O1" chart:class="chart:scatter">
            <chart:data-point chart:repeated="41"/>
          </chart:series>
          <chart:series chart:style-name="ch11" chart:values-cell-range-address="4x4_5.P2:4x4_5.P42" chart:label-cell-address="4x4_5.P1:4x4_5.P1" chart:class="chart:scatter">
            <chart:data-point chart:repeated="41"/>
          </chart:series>
          <chart:series chart:style-name="ch12" chart:values-cell-range-address="4x4_5.Q2:4x4_5.Q42" chart:label-cell-address="4x4_5.Q1:4x4_5.Q1" chart:class="chart:scatter">
            <chart:data-point chart:repeated="41"/>
          </chart:series>
          <chart:series chart:style-name="ch13" chart:values-cell-range-address="4x4_5.R2:4x4_5.R42" chart:label-cell-address="4x4_5.R1:4x4_5.R1" chart:class="chart:scatter">
            <chart:data-point chart:repeated="41"/>
          </chart:series>
          <chart:series chart:style-name="ch14" chart:values-cell-range-address="4x4_5.S2:4x4_5.S42" chart:label-cell-address="4x4_5.S1:4x4_5.S1" chart:class="chart:scatter">
            <chart:data-point chart:repeated="41"/>
          </chart:series>
          <chart:series chart:style-name="ch15" chart:values-cell-range-address="4x4_5.T2:4x4_5.T42" chart:label-cell-address="4x4_5.T1:4x4_5.T1" chart:class="chart:scatter">
            <chart:data-point chart:repeated="41"/>
          </chart:series>
          <chart:series chart:style-name="ch16" chart:values-cell-range-address="4x4_5.U2:4x4_5.U42" chart:label-cell-address="4x4_5.U1:4x4_5.U1" chart:class="chart:scatter">
            <chart:data-point chart:repeated="41"/>
          </chart:series>
          <chart:series chart:style-name="ch17" chart:values-cell-range-address="4x4_5.V2:4x4_5.V42" chart:label-cell-address="4x4_5.V1:4x4_5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5.W1:4x4_5.W1</svg:desc>
                </draw:g>
              </table:table-cell>
              <table:table-cell office:value-type="string">
                <text:p>Beta</text:p>
                <draw:g>
                  <svg:desc>4x4_5.X1:4x4_5.X1</svg:desc>
                </draw:g>
              </table:table-cell>
              <table:table-cell office:value-type="string">
                <text:p>N = 1</text:p>
                <draw:g>
                  <svg:desc>4x4_5.N1:4x4_5.N1</svg:desc>
                </draw:g>
              </table:table-cell>
              <table:table-cell office:value-type="string">
                <text:p>N = 2</text:p>
                <draw:g>
                  <svg:desc>4x4_5.O1:4x4_5.O1</svg:desc>
                </draw:g>
              </table:table-cell>
              <table:table-cell office:value-type="string">
                <text:p>N = 3</text:p>
                <draw:g>
                  <svg:desc>4x4_5.P1:4x4_5.P1</svg:desc>
                </draw:g>
              </table:table-cell>
              <table:table-cell office:value-type="string">
                <text:p>N = 4</text:p>
                <draw:g>
                  <svg:desc>4x4_5.Q1:4x4_5.Q1</svg:desc>
                </draw:g>
              </table:table-cell>
              <table:table-cell office:value-type="string">
                <text:p>N = 5</text:p>
                <draw:g>
                  <svg:desc>4x4_5.R1:4x4_5.R1</svg:desc>
                </draw:g>
              </table:table-cell>
              <table:table-cell office:value-type="string">
                <text:p>N = 6</text:p>
                <draw:g>
                  <svg:desc>4x4_5.S1:4x4_5.S1</svg:desc>
                </draw:g>
              </table:table-cell>
              <table:table-cell office:value-type="string">
                <text:p>N = 7</text:p>
                <draw:g>
                  <svg:desc>4x4_5.T1:4x4_5.T1</svg:desc>
                </draw:g>
              </table:table-cell>
              <table:table-cell office:value-type="string">
                <text:p>N = 8</text:p>
                <draw:g>
                  <svg:desc>4x4_5.U1:4x4_5.U1</svg:desc>
                </draw:g>
              </table:table-cell>
              <table:table-cell office:value-type="string">
                <text:p>N = 9</text:p>
                <draw:g>
                  <svg:desc>4x4_5.V1:4x4_5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5.M2:4x4_5.M42</svg:desc>
                </draw:g>
              </table:table-cell>
              <table:table-cell office:value-type="float" office:value="0">
                <text:p>0</text:p>
                <draw:g>
                  <svg:desc>4x4_5.W2:4x4_5.W42</svg:desc>
                </draw:g>
              </table:table-cell>
              <table:table-cell office:value-type="float" office:value="0">
                <text:p>0</text:p>
                <draw:g>
                  <svg:desc>4x4_5.X2:4x4_5.X42</svg:desc>
                </draw:g>
              </table:table-cell>
              <table:table-cell office:value-type="float" office:value="NaN">
                <text:p>NaN</text:p>
                <draw:g>
                  <svg:desc>4x4_5.N2:4x4_5.N42</svg:desc>
                </draw:g>
              </table:table-cell>
              <table:table-cell office:value-type="float" office:value="0.000000290422413442524">
                <text:p>0.000000290422413442524</text:p>
                <draw:g>
                  <svg:desc>4x4_5.O2:4x4_5.O42</svg:desc>
                </draw:g>
              </table:table-cell>
              <table:table-cell office:value-type="float" office:value="3.46555514347606">
                <text:p>3.46555514347606</text:p>
                <draw:g>
                  <svg:desc>4x4_5.P2:4x4_5.P42</svg:desc>
                </draw:g>
              </table:table-cell>
              <table:table-cell office:value-type="float" office:value="4.16750211236386">
                <text:p>4.16750211236386</text:p>
                <draw:g>
                  <svg:desc>4x4_5.Q2:4x4_5.Q42</svg:desc>
                </draw:g>
              </table:table-cell>
              <table:table-cell office:value-type="float" office:value="4.20645032093104">
                <text:p>4.20645032093104</text:p>
                <draw:g>
                  <svg:desc>4x4_5.R2:4x4_5.R42</svg:desc>
                </draw:g>
              </table:table-cell>
              <table:table-cell office:value-type="float" office:value="4.20647491306185">
                <text:p>4.20647491306185</text:p>
                <draw:g>
                  <svg:desc>4x4_5.S2:4x4_5.S42</svg:desc>
                </draw:g>
              </table:table-cell>
              <table:table-cell office:value-type="float" office:value="4.21471118751294">
                <text:p>4.21471118751294</text:p>
                <draw:g>
                  <svg:desc>4x4_5.T2:4x4_5.T42</svg:desc>
                </draw:g>
              </table:table-cell>
              <table:table-cell office:value-type="float" office:value="6.09329695000151">
                <text:p>6.09329695000151</text:p>
                <draw:g>
                  <svg:desc>4x4_5.U2:4x4_5.U42</svg:desc>
                </draw:g>
              </table:table-cell>
              <table:table-cell office:value-type="float" office:value="6.12874222888208">
                <text:p>6.12874222888208</text:p>
                <draw:g>
                  <svg:desc>4x4_5.V2:4x4_5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70409127">
                <text:p>0.0784810070409127</text:p>
              </table:table-cell>
              <table:table-cell office:value-type="float" office:value="3.46710968072084">
                <text:p>3.46710968072084</text:p>
              </table:table-cell>
              <table:table-cell office:value-type="float" office:value="4.12796362466134">
                <text:p>4.12796362466134</text:p>
              </table:table-cell>
              <table:table-cell office:value-type="float" office:value="4.20679268230871">
                <text:p>4.20679268230871</text:p>
              </table:table-cell>
              <table:table-cell office:value-type="float" office:value="4.20683149704315">
                <text:p>4.20683149704315</text:p>
              </table:table-cell>
              <table:table-cell office:value-type="float" office:value="4.25430027858209">
                <text:p>4.25430027858209</text:p>
              </table:table-cell>
              <table:table-cell office:value-type="float" office:value="6.06757023903326">
                <text:p>6.06757023903326</text:p>
              </table:table-cell>
              <table:table-cell office:value-type="float" office:value="6.0892667988512">
                <text:p>6.0892667988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29268">
                <text:p>0.156962014329268</text:p>
              </table:table-cell>
              <table:table-cell office:value-type="float" office:value="3.47176731462434">
                <text:p>3.47176731462434</text:p>
              </table:table-cell>
              <table:table-cell office:value-type="float" office:value="4.07165191770946">
                <text:p>4.07165191770946</text:p>
              </table:table-cell>
              <table:table-cell office:value-type="float" office:value="4.20784865404146">
                <text:p>4.20784865404146</text:p>
              </table:table-cell>
              <table:table-cell office:value-type="float" office:value="4.2079113307585">
                <text:p>4.2079113307585</text:p>
              </table:table-cell>
              <table:table-cell office:value-type="float" office:value="4.31072468161528">
                <text:p>4.31072468161528</text:p>
              </table:table-cell>
              <table:table-cell office:value-type="float" office:value="6.02878107878347">
                <text:p>6.02878107878347</text:p>
              </table:table-cell>
              <table:table-cell office:value-type="float" office:value="6.0478692693953">
                <text:p>6.0478692693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3071842">
                <text:p>0.235443023071842</text:p>
              </table:table-cell>
              <table:table-cell office:value-type="float" office:value="3.47951018276836">
                <text:p>3.47951018276836</text:p>
              </table:table-cell>
              <table:table-cell office:value-type="float" office:value="4.01392962440925">
                <text:p>4.01392962440925</text:p>
              </table:table-cell>
              <table:table-cell office:value-type="float" office:value="4.20960954248748">
                <text:p>4.20960954248748</text:p>
              </table:table-cell>
              <table:table-cell office:value-type="float" office:value="4.20971039644974">
                <text:p>4.20971039644974</text:p>
              </table:table-cell>
              <table:table-cell office:value-type="float" office:value="4.3686340850047">
                <text:p>4.3686340850047</text:p>
              </table:table-cell>
              <table:table-cell office:value-type="float" office:value="5.98879405775698">
                <text:p>5.98879405775698</text:p>
              </table:table-cell>
              <table:table-cell office:value-type="float" office:value="6.006771354906">
                <text:p>6.006771354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430881">
                <text:p>0.313924036430881</text:p>
              </table:table-cell>
              <table:table-cell office:value-type="float" office:value="3.49030871539423">
                <text:p>3.49030871539423</text:p>
              </table:table-cell>
              <table:table-cell office:value-type="float" office:value="3.95586034914878">
                <text:p>3.95586034914878</text:p>
              </table:table-cell>
              <table:table-cell office:value-type="float" office:value="4.21207406752095">
                <text:p>4.21207406752095</text:p>
              </table:table-cell>
              <table:table-cell office:value-type="float" office:value="4.21222774384247">
                <text:p>4.21222774384247</text:p>
              </table:table-cell>
              <table:table-cell office:value-type="float" office:value="4.42696664105292">
                <text:p>4.42696664105292</text:p>
              </table:table-cell>
              <table:table-cell office:value-type="float" office:value="5.94868957610481">
                <text:p>5.94868957610481</text:p>
              </table:table-cell>
              <table:table-cell office:value-type="float" office:value="5.96599469904311">
                <text:p>5.96599469904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60475157">
                <text:p>0.392405060475157</text:p>
              </table:table-cell>
              <table:table-cell office:value-type="float" office:value="3.50412177344441">
                <text:p>3.50412177344441</text:p>
              </table:table-cell>
              <table:table-cell office:value-type="float" office:value="3.89767337403349">
                <text:p>3.89767337403349</text:p>
              </table:table-cell>
              <table:table-cell office:value-type="float" office:value="4.21524106819758">
                <text:p>4.21524106819758</text:p>
              </table:table-cell>
              <table:table-cell office:value-type="float" office:value="4.21546219998583">
                <text:p>4.21546219998583</text:p>
              </table:table-cell>
              <table:table-cell office:value-type="float" office:value="4.48549525299161">
                <text:p>4.48549525299161</text:p>
              </table:table-cell>
              <table:table-cell office:value-type="float" office:value="5.90337768873203">
                <text:p>5.90337768873203</text:p>
              </table:table-cell>
              <table:table-cell office:value-type="float" office:value="5.90872185722755">
                <text:p>5.90872185722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152552">
                <text:p>0.470886105152552</text:p>
              </table:table-cell>
              <table:table-cell office:value-type="float" office:value="3.5208962993169">
                <text:p>3.5208962993169</text:p>
              </table:table-cell>
              <table:table-cell office:value-type="float" office:value="3.83944948535795">
                <text:p>3.83944948535795</text:p>
              </table:table-cell>
              <table:table-cell office:value-type="float" office:value="4.21910915600572">
                <text:p>4.21910915600572</text:p>
              </table:table-cell>
              <table:table-cell office:value-type="float" office:value="4.21941224925429">
                <text:p>4.21941224925429</text:p>
              </table:table-cell>
              <table:table-cell office:value-type="float" office:value="4.5441432926177">
                <text:p>4.5441432926177</text:p>
              </table:table-cell>
              <table:table-cell office:value-type="float" office:value="5.82381603727894">
                <text:p>5.82381603727894</text:p>
              </table:table-cell>
              <table:table-cell office:value-type="float" office:value="5.86898593156223">
                <text:p>5.8689859315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255654">
                <text:p>0.549367185255654</text:p>
              </table:table-cell>
              <table:table-cell office:value-type="float" office:value="3.54056483633216">
                <text:p>3.54056483633216</text:p>
              </table:table-cell>
              <table:table-cell office:value-type="float" office:value="3.78123089765139">
                <text:p>3.78123089765139</text:p>
              </table:table-cell>
              <table:table-cell office:value-type="float" office:value="4.22367667210341">
                <text:p>4.22367667210341</text:p>
              </table:table-cell>
              <table:table-cell office:value-type="float" office:value="4.22407603449476">
                <text:p>4.22407603449476</text:p>
              </table:table-cell>
              <table:table-cell office:value-type="float" office:value="4.60287807302858">
                <text:p>4.60287807302858</text:p>
              </table:table-cell>
              <table:table-cell office:value-type="float" office:value="5.74430756082153">
                <text:p>5.74430756082153</text:p>
              </table:table-cell>
              <table:table-cell office:value-type="float" office:value="5.82952781394455">
                <text:p>5.82952781394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1377592">
                <text:p>0.627848321377592</text:p>
              </table:table-cell>
              <table:table-cell office:value-type="float" office:value="3.56303244241643">
                <text:p>3.56303244241643</text:p>
              </table:table-cell>
              <table:table-cell office:value-type="float" office:value="3.72306269177381">
                <text:p>3.72306269177381</text:p>
              </table:table-cell>
              <table:table-cell office:value-type="float" office:value="4.22894167762389">
                <text:p>4.22894167762389</text:p>
              </table:table-cell>
              <table:table-cell office:value-type="float" office:value="4.22945136593817">
                <text:p>4.22945136593817</text:p>
              </table:table-cell>
              <table:table-cell office:value-type="float" office:value="4.66168347689739">
                <text:p>4.66168347689739</text:p>
              </table:table-cell>
              <table:table-cell office:value-type="float" office:value="5.66485040591508">
                <text:p>5.66485040591508</text:p>
              </table:table-cell>
              <table:table-cell office:value-type="float" office:value="5.79037408690386">
                <text:p>5.79037408690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29540867919">
                <text:p>0.706329540867919</text:p>
              </table:table-cell>
              <table:table-cell office:value-type="float" office:value="3.58806943023199">
                <text:p>3.58806943023199</text:p>
              </table:table-cell>
              <table:table-cell office:value-type="float" office:value="3.66511039528579">
                <text:p>3.66511039528579</text:p>
              </table:table-cell>
              <table:table-cell office:value-type="float" office:value="4.23490195313788">
                <text:p>4.23490195313788</text:p>
              </table:table-cell>
              <table:table-cell office:value-type="float" office:value="4.23553572945225">
                <text:p>4.23553572945225</text:p>
              </table:table-cell>
              <table:table-cell office:value-type="float" office:value="4.72055066385688">
                <text:p>4.72055066385688</text:p>
              </table:table-cell>
              <table:table-cell office:value-type="float" office:value="5.58544275240066">
                <text:p>5.58544275240066</text:p>
              </table:table-cell>
              <table:table-cell office:value-type="float" office:value="5.75154238666568">
                <text:p>5.75154238666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4684807872746">
                <text:p>0.14684807872746</text:p>
              </table:table-cell>
              <table:table-cell office:value-type="float" office:value="0.784810878782664">
                <text:p>0.784810878782664</text:p>
              </table:table-cell>
              <table:table-cell office:value-type="float" office:value="3.60313458761279">
                <text:p>3.60313458761279</text:p>
              </table:table-cell>
              <table:table-cell office:value-type="float" office:value="3.61984161690251">
                <text:p>3.61984161690251</text:p>
              </table:table-cell>
              <table:table-cell office:value-type="float" office:value="4.24155500174503">
                <text:p>4.24155500174503</text:p>
              </table:table-cell>
              <table:table-cell office:value-type="float" office:value="4.24232629441249">
                <text:p>4.24232629441249</text:p>
              </table:table-cell>
              <table:table-cell office:value-type="float" office:value="4.77947424036153">
                <text:p>4.77947424036153</text:p>
              </table:table-cell>
              <table:table-cell office:value-type="float" office:value="5.5060828137952">
                <text:p>5.5060828137952</text:p>
              </table:table-cell>
              <table:table-cell office:value-type="float" office:value="5.71304590367015">
                <text:p>5.71304590367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241348115922236">
                <text:p>0.241348115922236</text:p>
              </table:table-cell>
              <table:table-cell office:value-type="float" office:value="0.863292378825837">
                <text:p>0.863292378825837</text:p>
              </table:table-cell>
              <table:table-cell office:value-type="float" office:value="3.54768164491558">
                <text:p>3.54768164491558</text:p>
              </table:table-cell>
              <table:table-cell office:value-type="float" office:value="3.64772242166402">
                <text:p>3.64772242166402</text:p>
              </table:table-cell>
              <table:table-cell office:value-type="float" office:value="4.2488980540254">
                <text:p>4.2488980540254</text:p>
              </table:table-cell>
              <table:table-cell office:value-type="float" office:value="4.24981992174217">
                <text:p>4.24981992174217</text:p>
              </table:table-cell>
              <table:table-cell office:value-type="float" office:value="4.83845036972221">
                <text:p>4.83845036972221</text:p>
              </table:table-cell>
              <table:table-cell office:value-type="float" office:value="5.4267688376431">
                <text:p>5.4267688376431</text:p>
              </table:table-cell>
              <table:table-cell office:value-type="float" office:value="5.67489566720008">
                <text:p>5.67489566720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314930245887793">
                <text:p>0.314930245887793</text:p>
              </table:table-cell>
              <table:table-cell office:value-type="float" office:value="0.941774094284544">
                <text:p>0.941774094284544</text:p>
              </table:table-cell>
              <table:table-cell office:value-type="float" office:value="3.48970693866553">
                <text:p>3.48970693866553</text:p>
              </table:table-cell>
              <table:table-cell office:value-type="float" office:value="3.68067163873421">
                <text:p>3.68067163873421</text:p>
              </table:table-cell>
              <table:table-cell office:value-type="float" office:value="4.25692807421746">
                <text:p>4.25692807421746</text:p>
              </table:table-cell>
              <table:table-cell office:value-type="float" office:value="4.25801317239188">
                <text:p>4.25801317239188</text:p>
              </table:table-cell>
              <table:table-cell office:value-type="float" office:value="4.89747557962528">
                <text:p>4.89747557962528</text:p>
              </table:table-cell>
              <table:table-cell office:value-type="float" office:value="5.3474991058299">
                <text:p>5.3474991058299</text:p>
              </table:table-cell>
              <table:table-cell office:value-type="float" office:value="5.63710197952251">
                <text:p>5.63710197952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80166673714711">
                <text:p>0.380166673714711</text:p>
              </table:table-cell>
              <table:table-cell office:value-type="float" office:value="1.02025608895668">
                <text:p>1.02025608895668</text:p>
              </table:table-cell>
              <table:table-cell office:value-type="float" office:value="3.43162629875163">
                <text:p>3.43162629875163</text:p>
              </table:table-cell>
              <table:table-cell office:value-type="float" office:value="3.7161855016256">
                <text:p>3.7161855016256</text:p>
              </table:table-cell>
              <table:table-cell office:value-type="float" office:value="4.26564176741685">
                <text:p>4.26564176741685</text:p>
              </table:table-cell>
              <table:table-cell office:value-type="float" office:value="4.26690231636761">
                <text:p>4.26690231636761</text:p>
              </table:table-cell>
              <table:table-cell office:value-type="float" office:value="4.95654566091361">
                <text:p>4.95654566091361</text:p>
              </table:table-cell>
              <table:table-cell office:value-type="float" office:value="5.26827193486123">
                <text:p>5.26827193486123</text:p>
              </table:table-cell>
              <table:table-cell office:value-type="float" office:value="5.59967566947711">
                <text:p>5.59967566947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440967475611451">
                <text:p>0.440967475611451</text:p>
              </table:table-cell>
              <table:table-cell office:value-type="float" office:value="1.09873843806922">
                <text:p>1.09873843806922</text:p>
              </table:table-cell>
              <table:table-cell office:value-type="float" office:value="3.37353737169341">
                <text:p>3.37353737169341</text:p>
              </table:table-cell>
              <table:table-cell office:value-type="float" office:value="3.75407658258296">
                <text:p>3.75407658258296</text:p>
              </table:table-cell>
              <table:table-cell office:value-type="float" office:value="4.27503558778563">
                <text:p>4.27503558778563</text:p>
              </table:table-cell>
              <table:table-cell office:value-type="float" office:value="4.27648334233539">
                <text:p>4.27648334233539</text:p>
              </table:table-cell>
              <table:table-cell office:value-type="float" office:value="5.01565409809996">
                <text:p>5.01565409809996</text:p>
              </table:table-cell>
              <table:table-cell office:value-type="float" office:value="5.18908567610796">
                <text:p>5.18908567610796</text:p>
              </table:table-cell>
              <table:table-cell office:value-type="float" office:value="5.56262975946358">
                <text:p>5.56262975946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99122290961196">
                <text:p>0.499122290961196</text:p>
              </table:table-cell>
              <table:table-cell office:value-type="float" office:value="1.17722122918725">
                <text:p>1.17722122918725</text:p>
              </table:table-cell>
              <table:table-cell office:value-type="float" office:value="3.31546274061011">
                <text:p>3.31546274061011</text:p>
              </table:table-cell>
              <table:table-cell office:value-type="float" office:value="3.79423173670822">
                <text:p>3.79423173670822</text:p>
              </table:table-cell>
              <table:table-cell office:value-type="float" office:value="4.2851057479131">
                <text:p>4.2851057479131</text:p>
              </table:table-cell>
              <table:table-cell office:value-type="float" office:value="4.28675196779725">
                <text:p>4.28675196779725</text:p>
              </table:table-cell>
              <table:table-cell office:value-type="float" office:value="5.07478896470611">
                <text:p>5.07478896470611</text:p>
              </table:table-cell>
              <table:table-cell office:value-type="float" office:value="5.10993871601904">
                <text:p>5.10993871601904</text:p>
              </table:table-cell>
              <table:table-cell office:value-type="float" office:value="5.5259826313348">
                <text:p>5.5259826313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555608767979204">
                <text:p>0.555608767979204</text:p>
              </table:table-cell>
              <table:table-cell office:value-type="float" office:value="1.25570456311257">
                <text:p>1.25570456311257</text:p>
              </table:table-cell>
              <table:table-cell office:value-type="float" office:value="3.25741112618752">
                <text:p>3.25741112618752</text:p>
              </table:table-cell>
              <table:table-cell office:value-type="float" office:value="3.83655180760925">
                <text:p>3.83655180760925</text:p>
              </table:table-cell>
              <table:table-cell office:value-type="float" office:value="4.29584822964782">
                <text:p>4.29584822964782</text:p>
              </table:table-cell>
              <table:table-cell office:value-type="float" office:value="4.29770364981988">
                <text:p>4.29770364981988</text:p>
              </table:table-cell>
              <table:table-cell office:value-type="float" office:value="5.03082947630349">
                <text:p>5.03082947630349</text:p>
              </table:table-cell>
              <table:table-cell office:value-type="float" office:value="5.13392519436762">
                <text:p>5.13392519436762</text:p>
              </table:table-cell>
              <table:table-cell office:value-type="float" office:value="5.48976578792079">
                <text:p>5.48976578792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611018967751173">
                <text:p>0.611018967751173</text:p>
              </table:table-cell>
              <table:table-cell office:value-type="float" office:value="1.33418855477329">
                <text:p>1.33418855477329</text:p>
              </table:table-cell>
              <table:table-cell office:value-type="float" office:value="3.19938715914448">
                <text:p>3.19938715914448</text:p>
              </table:table-cell>
              <table:table-cell office:value-type="float" office:value="3.88094262340568">
                <text:p>3.88094262340568</text:p>
              </table:table-cell>
              <table:table-cell office:value-type="float" office:value="4.30725879702302">
                <text:p>4.30725879702302</text:p>
              </table:table-cell>
              <table:table-cell office:value-type="float" office:value="4.30933359630055">
                <text:p>4.30933359630055</text:p>
              </table:table-cell>
              <table:table-cell office:value-type="float" office:value="4.95175641408263">
                <text:p>4.95175641408263</text:p>
              </table:table-cell>
              <table:table-cell office:value-type="float" office:value="5.1930004123121">
                <text:p>5.1930004123121</text:p>
              </table:table-cell>
              <table:table-cell office:value-type="float" office:value="5.45404801654602">
                <text:p>5.45404801654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665735993912291">
                <text:p>0.665735993912291</text:p>
              </table:table-cell>
              <table:table-cell office:value-type="float" office:value="1.41267333409763">
                <text:p>1.41267333409763</text:p>
              </table:table-cell>
              <table:table-cell office:value-type="float" office:value="3.14139397647339">
                <text:p>3.14139397647339</text:p>
              </table:table-cell>
              <table:table-cell office:value-type="float" office:value="3.92731304311588">
                <text:p>3.92731304311588</text:p>
              </table:table-cell>
              <table:table-cell office:value-type="float" office:value="4.31933301245347">
                <text:p>4.31933301245347</text:p>
              </table:table-cell>
              <table:table-cell office:value-type="float" office:value="4.3216367777736">
                <text:p>4.3216367777736</text:p>
              </table:table-cell>
              <table:table-cell office:value-type="float" office:value="4.87271802201337">
                <text:p>4.87271802201337</text:p>
              </table:table-cell>
              <table:table-cell office:value-type="float" office:value="5.25181007601999">
                <text:p>5.25181007601999</text:p>
              </table:table-cell>
              <table:table-cell office:value-type="float" office:value="5.41904011660044">
                <text:p>5.41904011660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720018994719085">
                <text:p>0.720018994719085</text:p>
              </table:table-cell>
              <table:table-cell office:value-type="float" office:value="1.49115904688074">
                <text:p>1.49115904688074</text:p>
              </table:table-cell>
              <table:table-cell office:value-type="float" office:value="3.08343413825665">
                <text:p>3.08343413825665</text:p>
              </table:table-cell>
              <table:table-cell office:value-type="float" office:value="3.97557456557007">
                <text:p>3.97557456557007</text:p>
              </table:table-cell>
              <table:table-cell office:value-type="float" office:value="4.33206625850843">
                <text:p>4.33206625850843</text:p>
              </table:table-cell>
              <table:table-cell office:value-type="float" office:value="4.33460793980524">
                <text:p>4.33460793980524</text:p>
              </table:table-cell>
              <table:table-cell office:value-type="float" office:value="4.79371282838431">
                <text:p>4.79371282838431</text:p>
              </table:table-cell>
              <table:table-cell office:value-type="float" office:value="5.30914460946601">
                <text:p>5.30914460946601</text:p>
              </table:table-cell>
              <table:table-cell office:value-type="float" office:value="5.38595628186111">
                <text:p>5.38595628186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774048582557399">
                <text:p>0.774048582557399</text:p>
              </table:table-cell>
              <table:table-cell office:value-type="float" office:value="1.56964585563556">
                <text:p>1.56964585563556</text:p>
              </table:table-cell>
              <table:table-cell office:value-type="float" office:value="3.02551002394778">
                <text:p>3.02551002394778</text:p>
              </table:table-cell>
              <table:table-cell office:value-type="float" office:value="4.02564134798755">
                <text:p>4.02564134798755</text:p>
              </table:table-cell>
              <table:table-cell office:value-type="float" office:value="4.34545376997978">
                <text:p>4.34545376997978</text:p>
              </table:table-cell>
              <table:table-cell office:value-type="float" office:value="4.34824161612398">
                <text:p>4.34824161612398</text:p>
              </table:table-cell>
              <table:table-cell office:value-type="float" office:value="4.71473939718374">
                <text:p>4.71473939718374</text:p>
              </table:table-cell>
              <table:table-cell office:value-type="float" office:value="5.33891004523536">
                <text:p>5.33891004523536</text:p>
              </table:table-cell>
              <table:table-cell office:value-type="float" office:value="5.36081115100406">
                <text:p>5.36081115100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827953070957382">
                <text:p>0.827953070957382</text:p>
              </table:table-cell>
              <table:table-cell office:value-type="float" office:value="1.64813394042903">
                <text:p>1.64813394042903</text:p>
              </table:table-cell>
              <table:table-cell office:value-type="float" office:value="2.96762403619608">
                <text:p>2.96762403619608</text:p>
              </table:table-cell>
              <table:table-cell office:value-type="float" office:value="4.07743030649685">
                <text:p>4.07743030649685</text:p>
              </table:table-cell>
              <table:table-cell office:value-type="float" office:value="4.35949068657266">
                <text:p>4.35949068657266</text:p>
              </table:table-cell>
              <table:table-cell office:value-type="float" office:value="4.36253214287081">
                <text:p>4.36253214287081</text:p>
              </table:table-cell>
              <table:table-cell office:value-type="float" office:value="4.6357963281424">
                <text:p>4.6357963281424</text:p>
              </table:table-cell>
              <table:table-cell office:value-type="float" office:value="5.31051195510373">
                <text:p>5.31051195510373</text:p>
              </table:table-cell>
              <table:table-cell office:value-type="float" office:value="5.32615738092152">
                <text:p>5.32615738092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881824576598739">
                <text:p>0.881824576598739</text:p>
              </table:table-cell>
              <table:table-cell office:value-type="float" office:value="1.72662349970939">
                <text:p>1.72662349970939</text:p>
              </table:table-cell>
              <table:table-cell office:value-type="float" office:value="2.90977872588459">
                <text:p>2.90977872588459</text:p>
              </table:table-cell>
              <table:table-cell office:value-type="float" office:value="4.13086117080245">
                <text:p>4.13086117080245</text:p>
              </table:table-cell>
              <table:table-cell office:value-type="float" office:value="4.37417215078896">
                <text:p>4.37417215078896</text:p>
              </table:table-cell>
              <table:table-cell office:value-type="float" office:value="4.37747367494348">
                <text:p>4.37747367494348</text:p>
              </table:table-cell>
              <table:table-cell office:value-type="float" office:value="4.55688225675006">
                <text:p>4.55688225675006</text:p>
              </table:table-cell>
              <table:table-cell office:value-type="float" office:value="5.2774726921016">
                <text:p>5.2774726921016</text:p>
              </table:table-cell>
              <table:table-cell office:value-type="float" office:value="5.29189719193752">
                <text:p>5.29189719193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935729388785281">
                <text:p>0.935729388785281</text:p>
              </table:table-cell>
              <table:table-cell office:value-type="float" office:value="1.80511475111304">
                <text:p>1.80511475111304</text:p>
              </table:table-cell>
              <table:table-cell office:value-type="float" office:value="2.8519768849">
                <text:p>2.8519768849</text:p>
              </table:table-cell>
              <table:table-cell office:value-type="float" office:value="4.18585639024239">
                <text:p>4.18585639024239</text:p>
              </table:table-cell>
              <table:table-cell office:value-type="float" office:value="4.3894935162695">
                <text:p>4.3894935162695</text:p>
              </table:table-cell>
              <table:table-cell office:value-type="float" office:value="4.39306020708533">
                <text:p>4.39306020708533</text:p>
              </table:table-cell>
              <table:table-cell office:value-type="float" office:value="4.47799585424694">
                <text:p>4.47799585424694</text:p>
              </table:table-cell>
              <table:table-cell office:value-type="float" office:value="5.24424128519153">
                <text:p>5.24424128519153</text:p>
              </table:table-cell>
              <table:table-cell office:value-type="float" office:value="5.25804168537366">
                <text:p>5.25804168537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989714909429749">
                <text:p>0.989714909429749</text:p>
              </table:table-cell>
              <table:table-cell office:value-type="float" office:value="1.88360793226012">
                <text:p>1.88360793226012</text:p>
              </table:table-cell>
              <table:table-cell office:value-type="float" office:value="2.79422162951359">
                <text:p>2.79422162951359</text:p>
              </table:table-cell>
              <table:table-cell office:value-type="float" office:value="4.24234067111266">
                <text:p>4.24234067111266</text:p>
              </table:table-cell>
              <table:table-cell office:value-type="float" office:value="4.39913582759084">
                <text:p>4.39913582759084</text:p>
              </table:table-cell>
              <table:table-cell office:value-type="float" office:value="4.40545086760534">
                <text:p>4.40545086760534</text:p>
              </table:table-cell>
              <table:table-cell office:value-type="float" office:value="4.40928560789981">
                <text:p>4.40928560789981</text:p>
              </table:table-cell>
              <table:table-cell office:value-type="float" office:value="5.21124157414107">
                <text:p>5.21124157414107</text:p>
              </table:table-cell>
              <table:table-cell office:value-type="float" office:value="5.22459677135974">
                <text:p>5.22459677135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1.04381443969827">
                <text:p>1.04381443969827</text:p>
              </table:table-cell>
              <table:table-cell office:value-type="float" office:value="1.96210330153315">
                <text:p>1.96210330153315</text:p>
              </table:table-cell>
              <table:table-cell office:value-type="float" office:value="2.73651648893006">
                <text:p>2.73651648893006</text:p>
              </table:table-cell>
              <table:table-cell office:value-type="float" office:value="4.3002393479239">
                <text:p>4.3002393479239</text:p>
              </table:table-cell>
              <table:table-cell office:value-type="float" office:value="4.3203009193995">
                <text:p>4.3203009193995</text:p>
              </table:table-cell>
              <table:table-cell office:value-type="float" office:value="4.42204261582952">
                <text:p>4.42204261582952</text:p>
              </table:table-cell>
              <table:table-cell office:value-type="float" office:value="4.42614369752596">
                <text:p>4.42614369752596</text:p>
              </table:table-cell>
              <table:table-cell office:value-type="float" office:value="5.17858377466854">
                <text:p>5.17858377466854</text:p>
              </table:table-cell>
              <table:table-cell office:value-type="float" office:value="5.19156815023582">
                <text:p>5.191568150235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1.09805055300135">
                <text:p>1.09805055300135</text:p>
              </table:table-cell>
              <table:table-cell office:value-type="float" office:value="2.04060113883937">
                <text:p>2.04060113883937</text:p>
              </table:table-cell>
              <table:table-cell office:value-type="float" office:value="2.67886551199895">
                <text:p>2.67886551199895</text:p>
              </table:table-cell>
              <table:table-cell office:value-type="float" office:value="4.24148990787012">
                <text:p>4.24148990787012</text:p>
              </table:table-cell>
              <table:table-cell office:value-type="float" office:value="4.359471378554">
                <text:p>4.359471378554</text:p>
              </table:table-cell>
              <table:table-cell office:value-type="float" office:value="4.43927621998828">
                <text:p>4.43927621998828</text:p>
              </table:table-cell>
              <table:table-cell office:value-type="float" office:value="4.44362852797183">
                <text:p>4.44362852797183</text:p>
              </table:table-cell>
              <table:table-cell office:value-type="float" office:value="5.14631213280264">
                <text:p>5.14631213280264</text:p>
              </table:table-cell>
              <table:table-cell office:value-type="float" office:value="5.15896157994888">
                <text:p>5.15896157994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1.1524374963726">
                <text:p>1.1524374963726</text:p>
              </table:table-cell>
              <table:table-cell office:value-type="float" office:value="2.11910174635662">
                <text:p>2.11910174635662</text:p>
              </table:table-cell>
              <table:table-cell office:value-type="float" office:value="2.62127340796351">
                <text:p>2.62127340796351</text:p>
              </table:table-cell>
              <table:table-cell office:value-type="float" office:value="4.16270160667406">
                <text:p>4.16270160667406</text:p>
              </table:table-cell>
              <table:table-cell office:value-type="float" office:value="4.41989399199517">
                <text:p>4.41989399199517</text:p>
              </table:table-cell>
              <table:table-cell office:value-type="float" office:value="4.45722146211295">
                <text:p>4.45722146211295</text:p>
              </table:table-cell>
              <table:table-cell office:value-type="float" office:value="4.46173640633948">
                <text:p>4.46173640633948</text:p>
              </table:table-cell>
              <table:table-cell office:value-type="float" office:value="5.11445017312096">
                <text:p>5.11445017312096</text:p>
              </table:table-cell>
              <table:table-cell office:value-type="float" office:value="5.12678292369096">
                <text:p>5.12678292369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206982885548">
                <text:p>1.206982885548</text:p>
              </table:table-cell>
              <table:table-cell office:value-type="float" office:value="2.19760544926296">
                <text:p>2.19760544926296</text:p>
              </table:table-cell>
              <table:table-cell office:value-type="float" office:value="2.5637457447907">
                <text:p>2.5637457447907</text:p>
              </table:table-cell>
              <table:table-cell office:value-type="float" office:value="4.08393486482972">
                <text:p>4.08393486482972</text:p>
              </table:table-cell>
              <table:table-cell office:value-type="float" office:value="4.47412110694137">
                <text:p>4.47412110694137</text:p>
              </table:table-cell>
              <table:table-cell office:value-type="float" office:value="4.48032200161564">
                <text:p>4.48032200161564</text:p>
              </table:table-cell>
              <table:table-cell office:value-type="float" office:value="4.48333580253602">
                <text:p>4.48333580253602</text:p>
              </table:table-cell>
              <table:table-cell office:value-type="float" office:value="5.08301337967969">
                <text:p>5.08301337967969</text:p>
              </table:table-cell>
              <table:table-cell office:value-type="float" office:value="5.09503816298365">
                <text:p>5.09503816298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26168884307365">
                <text:p>1.26168884307365</text:p>
              </table:table-cell>
              <table:table-cell office:value-type="float" office:value="2.27611259644736">
                <text:p>2.27611259644736</text:p>
              </table:table-cell>
              <table:table-cell office:value-type="float" office:value="2.50628924401669">
                <text:p>2.50628924401669</text:p>
              </table:table-cell>
              <table:table-cell office:value-type="float" office:value="4.00518856655136">
                <text:p>4.00518856655136</text:p>
              </table:table-cell>
              <table:table-cell office:value-type="float" office:value="4.49419368522484">
                <text:p>4.49419368522484</text:p>
              </table:table-cell>
              <table:table-cell office:value-type="float" office:value="4.49975169654514">
                <text:p>4.49975169654514</text:p>
              </table:table-cell>
              <table:table-cell office:value-type="float" office:value="4.54514044764097">
                <text:p>4.54514044764097</text:p>
              </table:table-cell>
              <table:table-cell office:value-type="float" office:value="5.05201383773462">
                <text:p>5.05201383773462</text:p>
              </table:table-cell>
              <table:table-cell office:value-type="float" office:value="5.06373340416167">
                <text:p>5.06373340416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31655263676318">
                <text:p>1.31655263676318</text:p>
              </table:table-cell>
              <table:table-cell office:value-type="float" office:value="2.35462356120385">
                <text:p>2.35462356120385</text:p>
              </table:table-cell>
              <table:table-cell office:value-type="float" office:value="2.44891224094463">
                <text:p>2.44891224094463</text:p>
              </table:table-cell>
              <table:table-cell office:value-type="float" office:value="3.9264616310758">
                <text:p>3.9264616310758</text:p>
              </table:table-cell>
              <table:table-cell office:value-type="float" office:value="4.51389092741259">
                <text:p>4.51389092741259</text:p>
              </table:table-cell>
              <table:table-cell office:value-type="float" office:value="4.51967523395995">
                <text:p>4.51967523395995</text:p>
              </table:table-cell>
              <table:table-cell office:value-type="float" office:value="4.60913704546022">
                <text:p>4.60913704546022</text:p>
              </table:table-cell>
              <table:table-cell office:value-type="float" office:value="5.02146247835303">
                <text:p>5.02146247835303</text:p>
              </table:table-cell>
              <table:table-cell office:value-type="float" office:value="5.03287488821503">
                <text:p>5.03287488821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37156677637143">
                <text:p>1.37156677637143</text:p>
              </table:table-cell>
              <table:table-cell office:value-type="float" office:value="2.39162543906238">
                <text:p>2.39162543906238</text:p>
              </table:table-cell>
              <table:table-cell office:value-type="float" office:value="2.43313874190642">
                <text:p>2.43313874190642</text:p>
              </table:table-cell>
              <table:table-cell office:value-type="float" office:value="3.84775301246662">
                <text:p>3.84775301246662</text:p>
              </table:table-cell>
              <table:table-cell office:value-type="float" office:value="4.53411832499043">
                <text:p>4.53411832499043</text:p>
              </table:table-cell>
              <table:table-cell office:value-type="float" office:value="4.54018762600248">
                <text:p>4.54018762600248</text:p>
              </table:table-cell>
              <table:table-cell office:value-type="float" office:value="4.67425658532371">
                <text:p>4.67425658532371</text:p>
              </table:table-cell>
              <table:table-cell office:value-type="float" office:value="4.99137097251751">
                <text:p>4.99137097251751</text:p>
              </table:table-cell>
              <table:table-cell office:value-type="float" office:value="5.00246901890499">
                <text:p>5.00246901890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42671837356439">
                <text:p>1.42671837356439</text:p>
              </table:table-cell>
              <table:table-cell office:value-type="float" office:value="2.33444321458181">
                <text:p>2.33444321458181</text:p>
              </table:table-cell>
              <table:table-cell office:value-type="float" office:value="2.5116585626667">
                <text:p>2.5116585626667</text:p>
              </table:table-cell>
              <table:table-cell office:value-type="float" office:value="3.76906169939528">
                <text:p>3.76906169939528</text:p>
              </table:table-cell>
              <table:table-cell office:value-type="float" office:value="4.55490945652387">
                <text:p>4.55490945652387</text:p>
              </table:table-cell>
              <table:table-cell office:value-type="float" office:value="4.56128389779319">
                <text:p>4.56128389779319</text:p>
              </table:table-cell>
              <table:table-cell office:value-type="float" office:value="4.74039907917456">
                <text:p>4.74039907917456</text:p>
              </table:table-cell>
              <table:table-cell office:value-type="float" office:value="4.96175574925396">
                <text:p>4.96175574925396</text:p>
              </table:table-cell>
              <table:table-cell office:value-type="float" office:value="4.97252246667733">
                <text:p>4.97252246667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48198726495033">
                <text:p>1.48198726495033</text:p>
              </table:table-cell>
              <table:table-cell office:value-type="float" office:value="2.27738601502167">
                <text:p>2.27738601502167</text:p>
              </table:table-cell>
              <table:table-cell office:value-type="float" office:value="2.59018347397022">
                <text:p>2.59018347397022</text:p>
              </table:table-cell>
              <table:table-cell office:value-type="float" office:value="3.69038671490084">
                <text:p>3.69038671490084</text:p>
              </table:table-cell>
              <table:table-cell office:value-type="float" office:value="4.57626555534568">
                <text:p>4.57626555534568</text:p>
              </table:table-cell>
              <table:table-cell office:value-type="float" office:value="4.58295735693106">
                <text:p>4.58295735693106</text:p>
              </table:table-cell>
              <table:table-cell office:value-type="float" office:value="4.80747533036002">
                <text:p>4.80747533036002</text:p>
              </table:table-cell>
              <table:table-cell office:value-type="float" office:value="4.93265795320005">
                <text:p>4.93265795320005</text:p>
              </table:table-cell>
              <table:table-cell office:value-type="float" office:value="4.94304273514841">
                <text:p>4.94304273514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53734167475636">
                <text:p>1.53734167475636</text:p>
              </table:table-cell>
              <table:table-cell office:value-type="float" office:value="2.22048510709785">
                <text:p>2.22048510709785</text:p>
              </table:table-cell>
              <table:table-cell office:value-type="float" office:value="2.66871395329715">
                <text:p>2.66871395329715</text:p>
              </table:table-cell>
              <table:table-cell office:value-type="float" office:value="3.61172711612733">
                <text:p>3.61172711612733</text:p>
              </table:table-cell>
              <table:table-cell office:value-type="float" office:value="4.59818090750741">
                <text:p>4.59818090750741</text:p>
              </table:table-cell>
              <table:table-cell office:value-type="float" office:value="4.60520095561151">
                <text:p>4.60520095561151</text:p>
              </table:table-cell>
              <table:table-cell office:value-type="float" office:value="4.87496347626782">
                <text:p>4.87496347626782</text:p>
              </table:table-cell>
              <table:table-cell office:value-type="float" office:value="4.90455043319776">
                <text:p>4.90455043319776</text:p>
              </table:table-cell>
              <table:table-cell office:value-type="float" office:value="4.9140478849887">
                <text:p>4.91404788498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59272822908926">
                <text:p>1.59272822908926</text:p>
              </table:table-cell>
              <table:table-cell office:value-type="float" office:value="2.16379288549763">
                <text:p>2.16379288549763</text:p>
              </table:table-cell>
              <table:table-cell office:value-type="float" office:value="2.74725050571946">
                <text:p>2.74725050571946</text:p>
              </table:table-cell>
              <table:table-cell office:value-type="float" office:value="3.53308199403878">
                <text:p>3.53308199403878</text:p>
              </table:table-cell>
              <table:table-cell office:value-type="float" office:value="4.62064615456198">
                <text:p>4.62064615456198</text:p>
              </table:table-cell>
              <table:table-cell office:value-type="float" office:value="4.62800748773912">
                <text:p>4.62800748773912</text:p>
              </table:table-cell>
              <table:table-cell office:value-type="float" office:value="4.8752670576101">
                <text:p>4.8752670576101</text:p>
              </table:table-cell>
              <table:table-cell office:value-type="float" office:value="4.88548356040696">
                <text:p>4.88548356040696</text:p>
              </table:table-cell>
              <table:table-cell office:value-type="float" office:value="4.94505908773655">
                <text:p>4.94505908773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6480469450045">
                <text:p>1.6480469450045</text:p>
              </table:table-cell>
              <table:table-cell office:value-type="float" office:value="2.10740813683244">
                <text:p>2.10740813683244</text:p>
              </table:table-cell>
              <table:table-cell office:value-type="float" office:value="2.82579366448166">
                <text:p>2.82579366448166</text:p>
              </table:table-cell>
              <table:table-cell office:value-type="float" office:value="3.45445047311294">
                <text:p>3.45445047311294</text:p>
              </table:table-cell>
              <table:table-cell office:value-type="float" office:value="4.6436471966364">
                <text:p>4.6436471966364</text:p>
              </table:table-cell>
              <table:table-cell office:value-type="float" office:value="4.65136959917805">
                <text:p>4.65136959917805</text:p>
              </table:table-cell>
              <table:table-cell office:value-type="float" office:value="4.84775549975954">
                <text:p>4.84775549975954</text:p>
              </table:table-cell>
              <table:table-cell office:value-type="float" office:value="4.85744570082461">
                <text:p>4.85744570082461</text:p>
              </table:table-cell>
              <table:table-cell office:value-type="float" office:value="5.01470062674385">
                <text:p>5.01470062674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7030782375533">
                <text:p>1.7030782375533</text:p>
              </table:table-cell>
              <table:table-cell office:value-type="float" office:value="2.05154922873458">
                <text:p>2.05154922873458</text:p>
              </table:table-cell>
              <table:table-cell office:value-type="float" office:value="2.90434399155967">
                <text:p>2.90434399155967</text:p>
              </table:table-cell>
              <table:table-cell office:value-type="float" office:value="3.37583171101286">
                <text:p>3.37583171101286</text:p>
              </table:table-cell>
              <table:table-cell office:value-type="float" office:value="4.66715899957936">
                <text:p>4.66715899957936</text:p>
              </table:table-cell>
              <table:table-cell office:value-type="float" office:value="4.67527965463409">
                <text:p>4.67527965463409</text:p>
              </table:table-cell>
              <table:table-cell office:value-type="float" office:value="4.82063886687273">
                <text:p>4.82063886687273</text:p>
              </table:table-cell>
              <table:table-cell office:value-type="float" office:value="4.82989521692869">
                <text:p>4.82989521692869</text:p>
              </table:table-cell>
              <table:table-cell office:value-type="float" office:value="5.08529918978294">
                <text:p>5.085299189782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75721128848969">
                <text:p>1.75721128848969</text:p>
              </table:table-cell>
              <table:table-cell office:value-type="float" office:value="1.99682589020962">
                <text:p>1.99682589020962</text:p>
              </table:table-cell>
              <table:table-cell office:value-type="float" office:value="2.98290207819972">
                <text:p>2.98290207819972</text:p>
              </table:table-cell>
              <table:table-cell office:value-type="float" office:value="3.2972248982368">
                <text:p>3.2972248982368</text:p>
              </table:table-cell>
              <table:table-cell office:value-type="float" office:value="4.69111982915576">
                <text:p>4.69111982915576</text:p>
              </table:table-cell>
              <table:table-cell office:value-type="float" office:value="4.69972910939826">
                <text:p>4.69972910939826</text:p>
              </table:table-cell>
              <table:table-cell office:value-type="float" office:value="4.79408918961165">
                <text:p>4.79408918961165</text:p>
              </table:table-cell>
              <table:table-cell office:value-type="float" office:value="4.80284511883088">
                <text:p>4.80284511883088</text:p>
              </table:table-cell>
              <table:table-cell office:value-type="float" office:value="5.15670344465302">
                <text:p>5.15670344465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80793469932323">
                <text:p>1.80793469932323</text:p>
              </table:table-cell>
              <table:table-cell office:value-type="float" office:value="1.94574866781209">
                <text:p>1.94574866781209</text:p>
              </table:table-cell>
              <table:table-cell office:value-type="float" office:value="3.06146854543806">
                <text:p>3.06146854543806</text:p>
              </table:table-cell>
              <table:table-cell office:value-type="float" office:value="3.21862925774719">
                <text:p>3.21862925774719</text:p>
              </table:table-cell>
              <table:table-cell office:value-type="float" office:value="4.71525838792951">
                <text:p>4.71525838792951</text:p>
              </table:table-cell>
              <table:table-cell office:value-type="float" office:value="4.72470401149507">
                <text:p>4.72470401149507</text:p>
              </table:table-cell>
              <table:table-cell office:value-type="float" office:value="4.76839436737461">
                <text:p>4.76839436737461</text:p>
              </table:table-cell>
              <table:table-cell office:value-type="float" office:value="4.7763097942426">
                <text:p>4.7763097942426</text:p>
              </table:table-cell>
              <table:table-cell office:value-type="float" office:value="5.22885559863994">
                <text:p>5.22885559863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83746628397271">
                <text:p>1.83746628397271</text:p>
              </table:table-cell>
              <table:table-cell office:value-type="float" office:value="1.91609920756365">
                <text:p>1.91609920756365</text:p>
              </table:table-cell>
              <table:table-cell office:value-type="float" office:value="3.14004404457738">
                <text:p>3.14004404457738</text:p>
              </table:table-cell>
              <table:table-cell office:value-type="float" office:value="3.14004404459782">
                <text:p>3.14004404459782</text:p>
              </table:table-cell>
              <table:table-cell office:value-type="float" office:value="4.73399686092561">
                <text:p>4.73399686092561</text:p>
              </table:table-cell>
              <table:table-cell office:value-type="float" office:value="4.74903576411393">
                <text:p>4.74903576411393</text:p>
              </table:table-cell>
              <table:table-cell office:value-type="float" office:value="4.74916704885279">
                <text:p>4.74916704885279</text:p>
              </table:table-cell>
              <table:table-cell office:value-type="float" office:value="4.75142763276048">
                <text:p>4.75142763276048</text:p>
              </table:table-cell>
              <table:table-cell office:value-type="float" office:value="5.29967492077342">
                <text:p>5.299674920773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4x4_6.M2:4x4_6.V42 4x4_6.W1:4x4_6.X42 4x4_6.N1:4x4_6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6.W2:4x4_6.W42" chart:label-cell-address="4x4_6.W1:4x4_6.W1" chart:class="chart:scatter">
            <chart:domain table:cell-range-address="4x4_6.M2:4x4_6.M42"/>
            <chart:data-point chart:repeated="41"/>
          </chart:series>
          <chart:series chart:style-name="ch8" chart:values-cell-range-address="4x4_6.X2:4x4_6.X42" chart:label-cell-address="4x4_6.X1:4x4_6.X1" chart:class="chart:scatter">
            <chart:data-point chart:repeated="41"/>
          </chart:series>
          <chart:series chart:style-name="ch9" chart:values-cell-range-address="4x4_6.N2:4x4_6.N42" chart:label-cell-address="4x4_6.N1:4x4_6.N1" chart:class="chart:scatter">
            <chart:data-point chart:repeated="41"/>
          </chart:series>
          <chart:series chart:style-name="ch10" chart:values-cell-range-address="4x4_6.O2:4x4_6.O42" chart:label-cell-address="4x4_6.O1:4x4_6.O1" chart:class="chart:scatter">
            <chart:data-point chart:repeated="41"/>
          </chart:series>
          <chart:series chart:style-name="ch11" chart:values-cell-range-address="4x4_6.P2:4x4_6.P42" chart:label-cell-address="4x4_6.P1:4x4_6.P1" chart:class="chart:scatter">
            <chart:data-point chart:repeated="41"/>
          </chart:series>
          <chart:series chart:style-name="ch12" chart:values-cell-range-address="4x4_6.Q2:4x4_6.Q42" chart:label-cell-address="4x4_6.Q1:4x4_6.Q1" chart:class="chart:scatter">
            <chart:data-point chart:repeated="41"/>
          </chart:series>
          <chart:series chart:style-name="ch13" chart:values-cell-range-address="4x4_6.R2:4x4_6.R42" chart:label-cell-address="4x4_6.R1:4x4_6.R1" chart:class="chart:scatter">
            <chart:data-point chart:repeated="41"/>
          </chart:series>
          <chart:series chart:style-name="ch14" chart:values-cell-range-address="4x4_6.S2:4x4_6.S42" chart:label-cell-address="4x4_6.S1:4x4_6.S1" chart:class="chart:scatter">
            <chart:data-point chart:repeated="41"/>
          </chart:series>
          <chart:series chart:style-name="ch15" chart:values-cell-range-address="4x4_6.T2:4x4_6.T42" chart:label-cell-address="4x4_6.T1:4x4_6.T1" chart:class="chart:scatter">
            <chart:data-point chart:repeated="41"/>
          </chart:series>
          <chart:series chart:style-name="ch16" chart:values-cell-range-address="4x4_6.U2:4x4_6.U42" chart:label-cell-address="4x4_6.U1:4x4_6.U1" chart:class="chart:scatter">
            <chart:data-point chart:repeated="41"/>
          </chart:series>
          <chart:series chart:style-name="ch17" chart:values-cell-range-address="4x4_6.V2:4x4_6.V42" chart:label-cell-address="4x4_6.V1:4x4_6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6.W1:4x4_6.W1</svg:desc>
                </draw:g>
              </table:table-cell>
              <table:table-cell office:value-type="string">
                <text:p>Beta</text:p>
                <draw:g>
                  <svg:desc>4x4_6.X1:4x4_6.X1</svg:desc>
                </draw:g>
              </table:table-cell>
              <table:table-cell office:value-type="string">
                <text:p>N = 1</text:p>
                <draw:g>
                  <svg:desc>4x4_6.N1:4x4_6.N1</svg:desc>
                </draw:g>
              </table:table-cell>
              <table:table-cell office:value-type="string">
                <text:p>N = 2</text:p>
                <draw:g>
                  <svg:desc>4x4_6.O1:4x4_6.O1</svg:desc>
                </draw:g>
              </table:table-cell>
              <table:table-cell office:value-type="string">
                <text:p>N = 3</text:p>
                <draw:g>
                  <svg:desc>4x4_6.P1:4x4_6.P1</svg:desc>
                </draw:g>
              </table:table-cell>
              <table:table-cell office:value-type="string">
                <text:p>N = 4</text:p>
                <draw:g>
                  <svg:desc>4x4_6.Q1:4x4_6.Q1</svg:desc>
                </draw:g>
              </table:table-cell>
              <table:table-cell office:value-type="string">
                <text:p>N = 5</text:p>
                <draw:g>
                  <svg:desc>4x4_6.R1:4x4_6.R1</svg:desc>
                </draw:g>
              </table:table-cell>
              <table:table-cell office:value-type="string">
                <text:p>N = 6</text:p>
                <draw:g>
                  <svg:desc>4x4_6.S1:4x4_6.S1</svg:desc>
                </draw:g>
              </table:table-cell>
              <table:table-cell office:value-type="string">
                <text:p>N = 7</text:p>
                <draw:g>
                  <svg:desc>4x4_6.T1:4x4_6.T1</svg:desc>
                </draw:g>
              </table:table-cell>
              <table:table-cell office:value-type="string">
                <text:p>N = 8</text:p>
                <draw:g>
                  <svg:desc>4x4_6.U1:4x4_6.U1</svg:desc>
                </draw:g>
              </table:table-cell>
              <table:table-cell office:value-type="string">
                <text:p>N = 9</text:p>
                <draw:g>
                  <svg:desc>4x4_6.V1:4x4_6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6.M2:4x4_6.M42</svg:desc>
                </draw:g>
              </table:table-cell>
              <table:table-cell office:value-type="float" office:value="0">
                <text:p>0</text:p>
                <draw:g>
                  <svg:desc>4x4_6.W2:4x4_6.W42</svg:desc>
                </draw:g>
              </table:table-cell>
              <table:table-cell office:value-type="float" office:value="0">
                <text:p>0</text:p>
                <draw:g>
                  <svg:desc>4x4_6.X2:4x4_6.X42</svg:desc>
                </draw:g>
              </table:table-cell>
              <table:table-cell office:value-type="float" office:value="NaN">
                <text:p>NaN</text:p>
                <draw:g>
                  <svg:desc>4x4_6.N2:4x4_6.N42</svg:desc>
                </draw:g>
              </table:table-cell>
              <table:table-cell office:value-type="float" office:value="NaN">
                <text:p>NaN</text:p>
                <draw:g>
                  <svg:desc>4x4_6.O2:4x4_6.O42</svg:desc>
                </draw:g>
              </table:table-cell>
              <table:table-cell office:value-type="float" office:value="6.16221501612051">
                <text:p>6.16221501612051</text:p>
                <draw:g>
                  <svg:desc>4x4_6.P2:4x4_6.P42</svg:desc>
                </draw:g>
              </table:table-cell>
              <table:table-cell office:value-type="float" office:value="6.17965489759405">
                <text:p>6.17965489759405</text:p>
                <draw:g>
                  <svg:desc>4x4_6.Q2:4x4_6.Q42</svg:desc>
                </draw:g>
              </table:table-cell>
              <table:table-cell office:value-type="float" office:value="6.17988850474884">
                <text:p>6.17988850474884</text:p>
                <draw:g>
                  <svg:desc>4x4_6.R2:4x4_6.R42</svg:desc>
                </draw:g>
              </table:table-cell>
              <table:table-cell office:value-type="float" office:value="6.18281218794762">
                <text:p>6.18281218794762</text:p>
                <draw:g>
                  <svg:desc>4x4_6.S2:4x4_6.S42</svg:desc>
                </draw:g>
              </table:table-cell>
              <table:table-cell office:value-type="float" office:value="6.27910454383555">
                <text:p>6.27910454383555</text:p>
                <draw:g>
                  <svg:desc>4x4_6.T2:4x4_6.T42</svg:desc>
                </draw:g>
              </table:table-cell>
              <table:table-cell office:value-type="float" office:value="6.30205071321848">
                <text:p>6.30205071321848</text:p>
                <draw:g>
                  <svg:desc>4x4_6.U2:4x4_6.U42</svg:desc>
                </draw:g>
              </table:table-cell>
              <table:table-cell office:value-type="float" office:value="6.30205071345846">
                <text:p>6.30205071345846</text:p>
                <draw:g>
                  <svg:desc>4x4_6.V2:4x4_6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2671785">
                <text:p>0.078481002671785</text:p>
              </table:table-cell>
              <table:table-cell office:value-type="float" office:value="6.05186846884918">
                <text:p>6.05186846884918</text:p>
              </table:table-cell>
              <table:table-cell office:value-type="float" office:value="6.17916277938383">
                <text:p>6.17916277938383</text:p>
              </table:table-cell>
              <table:table-cell office:value-type="float" office:value="6.17979700965582">
                <text:p>6.17979700965582</text:p>
              </table:table-cell>
              <table:table-cell office:value-type="float" office:value="6.22219425293776">
                <text:p>6.22219425293776</text:p>
              </table:table-cell>
              <table:table-cell office:value-type="float" office:value="6.2717852393406">
                <text:p>6.2717852393406</text:p>
              </table:table-cell>
              <table:table-cell office:value-type="float" office:value="6.30271276957417">
                <text:p>6.30271276957417</text:p>
              </table:table-cell>
              <table:table-cell office:value-type="float" office:value="6.30847012839651">
                <text:p>6.30847012839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6121026">
                <text:p>0.156962016121026</text:p>
              </table:table-cell>
              <table:table-cell office:value-type="float" office:value="5.93217616636436">
                <text:p>5.93217616636436</text:p>
              </table:table-cell>
              <table:table-cell office:value-type="float" office:value="6.1424007174686">
                <text:p>6.1424007174686</text:p>
              </table:table-cell>
              <table:table-cell office:value-type="float" office:value="6.17847287129849">
                <text:p>6.17847287129849</text:p>
              </table:table-cell>
              <table:table-cell office:value-type="float" office:value="6.17960829343643">
                <text:p>6.17960829343643</text:p>
              </table:table-cell>
              <table:table-cell office:value-type="float" office:value="6.2804103468319">
                <text:p>6.2804103468319</text:p>
              </table:table-cell>
              <table:table-cell office:value-type="float" office:value="6.31143233977397">
                <text:p>6.31143233977397</text:p>
              </table:table-cell>
              <table:table-cell office:value-type="float" office:value="6.42069285982492">
                <text:p>6.42069285982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1667706">
                <text:p>0.235443021667706</text:p>
              </table:table-cell>
              <table:table-cell office:value-type="float" office:value="5.81318835258447">
                <text:p>5.81318835258447</text:p>
              </table:table-cell>
              <table:table-cell office:value-type="float" office:value="6.06266809411203">
                <text:p>6.06266809411203</text:p>
              </table:table-cell>
              <table:table-cell office:value-type="float" office:value="6.17756503078174">
                <text:p>6.17756503078174</text:p>
              </table:table-cell>
              <table:table-cell office:value-type="float" office:value="6.17941786030887">
                <text:p>6.17941786030887</text:p>
              </table:table-cell>
              <table:table-cell office:value-type="float" office:value="6.28706026500858">
                <text:p>6.28706026500858</text:p>
              </table:table-cell>
              <table:table-cell office:value-type="float" office:value="6.31696959055686">
                <text:p>6.31696959055686</text:p>
              </table:table-cell>
              <table:table-cell office:value-type="float" office:value="6.54201821289086">
                <text:p>6.54201821289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064626">
                <text:p>0.313924036064626</text:p>
              </table:table-cell>
              <table:table-cell office:value-type="float" office:value="5.69510227773728">
                <text:p>5.69510227773728</text:p>
              </table:table-cell>
              <table:table-cell office:value-type="float" office:value="5.98299440142305">
                <text:p>5.98299440142305</text:p>
              </table:table-cell>
              <table:table-cell office:value-type="float" office:value="6.17677210332329">
                <text:p>6.17677210332329</text:p>
              </table:table-cell>
              <table:table-cell office:value-type="float" office:value="6.17942749817105">
                <text:p>6.17942749817105</text:p>
              </table:table-cell>
              <table:table-cell office:value-type="float" office:value="6.29601733646903">
                <text:p>6.29601733646903</text:p>
              </table:table-cell>
              <table:table-cell office:value-type="float" office:value="6.32500242178958">
                <text:p>6.32500242178958</text:p>
              </table:table-cell>
              <table:table-cell office:value-type="float" office:value="6.62214708518084">
                <text:p>6.62214708518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59793061">
                <text:p>0.392405059793061</text:p>
              </table:table-cell>
              <table:table-cell office:value-type="float" office:value="5.57797136627206">
                <text:p>5.57797136627206</text:p>
              </table:table-cell>
              <table:table-cell office:value-type="float" office:value="5.9033776887875">
                <text:p>5.9033776887875</text:p>
              </table:table-cell>
              <table:table-cell office:value-type="float" office:value="6.17651822620436">
                <text:p>6.17651822620436</text:p>
              </table:table-cell>
              <table:table-cell office:value-type="float" office:value="6.17993451557487">
                <text:p>6.17993451557487</text:p>
              </table:table-cell>
              <table:table-cell office:value-type="float" office:value="6.30760597049002">
                <text:p>6.30760597049002</text:p>
              </table:table-cell>
              <table:table-cell office:value-type="float" office:value="6.33578654084559">
                <text:p>6.33578654084559</text:p>
              </table:table-cell>
              <table:table-cell office:value-type="float" office:value="6.70234937832095">
                <text:p>6.70234937832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990817">
                <text:p>0.470886105990817</text:p>
              </table:table-cell>
              <table:table-cell office:value-type="float" office:value="5.46181918378236">
                <text:p>5.46181918378236</text:p>
              </table:table-cell>
              <table:table-cell office:value-type="float" office:value="5.82381603731072">
                <text:p>5.82381603731072</text:p>
              </table:table-cell>
              <table:table-cell office:value-type="float" office:value="6.17728631916339">
                <text:p>6.17728631916339</text:p>
              </table:table-cell>
              <table:table-cell office:value-type="float" office:value="6.18132273188093">
                <text:p>6.18132273188093</text:p>
              </table:table-cell>
              <table:table-cell office:value-type="float" office:value="6.3220479577568">
                <text:p>6.3220479577568</text:p>
              </table:table-cell>
              <table:table-cell office:value-type="float" office:value="6.34961041833831">
                <text:p>6.34961041833831</text:p>
              </table:table-cell>
              <table:table-cell office:value-type="float" office:value="6.78262727219911">
                <text:p>6.78262727219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76213">
                <text:p>0.54936718576213</text:p>
              </table:table-cell>
              <table:table-cell office:value-type="float" office:value="5.34665949773939">
                <text:p>5.34665949773939</text:p>
              </table:table-cell>
              <table:table-cell office:value-type="float" office:value="5.74430756079718">
                <text:p>5.74430756079718</text:p>
              </table:table-cell>
              <table:table-cell office:value-type="float" office:value="6.17957701120681">
                <text:p>6.17957701120681</text:p>
              </table:table-cell>
              <table:table-cell office:value-type="float" office:value="6.18403069747754">
                <text:p>6.18403069747754</text:p>
              </table:table-cell>
              <table:table-cell office:value-type="float" office:value="6.33959402447837">
                <text:p>6.33959402447837</text:p>
              </table:table-cell>
              <table:table-cell office:value-type="float" office:value="6.36678384112748">
                <text:p>6.36678384112748</text:p>
              </table:table-cell>
              <table:table-cell office:value-type="float" office:value="6.86298297079294">
                <text:p>6.86298297079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0666772">
                <text:p>0.627848320666772</text:p>
              </table:table-cell>
              <table:table-cell office:value-type="float" office:value="5.23250200601752">
                <text:p>5.23250200601752</text:p>
              </table:table-cell>
              <table:table-cell office:value-type="float" office:value="5.66485040583476">
                <text:p>5.66485040583476</text:p>
              </table:table-cell>
              <table:table-cell office:value-type="float" office:value="6.18385541013833">
                <text:p>6.18385541013833</text:p>
              </table:table-cell>
              <table:table-cell office:value-type="float" office:value="6.18849806230571">
                <text:p>6.18849806230571</text:p>
              </table:table-cell>
              <table:table-cell office:value-type="float" office:value="6.36052666406516">
                <text:p>6.36052666406516</text:p>
              </table:table-cell>
              <table:table-cell office:value-type="float" office:value="6.38761968470389">
                <text:p>6.38761968470389</text:p>
              </table:table-cell>
              <table:table-cell office:value-type="float" office:value="6.94341870148309">
                <text:p>6.94341870148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0.0611075566284211">
                <text:p>0.0611075566284211</text:p>
              </table:table-cell>
              <table:table-cell office:value-type="float" office:value="0.706329540595395">
                <text:p>0.706329540595395</text:p>
              </table:table-cell>
              <table:table-cell office:value-type="float" office:value="5.11935444692528">
                <text:p>5.11935444692528</text:p>
              </table:table-cell>
              <table:table-cell office:value-type="float" office:value="5.58544275247325">
                <text:p>5.58544275247325</text:p>
              </table:table-cell>
              <table:table-cell office:value-type="float" office:value="6.19049011197942">
                <text:p>6.19049011197942</text:p>
              </table:table-cell>
              <table:table-cell office:value-type="float" office:value="6.19509968721695">
                <text:p>6.19509968721695</text:p>
              </table:table-cell>
              <table:table-cell office:value-type="float" office:value="6.38512951184038">
                <text:p>6.38512951184038</text:p>
              </table:table-cell>
              <table:table-cell office:value-type="float" office:value="6.41240180748886">
                <text:p>6.41240180748886</text:p>
              </table:table-cell>
              <table:table-cell office:value-type="float" office:value="7.02393671369024">
                <text:p>7.02393671369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1517529324642">
                <text:p>0.191517529324642</text:p>
              </table:table-cell>
              <table:table-cell office:value-type="float" office:value="0.78481087917932">
                <text:p>0.78481087917932</text:p>
              </table:table-cell>
              <table:table-cell office:value-type="float" office:value="5.00722352118014">
                <text:p>5.00722352118014</text:p>
              </table:table-cell>
              <table:table-cell office:value-type="float" office:value="5.50608281383435">
                <text:p>5.50608281383435</text:p>
              </table:table-cell>
              <table:table-cell office:value-type="float" office:value="6.19969858865154">
                <text:p>6.19969858865154</text:p>
              </table:table-cell>
              <table:table-cell office:value-type="float" office:value="6.20408451741015">
                <text:p>6.20408451741015</text:p>
              </table:table-cell>
              <table:table-cell office:value-type="float" office:value="6.41363166525437">
                <text:p>6.41363166525437</text:p>
              </table:table-cell>
              <table:table-cell office:value-type="float" office:value="6.44133273490022">
                <text:p>6.44133273490022</text:p>
              </table:table-cell>
              <table:table-cell office:value-type="float" office:value="7.1045392765341">
                <text:p>7.1045392765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271847433819002">
                <text:p>0.271847433819002</text:p>
              </table:table-cell>
              <table:table-cell office:value-type="float" office:value="0.863292378575128">
                <text:p>0.863292378575128</text:p>
              </table:table-cell>
              <table:table-cell office:value-type="float" office:value="4.89611534871839">
                <text:p>4.89611534871839</text:p>
              </table:table-cell>
              <table:table-cell office:value-type="float" office:value="5.42676883765912">
                <text:p>5.42676883765912</text:p>
              </table:table-cell>
              <table:table-cell office:value-type="float" office:value="6.21151836686235">
                <text:p>6.21151836686235</text:p>
              </table:table-cell>
              <table:table-cell office:value-type="float" office:value="6.21553901435517">
                <text:p>6.21553901435517</text:p>
              </table:table-cell>
              <table:table-cell office:value-type="float" office:value="6.44613179477937">
                <text:p>6.44613179477937</text:p>
              </table:table-cell>
              <table:table-cell office:value-type="float" office:value="6.47446343605149">
                <text:p>6.47446343605149</text:p>
              </table:table-cell>
              <table:table-cell office:value-type="float" office:value="7.1852286785649">
                <text:p>7.1852286785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340055116648695">
                <text:p>0.340055116648695</text:p>
              </table:table-cell>
              <table:table-cell office:value-type="float" office:value="0.9417740944637">
                <text:p>0.9417740944637</text:p>
              </table:table-cell>
              <table:table-cell office:value-type="float" office:value="4.78603572161668">
                <text:p>4.78603572161668</text:p>
              </table:table-cell>
              <table:table-cell office:value-type="float" office:value="5.34749910595192">
                <text:p>5.34749910595192</text:p>
              </table:table-cell>
              <table:table-cell office:value-type="float" office:value="6.22581818000276">
                <text:p>6.22581818000276</text:p>
              </table:table-cell>
              <table:table-cell office:value-type="float" office:value="6.22938891463573">
                <text:p>6.22938891463573</text:p>
              </table:table-cell>
              <table:table-cell office:value-type="float" office:value="6.48251777928895">
                <text:p>6.48251777928895</text:p>
              </table:table-cell>
              <table:table-cell office:value-type="float" office:value="6.51162104936147">
                <text:p>6.51162104936147</text:p>
              </table:table-cell>
              <table:table-cell office:value-type="float" office:value="7.26600722499875">
                <text:p>7.26600722499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402673016860098">
                <text:p>0.402673016860098</text:p>
              </table:table-cell>
              <table:table-cell office:value-type="float" office:value="1.02025608907467">
                <text:p>1.02025608907467</text:p>
              </table:table-cell>
              <table:table-cell office:value-type="float" office:value="4.67699025357772">
                <text:p>4.67699025357772</text:p>
              </table:table-cell>
              <table:table-cell office:value-type="float" office:value="5.26827193492398">
                <text:p>5.26827193492398</text:p>
              </table:table-cell>
              <table:table-cell office:value-type="float" office:value="6.24234732486317">
                <text:p>6.24234732486317</text:p>
              </table:table-cell>
              <table:table-cell office:value-type="float" office:value="6.24543834949706">
                <text:p>6.24543834949706</text:p>
              </table:table-cell>
              <table:table-cell office:value-type="float" office:value="6.5224102319155">
                <text:p>6.5224102319155</text:p>
              </table:table-cell>
              <table:table-cell office:value-type="float" office:value="6.55236228591898">
                <text:p>6.55236228591898</text:p>
              </table:table-cell>
              <table:table-cell office:value-type="float" office:value="7.3468772361646">
                <text:p>7.3468772361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462279058808605">
                <text:p>0.462279058808605</text:p>
              </table:table-cell>
              <table:table-cell office:value-type="float" office:value="1.09873843851432">
                <text:p>1.09873843851432</text:p>
              </table:table-cell>
              <table:table-cell office:value-type="float" office:value="4.56898447528625">
                <text:p>4.56898447528625</text:p>
              </table:table-cell>
              <table:table-cell office:value-type="float" office:value="5.18908567609791">
                <text:p>5.18908567609791</text:p>
              </table:table-cell>
              <table:table-cell office:value-type="float" office:value="6.2608041201991">
                <text:p>6.2608041201991</text:p>
              </table:table-cell>
              <table:table-cell office:value-type="float" office:value="6.2634297127393">
                <text:p>6.2634297127393</text:p>
              </table:table-cell>
              <table:table-cell office:value-type="float" office:value="6.56515973836901">
                <text:p>6.56515973836901</text:p>
              </table:table-cell>
              <table:table-cell office:value-type="float" office:value="6.59597996619709">
                <text:p>6.59597996619709</text:p>
              </table:table-cell>
              <table:table-cell office:value-type="float" office:value="7.42784104573024">
                <text:p>7.42784104573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520194277860667">
                <text:p>0.520194277860667</text:p>
              </table:table-cell>
              <table:table-cell office:value-type="float" office:value="1.17722122886458">
                <text:p>1.17722122886458</text:p>
              </table:table-cell>
              <table:table-cell office:value-type="float" office:value="4.46202389818353">
                <text:p>4.46202389818353</text:p>
              </table:table-cell>
              <table:table-cell office:value-type="float" office:value="5.10993871598533">
                <text:p>5.10993871598533</text:p>
              </table:table-cell>
              <table:table-cell office:value-type="float" office:value="6.28089818409157">
                <text:p>6.28089818409157</text:p>
              </table:table-cell>
              <table:table-cell office:value-type="float" office:value="6.28310151559311">
                <text:p>6.28310151559311</text:p>
              </table:table-cell>
              <table:table-cell office:value-type="float" office:value="6.60991028120441">
                <text:p>6.60991028120441</text:p>
              </table:table-cell>
              <table:table-cell office:value-type="float" office:value="6.64157250985009">
                <text:p>6.64157250985009</text:p>
              </table:table-cell>
              <table:table-cell office:value-type="float" office:value="7.50890099798037">
                <text:p>7.50890099798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57719987206135">
                <text:p>0.57719987206135</text:p>
              </table:table-cell>
              <table:table-cell office:value-type="float" office:value="1.25570456335572">
                <text:p>1.25570456335572</text:p>
              </table:table-cell>
              <table:table-cell office:value-type="float" office:value="4.35611405803908">
                <text:p>4.35611405803908</text:p>
              </table:table-cell>
              <table:table-cell office:value-type="float" office:value="5.03082947641001">
                <text:p>5.03082947641001</text:p>
              </table:table-cell>
              <table:table-cell office:value-type="float" office:value="6.30238967751864">
                <text:p>6.30238967751864</text:p>
              </table:table-cell>
              <table:table-cell office:value-type="float" office:value="6.30422795233063">
                <text:p>6.30422795233063</text:p>
              </table:table-cell>
              <table:table-cell office:value-type="float" office:value="6.65571295357211">
                <text:p>6.65571295357211</text:p>
              </table:table-cell>
              <table:table-cell office:value-type="float" office:value="6.68815949177036">
                <text:p>6.68815949177036</text:p>
              </table:table-cell>
              <table:table-cell office:value-type="float" office:value="7.59005944568507">
                <text:p>7.59005944568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633802696520963">
                <text:p>0.633802696520963</text:p>
              </table:table-cell>
              <table:table-cell office:value-type="float" office:value="1.33418855504901">
                <text:p>1.33418855504901</text:p>
              </table:table-cell>
              <table:table-cell office:value-type="float" office:value="4.2512605489193">
                <text:p>4.2512605489193</text:p>
              </table:table-cell>
              <table:table-cell office:value-type="float" office:value="4.95175641415903">
                <text:p>4.95175641415903</text:p>
              </table:table-cell>
              <table:table-cell office:value-type="float" office:value="6.32510307201538">
                <text:p>6.32510307201538</text:p>
              </table:table-cell>
              <table:table-cell office:value-type="float" office:value="6.3266361609059">
                <text:p>6.3266361609059</text:p>
              </table:table-cell>
              <table:table-cell office:value-type="float" office:value="6.70165344047717">
                <text:p>6.70165344047717</text:p>
              </table:table-cell>
              <table:table-cell office:value-type="float" office:value="6.73480775554794">
                <text:p>6.73480775554794</text:p>
              </table:table-cell>
              <table:table-cell office:value-type="float" office:value="7.67131874690029">
                <text:p>7.67131874690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690353860543425">
                <text:p>0.690353860543425</text:p>
              </table:table-cell>
              <table:table-cell office:value-type="float" office:value="1.41267333417038">
                <text:p>1.41267333417038</text:p>
              </table:table-cell>
              <table:table-cell office:value-type="float" office:value="4.14746904788871">
                <text:p>4.14746904788871</text:p>
              </table:table-cell>
              <table:table-cell office:value-type="float" office:value="4.87271802199731">
                <text:p>4.87271802199731</text:p>
              </table:table-cell>
              <table:table-cell office:value-type="float" office:value="6.34892292749267">
                <text:p>6.34892292749267</text:p>
              </table:table-cell>
              <table:table-cell office:value-type="float" office:value="6.35020639786472">
                <text:p>6.35020639786472</text:p>
              </table:table-cell>
              <table:table-cell office:value-type="float" office:value="6.74695623731061">
                <text:p>6.74695623731061</text:p>
              </table:table-cell>
              <table:table-cell office:value-type="float" office:value="6.78073283843431">
                <text:p>6.78073283843431</text:p>
              </table:table-cell>
              <table:table-cell office:value-type="float" office:value="7.75268126262262">
                <text:p>7.75268126262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747108664935992">
                <text:p>0.747108664935992</text:p>
              </table:table-cell>
              <table:table-cell office:value-type="float" office:value="1.4911590469519">
                <text:p>1.4911590469519</text:p>
              </table:table-cell>
              <table:table-cell office:value-type="float" office:value="4.04474533522132">
                <text:p>4.04474533522132</text:p>
              </table:table-cell>
              <table:table-cell office:value-type="float" office:value="4.79371282840338">
                <text:p>4.79371282840338</text:p>
              </table:table-cell>
              <table:table-cell office:value-type="float" office:value="6.3737813058395">
                <text:p>6.3737813058395</text:p>
              </table:table-cell>
              <table:table-cell office:value-type="float" office:value="6.37486316468776">
                <text:p>6.37486316468776</text:p>
              </table:table-cell>
              <table:table-cell office:value-type="float" office:value="6.7910445155142">
                <text:p>6.7910445155142</text:p>
              </table:table-cell>
              <table:table-cell office:value-type="float" office:value="6.82535597143316">
                <text:p>6.82535597143316</text:p>
              </table:table-cell>
              <table:table-cell office:value-type="float" office:value="7.83414935334262">
                <text:p>7.83414935334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804259725205495">
                <text:p>0.804259725205495</text:p>
              </table:table-cell>
              <table:table-cell office:value-type="float" office:value="1.56964585545563">
                <text:p>1.56964585545563</text:p>
              </table:table-cell>
              <table:table-cell office:value-type="float" office:value="3.94309531053307">
                <text:p>3.94309531053307</text:p>
              </table:table-cell>
              <table:table-cell office:value-type="float" office:value="4.71473939711313">
                <text:p>4.71473939711313</text:p>
              </table:table-cell>
              <table:table-cell office:value-type="float" office:value="6.39964381556665">
                <text:p>6.39964381556665</text:p>
              </table:table-cell>
              <table:table-cell office:value-type="float" office:value="6.40056371825027">
                <text:p>6.40056371825027</text:p>
              </table:table-cell>
              <table:table-cell office:value-type="float" office:value="6.83355416171354">
                <text:p>6.83355416171354</text:p>
              </table:table-cell>
              <table:table-cell office:value-type="float" office:value="6.86831576659096">
                <text:p>6.86831576659096</text:p>
              </table:table-cell>
              <table:table-cell office:value-type="float" office:value="7.91572537505044">
                <text:p>7.91572537505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861956561490683">
                <text:p>0.861956561490683</text:p>
              </table:table-cell>
              <table:table-cell office:value-type="float" office:value="1.64813394073388">
                <text:p>1.64813394073388</text:p>
              </table:table-cell>
              <table:table-cell office:value-type="float" office:value="3.84252500708596">
                <text:p>3.84252500708596</text:p>
              </table:table-cell>
              <table:table-cell office:value-type="float" office:value="4.63579632829225">
                <text:p>4.63579632829225</text:p>
              </table:table-cell>
              <table:table-cell office:value-type="float" office:value="6.42649775444728">
                <text:p>6.42649775444728</text:p>
              </table:table-cell>
              <table:table-cell office:value-type="float" office:value="6.42728755015425">
                <text:p>6.42728755015425</text:p>
              </table:table-cell>
              <table:table-cell office:value-type="float" office:value="6.87431364934748">
                <text:p>6.87431364934748</text:p>
              </table:table-cell>
              <table:table-cell office:value-type="float" office:value="6.90944634359652">
                <text:p>6.90944634359652</text:p>
              </table:table-cell>
              <table:table-cell office:value-type="float" office:value="7.99741167604582">
                <text:p>7.99741167604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92031782613457">
                <text:p>0.92031782613457</text:p>
              </table:table-cell>
              <table:table-cell office:value-type="float" office:value="1.72662349958344">
                <text:p>1.72662349958344</text:p>
              </table:table-cell>
              <table:table-cell office:value-type="float" office:value="3.74304060246879">
                <text:p>3.74304060246879</text:p>
              </table:table-cell>
              <table:table-cell office:value-type="float" office:value="4.55688225666444">
                <text:p>4.55688225666444</text:p>
              </table:table-cell>
              <table:table-cell office:value-type="float" office:value="6.45434332417962">
                <text:p>6.45434332417962</text:p>
              </table:table-cell>
              <table:table-cell office:value-type="float" office:value="6.45502816145081">
                <text:p>6.45502816145081</text:p>
              </table:table-cell>
              <table:table-cell office:value-type="float" office:value="6.91330547671449">
                <text:p>6.91330547671449</text:p>
              </table:table-cell>
              <table:table-cell office:value-type="float" office:value="6.94873752684978">
                <text:p>6.94873752684978</text:p>
              </table:table-cell>
              <table:table-cell office:value-type="float" office:value="8.07921059161083">
                <text:p>8.07921059161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979439262933299">
                <text:p>0.979439262933299</text:p>
              </table:table-cell>
              <table:table-cell office:value-type="float" office:value="1.80511475096919">
                <text:p>1.80511475096919</text:p>
              </table:table-cell>
              <table:table-cell office:value-type="float" office:value="3.64464842640511">
                <text:p>3.64464842640511</text:p>
              </table:table-cell>
              <table:table-cell office:value-type="float" office:value="4.47799585415022">
                <text:p>4.47799585415022</text:p>
              </table:table-cell>
              <table:table-cell office:value-type="float" office:value="6.48318766036114">
                <text:p>6.48318766036114</text:p>
              </table:table-cell>
              <table:table-cell office:value-type="float" office:value="6.48378720964729">
                <text:p>6.48378720964729</text:p>
              </table:table-cell>
              <table:table-cell office:value-type="float" office:value="6.95062259358159">
                <text:p>6.95062259358159</text:p>
              </table:table-cell>
              <table:table-cell office:value-type="float" office:value="6.98629042624143">
                <text:p>6.98629042624143</text:p>
              </table:table-cell>
              <table:table-cell office:value-type="float" office:value="8.03261238007861">
                <text:p>8.03261238007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1.0393991116633">
                <text:p>1.0393991116633</text:p>
              </table:table-cell>
              <table:table-cell office:value-type="float" office:value="1.88360793181722">
                <text:p>1.88360793181722</text:p>
              </table:table-cell>
              <table:table-cell office:value-type="float" office:value="3.54735497116747">
                <text:p>3.54735497116747</text:p>
              </table:table-cell>
              <table:table-cell office:value-type="float" office:value="4.39913582743137">
                <text:p>4.39913582743137</text:p>
              </table:table-cell>
              <table:table-cell office:value-type="float" office:value="6.5130410171432">
                <text:p>6.5130410171432</text:p>
              </table:table-cell>
              <table:table-cell office:value-type="float" office:value="6.51357059893243">
                <text:p>6.51357059893243</text:p>
              </table:table-cell>
              <table:table-cell office:value-type="float" office:value="6.98642844292069">
                <text:p>6.98642844292069</text:p>
              </table:table-cell>
              <table:table-cell office:value-type="float" office:value="7.02227693423416">
                <text:p>7.02227693423416</text:p>
              </table:table-cell>
              <table:table-cell office:value-type="float" office:value="7.97768525563428">
                <text:p>7.97768525563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1.10026186664187">
                <text:p>1.10026186664187</text:p>
              </table:table-cell>
              <table:table-cell office:value-type="float" office:value="1.96210330122179">
                <text:p>1.96210330122179</text:p>
              </table:table-cell>
              <table:table-cell office:value-type="float" office:value="3.45116689858588">
                <text:p>3.45116689858588</text:p>
              </table:table-cell>
              <table:table-cell office:value-type="float" office:value="4.32030091943313">
                <text:p>4.32030091943313</text:p>
              </table:table-cell>
              <table:table-cell office:value-type="float" office:value="6.54391445232415">
                <text:p>6.54391445232415</text:p>
              </table:table-cell>
              <table:table-cell office:value-type="float" office:value="6.54438599412492">
                <text:p>6.54438599412492</text:p>
              </table:table-cell>
              <table:table-cell office:value-type="float" office:value="7.02092467073453">
                <text:p>7.02092467073453</text:p>
              </table:table-cell>
              <table:table-cell office:value-type="float" office:value="7.05690713036163">
                <text:p>7.05690713036163</text:p>
              </table:table-cell>
              <table:table-cell office:value-type="float" office:value="7.92252094808222">
                <text:p>7.92252094808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1.16208098255556">
                <text:p>1.16208098255556</text:p>
              </table:table-cell>
              <table:table-cell office:value-type="float" office:value="2.04060113863205">
                <text:p>2.04060113863205</text:p>
              </table:table-cell>
              <table:table-cell office:value-type="float" office:value="3.35609105525434">
                <text:p>3.35609105525434</text:p>
              </table:table-cell>
              <table:table-cell office:value-type="float" office:value="4.24148990784953">
                <text:p>4.24148990784953</text:p>
              </table:table-cell>
              <table:table-cell office:value-type="float" office:value="6.575818492396">
                <text:p>6.575818492396</text:p>
              </table:table-cell>
              <table:table-cell office:value-type="float" office:value="6.57624130500816">
                <text:p>6.57624130500816</text:p>
              </table:table-cell>
              <table:table-cell office:value-type="float" office:value="7.05432736719071">
                <text:p>7.05432736719071</text:p>
              </table:table-cell>
              <table:table-cell office:value-type="float" office:value="7.09040541506201">
                <text:p>7.09040541506201</text:p>
              </table:table-cell>
              <table:table-cell office:value-type="float" office:value="7.8671848048926">
                <text:p>7.8671848048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1.22490084907961">
                <text:p>1.22490084907961</text:p>
              </table:table-cell>
              <table:table-cell office:value-type="float" office:value="2.11910174624558">
                <text:p>2.11910174624558</text:p>
              </table:table-cell>
              <table:table-cell office:value-type="float" office:value="3.2621344918847">
                <text:p>3.2621344918847</text:p>
              </table:table-cell>
              <table:table-cell office:value-type="float" office:value="4.16270160658462">
                <text:p>4.16270160658462</text:p>
              </table:table-cell>
              <table:table-cell office:value-type="float" office:value="6.60876240958958">
                <text:p>6.60876240958958</text:p>
              </table:table-cell>
              <table:table-cell office:value-type="float" office:value="6.60914380407833">
                <text:p>6.60914380407833</text:p>
              </table:table-cell>
              <table:table-cell office:value-type="float" office:value="7.08685093970974">
                <text:p>7.08685093970974</text:p>
              </table:table-cell>
              <table:table-cell office:value-type="float" office:value="7.12299444859557">
                <text:p>7.12299444859557</text:p>
              </table:table-cell>
              <table:table-cell office:value-type="float" office:value="7.81177402014961">
                <text:p>7.81177402014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28875826617546">
                <text:p>1.28875826617546</text:p>
              </table:table-cell>
              <table:table-cell office:value-type="float" office:value="2.19760544914363">
                <text:p>2.19760544914363</text:p>
              </table:table-cell>
              <table:table-cell office:value-type="float" office:value="3.16930450258055">
                <text:p>3.16930450258055</text:p>
              </table:table-cell>
              <table:table-cell office:value-type="float" office:value="4.08393486461474">
                <text:p>4.08393486461474</text:p>
              </table:table-cell>
              <table:table-cell office:value-type="float" office:value="6.64275386513307">
                <text:p>6.64275386513307</text:p>
              </table:table-cell>
              <table:table-cell office:value-type="float" office:value="6.64309963965535">
                <text:p>6.64309963965535</text:p>
              </table:table-cell>
              <table:table-cell office:value-type="float" office:value="7.11869800510945">
                <text:p>7.11869800510945</text:p>
              </table:table-cell>
              <table:table-cell office:value-type="float" office:value="7.15488528923636">
                <text:p>7.15488528923636</text:p>
              </table:table-cell>
              <table:table-cell office:value-type="float" office:value="7.75640661084664">
                <text:p>7.75640661084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35368353188457">
                <text:p>1.35368353188457</text:p>
              </table:table-cell>
              <table:table-cell office:value-type="float" office:value="2.27611259631814">
                <text:p>2.27611259631814</text:p>
              </table:table-cell>
              <table:table-cell office:value-type="float" office:value="3.07760868757709">
                <text:p>3.07760868757709</text:p>
              </table:table-cell>
              <table:table-cell office:value-type="float" office:value="4.00518856655661">
                <text:p>4.00518856655661</text:p>
              </table:table-cell>
              <table:table-cell office:value-type="float" office:value="6.67779876067254">
                <text:p>6.67779876067254</text:p>
              </table:table-cell>
              <table:table-cell office:value-type="float" office:value="6.67811358773309">
                <text:p>6.67811358773309</text:p>
              </table:table-cell>
              <table:table-cell office:value-type="float" office:value="7.1500535817617">
                <text:p>7.1500535817617</text:p>
              </table:table-cell>
              <table:table-cell office:value-type="float" office:value="7.18627206533958">
                <text:p>7.18627206533958</text:p>
              </table:table-cell>
              <table:table-cell office:value-type="float" office:value="7.7012098574309">
                <text:p>7.7012098574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41970123309163">
                <text:p>1.41970123309163</text:p>
              </table:table-cell>
              <table:table-cell office:value-type="float" office:value="2.35462356144628">
                <text:p>2.35462356144628</text:p>
              </table:table-cell>
              <table:table-cell office:value-type="float" office:value="2.9870550720852">
                <text:p>2.9870550720852</text:p>
              </table:table-cell>
              <table:table-cell office:value-type="float" office:value="3.92646163113672">
                <text:p>3.92646163113672</text:p>
              </table:table-cell>
              <table:table-cell office:value-type="float" office:value="6.71390120055997">
                <text:p>6.71390120055997</text:p>
              </table:table-cell>
              <table:table-cell office:value-type="float" office:value="6.71418894126406">
                <text:p>6.71418894126406</text:p>
              </table:table-cell>
              <table:table-cell office:value-type="float" office:value="7.18108198589758">
                <text:p>7.18108198589758</text:p>
              </table:table-cell>
              <table:table-cell office:value-type="float" office:value="7.21732974959108">
                <text:p>7.21732974959108</text:p>
              </table:table-cell>
              <table:table-cell office:value-type="float" office:value="7.64631080547064">
                <text:p>7.64631080547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48683074633594">
                <text:p>1.48683074633594</text:p>
              </table:table-cell>
              <table:table-cell office:value-type="float" office:value="2.43313874189673">
                <text:p>2.43313874189673</text:p>
              </table:table-cell>
              <table:table-cell office:value-type="float" office:value="2.89765231609031">
                <text:p>2.89765231609031</text:p>
              </table:table-cell>
              <table:table-cell office:value-type="float" office:value="3.8477530124136">
                <text:p>3.8477530124136</text:p>
              </table:table-cell>
              <table:table-cell office:value-type="float" office:value="6.75106350077061">
                <text:p>6.75106350077061</text:p>
              </table:table-cell>
              <table:table-cell office:value-type="float" office:value="6.75132746971105">
                <text:p>6.75132746971105</text:p>
              </table:table-cell>
              <table:table-cell office:value-type="float" office:value="7.2119248908938">
                <text:p>7.2119248908938</text:p>
              </table:table-cell>
              <table:table-cell office:value-type="float" office:value="7.24821391503447">
                <text:p>7.24821391503447</text:p>
              </table:table-cell>
              <table:table-cell office:value-type="float" office:value="7.59183028224594">
                <text:p>7.591830282245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55508642301499">
                <text:p>1.55508642301499</text:p>
              </table:table-cell>
              <table:table-cell office:value-type="float" office:value="2.51165856266075">
                <text:p>2.51165856266075</text:p>
              </table:table-cell>
              <table:table-cell office:value-type="float" office:value="2.80941010957354">
                <text:p>2.80941010957354</text:p>
              </table:table-cell>
              <table:table-cell office:value-type="float" office:value="3.76906169956062">
                <text:p>3.76906169956062</text:p>
              </table:table-cell>
              <table:table-cell office:value-type="float" office:value="6.78928621017671">
                <text:p>6.78928621017671</text:p>
              </table:table-cell>
              <table:table-cell office:value-type="float" office:value="6.78952941137109">
                <text:p>6.78952941137109</text:p>
              </table:table-cell>
              <table:table-cell office:value-type="float" office:value="7.24269846561704">
                <text:p>7.24269846561704</text:p>
              </table:table-cell>
              <table:table-cell office:value-type="float" office:value="7.27906164985598">
                <text:p>7.27906164985598</text:p>
              </table:table-cell>
              <table:table-cell office:value-type="float" office:value="7.53788132139842">
                <text:p>7.53788132139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6244772845342">
                <text:p>1.6244772845342</text:p>
              </table:table-cell>
              <table:table-cell office:value-type="float" office:value="2.59018347389924">
                <text:p>2.59018347389924</text:p>
              </table:table-cell>
              <table:table-cell office:value-type="float" office:value="2.7223399331361">
                <text:p>2.7223399331361</text:p>
              </table:table-cell>
              <table:table-cell office:value-type="float" office:value="3.6903867147149">
                <text:p>3.6903867147149</text:p>
              </table:table-cell>
              <table:table-cell office:value-type="float" office:value="6.82856811459586">
                <text:p>6.82856811459586</text:p>
              </table:table-cell>
              <table:table-cell office:value-type="float" office:value="6.82879346958261">
                <text:p>6.82879346958261</text:p>
              </table:table-cell>
              <table:table-cell office:value-type="float" office:value="7.27348420565959">
                <text:p>7.27348420565959</text:p>
              </table:table-cell>
              <table:table-cell office:value-type="float" office:value="7.30999296768789">
                <text:p>7.30999296768789</text:p>
              </table:table-cell>
              <table:table-cell office:value-type="float" office:value="7.48457378360135">
                <text:p>7.48457378360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69500583803291">
                <text:p>1.69500583803291</text:p>
              </table:table-cell>
              <table:table-cell office:value-type="float" office:value="2.63645662537918">
                <text:p>2.63645662537918</text:p>
              </table:table-cell>
              <table:table-cell office:value-type="float" office:value="2.66871395333018">
                <text:p>2.66871395333018</text:p>
              </table:table-cell>
              <table:table-cell office:value-type="float" office:value="3.61172711610895">
                <text:p>3.61172711610895</text:p>
              </table:table-cell>
              <table:table-cell office:value-type="float" office:value="6.86890621028122">
                <text:p>6.86890621028122</text:p>
              </table:table-cell>
              <table:table-cell office:value-type="float" office:value="6.86911679714528">
                <text:p>6.86911679714528</text:p>
              </table:table-cell>
              <table:table-cell office:value-type="float" office:value="7.30428533609441">
                <text:p>7.30428533609441</text:p>
              </table:table-cell>
              <table:table-cell office:value-type="float" office:value="7.34111142780009">
                <text:p>7.34111142780009</text:p>
              </table:table-cell>
              <table:table-cell office:value-type="float" office:value="7.43191775134765">
                <text:p>7.43191775134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76666487977589">
                <text:p>1.76666487977589</text:p>
              </table:table-cell>
              <table:table-cell office:value-type="float" office:value="2.55178187894882">
                <text:p>2.55178187894882</text:p>
              </table:table-cell>
              <table:table-cell office:value-type="float" office:value="2.74725050575109">
                <text:p>2.74725050575109</text:p>
              </table:table-cell>
              <table:table-cell office:value-type="float" office:value="3.53308199396693">
                <text:p>3.53308199396693</text:p>
              </table:table-cell>
              <table:table-cell office:value-type="float" office:value="6.91029562588171">
                <text:p>6.91029562588171</text:p>
              </table:table-cell>
              <table:table-cell office:value-type="float" office:value="6.9104949576518">
                <text:p>6.9104949576518</text:p>
              </table:table-cell>
              <table:table-cell office:value-type="float" office:value="7.33454374434171">
                <text:p>7.33454374434171</text:p>
              </table:table-cell>
              <table:table-cell office:value-type="float" office:value="7.37242154417528">
                <text:p>7.37242154417528</text:p>
              </table:table-cell>
              <table:table-cell office:value-type="float" office:value="7.37997198087143">
                <text:p>7.37997198087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83942895569289">
                <text:p>1.83942895569289</text:p>
              </table:table-cell>
              <table:table-cell office:value-type="float" office:value="2.46835303057116">
                <text:p>2.46835303057116</text:p>
              </table:table-cell>
              <table:table-cell office:value-type="float" office:value="2.82579366457304">
                <text:p>2.82579366457304</text:p>
              </table:table-cell>
              <table:table-cell office:value-type="float" office:value="3.45445047321274">
                <text:p>3.45445047321274</text:p>
              </table:table-cell>
              <table:table-cell office:value-type="float" office:value="6.9527294766662">
                <text:p>6.9527294766662</text:p>
              </table:table-cell>
              <table:table-cell office:value-type="float" office:value="6.95292185247537">
                <text:p>6.95292185247537</text:p>
              </table:table-cell>
              <table:table-cell office:value-type="float" office:value="7.32691161882598">
                <text:p>7.32691161882598</text:p>
              </table:table-cell>
              <table:table-cell office:value-type="float" office:value="7.32865477497103">
                <text:p>7.32865477497103</text:p>
              </table:table-cell>
              <table:table-cell office:value-type="float" office:value="7.36886500739577">
                <text:p>7.368865007395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91322827866138">
                <text:p>1.91322827866138</text:p>
              </table:table-cell>
              <table:table-cell office:value-type="float" office:value="2.38624933885329">
                <text:p>2.38624933885329</text:p>
              </table:table-cell>
              <table:table-cell office:value-type="float" office:value="2.90434399142834">
                <text:p>2.90434399142834</text:p>
              </table:table-cell>
              <table:table-cell office:value-type="float" office:value="3.375831710868">
                <text:p>3.375831710868</text:p>
              </table:table-cell>
              <table:table-cell office:value-type="float" office:value="6.99619861700056">
                <text:p>6.99619861700056</text:p>
              </table:table-cell>
              <table:table-cell office:value-type="float" office:value="6.99638960476104">
                <text:p>6.99638960476104</text:p>
              </table:table-cell>
              <table:table-cell office:value-type="float" office:value="7.27767971256898">
                <text:p>7.27767971256898</text:p>
              </table:table-cell>
              <table:table-cell office:value-type="float" office:value="7.27832956682571">
                <text:p>7.27832956682571</text:p>
              </table:table-cell>
              <table:table-cell office:value-type="float" office:value="7.39916937412851">
                <text:p>7.39916937412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98784546211412">
                <text:p>1.98784546211412</text:p>
              </table:table-cell>
              <table:table-cell office:value-type="float" office:value="2.30569540522119">
                <text:p>2.30569540522119</text:p>
              </table:table-cell>
              <table:table-cell office:value-type="float" office:value="2.98290207830711">
                <text:p>2.98290207830711</text:p>
              </table:table-cell>
              <table:table-cell office:value-type="float" office:value="3.29722489841234">
                <text:p>3.29722489841234</text:p>
              </table:table-cell>
              <table:table-cell office:value-type="float" office:value="7.04069121891964">
                <text:p>7.04069121891964</text:p>
              </table:table-cell>
              <table:table-cell office:value-type="float" office:value="7.04088838692149">
                <text:p>7.04088838692149</text:p>
              </table:table-cell>
              <table:table-cell office:value-type="float" office:value="7.22850344493349">
                <text:p>7.22850344493349</text:p>
              </table:table-cell>
              <table:table-cell office:value-type="float" office:value="7.2289131940441">
                <text:p>7.2289131940441</text:p>
              </table:table-cell>
              <table:table-cell office:value-type="float" office:value="7.42983611701041">
                <text:p>7.42983611701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2.06223468956746">
                <text:p>2.06223468956746</text:p>
              </table:table-cell>
              <table:table-cell office:value-type="float" office:value="2.2277421202448">
                <text:p>2.2277421202448</text:p>
              </table:table-cell>
              <table:table-cell office:value-type="float" office:value="3.06146854539356">
                <text:p>3.06146854539356</text:p>
              </table:table-cell>
              <table:table-cell office:value-type="float" office:value="3.21862925783866">
                <text:p>3.21862925783866</text:p>
              </table:table-cell>
              <table:table-cell office:value-type="float" office:value="7.08619188500029">
                <text:p>7.08619188500029</text:p>
              </table:table-cell>
              <table:table-cell office:value-type="float" office:value="7.08640617873143">
                <text:p>7.08640617873143</text:p>
              </table:table-cell>
              <table:table-cell office:value-type="float" office:value="7.18013600556713">
                <text:p>7.18013600556713</text:p>
              </table:table-cell>
              <table:table-cell office:value-type="float" office:value="7.180437763844">
                <text:p>7.180437763844</text:p>
              </table:table-cell>
              <table:table-cell office:value-type="float" office:value="7.4580673976622">
                <text:p>7.4580673976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2.11771662741358">
                <text:p>2.11771662741358</text:p>
              </table:table-cell>
              <table:table-cell office:value-type="float" office:value="2.17107183050291">
                <text:p>2.17107183050291</text:p>
              </table:table-cell>
              <table:table-cell office:value-type="float" office:value="3.14004404454252">
                <text:p>3.14004404454252</text:p>
              </table:table-cell>
              <table:table-cell office:value-type="float" office:value="3.14004404477287">
                <text:p>3.14004404477287</text:p>
              </table:table-cell>
              <table:table-cell office:value-type="float" office:value="7.13233647386257">
                <text:p>7.13233647386257</text:p>
              </table:table-cell>
              <table:table-cell office:value-type="float" office:value="7.13291258367999">
                <text:p>7.13291258367999</text:p>
              </table:table-cell>
              <table:table-cell office:value-type="float" office:value="7.1329434038778">
                <text:p>7.1329434038778</text:p>
              </table:table-cell>
              <table:table-cell office:value-type="float" office:value="7.13303097187282">
                <text:p>7.13303097187282</text:p>
              </table:table-cell>
              <table:table-cell office:value-type="float" office:value="7.47309889174809">
                <text:p>7.473098891748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